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2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896.23" calcext:value-type="float">
            <text:p>896.23</text:p>
          </table:table-cell>
          <table:table-cell office:value-type="float" office:value="13158.9" calcext:value-type="float">
            <text:p>131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0451" calcext:value-type="float">
            <text:p>-0.1860451</text:p>
          </table:table-cell>
          <table:table-cell office:value-type="float" office:value="0.1291446" calcext:value-type="float">
            <text:p>0.1291446</text:p>
          </table:table-cell>
          <table:table-cell office:value-type="float" office:value="0" calcext:value-type="float">
            <text:p>0</text:p>
          </table:table-cell>
          <table:table-cell office:value-type="float" office:value="107.3644" calcext:value-type="float">
            <text:p>107.3644</text:p>
          </table:table-cell>
          <table:table-cell office:value-type="float" office:value="644.4656" calcext:value-type="float">
            <text:p>644.4656</text:p>
          </table:table-cell>
          <table:table-cell office:value-type="float" office:value="0.0003564666" calcext:value-type="float">
            <text:p>0.0003564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1856886" calcext:value-type="float">
            <text:p>-0.1856886</text:p>
          </table:table-cell>
          <table:table-cell office:value-type="float" office:value="0" calcext:value-type="float">
            <text:p>0</text:p>
          </table:table-cell>
          <table:table-cell office:value-type="float" office:value="317.0462" calcext:value-type="float">
            <text:p>317.0462</text:p>
          </table:table-cell>
          <table:table-cell office:value-type="float" office:value="1095.129" calcext:value-type="float">
            <text:p>1095.129</text:p>
          </table:table-cell>
          <table:table-cell office:value-type="float" office:value="1335.232" calcext:value-type="float">
            <text:p>1335.232</text:p>
          </table:table-cell>
          <table:table-cell office:value-type="float" office:value="1331.902" calcext:value-type="float">
            <text:p>1331.902</text:p>
          </table:table-cell>
          <table:table-cell office:value-type="float" office:value="804.09" calcext:value-type="float">
            <text:p>804.09</text:p>
          </table:table-cell>
          <table:table-cell office:value-type="float" office:value="1106.187" calcext:value-type="float">
            <text:p>1106.187</text:p>
          </table:table-cell>
          <table:table-cell office:value-type="float" office:value="420.0659" calcext:value-type="float">
            <text:p>420.0659</text:p>
          </table:table-cell>
          <table:table-cell office:value-type="float" office:value="1878.374" calcext:value-type="float">
            <text:p>1878.374</text:p>
          </table:table-cell>
          <table:table-cell office:value-type="float" office:value="2108.728" calcext:value-type="float">
            <text:p>2108.728</text:p>
          </table:table-cell>
          <table:table-cell office:value-type="float" office:value="1678.868" calcext:value-type="float">
            <text:p>1678.868</text:p>
          </table:table-cell>
          <table:table-cell office:value-type="float" office:value="585.5875" calcext:value-type="float">
            <text:p>585.5875</text:p>
          </table:table-cell>
          <table:table-cell office:value-type="float" office:value="570.8881" calcext:value-type="float">
            <text:p>570.8881</text:p>
          </table:table-cell>
          <table:table-cell office:value-type="float" office:value="142.8555" calcext:value-type="float">
            <text:p>142.8555</text:p>
          </table:table-cell>
          <table:table-cell office:value-type="float" office:value="35.71074" calcext:value-type="float">
            <text:p>35.7107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5254221" calcext:value-type="float">
            <text:p>-5.254221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224545" calcext:value-type="float">
            <text:p>-0.1224545</text:p>
          </table:table-cell>
          <table:table-cell office:value-type="float" office:value="0" calcext:value-type="float">
            <text:p>0</text:p>
          </table:table-cell>
          <table:table-cell office:value-type="float" office:value="9.780098" calcext:value-type="float">
            <text:p>9.78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896.1428" calcext:value-type="float">
            <text:p>896.1428</text:p>
          </table:table-cell>
          <table:table-cell office:value-type="float" office:value="13158.85" calcext:value-type="float">
            <text:p>1315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74278" calcext:value-type="float">
            <text:p>-0.3674278</text:p>
          </table:table-cell>
          <table:table-cell office:value-type="float" office:value="0.9446641" calcext:value-type="float">
            <text:p>0.9446641</text:p>
          </table:table-cell>
          <table:table-cell office:value-type="float" office:value="0" calcext:value-type="float">
            <text:p>0</text:p>
          </table:table-cell>
          <table:table-cell office:value-type="float" office:value="107.3035" calcext:value-type="float">
            <text:p>107.3035</text:p>
          </table:table-cell>
          <table:table-cell office:value-type="float" office:value="644.4556" calcext:value-type="float">
            <text:p>644.4556</text:p>
          </table:table-cell>
          <table:table-cell office:value-type="float" office:value="0.0007004648" calcext:value-type="float">
            <text:p>0.0007004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3667273" calcext:value-type="float">
            <text:p>-0.3667273</text:p>
          </table:table-cell>
          <table:table-cell office:value-type="float" office:value="0" calcext:value-type="float">
            <text:p>0</text:p>
          </table:table-cell>
          <table:table-cell office:value-type="float" office:value="317.0549" calcext:value-type="float">
            <text:p>317.0549</text:p>
          </table:table-cell>
          <table:table-cell office:value-type="float" office:value="1095.122" calcext:value-type="float">
            <text:p>1095.122</text:p>
          </table:table-cell>
          <table:table-cell office:value-type="float" office:value="1335.214" calcext:value-type="float">
            <text:p>1335.214</text:p>
          </table:table-cell>
          <table:table-cell office:value-type="float" office:value="1331.876" calcext:value-type="float">
            <text:p>1331.876</text:p>
          </table:table-cell>
          <table:table-cell office:value-type="float" office:value="804.0691" calcext:value-type="float">
            <text:p>804.0691</text:p>
          </table:table-cell>
          <table:table-cell office:value-type="float" office:value="1106.174" calcext:value-type="float">
            <text:p>1106.174</text:p>
          </table:table-cell>
          <table:table-cell office:value-type="float" office:value="420.0618" calcext:value-type="float">
            <text:p>420.0618</text:p>
          </table:table-cell>
          <table:table-cell office:value-type="float" office:value="1878.365" calcext:value-type="float">
            <text:p>1878.365</text:p>
          </table:table-cell>
          <table:table-cell office:value-type="float" office:value="2108.709" calcext:value-type="float">
            <text:p>2108.709</text:p>
          </table:table-cell>
          <table:table-cell office:value-type="float" office:value="1678.852" calcext:value-type="float">
            <text:p>1678.852</text:p>
          </table:table-cell>
          <table:table-cell office:value-type="float" office:value="585.5864" calcext:value-type="float">
            <text:p>585.5864</text:p>
          </table:table-cell>
          <table:table-cell office:value-type="float" office:value="570.8873" calcext:value-type="float">
            <text:p>570.8873</text:p>
          </table:table-cell>
          <table:table-cell office:value-type="float" office:value="142.8554" calcext:value-type="float">
            <text:p>142.8554</text:p>
          </table:table-cell>
          <table:table-cell office:value-type="float" office:value="35.71073" calcext:value-type="float">
            <text:p>35.7107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718768" calcext:value-type="float">
            <text:p>-7.18768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407686" calcext:value-type="float">
            <text:p>-0.2407686</text:p>
          </table:table-cell>
          <table:table-cell office:value-type="float" office:value="0" calcext:value-type="float">
            <text:p>0</text:p>
          </table:table-cell>
          <table:table-cell office:value-type="float" office:value="9.717366" calcext:value-type="float">
            <text:p>9.717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896.0229" calcext:value-type="float">
            <text:p>896.0229</text:p>
          </table:table-cell>
          <table:table-cell office:value-type="float" office:value="13158.81" calcext:value-type="float">
            <text:p>1315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05998" calcext:value-type="float">
            <text:p>-0.5705998</text:p>
          </table:table-cell>
          <table:table-cell office:value-type="float" office:value="0.3569721" calcext:value-type="float">
            <text:p>0.3569721</text:p>
          </table:table-cell>
          <table:table-cell office:value-type="float" office:value="0" calcext:value-type="float">
            <text:p>0</text:p>
          </table:table-cell>
          <table:table-cell office:value-type="float" office:value="107.2611" calcext:value-type="float">
            <text:p>107.2611</text:p>
          </table:table-cell>
          <table:table-cell office:value-type="float" office:value="644.4104" calcext:value-type="float">
            <text:p>644.4104</text:p>
          </table:table-cell>
          <table:table-cell office:value-type="float" office:value="0.001048992" calcext:value-type="float">
            <text:p>0.001048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82615" calcext:value-type="float">
            <text:p>2.682615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5695508" calcext:value-type="float">
            <text:p>-0.5695508</text:p>
          </table:table-cell>
          <table:table-cell office:value-type="float" office:value="0" calcext:value-type="float">
            <text:p>0</text:p>
          </table:table-cell>
          <table:table-cell office:value-type="float" office:value="317.067" calcext:value-type="float">
            <text:p>317.067</text:p>
          </table:table-cell>
          <table:table-cell office:value-type="float" office:value="1095.114" calcext:value-type="float">
            <text:p>1095.114</text:p>
          </table:table-cell>
          <table:table-cell office:value-type="float" office:value="1335.197" calcext:value-type="float">
            <text:p>1335.197</text:p>
          </table:table-cell>
          <table:table-cell office:value-type="float" office:value="1331.852" calcext:value-type="float">
            <text:p>1331.852</text:p>
          </table:table-cell>
          <table:table-cell office:value-type="float" office:value="804.0491" calcext:value-type="float">
            <text:p>804.0491</text:p>
          </table:table-cell>
          <table:table-cell office:value-type="float" office:value="1106.161" calcext:value-type="float">
            <text:p>1106.161</text:p>
          </table:table-cell>
          <table:table-cell office:value-type="float" office:value="420.0576" calcext:value-type="float">
            <text:p>420.0576</text:p>
          </table:table-cell>
          <table:table-cell office:value-type="float" office:value="1878.357" calcext:value-type="float">
            <text:p>1878.357</text:p>
          </table:table-cell>
          <table:table-cell office:value-type="float" office:value="2108.689" calcext:value-type="float">
            <text:p>2108.689</text:p>
          </table:table-cell>
          <table:table-cell office:value-type="float" office:value="1678.837" calcext:value-type="float">
            <text:p>1678.837</text:p>
          </table:table-cell>
          <table:table-cell office:value-type="float" office:value="585.5852" calcext:value-type="float">
            <text:p>585.5852</text:p>
          </table:table-cell>
          <table:table-cell office:value-type="float" office:value="570.8865" calcext:value-type="float">
            <text:p>570.8865</text:p>
          </table:table-cell>
          <table:table-cell office:value-type="float" office:value="142.8554" calcext:value-type="float">
            <text:p>142.8554</text:p>
          </table:table-cell>
          <table:table-cell office:value-type="float" office:value="35.71071" calcext:value-type="float">
            <text:p>35.7107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265083" calcext:value-type="float">
            <text:p>-1.26508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854025" calcext:value-type="float">
            <text:p>-0.3854025</text:p>
          </table:table-cell>
          <table:table-cell office:value-type="float" office:value="0" calcext:value-type="float">
            <text:p>0</text:p>
          </table:table-cell>
          <table:table-cell office:value-type="float" office:value="9.659175" calcext:value-type="float">
            <text:p>9.659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895.8718" calcext:value-type="float">
            <text:p>895.8718</text:p>
          </table:table-cell>
          <table:table-cell office:value-type="float" office:value="13158.76" calcext:value-type="float">
            <text:p>13158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8388" calcext:value-type="float">
            <text:p>-0.798388</text:p>
          </table:table-cell>
          <table:table-cell office:value-type="float" office:value="0.3370466" calcext:value-type="float">
            <text:p>0.3370466</text:p>
          </table:table-cell>
          <table:table-cell office:value-type="float" office:value="0" calcext:value-type="float">
            <text:p>0</text:p>
          </table:table-cell>
          <table:table-cell office:value-type="float" office:value="107.2301" calcext:value-type="float">
            <text:p>107.2301</text:p>
          </table:table-cell>
          <table:table-cell office:value-type="float" office:value="644.3387" calcext:value-type="float">
            <text:p>644.3387</text:p>
          </table:table-cell>
          <table:table-cell office:value-type="float" office:value="0.001446909" calcext:value-type="float">
            <text:p>0.0014469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17574" calcext:value-type="float">
            <text:p>5.217574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7969411" calcext:value-type="float">
            <text:p>-0.7969411</text:p>
          </table:table-cell>
          <table:table-cell office:value-type="float" office:value="0" calcext:value-type="float">
            <text:p>0</text:p>
          </table:table-cell>
          <table:table-cell office:value-type="float" office:value="317.0807" calcext:value-type="float">
            <text:p>317.0807</text:p>
          </table:table-cell>
          <table:table-cell office:value-type="float" office:value="1095.101" calcext:value-type="float">
            <text:p>1095.101</text:p>
          </table:table-cell>
          <table:table-cell office:value-type="float" office:value="1335.177" calcext:value-type="float">
            <text:p>1335.177</text:p>
          </table:table-cell>
          <table:table-cell office:value-type="float" office:value="1331.827" calcext:value-type="float">
            <text:p>1331.827</text:p>
          </table:table-cell>
          <table:table-cell office:value-type="float" office:value="804.0292" calcext:value-type="float">
            <text:p>804.0292</text:p>
          </table:table-cell>
          <table:table-cell office:value-type="float" office:value="1106.149" calcext:value-type="float">
            <text:p>1106.149</text:p>
          </table:table-cell>
          <table:table-cell office:value-type="float" office:value="420.0536" calcext:value-type="float">
            <text:p>420.0536</text:p>
          </table:table-cell>
          <table:table-cell office:value-type="float" office:value="1878.348" calcext:value-type="float">
            <text:p>1878.348</text:p>
          </table:table-cell>
          <table:table-cell office:value-type="float" office:value="2108.671" calcext:value-type="float">
            <text:p>2108.671</text:p>
          </table:table-cell>
          <table:table-cell office:value-type="float" office:value="1678.821" calcext:value-type="float">
            <text:p>1678.821</text:p>
          </table:table-cell>
          <table:table-cell office:value-type="float" office:value="585.584" calcext:value-type="float">
            <text:p>585.584</text:p>
          </table:table-cell>
          <table:table-cell office:value-type="float" office:value="570.8857" calcext:value-type="float">
            <text:p>570.8857</text:p>
          </table:table-cell>
          <table:table-cell office:value-type="float" office:value="142.8553" calcext:value-type="float">
            <text:p>142.8553</text:p>
          </table:table-cell>
          <table:table-cell office:value-type="float" office:value="35.7107" calcext:value-type="float">
            <text:p>35.710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735932" calcext:value-type="float">
            <text:p>-1.735932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574439" calcext:value-type="float">
            <text:p>-0.5574439</text:p>
          </table:table-cell>
          <table:table-cell office:value-type="float" office:value="0" calcext:value-type="float">
            <text:p>0</text:p>
          </table:table-cell>
          <table:table-cell office:value-type="float" office:value="9.603822" calcext:value-type="float">
            <text:p>9.603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895.6044" calcext:value-type="float">
            <text:p>895.6044</text:p>
          </table:table-cell>
          <table:table-cell office:value-type="float" office:value="13158.73" calcext:value-type="float">
            <text:p>1315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27766" calcext:value-type="float">
            <text:p>-1.127766</text:p>
          </table:table-cell>
          <table:table-cell office:value-type="float" office:value="1.177599" calcext:value-type="float">
            <text:p>1.177599</text:p>
          </table:table-cell>
          <table:table-cell office:value-type="float" office:value="0" calcext:value-type="float">
            <text:p>0</text:p>
          </table:table-cell>
          <table:table-cell office:value-type="float" office:value="107.2818" calcext:value-type="float">
            <text:p>107.2818</text:p>
          </table:table-cell>
          <table:table-cell office:value-type="float" office:value="644.1584" calcext:value-type="float">
            <text:p>644.1584</text:p>
          </table:table-cell>
          <table:table-cell office:value-type="float" office:value="0.001891246" calcext:value-type="float">
            <text:p>0.0018912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125875" calcext:value-type="float">
            <text:p>-1.125875</text:p>
          </table:table-cell>
          <table:table-cell office:value-type="float" office:value="0" calcext:value-type="float">
            <text:p>0</text:p>
          </table:table-cell>
          <table:table-cell office:value-type="float" office:value="317.1062" calcext:value-type="float">
            <text:p>317.1062</text:p>
          </table:table-cell>
          <table:table-cell office:value-type="float" office:value="1095.083" calcext:value-type="float">
            <text:p>1095.083</text:p>
          </table:table-cell>
          <table:table-cell office:value-type="float" office:value="1335.154" calcext:value-type="float">
            <text:p>1335.154</text:p>
          </table:table-cell>
          <table:table-cell office:value-type="float" office:value="1331.801" calcext:value-type="float">
            <text:p>1331.801</text:p>
          </table:table-cell>
          <table:table-cell office:value-type="float" office:value="804.0093" calcext:value-type="float">
            <text:p>804.0093</text:p>
          </table:table-cell>
          <table:table-cell office:value-type="float" office:value="1106.137" calcext:value-type="float">
            <text:p>1106.137</text:p>
          </table:table-cell>
          <table:table-cell office:value-type="float" office:value="420.0497" calcext:value-type="float">
            <text:p>420.0497</text:p>
          </table:table-cell>
          <table:table-cell office:value-type="float" office:value="1878.34" calcext:value-type="float">
            <text:p>1878.34</text:p>
          </table:table-cell>
          <table:table-cell office:value-type="float" office:value="2108.652" calcext:value-type="float">
            <text:p>2108.652</text:p>
          </table:table-cell>
          <table:table-cell office:value-type="float" office:value="1678.805" calcext:value-type="float">
            <text:p>1678.805</text:p>
          </table:table-cell>
          <table:table-cell office:value-type="float" office:value="585.5829" calcext:value-type="float">
            <text:p>585.5829</text:p>
          </table:table-cell>
          <table:table-cell office:value-type="float" office:value="570.8849" calcext:value-type="float">
            <text:p>570.8849</text:p>
          </table:table-cell>
          <table:table-cell office:value-type="float" office:value="142.8553" calcext:value-type="float">
            <text:p>142.8553</text:p>
          </table:table-cell>
          <table:table-cell office:value-type="float" office:value="35.71068" calcext:value-type="float">
            <text:p>35.7106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352675" calcext:value-type="float">
            <text:p>-2.35267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329367" calcext:value-type="float">
            <text:p>-0.8329367</text:p>
          </table:table-cell>
          <table:table-cell office:value-type="float" office:value="0" calcext:value-type="float">
            <text:p>0</text:p>
          </table:table-cell>
          <table:table-cell office:value-type="float" office:value="9.550375" calcext:value-type="float">
            <text:p>9.55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895.4549" calcext:value-type="float">
            <text:p>895.4549</text:p>
          </table:table-cell>
          <table:table-cell office:value-type="float" office:value="13158.67" calcext:value-type="float">
            <text:p>1315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56654" calcext:value-type="float">
            <text:p>-1.356654</text:p>
          </table:table-cell>
          <table:table-cell office:value-type="float" office:value="2.83709" calcext:value-type="float">
            <text:p>2.83709</text:p>
          </table:table-cell>
          <table:table-cell office:value-type="float" office:value="0" calcext:value-type="float">
            <text:p>0</text:p>
          </table:table-cell>
          <table:table-cell office:value-type="float" office:value="107.2376" calcext:value-type="float">
            <text:p>107.2376</text:p>
          </table:table-cell>
          <table:table-cell office:value-type="float" office:value="644.105" calcext:value-type="float">
            <text:p>644.105</text:p>
          </table:table-cell>
          <table:table-cell office:value-type="float" office:value="0.002324913" calcext:value-type="float">
            <text:p>0.0023249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354329" calcext:value-type="float">
            <text:p>-1.354329</text:p>
          </table:table-cell>
          <table:table-cell office:value-type="float" office:value="0" calcext:value-type="float">
            <text:p>0</text:p>
          </table:table-cell>
          <table:table-cell office:value-type="float" office:value="317.1137" calcext:value-type="float">
            <text:p>317.1137</text:p>
          </table:table-cell>
          <table:table-cell office:value-type="float" office:value="1095.062" calcext:value-type="float">
            <text:p>1095.062</text:p>
          </table:table-cell>
          <table:table-cell office:value-type="float" office:value="1335.127" calcext:value-type="float">
            <text:p>1335.127</text:p>
          </table:table-cell>
          <table:table-cell office:value-type="float" office:value="1331.777" calcext:value-type="float">
            <text:p>1331.777</text:p>
          </table:table-cell>
          <table:table-cell office:value-type="float" office:value="803.9895" calcext:value-type="float">
            <text:p>803.9895</text:p>
          </table:table-cell>
          <table:table-cell office:value-type="float" office:value="1106.125" calcext:value-type="float">
            <text:p>1106.125</text:p>
          </table:table-cell>
          <table:table-cell office:value-type="float" office:value="420.0457" calcext:value-type="float">
            <text:p>420.0457</text:p>
          </table:table-cell>
          <table:table-cell office:value-type="float" office:value="1878.332" calcext:value-type="float">
            <text:p>1878.332</text:p>
          </table:table-cell>
          <table:table-cell office:value-type="float" office:value="2108.633" calcext:value-type="float">
            <text:p>2108.633</text:p>
          </table:table-cell>
          <table:table-cell office:value-type="float" office:value="1678.79" calcext:value-type="float">
            <text:p>1678.79</text:p>
          </table:table-cell>
          <table:table-cell office:value-type="float" office:value="585.5819" calcext:value-type="float">
            <text:p>585.5819</text:p>
          </table:table-cell>
          <table:table-cell office:value-type="float" office:value="570.8842" calcext:value-type="float">
            <text:p>570.8842</text:p>
          </table:table-cell>
          <table:table-cell office:value-type="float" office:value="142.8553" calcext:value-type="float">
            <text:p>142.8553</text:p>
          </table:table-cell>
          <table:table-cell office:value-type="float" office:value="35.71066" calcext:value-type="float">
            <text:p>35.7106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358982" calcext:value-type="float">
            <text:p>-2.358982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04058" calcext:value-type="float">
            <text:p>-1.004058</text:p>
          </table:table-cell>
          <table:table-cell office:value-type="float" office:value="0" calcext:value-type="float">
            <text:p>0</text:p>
          </table:table-cell>
          <table:table-cell office:value-type="float" office:value="9.493046" calcext:value-type="float">
            <text:p>9.49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895.2913" calcext:value-type="float">
            <text:p>895.2913</text:p>
          </table:table-cell>
          <table:table-cell office:value-type="float" office:value="13158.63" calcext:value-type="float">
            <text:p>1315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99699" calcext:value-type="float">
            <text:p>-1.599699</text:p>
          </table:table-cell>
          <table:table-cell office:value-type="float" office:value="2.734926" calcext:value-type="float">
            <text:p>2.734926</text:p>
          </table:table-cell>
          <table:table-cell office:value-type="float" office:value="0" calcext:value-type="float">
            <text:p>0</text:p>
          </table:table-cell>
          <table:table-cell office:value-type="float" office:value="107.211" calcext:value-type="float">
            <text:p>107.211</text:p>
          </table:table-cell>
          <table:table-cell office:value-type="float" office:value="644.0308" calcext:value-type="float">
            <text:p>644.0308</text:p>
          </table:table-cell>
          <table:table-cell office:value-type="float" office:value="0.002736873" calcext:value-type="float">
            <text:p>0.0027368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596962" calcext:value-type="float">
            <text:p>-1.596962</text:p>
          </table:table-cell>
          <table:table-cell office:value-type="float" office:value="0" calcext:value-type="float">
            <text:p>0</text:p>
          </table:table-cell>
          <table:table-cell office:value-type="float" office:value="317.1274" calcext:value-type="float">
            <text:p>317.1274</text:p>
          </table:table-cell>
          <table:table-cell office:value-type="float" office:value="1095.045" calcext:value-type="float">
            <text:p>1095.045</text:p>
          </table:table-cell>
          <table:table-cell office:value-type="float" office:value="1335.101" calcext:value-type="float">
            <text:p>1335.101</text:p>
          </table:table-cell>
          <table:table-cell office:value-type="float" office:value="1331.75" calcext:value-type="float">
            <text:p>1331.75</text:p>
          </table:table-cell>
          <table:table-cell office:value-type="float" office:value="803.9698" calcext:value-type="float">
            <text:p>803.9698</text:p>
          </table:table-cell>
          <table:table-cell office:value-type="float" office:value="1106.112" calcext:value-type="float">
            <text:p>1106.112</text:p>
          </table:table-cell>
          <table:table-cell office:value-type="float" office:value="420.0418" calcext:value-type="float">
            <text:p>420.0418</text:p>
          </table:table-cell>
          <table:table-cell office:value-type="float" office:value="1878.324" calcext:value-type="float">
            <text:p>1878.324</text:p>
          </table:table-cell>
          <table:table-cell office:value-type="float" office:value="2108.615" calcext:value-type="float">
            <text:p>2108.615</text:p>
          </table:table-cell>
          <table:table-cell office:value-type="float" office:value="1678.775" calcext:value-type="float">
            <text:p>1678.775</text:p>
          </table:table-cell>
          <table:table-cell office:value-type="float" office:value="585.5808" calcext:value-type="float">
            <text:p>585.5808</text:p>
          </table:table-cell>
          <table:table-cell office:value-type="float" office:value="570.8834" calcext:value-type="float">
            <text:p>570.8834</text:p>
          </table:table-cell>
          <table:table-cell office:value-type="float" office:value="142.8552" calcext:value-type="float">
            <text:p>142.8552</text:p>
          </table:table-cell>
          <table:table-cell office:value-type="float" office:value="35.71065" calcext:value-type="float">
            <text:p>35.7106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663787" calcext:value-type="float">
            <text:p>-2.66378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86353" calcext:value-type="float">
            <text:p>-1.186353</text:p>
          </table:table-cell>
          <table:table-cell office:value-type="float" office:value="0" calcext:value-type="float">
            <text:p>0</text:p>
          </table:table-cell>
          <table:table-cell office:value-type="float" office:value="9.43269" calcext:value-type="float">
            <text:p>9.4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894.8206" calcext:value-type="float">
            <text:p>894.8206</text:p>
          </table:table-cell>
          <table:table-cell office:value-type="float" office:value="13158.61" calcext:value-type="float">
            <text:p>1315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13647" calcext:value-type="float">
            <text:p>-2.113647</text:p>
          </table:table-cell>
          <table:table-cell office:value-type="float" office:value="3.727439" calcext:value-type="float">
            <text:p>3.727439</text:p>
          </table:table-cell>
          <table:table-cell office:value-type="float" office:value="0" calcext:value-type="float">
            <text:p>0</text:p>
          </table:table-cell>
          <table:table-cell office:value-type="float" office:value="107.4425" calcext:value-type="float">
            <text:p>107.4425</text:p>
          </table:table-cell>
          <table:table-cell office:value-type="float" office:value="643.652" calcext:value-type="float">
            <text:p>643.652</text:p>
          </table:table-cell>
          <table:table-cell office:value-type="float" office:value="0.003163386" calcext:value-type="float">
            <text:p>0.0031633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110484" calcext:value-type="float">
            <text:p>-2.110484</text:p>
          </table:table-cell>
          <table:table-cell office:value-type="float" office:value="0" calcext:value-type="float">
            <text:p>0</text:p>
          </table:table-cell>
          <table:table-cell office:value-type="float" office:value="317.1689" calcext:value-type="float">
            <text:p>317.1689</text:p>
          </table:table-cell>
          <table:table-cell office:value-type="float" office:value="1095.026" calcext:value-type="float">
            <text:p>1095.026</text:p>
          </table:table-cell>
          <table:table-cell office:value-type="float" office:value="1335.074" calcext:value-type="float">
            <text:p>1335.074</text:p>
          </table:table-cell>
          <table:table-cell office:value-type="float" office:value="1331.723" calcext:value-type="float">
            <text:p>1331.723</text:p>
          </table:table-cell>
          <table:table-cell office:value-type="float" office:value="803.9503" calcext:value-type="float">
            <text:p>803.9503</text:p>
          </table:table-cell>
          <table:table-cell office:value-type="float" office:value="1106.1" calcext:value-type="float">
            <text:p>1106.1</text:p>
          </table:table-cell>
          <table:table-cell office:value-type="float" office:value="420.038" calcext:value-type="float">
            <text:p>420.038</text:p>
          </table:table-cell>
          <table:table-cell office:value-type="float" office:value="1878.316" calcext:value-type="float">
            <text:p>1878.316</text:p>
          </table:table-cell>
          <table:table-cell office:value-type="float" office:value="2108.597" calcext:value-type="float">
            <text:p>2108.597</text:p>
          </table:table-cell>
          <table:table-cell office:value-type="float" office:value="1678.759" calcext:value-type="float">
            <text:p>1678.759</text:p>
          </table:table-cell>
          <table:table-cell office:value-type="float" office:value="585.5797" calcext:value-type="float">
            <text:p>585.5797</text:p>
          </table:table-cell>
          <table:table-cell office:value-type="float" office:value="570.8826" calcext:value-type="float">
            <text:p>570.8826</text:p>
          </table:table-cell>
          <table:table-cell office:value-type="float" office:value="142.8552" calcext:value-type="float">
            <text:p>142.8552</text:p>
          </table:table-cell>
          <table:table-cell office:value-type="float" office:value="35.71063" calcext:value-type="float">
            <text:p>35.710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4926613" calcext:value-type="float">
            <text:p>-4.92661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46395" calcext:value-type="float">
            <text:p>-1.646395</text:p>
          </table:table-cell>
          <table:table-cell office:value-type="float" office:value="0" calcext:value-type="float">
            <text:p>0</text:p>
          </table:table-cell>
          <table:table-cell office:value-type="float" office:value="9.379203" calcext:value-type="float">
            <text:p>9.37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894.377" calcext:value-type="float">
            <text:p>894.377</text:p>
          </table:table-cell>
          <table:table-cell office:value-type="float" office:value="13158.59" calcext:value-type="float">
            <text:p>1315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03142" calcext:value-type="float">
            <text:p>-2.603142</text:p>
          </table:table-cell>
          <table:table-cell office:value-type="float" office:value="5.186355" calcext:value-type="float">
            <text:p>5.186355</text:p>
          </table:table-cell>
          <table:table-cell office:value-type="float" office:value="0" calcext:value-type="float">
            <text:p>0</text:p>
          </table:table-cell>
          <table:table-cell office:value-type="float" office:value="107.6361" calcext:value-type="float">
            <text:p>107.6361</text:p>
          </table:table-cell>
          <table:table-cell office:value-type="float" office:value="643.3147" calcext:value-type="float">
            <text:p>643.3147</text:p>
          </table:table-cell>
          <table:table-cell office:value-type="float" office:value="0.0035828" calcext:value-type="float">
            <text:p>0.0035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599559" calcext:value-type="float">
            <text:p>-2.599559</text:p>
          </table:table-cell>
          <table:table-cell office:value-type="float" office:value="0" calcext:value-type="float">
            <text:p>0</text:p>
          </table:table-cell>
          <table:table-cell office:value-type="float" office:value="317.2015" calcext:value-type="float">
            <text:p>317.2015</text:p>
          </table:table-cell>
          <table:table-cell office:value-type="float" office:value="1094.999" calcext:value-type="float">
            <text:p>1094.999</text:p>
          </table:table-cell>
          <table:table-cell office:value-type="float" office:value="1335.044" calcext:value-type="float">
            <text:p>1335.044</text:p>
          </table:table-cell>
          <table:table-cell office:value-type="float" office:value="1331.695" calcext:value-type="float">
            <text:p>1331.695</text:p>
          </table:table-cell>
          <table:table-cell office:value-type="float" office:value="803.9305" calcext:value-type="float">
            <text:p>803.9305</text:p>
          </table:table-cell>
          <table:table-cell office:value-type="float" office:value="1106.088" calcext:value-type="float">
            <text:p>1106.088</text:p>
          </table:table-cell>
          <table:table-cell office:value-type="float" office:value="420.0342" calcext:value-type="float">
            <text:p>420.0342</text:p>
          </table:table-cell>
          <table:table-cell office:value-type="float" office:value="1878.308" calcext:value-type="float">
            <text:p>1878.308</text:p>
          </table:table-cell>
          <table:table-cell office:value-type="float" office:value="2108.58" calcext:value-type="float">
            <text:p>2108.58</text:p>
          </table:table-cell>
          <table:table-cell office:value-type="float" office:value="1678.744" calcext:value-type="float">
            <text:p>1678.744</text:p>
          </table:table-cell>
          <table:table-cell office:value-type="float" office:value="585.5787" calcext:value-type="float">
            <text:p>585.5787</text:p>
          </table:table-cell>
          <table:table-cell office:value-type="float" office:value="570.8818" calcext:value-type="float">
            <text:p>570.8818</text:p>
          </table:table-cell>
          <table:table-cell office:value-type="float" office:value="142.8551" calcext:value-type="float">
            <text:p>142.8551</text:p>
          </table:table-cell>
          <table:table-cell office:value-type="float" office:value="35.71062" calcext:value-type="float">
            <text:p>35.7106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022212" calcext:value-type="float">
            <text:p>-6.022212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80384" calcext:value-type="float">
            <text:p>-2.080384</text:p>
          </table:table-cell>
          <table:table-cell office:value-type="float" office:value="0" calcext:value-type="float">
            <text:p>0</text:p>
          </table:table-cell>
          <table:table-cell office:value-type="float" office:value="9.324107" calcext:value-type="float">
            <text:p>9.324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893.8541" calcext:value-type="float">
            <text:p>893.8541</text:p>
          </table:table-cell>
          <table:table-cell office:value-type="float" office:value="13158.57" calcext:value-type="float">
            <text:p>1315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65339" calcext:value-type="float">
            <text:p>-3.165339</text:p>
          </table:table-cell>
          <table:table-cell office:value-type="float" office:value="7.604396" calcext:value-type="float">
            <text:p>7.604396</text:p>
          </table:table-cell>
          <table:table-cell office:value-type="float" office:value="0" calcext:value-type="float">
            <text:p>0</text:p>
          </table:table-cell>
          <table:table-cell office:value-type="float" office:value="107.8926" calcext:value-type="float">
            <text:p>107.8926</text:p>
          </table:table-cell>
          <table:table-cell office:value-type="float" office:value="642.9039" calcext:value-type="float">
            <text:p>642.9039</text:p>
          </table:table-cell>
          <table:table-cell office:value-type="float" office:value="0.004000897" calcext:value-type="float">
            <text:p>0.004000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161338" calcext:value-type="float">
            <text:p>-3.161338</text:p>
          </table:table-cell>
          <table:table-cell office:value-type="float" office:value="0" calcext:value-type="float">
            <text:p>0</text:p>
          </table:table-cell>
          <table:table-cell office:value-type="float" office:value="317.2403" calcext:value-type="float">
            <text:p>317.2403</text:p>
          </table:table-cell>
          <table:table-cell office:value-type="float" office:value="1094.969" calcext:value-type="float">
            <text:p>1094.969</text:p>
          </table:table-cell>
          <table:table-cell office:value-type="float" office:value="1335.011" calcext:value-type="float">
            <text:p>1335.011</text:p>
          </table:table-cell>
          <table:table-cell office:value-type="float" office:value="1331.666" calcext:value-type="float">
            <text:p>1331.666</text:p>
          </table:table-cell>
          <table:table-cell office:value-type="float" office:value="803.9105" calcext:value-type="float">
            <text:p>803.9105</text:p>
          </table:table-cell>
          <table:table-cell office:value-type="float" office:value="1106.076" calcext:value-type="float">
            <text:p>1106.076</text:p>
          </table:table-cell>
          <table:table-cell office:value-type="float" office:value="420.0304" calcext:value-type="float">
            <text:p>420.0304</text:p>
          </table:table-cell>
          <table:table-cell office:value-type="float" office:value="1878.3" calcext:value-type="float">
            <text:p>1878.3</text:p>
          </table:table-cell>
          <table:table-cell office:value-type="float" office:value="2108.562" calcext:value-type="float">
            <text:p>2108.562</text:p>
          </table:table-cell>
          <table:table-cell office:value-type="float" office:value="1678.728" calcext:value-type="float">
            <text:p>1678.728</text:p>
          </table:table-cell>
          <table:table-cell office:value-type="float" office:value="585.5776" calcext:value-type="float">
            <text:p>585.5776</text:p>
          </table:table-cell>
          <table:table-cell office:value-type="float" office:value="570.8812" calcext:value-type="float">
            <text:p>570.8812</text:p>
          </table:table-cell>
          <table:table-cell office:value-type="float" office:value="142.8551" calcext:value-type="float">
            <text:p>142.8551</text:p>
          </table:table-cell>
          <table:table-cell office:value-type="float" office:value="35.7106" calcext:value-type="float">
            <text:p>35.710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9141635" calcext:value-type="float">
            <text:p>-9.14163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85966" calcext:value-type="float">
            <text:p>-2.585966</text:p>
          </table:table-cell>
          <table:table-cell office:value-type="float" office:value="0" calcext:value-type="float">
            <text:p>0</text:p>
          </table:table-cell>
          <table:table-cell office:value-type="float" office:value="9.267895" calcext:value-type="float">
            <text:p>9.26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893.4174" calcext:value-type="float">
            <text:p>893.4174</text:p>
          </table:table-cell>
          <table:table-cell office:value-type="float" office:value="13158.55" calcext:value-type="float">
            <text:p>1315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48502" calcext:value-type="float">
            <text:p>-3.648502</text:p>
          </table:table-cell>
          <table:table-cell office:value-type="float" office:value="8.252732" calcext:value-type="float">
            <text:p>8.252732</text:p>
          </table:table-cell>
          <table:table-cell office:value-type="float" office:value="0" calcext:value-type="float">
            <text:p>0</text:p>
          </table:table-cell>
          <table:table-cell office:value-type="float" office:value="108.0626" calcext:value-type="float">
            <text:p>108.0626</text:p>
          </table:table-cell>
          <table:table-cell office:value-type="float" office:value="642.5758" calcext:value-type="float">
            <text:p>642.5758</text:p>
          </table:table-cell>
          <table:table-cell office:value-type="float" office:value="0.004415082" calcext:value-type="float">
            <text:p>0.004415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644087" calcext:value-type="float">
            <text:p>-3.644087</text:p>
          </table:table-cell>
          <table:table-cell office:value-type="float" office:value="0" calcext:value-type="float">
            <text:p>0</text:p>
          </table:table-cell>
          <table:table-cell office:value-type="float" office:value="317.278" calcext:value-type="float">
            <text:p>317.278</text:p>
          </table:table-cell>
          <table:table-cell office:value-type="float" office:value="1094.94" calcext:value-type="float">
            <text:p>1094.94</text:p>
          </table:table-cell>
          <table:table-cell office:value-type="float" office:value="1334.977" calcext:value-type="float">
            <text:p>1334.977</text:p>
          </table:table-cell>
          <table:table-cell office:value-type="float" office:value="1331.637" calcext:value-type="float">
            <text:p>1331.637</text:p>
          </table:table-cell>
          <table:table-cell office:value-type="float" office:value="803.8905" calcext:value-type="float">
            <text:p>803.8905</text:p>
          </table:table-cell>
          <table:table-cell office:value-type="float" office:value="1106.065" calcext:value-type="float">
            <text:p>1106.065</text:p>
          </table:table-cell>
          <table:table-cell office:value-type="float" office:value="420.0267" calcext:value-type="float">
            <text:p>420.0267</text:p>
          </table:table-cell>
          <table:table-cell office:value-type="float" office:value="1878.293" calcext:value-type="float">
            <text:p>1878.293</text:p>
          </table:table-cell>
          <table:table-cell office:value-type="float" office:value="2108.544" calcext:value-type="float">
            <text:p>2108.544</text:p>
          </table:table-cell>
          <table:table-cell office:value-type="float" office:value="1678.72" calcext:value-type="float">
            <text:p>1678.72</text:p>
          </table:table-cell>
          <table:table-cell office:value-type="float" office:value="585.5765" calcext:value-type="float">
            <text:p>585.5765</text:p>
          </table:table-cell>
          <table:table-cell office:value-type="float" office:value="570.8804" calcext:value-type="float">
            <text:p>570.8804</text:p>
          </table:table-cell>
          <table:table-cell office:value-type="float" office:value="142.855" calcext:value-type="float">
            <text:p>142.855</text:p>
          </table:table-cell>
          <table:table-cell office:value-type="float" office:value="35.71059" calcext:value-type="float">
            <text:p>35.71059</text:p>
          </table:table-cell>
          <table:table-cell office:value-type="float" office:value="0" calcext:value-type="float">
            <text:p>0</text:p>
          </table:table-cell>
          <table:table-cell office:value-type="float" office:value="-0.00000001114292" calcext:value-type="float">
            <text:p>-1.11429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10696" calcext:value-type="float">
            <text:p>-3.010696</text:p>
          </table:table-cell>
          <table:table-cell office:value-type="float" office:value="0" calcext:value-type="float">
            <text:p>0</text:p>
          </table:table-cell>
          <table:table-cell office:value-type="float" office:value="9.209867" calcext:value-type="float">
            <text:p>9.209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892.8978" calcext:value-type="float">
            <text:p>892.8978</text:p>
          </table:table-cell>
          <table:table-cell office:value-type="float" office:value="13158.56" calcext:value-type="float">
            <text:p>13158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02378" calcext:value-type="float">
            <text:p>-4.202378</text:p>
          </table:table-cell>
          <table:table-cell office:value-type="float" office:value="10.22712" calcext:value-type="float">
            <text:p>10.22712</text:p>
          </table:table-cell>
          <table:table-cell office:value-type="float" office:value="0" calcext:value-type="float">
            <text:p>0</text:p>
          </table:table-cell>
          <table:table-cell office:value-type="float" office:value="108.2862" calcext:value-type="float">
            <text:p>108.2862</text:p>
          </table:table-cell>
          <table:table-cell office:value-type="float" office:value="642.1746" calcext:value-type="float">
            <text:p>642.1746</text:p>
          </table:table-cell>
          <table:table-cell office:value-type="float" office:value="0.004839458" calcext:value-type="float">
            <text:p>0.004839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31871" calcext:value-type="float">
            <text:p>5.931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197539" calcext:value-type="float">
            <text:p>-4.197539</text:p>
          </table:table-cell>
          <table:table-cell office:value-type="float" office:value="0" calcext:value-type="float">
            <text:p>0</text:p>
          </table:table-cell>
          <table:table-cell office:value-type="float" office:value="317.319" calcext:value-type="float">
            <text:p>317.319</text:p>
          </table:table-cell>
          <table:table-cell office:value-type="float" office:value="1094.907" calcext:value-type="float">
            <text:p>1094.907</text:p>
          </table:table-cell>
          <table:table-cell office:value-type="float" office:value="1334.94" calcext:value-type="float">
            <text:p>1334.94</text:p>
          </table:table-cell>
          <table:table-cell office:value-type="float" office:value="1331.61" calcext:value-type="float">
            <text:p>1331.61</text:p>
          </table:table-cell>
          <table:table-cell office:value-type="float" office:value="803.8705" calcext:value-type="float">
            <text:p>803.8705</text:p>
          </table:table-cell>
          <table:table-cell office:value-type="float" office:value="1106.053" calcext:value-type="float">
            <text:p>1106.053</text:p>
          </table:table-cell>
          <table:table-cell office:value-type="float" office:value="420.023" calcext:value-type="float">
            <text:p>420.023</text:p>
          </table:table-cell>
          <table:table-cell office:value-type="float" office:value="1878.285" calcext:value-type="float">
            <text:p>1878.285</text:p>
          </table:table-cell>
          <table:table-cell office:value-type="float" office:value="2108.537" calcext:value-type="float">
            <text:p>2108.537</text:p>
          </table:table-cell>
          <table:table-cell office:value-type="float" office:value="1678.716" calcext:value-type="float">
            <text:p>1678.716</text:p>
          </table:table-cell>
          <table:table-cell office:value-type="float" office:value="585.5755" calcext:value-type="float">
            <text:p>585.5755</text:p>
          </table:table-cell>
          <table:table-cell office:value-type="float" office:value="570.8797" calcext:value-type="float">
            <text:p>570.8797</text:p>
          </table:table-cell>
          <table:table-cell office:value-type="float" office:value="142.855" calcext:value-type="float">
            <text:p>142.855</text:p>
          </table:table-cell>
          <table:table-cell office:value-type="float" office:value="35.71057" calcext:value-type="float">
            <text:p>35.710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434305" calcext:value-type="float">
            <text:p>-1.43430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08864" calcext:value-type="float">
            <text:p>-3.508864</text:p>
          </table:table-cell>
          <table:table-cell office:value-type="float" office:value="0" calcext:value-type="float">
            <text:p>0</text:p>
          </table:table-cell>
          <table:table-cell office:value-type="float" office:value="9.154559" calcext:value-type="float">
            <text:p>9.154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892.3495" calcext:value-type="float">
            <text:p>892.3495</text:p>
          </table:table-cell>
          <table:table-cell office:value-type="float" office:value="13158.57" calcext:value-type="float">
            <text:p>1315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79522" calcext:value-type="float">
            <text:p>-4.779522</text:p>
          </table:table-cell>
          <table:table-cell office:value-type="float" office:value="11.79083" calcext:value-type="float">
            <text:p>11.79083</text:p>
          </table:table-cell>
          <table:table-cell office:value-type="float" office:value="0" calcext:value-type="float">
            <text:p>0</text:p>
          </table:table-cell>
          <table:table-cell office:value-type="float" office:value="108.5115" calcext:value-type="float">
            <text:p>108.5115</text:p>
          </table:table-cell>
          <table:table-cell office:value-type="float" office:value="641.7506" calcext:value-type="float">
            <text:p>641.7506</text:p>
          </table:table-cell>
          <table:table-cell office:value-type="float" office:value="0.005270942" calcext:value-type="float">
            <text:p>0.0052709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24541" calcext:value-type="float">
            <text:p>9.52454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774251" calcext:value-type="float">
            <text:p>-4.774251</text:p>
          </table:table-cell>
          <table:table-cell office:value-type="float" office:value="0" calcext:value-type="float">
            <text:p>0</text:p>
          </table:table-cell>
          <table:table-cell office:value-type="float" office:value="317.3651" calcext:value-type="float">
            <text:p>317.3651</text:p>
          </table:table-cell>
          <table:table-cell office:value-type="float" office:value="1094.87" calcext:value-type="float">
            <text:p>1094.87</text:p>
          </table:table-cell>
          <table:table-cell office:value-type="float" office:value="1334.903" calcext:value-type="float">
            <text:p>1334.903</text:p>
          </table:table-cell>
          <table:table-cell office:value-type="float" office:value="1331.581" calcext:value-type="float">
            <text:p>1331.581</text:p>
          </table:table-cell>
          <table:table-cell office:value-type="float" office:value="803.85" calcext:value-type="float">
            <text:p>803.85</text:p>
          </table:table-cell>
          <table:table-cell office:value-type="float" office:value="1106.041" calcext:value-type="float">
            <text:p>1106.041</text:p>
          </table:table-cell>
          <table:table-cell office:value-type="float" office:value="420.0193" calcext:value-type="float">
            <text:p>420.0193</text:p>
          </table:table-cell>
          <table:table-cell office:value-type="float" office:value="1878.277" calcext:value-type="float">
            <text:p>1878.277</text:p>
          </table:table-cell>
          <table:table-cell office:value-type="float" office:value="2108.531" calcext:value-type="float">
            <text:p>2108.531</text:p>
          </table:table-cell>
          <table:table-cell office:value-type="float" office:value="1678.713" calcext:value-type="float">
            <text:p>1678.713</text:p>
          </table:table-cell>
          <table:table-cell office:value-type="float" office:value="585.5746" calcext:value-type="float">
            <text:p>585.5746</text:p>
          </table:table-cell>
          <table:table-cell office:value-type="float" office:value="570.879" calcext:value-type="float">
            <text:p>570.879</text:p>
          </table:table-cell>
          <table:table-cell office:value-type="float" office:value="142.8549" calcext:value-type="float">
            <text:p>142.8549</text:p>
          </table:table-cell>
          <table:table-cell office:value-type="float" office:value="35.71056" calcext:value-type="float">
            <text:p>35.710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99754" calcext:value-type="float">
            <text:p>-1.79975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30062" calcext:value-type="float">
            <text:p>-4.030062</text:p>
          </table:table-cell>
          <table:table-cell office:value-type="float" office:value="0" calcext:value-type="float">
            <text:p>0</text:p>
          </table:table-cell>
          <table:table-cell office:value-type="float" office:value="9.099035" calcext:value-type="float">
            <text:p>9.099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892.0754" calcext:value-type="float">
            <text:p>892.0754</text:p>
          </table:table-cell>
          <table:table-cell office:value-type="float" office:value="13158.55" calcext:value-type="float">
            <text:p>1315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14194" calcext:value-type="float">
            <text:p>-5.114194</text:p>
          </table:table-cell>
          <table:table-cell office:value-type="float" office:value="13.07103" calcext:value-type="float">
            <text:p>13.07103</text:p>
          </table:table-cell>
          <table:table-cell office:value-type="float" office:value="0" calcext:value-type="float">
            <text:p>0</text:p>
          </table:table-cell>
          <table:table-cell office:value-type="float" office:value="108.5328" calcext:value-type="float">
            <text:p>108.5328</text:p>
          </table:table-cell>
          <table:table-cell office:value-type="float" office:value="641.5963" calcext:value-type="float">
            <text:p>641.5963</text:p>
          </table:table-cell>
          <table:table-cell office:value-type="float" office:value="0.005686508" calcext:value-type="float">
            <text:p>0.0056865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3951" calcext:value-type="float">
            <text:p>1.02395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108508" calcext:value-type="float">
            <text:p>-5.108508</text:p>
          </table:table-cell>
          <table:table-cell office:value-type="float" office:value="0" calcext:value-type="float">
            <text:p>0</text:p>
          </table:table-cell>
          <table:table-cell office:value-type="float" office:value="317.3862" calcext:value-type="float">
            <text:p>317.3862</text:p>
          </table:table-cell>
          <table:table-cell office:value-type="float" office:value="1094.838" calcext:value-type="float">
            <text:p>1094.838</text:p>
          </table:table-cell>
          <table:table-cell office:value-type="float" office:value="1334.864" calcext:value-type="float">
            <text:p>1334.864</text:p>
          </table:table-cell>
          <table:table-cell office:value-type="float" office:value="1331.552" calcext:value-type="float">
            <text:p>1331.552</text:p>
          </table:table-cell>
          <table:table-cell office:value-type="float" office:value="803.829" calcext:value-type="float">
            <text:p>803.829</text:p>
          </table:table-cell>
          <table:table-cell office:value-type="float" office:value="1106.028" calcext:value-type="float">
            <text:p>1106.028</text:p>
          </table:table-cell>
          <table:table-cell office:value-type="float" office:value="420.0155" calcext:value-type="float">
            <text:p>420.0155</text:p>
          </table:table-cell>
          <table:table-cell office:value-type="float" office:value="1878.27" calcext:value-type="float">
            <text:p>1878.27</text:p>
          </table:table-cell>
          <table:table-cell office:value-type="float" office:value="2108.525" calcext:value-type="float">
            <text:p>2108.525</text:p>
          </table:table-cell>
          <table:table-cell office:value-type="float" office:value="1678.709" calcext:value-type="float">
            <text:p>1678.709</text:p>
          </table:table-cell>
          <table:table-cell office:value-type="float" office:value="585.5735" calcext:value-type="float">
            <text:p>585.5735</text:p>
          </table:table-cell>
          <table:table-cell office:value-type="float" office:value="570.8783" calcext:value-type="float">
            <text:p>570.8783</text:p>
          </table:table-cell>
          <table:table-cell office:value-type="float" office:value="142.8549" calcext:value-type="float">
            <text:p>142.8549</text:p>
          </table:table-cell>
          <table:table-cell office:value-type="float" office:value="35.71054" calcext:value-type="float">
            <text:p>35.710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30302" calcext:value-type="float">
            <text:p>-1.83030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305073" calcext:value-type="float">
            <text:p>-4.305073</text:p>
          </table:table-cell>
          <table:table-cell office:value-type="float" office:value="0" calcext:value-type="float">
            <text:p>0</text:p>
          </table:table-cell>
          <table:table-cell office:value-type="float" office:value="9.039851" calcext:value-type="float">
            <text:p>9.03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891.9019" calcext:value-type="float">
            <text:p>891.9019</text:p>
          </table:table-cell>
          <table:table-cell office:value-type="float" office:value="13158.53" calcext:value-type="float">
            <text:p>1315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64634" calcext:value-type="float">
            <text:p>-5.364634</text:p>
          </table:table-cell>
          <table:table-cell office:value-type="float" office:value="13.78103" calcext:value-type="float">
            <text:p>13.78103</text:p>
          </table:table-cell>
          <table:table-cell office:value-type="float" office:value="0" calcext:value-type="float">
            <text:p>0</text:p>
          </table:table-cell>
          <table:table-cell office:value-type="float" office:value="108.4866" calcext:value-type="float">
            <text:p>108.4866</text:p>
          </table:table-cell>
          <table:table-cell office:value-type="float" office:value="641.5372" calcext:value-type="float">
            <text:p>641.5372</text:p>
          </table:table-cell>
          <table:table-cell office:value-type="float" office:value="0.006109246" calcext:value-type="float">
            <text:p>0.0061092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3951" calcext:value-type="float">
            <text:p>1.02395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358524" calcext:value-type="float">
            <text:p>-5.358524</text:p>
          </table:table-cell>
          <table:table-cell office:value-type="float" office:value="0" calcext:value-type="float">
            <text:p>0</text:p>
          </table:table-cell>
          <table:table-cell office:value-type="float" office:value="317.398" calcext:value-type="float">
            <text:p>317.398</text:p>
          </table:table-cell>
          <table:table-cell office:value-type="float" office:value="1094.808" calcext:value-type="float">
            <text:p>1094.808</text:p>
          </table:table-cell>
          <table:table-cell office:value-type="float" office:value="1334.827" calcext:value-type="float">
            <text:p>1334.827</text:p>
          </table:table-cell>
          <table:table-cell office:value-type="float" office:value="1331.522" calcext:value-type="float">
            <text:p>1331.522</text:p>
          </table:table-cell>
          <table:table-cell office:value-type="float" office:value="803.8079" calcext:value-type="float">
            <text:p>803.8079</text:p>
          </table:table-cell>
          <table:table-cell office:value-type="float" office:value="1106.016" calcext:value-type="float">
            <text:p>1106.016</text:p>
          </table:table-cell>
          <table:table-cell office:value-type="float" office:value="420.0117" calcext:value-type="float">
            <text:p>420.0117</text:p>
          </table:table-cell>
          <table:table-cell office:value-type="float" office:value="1878.262" calcext:value-type="float">
            <text:p>1878.262</text:p>
          </table:table-cell>
          <table:table-cell office:value-type="float" office:value="2108.52" calcext:value-type="float">
            <text:p>2108.52</text:p>
          </table:table-cell>
          <table:table-cell office:value-type="float" office:value="1678.706" calcext:value-type="float">
            <text:p>1678.706</text:p>
          </table:table-cell>
          <table:table-cell office:value-type="float" office:value="585.5726" calcext:value-type="float">
            <text:p>585.5726</text:p>
          </table:table-cell>
          <table:table-cell office:value-type="float" office:value="570.8776" calcext:value-type="float">
            <text:p>570.8776</text:p>
          </table:table-cell>
          <table:table-cell office:value-type="float" office:value="142.8548" calcext:value-type="float">
            <text:p>142.8548</text:p>
          </table:table-cell>
          <table:table-cell office:value-type="float" office:value="35.71053" calcext:value-type="float">
            <text:p>35.710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29146" calcext:value-type="float">
            <text:p>-1.82914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92499" calcext:value-type="float">
            <text:p>-4.492499</text:p>
          </table:table-cell>
          <table:table-cell office:value-type="float" office:value="0" calcext:value-type="float">
            <text:p>0</text:p>
          </table:table-cell>
          <table:table-cell office:value-type="float" office:value="8.977272" calcext:value-type="float">
            <text:p>8.977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891.6789" calcext:value-type="float">
            <text:p>891.6789</text:p>
          </table:table-cell>
          <table:table-cell office:value-type="float" office:value="13158.51" calcext:value-type="float">
            <text:p>1315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4768" calcext:value-type="float">
            <text:p>-5.654768</text:p>
          </table:table-cell>
          <table:table-cell office:value-type="float" office:value="14.98541" calcext:value-type="float">
            <text:p>14.98541</text:p>
          </table:table-cell>
          <table:table-cell office:value-type="float" office:value="0" calcext:value-type="float">
            <text:p>0</text:p>
          </table:table-cell>
          <table:table-cell office:value-type="float" office:value="108.478" calcext:value-type="float">
            <text:p>108.478</text:p>
          </table:table-cell>
          <table:table-cell office:value-type="float" office:value="641.4253" calcext:value-type="float">
            <text:p>641.4253</text:p>
          </table:table-cell>
          <table:table-cell office:value-type="float" office:value="0.006545831" calcext:value-type="float">
            <text:p>0.0065458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3951" calcext:value-type="float">
            <text:p>1.02395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648222" calcext:value-type="float">
            <text:p>-5.648222</text:p>
          </table:table-cell>
          <table:table-cell office:value-type="float" office:value="0" calcext:value-type="float">
            <text:p>0</text:p>
          </table:table-cell>
          <table:table-cell office:value-type="float" office:value="317.4172" calcext:value-type="float">
            <text:p>317.4172</text:p>
          </table:table-cell>
          <table:table-cell office:value-type="float" office:value="1094.781" calcext:value-type="float">
            <text:p>1094.781</text:p>
          </table:table-cell>
          <table:table-cell office:value-type="float" office:value="1334.789" calcext:value-type="float">
            <text:p>1334.789</text:p>
          </table:table-cell>
          <table:table-cell office:value-type="float" office:value="1331.493" calcext:value-type="float">
            <text:p>1331.493</text:p>
          </table:table-cell>
          <table:table-cell office:value-type="float" office:value="803.787" calcext:value-type="float">
            <text:p>803.787</text:p>
          </table:table-cell>
          <table:table-cell office:value-type="float" office:value="1106.003" calcext:value-type="float">
            <text:p>1106.003</text:p>
          </table:table-cell>
          <table:table-cell office:value-type="float" office:value="420.0078" calcext:value-type="float">
            <text:p>420.0078</text:p>
          </table:table-cell>
          <table:table-cell office:value-type="float" office:value="1878.255" calcext:value-type="float">
            <text:p>1878.255</text:p>
          </table:table-cell>
          <table:table-cell office:value-type="float" office:value="2108.514" calcext:value-type="float">
            <text:p>2108.514</text:p>
          </table:table-cell>
          <table:table-cell office:value-type="float" office:value="1678.703" calcext:value-type="float">
            <text:p>1678.703</text:p>
          </table:table-cell>
          <table:table-cell office:value-type="float" office:value="585.5716" calcext:value-type="float">
            <text:p>585.5716</text:p>
          </table:table-cell>
          <table:table-cell office:value-type="float" office:value="570.8768" calcext:value-type="float">
            <text:p>570.8768</text:p>
          </table:table-cell>
          <table:table-cell office:value-type="float" office:value="142.8548" calcext:value-type="float">
            <text:p>142.8548</text:p>
          </table:table-cell>
          <table:table-cell office:value-type="float" office:value="35.71051" calcext:value-type="float">
            <text:p>35.710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19788" calcext:value-type="float">
            <text:p>-1.81978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2248" calcext:value-type="float">
            <text:p>-4.72248</text:p>
          </table:table-cell>
          <table:table-cell office:value-type="float" office:value="0" calcext:value-type="float">
            <text:p>0</text:p>
          </table:table-cell>
          <table:table-cell office:value-type="float" office:value="8.917562" calcext:value-type="float">
            <text:p>8.91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891.4647" calcext:value-type="float">
            <text:p>891.4647</text:p>
          </table:table-cell>
          <table:table-cell office:value-type="float" office:value="13158.49" calcext:value-type="float">
            <text:p>1315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36357" calcext:value-type="float">
            <text:p>-5.936357</text:p>
          </table:table-cell>
          <table:table-cell office:value-type="float" office:value="15.52937" calcext:value-type="float">
            <text:p>15.52937</text:p>
          </table:table-cell>
          <table:table-cell office:value-type="float" office:value="0" calcext:value-type="float">
            <text:p>0</text:p>
          </table:table-cell>
          <table:table-cell office:value-type="float" office:value="108.4665" calcext:value-type="float">
            <text:p>108.4665</text:p>
          </table:table-cell>
          <table:table-cell office:value-type="float" office:value="641.3186" calcext:value-type="float">
            <text:p>641.3186</text:p>
          </table:table-cell>
          <table:table-cell office:value-type="float" office:value="0.006985977" calcext:value-type="float">
            <text:p>0.0069859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3951" calcext:value-type="float">
            <text:p>1.02395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92937" calcext:value-type="float">
            <text:p>-5.92937</text:p>
          </table:table-cell>
          <table:table-cell office:value-type="float" office:value="0" calcext:value-type="float">
            <text:p>0</text:p>
          </table:table-cell>
          <table:table-cell office:value-type="float" office:value="317.4362" calcext:value-type="float">
            <text:p>317.4362</text:p>
          </table:table-cell>
          <table:table-cell office:value-type="float" office:value="1094.759" calcext:value-type="float">
            <text:p>1094.759</text:p>
          </table:table-cell>
          <table:table-cell office:value-type="float" office:value="1334.751" calcext:value-type="float">
            <text:p>1334.751</text:p>
          </table:table-cell>
          <table:table-cell office:value-type="float" office:value="1331.464" calcext:value-type="float">
            <text:p>1331.464</text:p>
          </table:table-cell>
          <table:table-cell office:value-type="float" office:value="803.7663" calcext:value-type="float">
            <text:p>803.7663</text:p>
          </table:table-cell>
          <table:table-cell office:value-type="float" office:value="1105.991" calcext:value-type="float">
            <text:p>1105.991</text:p>
          </table:table-cell>
          <table:table-cell office:value-type="float" office:value="420.0042" calcext:value-type="float">
            <text:p>420.0042</text:p>
          </table:table-cell>
          <table:table-cell office:value-type="float" office:value="1878.247" calcext:value-type="float">
            <text:p>1878.247</text:p>
          </table:table-cell>
          <table:table-cell office:value-type="float" office:value="2108.509" calcext:value-type="float">
            <text:p>2108.509</text:p>
          </table:table-cell>
          <table:table-cell office:value-type="float" office:value="1678.699" calcext:value-type="float">
            <text:p>1678.699</text:p>
          </table:table-cell>
          <table:table-cell office:value-type="float" office:value="585.5706" calcext:value-type="float">
            <text:p>585.5706</text:p>
          </table:table-cell>
          <table:table-cell office:value-type="float" office:value="570.8762" calcext:value-type="float">
            <text:p>570.8762</text:p>
          </table:table-cell>
          <table:table-cell office:value-type="float" office:value="142.8547" calcext:value-type="float">
            <text:p>142.8547</text:p>
          </table:table-cell>
          <table:table-cell office:value-type="float" office:value="35.7105" calcext:value-type="float">
            <text:p>35.710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21199" calcext:value-type="float">
            <text:p>-1.82119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44661" calcext:value-type="float">
            <text:p>-4.944661</text:p>
          </table:table-cell>
          <table:table-cell office:value-type="float" office:value="0" calcext:value-type="float">
            <text:p>0</text:p>
          </table:table-cell>
          <table:table-cell office:value-type="float" office:value="8.858614" calcext:value-type="float">
            <text:p>8.85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891.3398" calcext:value-type="float">
            <text:p>891.3398</text:p>
          </table:table-cell>
          <table:table-cell office:value-type="float" office:value="13158.47" calcext:value-type="float">
            <text:p>1315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42037" calcext:value-type="float">
            <text:p>-6.142037</text:p>
          </table:table-cell>
          <table:table-cell office:value-type="float" office:value="16.18582" calcext:value-type="float">
            <text:p>16.18582</text:p>
          </table:table-cell>
          <table:table-cell office:value-type="float" office:value="0" calcext:value-type="float">
            <text:p>0</text:p>
          </table:table-cell>
          <table:table-cell office:value-type="float" office:value="108.4029" calcext:value-type="float">
            <text:p>108.4029</text:p>
          </table:table-cell>
          <table:table-cell office:value-type="float" office:value="641.2963" calcext:value-type="float">
            <text:p>641.2963</text:p>
          </table:table-cell>
          <table:table-cell office:value-type="float" office:value="0.007422742" calcext:value-type="float">
            <text:p>0.0074227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3951" calcext:value-type="float">
            <text:p>1.02395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134614" calcext:value-type="float">
            <text:p>-6.134614</text:p>
          </table:table-cell>
          <table:table-cell office:value-type="float" office:value="0" calcext:value-type="float">
            <text:p>0</text:p>
          </table:table-cell>
          <table:table-cell office:value-type="float" office:value="317.4442" calcext:value-type="float">
            <text:p>317.4442</text:p>
          </table:table-cell>
          <table:table-cell office:value-type="float" office:value="1094.739" calcext:value-type="float">
            <text:p>1094.739</text:p>
          </table:table-cell>
          <table:table-cell office:value-type="float" office:value="1334.715" calcext:value-type="float">
            <text:p>1334.715</text:p>
          </table:table-cell>
          <table:table-cell office:value-type="float" office:value="1331.435" calcext:value-type="float">
            <text:p>1331.435</text:p>
          </table:table-cell>
          <table:table-cell office:value-type="float" office:value="803.7458" calcext:value-type="float">
            <text:p>803.7458</text:p>
          </table:table-cell>
          <table:table-cell office:value-type="float" office:value="1105.979" calcext:value-type="float">
            <text:p>1105.979</text:p>
          </table:table-cell>
          <table:table-cell office:value-type="float" office:value="420.0004" calcext:value-type="float">
            <text:p>420.0004</text:p>
          </table:table-cell>
          <table:table-cell office:value-type="float" office:value="1878.24" calcext:value-type="float">
            <text:p>1878.24</text:p>
          </table:table-cell>
          <table:table-cell office:value-type="float" office:value="2108.503" calcext:value-type="float">
            <text:p>2108.503</text:p>
          </table:table-cell>
          <table:table-cell office:value-type="float" office:value="1678.696" calcext:value-type="float">
            <text:p>1678.696</text:p>
          </table:table-cell>
          <table:table-cell office:value-type="float" office:value="585.5698" calcext:value-type="float">
            <text:p>585.5698</text:p>
          </table:table-cell>
          <table:table-cell office:value-type="float" office:value="570.8755" calcext:value-type="float">
            <text:p>570.8755</text:p>
          </table:table-cell>
          <table:table-cell office:value-type="float" office:value="142.8547" calcext:value-type="float">
            <text:p>142.8547</text:p>
          </table:table-cell>
          <table:table-cell office:value-type="float" office:value="35.71049" calcext:value-type="float">
            <text:p>35.710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88799" calcext:value-type="float">
            <text:p>-1.78879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89092" calcext:value-type="float">
            <text:p>-5.089092</text:p>
          </table:table-cell>
          <table:table-cell office:value-type="float" office:value="0" calcext:value-type="float">
            <text:p>0</text:p>
          </table:table-cell>
          <table:table-cell office:value-type="float" office:value="8.797794" calcext:value-type="float">
            <text:p>8.79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891.12" calcext:value-type="float">
            <text:p>891.12</text:p>
          </table:table-cell>
          <table:table-cell office:value-type="float" office:value="13158.45" calcext:value-type="float">
            <text:p>1315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21633" calcext:value-type="float">
            <text:p>-6.421633</text:p>
          </table:table-cell>
          <table:table-cell office:value-type="float" office:value="16.57848" calcext:value-type="float">
            <text:p>16.57848</text:p>
          </table:table-cell>
          <table:table-cell office:value-type="float" office:value="0" calcext:value-type="float">
            <text:p>0</text:p>
          </table:table-cell>
          <table:table-cell office:value-type="float" office:value="108.4011" calcext:value-type="float">
            <text:p>108.4011</text:p>
          </table:table-cell>
          <table:table-cell office:value-type="float" office:value="641.1738" calcext:value-type="float">
            <text:p>641.1738</text:p>
          </table:table-cell>
          <table:table-cell office:value-type="float" office:value="0.007863175" calcext:value-type="float">
            <text:p>0.0078631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28045" calcext:value-type="float">
            <text:p>1.42804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41377" calcext:value-type="float">
            <text:p>-6.41377</text:p>
          </table:table-cell>
          <table:table-cell office:value-type="float" office:value="0" calcext:value-type="float">
            <text:p>0</text:p>
          </table:table-cell>
          <table:table-cell office:value-type="float" office:value="317.4671" calcext:value-type="float">
            <text:p>317.4671</text:p>
          </table:table-cell>
          <table:table-cell office:value-type="float" office:value="1094.723" calcext:value-type="float">
            <text:p>1094.723</text:p>
          </table:table-cell>
          <table:table-cell office:value-type="float" office:value="1334.681" calcext:value-type="float">
            <text:p>1334.681</text:p>
          </table:table-cell>
          <table:table-cell office:value-type="float" office:value="1331.407" calcext:value-type="float">
            <text:p>1331.407</text:p>
          </table:table-cell>
          <table:table-cell office:value-type="float" office:value="803.7255" calcext:value-type="float">
            <text:p>803.7255</text:p>
          </table:table-cell>
          <table:table-cell office:value-type="float" office:value="1105.967" calcext:value-type="float">
            <text:p>1105.967</text:p>
          </table:table-cell>
          <table:table-cell office:value-type="float" office:value="419.9968" calcext:value-type="float">
            <text:p>419.9968</text:p>
          </table:table-cell>
          <table:table-cell office:value-type="float" office:value="1878.232" calcext:value-type="float">
            <text:p>1878.232</text:p>
          </table:table-cell>
          <table:table-cell office:value-type="float" office:value="2108.498" calcext:value-type="float">
            <text:p>2108.498</text:p>
          </table:table-cell>
          <table:table-cell office:value-type="float" office:value="1678.693" calcext:value-type="float">
            <text:p>1678.693</text:p>
          </table:table-cell>
          <table:table-cell office:value-type="float" office:value="585.5689" calcext:value-type="float">
            <text:p>585.5689</text:p>
          </table:table-cell>
          <table:table-cell office:value-type="float" office:value="570.8748" calcext:value-type="float">
            <text:p>570.8748</text:p>
          </table:table-cell>
          <table:table-cell office:value-type="float" office:value="142.8546" calcext:value-type="float">
            <text:p>142.8546</text:p>
          </table:table-cell>
          <table:table-cell office:value-type="float" office:value="35.71047" calcext:value-type="float">
            <text:p>35.7104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81972" calcext:value-type="float">
            <text:p>-1.78197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1433" calcext:value-type="float">
            <text:p>-5.31433</text:p>
          </table:table-cell>
          <table:table-cell office:value-type="float" office:value="0" calcext:value-type="float">
            <text:p>0</text:p>
          </table:table-cell>
          <table:table-cell office:value-type="float" office:value="8.743874" calcext:value-type="float">
            <text:p>8.743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890.8154" calcext:value-type="float">
            <text:p>890.8154</text:p>
          </table:table-cell>
          <table:table-cell office:value-type="float" office:value="13158.45" calcext:value-type="float">
            <text:p>1315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74378" calcext:value-type="float">
            <text:p>-6.774378</text:p>
          </table:table-cell>
          <table:table-cell office:value-type="float" office:value="17.4084" calcext:value-type="float">
            <text:p>17.4084</text:p>
          </table:table-cell>
          <table:table-cell office:value-type="float" office:value="0" calcext:value-type="float">
            <text:p>0</text:p>
          </table:table-cell>
          <table:table-cell office:value-type="float" office:value="108.4616" calcext:value-type="float">
            <text:p>108.4616</text:p>
          </table:table-cell>
          <table:table-cell office:value-type="float" office:value="640.9678" calcext:value-type="float">
            <text:p>640.9678</text:p>
          </table:table-cell>
          <table:table-cell office:value-type="float" office:value="0.008315179" calcext:value-type="float">
            <text:p>0.0083151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86122" calcext:value-type="float">
            <text:p>1.786122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766063" calcext:value-type="float">
            <text:p>-6.766063</text:p>
          </table:table-cell>
          <table:table-cell office:value-type="float" office:value="0" calcext:value-type="float">
            <text:p>0</text:p>
          </table:table-cell>
          <table:table-cell office:value-type="float" office:value="317.4996" calcext:value-type="float">
            <text:p>317.4996</text:p>
          </table:table-cell>
          <table:table-cell office:value-type="float" office:value="1094.703" calcext:value-type="float">
            <text:p>1094.703</text:p>
          </table:table-cell>
          <table:table-cell office:value-type="float" office:value="1334.645" calcext:value-type="float">
            <text:p>1334.645</text:p>
          </table:table-cell>
          <table:table-cell office:value-type="float" office:value="1331.379" calcext:value-type="float">
            <text:p>1331.379</text:p>
          </table:table-cell>
          <table:table-cell office:value-type="float" office:value="803.7054" calcext:value-type="float">
            <text:p>803.7054</text:p>
          </table:table-cell>
          <table:table-cell office:value-type="float" office:value="1105.954" calcext:value-type="float">
            <text:p>1105.954</text:p>
          </table:table-cell>
          <table:table-cell office:value-type="float" office:value="419.9931" calcext:value-type="float">
            <text:p>419.9931</text:p>
          </table:table-cell>
          <table:table-cell office:value-type="float" office:value="1878.225" calcext:value-type="float">
            <text:p>1878.225</text:p>
          </table:table-cell>
          <table:table-cell office:value-type="float" office:value="2108.493" calcext:value-type="float">
            <text:p>2108.493</text:p>
          </table:table-cell>
          <table:table-cell office:value-type="float" office:value="1678.691" calcext:value-type="float">
            <text:p>1678.691</text:p>
          </table:table-cell>
          <table:table-cell office:value-type="float" office:value="585.5681" calcext:value-type="float">
            <text:p>585.5681</text:p>
          </table:table-cell>
          <table:table-cell office:value-type="float" office:value="570.8741" calcext:value-type="float">
            <text:p>570.8741</text:p>
          </table:table-cell>
          <table:table-cell office:value-type="float" office:value="142.8546" calcext:value-type="float">
            <text:p>142.8546</text:p>
          </table:table-cell>
          <table:table-cell office:value-type="float" office:value="35.71046" calcext:value-type="float">
            <text:p>35.7104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90743" calcext:value-type="float">
            <text:p>-1.79074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14333" calcext:value-type="float">
            <text:p>-5.614333</text:p>
          </table:table-cell>
          <table:table-cell office:value-type="float" office:value="0" calcext:value-type="float">
            <text:p>0</text:p>
          </table:table-cell>
          <table:table-cell office:value-type="float" office:value="8.691592" calcext:value-type="float">
            <text:p>8.69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890.1946" calcext:value-type="float">
            <text:p>890.1946</text:p>
          </table:table-cell>
          <table:table-cell office:value-type="float" office:value="13158.47" calcext:value-type="float">
            <text:p>1315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12397" calcext:value-type="float">
            <text:p>-7.412397</text:p>
          </table:table-cell>
          <table:table-cell office:value-type="float" office:value="18.64352" calcext:value-type="float">
            <text:p>18.64352</text:p>
          </table:table-cell>
          <table:table-cell office:value-type="float" office:value="0" calcext:value-type="float">
            <text:p>0</text:p>
          </table:table-cell>
          <table:table-cell office:value-type="float" office:value="108.7913" calcext:value-type="float">
            <text:p>108.7913</text:p>
          </table:table-cell>
          <table:table-cell office:value-type="float" office:value="640.4468" calcext:value-type="float">
            <text:p>640.4468</text:p>
          </table:table-cell>
          <table:table-cell office:value-type="float" office:value="0.008758979" calcext:value-type="float">
            <text:p>0.0087589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403638" calcext:value-type="float">
            <text:p>-7.403638</text:p>
          </table:table-cell>
          <table:table-cell office:value-type="float" office:value="0" calcext:value-type="float">
            <text:p>0</text:p>
          </table:table-cell>
          <table:table-cell office:value-type="float" office:value="317.5642" calcext:value-type="float">
            <text:p>317.5642</text:p>
          </table:table-cell>
          <table:table-cell office:value-type="float" office:value="1094.678" calcext:value-type="float">
            <text:p>1094.678</text:p>
          </table:table-cell>
          <table:table-cell office:value-type="float" office:value="1334.61" calcext:value-type="float">
            <text:p>1334.61</text:p>
          </table:table-cell>
          <table:table-cell office:value-type="float" office:value="1331.351" calcext:value-type="float">
            <text:p>1331.351</text:p>
          </table:table-cell>
          <table:table-cell office:value-type="float" office:value="803.6852" calcext:value-type="float">
            <text:p>803.6852</text:p>
          </table:table-cell>
          <table:table-cell office:value-type="float" office:value="1105.943" calcext:value-type="float">
            <text:p>1105.943</text:p>
          </table:table-cell>
          <table:table-cell office:value-type="float" office:value="419.9895" calcext:value-type="float">
            <text:p>419.9895</text:p>
          </table:table-cell>
          <table:table-cell office:value-type="float" office:value="1878.218" calcext:value-type="float">
            <text:p>1878.218</text:p>
          </table:table-cell>
          <table:table-cell office:value-type="float" office:value="2108.488" calcext:value-type="float">
            <text:p>2108.488</text:p>
          </table:table-cell>
          <table:table-cell office:value-type="float" office:value="1678.688" calcext:value-type="float">
            <text:p>1678.688</text:p>
          </table:table-cell>
          <table:table-cell office:value-type="float" office:value="585.5673" calcext:value-type="float">
            <text:p>585.5673</text:p>
          </table:table-cell>
          <table:table-cell office:value-type="float" office:value="570.8735" calcext:value-type="float">
            <text:p>570.8735</text:p>
          </table:table-cell>
          <table:table-cell office:value-type="float" office:value="142.8546" calcext:value-type="float">
            <text:p>142.8546</text:p>
          </table:table-cell>
          <table:table-cell office:value-type="float" office:value="35.71045" calcext:value-type="float">
            <text:p>35.710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952109" calcext:value-type="float">
            <text:p>-1.95210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20018" calcext:value-type="float">
            <text:p>-6.20018</text:p>
          </table:table-cell>
          <table:table-cell office:value-type="float" office:value="0" calcext:value-type="float">
            <text:p>0</text:p>
          </table:table-cell>
          <table:table-cell office:value-type="float" office:value="8.639892" calcext:value-type="float">
            <text:p>8.639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889.2666" calcext:value-type="float">
            <text:p>889.2666</text:p>
          </table:table-cell>
          <table:table-cell office:value-type="float" office:value="13158.52" calcext:value-type="float">
            <text:p>13158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28433" calcext:value-type="float">
            <text:p>-8.328433</text:p>
          </table:table-cell>
          <table:table-cell office:value-type="float" office:value="21.64779" calcext:value-type="float">
            <text:p>21.64779</text:p>
          </table:table-cell>
          <table:table-cell office:value-type="float" office:value="0" calcext:value-type="float">
            <text:p>0</text:p>
          </table:table-cell>
          <table:table-cell office:value-type="float" office:value="109.3744" calcext:value-type="float">
            <text:p>109.3744</text:p>
          </table:table-cell>
          <table:table-cell office:value-type="float" office:value="639.6363" calcext:value-type="float">
            <text:p>639.6363</text:p>
          </table:table-cell>
          <table:table-cell office:value-type="float" office:value="0.009195498" calcext:value-type="float">
            <text:p>0.0091954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319238" calcext:value-type="float">
            <text:p>-8.319238</text:p>
          </table:table-cell>
          <table:table-cell office:value-type="float" office:value="0" calcext:value-type="float">
            <text:p>0</text:p>
          </table:table-cell>
          <table:table-cell office:value-type="float" office:value="317.6452" calcext:value-type="float">
            <text:p>317.6452</text:p>
          </table:table-cell>
          <table:table-cell office:value-type="float" office:value="1094.647" calcext:value-type="float">
            <text:p>1094.647</text:p>
          </table:table-cell>
          <table:table-cell office:value-type="float" office:value="1334.575" calcext:value-type="float">
            <text:p>1334.575</text:p>
          </table:table-cell>
          <table:table-cell office:value-type="float" office:value="1331.323" calcext:value-type="float">
            <text:p>1331.323</text:p>
          </table:table-cell>
          <table:table-cell office:value-type="float" office:value="803.665" calcext:value-type="float">
            <text:p>803.665</text:p>
          </table:table-cell>
          <table:table-cell office:value-type="float" office:value="1105.931" calcext:value-type="float">
            <text:p>1105.931</text:p>
          </table:table-cell>
          <table:table-cell office:value-type="float" office:value="419.986" calcext:value-type="float">
            <text:p>419.986</text:p>
          </table:table-cell>
          <table:table-cell office:value-type="float" office:value="1878.211" calcext:value-type="float">
            <text:p>1878.211</text:p>
          </table:table-cell>
          <table:table-cell office:value-type="float" office:value="2108.482" calcext:value-type="float">
            <text:p>2108.482</text:p>
          </table:table-cell>
          <table:table-cell office:value-type="float" office:value="1678.685" calcext:value-type="float">
            <text:p>1678.685</text:p>
          </table:table-cell>
          <table:table-cell office:value-type="float" office:value="585.5664" calcext:value-type="float">
            <text:p>585.5664</text:p>
          </table:table-cell>
          <table:table-cell office:value-type="float" office:value="570.8729" calcext:value-type="float">
            <text:p>570.8729</text:p>
          </table:table-cell>
          <table:table-cell office:value-type="float" office:value="142.8545" calcext:value-type="float">
            <text:p>142.8545</text:p>
          </table:table-cell>
          <table:table-cell office:value-type="float" office:value="35.71043" calcext:value-type="float">
            <text:p>35.71043</text:p>
          </table:table-cell>
          <table:table-cell office:value-type="float" office:value="0" calcext:value-type="float">
            <text:p>0</text:p>
          </table:table-cell>
          <table:table-cell office:value-type="float" office:value="-0.0000000262198" calcext:value-type="float">
            <text:p>-2.6219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63636" calcext:value-type="float">
            <text:p>-7.063636</text:p>
          </table:table-cell>
          <table:table-cell office:value-type="float" office:value="0" calcext:value-type="float">
            <text:p>0</text:p>
          </table:table-cell>
          <table:table-cell office:value-type="float" office:value="8.58779" calcext:value-type="float">
            <text:p>8.58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889.0078" calcext:value-type="float">
            <text:p>889.0078</text:p>
          </table:table-cell>
          <table:table-cell office:value-type="float" office:value="13158.51" calcext:value-type="float">
            <text:p>1315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44248" calcext:value-type="float">
            <text:p>-8.644248</text:p>
          </table:table-cell>
          <table:table-cell office:value-type="float" office:value="23.303" calcext:value-type="float">
            <text:p>23.303</text:p>
          </table:table-cell>
          <table:table-cell office:value-type="float" office:value="0" calcext:value-type="float">
            <text:p>0</text:p>
          </table:table-cell>
          <table:table-cell office:value-type="float" office:value="109.3843" calcext:value-type="float">
            <text:p>109.3843</text:p>
          </table:table-cell>
          <table:table-cell office:value-type="float" office:value="639.4907" calcext:value-type="float">
            <text:p>639.4907</text:p>
          </table:table-cell>
          <table:table-cell office:value-type="float" office:value="0.009635033" calcext:value-type="float">
            <text:p>0.0096350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634613" calcext:value-type="float">
            <text:p>-8.634613</text:p>
          </table:table-cell>
          <table:table-cell office:value-type="float" office:value="0" calcext:value-type="float">
            <text:p>0</text:p>
          </table:table-cell>
          <table:table-cell office:value-type="float" office:value="317.6669" calcext:value-type="float">
            <text:p>317.6669</text:p>
          </table:table-cell>
          <table:table-cell office:value-type="float" office:value="1094.615" calcext:value-type="float">
            <text:p>1094.615</text:p>
          </table:table-cell>
          <table:table-cell office:value-type="float" office:value="1334.539" calcext:value-type="float">
            <text:p>1334.539</text:p>
          </table:table-cell>
          <table:table-cell office:value-type="float" office:value="1331.294" calcext:value-type="float">
            <text:p>1331.294</text:p>
          </table:table-cell>
          <table:table-cell office:value-type="float" office:value="803.645" calcext:value-type="float">
            <text:p>803.645</text:p>
          </table:table-cell>
          <table:table-cell office:value-type="float" office:value="1105.918" calcext:value-type="float">
            <text:p>1105.918</text:p>
          </table:table-cell>
          <table:table-cell office:value-type="float" office:value="419.9824" calcext:value-type="float">
            <text:p>419.9824</text:p>
          </table:table-cell>
          <table:table-cell office:value-type="float" office:value="1878.203" calcext:value-type="float">
            <text:p>1878.203</text:p>
          </table:table-cell>
          <table:table-cell office:value-type="float" office:value="2108.477" calcext:value-type="float">
            <text:p>2108.477</text:p>
          </table:table-cell>
          <table:table-cell office:value-type="float" office:value="1678.682" calcext:value-type="float">
            <text:p>1678.682</text:p>
          </table:table-cell>
          <table:table-cell office:value-type="float" office:value="585.5656" calcext:value-type="float">
            <text:p>585.5656</text:p>
          </table:table-cell>
          <table:table-cell office:value-type="float" office:value="570.8723" calcext:value-type="float">
            <text:p>570.8723</text:p>
          </table:table-cell>
          <table:table-cell office:value-type="float" office:value="142.8545" calcext:value-type="float">
            <text:p>142.8545</text:p>
          </table:table-cell>
          <table:table-cell office:value-type="float" office:value="35.71041" calcext:value-type="float">
            <text:p>35.71041</text:p>
          </table:table-cell>
          <table:table-cell office:value-type="float" office:value="0" calcext:value-type="float">
            <text:p>0</text:p>
          </table:table-cell>
          <table:table-cell office:value-type="float" office:value="-0.00000002590993" calcext:value-type="float">
            <text:p>-2.59099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213" calcext:value-type="float">
            <text:p>-7.3213</text:p>
          </table:table-cell>
          <table:table-cell office:value-type="float" office:value="0" calcext:value-type="float">
            <text:p>0</text:p>
          </table:table-cell>
          <table:table-cell office:value-type="float" office:value="8.530115" calcext:value-type="float">
            <text:p>8.53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888.5377" calcext:value-type="float">
            <text:p>888.5377</text:p>
          </table:table-cell>
          <table:table-cell office:value-type="float" office:value="13158.52" calcext:value-type="float">
            <text:p>13158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44908" calcext:value-type="float">
            <text:p>-9.144908</text:p>
          </table:table-cell>
          <table:table-cell office:value-type="float" office:value="24.35425" calcext:value-type="float">
            <text:p>24.35425</text:p>
          </table:table-cell>
          <table:table-cell office:value-type="float" office:value="0" calcext:value-type="float">
            <text:p>0</text:p>
          </table:table-cell>
          <table:table-cell office:value-type="float" office:value="109.5693" calcext:value-type="float">
            <text:p>109.5693</text:p>
          </table:table-cell>
          <table:table-cell office:value-type="float" office:value="639.1236" calcext:value-type="float">
            <text:p>639.1236</text:p>
          </table:table-cell>
          <table:table-cell office:value-type="float" office:value="0.01008735" calcext:value-type="float">
            <text:p>0.010087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134821" calcext:value-type="float">
            <text:p>-9.134821</text:p>
          </table:table-cell>
          <table:table-cell office:value-type="float" office:value="0" calcext:value-type="float">
            <text:p>0</text:p>
          </table:table-cell>
          <table:table-cell office:value-type="float" office:value="317.7195" calcext:value-type="float">
            <text:p>317.7195</text:p>
          </table:table-cell>
          <table:table-cell office:value-type="float" office:value="1094.588" calcext:value-type="float">
            <text:p>1094.588</text:p>
          </table:table-cell>
          <table:table-cell office:value-type="float" office:value="1334.505" calcext:value-type="float">
            <text:p>1334.505</text:p>
          </table:table-cell>
          <table:table-cell office:value-type="float" office:value="1331.266" calcext:value-type="float">
            <text:p>1331.266</text:p>
          </table:table-cell>
          <table:table-cell office:value-type="float" office:value="803.6251" calcext:value-type="float">
            <text:p>803.6251</text:p>
          </table:table-cell>
          <table:table-cell office:value-type="float" office:value="1105.907" calcext:value-type="float">
            <text:p>1105.907</text:p>
          </table:table-cell>
          <table:table-cell office:value-type="float" office:value="419.9788" calcext:value-type="float">
            <text:p>419.9788</text:p>
          </table:table-cell>
          <table:table-cell office:value-type="float" office:value="1878.196" calcext:value-type="float">
            <text:p>1878.196</text:p>
          </table:table-cell>
          <table:table-cell office:value-type="float" office:value="2108.472" calcext:value-type="float">
            <text:p>2108.472</text:p>
          </table:table-cell>
          <table:table-cell office:value-type="float" office:value="1678.679" calcext:value-type="float">
            <text:p>1678.679</text:p>
          </table:table-cell>
          <table:table-cell office:value-type="float" office:value="585.5648" calcext:value-type="float">
            <text:p>585.5648</text:p>
          </table:table-cell>
          <table:table-cell office:value-type="float" office:value="570.8716" calcext:value-type="float">
            <text:p>570.8716</text:p>
          </table:table-cell>
          <table:table-cell office:value-type="float" office:value="142.8544" calcext:value-type="float">
            <text:p>142.8544</text:p>
          </table:table-cell>
          <table:table-cell office:value-type="float" office:value="35.7104" calcext:value-type="float">
            <text:p>35.7104</text:p>
          </table:table-cell>
          <table:table-cell office:value-type="float" office:value="0" calcext:value-type="float">
            <text:p>0</text:p>
          </table:table-cell>
          <table:table-cell office:value-type="float" office:value="-0.00000002632483" calcext:value-type="float">
            <text:p>-2.63248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66783" calcext:value-type="float">
            <text:p>-7.766783</text:p>
          </table:table-cell>
          <table:table-cell office:value-type="float" office:value="0" calcext:value-type="float">
            <text:p>0</text:p>
          </table:table-cell>
          <table:table-cell office:value-type="float" office:value="8.475446" calcext:value-type="float">
            <text:p>8.475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887.5371" calcext:value-type="float">
            <text:p>887.5371</text:p>
          </table:table-cell>
          <table:table-cell office:value-type="float" office:value="13158.58" calcext:value-type="float">
            <text:p>1315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1858" calcext:value-type="float">
            <text:p>-10.11858</text:p>
          </table:table-cell>
          <table:table-cell office:value-type="float" office:value="26.18309" calcext:value-type="float">
            <text:p>26.18309</text:p>
          </table:table-cell>
          <table:table-cell office:value-type="float" office:value="0" calcext:value-type="float">
            <text:p>0</text:p>
          </table:table-cell>
          <table:table-cell office:value-type="float" office:value="110.1767" calcext:value-type="float">
            <text:p>110.1767</text:p>
          </table:table-cell>
          <table:table-cell office:value-type="float" office:value="638.2418" calcext:value-type="float">
            <text:p>638.2418</text:p>
          </table:table-cell>
          <table:table-cell office:value-type="float" office:value="0.01055273" calcext:value-type="float">
            <text:p>0.010552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.10803" calcext:value-type="float">
            <text:p>-10.10803</text:p>
          </table:table-cell>
          <table:table-cell office:value-type="float" office:value="0" calcext:value-type="float">
            <text:p>0</text:p>
          </table:table-cell>
          <table:table-cell office:value-type="float" office:value="317.8167" calcext:value-type="float">
            <text:p>317.8167</text:p>
          </table:table-cell>
          <table:table-cell office:value-type="float" office:value="1094.556" calcext:value-type="float">
            <text:p>1094.556</text:p>
          </table:table-cell>
          <table:table-cell office:value-type="float" office:value="1334.465" calcext:value-type="float">
            <text:p>1334.465</text:p>
          </table:table-cell>
          <table:table-cell office:value-type="float" office:value="1331.237" calcext:value-type="float">
            <text:p>1331.237</text:p>
          </table:table-cell>
          <table:table-cell office:value-type="float" office:value="803.6044" calcext:value-type="float">
            <text:p>803.6044</text:p>
          </table:table-cell>
          <table:table-cell office:value-type="float" office:value="1105.895" calcext:value-type="float">
            <text:p>1105.895</text:p>
          </table:table-cell>
          <table:table-cell office:value-type="float" office:value="419.9752" calcext:value-type="float">
            <text:p>419.9752</text:p>
          </table:table-cell>
          <table:table-cell office:value-type="float" office:value="1878.189" calcext:value-type="float">
            <text:p>1878.189</text:p>
          </table:table-cell>
          <table:table-cell office:value-type="float" office:value="2108.467" calcext:value-type="float">
            <text:p>2108.467</text:p>
          </table:table-cell>
          <table:table-cell office:value-type="float" office:value="1678.677" calcext:value-type="float">
            <text:p>1678.677</text:p>
          </table:table-cell>
          <table:table-cell office:value-type="float" office:value="585.564" calcext:value-type="float">
            <text:p>585.564</text:p>
          </table:table-cell>
          <table:table-cell office:value-type="float" office:value="570.8709" calcext:value-type="float">
            <text:p>570.8709</text:p>
          </table:table-cell>
          <table:table-cell office:value-type="float" office:value="142.8544" calcext:value-type="float">
            <text:p>142.8544</text:p>
          </table:table-cell>
          <table:table-cell office:value-type="float" office:value="35.71039" calcext:value-type="float">
            <text:p>35.71039</text:p>
          </table:table-cell>
          <table:table-cell office:value-type="float" office:value="0" calcext:value-type="float">
            <text:p>0</text:p>
          </table:table-cell>
          <table:table-cell office:value-type="float" office:value="-0.00000003314506" calcext:value-type="float">
            <text:p>-3.31450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689558" calcext:value-type="float">
            <text:p>-8.689558</text:p>
          </table:table-cell>
          <table:table-cell office:value-type="float" office:value="0" calcext:value-type="float">
            <text:p>0</text:p>
          </table:table-cell>
          <table:table-cell office:value-type="float" office:value="8.424985" calcext:value-type="float">
            <text:p>8.424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885.999" calcext:value-type="float">
            <text:p>885.999</text:p>
          </table:table-cell>
          <table:table-cell office:value-type="float" office:value="13158.69" calcext:value-type="float">
            <text:p>13158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6812" calcext:value-type="float">
            <text:p>-11.56812</text:p>
          </table:table-cell>
          <table:table-cell office:value-type="float" office:value="30.04606" calcext:value-type="float">
            <text:p>30.04606</text:p>
          </table:table-cell>
          <table:table-cell office:value-type="float" office:value="0" calcext:value-type="float">
            <text:p>0</text:p>
          </table:table-cell>
          <table:table-cell office:value-type="float" office:value="111.1111" calcext:value-type="float">
            <text:p>111.1111</text:p>
          </table:table-cell>
          <table:table-cell office:value-type="float" office:value="636.9158" calcext:value-type="float">
            <text:p>636.9158</text:p>
          </table:table-cell>
          <table:table-cell office:value-type="float" office:value="0.01107778" calcext:value-type="float">
            <text:p>0.011077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.55704" calcext:value-type="float">
            <text:p>-11.55704</text:p>
          </table:table-cell>
          <table:table-cell office:value-type="float" office:value="0" calcext:value-type="float">
            <text:p>0</text:p>
          </table:table-cell>
          <table:table-cell office:value-type="float" office:value="317.9521" calcext:value-type="float">
            <text:p>317.9521</text:p>
          </table:table-cell>
          <table:table-cell office:value-type="float" office:value="1094.487" calcext:value-type="float">
            <text:p>1094.487</text:p>
          </table:table-cell>
          <table:table-cell office:value-type="float" office:value="1334.401" calcext:value-type="float">
            <text:p>1334.401</text:p>
          </table:table-cell>
          <table:table-cell office:value-type="float" office:value="1331.188" calcext:value-type="float">
            <text:p>1331.188</text:p>
          </table:table-cell>
          <table:table-cell office:value-type="float" office:value="803.5773" calcext:value-type="float">
            <text:p>803.5773</text:p>
          </table:table-cell>
          <table:table-cell office:value-type="float" office:value="1105.88" calcext:value-type="float">
            <text:p>1105.88</text:p>
          </table:table-cell>
          <table:table-cell office:value-type="float" office:value="419.9714" calcext:value-type="float">
            <text:p>419.9714</text:p>
          </table:table-cell>
          <table:table-cell office:value-type="float" office:value="1878.182" calcext:value-type="float">
            <text:p>1878.182</text:p>
          </table:table-cell>
          <table:table-cell office:value-type="float" office:value="2108.462" calcext:value-type="float">
            <text:p>2108.462</text:p>
          </table:table-cell>
          <table:table-cell office:value-type="float" office:value="1678.674" calcext:value-type="float">
            <text:p>1678.674</text:p>
          </table:table-cell>
          <table:table-cell office:value-type="float" office:value="585.5632" calcext:value-type="float">
            <text:p>585.5632</text:p>
          </table:table-cell>
          <table:table-cell office:value-type="float" office:value="570.8704" calcext:value-type="float">
            <text:p>570.8704</text:p>
          </table:table-cell>
          <table:table-cell office:value-type="float" office:value="142.8543" calcext:value-type="float">
            <text:p>142.8543</text:p>
          </table:table-cell>
          <table:table-cell office:value-type="float" office:value="35.71037" calcext:value-type="float">
            <text:p>35.71037</text:p>
          </table:table-cell>
          <table:table-cell office:value-type="float" office:value="0" calcext:value-type="float">
            <text:p>0</text:p>
          </table:table-cell>
          <table:table-cell office:value-type="float" office:value="-0.00000007162411" calcext:value-type="float">
            <text:p>-7.16241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0028" calcext:value-type="float">
            <text:p>-10.10028</text:p>
          </table:table-cell>
          <table:table-cell office:value-type="float" office:value="0" calcext:value-type="float">
            <text:p>0</text:p>
          </table:table-cell>
          <table:table-cell office:value-type="float" office:value="8.386581" calcext:value-type="float">
            <text:p>8.386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884.882" calcext:value-type="float">
            <text:p>884.882</text:p>
          </table:table-cell>
          <table:table-cell office:value-type="float" office:value="13158.74" calcext:value-type="float">
            <text:p>13158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5103" calcext:value-type="float">
            <text:p>-12.65103</text:p>
          </table:table-cell>
          <table:table-cell office:value-type="float" office:value="34.77011" calcext:value-type="float">
            <text:p>34.77011</text:p>
          </table:table-cell>
          <table:table-cell office:value-type="float" office:value="0" calcext:value-type="float">
            <text:p>0</text:p>
          </table:table-cell>
          <table:table-cell office:value-type="float" office:value="111.6159" calcext:value-type="float">
            <text:p>111.6159</text:p>
          </table:table-cell>
          <table:table-cell office:value-type="float" office:value="636.0616" calcext:value-type="float">
            <text:p>636.0616</text:p>
          </table:table-cell>
          <table:table-cell office:value-type="float" office:value="0.01166534" calcext:value-type="float">
            <text:p>0.011665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63937" calcext:value-type="float">
            <text:p>-12.63937</text:p>
          </table:table-cell>
          <table:table-cell office:value-type="float" office:value="0" calcext:value-type="float">
            <text:p>0</text:p>
          </table:table-cell>
          <table:table-cell office:value-type="float" office:value="318.0522" calcext:value-type="float">
            <text:p>318.0522</text:p>
          </table:table-cell>
          <table:table-cell office:value-type="float" office:value="1094.407" calcext:value-type="float">
            <text:p>1094.407</text:p>
          </table:table-cell>
          <table:table-cell office:value-type="float" office:value="1334.325" calcext:value-type="float">
            <text:p>1334.325</text:p>
          </table:table-cell>
          <table:table-cell office:value-type="float" office:value="1331.115" calcext:value-type="float">
            <text:p>1331.115</text:p>
          </table:table-cell>
          <table:table-cell office:value-type="float" office:value="803.5399" calcext:value-type="float">
            <text:p>803.5399</text:p>
          </table:table-cell>
          <table:table-cell office:value-type="float" office:value="1105.86" calcext:value-type="float">
            <text:p>1105.86</text:p>
          </table:table-cell>
          <table:table-cell office:value-type="float" office:value="419.9667" calcext:value-type="float">
            <text:p>419.9667</text:p>
          </table:table-cell>
          <table:table-cell office:value-type="float" office:value="1878.174" calcext:value-type="float">
            <text:p>1878.174</text:p>
          </table:table-cell>
          <table:table-cell office:value-type="float" office:value="2108.457" calcext:value-type="float">
            <text:p>2108.457</text:p>
          </table:table-cell>
          <table:table-cell office:value-type="float" office:value="1678.671" calcext:value-type="float">
            <text:p>1678.671</text:p>
          </table:table-cell>
          <table:table-cell office:value-type="float" office:value="585.5624" calcext:value-type="float">
            <text:p>585.5624</text:p>
          </table:table-cell>
          <table:table-cell office:value-type="float" office:value="570.8698" calcext:value-type="float">
            <text:p>570.8698</text:p>
          </table:table-cell>
          <table:table-cell office:value-type="float" office:value="142.8543" calcext:value-type="float">
            <text:p>142.8543</text:p>
          </table:table-cell>
          <table:table-cell office:value-type="float" office:value="35.71036" calcext:value-type="float">
            <text:p>35.71036</text:p>
          </table:table-cell>
          <table:table-cell office:value-type="float" office:value="0" calcext:value-type="float">
            <text:p>0</text:p>
          </table:table-cell>
          <table:table-cell office:value-type="float" office:value="-0.0000001008005" calcext:value-type="float">
            <text:p>-1.00800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13611" calcext:value-type="float">
            <text:p>-11.13611</text:p>
          </table:table-cell>
          <table:table-cell office:value-type="float" office:value="0" calcext:value-type="float">
            <text:p>0</text:p>
          </table:table-cell>
          <table:table-cell office:value-type="float" office:value="8.340094" calcext:value-type="float">
            <text:p>8.34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884.7245" calcext:value-type="float">
            <text:p>884.7245</text:p>
          </table:table-cell>
          <table:table-cell office:value-type="float" office:value="13158.71" calcext:value-type="float">
            <text:p>13158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0086" calcext:value-type="float">
            <text:p>-12.90086</text:p>
          </table:table-cell>
          <table:table-cell office:value-type="float" office:value="35.70139" calcext:value-type="float">
            <text:p>35.70139</text:p>
          </table:table-cell>
          <table:table-cell office:value-type="float" office:value="0" calcext:value-type="float">
            <text:p>0</text:p>
          </table:table-cell>
          <table:table-cell office:value-type="float" office:value="111.5422" calcext:value-type="float">
            <text:p>111.5422</text:p>
          </table:table-cell>
          <table:table-cell office:value-type="float" office:value="636.0426" calcext:value-type="float">
            <text:p>636.0426</text:p>
          </table:table-cell>
          <table:table-cell office:value-type="float" office:value="0.01219331" calcext:value-type="float">
            <text:p>0.01219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.88867" calcext:value-type="float">
            <text:p>-12.88867</text:p>
          </table:table-cell>
          <table:table-cell office:value-type="float" office:value="0" calcext:value-type="float">
            <text:p>0</text:p>
          </table:table-cell>
          <table:table-cell office:value-type="float" office:value="318.0635" calcext:value-type="float">
            <text:p>318.0635</text:p>
          </table:table-cell>
          <table:table-cell office:value-type="float" office:value="1094.377" calcext:value-type="float">
            <text:p>1094.377</text:p>
          </table:table-cell>
          <table:table-cell office:value-type="float" office:value="1334.284" calcext:value-type="float">
            <text:p>1334.284</text:p>
          </table:table-cell>
          <table:table-cell office:value-type="float" office:value="1331.07" calcext:value-type="float">
            <text:p>1331.07</text:p>
          </table:table-cell>
          <table:table-cell office:value-type="float" office:value="803.5116" calcext:value-type="float">
            <text:p>803.5116</text:p>
          </table:table-cell>
          <table:table-cell office:value-type="float" office:value="1105.843" calcext:value-type="float">
            <text:p>1105.843</text:p>
          </table:table-cell>
          <table:table-cell office:value-type="float" office:value="419.9621" calcext:value-type="float">
            <text:p>419.9621</text:p>
          </table:table-cell>
          <table:table-cell office:value-type="float" office:value="1878.166" calcext:value-type="float">
            <text:p>1878.166</text:p>
          </table:table-cell>
          <table:table-cell office:value-type="float" office:value="2108.452" calcext:value-type="float">
            <text:p>2108.452</text:p>
          </table:table-cell>
          <table:table-cell office:value-type="float" office:value="1678.669" calcext:value-type="float">
            <text:p>1678.669</text:p>
          </table:table-cell>
          <table:table-cell office:value-type="float" office:value="585.5616" calcext:value-type="float">
            <text:p>585.5616</text:p>
          </table:table-cell>
          <table:table-cell office:value-type="float" office:value="570.8691" calcext:value-type="float">
            <text:p>570.8691</text:p>
          </table:table-cell>
          <table:table-cell office:value-type="float" office:value="142.8543" calcext:value-type="float">
            <text:p>142.8543</text:p>
          </table:table-cell>
          <table:table-cell office:value-type="float" office:value="35.71035" calcext:value-type="float">
            <text:p>35.71035</text:p>
          </table:table-cell>
          <table:table-cell office:value-type="float" office:value="0" calcext:value-type="float">
            <text:p>0</text:p>
          </table:table-cell>
          <table:table-cell office:value-type="float" office:value="-0.0000001024195" calcext:value-type="float">
            <text:p>-1.02419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31422" calcext:value-type="float">
            <text:p>-11.31422</text:p>
          </table:table-cell>
          <table:table-cell office:value-type="float" office:value="0" calcext:value-type="float">
            <text:p>0</text:p>
          </table:table-cell>
          <table:table-cell office:value-type="float" office:value="8.268789" calcext:value-type="float">
            <text:p>8.268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884.6108" calcext:value-type="float">
            <text:p>884.6108</text:p>
          </table:table-cell>
          <table:table-cell office:value-type="float" office:value="13158.68" calcext:value-type="float">
            <text:p>1315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9524" calcext:value-type="float">
            <text:p>-13.09524</text:p>
          </table:table-cell>
          <table:table-cell office:value-type="float" office:value="36.32375" calcext:value-type="float">
            <text:p>36.32375</text:p>
          </table:table-cell>
          <table:table-cell office:value-type="float" office:value="0" calcext:value-type="float">
            <text:p>0</text:p>
          </table:table-cell>
          <table:table-cell office:value-type="float" office:value="111.4656" calcext:value-type="float">
            <text:p>111.4656</text:p>
          </table:table-cell>
          <table:table-cell office:value-type="float" office:value="636.0325" calcext:value-type="float">
            <text:p>636.0325</text:p>
          </table:table-cell>
          <table:table-cell office:value-type="float" office:value="0.01269884" calcext:value-type="float">
            <text:p>0.012698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08254" calcext:value-type="float">
            <text:p>-13.08254</text:p>
          </table:table-cell>
          <table:table-cell office:value-type="float" office:value="0" calcext:value-type="float">
            <text:p>0</text:p>
          </table:table-cell>
          <table:table-cell office:value-type="float" office:value="318.0732" calcext:value-type="float">
            <text:p>318.0732</text:p>
          </table:table-cell>
          <table:table-cell office:value-type="float" office:value="1094.358" calcext:value-type="float">
            <text:p>1094.358</text:p>
          </table:table-cell>
          <table:table-cell office:value-type="float" office:value="1334.25" calcext:value-type="float">
            <text:p>1334.25</text:p>
          </table:table-cell>
          <table:table-cell office:value-type="float" office:value="1331.041" calcext:value-type="float">
            <text:p>1331.041</text:p>
          </table:table-cell>
          <table:table-cell office:value-type="float" office:value="803.4896" calcext:value-type="float">
            <text:p>803.4896</text:p>
          </table:table-cell>
          <table:table-cell office:value-type="float" office:value="1105.829" calcext:value-type="float">
            <text:p>1105.829</text:p>
          </table:table-cell>
          <table:table-cell office:value-type="float" office:value="419.9582" calcext:value-type="float">
            <text:p>419.9582</text:p>
          </table:table-cell>
          <table:table-cell office:value-type="float" office:value="1878.158" calcext:value-type="float">
            <text:p>1878.158</text:p>
          </table:table-cell>
          <table:table-cell office:value-type="float" office:value="2108.447" calcext:value-type="float">
            <text:p>2108.447</text:p>
          </table:table-cell>
          <table:table-cell office:value-type="float" office:value="1678.666" calcext:value-type="float">
            <text:p>1678.666</text:p>
          </table:table-cell>
          <table:table-cell office:value-type="float" office:value="585.5609" calcext:value-type="float">
            <text:p>585.5609</text:p>
          </table:table-cell>
          <table:table-cell office:value-type="float" office:value="570.8685" calcext:value-type="float">
            <text:p>570.8685</text:p>
          </table:table-cell>
          <table:table-cell office:value-type="float" office:value="142.8542" calcext:value-type="float">
            <text:p>142.8542</text:p>
          </table:table-cell>
          <table:table-cell office:value-type="float" office:value="35.71033" calcext:value-type="float">
            <text:p>35.71033</text:p>
          </table:table-cell>
          <table:table-cell office:value-type="float" office:value="0" calcext:value-type="float">
            <text:p>0</text:p>
          </table:table-cell>
          <table:table-cell office:value-type="float" office:value="-0.0000001021077" calcext:value-type="float">
            <text:p>-1.02107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44863" calcext:value-type="float">
            <text:p>-11.44863</text:p>
          </table:table-cell>
          <table:table-cell office:value-type="float" office:value="0" calcext:value-type="float">
            <text:p>0</text:p>
          </table:table-cell>
          <table:table-cell office:value-type="float" office:value="8.2092" calcext:value-type="float">
            <text:p>8.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884.5157" calcext:value-type="float">
            <text:p>884.5157</text:p>
          </table:table-cell>
          <table:table-cell office:value-type="float" office:value="13158.66" calcext:value-type="float">
            <text:p>1315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667" calcext:value-type="float">
            <text:p>-13.2667</text:p>
          </table:table-cell>
          <table:table-cell office:value-type="float" office:value="36.29894" calcext:value-type="float">
            <text:p>36.29894</text:p>
          </table:table-cell>
          <table:table-cell office:value-type="float" office:value="0" calcext:value-type="float">
            <text:p>0</text:p>
          </table:table-cell>
          <table:table-cell office:value-type="float" office:value="111.3915" calcext:value-type="float">
            <text:p>111.3915</text:p>
          </table:table-cell>
          <table:table-cell office:value-type="float" office:value="636.027" calcext:value-type="float">
            <text:p>636.027</text:p>
          </table:table-cell>
          <table:table-cell office:value-type="float" office:value="0.01316884" calcext:value-type="float">
            <text:p>0.013168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25353" calcext:value-type="float">
            <text:p>-13.25353</text:p>
          </table:table-cell>
          <table:table-cell office:value-type="float" office:value="0" calcext:value-type="float">
            <text:p>0</text:p>
          </table:table-cell>
          <table:table-cell office:value-type="float" office:value="318.0814" calcext:value-type="float">
            <text:p>318.0814</text:p>
          </table:table-cell>
          <table:table-cell office:value-type="float" office:value="1094.345" calcext:value-type="float">
            <text:p>1094.345</text:p>
          </table:table-cell>
          <table:table-cell office:value-type="float" office:value="1334.221" calcext:value-type="float">
            <text:p>1334.221</text:p>
          </table:table-cell>
          <table:table-cell office:value-type="float" office:value="1331.014" calcext:value-type="float">
            <text:p>1331.014</text:p>
          </table:table-cell>
          <table:table-cell office:value-type="float" office:value="803.4697" calcext:value-type="float">
            <text:p>803.4697</text:p>
          </table:table-cell>
          <table:table-cell office:value-type="float" office:value="1105.817" calcext:value-type="float">
            <text:p>1105.817</text:p>
          </table:table-cell>
          <table:table-cell office:value-type="float" office:value="419.9544" calcext:value-type="float">
            <text:p>419.9544</text:p>
          </table:table-cell>
          <table:table-cell office:value-type="float" office:value="1878.15" calcext:value-type="float">
            <text:p>1878.15</text:p>
          </table:table-cell>
          <table:table-cell office:value-type="float" office:value="2108.441" calcext:value-type="float">
            <text:p>2108.441</text:p>
          </table:table-cell>
          <table:table-cell office:value-type="float" office:value="1678.663" calcext:value-type="float">
            <text:p>1678.663</text:p>
          </table:table-cell>
          <table:table-cell office:value-type="float" office:value="585.5601" calcext:value-type="float">
            <text:p>585.5601</text:p>
          </table:table-cell>
          <table:table-cell office:value-type="float" office:value="570.868" calcext:value-type="float">
            <text:p>570.868</text:p>
          </table:table-cell>
          <table:table-cell office:value-type="float" office:value="142.8542" calcext:value-type="float">
            <text:p>142.8542</text:p>
          </table:table-cell>
          <table:table-cell office:value-type="float" office:value="35.71032" calcext:value-type="float">
            <text:p>35.71032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7186" calcext:value-type="float">
            <text:p>-1.01718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56405" calcext:value-type="float">
            <text:p>-11.56405</text:p>
          </table:table-cell>
          <table:table-cell office:value-type="float" office:value="0" calcext:value-type="float">
            <text:p>0</text:p>
          </table:table-cell>
          <table:table-cell office:value-type="float" office:value="8.15353" calcext:value-type="float">
            <text:p>8.1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884.4021" calcext:value-type="float">
            <text:p>884.4021</text:p>
          </table:table-cell>
          <table:table-cell office:value-type="float" office:value="13158.64" calcext:value-type="float">
            <text:p>1315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4529" calcext:value-type="float">
            <text:p>-13.44529</text:p>
          </table:table-cell>
          <table:table-cell office:value-type="float" office:value="36.92439" calcext:value-type="float">
            <text:p>36.92439</text:p>
          </table:table-cell>
          <table:table-cell office:value-type="float" office:value="0" calcext:value-type="float">
            <text:p>0</text:p>
          </table:table-cell>
          <table:table-cell office:value-type="float" office:value="111.3093" calcext:value-type="float">
            <text:p>111.3093</text:p>
          </table:table-cell>
          <table:table-cell office:value-type="float" office:value="635.9982" calcext:value-type="float">
            <text:p>635.9982</text:p>
          </table:table-cell>
          <table:table-cell office:value-type="float" office:value="0.01364322" calcext:value-type="float">
            <text:p>0.013643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43164" calcext:value-type="float">
            <text:p>-13.43164</text:p>
          </table:table-cell>
          <table:table-cell office:value-type="float" office:value="0" calcext:value-type="float">
            <text:p>0</text:p>
          </table:table-cell>
          <table:table-cell office:value-type="float" office:value="318.0947" calcext:value-type="float">
            <text:p>318.0947</text:p>
          </table:table-cell>
          <table:table-cell office:value-type="float" office:value="1094.332" calcext:value-type="float">
            <text:p>1094.332</text:p>
          </table:table-cell>
          <table:table-cell office:value-type="float" office:value="1334.194" calcext:value-type="float">
            <text:p>1334.194</text:p>
          </table:table-cell>
          <table:table-cell office:value-type="float" office:value="1330.988" calcext:value-type="float">
            <text:p>1330.988</text:p>
          </table:table-cell>
          <table:table-cell office:value-type="float" office:value="803.4509" calcext:value-type="float">
            <text:p>803.4509</text:p>
          </table:table-cell>
          <table:table-cell office:value-type="float" office:value="1105.805" calcext:value-type="float">
            <text:p>1105.805</text:p>
          </table:table-cell>
          <table:table-cell office:value-type="float" office:value="419.9509" calcext:value-type="float">
            <text:p>419.9509</text:p>
          </table:table-cell>
          <table:table-cell office:value-type="float" office:value="1878.143" calcext:value-type="float">
            <text:p>1878.143</text:p>
          </table:table-cell>
          <table:table-cell office:value-type="float" office:value="2108.436" calcext:value-type="float">
            <text:p>2108.436</text:p>
          </table:table-cell>
          <table:table-cell office:value-type="float" office:value="1678.661" calcext:value-type="float">
            <text:p>1678.661</text:p>
          </table:table-cell>
          <table:table-cell office:value-type="float" office:value="585.5593" calcext:value-type="float">
            <text:p>585.5593</text:p>
          </table:table-cell>
          <table:table-cell office:value-type="float" office:value="570.8674" calcext:value-type="float">
            <text:p>570.8674</text:p>
          </table:table-cell>
          <table:table-cell office:value-type="float" office:value="142.8541" calcext:value-type="float">
            <text:p>142.8541</text:p>
          </table:table-cell>
          <table:table-cell office:value-type="float" office:value="35.71031" calcext:value-type="float">
            <text:p>35.71031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158" calcext:value-type="float">
            <text:p>-1.0115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69108" calcext:value-type="float">
            <text:p>-11.69108</text:p>
          </table:table-cell>
          <table:table-cell office:value-type="float" office:value="0" calcext:value-type="float">
            <text:p>0</text:p>
          </table:table-cell>
          <table:table-cell office:value-type="float" office:value="8.102346" calcext:value-type="float">
            <text:p>8.10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884.2765" calcext:value-type="float">
            <text:p>884.2765</text:p>
          </table:table-cell>
          <table:table-cell office:value-type="float" office:value="13158.63" calcext:value-type="float">
            <text:p>1315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3413" calcext:value-type="float">
            <text:p>-13.63413</text:p>
          </table:table-cell>
          <table:table-cell office:value-type="float" office:value="37.95887" calcext:value-type="float">
            <text:p>37.95887</text:p>
          </table:table-cell>
          <table:table-cell office:value-type="float" office:value="0" calcext:value-type="float">
            <text:p>0</text:p>
          </table:table-cell>
          <table:table-cell office:value-type="float" office:value="111.2342" calcext:value-type="float">
            <text:p>111.2342</text:p>
          </table:table-cell>
          <table:table-cell office:value-type="float" office:value="635.9514" calcext:value-type="float">
            <text:p>635.9514</text:p>
          </table:table-cell>
          <table:table-cell office:value-type="float" office:value="0.01411363" calcext:value-type="float">
            <text:p>0.01411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0723" calcext:value-type="float">
            <text:p>1.8107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62002" calcext:value-type="float">
            <text:p>-13.62002</text:p>
          </table:table-cell>
          <table:table-cell office:value-type="float" office:value="0" calcext:value-type="float">
            <text:p>0</text:p>
          </table:table-cell>
          <table:table-cell office:value-type="float" office:value="318.1115" calcext:value-type="float">
            <text:p>318.1115</text:p>
          </table:table-cell>
          <table:table-cell office:value-type="float" office:value="1094.32" calcext:value-type="float">
            <text:p>1094.32</text:p>
          </table:table-cell>
          <table:table-cell office:value-type="float" office:value="1334.173" calcext:value-type="float">
            <text:p>1334.173</text:p>
          </table:table-cell>
          <table:table-cell office:value-type="float" office:value="1330.964" calcext:value-type="float">
            <text:p>1330.964</text:p>
          </table:table-cell>
          <table:table-cell office:value-type="float" office:value="803.4324" calcext:value-type="float">
            <text:p>803.4324</text:p>
          </table:table-cell>
          <table:table-cell office:value-type="float" office:value="1105.793" calcext:value-type="float">
            <text:p>1105.793</text:p>
          </table:table-cell>
          <table:table-cell office:value-type="float" office:value="419.9474" calcext:value-type="float">
            <text:p>419.9474</text:p>
          </table:table-cell>
          <table:table-cell office:value-type="float" office:value="1878.136" calcext:value-type="float">
            <text:p>1878.136</text:p>
          </table:table-cell>
          <table:table-cell office:value-type="float" office:value="2108.431" calcext:value-type="float">
            <text:p>2108.431</text:p>
          </table:table-cell>
          <table:table-cell office:value-type="float" office:value="1678.658" calcext:value-type="float">
            <text:p>1678.658</text:p>
          </table:table-cell>
          <table:table-cell office:value-type="float" office:value="585.5585" calcext:value-type="float">
            <text:p>585.5585</text:p>
          </table:table-cell>
          <table:table-cell office:value-type="float" office:value="570.8668" calcext:value-type="float">
            <text:p>570.8668</text:p>
          </table:table-cell>
          <table:table-cell office:value-type="float" office:value="142.8541" calcext:value-type="float">
            <text:p>142.8541</text:p>
          </table:table-cell>
          <table:table-cell office:value-type="float" office:value="35.7103" calcext:value-type="float">
            <text:p>35.7103</text:p>
          </table:table-cell>
          <table:table-cell office:value-type="float" office:value="0" calcext:value-type="float">
            <text:p>0</text:p>
          </table:table-cell>
          <table:table-cell office:value-type="float" office:value="-0.0000001003246" calcext:value-type="float">
            <text:p>-1.00324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826" calcext:value-type="float">
            <text:p>-11.826</text:p>
          </table:table-cell>
          <table:table-cell office:value-type="float" office:value="0" calcext:value-type="float">
            <text:p>0</text:p>
          </table:table-cell>
          <table:table-cell office:value-type="float" office:value="8.048876" calcext:value-type="float">
            <text:p>8.048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884.095" calcext:value-type="float">
            <text:p>884.095</text:p>
          </table:table-cell>
          <table:table-cell office:value-type="float" office:value="13158.63" calcext:value-type="float">
            <text:p>1315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6535" calcext:value-type="float">
            <text:p>-13.86535</text:p>
          </table:table-cell>
          <table:table-cell office:value-type="float" office:value="38.37954" calcext:value-type="float">
            <text:p>38.37954</text:p>
          </table:table-cell>
          <table:table-cell office:value-type="float" office:value="0" calcext:value-type="float">
            <text:p>0</text:p>
          </table:table-cell>
          <table:table-cell office:value-type="float" office:value="111.1846" calcext:value-type="float">
            <text:p>111.1846</text:p>
          </table:table-cell>
          <table:table-cell office:value-type="float" office:value="635.8453" calcext:value-type="float">
            <text:p>635.8453</text:p>
          </table:table-cell>
          <table:table-cell office:value-type="float" office:value="0.01459145" calcext:value-type="float">
            <text:p>0.014591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576" calcext:value-type="float">
            <text:p>2.057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.85076" calcext:value-type="float">
            <text:p>-13.85076</text:p>
          </table:table-cell>
          <table:table-cell office:value-type="float" office:value="0" calcext:value-type="float">
            <text:p>0</text:p>
          </table:table-cell>
          <table:table-cell office:value-type="float" office:value="318.1378" calcext:value-type="float">
            <text:p>318.1378</text:p>
          </table:table-cell>
          <table:table-cell office:value-type="float" office:value="1094.306" calcext:value-type="float">
            <text:p>1094.306</text:p>
          </table:table-cell>
          <table:table-cell office:value-type="float" office:value="1334.154" calcext:value-type="float">
            <text:p>1334.154</text:p>
          </table:table-cell>
          <table:table-cell office:value-type="float" office:value="1330.941" calcext:value-type="float">
            <text:p>1330.941</text:p>
          </table:table-cell>
          <table:table-cell office:value-type="float" office:value="803.4147" calcext:value-type="float">
            <text:p>803.4147</text:p>
          </table:table-cell>
          <table:table-cell office:value-type="float" office:value="1105.782" calcext:value-type="float">
            <text:p>1105.782</text:p>
          </table:table-cell>
          <table:table-cell office:value-type="float" office:value="419.9441" calcext:value-type="float">
            <text:p>419.9441</text:p>
          </table:table-cell>
          <table:table-cell office:value-type="float" office:value="1878.129" calcext:value-type="float">
            <text:p>1878.129</text:p>
          </table:table-cell>
          <table:table-cell office:value-type="float" office:value="2108.426" calcext:value-type="float">
            <text:p>2108.426</text:p>
          </table:table-cell>
          <table:table-cell office:value-type="float" office:value="1678.656" calcext:value-type="float">
            <text:p>1678.656</text:p>
          </table:table-cell>
          <table:table-cell office:value-type="float" office:value="585.5578" calcext:value-type="float">
            <text:p>585.5578</text:p>
          </table:table-cell>
          <table:table-cell office:value-type="float" office:value="570.8662" calcext:value-type="float">
            <text:p>570.8662</text:p>
          </table:table-cell>
          <table:table-cell office:value-type="float" office:value="142.854" calcext:value-type="float">
            <text:p>142.854</text:p>
          </table:table-cell>
          <table:table-cell office:value-type="float" office:value="35.71029" calcext:value-type="float">
            <text:p>35.71029</text:p>
          </table:table-cell>
          <table:table-cell office:value-type="float" office:value="0" calcext:value-type="float">
            <text:p>0</text:p>
          </table:table-cell>
          <table:table-cell office:value-type="float" office:value="-0.00000009969491" calcext:value-type="float">
            <text:p>-9.96949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0063" calcext:value-type="float">
            <text:p>-12.0063</text:p>
          </table:table-cell>
          <table:table-cell office:value-type="float" office:value="0" calcext:value-type="float">
            <text:p>0</text:p>
          </table:table-cell>
          <table:table-cell office:value-type="float" office:value="7.99839" calcext:value-type="float">
            <text:p>7.99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883.8817" calcext:value-type="float">
            <text:p>883.8817</text:p>
          </table:table-cell>
          <table:table-cell office:value-type="float" office:value="13158.63" calcext:value-type="float">
            <text:p>1315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2577" calcext:value-type="float">
            <text:p>-14.12577</text:p>
          </table:table-cell>
          <table:table-cell office:value-type="float" office:value="38.72171" calcext:value-type="float">
            <text:p>38.72171</text:p>
          </table:table-cell>
          <table:table-cell office:value-type="float" office:value="0" calcext:value-type="float">
            <text:p>0</text:p>
          </table:table-cell>
          <table:table-cell office:value-type="float" office:value="111.1634" calcext:value-type="float">
            <text:p>111.1634</text:p>
          </table:table-cell>
          <table:table-cell office:value-type="float" office:value="635.7053" calcext:value-type="float">
            <text:p>635.7053</text:p>
          </table:table-cell>
          <table:table-cell office:value-type="float" office:value="0.01507495" calcext:value-type="float">
            <text:p>0.015074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62094" calcext:value-type="float">
            <text:p>2.562094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1107" calcext:value-type="float">
            <text:p>-14.1107</text:p>
          </table:table-cell>
          <table:table-cell office:value-type="float" office:value="0" calcext:value-type="float">
            <text:p>0</text:p>
          </table:table-cell>
          <table:table-cell office:value-type="float" office:value="318.1673" calcext:value-type="float">
            <text:p>318.1673</text:p>
          </table:table-cell>
          <table:table-cell office:value-type="float" office:value="1094.292" calcext:value-type="float">
            <text:p>1094.292</text:p>
          </table:table-cell>
          <table:table-cell office:value-type="float" office:value="1334.137" calcext:value-type="float">
            <text:p>1334.137</text:p>
          </table:table-cell>
          <table:table-cell office:value-type="float" office:value="1330.918" calcext:value-type="float">
            <text:p>1330.918</text:p>
          </table:table-cell>
          <table:table-cell office:value-type="float" office:value="803.3973" calcext:value-type="float">
            <text:p>803.3973</text:p>
          </table:table-cell>
          <table:table-cell office:value-type="float" office:value="1105.772" calcext:value-type="float">
            <text:p>1105.772</text:p>
          </table:table-cell>
          <table:table-cell office:value-type="float" office:value="419.9409" calcext:value-type="float">
            <text:p>419.9409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2108.421" calcext:value-type="float">
            <text:p>2108.421</text:p>
          </table:table-cell>
          <table:table-cell office:value-type="float" office:value="1678.653" calcext:value-type="float">
            <text:p>1678.653</text:p>
          </table:table-cell>
          <table:table-cell office:value-type="float" office:value="585.5571" calcext:value-type="float">
            <text:p>585.5571</text:p>
          </table:table-cell>
          <table:table-cell office:value-type="float" office:value="570.8657" calcext:value-type="float">
            <text:p>570.8657</text:p>
          </table:table-cell>
          <table:table-cell office:value-type="float" office:value="142.854" calcext:value-type="float">
            <text:p>142.854</text:p>
          </table:table-cell>
          <table:table-cell office:value-type="float" office:value="35.71028" calcext:value-type="float">
            <text:p>35.71028</text:p>
          </table:table-cell>
          <table:table-cell office:value-type="float" office:value="0" calcext:value-type="float">
            <text:p>0</text:p>
          </table:table-cell>
          <table:table-cell office:value-type="float" office:value="-0.00000009908375" calcext:value-type="float">
            <text:p>-9.90837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21402" calcext:value-type="float">
            <text:p>-12.21402</text:p>
          </table:table-cell>
          <table:table-cell office:value-type="float" office:value="0" calcext:value-type="float">
            <text:p>0</text:p>
          </table:table-cell>
          <table:table-cell office:value-type="float" office:value="7.946117" calcext:value-type="float">
            <text:p>7.946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883.7457" calcext:value-type="float">
            <text:p>883.7457</text:p>
          </table:table-cell>
          <table:table-cell office:value-type="float" office:value="13158.62" calcext:value-type="float">
            <text:p>1315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2131" calcext:value-type="float">
            <text:p>-14.32131</text:p>
          </table:table-cell>
          <table:table-cell office:value-type="float" office:value="39.42868" calcext:value-type="float">
            <text:p>39.42868</text:p>
          </table:table-cell>
          <table:table-cell office:value-type="float" office:value="0" calcext:value-type="float">
            <text:p>0</text:p>
          </table:table-cell>
          <table:table-cell office:value-type="float" office:value="111.1027" calcext:value-type="float">
            <text:p>111.1027</text:p>
          </table:table-cell>
          <table:table-cell office:value-type="float" office:value="635.6411" calcext:value-type="float">
            <text:p>635.6411</text:p>
          </table:table-cell>
          <table:table-cell office:value-type="float" office:value="0.01554205" calcext:value-type="float">
            <text:p>0.015542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62094" calcext:value-type="float">
            <text:p>2.562094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30576" calcext:value-type="float">
            <text:p>-14.30576</text:p>
          </table:table-cell>
          <table:table-cell office:value-type="float" office:value="0" calcext:value-type="float">
            <text:p>0</text:p>
          </table:table-cell>
          <table:table-cell office:value-type="float" office:value="318.1839" calcext:value-type="float">
            <text:p>318.1839</text:p>
          </table:table-cell>
          <table:table-cell office:value-type="float" office:value="1094.279" calcext:value-type="float">
            <text:p>1094.279</text:p>
          </table:table-cell>
          <table:table-cell office:value-type="float" office:value="1334.121" calcext:value-type="float">
            <text:p>1334.121</text:p>
          </table:table-cell>
          <table:table-cell office:value-type="float" office:value="1330.896" calcext:value-type="float">
            <text:p>1330.896</text:p>
          </table:table-cell>
          <table:table-cell office:value-type="float" office:value="803.3802" calcext:value-type="float">
            <text:p>803.3802</text:p>
          </table:table-cell>
          <table:table-cell office:value-type="float" office:value="1105.761" calcext:value-type="float">
            <text:p>1105.761</text:p>
          </table:table-cell>
          <table:table-cell office:value-type="float" office:value="419.9377" calcext:value-type="float">
            <text:p>419.9377</text:p>
          </table:table-cell>
          <table:table-cell office:value-type="float" office:value="1878.116" calcext:value-type="float">
            <text:p>1878.116</text:p>
          </table:table-cell>
          <table:table-cell office:value-type="float" office:value="2108.417" calcext:value-type="float">
            <text:p>2108.417</text:p>
          </table:table-cell>
          <table:table-cell office:value-type="float" office:value="1678.651" calcext:value-type="float">
            <text:p>1678.651</text:p>
          </table:table-cell>
          <table:table-cell office:value-type="float" office:value="585.5563" calcext:value-type="float">
            <text:p>585.5563</text:p>
          </table:table-cell>
          <table:table-cell office:value-type="float" office:value="570.8651" calcext:value-type="float">
            <text:p>570.8651</text:p>
          </table:table-cell>
          <table:table-cell office:value-type="float" office:value="142.854" calcext:value-type="float">
            <text:p>142.854</text:p>
          </table:table-cell>
          <table:table-cell office:value-type="float" office:value="35.71027" calcext:value-type="float">
            <text:p>35.71027</text:p>
          </table:table-cell>
          <table:table-cell office:value-type="float" office:value="0" calcext:value-type="float">
            <text:p>0</text:p>
          </table:table-cell>
          <table:table-cell office:value-type="float" office:value="-0.00000009820881" calcext:value-type="float">
            <text:p>-9.82088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3553" calcext:value-type="float">
            <text:p>-12.3553</text:p>
          </table:table-cell>
          <table:table-cell office:value-type="float" office:value="0" calcext:value-type="float">
            <text:p>0</text:p>
          </table:table-cell>
          <table:table-cell office:value-type="float" office:value="7.892262" calcext:value-type="float">
            <text:p>7.89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883.5728" calcext:value-type="float">
            <text:p>883.5728</text:p>
          </table:table-cell>
          <table:table-cell office:value-type="float" office:value="13158.62" calcext:value-type="float">
            <text:p>1315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4321" calcext:value-type="float">
            <text:p>-14.54321</text:p>
          </table:table-cell>
          <table:table-cell office:value-type="float" office:value="39.26857" calcext:value-type="float">
            <text:p>39.26857</text:p>
          </table:table-cell>
          <table:table-cell office:value-type="float" office:value="0" calcext:value-type="float">
            <text:p>0</text:p>
          </table:table-cell>
          <table:table-cell office:value-type="float" office:value="111.0639" calcext:value-type="float">
            <text:p>111.0639</text:p>
          </table:table-cell>
          <table:table-cell office:value-type="float" office:value="635.5343" calcext:value-type="float">
            <text:p>635.5343</text:p>
          </table:table-cell>
          <table:table-cell office:value-type="float" office:value="0.01598935" calcext:value-type="float">
            <text:p>0.015989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92095" calcext:value-type="float">
            <text:p>2.89209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52722" calcext:value-type="float">
            <text:p>-14.52722</text:p>
          </table:table-cell>
          <table:table-cell office:value-type="float" office:value="0" calcext:value-type="float">
            <text:p>0</text:p>
          </table:table-cell>
          <table:table-cell office:value-type="float" office:value="318.2084" calcext:value-type="float">
            <text:p>318.2084</text:p>
          </table:table-cell>
          <table:table-cell office:value-type="float" office:value="1094.268" calcext:value-type="float">
            <text:p>1094.268</text:p>
          </table:table-cell>
          <table:table-cell office:value-type="float" office:value="1334.106" calcext:value-type="float">
            <text:p>1334.106</text:p>
          </table:table-cell>
          <table:table-cell office:value-type="float" office:value="1330.875" calcext:value-type="float">
            <text:p>1330.875</text:p>
          </table:table-cell>
          <table:table-cell office:value-type="float" office:value="803.3635" calcext:value-type="float">
            <text:p>803.3635</text:p>
          </table:table-cell>
          <table:table-cell office:value-type="float" office:value="1105.751" calcext:value-type="float">
            <text:p>1105.751</text:p>
          </table:table-cell>
          <table:table-cell office:value-type="float" office:value="419.9346" calcext:value-type="float">
            <text:p>419.9346</text:p>
          </table:table-cell>
          <table:table-cell office:value-type="float" office:value="1878.109" calcext:value-type="float">
            <text:p>1878.109</text:p>
          </table:table-cell>
          <table:table-cell office:value-type="float" office:value="2108.412" calcext:value-type="float">
            <text:p>2108.412</text:p>
          </table:table-cell>
          <table:table-cell office:value-type="float" office:value="1678.648" calcext:value-type="float">
            <text:p>1678.648</text:p>
          </table:table-cell>
          <table:table-cell office:value-type="float" office:value="585.5556" calcext:value-type="float">
            <text:p>585.5556</text:p>
          </table:table-cell>
          <table:table-cell office:value-type="float" office:value="570.8645" calcext:value-type="float">
            <text:p>570.8645</text:p>
          </table:table-cell>
          <table:table-cell office:value-type="float" office:value="142.8539" calcext:value-type="float">
            <text:p>142.8539</text:p>
          </table:table-cell>
          <table:table-cell office:value-type="float" office:value="35.71026" calcext:value-type="float">
            <text:p>35.71026</text:p>
          </table:table-cell>
          <table:table-cell office:value-type="float" office:value="0" calcext:value-type="float">
            <text:p>0</text:p>
          </table:table-cell>
          <table:table-cell office:value-type="float" office:value="-0.00000009764566" calcext:value-type="float">
            <text:p>-9.76456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5267" calcext:value-type="float">
            <text:p>-12.5267</text:p>
          </table:table-cell>
          <table:table-cell office:value-type="float" office:value="0" calcext:value-type="float">
            <text:p>0</text:p>
          </table:table-cell>
          <table:table-cell office:value-type="float" office:value="7.842141" calcext:value-type="float">
            <text:p>7.84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883.222" calcext:value-type="float">
            <text:p>883.222</text:p>
          </table:table-cell>
          <table:table-cell office:value-type="float" office:value="13158.64" calcext:value-type="float">
            <text:p>1315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1489" calcext:value-type="float">
            <text:p>-14.91489</text:p>
          </table:table-cell>
          <table:table-cell office:value-type="float" office:value="39.40754" calcext:value-type="float">
            <text:p>39.40754</text:p>
          </table:table-cell>
          <table:table-cell office:value-type="float" office:value="0" calcext:value-type="float">
            <text:p>0</text:p>
          </table:table-cell>
          <table:table-cell office:value-type="float" office:value="111.1427" calcext:value-type="float">
            <text:p>111.1427</text:p>
          </table:table-cell>
          <table:table-cell office:value-type="float" office:value="635.2516" calcext:value-type="float">
            <text:p>635.2516</text:p>
          </table:table-cell>
          <table:table-cell office:value-type="float" office:value="0.01647323" calcext:value-type="float">
            <text:p>0.01647323</text:p>
          </table:table-cell>
          <table:table-cell office:value-type="float" office:value="0" calcext:value-type="float">
            <text:p>0</text:p>
          </table:table-cell>
          <table:table-cell office:value-type="float" office:value="0.0000003993312" calcext:value-type="float">
            <text:p>3.99331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.89842" calcext:value-type="float">
            <text:p>-14.89842</text:p>
          </table:table-cell>
          <table:table-cell office:value-type="float" office:value="0" calcext:value-type="float">
            <text:p>0</text:p>
          </table:table-cell>
          <table:table-cell office:value-type="float" office:value="318.2559" calcext:value-type="float">
            <text:p>318.2559</text:p>
          </table:table-cell>
          <table:table-cell office:value-type="float" office:value="1094.253" calcext:value-type="float">
            <text:p>1094.253</text:p>
          </table:table-cell>
          <table:table-cell office:value-type="float" office:value="1334.091" calcext:value-type="float">
            <text:p>1334.091</text:p>
          </table:table-cell>
          <table:table-cell office:value-type="float" office:value="1330.854" calcext:value-type="float">
            <text:p>1330.854</text:p>
          </table:table-cell>
          <table:table-cell office:value-type="float" office:value="803.3471" calcext:value-type="float">
            <text:p>803.3471</text:p>
          </table:table-cell>
          <table:table-cell office:value-type="float" office:value="1105.74" calcext:value-type="float">
            <text:p>1105.74</text:p>
          </table:table-cell>
          <table:table-cell office:value-type="float" office:value="419.9315" calcext:value-type="float">
            <text:p>419.9315</text:p>
          </table:table-cell>
          <table:table-cell office:value-type="float" office:value="1878.102" calcext:value-type="float">
            <text:p>1878.102</text:p>
          </table:table-cell>
          <table:table-cell office:value-type="float" office:value="2108.407" calcext:value-type="float">
            <text:p>2108.407</text:p>
          </table:table-cell>
          <table:table-cell office:value-type="float" office:value="1678.646" calcext:value-type="float">
            <text:p>1678.646</text:p>
          </table:table-cell>
          <table:table-cell office:value-type="float" office:value="585.5549" calcext:value-type="float">
            <text:p>585.5549</text:p>
          </table:table-cell>
          <table:table-cell office:value-type="float" office:value="570.8639" calcext:value-type="float">
            <text:p>570.8639</text:p>
          </table:table-cell>
          <table:table-cell office:value-type="float" office:value="142.8539" calcext:value-type="float">
            <text:p>142.8539</text:p>
          </table:table-cell>
          <table:table-cell office:value-type="float" office:value="35.71025" calcext:value-type="float">
            <text:p>35.71025</text:p>
          </table:table-cell>
          <table:table-cell office:value-type="float" office:value="0" calcext:value-type="float">
            <text:p>0</text:p>
          </table:table-cell>
          <table:table-cell office:value-type="float" office:value="-0.00000009731671" calcext:value-type="float">
            <text:p>-9.73167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5244" calcext:value-type="float">
            <text:p>-12.85244</text:p>
          </table:table-cell>
          <table:table-cell office:value-type="float" office:value="0" calcext:value-type="float">
            <text:p>0</text:p>
          </table:table-cell>
          <table:table-cell office:value-type="float" office:value="7.796586" calcext:value-type="float">
            <text:p>7.796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882.4482" calcext:value-type="float">
            <text:p>882.4482</text:p>
          </table:table-cell>
          <table:table-cell office:value-type="float" office:value="13158.7" calcext:value-type="float">
            <text:p>131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6312" calcext:value-type="float">
            <text:p>-15.66312</text:p>
          </table:table-cell>
          <table:table-cell office:value-type="float" office:value="41.30729" calcext:value-type="float">
            <text:p>41.30729</text:p>
          </table:table-cell>
          <table:table-cell office:value-type="float" office:value="0" calcext:value-type="float">
            <text:p>0</text:p>
          </table:table-cell>
          <table:table-cell office:value-type="float" office:value="111.5608" calcext:value-type="float">
            <text:p>111.5608</text:p>
          </table:table-cell>
          <table:table-cell office:value-type="float" office:value="634.5383" calcext:value-type="float">
            <text:p>634.5383</text:p>
          </table:table-cell>
          <table:table-cell office:value-type="float" office:value="0.0169894" calcext:value-type="float">
            <text:p>0.0169894</text:p>
          </table:table-cell>
          <table:table-cell office:value-type="float" office:value="0" calcext:value-type="float">
            <text:p>0</text:p>
          </table:table-cell>
          <table:table-cell office:value-type="float" office:value="0.00000039966" calcext:value-type="float">
            <text:p>3.996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.64613" calcext:value-type="float">
            <text:p>-15.64613</text:p>
          </table:table-cell>
          <table:table-cell office:value-type="float" office:value="0" calcext:value-type="float">
            <text:p>0</text:p>
          </table:table-cell>
          <table:table-cell office:value-type="float" office:value="318.3606" calcext:value-type="float">
            <text:p>318.3606</text:p>
          </table:table-cell>
          <table:table-cell office:value-type="float" office:value="1094.235" calcext:value-type="float">
            <text:p>1094.235</text:p>
          </table:table-cell>
          <table:table-cell office:value-type="float" office:value="1334.073" calcext:value-type="float">
            <text:p>1334.073</text:p>
          </table:table-cell>
          <table:table-cell office:value-type="float" office:value="1330.833" calcext:value-type="float">
            <text:p>1330.833</text:p>
          </table:table-cell>
          <table:table-cell office:value-type="float" office:value="803.3308" calcext:value-type="float">
            <text:p>803.3308</text:p>
          </table:table-cell>
          <table:table-cell office:value-type="float" office:value="1105.73" calcext:value-type="float">
            <text:p>1105.73</text:p>
          </table:table-cell>
          <table:table-cell office:value-type="float" office:value="419.9284" calcext:value-type="float">
            <text:p>419.9284</text:p>
          </table:table-cell>
          <table:table-cell office:value-type="float" office:value="1878.096" calcext:value-type="float">
            <text:p>1878.096</text:p>
          </table:table-cell>
          <table:table-cell office:value-type="float" office:value="2108.403" calcext:value-type="float">
            <text:p>2108.403</text:p>
          </table:table-cell>
          <table:table-cell office:value-type="float" office:value="1678.643" calcext:value-type="float">
            <text:p>1678.643</text:p>
          </table:table-cell>
          <table:table-cell office:value-type="float" office:value="585.5541" calcext:value-type="float">
            <text:p>585.5541</text:p>
          </table:table-cell>
          <table:table-cell office:value-type="float" office:value="570.8634" calcext:value-type="float">
            <text:p>570.8634</text:p>
          </table:table-cell>
          <table:table-cell office:value-type="float" office:value="142.8538" calcext:value-type="float">
            <text:p>142.8538</text:p>
          </table:table-cell>
          <table:table-cell office:value-type="float" office:value="35.71024" calcext:value-type="float">
            <text:p>35.71024</text:p>
          </table:table-cell>
          <table:table-cell office:value-type="float" office:value="0" calcext:value-type="float">
            <text:p>0</text:p>
          </table:table-cell>
          <table:table-cell office:value-type="float" office:value="-0.00000009754724" calcext:value-type="float">
            <text:p>-9.75472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55649" calcext:value-type="float">
            <text:p>-13.55649</text:p>
          </table:table-cell>
          <table:table-cell office:value-type="float" office:value="0" calcext:value-type="float">
            <text:p>0</text:p>
          </table:table-cell>
          <table:table-cell office:value-type="float" office:value="7.752753" calcext:value-type="float">
            <text:p>7.75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881.1736" calcext:value-type="float">
            <text:p>881.1736</text:p>
          </table:table-cell>
          <table:table-cell office:value-type="float" office:value="13158.81" calcext:value-type="float">
            <text:p>1315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6496" calcext:value-type="float">
            <text:p>-16.86496</text:p>
          </table:table-cell>
          <table:table-cell office:value-type="float" office:value="44.45107" calcext:value-type="float">
            <text:p>44.45107</text:p>
          </table:table-cell>
          <table:table-cell office:value-type="float" office:value="0" calcext:value-type="float">
            <text:p>0</text:p>
          </table:table-cell>
          <table:table-cell office:value-type="float" office:value="112.3949" calcext:value-type="float">
            <text:p>112.3949</text:p>
          </table:table-cell>
          <table:table-cell office:value-type="float" office:value="633.3489" calcext:value-type="float">
            <text:p>633.3489</text:p>
          </table:table-cell>
          <table:table-cell office:value-type="float" office:value="0.0175038" calcext:value-type="float">
            <text:p>0.0175038</text:p>
          </table:table-cell>
          <table:table-cell office:value-type="float" office:value="0" calcext:value-type="float">
            <text:p>0</text:p>
          </table:table-cell>
          <table:table-cell office:value-type="float" office:value="0.00000039966" calcext:value-type="float">
            <text:p>3.996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.84746" calcext:value-type="float">
            <text:p>-16.84746</text:p>
          </table:table-cell>
          <table:table-cell office:value-type="float" office:value="0" calcext:value-type="float">
            <text:p>0</text:p>
          </table:table-cell>
          <table:table-cell office:value-type="float" office:value="318.4944" calcext:value-type="float">
            <text:p>318.4944</text:p>
          </table:table-cell>
          <table:table-cell office:value-type="float" office:value="1094.211" calcext:value-type="float">
            <text:p>1094.211</text:p>
          </table:table-cell>
          <table:table-cell office:value-type="float" office:value="1334.053" calcext:value-type="float">
            <text:p>1334.053</text:p>
          </table:table-cell>
          <table:table-cell office:value-type="float" office:value="1330.812" calcext:value-type="float">
            <text:p>1330.812</text:p>
          </table:table-cell>
          <table:table-cell office:value-type="float" office:value="803.3145" calcext:value-type="float">
            <text:p>803.3145</text:p>
          </table:table-cell>
          <table:table-cell office:value-type="float" office:value="1105.72" calcext:value-type="float">
            <text:p>1105.72</text:p>
          </table:table-cell>
          <table:table-cell office:value-type="float" office:value="419.9253" calcext:value-type="float">
            <text:p>419.9253</text:p>
          </table:table-cell>
          <table:table-cell office:value-type="float" office:value="1878.09" calcext:value-type="float">
            <text:p>1878.09</text:p>
          </table:table-cell>
          <table:table-cell office:value-type="float" office:value="2108.398" calcext:value-type="float">
            <text:p>2108.398</text:p>
          </table:table-cell>
          <table:table-cell office:value-type="float" office:value="1678.641" calcext:value-type="float">
            <text:p>1678.641</text:p>
          </table:table-cell>
          <table:table-cell office:value-type="float" office:value="585.5535" calcext:value-type="float">
            <text:p>585.5535</text:p>
          </table:table-cell>
          <table:table-cell office:value-type="float" office:value="570.8628" calcext:value-type="float">
            <text:p>570.8628</text:p>
          </table:table-cell>
          <table:table-cell office:value-type="float" office:value="142.8538" calcext:value-type="float">
            <text:p>142.8538</text:p>
          </table:table-cell>
          <table:table-cell office:value-type="float" office:value="35.71022" calcext:value-type="float">
            <text:p>35.71022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254" calcext:value-type="float">
            <text:p>-1.0125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71267" calcext:value-type="float">
            <text:p>-14.71267</text:p>
          </table:table-cell>
          <table:table-cell office:value-type="float" office:value="0" calcext:value-type="float">
            <text:p>0</text:p>
          </table:table-cell>
          <table:table-cell office:value-type="float" office:value="7.707573" calcext:value-type="float">
            <text:p>7.707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880.8572" calcext:value-type="float">
            <text:p>880.8572</text:p>
          </table:table-cell>
          <table:table-cell office:value-type="float" office:value="13158.83" calcext:value-type="float">
            <text:p>1315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20138" calcext:value-type="float">
            <text:p>-17.20138</text:p>
          </table:table-cell>
          <table:table-cell office:value-type="float" office:value="43.02341" calcext:value-type="float">
            <text:p>43.02341</text:p>
          </table:table-cell>
          <table:table-cell office:value-type="float" office:value="0" calcext:value-type="float">
            <text:p>0</text:p>
          </table:table-cell>
          <table:table-cell office:value-type="float" office:value="112.4121" calcext:value-type="float">
            <text:p>112.4121</text:p>
          </table:table-cell>
          <table:table-cell office:value-type="float" office:value="633.1162" calcext:value-type="float">
            <text:p>633.1162</text:p>
          </table:table-cell>
          <table:table-cell office:value-type="float" office:value="0.01796216" calcext:value-type="float">
            <text:p>0.01796216</text:p>
          </table:table-cell>
          <table:table-cell office:value-type="float" office:value="0" calcext:value-type="float">
            <text:p>0</text:p>
          </table:table-cell>
          <table:table-cell office:value-type="float" office:value="0.000003617083" calcext:value-type="float">
            <text:p>3.61708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.18342" calcext:value-type="float">
            <text:p>-17.18342</text:p>
          </table:table-cell>
          <table:table-cell office:value-type="float" office:value="0" calcext:value-type="float">
            <text:p>0</text:p>
          </table:table-cell>
          <table:table-cell office:value-type="float" office:value="318.5398" calcext:value-type="float">
            <text:p>318.5398</text:p>
          </table:table-cell>
          <table:table-cell office:value-type="float" office:value="1094.185" calcext:value-type="float">
            <text:p>1094.185</text:p>
          </table:table-cell>
          <table:table-cell office:value-type="float" office:value="1334.03" calcext:value-type="float">
            <text:p>1334.03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803.2982" calcext:value-type="float">
            <text:p>803.2982</text:p>
          </table:table-cell>
          <table:table-cell office:value-type="float" office:value="1105.709" calcext:value-type="float">
            <text:p>1105.709</text:p>
          </table:table-cell>
          <table:table-cell office:value-type="float" office:value="419.9221" calcext:value-type="float">
            <text:p>419.9221</text:p>
          </table:table-cell>
          <table:table-cell office:value-type="float" office:value="1878.083" calcext:value-type="float">
            <text:p>1878.083</text:p>
          </table:table-cell>
          <table:table-cell office:value-type="float" office:value="2108.394" calcext:value-type="float">
            <text:p>2108.394</text:p>
          </table:table-cell>
          <table:table-cell office:value-type="float" office:value="1678.638" calcext:value-type="float">
            <text:p>1678.638</text:p>
          </table:table-cell>
          <table:table-cell office:value-type="float" office:value="585.5527" calcext:value-type="float">
            <text:p>585.5527</text:p>
          </table:table-cell>
          <table:table-cell office:value-type="float" office:value="570.8622" calcext:value-type="float">
            <text:p>570.8622</text:p>
          </table:table-cell>
          <table:table-cell office:value-type="float" office:value="142.8538" calcext:value-type="float">
            <text:p>142.8538</text:p>
          </table:table-cell>
          <table:table-cell office:value-type="float" office:value="35.71021" calcext:value-type="float">
            <text:p>35.71021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5314" calcext:value-type="float">
            <text:p>-1.01531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00273" calcext:value-type="float">
            <text:p>-15.00273</text:p>
          </table:table-cell>
          <table:table-cell office:value-type="float" office:value="0" calcext:value-type="float">
            <text:p>0</text:p>
          </table:table-cell>
          <table:table-cell office:value-type="float" office:value="7.661603" calcext:value-type="float">
            <text:p>7.66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880.2837" calcext:value-type="float">
            <text:p>880.2837</text:p>
          </table:table-cell>
          <table:table-cell office:value-type="float" office:value="13158.87" calcext:value-type="float">
            <text:p>1315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5981" calcext:value-type="float">
            <text:p>-17.75981</text:p>
          </table:table-cell>
          <table:table-cell office:value-type="float" office:value="45.16285" calcext:value-type="float">
            <text:p>45.16285</text:p>
          </table:table-cell>
          <table:table-cell office:value-type="float" office:value="0" calcext:value-type="float">
            <text:p>0</text:p>
          </table:table-cell>
          <table:table-cell office:value-type="float" office:value="112.6429" calcext:value-type="float">
            <text:p>112.6429</text:p>
          </table:table-cell>
          <table:table-cell office:value-type="float" office:value="632.6296" calcext:value-type="float">
            <text:p>632.6296</text:p>
          </table:table-cell>
          <table:table-cell office:value-type="float" office:value="0.01841391" calcext:value-type="float">
            <text:p>0.01841391</text:p>
          </table:table-cell>
          <table:table-cell office:value-type="float" office:value="0" calcext:value-type="float">
            <text:p>0</text:p>
          </table:table-cell>
          <table:table-cell office:value-type="float" office:value="0.000004083002" calcext:value-type="float">
            <text:p>4.08300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.7414" calcext:value-type="float">
            <text:p>-17.7414</text:p>
          </table:table-cell>
          <table:table-cell office:value-type="float" office:value="0" calcext:value-type="float">
            <text:p>0</text:p>
          </table:table-cell>
          <table:table-cell office:value-type="float" office:value="318.6118" calcext:value-type="float">
            <text:p>318.6118</text:p>
          </table:table-cell>
          <table:table-cell office:value-type="float" office:value="1094.159" calcext:value-type="float">
            <text:p>1094.159</text:p>
          </table:table-cell>
          <table:table-cell office:value-type="float" office:value="1334.004" calcext:value-type="float">
            <text:p>1334.004</text:p>
          </table:table-cell>
          <table:table-cell office:value-type="float" office:value="1330.766" calcext:value-type="float">
            <text:p>1330.766</text:p>
          </table:table-cell>
          <table:table-cell office:value-type="float" office:value="803.2814" calcext:value-type="float">
            <text:p>803.2814</text:p>
          </table:table-cell>
          <table:table-cell office:value-type="float" office:value="1105.699" calcext:value-type="float">
            <text:p>1105.699</text:p>
          </table:table-cell>
          <table:table-cell office:value-type="float" office:value="419.9185" calcext:value-type="float">
            <text:p>419.9185</text:p>
          </table:table-cell>
          <table:table-cell office:value-type="float" office:value="1878.077" calcext:value-type="float">
            <text:p>1878.077</text:p>
          </table:table-cell>
          <table:table-cell office:value-type="float" office:value="2108.389" calcext:value-type="float">
            <text:p>2108.389</text:p>
          </table:table-cell>
          <table:table-cell office:value-type="float" office:value="1678.636" calcext:value-type="float">
            <text:p>1678.636</text:p>
          </table:table-cell>
          <table:table-cell office:value-type="float" office:value="585.552" calcext:value-type="float">
            <text:p>585.552</text:p>
          </table:table-cell>
          <table:table-cell office:value-type="float" office:value="570.8617" calcext:value-type="float">
            <text:p>570.8617</text:p>
          </table:table-cell>
          <table:table-cell office:value-type="float" office:value="142.8537" calcext:value-type="float">
            <text:p>142.8537</text:p>
          </table:table-cell>
          <table:table-cell office:value-type="float" office:value="35.71021" calcext:value-type="float">
            <text:p>35.71021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0119" calcext:value-type="float">
            <text:p>-1.01011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52366" calcext:value-type="float">
            <text:p>-15.52366</text:p>
          </table:table-cell>
          <table:table-cell office:value-type="float" office:value="0" calcext:value-type="float">
            <text:p>0</text:p>
          </table:table-cell>
          <table:table-cell office:value-type="float" office:value="7.624497" calcext:value-type="float">
            <text:p>7.62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879.3499" calcext:value-type="float">
            <text:p>879.3499</text:p>
          </table:table-cell>
          <table:table-cell office:value-type="float" office:value="13158.94" calcext:value-type="float">
            <text:p>1315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3349" calcext:value-type="float">
            <text:p>-18.63349</text:p>
          </table:table-cell>
          <table:table-cell office:value-type="float" office:value="46.83461" calcext:value-type="float">
            <text:p>46.83461</text:p>
          </table:table-cell>
          <table:table-cell office:value-type="float" office:value="0" calcext:value-type="float">
            <text:p>0</text:p>
          </table:table-cell>
          <table:table-cell office:value-type="float" office:value="113.1676" calcext:value-type="float">
            <text:p>113.1676</text:p>
          </table:table-cell>
          <table:table-cell office:value-type="float" office:value="631.774" calcext:value-type="float">
            <text:p>631.774</text:p>
          </table:table-cell>
          <table:table-cell office:value-type="float" office:value="0.01885499" calcext:value-type="float">
            <text:p>0.01885499</text:p>
          </table:table-cell>
          <table:table-cell office:value-type="float" office:value="0" calcext:value-type="float">
            <text:p>0</text:p>
          </table:table-cell>
          <table:table-cell office:value-type="float" office:value="0.000004203624" calcext:value-type="float">
            <text:p>4.20362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8.61464" calcext:value-type="float">
            <text:p>-18.61464</text:p>
          </table:table-cell>
          <table:table-cell office:value-type="float" office:value="0" calcext:value-type="float">
            <text:p>0</text:p>
          </table:table-cell>
          <table:table-cell office:value-type="float" office:value="318.7329" calcext:value-type="float">
            <text:p>318.7329</text:p>
          </table:table-cell>
          <table:table-cell office:value-type="float" office:value="1094.133" calcext:value-type="float">
            <text:p>1094.133</text:p>
          </table:table-cell>
          <table:table-cell office:value-type="float" office:value="1333.976" calcext:value-type="float">
            <text:p>1333.976</text:p>
          </table:table-cell>
          <table:table-cell office:value-type="float" office:value="1330.743" calcext:value-type="float">
            <text:p>1330.743</text:p>
          </table:table-cell>
          <table:table-cell office:value-type="float" office:value="803.2643" calcext:value-type="float">
            <text:p>803.2643</text:p>
          </table:table-cell>
          <table:table-cell office:value-type="float" office:value="1105.689" calcext:value-type="float">
            <text:p>1105.689</text:p>
          </table:table-cell>
          <table:table-cell office:value-type="float" office:value="419.9152" calcext:value-type="float">
            <text:p>419.9152</text:p>
          </table:table-cell>
          <table:table-cell office:value-type="float" office:value="1878.071" calcext:value-type="float">
            <text:p>1878.071</text:p>
          </table:table-cell>
          <table:table-cell office:value-type="float" office:value="2108.385" calcext:value-type="float">
            <text:p>2108.385</text:p>
          </table:table-cell>
          <table:table-cell office:value-type="float" office:value="1678.634" calcext:value-type="float">
            <text:p>1678.634</text:p>
          </table:table-cell>
          <table:table-cell office:value-type="float" office:value="585.5513" calcext:value-type="float">
            <text:p>585.5513</text:p>
          </table:table-cell>
          <table:table-cell office:value-type="float" office:value="570.8611" calcext:value-type="float">
            <text:p>570.8611</text:p>
          </table:table-cell>
          <table:table-cell office:value-type="float" office:value="142.8537" calcext:value-type="float">
            <text:p>142.8537</text:p>
          </table:table-cell>
          <table:table-cell office:value-type="float" office:value="35.71019" calcext:value-type="float">
            <text:p>35.71019</text:p>
          </table:table-cell>
          <table:table-cell office:value-type="float" office:value="0" calcext:value-type="float">
            <text:p>0</text:p>
          </table:table-cell>
          <table:table-cell office:value-type="float" office:value="-0.0000001016974" calcext:value-type="float">
            <text:p>-1.01697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3656" calcext:value-type="float">
            <text:p>-16.3656</text:p>
          </table:table-cell>
          <table:table-cell office:value-type="float" office:value="0" calcext:value-type="float">
            <text:p>0</text:p>
          </table:table-cell>
          <table:table-cell office:value-type="float" office:value="7.593031" calcext:value-type="float">
            <text:p>7.59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877.6716" calcext:value-type="float">
            <text:p>877.6716</text:p>
          </table:table-cell>
          <table:table-cell office:value-type="float" office:value="13159.09" calcext:value-type="float">
            <text:p>1315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8012" calcext:value-type="float">
            <text:p>-20.18012</text:p>
          </table:table-cell>
          <table:table-cell office:value-type="float" office:value="51.78655" calcext:value-type="float">
            <text:p>51.78655</text:p>
          </table:table-cell>
          <table:table-cell office:value-type="float" office:value="0" calcext:value-type="float">
            <text:p>0</text:p>
          </table:table-cell>
          <table:table-cell office:value-type="float" office:value="114.3091" calcext:value-type="float">
            <text:p>114.3091</text:p>
          </table:table-cell>
          <table:table-cell office:value-type="float" office:value="630.2053" calcext:value-type="float">
            <text:p>630.2053</text:p>
          </table:table-cell>
          <table:table-cell office:value-type="float" office:value="0.0192971" calcext:value-type="float">
            <text:p>0.0192971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32" calcext:value-type="float">
            <text:p>4.20373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.16083" calcext:value-type="float">
            <text:p>-20.16083</text:p>
          </table:table-cell>
          <table:table-cell office:value-type="float" office:value="0" calcext:value-type="float">
            <text:p>0</text:p>
          </table:table-cell>
          <table:table-cell office:value-type="float" office:value="318.9056" calcext:value-type="float">
            <text:p>318.9056</text:p>
          </table:table-cell>
          <table:table-cell office:value-type="float" office:value="1094.097" calcext:value-type="float">
            <text:p>1094.097</text:p>
          </table:table-cell>
          <table:table-cell office:value-type="float" office:value="1333.946" calcext:value-type="float">
            <text:p>1333.946</text:p>
          </table:table-cell>
          <table:table-cell office:value-type="float" office:value="1330.72" calcext:value-type="float">
            <text:p>1330.72</text:p>
          </table:table-cell>
          <table:table-cell office:value-type="float" office:value="803.2471" calcext:value-type="float">
            <text:p>803.2471</text:p>
          </table:table-cell>
          <table:table-cell office:value-type="float" office:value="1105.679" calcext:value-type="float">
            <text:p>1105.679</text:p>
          </table:table-cell>
          <table:table-cell office:value-type="float" office:value="419.912" calcext:value-type="float">
            <text:p>419.912</text:p>
          </table:table-cell>
          <table:table-cell office:value-type="float" office:value="1878.064" calcext:value-type="float">
            <text:p>1878.064</text:p>
          </table:table-cell>
          <table:table-cell office:value-type="float" office:value="2108.38" calcext:value-type="float">
            <text:p>2108.38</text:p>
          </table:table-cell>
          <table:table-cell office:value-type="float" office:value="1678.631" calcext:value-type="float">
            <text:p>1678.631</text:p>
          </table:table-cell>
          <table:table-cell office:value-type="float" office:value="585.5507" calcext:value-type="float">
            <text:p>585.5507</text:p>
          </table:table-cell>
          <table:table-cell office:value-type="float" office:value="570.8606" calcext:value-type="float">
            <text:p>570.8606</text:p>
          </table:table-cell>
          <table:table-cell office:value-type="float" office:value="142.8537" calcext:value-type="float">
            <text:p>142.8537</text:p>
          </table:table-cell>
          <table:table-cell office:value-type="float" office:value="35.71018" calcext:value-type="float">
            <text:p>35.71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0872" calcext:value-type="float">
            <text:p>-1.087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87915" calcext:value-type="float">
            <text:p>-17.87915</text:p>
          </table:table-cell>
          <table:table-cell office:value-type="float" office:value="0" calcext:value-type="float">
            <text:p>0</text:p>
          </table:table-cell>
          <table:table-cell office:value-type="float" office:value="7.560119" calcext:value-type="float">
            <text:p>7.56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876.3271" calcext:value-type="float">
            <text:p>876.3271</text:p>
          </table:table-cell>
          <table:table-cell office:value-type="float" office:value="13159.21" calcext:value-type="float">
            <text:p>13159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4195" calcext:value-type="float">
            <text:p>-21.4195</text:p>
          </table:table-cell>
          <table:table-cell office:value-type="float" office:value="54.98418" calcext:value-type="float">
            <text:p>54.98418</text:p>
          </table:table-cell>
          <table:table-cell office:value-type="float" office:value="0" calcext:value-type="float">
            <text:p>0</text:p>
          </table:table-cell>
          <table:table-cell office:value-type="float" office:value="115.1016" calcext:value-type="float">
            <text:p>115.1016</text:p>
          </table:table-cell>
          <table:table-cell office:value-type="float" office:value="628.9651" calcext:value-type="float">
            <text:p>628.9651</text:p>
          </table:table-cell>
          <table:table-cell office:value-type="float" office:value="0.01974452" calcext:value-type="float">
            <text:p>0.01974452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2" calcext:value-type="float">
            <text:p>4.20374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.39976" calcext:value-type="float">
            <text:p>-21.39976</text:p>
          </table:table-cell>
          <table:table-cell office:value-type="float" office:value="0" calcext:value-type="float">
            <text:p>0</text:p>
          </table:table-cell>
          <table:table-cell office:value-type="float" office:value="319.0615" calcext:value-type="float">
            <text:p>319.0615</text:p>
          </table:table-cell>
          <table:table-cell office:value-type="float" office:value="1094.063" calcext:value-type="float">
            <text:p>1094.063</text:p>
          </table:table-cell>
          <table:table-cell office:value-type="float" office:value="1333.914" calcext:value-type="float">
            <text:p>1333.914</text:p>
          </table:table-cell>
          <table:table-cell office:value-type="float" office:value="1330.694" calcext:value-type="float">
            <text:p>1330.694</text:p>
          </table:table-cell>
          <table:table-cell office:value-type="float" office:value="803.2293" calcext:value-type="float">
            <text:p>803.2293</text:p>
          </table:table-cell>
          <table:table-cell office:value-type="float" office:value="1105.668" calcext:value-type="float">
            <text:p>1105.668</text:p>
          </table:table-cell>
          <table:table-cell office:value-type="float" office:value="419.9089" calcext:value-type="float">
            <text:p>419.9089</text:p>
          </table:table-cell>
          <table:table-cell office:value-type="float" office:value="1878.058" calcext:value-type="float">
            <text:p>1878.058</text:p>
          </table:table-cell>
          <table:table-cell office:value-type="float" office:value="2108.376" calcext:value-type="float">
            <text:p>2108.376</text:p>
          </table:table-cell>
          <table:table-cell office:value-type="float" office:value="1678.629" calcext:value-type="float">
            <text:p>1678.629</text:p>
          </table:table-cell>
          <table:table-cell office:value-type="float" office:value="585.55" calcext:value-type="float">
            <text:p>585.55</text:p>
          </table:table-cell>
          <table:table-cell office:value-type="float" office:value="570.86" calcext:value-type="float">
            <text:p>570.86</text:p>
          </table:table-cell>
          <table:table-cell office:value-type="float" office:value="142.8536" calcext:value-type="float">
            <text:p>142.8536</text:p>
          </table:table-cell>
          <table:table-cell office:value-type="float" office:value="35.71017" calcext:value-type="float">
            <text:p>35.71017</text:p>
          </table:table-cell>
          <table:table-cell office:value-type="float" office:value="0" calcext:value-type="float">
            <text:p>0</text:p>
          </table:table-cell>
          <table:table-cell office:value-type="float" office:value="-0.0000001138234" calcext:value-type="float">
            <text:p>-1.1382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08233" calcext:value-type="float">
            <text:p>-19.08233</text:p>
          </table:table-cell>
          <table:table-cell office:value-type="float" office:value="0" calcext:value-type="float">
            <text:p>0</text:p>
          </table:table-cell>
          <table:table-cell office:value-type="float" office:value="7.524101" calcext:value-type="float">
            <text:p>7.524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875.1974" calcext:value-type="float">
            <text:p>875.1974</text:p>
          </table:table-cell>
          <table:table-cell office:value-type="float" office:value="13159.33" calcext:value-type="float">
            <text:p>1315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6026" calcext:value-type="float">
            <text:p>-22.46026</text:p>
          </table:table-cell>
          <table:table-cell office:value-type="float" office:value="57.79954" calcext:value-type="float">
            <text:p>57.79954</text:p>
          </table:table-cell>
          <table:table-cell office:value-type="float" office:value="0" calcext:value-type="float">
            <text:p>0</text:p>
          </table:table-cell>
          <table:table-cell office:value-type="float" office:value="115.6751" calcext:value-type="float">
            <text:p>115.6751</text:p>
          </table:table-cell>
          <table:table-cell office:value-type="float" office:value="627.9472" calcext:value-type="float">
            <text:p>627.9472</text:p>
          </table:table-cell>
          <table:table-cell office:value-type="float" office:value="0.02018772" calcext:value-type="float">
            <text:p>0.02018772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5" calcext:value-type="float">
            <text:p>4.20374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.44008" calcext:value-type="float">
            <text:p>-22.44008</text:p>
          </table:table-cell>
          <table:table-cell office:value-type="float" office:value="0" calcext:value-type="float">
            <text:p>0</text:p>
          </table:table-cell>
          <table:table-cell office:value-type="float" office:value="319.1989" calcext:value-type="float">
            <text:p>319.1989</text:p>
          </table:table-cell>
          <table:table-cell office:value-type="float" office:value="1094.029" calcext:value-type="float">
            <text:p>1094.029</text:p>
          </table:table-cell>
          <table:table-cell office:value-type="float" office:value="1333.882" calcext:value-type="float">
            <text:p>1333.882</text:p>
          </table:table-cell>
          <table:table-cell office:value-type="float" office:value="1330.668" calcext:value-type="float">
            <text:p>1330.668</text:p>
          </table:table-cell>
          <table:table-cell office:value-type="float" office:value="803.2112" calcext:value-type="float">
            <text:p>803.2112</text:p>
          </table:table-cell>
          <table:table-cell office:value-type="float" office:value="1105.657" calcext:value-type="float">
            <text:p>1105.657</text:p>
          </table:table-cell>
          <table:table-cell office:value-type="float" office:value="419.9059" calcext:value-type="float">
            <text:p>419.9059</text:p>
          </table:table-cell>
          <table:table-cell office:value-type="float" office:value="1878.052" calcext:value-type="float">
            <text:p>1878.052</text:p>
          </table:table-cell>
          <table:table-cell office:value-type="float" office:value="2108.371" calcext:value-type="float">
            <text:p>2108.371</text:p>
          </table:table-cell>
          <table:table-cell office:value-type="float" office:value="1678.627" calcext:value-type="float">
            <text:p>1678.627</text:p>
          </table:table-cell>
          <table:table-cell office:value-type="float" office:value="585.5494" calcext:value-type="float">
            <text:p>585.5494</text:p>
          </table:table-cell>
          <table:table-cell office:value-type="float" office:value="570.8595" calcext:value-type="float">
            <text:p>570.8595</text:p>
          </table:table-cell>
          <table:table-cell office:value-type="float" office:value="142.8536" calcext:value-type="float">
            <text:p>142.8536</text:p>
          </table:table-cell>
          <table:table-cell office:value-type="float" office:value="35.71016" calcext:value-type="float">
            <text:p>35.71016</text:p>
          </table:table-cell>
          <table:table-cell office:value-type="float" office:value="0" calcext:value-type="float">
            <text:p>0</text:p>
          </table:table-cell>
          <table:table-cell office:value-type="float" office:value="-0.0000001150272" calcext:value-type="float">
            <text:p>-1.15027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08488" calcext:value-type="float">
            <text:p>-20.08488</text:p>
          </table:table-cell>
          <table:table-cell office:value-type="float" office:value="0" calcext:value-type="float">
            <text:p>0</text:p>
          </table:table-cell>
          <table:table-cell office:value-type="float" office:value="7.486269" calcext:value-type="float">
            <text:p>7.48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873.0875" calcext:value-type="float">
            <text:p>873.0875</text:p>
          </table:table-cell>
          <table:table-cell office:value-type="float" office:value="13159.53" calcext:value-type="float">
            <text:p>13159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3732" calcext:value-type="float">
            <text:p>-24.3732</text:p>
          </table:table-cell>
          <table:table-cell office:value-type="float" office:value="63.24327" calcext:value-type="float">
            <text:p>63.24327</text:p>
          </table:table-cell>
          <table:table-cell office:value-type="float" office:value="0" calcext:value-type="float">
            <text:p>0</text:p>
          </table:table-cell>
          <table:table-cell office:value-type="float" office:value="116.9741" calcext:value-type="float">
            <text:p>116.9741</text:p>
          </table:table-cell>
          <table:table-cell office:value-type="float" office:value="626.0052" calcext:value-type="float">
            <text:p>626.0052</text:p>
          </table:table-cell>
          <table:table-cell office:value-type="float" office:value="0.02067704" calcext:value-type="float">
            <text:p>0.02067704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7" calcext:value-type="float">
            <text:p>4.20374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.35253" calcext:value-type="float">
            <text:p>-24.35253</text:p>
          </table:table-cell>
          <table:table-cell office:value-type="float" office:value="0" calcext:value-type="float">
            <text:p>0</text:p>
          </table:table-cell>
          <table:table-cell office:value-type="float" office:value="319.432" calcext:value-type="float">
            <text:p>319.432</text:p>
          </table:table-cell>
          <table:table-cell office:value-type="float" office:value="1093.975" calcext:value-type="float">
            <text:p>1093.975</text:p>
          </table:table-cell>
          <table:table-cell office:value-type="float" office:value="1333.829" calcext:value-type="float">
            <text:p>1333.829</text:p>
          </table:table-cell>
          <table:table-cell office:value-type="float" office:value="1330.629" calcext:value-type="float">
            <text:p>1330.629</text:p>
          </table:table-cell>
          <table:table-cell office:value-type="float" office:value="803.1893" calcext:value-type="float">
            <text:p>803.1893</text:p>
          </table:table-cell>
          <table:table-cell office:value-type="float" office:value="1105.646" calcext:value-type="float">
            <text:p>1105.646</text:p>
          </table:table-cell>
          <table:table-cell office:value-type="float" office:value="419.9027" calcext:value-type="float">
            <text:p>419.9027</text:p>
          </table:table-cell>
          <table:table-cell office:value-type="float" office:value="1878.046" calcext:value-type="float">
            <text:p>1878.046</text:p>
          </table:table-cell>
          <table:table-cell office:value-type="float" office:value="2108.367" calcext:value-type="float">
            <text:p>2108.367</text:p>
          </table:table-cell>
          <table:table-cell office:value-type="float" office:value="1678.625" calcext:value-type="float">
            <text:p>1678.625</text:p>
          </table:table-cell>
          <table:table-cell office:value-type="float" office:value="585.5487" calcext:value-type="float">
            <text:p>585.5487</text:p>
          </table:table-cell>
          <table:table-cell office:value-type="float" office:value="570.859" calcext:value-type="float">
            <text:p>570.859</text:p>
          </table:table-cell>
          <table:table-cell office:value-type="float" office:value="142.8535" calcext:value-type="float">
            <text:p>142.8535</text:p>
          </table:table-cell>
          <table:table-cell office:value-type="float" office:value="35.71015" calcext:value-type="float">
            <text:p>35.71015</text:p>
          </table:table-cell>
          <table:table-cell office:value-type="float" office:value="0" calcext:value-type="float">
            <text:p>0</text:p>
          </table:table-cell>
          <table:table-cell office:value-type="float" office:value="-0.0000001366841" calcext:value-type="float">
            <text:p>-1.36684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96772" calcext:value-type="float">
            <text:p>-21.96772</text:p>
          </table:table-cell>
          <table:table-cell office:value-type="float" office:value="0" calcext:value-type="float">
            <text:p>0</text:p>
          </table:table-cell>
          <table:table-cell office:value-type="float" office:value="7.456545" calcext:value-type="float">
            <text:p>7.45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871.0182" calcext:value-type="float">
            <text:p>871.0182</text:p>
          </table:table-cell>
          <table:table-cell office:value-type="float" office:value="13159.73" calcext:value-type="float">
            <text:p>1315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4565" calcext:value-type="float">
            <text:p>-26.24565</text:p>
          </table:table-cell>
          <table:table-cell office:value-type="float" office:value="68.76885" calcext:value-type="float">
            <text:p>68.76885</text:p>
          </table:table-cell>
          <table:table-cell office:value-type="float" office:value="0" calcext:value-type="float">
            <text:p>0</text:p>
          </table:table-cell>
          <table:table-cell office:value-type="float" office:value="118.084" calcext:value-type="float">
            <text:p>118.084</text:p>
          </table:table-cell>
          <table:table-cell office:value-type="float" office:value="624.1574" calcext:value-type="float">
            <text:p>624.1574</text:p>
          </table:table-cell>
          <table:table-cell office:value-type="float" office:value="0.02122674" calcext:value-type="float">
            <text:p>0.02122674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7" calcext:value-type="float">
            <text:p>4.20374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.22442" calcext:value-type="float">
            <text:p>-26.22442</text:p>
          </table:table-cell>
          <table:table-cell office:value-type="float" office:value="0" calcext:value-type="float">
            <text:p>0</text:p>
          </table:table-cell>
          <table:table-cell office:value-type="float" office:value="319.6714" calcext:value-type="float">
            <text:p>319.6714</text:p>
          </table:table-cell>
          <table:table-cell office:value-type="float" office:value="1093.905" calcext:value-type="float">
            <text:p>1093.905</text:p>
          </table:table-cell>
          <table:table-cell office:value-type="float" office:value="1333.76" calcext:value-type="float">
            <text:p>1333.76</text:p>
          </table:table-cell>
          <table:table-cell office:value-type="float" office:value="1330.573" calcext:value-type="float">
            <text:p>1330.573</text:p>
          </table:table-cell>
          <table:table-cell office:value-type="float" office:value="803.1602" calcext:value-type="float">
            <text:p>803.1602</text:p>
          </table:table-cell>
          <table:table-cell office:value-type="float" office:value="1105.631" calcext:value-type="float">
            <text:p>1105.631</text:p>
          </table:table-cell>
          <table:table-cell office:value-type="float" office:value="419.8989" calcext:value-type="float">
            <text:p>419.8989</text:p>
          </table:table-cell>
          <table:table-cell office:value-type="float" office:value="1878.039" calcext:value-type="float">
            <text:p>1878.039</text:p>
          </table:table-cell>
          <table:table-cell office:value-type="float" office:value="2108.363" calcext:value-type="float">
            <text:p>2108.363</text:p>
          </table:table-cell>
          <table:table-cell office:value-type="float" office:value="1678.623" calcext:value-type="float">
            <text:p>1678.623</text:p>
          </table:table-cell>
          <table:table-cell office:value-type="float" office:value="585.548" calcext:value-type="float">
            <text:p>585.548</text:p>
          </table:table-cell>
          <table:table-cell office:value-type="float" office:value="570.8585" calcext:value-type="float">
            <text:p>570.8585</text:p>
          </table:table-cell>
          <table:table-cell office:value-type="float" office:value="142.8535" calcext:value-type="float">
            <text:p>142.8535</text:p>
          </table:table-cell>
          <table:table-cell office:value-type="float" office:value="35.71014" calcext:value-type="float">
            <text:p>35.71014</text:p>
          </table:table-cell>
          <table:table-cell office:value-type="float" office:value="0" calcext:value-type="float">
            <text:p>0</text:p>
          </table:table-cell>
          <table:table-cell office:value-type="float" office:value="-0.0000001720273" calcext:value-type="float">
            <text:p>-1.72027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80845" calcext:value-type="float">
            <text:p>-23.80845</text:p>
          </table:table-cell>
          <table:table-cell office:value-type="float" office:value="0" calcext:value-type="float">
            <text:p>0</text:p>
          </table:table-cell>
          <table:table-cell office:value-type="float" office:value="7.425222" calcext:value-type="float">
            <text:p>7.425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869.4068" calcext:value-type="float">
            <text:p>869.4068</text:p>
          </table:table-cell>
          <table:table-cell office:value-type="float" office:value="13159.9" calcext:value-type="float">
            <text:p>131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70387" calcext:value-type="float">
            <text:p>-27.70387</text:p>
          </table:table-cell>
          <table:table-cell office:value-type="float" office:value="72.34159" calcext:value-type="float">
            <text:p>72.34159</text:p>
          </table:table-cell>
          <table:table-cell office:value-type="float" office:value="0" calcext:value-type="float">
            <text:p>0</text:p>
          </table:table-cell>
          <table:table-cell office:value-type="float" office:value="118.7033" calcext:value-type="float">
            <text:p>118.7033</text:p>
          </table:table-cell>
          <table:table-cell office:value-type="float" office:value="622.7745" calcext:value-type="float">
            <text:p>622.7745</text:p>
          </table:table-cell>
          <table:table-cell office:value-type="float" office:value="0.02181151" calcext:value-type="float">
            <text:p>0.02181151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7.68206" calcext:value-type="float">
            <text:p>-27.68206</text:p>
          </table:table-cell>
          <table:table-cell office:value-type="float" office:value="0" calcext:value-type="float">
            <text:p>0</text:p>
          </table:table-cell>
          <table:table-cell office:value-type="float" office:value="319.8802" calcext:value-type="float">
            <text:p>319.8802</text:p>
          </table:table-cell>
          <table:table-cell office:value-type="float" office:value="1093.833" calcext:value-type="float">
            <text:p>1093.833</text:p>
          </table:table-cell>
          <table:table-cell office:value-type="float" office:value="1333.691" calcext:value-type="float">
            <text:p>1333.691</text:p>
          </table:table-cell>
          <table:table-cell office:value-type="float" office:value="1330.51" calcext:value-type="float">
            <text:p>1330.51</text:p>
          </table:table-cell>
          <table:table-cell office:value-type="float" office:value="803.1273" calcext:value-type="float">
            <text:p>803.1273</text:p>
          </table:table-cell>
          <table:table-cell office:value-type="float" office:value="1105.613" calcext:value-type="float">
            <text:p>1105.613</text:p>
          </table:table-cell>
          <table:table-cell office:value-type="float" office:value="419.8947" calcext:value-type="float">
            <text:p>419.8947</text:p>
          </table:table-cell>
          <table:table-cell office:value-type="float" office:value="1878.032" calcext:value-type="float">
            <text:p>1878.032</text:p>
          </table:table-cell>
          <table:table-cell office:value-type="float" office:value="2108.358" calcext:value-type="float">
            <text:p>2108.358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585.5474" calcext:value-type="float">
            <text:p>585.5474</text:p>
          </table:table-cell>
          <table:table-cell office:value-type="float" office:value="570.858" calcext:value-type="float">
            <text:p>570.858</text:p>
          </table:table-cell>
          <table:table-cell office:value-type="float" office:value="142.8535" calcext:value-type="float">
            <text:p>142.8535</text:p>
          </table:table-cell>
          <table:table-cell office:value-type="float" office:value="35.71012" calcext:value-type="float">
            <text:p>35.71012</text:p>
          </table:table-cell>
          <table:table-cell office:value-type="float" office:value="0" calcext:value-type="float">
            <text:p>0</text:p>
          </table:table-cell>
          <table:table-cell office:value-type="float" office:value="-0.0000002029129" calcext:value-type="float">
            <text:p>-2.02912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22991" calcext:value-type="float">
            <text:p>-25.22991</text:p>
          </table:table-cell>
          <table:table-cell office:value-type="float" office:value="0" calcext:value-type="float">
            <text:p>0</text:p>
          </table:table-cell>
          <table:table-cell office:value-type="float" office:value="7.388844" calcext:value-type="float">
            <text:p>7.388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868.008" calcext:value-type="float">
            <text:p>868.008</text:p>
          </table:table-cell>
          <table:table-cell office:value-type="float" office:value="13160.04" calcext:value-type="float">
            <text:p>131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96096" calcext:value-type="float">
            <text:p>-28.96096</text:p>
          </table:table-cell>
          <table:table-cell office:value-type="float" office:value="75.4535" calcext:value-type="float">
            <text:p>75.4535</text:p>
          </table:table-cell>
          <table:table-cell office:value-type="float" office:value="0" calcext:value-type="float">
            <text:p>0</text:p>
          </table:table-cell>
          <table:table-cell office:value-type="float" office:value="119.0312" calcext:value-type="float">
            <text:p>119.0312</text:p>
          </table:table-cell>
          <table:table-cell office:value-type="float" office:value="621.6367" calcext:value-type="float">
            <text:p>621.6367</text:p>
          </table:table-cell>
          <table:table-cell office:value-type="float" office:value="0.02242202" calcext:value-type="float">
            <text:p>0.02242202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.93854" calcext:value-type="float">
            <text:p>-28.93854</text:p>
          </table:table-cell>
          <table:table-cell office:value-type="float" office:value="0" calcext:value-type="float">
            <text:p>0</text:p>
          </table:table-cell>
          <table:table-cell office:value-type="float" office:value="320.0759" calcext:value-type="float">
            <text:p>320.0759</text:p>
          </table:table-cell>
          <table:table-cell office:value-type="float" office:value="1093.752" calcext:value-type="float">
            <text:p>1093.752</text:p>
          </table:table-cell>
          <table:table-cell office:value-type="float" office:value="1333.613" calcext:value-type="float">
            <text:p>1333.613</text:p>
          </table:table-cell>
          <table:table-cell office:value-type="float" office:value="1330.436" calcext:value-type="float">
            <text:p>1330.436</text:p>
          </table:table-cell>
          <table:table-cell office:value-type="float" office:value="803.088" calcext:value-type="float">
            <text:p>803.088</text:p>
          </table:table-cell>
          <table:table-cell office:value-type="float" office:value="1105.592" calcext:value-type="float">
            <text:p>1105.592</text:p>
          </table:table-cell>
          <table:table-cell office:value-type="float" office:value="419.8901" calcext:value-type="float">
            <text:p>419.8901</text:p>
          </table:table-cell>
          <table:table-cell office:value-type="float" office:value="1878.024" calcext:value-type="float">
            <text:p>1878.024</text:p>
          </table:table-cell>
          <table:table-cell office:value-type="float" office:value="2108.354" calcext:value-type="float">
            <text:p>2108.354</text:p>
          </table:table-cell>
          <table:table-cell office:value-type="float" office:value="1678.618" calcext:value-type="float">
            <text:p>1678.618</text:p>
          </table:table-cell>
          <table:table-cell office:value-type="float" office:value="585.5468" calcext:value-type="float">
            <text:p>585.5468</text:p>
          </table:table-cell>
          <table:table-cell office:value-type="float" office:value="570.8575" calcext:value-type="float">
            <text:p>570.8575</text:p>
          </table:table-cell>
          <table:table-cell office:value-type="float" office:value="142.8535" calcext:value-type="float">
            <text:p>142.8535</text:p>
          </table:table-cell>
          <table:table-cell office:value-type="float" office:value="35.71011" calcext:value-type="float">
            <text:p>35.71011</text:p>
          </table:table-cell>
          <table:table-cell office:value-type="float" office:value="0" calcext:value-type="float">
            <text:p>0</text:p>
          </table:table-cell>
          <table:table-cell office:value-type="float" office:value="-0.000000234118" calcext:value-type="float">
            <text:p>-2.3411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45408" calcext:value-type="float">
            <text:p>-26.45408</text:p>
          </table:table-cell>
          <table:table-cell office:value-type="float" office:value="0" calcext:value-type="float">
            <text:p>0</text:p>
          </table:table-cell>
          <table:table-cell office:value-type="float" office:value="7.356332" calcext:value-type="float">
            <text:p>7.35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867.0609" calcext:value-type="float">
            <text:p>867.0609</text:p>
          </table:table-cell>
          <table:table-cell office:value-type="float" office:value="13160.11" calcext:value-type="float">
            <text:p>131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4014" calcext:value-type="float">
            <text:p>-29.84014</text:p>
          </table:table-cell>
          <table:table-cell office:value-type="float" office:value="78.39504" calcext:value-type="float">
            <text:p>78.39504</text:p>
          </table:table-cell>
          <table:table-cell office:value-type="float" office:value="0" calcext:value-type="float">
            <text:p>0</text:p>
          </table:table-cell>
          <table:table-cell office:value-type="float" office:value="119.1455" calcext:value-type="float">
            <text:p>119.1455</text:p>
          </table:table-cell>
          <table:table-cell office:value-type="float" office:value="620.9418" calcext:value-type="float">
            <text:p>620.9418</text:p>
          </table:table-cell>
          <table:table-cell office:value-type="float" office:value="0.02304023" calcext:value-type="float">
            <text:p>0.02304023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.81711" calcext:value-type="float">
            <text:p>-29.81711</text:p>
          </table:table-cell>
          <table:table-cell office:value-type="float" office:value="0" calcext:value-type="float">
            <text:p>0</text:p>
          </table:table-cell>
          <table:table-cell office:value-type="float" office:value="320.211" calcext:value-type="float">
            <text:p>320.211</text:p>
          </table:table-cell>
          <table:table-cell office:value-type="float" office:value="1093.678" calcext:value-type="float">
            <text:p>1093.678</text:p>
          </table:table-cell>
          <table:table-cell office:value-type="float" office:value="1333.537" calcext:value-type="float">
            <text:p>1333.537</text:p>
          </table:table-cell>
          <table:table-cell office:value-type="float" office:value="1330.362" calcext:value-type="float">
            <text:p>1330.362</text:p>
          </table:table-cell>
          <table:table-cell office:value-type="float" office:value="803.0488" calcext:value-type="float">
            <text:p>803.0488</text:p>
          </table:table-cell>
          <table:table-cell office:value-type="float" office:value="1105.563" calcext:value-type="float">
            <text:p>1105.563</text:p>
          </table:table-cell>
          <table:table-cell office:value-type="float" office:value="419.8852" calcext:value-type="float">
            <text:p>419.8852</text:p>
          </table:table-cell>
          <table:table-cell office:value-type="float" office:value="1878.016" calcext:value-type="float">
            <text:p>1878.016</text:p>
          </table:table-cell>
          <table:table-cell office:value-type="float" office:value="2108.349" calcext:value-type="float">
            <text:p>2108.349</text:p>
          </table:table-cell>
          <table:table-cell office:value-type="float" office:value="1678.616" calcext:value-type="float">
            <text:p>1678.616</text:p>
          </table:table-cell>
          <table:table-cell office:value-type="float" office:value="585.5461" calcext:value-type="float">
            <text:p>585.5461</text:p>
          </table:table-cell>
          <table:table-cell office:value-type="float" office:value="570.857" calcext:value-type="float">
            <text:p>570.857</text:p>
          </table:table-cell>
          <table:table-cell office:value-type="float" office:value="142.8534" calcext:value-type="float">
            <text:p>142.8534</text:p>
          </table:table-cell>
          <table:table-cell office:value-type="float" office:value="35.71011" calcext:value-type="float">
            <text:p>35.71011</text:p>
          </table:table-cell>
          <table:table-cell office:value-type="float" office:value="0" calcext:value-type="float">
            <text:p>0</text:p>
          </table:table-cell>
          <table:table-cell office:value-type="float" office:value="-0.000000253407" calcext:value-type="float">
            <text:p>-2.5340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29403" calcext:value-type="float">
            <text:p>-27.29403</text:p>
          </table:table-cell>
          <table:table-cell office:value-type="float" office:value="0" calcext:value-type="float">
            <text:p>0</text:p>
          </table:table-cell>
          <table:table-cell office:value-type="float" office:value="7.317393" calcext:value-type="float">
            <text:p>7.317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865.8351" calcext:value-type="float">
            <text:p>865.8351</text:p>
          </table:table-cell>
          <table:table-cell office:value-type="float" office:value="13160.22" calcext:value-type="float">
            <text:p>1316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97192" calcext:value-type="float">
            <text:p>-30.97192</text:p>
          </table:table-cell>
          <table:table-cell office:value-type="float" office:value="81.78413" calcext:value-type="float">
            <text:p>81.78413</text:p>
          </table:table-cell>
          <table:table-cell office:value-type="float" office:value="0" calcext:value-type="float">
            <text:p>0</text:p>
          </table:table-cell>
          <table:table-cell office:value-type="float" office:value="119.5428" calcext:value-type="float">
            <text:p>119.5428</text:p>
          </table:table-cell>
          <table:table-cell office:value-type="float" office:value="619.9436" calcext:value-type="float">
            <text:p>619.9436</text:p>
          </table:table-cell>
          <table:table-cell office:value-type="float" office:value="0.02366311" calcext:value-type="float">
            <text:p>0.02366311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0.94826" calcext:value-type="float">
            <text:p>-30.94826</text:p>
          </table:table-cell>
          <table:table-cell office:value-type="float" office:value="0" calcext:value-type="float">
            <text:p>0</text:p>
          </table:table-cell>
          <table:table-cell office:value-type="float" office:value="320.3686" calcext:value-type="float">
            <text:p>320.3686</text:p>
          </table:table-cell>
          <table:table-cell office:value-type="float" office:value="1093.615" calcext:value-type="float">
            <text:p>1093.615</text:p>
          </table:table-cell>
          <table:table-cell office:value-type="float" office:value="1333.468" calcext:value-type="float">
            <text:p>1333.468</text:p>
          </table:table-cell>
          <table:table-cell office:value-type="float" office:value="1330.294" calcext:value-type="float">
            <text:p>1330.294</text:p>
          </table:table-cell>
          <table:table-cell office:value-type="float" office:value="803.0131" calcext:value-type="float">
            <text:p>803.0131</text:p>
          </table:table-cell>
          <table:table-cell office:value-type="float" office:value="1105.541" calcext:value-type="float">
            <text:p>1105.541</text:p>
          </table:table-cell>
          <table:table-cell office:value-type="float" office:value="419.8804" calcext:value-type="float">
            <text:p>419.8804</text:p>
          </table:table-cell>
          <table:table-cell office:value-type="float" office:value="1878.008" calcext:value-type="float">
            <text:p>1878.008</text:p>
          </table:table-cell>
          <table:table-cell office:value-type="float" office:value="2108.344" calcext:value-type="float">
            <text:p>2108.344</text:p>
          </table:table-cell>
          <table:table-cell office:value-type="float" office:value="1678.614" calcext:value-type="float">
            <text:p>1678.614</text:p>
          </table:table-cell>
          <table:table-cell office:value-type="float" office:value="585.5455" calcext:value-type="float">
            <text:p>585.5455</text:p>
          </table:table-cell>
          <table:table-cell office:value-type="float" office:value="570.8565" calcext:value-type="float">
            <text:p>570.8565</text:p>
          </table:table-cell>
          <table:table-cell office:value-type="float" office:value="142.8534" calcext:value-type="float">
            <text:p>142.8534</text:p>
          </table:table-cell>
          <table:table-cell office:value-type="float" office:value="35.71009" calcext:value-type="float">
            <text:p>35.71009</text:p>
          </table:table-cell>
          <table:table-cell office:value-type="float" office:value="0" calcext:value-type="float">
            <text:p>0</text:p>
          </table:table-cell>
          <table:table-cell office:value-type="float" office:value="-0.0000002701587" calcext:value-type="float">
            <text:p>-2.70158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38689" calcext:value-type="float">
            <text:p>-28.38689</text:p>
          </table:table-cell>
          <table:table-cell office:value-type="float" office:value="0" calcext:value-type="float">
            <text:p>0</text:p>
          </table:table-cell>
          <table:table-cell office:value-type="float" office:value="7.278774" calcext:value-type="float">
            <text:p>7.278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864.3337" calcext:value-type="float">
            <text:p>864.3337</text:p>
          </table:table-cell>
          <table:table-cell office:value-type="float" office:value="13160.35" calcext:value-type="float">
            <text:p>1316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35049" calcext:value-type="float">
            <text:p>-32.35049</text:p>
          </table:table-cell>
          <table:table-cell office:value-type="float" office:value="86.08911" calcext:value-type="float">
            <text:p>86.08911</text:p>
          </table:table-cell>
          <table:table-cell office:value-type="float" office:value="0" calcext:value-type="float">
            <text:p>0</text:p>
          </table:table-cell>
          <table:table-cell office:value-type="float" office:value="120.0756" calcext:value-type="float">
            <text:p>120.0756</text:p>
          </table:table-cell>
          <table:table-cell office:value-type="float" office:value="618.6874" calcext:value-type="float">
            <text:p>618.6874</text:p>
          </table:table-cell>
          <table:table-cell office:value-type="float" office:value="0.02432127" calcext:value-type="float">
            <text:p>0.02432127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2.32617" calcext:value-type="float">
            <text:p>-32.32617</text:p>
          </table:table-cell>
          <table:table-cell office:value-type="float" office:value="0" calcext:value-type="float">
            <text:p>0</text:p>
          </table:table-cell>
          <table:table-cell office:value-type="float" office:value="320.5516" calcext:value-type="float">
            <text:p>320.5516</text:p>
          </table:table-cell>
          <table:table-cell office:value-type="float" office:value="1093.54" calcext:value-type="float">
            <text:p>1093.54</text:p>
          </table:table-cell>
          <table:table-cell office:value-type="float" office:value="1333.394" calcext:value-type="float">
            <text:p>1333.394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802.9742" calcext:value-type="float">
            <text:p>802.9742</text:p>
          </table:table-cell>
          <table:table-cell office:value-type="float" office:value="1105.518" calcext:value-type="float">
            <text:p>1105.518</text:p>
          </table:table-cell>
          <table:table-cell office:value-type="float" office:value="419.8756" calcext:value-type="float">
            <text:p>419.8756</text:p>
          </table:table-cell>
          <table:table-cell office:value-type="float" office:value="1878" calcext:value-type="float">
            <text:p>1878</text:p>
          </table:table-cell>
          <table:table-cell office:value-type="float" office:value="2108.339" calcext:value-type="float">
            <text:p>2108.339</text:p>
          </table:table-cell>
          <table:table-cell office:value-type="float" office:value="1678.611" calcext:value-type="float">
            <text:p>1678.611</text:p>
          </table:table-cell>
          <table:table-cell office:value-type="float" office:value="585.5449" calcext:value-type="float">
            <text:p>585.5449</text:p>
          </table:table-cell>
          <table:table-cell office:value-type="float" office:value="570.856" calcext:value-type="float">
            <text:p>570.856</text:p>
          </table:table-cell>
          <table:table-cell office:value-type="float" office:value="142.8533" calcext:value-type="float">
            <text:p>142.8533</text:p>
          </table:table-cell>
          <table:table-cell office:value-type="float" office:value="35.71008" calcext:value-type="float">
            <text:p>35.71008</text:p>
          </table:table-cell>
          <table:table-cell office:value-type="float" office:value="0" calcext:value-type="float">
            <text:p>0</text:p>
          </table:table-cell>
          <table:table-cell office:value-type="float" office:value="-0.0000003065923" calcext:value-type="float">
            <text:p>-3.0659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72978" calcext:value-type="float">
            <text:p>-29.72978</text:p>
          </table:table-cell>
          <table:table-cell office:value-type="float" office:value="0" calcext:value-type="float">
            <text:p>0</text:p>
          </table:table-cell>
          <table:table-cell office:value-type="float" office:value="7.243526" calcext:value-type="float">
            <text:p>7.24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863.4993" calcext:value-type="float">
            <text:p>863.4993</text:p>
          </table:table-cell>
          <table:table-cell office:value-type="float" office:value="13160.4" calcext:value-type="float">
            <text:p>131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14604" calcext:value-type="float">
            <text:p>-33.14604</text:p>
          </table:table-cell>
          <table:table-cell office:value-type="float" office:value="87.75915" calcext:value-type="float">
            <text:p>87.75915</text:p>
          </table:table-cell>
          <table:table-cell office:value-type="float" office:value="0" calcext:value-type="float">
            <text:p>0</text:p>
          </table:table-cell>
          <table:table-cell office:value-type="float" office:value="120.1032" calcext:value-type="float">
            <text:p>120.1032</text:p>
          </table:table-cell>
          <table:table-cell office:value-type="float" office:value="618.0799" calcext:value-type="float">
            <text:p>618.0799</text:p>
          </table:table-cell>
          <table:table-cell office:value-type="float" office:value="0.02496662" calcext:value-type="float">
            <text:p>0.02496662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3.12107" calcext:value-type="float">
            <text:p>-33.12107</text:p>
          </table:table-cell>
          <table:table-cell office:value-type="float" office:value="0" calcext:value-type="float">
            <text:p>0</text:p>
          </table:table-cell>
          <table:table-cell office:value-type="float" office:value="320.6616" calcext:value-type="float">
            <text:p>320.6616</text:p>
          </table:table-cell>
          <table:table-cell office:value-type="float" office:value="1093.475" calcext:value-type="float">
            <text:p>1093.475</text:p>
          </table:table-cell>
          <table:table-cell office:value-type="float" office:value="1333.327" calcext:value-type="float">
            <text:p>1333.327</text:p>
          </table:table-cell>
          <table:table-cell office:value-type="float" office:value="1330.156" calcext:value-type="float">
            <text:p>1330.156</text:p>
          </table:table-cell>
          <table:table-cell office:value-type="float" office:value="802.9357" calcext:value-type="float">
            <text:p>802.9357</text:p>
          </table:table-cell>
          <table:table-cell office:value-type="float" office:value="1105.494" calcext:value-type="float">
            <text:p>1105.494</text:p>
          </table:table-cell>
          <table:table-cell office:value-type="float" office:value="419.8706" calcext:value-type="float">
            <text:p>419.8706</text:p>
          </table:table-cell>
          <table:table-cell office:value-type="float" office:value="1877.991" calcext:value-type="float">
            <text:p>1877.991</text:p>
          </table:table-cell>
          <table:table-cell office:value-type="float" office:value="2108.334" calcext:value-type="float">
            <text:p>2108.334</text:p>
          </table:table-cell>
          <table:table-cell office:value-type="float" office:value="1678.609" calcext:value-type="float">
            <text:p>1678.609</text:p>
          </table:table-cell>
          <table:table-cell office:value-type="float" office:value="585.5443" calcext:value-type="float">
            <text:p>585.5443</text:p>
          </table:table-cell>
          <table:table-cell office:value-type="float" office:value="570.8555" calcext:value-type="float">
            <text:p>570.8555</text:p>
          </table:table-cell>
          <table:table-cell office:value-type="float" office:value="142.8533" calcext:value-type="float">
            <text:p>142.8533</text:p>
          </table:table-cell>
          <table:table-cell office:value-type="float" office:value="35.71007" calcext:value-type="float">
            <text:p>35.71007</text:p>
          </table:table-cell>
          <table:table-cell office:value-type="float" office:value="0" calcext:value-type="float">
            <text:p>0</text:p>
          </table:table-cell>
          <table:table-cell office:value-type="float" office:value="-0.0000003272148" calcext:value-type="float">
            <text:p>-3.27214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48469" calcext:value-type="float">
            <text:p>-30.48469</text:p>
          </table:table-cell>
          <table:table-cell office:value-type="float" office:value="0" calcext:value-type="float">
            <text:p>0</text:p>
          </table:table-cell>
          <table:table-cell office:value-type="float" office:value="7.203223" calcext:value-type="float">
            <text:p>7.20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862.3831" calcext:value-type="float">
            <text:p>862.3831</text:p>
          </table:table-cell>
          <table:table-cell office:value-type="float" office:value="13160.66" calcext:value-type="float">
            <text:p>1316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99365" calcext:value-type="float">
            <text:p>-33.99365</text:p>
          </table:table-cell>
          <table:table-cell office:value-type="float" office:value="88.85668" calcext:value-type="float">
            <text:p>88.85668</text:p>
          </table:table-cell>
          <table:table-cell office:value-type="float" office:value="0" calcext:value-type="float">
            <text:p>0</text:p>
          </table:table-cell>
          <table:table-cell office:value-type="float" office:value="118.6354" calcext:value-type="float">
            <text:p>118.6354</text:p>
          </table:table-cell>
          <table:table-cell office:value-type="float" office:value="617.2704" calcext:value-type="float">
            <text:p>617.2704</text:p>
          </table:table-cell>
          <table:table-cell office:value-type="float" office:value="0.0256343" calcext:value-type="float">
            <text:p>0.0256343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3.96802" calcext:value-type="float">
            <text:p>-33.96802</text:p>
          </table:table-cell>
          <table:table-cell office:value-type="float" office:value="0" calcext:value-type="float">
            <text:p>0</text:p>
          </table:table-cell>
          <table:table-cell office:value-type="float" office:value="320.984" calcext:value-type="float">
            <text:p>320.984</text:p>
          </table:table-cell>
          <table:table-cell office:value-type="float" office:value="1093.378" calcext:value-type="float">
            <text:p>1093.378</text:p>
          </table:table-cell>
          <table:table-cell office:value-type="float" office:value="1333.229" calcext:value-type="float">
            <text:p>1333.229</text:p>
          </table:table-cell>
          <table:table-cell office:value-type="float" office:value="1330.078" calcext:value-type="float">
            <text:p>1330.078</text:p>
          </table:table-cell>
          <table:table-cell office:value-type="float" office:value="802.8885" calcext:value-type="float">
            <text:p>802.8885</text:p>
          </table:table-cell>
          <table:table-cell office:value-type="float" office:value="1105.466" calcext:value-type="float">
            <text:p>1105.466</text:p>
          </table:table-cell>
          <table:table-cell office:value-type="float" office:value="419.8655" calcext:value-type="float">
            <text:p>419.8655</text:p>
          </table:table-cell>
          <table:table-cell office:value-type="float" office:value="1877.983" calcext:value-type="float">
            <text:p>1877.983</text:p>
          </table:table-cell>
          <table:table-cell office:value-type="float" office:value="2108.329" calcext:value-type="float">
            <text:p>2108.329</text:p>
          </table:table-cell>
          <table:table-cell office:value-type="float" office:value="1678.607" calcext:value-type="float">
            <text:p>1678.607</text:p>
          </table:table-cell>
          <table:table-cell office:value-type="float" office:value="585.5436" calcext:value-type="float">
            <text:p>585.5436</text:p>
          </table:table-cell>
          <table:table-cell office:value-type="float" office:value="570.855" calcext:value-type="float">
            <text:p>570.855</text:p>
          </table:table-cell>
          <table:table-cell office:value-type="float" office:value="142.8533" calcext:value-type="float">
            <text:p>142.8533</text:p>
          </table:table-cell>
          <table:table-cell office:value-type="float" office:value="35.71006" calcext:value-type="float">
            <text:p>35.71006</text:p>
          </table:table-cell>
          <table:table-cell office:value-type="float" office:value="0" calcext:value-type="float">
            <text:p>0</text:p>
          </table:table-cell>
          <table:table-cell office:value-type="float" office:value="-0.0000004247823" calcext:value-type="float">
            <text:p>-4.2478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30803" calcext:value-type="float">
            <text:p>-31.30803</text:p>
          </table:table-cell>
          <table:table-cell office:value-type="float" office:value="0" calcext:value-type="float">
            <text:p>0</text:p>
          </table:table-cell>
          <table:table-cell office:value-type="float" office:value="7.179448" calcext:value-type="float">
            <text:p>7.179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861.7618" calcext:value-type="float">
            <text:p>861.7618</text:p>
          </table:table-cell>
          <table:table-cell office:value-type="float" office:value="13160.65" calcext:value-type="float">
            <text:p>1316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63005" calcext:value-type="float">
            <text:p>-34.63005</text:p>
          </table:table-cell>
          <table:table-cell office:value-type="float" office:value="91.97911" calcext:value-type="float">
            <text:p>91.97911</text:p>
          </table:table-cell>
          <table:table-cell office:value-type="float" office:value="0" calcext:value-type="float">
            <text:p>0</text:p>
          </table:table-cell>
          <table:table-cell office:value-type="float" office:value="118.6116" calcext:value-type="float">
            <text:p>118.6116</text:p>
          </table:table-cell>
          <table:table-cell office:value-type="float" office:value="616.943" calcext:value-type="float">
            <text:p>616.943</text:p>
          </table:table-cell>
          <table:table-cell office:value-type="float" office:value="0.02632743" calcext:value-type="float">
            <text:p>0.02632743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4.60373" calcext:value-type="float">
            <text:p>-34.60373</text:p>
          </table:table-cell>
          <table:table-cell office:value-type="float" office:value="0" calcext:value-type="float">
            <text:p>0</text:p>
          </table:table-cell>
          <table:table-cell office:value-type="float" office:value="321.0557" calcext:value-type="float">
            <text:p>321.0557</text:p>
          </table:table-cell>
          <table:table-cell office:value-type="float" office:value="1093.291" calcext:value-type="float">
            <text:p>1093.291</text:p>
          </table:table-cell>
          <table:table-cell office:value-type="float" office:value="1333.139" calcext:value-type="float">
            <text:p>1333.139</text:p>
          </table:table-cell>
          <table:table-cell office:value-type="float" office:value="1329.995" calcext:value-type="float">
            <text:p>1329.995</text:p>
          </table:table-cell>
          <table:table-cell office:value-type="float" office:value="802.8293" calcext:value-type="float">
            <text:p>802.8293</text:p>
          </table:table-cell>
          <table:table-cell office:value-type="float" office:value="1105.435" calcext:value-type="float">
            <text:p>1105.435</text:p>
          </table:table-cell>
          <table:table-cell office:value-type="float" office:value="419.8597" calcext:value-type="float">
            <text:p>419.8597</text:p>
          </table:table-cell>
          <table:table-cell office:value-type="float" office:value="1877.971" calcext:value-type="float">
            <text:p>1877.971</text:p>
          </table:table-cell>
          <table:table-cell office:value-type="float" office:value="2108.324" calcext:value-type="float">
            <text:p>2108.324</text:p>
          </table:table-cell>
          <table:table-cell office:value-type="float" office:value="1678.604" calcext:value-type="float">
            <text:p>1678.604</text:p>
          </table:table-cell>
          <table:table-cell office:value-type="float" office:value="585.5429" calcext:value-type="float">
            <text:p>585.5429</text:p>
          </table:table-cell>
          <table:table-cell office:value-type="float" office:value="570.8545" calcext:value-type="float">
            <text:p>570.8545</text:p>
          </table:table-cell>
          <table:table-cell office:value-type="float" office:value="142.8532" calcext:value-type="float">
            <text:p>142.8532</text:p>
          </table:table-cell>
          <table:table-cell office:value-type="float" office:value="35.71005" calcext:value-type="float">
            <text:p>35.71005</text:p>
          </table:table-cell>
          <table:table-cell office:value-type="float" office:value="0" calcext:value-type="float">
            <text:p>0</text:p>
          </table:table-cell>
          <table:table-cell office:value-type="float" office:value="-0.00000046271" calcext:value-type="float">
            <text:p>-4.627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90174" calcext:value-type="float">
            <text:p>-31.90174</text:p>
          </table:table-cell>
          <table:table-cell office:value-type="float" office:value="0" calcext:value-type="float">
            <text:p>0</text:p>
          </table:table-cell>
          <table:table-cell office:value-type="float" office:value="7.137444" calcext:value-type="float">
            <text:p>7.137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861.3993" calcext:value-type="float">
            <text:p>861.3993</text:p>
          </table:table-cell>
          <table:table-cell office:value-type="float" office:value="13160.63" calcext:value-type="float">
            <text:p>1316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3691" calcext:value-type="float">
            <text:p>-35.03691</text:p>
          </table:table-cell>
          <table:table-cell office:value-type="float" office:value="94.08324" calcext:value-type="float">
            <text:p>94.08324</text:p>
          </table:table-cell>
          <table:table-cell office:value-type="float" office:value="0" calcext:value-type="float">
            <text:p>0</text:p>
          </table:table-cell>
          <table:table-cell office:value-type="float" office:value="118.5712" calcext:value-type="float">
            <text:p>118.5712</text:p>
          </table:table-cell>
          <table:table-cell office:value-type="float" office:value="616.7532" calcext:value-type="float">
            <text:p>616.7532</text:p>
          </table:table-cell>
          <table:table-cell office:value-type="float" office:value="0.02697207" calcext:value-type="float">
            <text:p>0.02697207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5.00994" calcext:value-type="float">
            <text:p>-35.00994</text:p>
          </table:table-cell>
          <table:table-cell office:value-type="float" office:value="0" calcext:value-type="float">
            <text:p>0</text:p>
          </table:table-cell>
          <table:table-cell office:value-type="float" office:value="321.0993" calcext:value-type="float">
            <text:p>321.0993</text:p>
          </table:table-cell>
          <table:table-cell office:value-type="float" office:value="1093.253" calcext:value-type="float">
            <text:p>1093.253</text:p>
          </table:table-cell>
          <table:table-cell office:value-type="float" office:value="1333.088" calcext:value-type="float">
            <text:p>1333.088</text:p>
          </table:table-cell>
          <table:table-cell office:value-type="float" office:value="1329.936" calcext:value-type="float">
            <text:p>1329.936</text:p>
          </table:table-cell>
          <table:table-cell office:value-type="float" office:value="802.795" calcext:value-type="float">
            <text:p>802.795</text:p>
          </table:table-cell>
          <table:table-cell office:value-type="float" office:value="1105.41" calcext:value-type="float">
            <text:p>1105.41</text:p>
          </table:table-cell>
          <table:table-cell office:value-type="float" office:value="419.8546" calcext:value-type="float">
            <text:p>419.8546</text:p>
          </table:table-cell>
          <table:table-cell office:value-type="float" office:value="1877.958" calcext:value-type="float">
            <text:p>1877.958</text:p>
          </table:table-cell>
          <table:table-cell office:value-type="float" office:value="2108.319" calcext:value-type="float">
            <text:p>2108.319</text:p>
          </table:table-cell>
          <table:table-cell office:value-type="float" office:value="1678.602" calcext:value-type="float">
            <text:p>1678.602</text:p>
          </table:table-cell>
          <table:table-cell office:value-type="float" office:value="585.5423" calcext:value-type="float">
            <text:p>585.5423</text:p>
          </table:table-cell>
          <table:table-cell office:value-type="float" office:value="570.8539" calcext:value-type="float">
            <text:p>570.8539</text:p>
          </table:table-cell>
          <table:table-cell office:value-type="float" office:value="142.8532" calcext:value-type="float">
            <text:p>142.8532</text:p>
          </table:table-cell>
          <table:table-cell office:value-type="float" office:value="35.71004" calcext:value-type="float">
            <text:p>35.71004</text:p>
          </table:table-cell>
          <table:table-cell office:value-type="float" office:value="0" calcext:value-type="float">
            <text:p>0</text:p>
          </table:table-cell>
          <table:table-cell office:value-type="float" office:value="-0.0000004673802" calcext:value-type="float">
            <text:p>-4.67380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25563" calcext:value-type="float">
            <text:p>-32.25563</text:p>
          </table:table-cell>
          <table:table-cell office:value-type="float" office:value="0" calcext:value-type="float">
            <text:p>0</text:p>
          </table:table-cell>
          <table:table-cell office:value-type="float" office:value="7.084599" calcext:value-type="float">
            <text:p>7.084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861.2119" calcext:value-type="float">
            <text:p>861.2119</text:p>
          </table:table-cell>
          <table:table-cell office:value-type="float" office:value="13160.62" calcext:value-type="float">
            <text:p>1316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27658" calcext:value-type="float">
            <text:p>-35.27658</text:p>
          </table:table-cell>
          <table:table-cell office:value-type="float" office:value="95.18935" calcext:value-type="float">
            <text:p>95.18935</text:p>
          </table:table-cell>
          <table:table-cell office:value-type="float" office:value="0" calcext:value-type="float">
            <text:p>0</text:p>
          </table:table-cell>
          <table:table-cell office:value-type="float" office:value="118.4837" calcext:value-type="float">
            <text:p>118.4837</text:p>
          </table:table-cell>
          <table:table-cell office:value-type="float" office:value="616.6791" calcext:value-type="float">
            <text:p>616.6791</text:p>
          </table:table-cell>
          <table:table-cell office:value-type="float" office:value="0.02754177" calcext:value-type="float">
            <text:p>0.02754177</text:p>
          </table:table-cell>
          <table:table-cell office:value-type="float" office:value="0" calcext:value-type="float">
            <text:p>0</text:p>
          </table:table-cell>
          <table:table-cell office:value-type="float" office:value="0.000004203748" calcext:value-type="float">
            <text:p>4.2037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5.24905" calcext:value-type="float">
            <text:p>-35.24905</text:p>
          </table:table-cell>
          <table:table-cell office:value-type="float" office:value="0" calcext:value-type="float">
            <text:p>0</text:p>
          </table:table-cell>
          <table:table-cell office:value-type="float" office:value="321.1257" calcext:value-type="float">
            <text:p>321.1257</text:p>
          </table:table-cell>
          <table:table-cell office:value-type="float" office:value="1093.233" calcext:value-type="float">
            <text:p>1093.233</text:p>
          </table:table-cell>
          <table:table-cell office:value-type="float" office:value="1333.05" calcext:value-type="float">
            <text:p>1333.05</text:p>
          </table:table-cell>
          <table:table-cell office:value-type="float" office:value="1329.905" calcext:value-type="float">
            <text:p>1329.905</text:p>
          </table:table-cell>
          <table:table-cell office:value-type="float" office:value="802.7709" calcext:value-type="float">
            <text:p>802.7709</text:p>
          </table:table-cell>
          <table:table-cell office:value-type="float" office:value="1105.395" calcext:value-type="float">
            <text:p>1105.395</text:p>
          </table:table-cell>
          <table:table-cell office:value-type="float" office:value="419.8501" calcext:value-type="float">
            <text:p>419.8501</text:p>
          </table:table-cell>
          <table:table-cell office:value-type="float" office:value="1877.95" calcext:value-type="float">
            <text:p>1877.95</text:p>
          </table:table-cell>
          <table:table-cell office:value-type="float" office:value="2108.314" calcext:value-type="float">
            <text:p>2108.314</text:p>
          </table:table-cell>
          <table:table-cell office:value-type="float" office:value="1678.6" calcext:value-type="float">
            <text:p>1678.6</text:p>
          </table:table-cell>
          <table:table-cell office:value-type="float" office:value="585.5416" calcext:value-type="float">
            <text:p>585.5416</text:p>
          </table:table-cell>
          <table:table-cell office:value-type="float" office:value="570.8535" calcext:value-type="float">
            <text:p>570.8535</text:p>
          </table:table-cell>
          <table:table-cell office:value-type="float" office:value="142.8532" calcext:value-type="float">
            <text:p>142.8532</text:p>
          </table:table-cell>
          <table:table-cell office:value-type="float" office:value="35.71003" calcext:value-type="float">
            <text:p>35.71003</text:p>
          </table:table-cell>
          <table:table-cell office:value-type="float" office:value="0" calcext:value-type="float">
            <text:p>0</text:p>
          </table:table-cell>
          <table:table-cell office:value-type="float" office:value="-0.000000467486" calcext:value-type="float">
            <text:p>-4.6748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44771" calcext:value-type="float">
            <text:p>-32.44771</text:p>
          </table:table-cell>
          <table:table-cell office:value-type="float" office:value="0" calcext:value-type="float">
            <text:p>0</text:p>
          </table:table-cell>
          <table:table-cell office:value-type="float" office:value="7.03667" calcext:value-type="float">
            <text:p>7.0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860.7751" calcext:value-type="float">
            <text:p>860.7751</text:p>
          </table:table-cell>
          <table:table-cell office:value-type="float" office:value="13160.65" calcext:value-type="float">
            <text:p>1316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71453" calcext:value-type="float">
            <text:p>-35.71453</text:p>
          </table:table-cell>
          <table:table-cell office:value-type="float" office:value="95.2253" calcext:value-type="float">
            <text:p>95.2253</text:p>
          </table:table-cell>
          <table:table-cell office:value-type="float" office:value="0" calcext:value-type="float">
            <text:p>0</text:p>
          </table:table-cell>
          <table:table-cell office:value-type="float" office:value="118.5222" calcext:value-type="float">
            <text:p>118.5222</text:p>
          </table:table-cell>
          <table:table-cell office:value-type="float" office:value="616.3422" calcext:value-type="float">
            <text:p>616.3422</text:p>
          </table:table-cell>
          <table:table-cell office:value-type="float" office:value="0.02810857" calcext:value-type="float">
            <text:p>0.02810857</text:p>
          </table:table-cell>
          <table:table-cell office:value-type="float" office:value="0" calcext:value-type="float">
            <text:p>0</text:p>
          </table:table-cell>
          <table:table-cell office:value-type="float" office:value="0.000004204027" calcext:value-type="float">
            <text:p>4.20402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5.68643" calcext:value-type="float">
            <text:p>-35.68643</text:p>
          </table:table-cell>
          <table:table-cell office:value-type="float" office:value="0" calcext:value-type="float">
            <text:p>0</text:p>
          </table:table-cell>
          <table:table-cell office:value-type="float" office:value="321.1949" calcext:value-type="float">
            <text:p>321.1949</text:p>
          </table:table-cell>
          <table:table-cell office:value-type="float" office:value="1093.212" calcext:value-type="float">
            <text:p>1093.212</text:p>
          </table:table-cell>
          <table:table-cell office:value-type="float" office:value="1333.015" calcext:value-type="float">
            <text:p>1333.015</text:p>
          </table:table-cell>
          <table:table-cell office:value-type="float" office:value="1329.876" calcext:value-type="float">
            <text:p>1329.876</text:p>
          </table:table-cell>
          <table:table-cell office:value-type="float" office:value="802.7496" calcext:value-type="float">
            <text:p>802.7496</text:p>
          </table:table-cell>
          <table:table-cell office:value-type="float" office:value="1105.381" calcext:value-type="float">
            <text:p>1105.381</text:p>
          </table:table-cell>
          <table:table-cell office:value-type="float" office:value="419.8463" calcext:value-type="float">
            <text:p>419.8463</text:p>
          </table:table-cell>
          <table:table-cell office:value-type="float" office:value="1877.942" calcext:value-type="float">
            <text:p>1877.942</text:p>
          </table:table-cell>
          <table:table-cell office:value-type="float" office:value="2108.309" calcext:value-type="float">
            <text:p>2108.309</text:p>
          </table:table-cell>
          <table:table-cell office:value-type="float" office:value="1678.597" calcext:value-type="float">
            <text:p>1678.597</text:p>
          </table:table-cell>
          <table:table-cell office:value-type="float" office:value="585.541" calcext:value-type="float">
            <text:p>585.541</text:p>
          </table:table-cell>
          <table:table-cell office:value-type="float" office:value="570.8529" calcext:value-type="float">
            <text:p>570.8529</text:p>
          </table:table-cell>
          <table:table-cell office:value-type="float" office:value="142.8531" calcext:value-type="float">
            <text:p>142.8531</text:p>
          </table:table-cell>
          <table:table-cell office:value-type="float" office:value="35.71002" calcext:value-type="float">
            <text:p>35.71002</text:p>
          </table:table-cell>
          <table:table-cell office:value-type="float" office:value="0" calcext:value-type="float">
            <text:p>0</text:p>
          </table:table-cell>
          <table:table-cell office:value-type="float" office:value="-0.0000004676929" calcext:value-type="float">
            <text:p>-4.67692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84571" calcext:value-type="float">
            <text:p>-32.84571</text:p>
          </table:table-cell>
          <table:table-cell office:value-type="float" office:value="0" calcext:value-type="float">
            <text:p>0</text:p>
          </table:table-cell>
          <table:table-cell office:value-type="float" office:value="6.996484" calcext:value-type="float">
            <text:p>6.99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859.4321" calcext:value-type="float">
            <text:p>859.4321</text:p>
          </table:table-cell>
          <table:table-cell office:value-type="float" office:value="13160.78" calcext:value-type="float">
            <text:p>1316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94833" calcext:value-type="float">
            <text:p>-36.94833</text:p>
          </table:table-cell>
          <table:table-cell office:value-type="float" office:value="97.37403" calcext:value-type="float">
            <text:p>97.37403</text:p>
          </table:table-cell>
          <table:table-cell office:value-type="float" office:value="0" calcext:value-type="float">
            <text:p>0</text:p>
          </table:table-cell>
          <table:table-cell office:value-type="float" office:value="119.2642" calcext:value-type="float">
            <text:p>119.2642</text:p>
          </table:table-cell>
          <table:table-cell office:value-type="float" office:value="615.1063" calcext:value-type="float">
            <text:p>615.1063</text:p>
          </table:table-cell>
          <table:table-cell office:value-type="float" office:value="0.02873291" calcext:value-type="float">
            <text:p>0.02873291</text:p>
          </table:table-cell>
          <table:table-cell office:value-type="float" office:value="0" calcext:value-type="float">
            <text:p>0</text:p>
          </table:table-cell>
          <table:table-cell office:value-type="float" office:value="0.000004205434" calcext:value-type="float">
            <text:p>4.20543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6.9196" calcext:value-type="float">
            <text:p>-36.9196</text:p>
          </table:table-cell>
          <table:table-cell office:value-type="float" office:value="0" calcext:value-type="float">
            <text:p>0</text:p>
          </table:table-cell>
          <table:table-cell office:value-type="float" office:value="321.3775" calcext:value-type="float">
            <text:p>321.3775</text:p>
          </table:table-cell>
          <table:table-cell office:value-type="float" office:value="1093.181" calcext:value-type="float">
            <text:p>1093.181</text:p>
          </table:table-cell>
          <table:table-cell office:value-type="float" office:value="1332.973" calcext:value-type="float">
            <text:p>1332.973</text:p>
          </table:table-cell>
          <table:table-cell office:value-type="float" office:value="1329.842" calcext:value-type="float">
            <text:p>1329.842</text:p>
          </table:table-cell>
          <table:table-cell office:value-type="float" office:value="802.7277" calcext:value-type="float">
            <text:p>802.7277</text:p>
          </table:table-cell>
          <table:table-cell office:value-type="float" office:value="1105.368" calcext:value-type="float">
            <text:p>1105.368</text:p>
          </table:table-cell>
          <table:table-cell office:value-type="float" office:value="419.8426" calcext:value-type="float">
            <text:p>419.8426</text:p>
          </table:table-cell>
          <table:table-cell office:value-type="float" office:value="1877.935" calcext:value-type="float">
            <text:p>1877.935</text:p>
          </table:table-cell>
          <table:table-cell office:value-type="float" office:value="2108.303" calcext:value-type="float">
            <text:p>2108.303</text:p>
          </table:table-cell>
          <table:table-cell office:value-type="float" office:value="1678.595" calcext:value-type="float">
            <text:p>1678.595</text:p>
          </table:table-cell>
          <table:table-cell office:value-type="float" office:value="585.5404" calcext:value-type="float">
            <text:p>585.5404</text:p>
          </table:table-cell>
          <table:table-cell office:value-type="float" office:value="570.8525" calcext:value-type="float">
            <text:p>570.8525</text:p>
          </table:table-cell>
          <table:table-cell office:value-type="float" office:value="142.8531" calcext:value-type="float">
            <text:p>142.8531</text:p>
          </table:table-cell>
          <table:table-cell office:value-type="float" office:value="35.71001" calcext:value-type="float">
            <text:p>35.71001</text:p>
          </table:table-cell>
          <table:table-cell office:value-type="float" office:value="0" calcext:value-type="float">
            <text:p>0</text:p>
          </table:table-cell>
          <table:table-cell office:value-type="float" office:value="-0.0000004707392" calcext:value-type="float">
            <text:p>-4.7073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04592" calcext:value-type="float">
            <text:p>-34.04592</text:p>
          </table:table-cell>
          <table:table-cell office:value-type="float" office:value="0" calcext:value-type="float">
            <text:p>0</text:p>
          </table:table-cell>
          <table:table-cell office:value-type="float" office:value="6.962965" calcext:value-type="float">
            <text:p>6.96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859.247" calcext:value-type="float">
            <text:p>859.247</text:p>
          </table:table-cell>
          <table:table-cell office:value-type="float" office:value="13160.76" calcext:value-type="float">
            <text:p>1316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18777" calcext:value-type="float">
            <text:p>-37.18777</text:p>
          </table:table-cell>
          <table:table-cell office:value-type="float" office:value="99.19307" calcext:value-type="float">
            <text:p>99.19307</text:p>
          </table:table-cell>
          <table:table-cell office:value-type="float" office:value="0" calcext:value-type="float">
            <text:p>0</text:p>
          </table:table-cell>
          <table:table-cell office:value-type="float" office:value="119.1957" calcext:value-type="float">
            <text:p>119.1957</text:p>
          </table:table-cell>
          <table:table-cell office:value-type="float" office:value="615.0303" calcext:value-type="float">
            <text:p>615.0303</text:p>
          </table:table-cell>
          <table:table-cell office:value-type="float" office:value="0.0293119" calcext:value-type="float">
            <text:p>0.0293119</text:p>
          </table:table-cell>
          <table:table-cell office:value-type="float" office:value="0" calcext:value-type="float">
            <text:p>0</text:p>
          </table:table-cell>
          <table:table-cell office:value-type="float" office:value="0.000004205434" calcext:value-type="float">
            <text:p>4.20543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7.15847" calcext:value-type="float">
            <text:p>-37.15847</text:p>
          </table:table-cell>
          <table:table-cell office:value-type="float" office:value="0" calcext:value-type="float">
            <text:p>0</text:p>
          </table:table-cell>
          <table:table-cell office:value-type="float" office:value="321.3975" calcext:value-type="float">
            <text:p>321.3975</text:p>
          </table:table-cell>
          <table:table-cell office:value-type="float" office:value="1093.159" calcext:value-type="float">
            <text:p>1093.159</text:p>
          </table:table-cell>
          <table:table-cell office:value-type="float" office:value="1332.936" calcext:value-type="float">
            <text:p>1332.936</text:p>
          </table:table-cell>
          <table:table-cell office:value-type="float" office:value="1329.812" calcext:value-type="float">
            <text:p>1329.812</text:p>
          </table:table-cell>
          <table:table-cell office:value-type="float" office:value="802.7057" calcext:value-type="float">
            <text:p>802.7057</text:p>
          </table:table-cell>
          <table:table-cell office:value-type="float" office:value="1105.355" calcext:value-type="float">
            <text:p>1105.355</text:p>
          </table:table-cell>
          <table:table-cell office:value-type="float" office:value="419.8388" calcext:value-type="float">
            <text:p>419.8388</text:p>
          </table:table-cell>
          <table:table-cell office:value-type="float" office:value="1877.927" calcext:value-type="float">
            <text:p>1877.927</text:p>
          </table:table-cell>
          <table:table-cell office:value-type="float" office:value="2108.299" calcext:value-type="float">
            <text:p>2108.299</text:p>
          </table:table-cell>
          <table:table-cell office:value-type="float" office:value="1678.593" calcext:value-type="float">
            <text:p>1678.593</text:p>
          </table:table-cell>
          <table:table-cell office:value-type="float" office:value="585.5397" calcext:value-type="float">
            <text:p>585.5397</text:p>
          </table:table-cell>
          <table:table-cell office:value-type="float" office:value="570.8519" calcext:value-type="float">
            <text:p>570.8519</text:p>
          </table:table-cell>
          <table:table-cell office:value-type="float" office:value="142.8531" calcext:value-type="float">
            <text:p>142.8531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-0.0000004704303" calcext:value-type="float">
            <text:p>-4.7043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23478" calcext:value-type="float">
            <text:p>-34.23478</text:p>
          </table:table-cell>
          <table:table-cell office:value-type="float" office:value="0" calcext:value-type="float">
            <text:p>0</text:p>
          </table:table-cell>
          <table:table-cell office:value-type="float" office:value="6.91226" calcext:value-type="float">
            <text:p>6.9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858.8" calcext:value-type="float">
            <text:p>858.8</text:p>
          </table:table-cell>
          <table:table-cell office:value-type="float" office:value="13160.8" calcext:value-type="float">
            <text:p>131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63684" calcext:value-type="float">
            <text:p>-37.63684</text:p>
          </table:table-cell>
          <table:table-cell office:value-type="float" office:value="100.8966" calcext:value-type="float">
            <text:p>100.8966</text:p>
          </table:table-cell>
          <table:table-cell office:value-type="float" office:value="0" calcext:value-type="float">
            <text:p>0</text:p>
          </table:table-cell>
          <table:table-cell office:value-type="float" office:value="119.2911" calcext:value-type="float">
            <text:p>119.2911</text:p>
          </table:table-cell>
          <table:table-cell office:value-type="float" office:value="614.6666" calcext:value-type="float">
            <text:p>614.6666</text:p>
          </table:table-cell>
          <table:table-cell office:value-type="float" office:value="0.02987007" calcext:value-type="float">
            <text:p>0.02987007</text:p>
          </table:table-cell>
          <table:table-cell office:value-type="float" office:value="0" calcext:value-type="float">
            <text:p>0</text:p>
          </table:table-cell>
          <table:table-cell office:value-type="float" office:value="0.000004205538" calcext:value-type="float">
            <text:p>4.20553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7.60698" calcext:value-type="float">
            <text:p>-37.60698</text:p>
          </table:table-cell>
          <table:table-cell office:value-type="float" office:value="0" calcext:value-type="float">
            <text:p>0</text:p>
          </table:table-cell>
          <table:table-cell office:value-type="float" office:value="321.466" calcext:value-type="float">
            <text:p>321.466</text:p>
          </table:table-cell>
          <table:table-cell office:value-type="float" office:value="1093.144" calcext:value-type="float">
            <text:p>1093.144</text:p>
          </table:table-cell>
          <table:table-cell office:value-type="float" office:value="1332.909" calcext:value-type="float">
            <text:p>1332.909</text:p>
          </table:table-cell>
          <table:table-cell office:value-type="float" office:value="1329.787" calcext:value-type="float">
            <text:p>1329.787</text:p>
          </table:table-cell>
          <table:table-cell office:value-type="float" office:value="802.6874" calcext:value-type="float">
            <text:p>802.6874</text:p>
          </table:table-cell>
          <table:table-cell office:value-type="float" office:value="1105.343" calcext:value-type="float">
            <text:p>1105.343</text:p>
          </table:table-cell>
          <table:table-cell office:value-type="float" office:value="419.8354" calcext:value-type="float">
            <text:p>419.8354</text:p>
          </table:table-cell>
          <table:table-cell office:value-type="float" office:value="1877.921" calcext:value-type="float">
            <text:p>1877.921</text:p>
          </table:table-cell>
          <table:table-cell office:value-type="float" office:value="2108.294" calcext:value-type="float">
            <text:p>2108.294</text:p>
          </table:table-cell>
          <table:table-cell office:value-type="float" office:value="1678.591" calcext:value-type="float">
            <text:p>1678.591</text:p>
          </table:table-cell>
          <table:table-cell office:value-type="float" office:value="585.5391" calcext:value-type="float">
            <text:p>585.5391</text:p>
          </table:table-cell>
          <table:table-cell office:value-type="float" office:value="570.8514" calcext:value-type="float">
            <text:p>570.8514</text:p>
          </table:table-cell>
          <table:table-cell office:value-type="float" office:value="142.853" calcext:value-type="float">
            <text:p>142.853</text:p>
          </table:table-cell>
          <table:table-cell office:value-type="float" office:value="35.70999" calcext:value-type="float">
            <text:p>35.70999</text:p>
          </table:table-cell>
          <table:table-cell office:value-type="float" office:value="0" calcext:value-type="float">
            <text:p>0</text:p>
          </table:table-cell>
          <table:table-cell office:value-type="float" office:value="-0.0000004696837" calcext:value-type="float">
            <text:p>-4.69683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64058" calcext:value-type="float">
            <text:p>-34.64058</text:p>
          </table:table-cell>
          <table:table-cell office:value-type="float" office:value="0" calcext:value-type="float">
            <text:p>0</text:p>
          </table:table-cell>
          <table:table-cell office:value-type="float" office:value="6.868808" calcext:value-type="float">
            <text:p>6.868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858.4638" calcext:value-type="float">
            <text:p>858.4638</text:p>
          </table:table-cell>
          <table:table-cell office:value-type="float" office:value="13160.82" calcext:value-type="float">
            <text:p>1316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9124" calcext:value-type="float">
            <text:p>-37.99124</text:p>
          </table:table-cell>
          <table:table-cell office:value-type="float" office:value="102.2752" calcext:value-type="float">
            <text:p>102.2752</text:p>
          </table:table-cell>
          <table:table-cell office:value-type="float" office:value="0" calcext:value-type="float">
            <text:p>0</text:p>
          </table:table-cell>
          <table:table-cell office:value-type="float" office:value="119.3227" calcext:value-type="float">
            <text:p>119.3227</text:p>
          </table:table-cell>
          <table:table-cell office:value-type="float" office:value="614.4081" calcext:value-type="float">
            <text:p>614.4081</text:p>
          </table:table-cell>
          <table:table-cell office:value-type="float" office:value="0.03040248" calcext:value-type="float">
            <text:p>0.03040248</text:p>
          </table:table-cell>
          <table:table-cell office:value-type="float" office:value="0" calcext:value-type="float">
            <text:p>0</text:p>
          </table:table-cell>
          <table:table-cell office:value-type="float" office:value="0.000004205564" calcext:value-type="float">
            <text:p>4.20556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7.96084" calcext:value-type="float">
            <text:p>-37.96084</text:p>
          </table:table-cell>
          <table:table-cell office:value-type="float" office:value="0" calcext:value-type="float">
            <text:p>0</text:p>
          </table:table-cell>
          <table:table-cell office:value-type="float" office:value="321.5167" calcext:value-type="float">
            <text:p>321.5167</text:p>
          </table:table-cell>
          <table:table-cell office:value-type="float" office:value="1093.131" calcext:value-type="float">
            <text:p>1093.131</text:p>
          </table:table-cell>
          <table:table-cell office:value-type="float" office:value="1332.885" calcext:value-type="float">
            <text:p>1332.885</text:p>
          </table:table-cell>
          <table:table-cell office:value-type="float" office:value="1329.763" calcext:value-type="float">
            <text:p>1329.763</text:p>
          </table:table-cell>
          <table:table-cell office:value-type="float" office:value="802.6699" calcext:value-type="float">
            <text:p>802.6699</text:p>
          </table:table-cell>
          <table:table-cell office:value-type="float" office:value="1105.332" calcext:value-type="float">
            <text:p>1105.332</text:p>
          </table:table-cell>
          <table:table-cell office:value-type="float" office:value="419.8322" calcext:value-type="float">
            <text:p>419.8322</text:p>
          </table:table-cell>
          <table:table-cell office:value-type="float" office:value="1877.914" calcext:value-type="float">
            <text:p>1877.914</text:p>
          </table:table-cell>
          <table:table-cell office:value-type="float" office:value="2108.289" calcext:value-type="float">
            <text:p>2108.289</text:p>
          </table:table-cell>
          <table:table-cell office:value-type="float" office:value="1678.588" calcext:value-type="float">
            <text:p>1678.588</text:p>
          </table:table-cell>
          <table:table-cell office:value-type="float" office:value="585.5385" calcext:value-type="float">
            <text:p>585.5385</text:p>
          </table:table-cell>
          <table:table-cell office:value-type="float" office:value="570.8509" calcext:value-type="float">
            <text:p>570.8509</text:p>
          </table:table-cell>
          <table:table-cell office:value-type="float" office:value="142.853" calcext:value-type="float">
            <text:p>142.853</text:p>
          </table:table-cell>
          <table:table-cell office:value-type="float" office:value="35.70998" calcext:value-type="float">
            <text:p>35.70998</text:p>
          </table:table-cell>
          <table:table-cell office:value-type="float" office:value="0" calcext:value-type="float">
            <text:p>0</text:p>
          </table:table-cell>
          <table:table-cell office:value-type="float" office:value="-0.0000004687625" calcext:value-type="float">
            <text:p>-4.68762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95068" calcext:value-type="float">
            <text:p>-34.95068</text:p>
          </table:table-cell>
          <table:table-cell office:value-type="float" office:value="0" calcext:value-type="float">
            <text:p>0</text:p>
          </table:table-cell>
          <table:table-cell office:value-type="float" office:value="6.8243" calcext:value-type="float">
            <text:p>6.8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856.8399" calcext:value-type="float">
            <text:p>856.8399</text:p>
          </table:table-cell>
          <table:table-cell office:value-type="float" office:value="13161" calcext:value-type="float">
            <text:p>13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46856" calcext:value-type="float">
            <text:p>-39.46856</text:p>
          </table:table-cell>
          <table:table-cell office:value-type="float" office:value="104.4361" calcext:value-type="float">
            <text:p>104.4361</text:p>
          </table:table-cell>
          <table:table-cell office:value-type="float" office:value="0" calcext:value-type="float">
            <text:p>0</text:p>
          </table:table-cell>
          <table:table-cell office:value-type="float" office:value="120.3523" calcext:value-type="float">
            <text:p>120.3523</text:p>
          </table:table-cell>
          <table:table-cell office:value-type="float" office:value="612.843" calcext:value-type="float">
            <text:p>612.843</text:p>
          </table:table-cell>
          <table:table-cell office:value-type="float" office:value="0.03094892" calcext:value-type="float">
            <text:p>0.03094892</text:p>
          </table:table-cell>
          <table:table-cell office:value-type="float" office:value="0" calcext:value-type="float">
            <text:p>0</text:p>
          </table:table-cell>
          <table:table-cell office:value-type="float" office:value="0.000004205868" calcext:value-type="float">
            <text:p>4.20586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9.43761" calcext:value-type="float">
            <text:p>-39.43761</text:p>
          </table:table-cell>
          <table:table-cell office:value-type="float" office:value="0" calcext:value-type="float">
            <text:p>0</text:p>
          </table:table-cell>
          <table:table-cell office:value-type="float" office:value="321.7374" calcext:value-type="float">
            <text:p>321.7374</text:p>
          </table:table-cell>
          <table:table-cell office:value-type="float" office:value="1093.117" calcext:value-type="float">
            <text:p>1093.117</text:p>
          </table:table-cell>
          <table:table-cell office:value-type="float" office:value="1332.865" calcext:value-type="float">
            <text:p>1332.865</text:p>
          </table:table-cell>
          <table:table-cell office:value-type="float" office:value="1329.74" calcext:value-type="float">
            <text:p>1329.74</text:p>
          </table:table-cell>
          <table:table-cell office:value-type="float" office:value="802.653" calcext:value-type="float">
            <text:p>802.653</text:p>
          </table:table-cell>
          <table:table-cell office:value-type="float" office:value="1105.321" calcext:value-type="float">
            <text:p>1105.321</text:p>
          </table:table-cell>
          <table:table-cell office:value-type="float" office:value="419.8291" calcext:value-type="float">
            <text:p>419.8291</text:p>
          </table:table-cell>
          <table:table-cell office:value-type="float" office:value="1877.907" calcext:value-type="float">
            <text:p>1877.907</text:p>
          </table:table-cell>
          <table:table-cell office:value-type="float" office:value="2108.285" calcext:value-type="float">
            <text:p>2108.285</text:p>
          </table:table-cell>
          <table:table-cell office:value-type="float" office:value="1678.586" calcext:value-type="float">
            <text:p>1678.586</text:p>
          </table:table-cell>
          <table:table-cell office:value-type="float" office:value="585.5378" calcext:value-type="float">
            <text:p>585.5378</text:p>
          </table:table-cell>
          <table:table-cell office:value-type="float" office:value="570.8505" calcext:value-type="float">
            <text:p>570.8505</text:p>
          </table:table-cell>
          <table:table-cell office:value-type="float" office:value="142.853" calcext:value-type="float">
            <text:p>142.853</text:p>
          </table:table-cell>
          <table:table-cell office:value-type="float" office:value="35.70998" calcext:value-type="float">
            <text:p>35.70998</text:p>
          </table:table-cell>
          <table:table-cell office:value-type="float" office:value="0" calcext:value-type="float">
            <text:p>0</text:p>
          </table:table-cell>
          <table:table-cell office:value-type="float" office:value="-0.0000004712706" calcext:value-type="float">
            <text:p>-4.71270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39349" calcext:value-type="float">
            <text:p>-36.39349</text:p>
          </table:table-cell>
          <table:table-cell office:value-type="float" office:value="0" calcext:value-type="float">
            <text:p>0</text:p>
          </table:table-cell>
          <table:table-cell office:value-type="float" office:value="6.789618" calcext:value-type="float">
            <text:p>6.789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854.0568" calcext:value-type="float">
            <text:p>854.0568</text:p>
          </table:table-cell>
          <table:table-cell office:value-type="float" office:value="13161.31" calcext:value-type="float">
            <text:p>1316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96338" calcext:value-type="float">
            <text:p>-41.96338</text:p>
          </table:table-cell>
          <table:table-cell office:value-type="float" office:value="111.1797" calcext:value-type="float">
            <text:p>111.1797</text:p>
          </table:table-cell>
          <table:table-cell office:value-type="float" office:value="0" calcext:value-type="float">
            <text:p>0</text:p>
          </table:table-cell>
          <table:table-cell office:value-type="float" office:value="122.0524" calcext:value-type="float">
            <text:p>122.0524</text:p>
          </table:table-cell>
          <table:table-cell office:value-type="float" office:value="610.1523" calcext:value-type="float">
            <text:p>610.1523</text:p>
          </table:table-cell>
          <table:table-cell office:value-type="float" office:value="0.03157881" calcext:value-type="float">
            <text:p>0.03157881</text:p>
          </table:table-cell>
          <table:table-cell office:value-type="float" office:value="0" calcext:value-type="float">
            <text:p>0</text:p>
          </table:table-cell>
          <table:table-cell office:value-type="float" office:value="0.000004205868" calcext:value-type="float">
            <text:p>4.20586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1.93181" calcext:value-type="float">
            <text:p>-41.93181</text:p>
          </table:table-cell>
          <table:table-cell office:value-type="float" office:value="0" calcext:value-type="float">
            <text:p>0</text:p>
          </table:table-cell>
          <table:table-cell office:value-type="float" office:value="322.0787" calcext:value-type="float">
            <text:p>322.0787</text:p>
          </table:table-cell>
          <table:table-cell office:value-type="float" office:value="1093.089" calcext:value-type="float">
            <text:p>1093.089</text:p>
          </table:table-cell>
          <table:table-cell office:value-type="float" office:value="1332.841" calcext:value-type="float">
            <text:p>1332.841</text:p>
          </table:table-cell>
          <table:table-cell office:value-type="float" office:value="1329.716" calcext:value-type="float">
            <text:p>1329.716</text:p>
          </table:table-cell>
          <table:table-cell office:value-type="float" office:value="802.6357" calcext:value-type="float">
            <text:p>802.6357</text:p>
          </table:table-cell>
          <table:table-cell office:value-type="float" office:value="1105.31" calcext:value-type="float">
            <text:p>1105.31</text:p>
          </table:table-cell>
          <table:table-cell office:value-type="float" office:value="419.826" calcext:value-type="float">
            <text:p>419.826</text:p>
          </table:table-cell>
          <table:table-cell office:value-type="float" office:value="1877.901" calcext:value-type="float">
            <text:p>1877.901</text:p>
          </table:table-cell>
          <table:table-cell office:value-type="float" office:value="2108.28" calcext:value-type="float">
            <text:p>2108.28</text:p>
          </table:table-cell>
          <table:table-cell office:value-type="float" office:value="1678.584" calcext:value-type="float">
            <text:p>1678.584</text:p>
          </table:table-cell>
          <table:table-cell office:value-type="float" office:value="585.5372" calcext:value-type="float">
            <text:p>585.5372</text:p>
          </table:table-cell>
          <table:table-cell office:value-type="float" office:value="570.8499" calcext:value-type="float">
            <text:p>570.8499</text:p>
          </table:table-cell>
          <table:table-cell office:value-type="float" office:value="142.853" calcext:value-type="float">
            <text:p>142.853</text:p>
          </table:table-cell>
          <table:table-cell office:value-type="float" office:value="35.70996" calcext:value-type="float">
            <text:p>35.70996</text:p>
          </table:table-cell>
          <table:table-cell office:value-type="float" office:value="0" calcext:value-type="float">
            <text:p>0</text:p>
          </table:table-cell>
          <table:table-cell office:value-type="float" office:value="-0.0000004976778" calcext:value-type="float">
            <text:p>-4.97677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85262" calcext:value-type="float">
            <text:p>-38.85262</text:p>
          </table:table-cell>
          <table:table-cell office:value-type="float" office:value="0" calcext:value-type="float">
            <text:p>0</text:p>
          </table:table-cell>
          <table:table-cell office:value-type="float" office:value="6.754185" calcext:value-type="float">
            <text:p>6.754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853.7794" calcext:value-type="float">
            <text:p>853.7794</text:p>
          </table:table-cell>
          <table:table-cell office:value-type="float" office:value="13161.33" calcext:value-type="float">
            <text:p>1316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24689" calcext:value-type="float">
            <text:p>-42.24689</text:p>
          </table:table-cell>
          <table:table-cell office:value-type="float" office:value="112.684" calcext:value-type="float">
            <text:p>112.684</text:p>
          </table:table-cell>
          <table:table-cell office:value-type="float" office:value="0" calcext:value-type="float">
            <text:p>0</text:p>
          </table:table-cell>
          <table:table-cell office:value-type="float" office:value="121.9564" calcext:value-type="float">
            <text:p>121.9564</text:p>
          </table:table-cell>
          <table:table-cell office:value-type="float" office:value="609.9621" calcext:value-type="float">
            <text:p>609.9621</text:p>
          </table:table-cell>
          <table:table-cell office:value-type="float" office:value="0.03214239" calcext:value-type="float">
            <text:p>0.03214239</text:p>
          </table:table-cell>
          <table:table-cell office:value-type="float" office:value="0" calcext:value-type="float">
            <text:p>0</text:p>
          </table:table-cell>
          <table:table-cell office:value-type="float" office:value="0.000004205868" calcext:value-type="float">
            <text:p>4.20586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2.21475" calcext:value-type="float">
            <text:p>-42.21475</text:p>
          </table:table-cell>
          <table:table-cell office:value-type="float" office:value="0" calcext:value-type="float">
            <text:p>0</text:p>
          </table:table-cell>
          <table:table-cell office:value-type="float" office:value="322.1318" calcext:value-type="float">
            <text:p>322.1318</text:p>
          </table:table-cell>
          <table:table-cell office:value-type="float" office:value="1093.069" calcext:value-type="float">
            <text:p>1093.069</text:p>
          </table:table-cell>
          <table:table-cell office:value-type="float" office:value="1332.814" calcext:value-type="float">
            <text:p>1332.814</text:p>
          </table:table-cell>
          <table:table-cell office:value-type="float" office:value="1329.693" calcext:value-type="float">
            <text:p>1329.693</text:p>
          </table:table-cell>
          <table:table-cell office:value-type="float" office:value="802.6186" calcext:value-type="float">
            <text:p>802.6186</text:p>
          </table:table-cell>
          <table:table-cell office:value-type="float" office:value="1105.3" calcext:value-type="float">
            <text:p>1105.3</text:p>
          </table:table-cell>
          <table:table-cell office:value-type="float" office:value="419.8231" calcext:value-type="float">
            <text:p>419.8231</text:p>
          </table:table-cell>
          <table:table-cell office:value-type="float" office:value="1877.895" calcext:value-type="float">
            <text:p>1877.895</text:p>
          </table:table-cell>
          <table:table-cell office:value-type="float" office:value="2108.276" calcext:value-type="float">
            <text:p>2108.276</text:p>
          </table:table-cell>
          <table:table-cell office:value-type="float" office:value="1678.582" calcext:value-type="float">
            <text:p>1678.582</text:p>
          </table:table-cell>
          <table:table-cell office:value-type="float" office:value="585.5366" calcext:value-type="float">
            <text:p>585.5366</text:p>
          </table:table-cell>
          <table:table-cell office:value-type="float" office:value="570.8494" calcext:value-type="float">
            <text:p>570.8494</text:p>
          </table:table-cell>
          <table:table-cell office:value-type="float" office:value="142.8529" calcext:value-type="float">
            <text:p>142.8529</text:p>
          </table:table-cell>
          <table:table-cell office:value-type="float" office:value="35.70995" calcext:value-type="float">
            <text:p>35.70995</text:p>
          </table:table-cell>
          <table:table-cell office:value-type="float" office:value="0" calcext:value-type="float">
            <text:p>0</text:p>
          </table:table-cell>
          <table:table-cell office:value-type="float" office:value="-0.000000497041" calcext:value-type="float">
            <text:p>-4.9704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09706" calcext:value-type="float">
            <text:p>-39.09706</text:p>
          </table:table-cell>
          <table:table-cell office:value-type="float" office:value="0" calcext:value-type="float">
            <text:p>0</text:p>
          </table:table-cell>
          <table:table-cell office:value-type="float" office:value="6.715049" calcext:value-type="float">
            <text:p>6.715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853.5485" calcext:value-type="float">
            <text:p>853.5485</text:p>
          </table:table-cell>
          <table:table-cell office:value-type="float" office:value="13161.35" calcext:value-type="float">
            <text:p>1316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9167" calcext:value-type="float">
            <text:p>-42.49167</text:p>
          </table:table-cell>
          <table:table-cell office:value-type="float" office:value="112.6459" calcext:value-type="float">
            <text:p>112.6459</text:p>
          </table:table-cell>
          <table:table-cell office:value-type="float" office:value="0" calcext:value-type="float">
            <text:p>0</text:p>
          </table:table-cell>
          <table:table-cell office:value-type="float" office:value="121.8531" calcext:value-type="float">
            <text:p>121.8531</text:p>
          </table:table-cell>
          <table:table-cell office:value-type="float" office:value="609.8143" calcext:value-type="float">
            <text:p>609.8143</text:p>
          </table:table-cell>
          <table:table-cell office:value-type="float" office:value="0.03269512" calcext:value-type="float">
            <text:p>0.03269512</text:p>
          </table:table-cell>
          <table:table-cell office:value-type="float" office:value="0" calcext:value-type="float">
            <text:p>0</text:p>
          </table:table-cell>
          <table:table-cell office:value-type="float" office:value="0.000004206478" calcext:value-type="float">
            <text:p>4.20647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2.45898" calcext:value-type="float">
            <text:p>-42.45898</text:p>
          </table:table-cell>
          <table:table-cell office:value-type="float" office:value="0" calcext:value-type="float">
            <text:p>0</text:p>
          </table:table-cell>
          <table:table-cell office:value-type="float" office:value="322.1765" calcext:value-type="float">
            <text:p>322.1765</text:p>
          </table:table-cell>
          <table:table-cell office:value-type="float" office:value="1093.051" calcext:value-type="float">
            <text:p>1093.051</text:p>
          </table:table-cell>
          <table:table-cell office:value-type="float" office:value="1332.788" calcext:value-type="float">
            <text:p>1332.788</text:p>
          </table:table-cell>
          <table:table-cell office:value-type="float" office:value="1329.669" calcext:value-type="float">
            <text:p>1329.669</text:p>
          </table:table-cell>
          <table:table-cell office:value-type="float" office:value="802.6017" calcext:value-type="float">
            <text:p>802.6017</text:p>
          </table:table-cell>
          <table:table-cell office:value-type="float" office:value="1105.289" calcext:value-type="float">
            <text:p>1105.289</text:p>
          </table:table-cell>
          <table:table-cell office:value-type="float" office:value="419.82" calcext:value-type="float">
            <text:p>419.82</text:p>
          </table:table-cell>
          <table:table-cell office:value-type="float" office:value="1877.888" calcext:value-type="float">
            <text:p>1877.888</text:p>
          </table:table-cell>
          <table:table-cell office:value-type="float" office:value="2108.271" calcext:value-type="float">
            <text:p>2108.271</text:p>
          </table:table-cell>
          <table:table-cell office:value-type="float" office:value="1678.58" calcext:value-type="float">
            <text:p>1678.58</text:p>
          </table:table-cell>
          <table:table-cell office:value-type="float" office:value="585.5359" calcext:value-type="float">
            <text:p>585.5359</text:p>
          </table:table-cell>
          <table:table-cell office:value-type="float" office:value="570.8489" calcext:value-type="float">
            <text:p>570.8489</text:p>
          </table:table-cell>
          <table:table-cell office:value-type="float" office:value="142.8529" calcext:value-type="float">
            <text:p>142.8529</text:p>
          </table:table-cell>
          <table:table-cell office:value-type="float" office:value="35.70995" calcext:value-type="float">
            <text:p>35.70995</text:p>
          </table:table-cell>
          <table:table-cell office:value-type="float" office:value="0" calcext:value-type="float">
            <text:p>0</text:p>
          </table:table-cell>
          <table:table-cell office:value-type="float" office:value="-0.0000004966988" calcext:value-type="float">
            <text:p>-4.96698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30257" calcext:value-type="float">
            <text:p>-39.30257</text:p>
          </table:table-cell>
          <table:table-cell office:value-type="float" office:value="0" calcext:value-type="float">
            <text:p>0</text:p>
          </table:table-cell>
          <table:table-cell office:value-type="float" office:value="6.676193" calcext:value-type="float">
            <text:p>6.676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853.3573" calcext:value-type="float">
            <text:p>853.3573</text:p>
          </table:table-cell>
          <table:table-cell office:value-type="float" office:value="13161.35" calcext:value-type="float">
            <text:p>1316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70488" calcext:value-type="float">
            <text:p>-42.70488</text:p>
          </table:table-cell>
          <table:table-cell office:value-type="float" office:value="113.9279" calcext:value-type="float">
            <text:p>113.9279</text:p>
          </table:table-cell>
          <table:table-cell office:value-type="float" office:value="0" calcext:value-type="float">
            <text:p>0</text:p>
          </table:table-cell>
          <table:table-cell office:value-type="float" office:value="121.7398" calcext:value-type="float">
            <text:p>121.7398</text:p>
          </table:table-cell>
          <table:table-cell office:value-type="float" office:value="609.7047" calcext:value-type="float">
            <text:p>609.7047</text:p>
          </table:table-cell>
          <table:table-cell office:value-type="float" office:value="0.03324815" calcext:value-type="float">
            <text:p>0.03324815</text:p>
          </table:table-cell>
          <table:table-cell office:value-type="float" office:value="0" calcext:value-type="float">
            <text:p>0</text:p>
          </table:table-cell>
          <table:table-cell office:value-type="float" office:value="0.000004206478" calcext:value-type="float">
            <text:p>4.20647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2.67164" calcext:value-type="float">
            <text:p>-42.67164</text:p>
          </table:table-cell>
          <table:table-cell office:value-type="float" office:value="0" calcext:value-type="float">
            <text:p>0</text:p>
          </table:table-cell>
          <table:table-cell office:value-type="float" office:value="322.2128" calcext:value-type="float">
            <text:p>322.2128</text:p>
          </table:table-cell>
          <table:table-cell office:value-type="float" office:value="1093.033" calcext:value-type="float">
            <text:p>1093.033</text:p>
          </table:table-cell>
          <table:table-cell office:value-type="float" office:value="1332.762" calcext:value-type="float">
            <text:p>1332.762</text:p>
          </table:table-cell>
          <table:table-cell office:value-type="float" office:value="1329.645" calcext:value-type="float">
            <text:p>1329.645</text:p>
          </table:table-cell>
          <table:table-cell office:value-type="float" office:value="802.5849" calcext:value-type="float">
            <text:p>802.5849</text:p>
          </table:table-cell>
          <table:table-cell office:value-type="float" office:value="1105.279" calcext:value-type="float">
            <text:p>1105.279</text:p>
          </table:table-cell>
          <table:table-cell office:value-type="float" office:value="419.817" calcext:value-type="float">
            <text:p>419.817</text:p>
          </table:table-cell>
          <table:table-cell office:value-type="float" office:value="1877.882" calcext:value-type="float">
            <text:p>1877.882</text:p>
          </table:table-cell>
          <table:table-cell office:value-type="float" office:value="2108.267" calcext:value-type="float">
            <text:p>2108.267</text:p>
          </table:table-cell>
          <table:table-cell office:value-type="float" office:value="1678.577" calcext:value-type="float">
            <text:p>1678.577</text:p>
          </table:table-cell>
          <table:table-cell office:value-type="float" office:value="585.5354" calcext:value-type="float">
            <text:p>585.5354</text:p>
          </table:table-cell>
          <table:table-cell office:value-type="float" office:value="570.8485" calcext:value-type="float">
            <text:p>570.8485</text:p>
          </table:table-cell>
          <table:table-cell office:value-type="float" office:value="142.8529" calcext:value-type="float">
            <text:p>142.8529</text:p>
          </table:table-cell>
          <table:table-cell office:value-type="float" office:value="35.70994" calcext:value-type="float">
            <text:p>35.70994</text:p>
          </table:table-cell>
          <table:table-cell office:value-type="float" office:value="0" calcext:value-type="float">
            <text:p>0</text:p>
          </table:table-cell>
          <table:table-cell office:value-type="float" office:value="-0.0000004959154" calcext:value-type="float">
            <text:p>-4.95915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47649" calcext:value-type="float">
            <text:p>-39.47649</text:p>
          </table:table-cell>
          <table:table-cell office:value-type="float" office:value="0" calcext:value-type="float">
            <text:p>0</text:p>
          </table:table-cell>
          <table:table-cell office:value-type="float" office:value="6.636784" calcext:value-type="float">
            <text:p>6.636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852.701" calcext:value-type="float">
            <text:p>852.701</text:p>
          </table:table-cell>
          <table:table-cell office:value-type="float" office:value="13161.43" calcext:value-type="float">
            <text:p>1316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32163" calcext:value-type="float">
            <text:p>-43.32163</text:p>
          </table:table-cell>
          <table:table-cell office:value-type="float" office:value="115.6296" calcext:value-type="float">
            <text:p>115.6296</text:p>
          </table:table-cell>
          <table:table-cell office:value-type="float" office:value="0" calcext:value-type="float">
            <text:p>0</text:p>
          </table:table-cell>
          <table:table-cell office:value-type="float" office:value="121.947" calcext:value-type="float">
            <text:p>121.947</text:p>
          </table:table-cell>
          <table:table-cell office:value-type="float" office:value="609.1201" calcext:value-type="float">
            <text:p>609.1201</text:p>
          </table:table-cell>
          <table:table-cell office:value-type="float" office:value="0.03380486" calcext:value-type="float">
            <text:p>0.03380486</text:p>
          </table:table-cell>
          <table:table-cell office:value-type="float" office:value="0" calcext:value-type="float">
            <text:p>0</text:p>
          </table:table-cell>
          <table:table-cell office:value-type="float" office:value="0.000004206513" calcext:value-type="float">
            <text:p>4.20651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3.28783" calcext:value-type="float">
            <text:p>-43.28783</text:p>
          </table:table-cell>
          <table:table-cell office:value-type="float" office:value="0" calcext:value-type="float">
            <text:p>0</text:p>
          </table:table-cell>
          <table:table-cell office:value-type="float" office:value="322.3175" calcext:value-type="float">
            <text:p>322.3175</text:p>
          </table:table-cell>
          <table:table-cell office:value-type="float" office:value="1093.017" calcext:value-type="float">
            <text:p>1093.017</text:p>
          </table:table-cell>
          <table:table-cell office:value-type="float" office:value="1332.737" calcext:value-type="float">
            <text:p>1332.737</text:p>
          </table:table-cell>
          <table:table-cell office:value-type="float" office:value="1329.623" calcext:value-type="float">
            <text:p>1329.623</text:p>
          </table:table-cell>
          <table:table-cell office:value-type="float" office:value="802.5685" calcext:value-type="float">
            <text:p>802.5685</text:p>
          </table:table-cell>
          <table:table-cell office:value-type="float" office:value="1105.269" calcext:value-type="float">
            <text:p>1105.269</text:p>
          </table:table-cell>
          <table:table-cell office:value-type="float" office:value="419.8141" calcext:value-type="float">
            <text:p>419.8141</text:p>
          </table:table-cell>
          <table:table-cell office:value-type="float" office:value="1877.876" calcext:value-type="float">
            <text:p>1877.876</text:p>
          </table:table-cell>
          <table:table-cell office:value-type="float" office:value="2108.263" calcext:value-type="float">
            <text:p>2108.263</text:p>
          </table:table-cell>
          <table:table-cell office:value-type="float" office:value="1678.575" calcext:value-type="float">
            <text:p>1678.575</text:p>
          </table:table-cell>
          <table:table-cell office:value-type="float" office:value="585.5348" calcext:value-type="float">
            <text:p>585.5348</text:p>
          </table:table-cell>
          <table:table-cell office:value-type="float" office:value="570.848" calcext:value-type="float">
            <text:p>570.848</text:p>
          </table:table-cell>
          <table:table-cell office:value-type="float" office:value="142.8528" calcext:value-type="float">
            <text:p>142.8528</text:p>
          </table:table-cell>
          <table:table-cell office:value-type="float" office:value="35.70993" calcext:value-type="float">
            <text:p>35.70993</text:p>
          </table:table-cell>
          <table:table-cell office:value-type="float" office:value="0" calcext:value-type="float">
            <text:p>0</text:p>
          </table:table-cell>
          <table:table-cell office:value-type="float" office:value="-0.0000004952739" calcext:value-type="float">
            <text:p>-4.9527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05424" calcext:value-type="float">
            <text:p>-40.05424</text:p>
          </table:table-cell>
          <table:table-cell office:value-type="float" office:value="0" calcext:value-type="float">
            <text:p>0</text:p>
          </table:table-cell>
          <table:table-cell office:value-type="float" office:value="6.597693" calcext:value-type="float">
            <text:p>6.597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851.2789" calcext:value-type="float">
            <text:p>851.2789</text:p>
          </table:table-cell>
          <table:table-cell office:value-type="float" office:value="13161.59" calcext:value-type="float">
            <text:p>1316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60886" calcext:value-type="float">
            <text:p>-44.60886</text:p>
          </table:table-cell>
          <table:table-cell office:value-type="float" office:value="117.7534" calcext:value-type="float">
            <text:p>117.7534</text:p>
          </table:table-cell>
          <table:table-cell office:value-type="float" office:value="0" calcext:value-type="float">
            <text:p>0</text:p>
          </table:table-cell>
          <table:table-cell office:value-type="float" office:value="122.7522" calcext:value-type="float">
            <text:p>122.7522</text:p>
          </table:table-cell>
          <table:table-cell office:value-type="float" office:value="607.7607" calcext:value-type="float">
            <text:p>607.7607</text:p>
          </table:table-cell>
          <table:table-cell office:value-type="float" office:value="0.03437706" calcext:value-type="float">
            <text:p>0.03437706</text:p>
          </table:table-cell>
          <table:table-cell office:value-type="float" office:value="0" calcext:value-type="float">
            <text:p>0</text:p>
          </table:table-cell>
          <table:table-cell office:value-type="float" office:value="0.000004207523" calcext:value-type="float">
            <text:p>4.20752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4.57448" calcext:value-type="float">
            <text:p>-44.57448</text:p>
          </table:table-cell>
          <table:table-cell office:value-type="float" office:value="0" calcext:value-type="float">
            <text:p>0</text:p>
          </table:table-cell>
          <table:table-cell office:value-type="float" office:value="322.5238" calcext:value-type="float">
            <text:p>322.5238</text:p>
          </table:table-cell>
          <table:table-cell office:value-type="float" office:value="1092.999" calcext:value-type="float">
            <text:p>1092.999</text:p>
          </table:table-cell>
          <table:table-cell office:value-type="float" office:value="1332.713" calcext:value-type="float">
            <text:p>1332.713</text:p>
          </table:table-cell>
          <table:table-cell office:value-type="float" office:value="1329.6" calcext:value-type="float">
            <text:p>1329.6</text:p>
          </table:table-cell>
          <table:table-cell office:value-type="float" office:value="802.5521" calcext:value-type="float">
            <text:p>802.5521</text:p>
          </table:table-cell>
          <table:table-cell office:value-type="float" office:value="1105.259" calcext:value-type="float">
            <text:p>1105.259</text:p>
          </table:table-cell>
          <table:table-cell office:value-type="float" office:value="419.8113" calcext:value-type="float">
            <text:p>419.8113</text:p>
          </table:table-cell>
          <table:table-cell office:value-type="float" office:value="1877.87" calcext:value-type="float">
            <text:p>1877.87</text:p>
          </table:table-cell>
          <table:table-cell office:value-type="float" office:value="2108.259" calcext:value-type="float">
            <text:p>2108.259</text:p>
          </table:table-cell>
          <table:table-cell office:value-type="float" office:value="1678.573" calcext:value-type="float">
            <text:p>1678.573</text:p>
          </table:table-cell>
          <table:table-cell office:value-type="float" office:value="585.5342" calcext:value-type="float">
            <text:p>585.5342</text:p>
          </table:table-cell>
          <table:table-cell office:value-type="float" office:value="570.8475" calcext:value-type="float">
            <text:p>570.8475</text:p>
          </table:table-cell>
          <table:table-cell office:value-type="float" office:value="142.8528" calcext:value-type="float">
            <text:p>142.8528</text:p>
          </table:table-cell>
          <table:table-cell office:value-type="float" office:value="35.70992" calcext:value-type="float">
            <text:p>35.70992</text:p>
          </table:table-cell>
          <table:table-cell office:value-type="float" office:value="0" calcext:value-type="float">
            <text:p>0</text:p>
          </table:table-cell>
          <table:table-cell office:value-type="float" office:value="-0.0000004956803" calcext:value-type="float">
            <text:p>-4.9568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3061" calcext:value-type="float">
            <text:p>-41.3061</text:p>
          </table:table-cell>
          <table:table-cell office:value-type="float" office:value="0" calcext:value-type="float">
            <text:p>0</text:p>
          </table:table-cell>
          <table:table-cell office:value-type="float" office:value="6.56215" calcext:value-type="float">
            <text:p>6.56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848.1873" calcext:value-type="float">
            <text:p>848.1873</text:p>
          </table:table-cell>
          <table:table-cell office:value-type="float" office:value="13161.92" calcext:value-type="float">
            <text:p>1316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3852" calcext:value-type="float">
            <text:p>-47.3852</text:p>
          </table:table-cell>
          <table:table-cell office:value-type="float" office:value="125.9195" calcext:value-type="float">
            <text:p>125.9195</text:p>
          </table:table-cell>
          <table:table-cell office:value-type="float" office:value="0" calcext:value-type="float">
            <text:p>0</text:p>
          </table:table-cell>
          <table:table-cell office:value-type="float" office:value="124.8704" calcext:value-type="float">
            <text:p>124.8704</text:p>
          </table:table-cell>
          <table:table-cell office:value-type="float" office:value="604.7604" calcext:value-type="float">
            <text:p>604.7604</text:p>
          </table:table-cell>
          <table:table-cell office:value-type="float" office:value="0.03497057" calcext:value-type="float">
            <text:p>0.03497057</text:p>
          </table:table-cell>
          <table:table-cell office:value-type="float" office:value="0" calcext:value-type="float">
            <text:p>0</text:p>
          </table:table-cell>
          <table:table-cell office:value-type="float" office:value="0.00000420775" calcext:value-type="float">
            <text:p>4.2077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7.35023" calcext:value-type="float">
            <text:p>-47.35023</text:p>
          </table:table-cell>
          <table:table-cell office:value-type="float" office:value="0" calcext:value-type="float">
            <text:p>0</text:p>
          </table:table-cell>
          <table:table-cell office:value-type="float" office:value="322.8936" calcext:value-type="float">
            <text:p>322.8936</text:p>
          </table:table-cell>
          <table:table-cell office:value-type="float" office:value="1092.969" calcext:value-type="float">
            <text:p>1092.969</text:p>
          </table:table-cell>
          <table:table-cell office:value-type="float" office:value="1332.685" calcext:value-type="float">
            <text:p>1332.685</text:p>
          </table:table-cell>
          <table:table-cell office:value-type="float" office:value="1329.576" calcext:value-type="float">
            <text:p>1329.576</text:p>
          </table:table-cell>
          <table:table-cell office:value-type="float" office:value="802.5355" calcext:value-type="float">
            <text:p>802.5355</text:p>
          </table:table-cell>
          <table:table-cell office:value-type="float" office:value="1105.248" calcext:value-type="float">
            <text:p>1105.248</text:p>
          </table:table-cell>
          <table:table-cell office:value-type="float" office:value="419.8084" calcext:value-type="float">
            <text:p>419.8084</text:p>
          </table:table-cell>
          <table:table-cell office:value-type="float" office:value="1877.864" calcext:value-type="float">
            <text:p>1877.864</text:p>
          </table:table-cell>
          <table:table-cell office:value-type="float" office:value="2108.255" calcext:value-type="float">
            <text:p>2108.255</text:p>
          </table:table-cell>
          <table:table-cell office:value-type="float" office:value="1678.571" calcext:value-type="float">
            <text:p>1678.571</text:p>
          </table:table-cell>
          <table:table-cell office:value-type="float" office:value="585.5336" calcext:value-type="float">
            <text:p>585.5336</text:p>
          </table:table-cell>
          <table:table-cell office:value-type="float" office:value="570.847" calcext:value-type="float">
            <text:p>570.847</text:p>
          </table:table-cell>
          <table:table-cell office:value-type="float" office:value="142.8528" calcext:value-type="float">
            <text:p>142.8528</text:p>
          </table:table-cell>
          <table:table-cell office:value-type="float" office:value="35.70991" calcext:value-type="float">
            <text:p>35.70991</text:p>
          </table:table-cell>
          <table:table-cell office:value-type="float" office:value="0" calcext:value-type="float">
            <text:p>0</text:p>
          </table:table-cell>
          <table:table-cell office:value-type="float" office:value="-0.0000005042655" calcext:value-type="float">
            <text:p>-5.0426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04734" calcext:value-type="float">
            <text:p>-44.04734</text:p>
          </table:table-cell>
          <table:table-cell office:value-type="float" office:value="0" calcext:value-type="float">
            <text:p>0</text:p>
          </table:table-cell>
          <table:table-cell office:value-type="float" office:value="6.526779" calcext:value-type="float">
            <text:p>6.526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844.9481" calcext:value-type="float">
            <text:p>844.9481</text:p>
          </table:table-cell>
          <table:table-cell office:value-type="float" office:value="13162.3" calcext:value-type="float">
            <text:p>1316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25389" calcext:value-type="float">
            <text:p>-50.25389</text:p>
          </table:table-cell>
          <table:table-cell office:value-type="float" office:value="132.8189" calcext:value-type="float">
            <text:p>132.8189</text:p>
          </table:table-cell>
          <table:table-cell office:value-type="float" office:value="0" calcext:value-type="float">
            <text:p>0</text:p>
          </table:table-cell>
          <table:table-cell office:value-type="float" office:value="126.7121" calcext:value-type="float">
            <text:p>126.7121</text:p>
          </table:table-cell>
          <table:table-cell office:value-type="float" office:value="601.6691" calcext:value-type="float">
            <text:p>601.6691</text:p>
          </table:table-cell>
          <table:table-cell office:value-type="float" office:value="0.03563152" calcext:value-type="float">
            <text:p>0.03563152</text:p>
          </table:table-cell>
          <table:table-cell office:value-type="float" office:value="0" calcext:value-type="float">
            <text:p>0</text:p>
          </table:table-cell>
          <table:table-cell office:value-type="float" office:value="0.00000420775" calcext:value-type="float">
            <text:p>4.2077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0.21826" calcext:value-type="float">
            <text:p>-50.21826</text:p>
          </table:table-cell>
          <table:table-cell office:value-type="float" office:value="0" calcext:value-type="float">
            <text:p>0</text:p>
          </table:table-cell>
          <table:table-cell office:value-type="float" office:value="323.3062" calcext:value-type="float">
            <text:p>323.3062</text:p>
          </table:table-cell>
          <table:table-cell office:value-type="float" office:value="1092.921" calcext:value-type="float">
            <text:p>1092.921</text:p>
          </table:table-cell>
          <table:table-cell office:value-type="float" office:value="1332.635" calcext:value-type="float">
            <text:p>1332.635</text:p>
          </table:table-cell>
          <table:table-cell office:value-type="float" office:value="1329.54" calcext:value-type="float">
            <text:p>1329.54</text:p>
          </table:table-cell>
          <table:table-cell office:value-type="float" office:value="802.5151" calcext:value-type="float">
            <text:p>802.5151</text:p>
          </table:table-cell>
          <table:table-cell office:value-type="float" office:value="1105.237" calcext:value-type="float">
            <text:p>1105.237</text:p>
          </table:table-cell>
          <table:table-cell office:value-type="float" office:value="419.8055" calcext:value-type="float">
            <text:p>419.8055</text:p>
          </table:table-cell>
          <table:table-cell office:value-type="float" office:value="1877.858" calcext:value-type="float">
            <text:p>1877.858</text:p>
          </table:table-cell>
          <table:table-cell office:value-type="float" office:value="2108.25" calcext:value-type="float">
            <text:p>2108.25</text:p>
          </table:table-cell>
          <table:table-cell office:value-type="float" office:value="1678.569" calcext:value-type="float">
            <text:p>1678.569</text:p>
          </table:table-cell>
          <table:table-cell office:value-type="float" office:value="585.533" calcext:value-type="float">
            <text:p>585.533</text:p>
          </table:table-cell>
          <table:table-cell office:value-type="float" office:value="570.8466" calcext:value-type="float">
            <text:p>570.8466</text:p>
          </table:table-cell>
          <table:table-cell office:value-type="float" office:value="142.8528" calcext:value-type="float">
            <text:p>142.8528</text:p>
          </table:table-cell>
          <table:table-cell office:value-type="float" office:value="35.7099" calcext:value-type="float">
            <text:p>35.7099</text:p>
          </table:table-cell>
          <table:table-cell office:value-type="float" office:value="0" calcext:value-type="float">
            <text:p>0</text:p>
          </table:table-cell>
          <table:table-cell office:value-type="float" office:value="-0.0000005545448" calcext:value-type="float">
            <text:p>-5.54544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88726" calcext:value-type="float">
            <text:p>-46.88726</text:p>
          </table:table-cell>
          <table:table-cell office:value-type="float" office:value="0" calcext:value-type="float">
            <text:p>0</text:p>
          </table:table-cell>
          <table:table-cell office:value-type="float" office:value="6.498512" calcext:value-type="float">
            <text:p>6.498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843.0336" calcext:value-type="float">
            <text:p>843.0336</text:p>
          </table:table-cell>
          <table:table-cell office:value-type="float" office:value="13162.52" calcext:value-type="float">
            <text:p>1316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95" calcext:value-type="float">
            <text:p>-51.95</text:p>
          </table:table-cell>
          <table:table-cell office:value-type="float" office:value="138.4952" calcext:value-type="float">
            <text:p>138.4952</text:p>
          </table:table-cell>
          <table:table-cell office:value-type="float" office:value="0" calcext:value-type="float">
            <text:p>0</text:p>
          </table:table-cell>
          <table:table-cell office:value-type="float" office:value="127.3142" calcext:value-type="float">
            <text:p>127.3142</text:p>
          </table:table-cell>
          <table:table-cell office:value-type="float" office:value="599.9749" calcext:value-type="float">
            <text:p>599.9749</text:p>
          </table:table-cell>
          <table:table-cell office:value-type="float" office:value="0.0363654" calcext:value-type="float">
            <text:p>0.0363654</text:p>
          </table:table-cell>
          <table:table-cell office:value-type="float" office:value="0" calcext:value-type="float">
            <text:p>0</text:p>
          </table:table-cell>
          <table:table-cell office:value-type="float" office:value="0.00000420775" calcext:value-type="float">
            <text:p>4.2077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1.91364" calcext:value-type="float">
            <text:p>-51.91364</text:p>
          </table:table-cell>
          <table:table-cell office:value-type="float" office:value="0" calcext:value-type="float">
            <text:p>0</text:p>
          </table:table-cell>
          <table:table-cell office:value-type="float" office:value="323.5693" calcext:value-type="float">
            <text:p>323.5693</text:p>
          </table:table-cell>
          <table:table-cell office:value-type="float" office:value="1092.852" calcext:value-type="float">
            <text:p>1092.852</text:p>
          </table:table-cell>
          <table:table-cell office:value-type="float" office:value="1332.563" calcext:value-type="float">
            <text:p>1332.563</text:p>
          </table:table-cell>
          <table:table-cell office:value-type="float" office:value="1329.479" calcext:value-type="float">
            <text:p>1329.479</text:p>
          </table:table-cell>
          <table:table-cell office:value-type="float" office:value="802.485" calcext:value-type="float">
            <text:p>802.485</text:p>
          </table:table-cell>
          <table:table-cell office:value-type="float" office:value="1105.222" calcext:value-type="float">
            <text:p>1105.222</text:p>
          </table:table-cell>
          <table:table-cell office:value-type="float" office:value="419.8018" calcext:value-type="float">
            <text:p>419.8018</text:p>
          </table:table-cell>
          <table:table-cell office:value-type="float" office:value="1877.851" calcext:value-type="float">
            <text:p>1877.851</text:p>
          </table:table-cell>
          <table:table-cell office:value-type="float" office:value="2108.246" calcext:value-type="float">
            <text:p>2108.246</text:p>
          </table:table-cell>
          <table:table-cell office:value-type="float" office:value="1678.567" calcext:value-type="float">
            <text:p>1678.567</text:p>
          </table:table-cell>
          <table:table-cell office:value-type="float" office:value="585.5324" calcext:value-type="float">
            <text:p>585.5324</text:p>
          </table:table-cell>
          <table:table-cell office:value-type="float" office:value="570.8461" calcext:value-type="float">
            <text:p>570.8461</text:p>
          </table:table-cell>
          <table:table-cell office:value-type="float" office:value="142.8527" calcext:value-type="float">
            <text:p>142.8527</text:p>
          </table:table-cell>
          <table:table-cell office:value-type="float" office:value="35.70989" calcext:value-type="float">
            <text:p>35.70989</text:p>
          </table:table-cell>
          <table:table-cell office:value-type="float" office:value="0" calcext:value-type="float">
            <text:p>0</text:p>
          </table:table-cell>
          <table:table-cell office:value-type="float" office:value="-0.0000005861086" calcext:value-type="float">
            <text:p>-5.86108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55412" calcext:value-type="float">
            <text:p>-48.55412</text:p>
          </table:table-cell>
          <table:table-cell office:value-type="float" office:value="0" calcext:value-type="float">
            <text:p>0</text:p>
          </table:table-cell>
          <table:table-cell office:value-type="float" office:value="6.469817" calcext:value-type="float">
            <text:p>6.469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842.178" calcext:value-type="float">
            <text:p>842.178</text:p>
          </table:table-cell>
          <table:table-cell office:value-type="float" office:value="13162.6" calcext:value-type="float">
            <text:p>13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73547" calcext:value-type="float">
            <text:p>-52.73547</text:p>
          </table:table-cell>
          <table:table-cell office:value-type="float" office:value="140.8456" calcext:value-type="float">
            <text:p>140.8456</text:p>
          </table:table-cell>
          <table:table-cell office:value-type="float" office:value="0" calcext:value-type="float">
            <text:p>0</text:p>
          </table:table-cell>
          <table:table-cell office:value-type="float" office:value="127.3351" calcext:value-type="float">
            <text:p>127.3351</text:p>
          </table:table-cell>
          <table:table-cell office:value-type="float" office:value="599.3076" calcext:value-type="float">
            <text:p>599.3076</text:p>
          </table:table-cell>
          <table:table-cell office:value-type="float" office:value="0.03709406" calcext:value-type="float">
            <text:p>0.03709406</text:p>
          </table:table-cell>
          <table:table-cell office:value-type="float" office:value="0" calcext:value-type="float">
            <text:p>0</text:p>
          </table:table-cell>
          <table:table-cell office:value-type="float" office:value="0.00000420775" calcext:value-type="float">
            <text:p>4.2077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2.69838" calcext:value-type="float">
            <text:p>-52.69838</text:p>
          </table:table-cell>
          <table:table-cell office:value-type="float" office:value="0" calcext:value-type="float">
            <text:p>0</text:p>
          </table:table-cell>
          <table:table-cell office:value-type="float" office:value="323.7027" calcext:value-type="float">
            <text:p>323.7027</text:p>
          </table:table-cell>
          <table:table-cell office:value-type="float" office:value="1092.8" calcext:value-type="float">
            <text:p>1092.8</text:p>
          </table:table-cell>
          <table:table-cell office:value-type="float" office:value="1332.5" calcext:value-type="float">
            <text:p>1332.5</text:p>
          </table:table-cell>
          <table:table-cell office:value-type="float" office:value="1329.419" calcext:value-type="float">
            <text:p>1329.419</text:p>
          </table:table-cell>
          <table:table-cell office:value-type="float" office:value="802.4541" calcext:value-type="float">
            <text:p>802.4541</text:p>
          </table:table-cell>
          <table:table-cell office:value-type="float" office:value="1105.205" calcext:value-type="float">
            <text:p>1105.205</text:p>
          </table:table-cell>
          <table:table-cell office:value-type="float" office:value="419.7977" calcext:value-type="float">
            <text:p>419.7977</text:p>
          </table:table-cell>
          <table:table-cell office:value-type="float" office:value="1877.844" calcext:value-type="float">
            <text:p>1877.844</text:p>
          </table:table-cell>
          <table:table-cell office:value-type="float" office:value="2108.242" calcext:value-type="float">
            <text:p>2108.242</text:p>
          </table:table-cell>
          <table:table-cell office:value-type="float" office:value="1678.565" calcext:value-type="float">
            <text:p>1678.565</text:p>
          </table:table-cell>
          <table:table-cell office:value-type="float" office:value="585.5318" calcext:value-type="float">
            <text:p>585.5318</text:p>
          </table:table-cell>
          <table:table-cell office:value-type="float" office:value="570.8456" calcext:value-type="float">
            <text:p>570.8456</text:p>
          </table:table-cell>
          <table:table-cell office:value-type="float" office:value="142.8527" calcext:value-type="float">
            <text:p>142.8527</text:p>
          </table:table-cell>
          <table:table-cell office:value-type="float" office:value="35.70988" calcext:value-type="float">
            <text:p>35.70988</text:p>
          </table:table-cell>
          <table:table-cell office:value-type="float" office:value="0" calcext:value-type="float">
            <text:p>0</text:p>
          </table:table-cell>
          <table:table-cell office:value-type="float" office:value="-0.0000005969212" calcext:value-type="float">
            <text:p>-5.9692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30091" calcext:value-type="float">
            <text:p>-49.30091</text:p>
          </table:table-cell>
          <table:table-cell office:value-type="float" office:value="0" calcext:value-type="float">
            <text:p>0</text:p>
          </table:table-cell>
          <table:table-cell office:value-type="float" office:value="6.431715" calcext:value-type="float">
            <text:p>6.43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841.3613" calcext:value-type="float">
            <text:p>841.3613</text:p>
          </table:table-cell>
          <table:table-cell office:value-type="float" office:value="13162.69" calcext:value-type="float">
            <text:p>1316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47924" calcext:value-type="float">
            <text:p>-53.47924</text:p>
          </table:table-cell>
          <table:table-cell office:value-type="float" office:value="143.1986" calcext:value-type="float">
            <text:p>143.1986</text:p>
          </table:table-cell>
          <table:table-cell office:value-type="float" office:value="0" calcext:value-type="float">
            <text:p>0</text:p>
          </table:table-cell>
          <table:table-cell office:value-type="float" office:value="127.2723" calcext:value-type="float">
            <text:p>127.2723</text:p>
          </table:table-cell>
          <table:table-cell office:value-type="float" office:value="598.6628" calcext:value-type="float">
            <text:p>598.6628</text:p>
          </table:table-cell>
          <table:table-cell office:value-type="float" office:value="0.03781344" calcext:value-type="float">
            <text:p>0.03781344</text:p>
          </table:table-cell>
          <table:table-cell office:value-type="float" office:value="0" calcext:value-type="float">
            <text:p>0</text:p>
          </table:table-cell>
          <table:table-cell office:value-type="float" office:value="0.000004207811" calcext:value-type="float">
            <text:p>4.20781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3.44143" calcext:value-type="float">
            <text:p>-53.44143</text:p>
          </table:table-cell>
          <table:table-cell office:value-type="float" office:value="0" calcext:value-type="float">
            <text:p>0</text:p>
          </table:table-cell>
          <table:table-cell office:value-type="float" office:value="323.8359" calcext:value-type="float">
            <text:p>323.8359</text:p>
          </table:table-cell>
          <table:table-cell office:value-type="float" office:value="1092.752" calcext:value-type="float">
            <text:p>1092.752</text:p>
          </table:table-cell>
          <table:table-cell office:value-type="float" office:value="1332.445" calcext:value-type="float">
            <text:p>1332.445</text:p>
          </table:table-cell>
          <table:table-cell office:value-type="float" office:value="1329.369" calcext:value-type="float">
            <text:p>1329.369</text:p>
          </table:table-cell>
          <table:table-cell office:value-type="float" office:value="802.4262" calcext:value-type="float">
            <text:p>802.4262</text:p>
          </table:table-cell>
          <table:table-cell office:value-type="float" office:value="1105.189" calcext:value-type="float">
            <text:p>1105.189</text:p>
          </table:table-cell>
          <table:table-cell office:value-type="float" office:value="419.7937" calcext:value-type="float">
            <text:p>419.7937</text:p>
          </table:table-cell>
          <table:table-cell office:value-type="float" office:value="1877.837" calcext:value-type="float">
            <text:p>1877.837</text:p>
          </table:table-cell>
          <table:table-cell office:value-type="float" office:value="2108.238" calcext:value-type="float">
            <text:p>2108.238</text:p>
          </table:table-cell>
          <table:table-cell office:value-type="float" office:value="1678.563" calcext:value-type="float">
            <text:p>1678.563</text:p>
          </table:table-cell>
          <table:table-cell office:value-type="float" office:value="585.5312" calcext:value-type="float">
            <text:p>585.5312</text:p>
          </table:table-cell>
          <table:table-cell office:value-type="float" office:value="570.8452" calcext:value-type="float">
            <text:p>570.8452</text:p>
          </table:table-cell>
          <table:table-cell office:value-type="float" office:value="142.8527" calcext:value-type="float">
            <text:p>142.8527</text:p>
          </table:table-cell>
          <table:table-cell office:value-type="float" office:value="35.70987" calcext:value-type="float">
            <text:p>35.70987</text:p>
          </table:table-cell>
          <table:table-cell office:value-type="float" office:value="0" calcext:value-type="float">
            <text:p>0</text:p>
          </table:table-cell>
          <table:table-cell office:value-type="float" office:value="-0.0000006062339" calcext:value-type="float">
            <text:p>-6.0623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00765" calcext:value-type="float">
            <text:p>-50.00765</text:p>
          </table:table-cell>
          <table:table-cell office:value-type="float" office:value="0" calcext:value-type="float">
            <text:p>0</text:p>
          </table:table-cell>
          <table:table-cell office:value-type="float" office:value="6.395213" calcext:value-type="float">
            <text:p>6.39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840.6699" calcext:value-type="float">
            <text:p>840.6699</text:p>
          </table:table-cell>
          <table:table-cell office:value-type="float" office:value="13162.86" calcext:value-type="float">
            <text:p>1316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01534" calcext:value-type="float">
            <text:p>-54.01534</text:p>
          </table:table-cell>
          <table:table-cell office:value-type="float" office:value="143.466" calcext:value-type="float">
            <text:p>143.466</text:p>
          </table:table-cell>
          <table:table-cell office:value-type="float" office:value="0" calcext:value-type="float">
            <text:p>0</text:p>
          </table:table-cell>
          <table:table-cell office:value-type="float" office:value="126.3065" calcext:value-type="float">
            <text:p>126.3065</text:p>
          </table:table-cell>
          <table:table-cell office:value-type="float" office:value="598.1529" calcext:value-type="float">
            <text:p>598.1529</text:p>
          </table:table-cell>
          <table:table-cell office:value-type="float" office:value="0.03854017" calcext:value-type="float">
            <text:p>0.03854017</text:p>
          </table:table-cell>
          <table:table-cell office:value-type="float" office:value="0" calcext:value-type="float">
            <text:p>0</text:p>
          </table:table-cell>
          <table:table-cell office:value-type="float" office:value="0.000004207811" calcext:value-type="float">
            <text:p>4.20781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3.9768" calcext:value-type="float">
            <text:p>-53.9768</text:p>
          </table:table-cell>
          <table:table-cell office:value-type="float" office:value="0" calcext:value-type="float">
            <text:p>0</text:p>
          </table:table-cell>
          <table:table-cell office:value-type="float" office:value="324.048" calcext:value-type="float">
            <text:p>324.048</text:p>
          </table:table-cell>
          <table:table-cell office:value-type="float" office:value="1092.699" calcext:value-type="float">
            <text:p>1092.699</text:p>
          </table:table-cell>
          <table:table-cell office:value-type="float" office:value="1332.386" calcext:value-type="float">
            <text:p>1332.386</text:p>
          </table:table-cell>
          <table:table-cell office:value-type="float" office:value="1329.317" calcext:value-type="float">
            <text:p>1329.317</text:p>
          </table:table-cell>
          <table:table-cell office:value-type="float" office:value="802.3981" calcext:value-type="float">
            <text:p>802.3981</text:p>
          </table:table-cell>
          <table:table-cell office:value-type="float" office:value="1105.173" calcext:value-type="float">
            <text:p>1105.173</text:p>
          </table:table-cell>
          <table:table-cell office:value-type="float" office:value="419.7896" calcext:value-type="float">
            <text:p>419.7896</text:p>
          </table:table-cell>
          <table:table-cell office:value-type="float" office:value="1877.83" calcext:value-type="float">
            <text:p>1877.83</text:p>
          </table:table-cell>
          <table:table-cell office:value-type="float" office:value="2108.233" calcext:value-type="float">
            <text:p>2108.233</text:p>
          </table:table-cell>
          <table:table-cell office:value-type="float" office:value="1678.561" calcext:value-type="float">
            <text:p>1678.561</text:p>
          </table:table-cell>
          <table:table-cell office:value-type="float" office:value="585.5307" calcext:value-type="float">
            <text:p>585.5307</text:p>
          </table:table-cell>
          <table:table-cell office:value-type="float" office:value="570.8447" calcext:value-type="float">
            <text:p>570.8447</text:p>
          </table:table-cell>
          <table:table-cell office:value-type="float" office:value="142.8526" calcext:value-type="float">
            <text:p>142.8526</text:p>
          </table:table-cell>
          <table:table-cell office:value-type="float" office:value="35.70986" calcext:value-type="float">
            <text:p>35.70986</text:p>
          </table:table-cell>
          <table:table-cell office:value-type="float" office:value="0" calcext:value-type="float">
            <text:p>0</text:p>
          </table:table-cell>
          <table:table-cell office:value-type="float" office:value="-0.0000006220261" calcext:value-type="float">
            <text:p>-6.2202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51067" calcext:value-type="float">
            <text:p>-50.51067</text:p>
          </table:table-cell>
          <table:table-cell office:value-type="float" office:value="0" calcext:value-type="float">
            <text:p>0</text:p>
          </table:table-cell>
          <table:table-cell office:value-type="float" office:value="6.362678" calcext:value-type="float">
            <text:p>6.36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839.7608" calcext:value-type="float">
            <text:p>839.7608</text:p>
          </table:table-cell>
          <table:table-cell office:value-type="float" office:value="13163.08" calcext:value-type="float">
            <text:p>1316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939" calcext:value-type="float">
            <text:p>-54.6939</text:p>
          </table:table-cell>
          <table:table-cell office:value-type="float" office:value="145.1597" calcext:value-type="float">
            <text:p>145.1597</text:p>
          </table:table-cell>
          <table:table-cell office:value-type="float" office:value="0" calcext:value-type="float">
            <text:p>0</text:p>
          </table:table-cell>
          <table:table-cell office:value-type="float" office:value="124.9447" calcext:value-type="float">
            <text:p>124.9447</text:p>
          </table:table-cell>
          <table:table-cell office:value-type="float" office:value="597.4857" calcext:value-type="float">
            <text:p>597.4857</text:p>
          </table:table-cell>
          <table:table-cell office:value-type="float" office:value="0.03932725" calcext:value-type="float">
            <text:p>0.03932725</text:p>
          </table:table-cell>
          <table:table-cell office:value-type="float" office:value="0" calcext:value-type="float">
            <text:p>0</text:p>
          </table:table-cell>
          <table:table-cell office:value-type="float" office:value="0.000004207811" calcext:value-type="float">
            <text:p>4.20781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4.65458" calcext:value-type="float">
            <text:p>-54.65458</text:p>
          </table:table-cell>
          <table:table-cell office:value-type="float" office:value="0" calcext:value-type="float">
            <text:p>0</text:p>
          </table:table-cell>
          <table:table-cell office:value-type="float" office:value="324.3323" calcext:value-type="float">
            <text:p>324.3323</text:p>
          </table:table-cell>
          <table:table-cell office:value-type="float" office:value="1092.623" calcext:value-type="float">
            <text:p>1092.623</text:p>
          </table:table-cell>
          <table:table-cell office:value-type="float" office:value="1332.309" calcext:value-type="float">
            <text:p>1332.309</text:p>
          </table:table-cell>
          <table:table-cell office:value-type="float" office:value="1329.248" calcext:value-type="float">
            <text:p>1329.248</text:p>
          </table:table-cell>
          <table:table-cell office:value-type="float" office:value="802.3608" calcext:value-type="float">
            <text:p>802.3608</text:p>
          </table:table-cell>
          <table:table-cell office:value-type="float" office:value="1105.152" calcext:value-type="float">
            <text:p>1105.152</text:p>
          </table:table-cell>
          <table:table-cell office:value-type="float" office:value="419.7853" calcext:value-type="float">
            <text:p>419.7853</text:p>
          </table:table-cell>
          <table:table-cell office:value-type="float" office:value="1877.823" calcext:value-type="float">
            <text:p>1877.823</text:p>
          </table:table-cell>
          <table:table-cell office:value-type="float" office:value="2108.229" calcext:value-type="float">
            <text:p>2108.229</text:p>
          </table:table-cell>
          <table:table-cell office:value-type="float" office:value="1678.559" calcext:value-type="float">
            <text:p>1678.559</text:p>
          </table:table-cell>
          <table:table-cell office:value-type="float" office:value="585.5302" calcext:value-type="float">
            <text:p>585.5302</text:p>
          </table:table-cell>
          <table:table-cell office:value-type="float" office:value="570.8442" calcext:value-type="float">
            <text:p>570.8442</text:p>
          </table:table-cell>
          <table:table-cell office:value-type="float" office:value="142.8526" calcext:value-type="float">
            <text:p>142.8526</text:p>
          </table:table-cell>
          <table:table-cell office:value-type="float" office:value="35.70985" calcext:value-type="float">
            <text:p>35.70985</text:p>
          </table:table-cell>
          <table:table-cell office:value-type="float" office:value="0" calcext:value-type="float">
            <text:p>0</text:p>
          </table:table-cell>
          <table:table-cell office:value-type="float" office:value="-0.0000006682225" calcext:value-type="float">
            <text:p>-6.68222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16299" calcext:value-type="float">
            <text:p>-51.16299</text:p>
          </table:table-cell>
          <table:table-cell office:value-type="float" office:value="0" calcext:value-type="float">
            <text:p>0</text:p>
          </table:table-cell>
          <table:table-cell office:value-type="float" office:value="6.337001" calcext:value-type="float">
            <text:p>6.33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838.55" calcext:value-type="float">
            <text:p>838.55</text:p>
          </table:table-cell>
          <table:table-cell office:value-type="float" office:value="13163.41" calcext:value-type="float">
            <text:p>1316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57206" calcext:value-type="float">
            <text:p>-55.57206</text:p>
          </table:table-cell>
          <table:table-cell office:value-type="float" office:value="145.3731" calcext:value-type="float">
            <text:p>145.3731</text:p>
          </table:table-cell>
          <table:table-cell office:value-type="float" office:value="0" calcext:value-type="float">
            <text:p>0</text:p>
          </table:table-cell>
          <table:table-cell office:value-type="float" office:value="123.1146" calcext:value-type="float">
            <text:p>123.1146</text:p>
          </table:table-cell>
          <table:table-cell office:value-type="float" office:value="596.553" calcext:value-type="float">
            <text:p>596.553</text:p>
          </table:table-cell>
          <table:table-cell office:value-type="float" office:value="0.04013058" calcext:value-type="float">
            <text:p>0.04013058</text:p>
          </table:table-cell>
          <table:table-cell office:value-type="float" office:value="0" calcext:value-type="float">
            <text:p>0</text:p>
          </table:table-cell>
          <table:table-cell office:value-type="float" office:value="0.000004208669" calcext:value-type="float">
            <text:p>4.20866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5.53193" calcext:value-type="float">
            <text:p>-55.53193</text:p>
          </table:table-cell>
          <table:table-cell office:value-type="float" office:value="0" calcext:value-type="float">
            <text:p>0</text:p>
          </table:table-cell>
          <table:table-cell office:value-type="float" office:value="324.7216" calcext:value-type="float">
            <text:p>324.7216</text:p>
          </table:table-cell>
          <table:table-cell office:value-type="float" office:value="1092.538" calcext:value-type="float">
            <text:p>1092.538</text:p>
          </table:table-cell>
          <table:table-cell office:value-type="float" office:value="1332.217" calcext:value-type="float">
            <text:p>1332.217</text:p>
          </table:table-cell>
          <table:table-cell office:value-type="float" office:value="1329.171" calcext:value-type="float">
            <text:p>1329.171</text:p>
          </table:table-cell>
          <table:table-cell office:value-type="float" office:value="802.3167" calcext:value-type="float">
            <text:p>802.3167</text:p>
          </table:table-cell>
          <table:table-cell office:value-type="float" office:value="1105.126" calcext:value-type="float">
            <text:p>1105.126</text:p>
          </table:table-cell>
          <table:table-cell office:value-type="float" office:value="419.7805" calcext:value-type="float">
            <text:p>419.7805</text:p>
          </table:table-cell>
          <table:table-cell office:value-type="float" office:value="1877.815" calcext:value-type="float">
            <text:p>1877.815</text:p>
          </table:table-cell>
          <table:table-cell office:value-type="float" office:value="2108.225" calcext:value-type="float">
            <text:p>2108.225</text:p>
          </table:table-cell>
          <table:table-cell office:value-type="float" office:value="1678.557" calcext:value-type="float">
            <text:p>1678.557</text:p>
          </table:table-cell>
          <table:table-cell office:value-type="float" office:value="585.5295" calcext:value-type="float">
            <text:p>585.5295</text:p>
          </table:table-cell>
          <table:table-cell office:value-type="float" office:value="570.8438" calcext:value-type="float">
            <text:p>570.8438</text:p>
          </table:table-cell>
          <table:table-cell office:value-type="float" office:value="142.8526" calcext:value-type="float">
            <text:p>142.8526</text:p>
          </table:table-cell>
          <table:table-cell office:value-type="float" office:value="35.70984" calcext:value-type="float">
            <text:p>35.70984</text:p>
          </table:table-cell>
          <table:table-cell office:value-type="float" office:value="0" calcext:value-type="float">
            <text:p>0</text:p>
          </table:table-cell>
          <table:table-cell office:value-type="float" office:value="-0.0000007529124" calcext:value-type="float">
            <text:p>-7.52912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01641" calcext:value-type="float">
            <text:p>-52.01641</text:p>
          </table:table-cell>
          <table:table-cell office:value-type="float" office:value="0" calcext:value-type="float">
            <text:p>0</text:p>
          </table:table-cell>
          <table:table-cell office:value-type="float" office:value="6.312757" calcext:value-type="float">
            <text:p>6.31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837.0093" calcext:value-type="float">
            <text:p>837.0093</text:p>
          </table:table-cell>
          <table:table-cell office:value-type="float" office:value="13163.52" calcext:value-type="float">
            <text:p>1316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99771" calcext:value-type="float">
            <text:p>-56.99771</text:p>
          </table:table-cell>
          <table:table-cell office:value-type="float" office:value="149.8558" calcext:value-type="float">
            <text:p>149.8558</text:p>
          </table:table-cell>
          <table:table-cell office:value-type="float" office:value="0" calcext:value-type="float">
            <text:p>0</text:p>
          </table:table-cell>
          <table:table-cell office:value-type="float" office:value="123.8135" calcext:value-type="float">
            <text:p>123.8135</text:p>
          </table:table-cell>
          <table:table-cell office:value-type="float" office:value="595.2534" calcext:value-type="float">
            <text:p>595.2534</text:p>
          </table:table-cell>
          <table:table-cell office:value-type="float" office:value="0.0409716" calcext:value-type="float">
            <text:p>0.0409716</text:p>
          </table:table-cell>
          <table:table-cell office:value-type="float" office:value="0" calcext:value-type="float">
            <text:p>0</text:p>
          </table:table-cell>
          <table:table-cell office:value-type="float" office:value="0.000004208938" calcext:value-type="float">
            <text:p>4.20893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6.95675" calcext:value-type="float">
            <text:p>-56.95675</text:p>
          </table:table-cell>
          <table:table-cell office:value-type="float" office:value="0" calcext:value-type="float">
            <text:p>0</text:p>
          </table:table-cell>
          <table:table-cell office:value-type="float" office:value="324.9176" calcext:value-type="float">
            <text:p>324.9176</text:p>
          </table:table-cell>
          <table:table-cell office:value-type="float" office:value="1092.473" calcext:value-type="float">
            <text:p>1092.473</text:p>
          </table:table-cell>
          <table:table-cell office:value-type="float" office:value="1332.139" calcext:value-type="float">
            <text:p>1332.139</text:p>
          </table:table-cell>
          <table:table-cell office:value-type="float" office:value="1329.093" calcext:value-type="float">
            <text:p>1329.093</text:p>
          </table:table-cell>
          <table:table-cell office:value-type="float" office:value="802.2689" calcext:value-type="float">
            <text:p>802.2689</text:p>
          </table:table-cell>
          <table:table-cell office:value-type="float" office:value="1105.096" calcext:value-type="float">
            <text:p>1105.096</text:p>
          </table:table-cell>
          <table:table-cell office:value-type="float" office:value="419.7752" calcext:value-type="float">
            <text:p>419.7752</text:p>
          </table:table-cell>
          <table:table-cell office:value-type="float" office:value="1877.807" calcext:value-type="float">
            <text:p>1877.807</text:p>
          </table:table-cell>
          <table:table-cell office:value-type="float" office:value="2108.22" calcext:value-type="float">
            <text:p>2108.22</text:p>
          </table:table-cell>
          <table:table-cell office:value-type="float" office:value="1678.555" calcext:value-type="float">
            <text:p>1678.555</text:p>
          </table:table-cell>
          <table:table-cell office:value-type="float" office:value="585.529" calcext:value-type="float">
            <text:p>585.529</text:p>
          </table:table-cell>
          <table:table-cell office:value-type="float" office:value="570.8433" calcext:value-type="float">
            <text:p>570.8433</text:p>
          </table:table-cell>
          <table:table-cell office:value-type="float" office:value="142.8526" calcext:value-type="float">
            <text:p>142.8526</text:p>
          </table:table-cell>
          <table:table-cell office:value-type="float" office:value="35.70983" calcext:value-type="float">
            <text:p>35.70983</text:p>
          </table:table-cell>
          <table:table-cell office:value-type="float" office:value="0" calcext:value-type="float">
            <text:p>0</text:p>
          </table:table-cell>
          <table:table-cell office:value-type="float" office:value="-0.0000007805755" calcext:value-type="float">
            <text:p>-7.8057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4053" calcext:value-type="float">
            <text:p>-53.4053</text:p>
          </table:table-cell>
          <table:table-cell office:value-type="float" office:value="0" calcext:value-type="float">
            <text:p>0</text:p>
          </table:table-cell>
          <table:table-cell office:value-type="float" office:value="6.27645" calcext:value-type="float">
            <text:p>6.2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834.7841" calcext:value-type="float">
            <text:p>834.7841</text:p>
          </table:table-cell>
          <table:table-cell office:value-type="float" office:value="13163.72" calcext:value-type="float">
            <text:p>1316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02233" calcext:value-type="float">
            <text:p>-59.02233</text:p>
          </table:table-cell>
          <table:table-cell office:value-type="float" office:value="156.1851" calcext:value-type="float">
            <text:p>156.1851</text:p>
          </table:table-cell>
          <table:table-cell office:value-type="float" office:value="0" calcext:value-type="float">
            <text:p>0</text:p>
          </table:table-cell>
          <table:table-cell office:value-type="float" office:value="124.9542" calcext:value-type="float">
            <text:p>124.9542</text:p>
          </table:table-cell>
          <table:table-cell office:value-type="float" office:value="593.2567" calcext:value-type="float">
            <text:p>593.2567</text:p>
          </table:table-cell>
          <table:table-cell office:value-type="float" office:value="0.04180294" calcext:value-type="float">
            <text:p>0.04180294</text:p>
          </table:table-cell>
          <table:table-cell office:value-type="float" office:value="0" calcext:value-type="float">
            <text:p>0</text:p>
          </table:table-cell>
          <table:table-cell office:value-type="float" office:value="0.000004208938" calcext:value-type="float">
            <text:p>4.20893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8.98053" calcext:value-type="float">
            <text:p>-58.98053</text:p>
          </table:table-cell>
          <table:table-cell office:value-type="float" office:value="0" calcext:value-type="float">
            <text:p>0</text:p>
          </table:table-cell>
          <table:table-cell office:value-type="float" office:value="325.1786" calcext:value-type="float">
            <text:p>325.1786</text:p>
          </table:table-cell>
          <table:table-cell office:value-type="float" office:value="1092.408" calcext:value-type="float">
            <text:p>1092.408</text:p>
          </table:table-cell>
          <table:table-cell office:value-type="float" office:value="1332.068" calcext:value-type="float">
            <text:p>1332.068</text:p>
          </table:table-cell>
          <table:table-cell office:value-type="float" office:value="1329.025" calcext:value-type="float">
            <text:p>1329.025</text:p>
          </table:table-cell>
          <table:table-cell office:value-type="float" office:value="802.2308" calcext:value-type="float">
            <text:p>802.2308</text:p>
          </table:table-cell>
          <table:table-cell office:value-type="float" office:value="1105.071" calcext:value-type="float">
            <text:p>1105.071</text:p>
          </table:table-cell>
          <table:table-cell office:value-type="float" office:value="419.7703" calcext:value-type="float">
            <text:p>419.7703</text:p>
          </table:table-cell>
          <table:table-cell office:value-type="float" office:value="1877.798" calcext:value-type="float">
            <text:p>1877.798</text:p>
          </table:table-cell>
          <table:table-cell office:value-type="float" office:value="2108.215" calcext:value-type="float">
            <text:p>2108.215</text:p>
          </table:table-cell>
          <table:table-cell office:value-type="float" office:value="1678.552" calcext:value-type="float">
            <text:p>1678.552</text:p>
          </table:table-cell>
          <table:table-cell office:value-type="float" office:value="585.5284" calcext:value-type="float">
            <text:p>585.5284</text:p>
          </table:table-cell>
          <table:table-cell office:value-type="float" office:value="570.8428" calcext:value-type="float">
            <text:p>570.8428</text:p>
          </table:table-cell>
          <table:table-cell office:value-type="float" office:value="142.8525" calcext:value-type="float">
            <text:p>142.8525</text:p>
          </table:table-cell>
          <table:table-cell office:value-type="float" office:value="35.70982" calcext:value-type="float">
            <text:p>35.70982</text:p>
          </table:table-cell>
          <table:table-cell office:value-type="float" office:value="0" calcext:value-type="float">
            <text:p>0</text:p>
          </table:table-cell>
          <table:table-cell office:value-type="float" office:value="-0.0000008351521" calcext:value-type="float">
            <text:p>-8.35152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39687" calcext:value-type="float">
            <text:p>-55.39687</text:p>
          </table:table-cell>
          <table:table-cell office:value-type="float" office:value="0" calcext:value-type="float">
            <text:p>0</text:p>
          </table:table-cell>
          <table:table-cell office:value-type="float" office:value="6.243943" calcext:value-type="float">
            <text:p>6.243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834.0897" calcext:value-type="float">
            <text:p>834.0897</text:p>
          </table:table-cell>
          <table:table-cell office:value-type="float" office:value="13163.79" calcext:value-type="float">
            <text:p>1316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66886" calcext:value-type="float">
            <text:p>-59.66886</text:p>
          </table:table-cell>
          <table:table-cell office:value-type="float" office:value="159.105" calcext:value-type="float">
            <text:p>159.105</text:p>
          </table:table-cell>
          <table:table-cell office:value-type="float" office:value="0" calcext:value-type="float">
            <text:p>0</text:p>
          </table:table-cell>
          <table:table-cell office:value-type="float" office:value="124.7401" calcext:value-type="float">
            <text:p>124.7401</text:p>
          </table:table-cell>
          <table:table-cell office:value-type="float" office:value="592.7606" calcext:value-type="float">
            <text:p>592.7606</text:p>
          </table:table-cell>
          <table:table-cell office:value-type="float" office:value="0.04260544" calcext:value-type="float">
            <text:p>0.04260544</text:p>
          </table:table-cell>
          <table:table-cell office:value-type="float" office:value="0" calcext:value-type="float">
            <text:p>0</text:p>
          </table:table-cell>
          <table:table-cell office:value-type="float" office:value="0.000004208991" calcext:value-type="float">
            <text:p>4.20899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9.62626" calcext:value-type="float">
            <text:p>-59.62626</text:p>
          </table:table-cell>
          <table:table-cell office:value-type="float" office:value="0" calcext:value-type="float">
            <text:p>0</text:p>
          </table:table-cell>
          <table:table-cell office:value-type="float" office:value="325.2994" calcext:value-type="float">
            <text:p>325.2994</text:p>
          </table:table-cell>
          <table:table-cell office:value-type="float" office:value="1092.359" calcext:value-type="float">
            <text:p>1092.359</text:p>
          </table:table-cell>
          <table:table-cell office:value-type="float" office:value="1332.007" calcext:value-type="float">
            <text:p>1332.007</text:p>
          </table:table-cell>
          <table:table-cell office:value-type="float" office:value="1328.961" calcext:value-type="float">
            <text:p>1328.961</text:p>
          </table:table-cell>
          <table:table-cell office:value-type="float" office:value="802.1951" calcext:value-type="float">
            <text:p>802.1951</text:p>
          </table:table-cell>
          <table:table-cell office:value-type="float" office:value="1105.046" calcext:value-type="float">
            <text:p>1105.046</text:p>
          </table:table-cell>
          <table:table-cell office:value-type="float" office:value="419.7654" calcext:value-type="float">
            <text:p>419.7654</text:p>
          </table:table-cell>
          <table:table-cell office:value-type="float" office:value="1877.79" calcext:value-type="float">
            <text:p>1877.79</text:p>
          </table:table-cell>
          <table:table-cell office:value-type="float" office:value="2108.21" calcext:value-type="float">
            <text:p>2108.21</text:p>
          </table:table-cell>
          <table:table-cell office:value-type="float" office:value="1678.55" calcext:value-type="float">
            <text:p>1678.55</text:p>
          </table:table-cell>
          <table:table-cell office:value-type="float" office:value="585.5278" calcext:value-type="float">
            <text:p>585.5278</text:p>
          </table:table-cell>
          <table:table-cell office:value-type="float" office:value="570.8424" calcext:value-type="float">
            <text:p>570.8424</text:p>
          </table:table-cell>
          <table:table-cell office:value-type="float" office:value="142.8525" calcext:value-type="float">
            <text:p>142.8525</text:p>
          </table:table-cell>
          <table:table-cell office:value-type="float" office:value="35.70981" calcext:value-type="float">
            <text:p>35.70981</text:p>
          </table:table-cell>
          <table:table-cell office:value-type="float" office:value="0" calcext:value-type="float">
            <text:p>0</text:p>
          </table:table-cell>
          <table:table-cell office:value-type="float" office:value="-0.0000008478775" calcext:value-type="float">
            <text:p>-8.47877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00167" calcext:value-type="float">
            <text:p>-56.00167</text:p>
          </table:table-cell>
          <table:table-cell office:value-type="float" office:value="0" calcext:value-type="float">
            <text:p>0</text:p>
          </table:table-cell>
          <table:table-cell office:value-type="float" office:value="6.202954" calcext:value-type="float">
            <text:p>6.20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833.3949" calcext:value-type="float">
            <text:p>833.3949</text:p>
          </table:table-cell>
          <table:table-cell office:value-type="float" office:value="13163.99" calcext:value-type="float">
            <text:p>1316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1819" calcext:value-type="float">
            <text:p>-60.1819</text:p>
          </table:table-cell>
          <table:table-cell office:value-type="float" office:value="158.8495" calcext:value-type="float">
            <text:p>158.8495</text:p>
          </table:table-cell>
          <table:table-cell office:value-type="float" office:value="0" calcext:value-type="float">
            <text:p>0</text:p>
          </table:table-cell>
          <table:table-cell office:value-type="float" office:value="123.4762" calcext:value-type="float">
            <text:p>123.4762</text:p>
          </table:table-cell>
          <table:table-cell office:value-type="float" office:value="592.2479" calcext:value-type="float">
            <text:p>592.2479</text:p>
          </table:table-cell>
          <table:table-cell office:value-type="float" office:value="0.04336886" calcext:value-type="float">
            <text:p>0.04336886</text:p>
          </table:table-cell>
          <table:table-cell office:value-type="float" office:value="0" calcext:value-type="float">
            <text:p>0</text:p>
          </table:table-cell>
          <table:table-cell office:value-type="float" office:value="0.000004208991" calcext:value-type="float">
            <text:p>4.20899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0.13854" calcext:value-type="float">
            <text:p>-60.13854</text:p>
          </table:table-cell>
          <table:table-cell office:value-type="float" office:value="0" calcext:value-type="float">
            <text:p>0</text:p>
          </table:table-cell>
          <table:table-cell office:value-type="float" office:value="325.5431" calcext:value-type="float">
            <text:p>325.5431</text:p>
          </table:table-cell>
          <table:table-cell office:value-type="float" office:value="1092.312" calcext:value-type="float">
            <text:p>1092.312</text:p>
          </table:table-cell>
          <table:table-cell office:value-type="float" office:value="1331.948" calcext:value-type="float">
            <text:p>1331.948</text:p>
          </table:table-cell>
          <table:table-cell office:value-type="float" office:value="1328.91" calcext:value-type="float">
            <text:p>1328.91</text:p>
          </table:table-cell>
          <table:table-cell office:value-type="float" office:value="802.1653" calcext:value-type="float">
            <text:p>802.1653</text:p>
          </table:table-cell>
          <table:table-cell office:value-type="float" office:value="1105.028" calcext:value-type="float">
            <text:p>1105.028</text:p>
          </table:table-cell>
          <table:table-cell office:value-type="float" office:value="419.7609" calcext:value-type="float">
            <text:p>419.7609</text:p>
          </table:table-cell>
          <table:table-cell office:value-type="float" office:value="1877.782" calcext:value-type="float">
            <text:p>1877.782</text:p>
          </table:table-cell>
          <table:table-cell office:value-type="float" office:value="2108.206" calcext:value-type="float">
            <text:p>2108.206</text:p>
          </table:table-cell>
          <table:table-cell office:value-type="float" office:value="1678.548" calcext:value-type="float">
            <text:p>1678.548</text:p>
          </table:table-cell>
          <table:table-cell office:value-type="float" office:value="585.5272" calcext:value-type="float">
            <text:p>585.5272</text:p>
          </table:table-cell>
          <table:table-cell office:value-type="float" office:value="570.8419" calcext:value-type="float">
            <text:p>570.8419</text:p>
          </table:table-cell>
          <table:table-cell office:value-type="float" office:value="142.8525" calcext:value-type="float">
            <text:p>142.8525</text:p>
          </table:table-cell>
          <table:table-cell office:value-type="float" office:value="35.7098" calcext:value-type="float">
            <text:p>35.7098</text:p>
          </table:table-cell>
          <table:table-cell office:value-type="float" office:value="0" calcext:value-type="float">
            <text:p>0</text:p>
          </table:table-cell>
          <table:table-cell office:value-type="float" office:value="-0.0000008660982" calcext:value-type="float">
            <text:p>-8.66098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48101" calcext:value-type="float">
            <text:p>-56.48101</text:p>
          </table:table-cell>
          <table:table-cell office:value-type="float" office:value="0" calcext:value-type="float">
            <text:p>0</text:p>
          </table:table-cell>
          <table:table-cell office:value-type="float" office:value="6.169925" calcext:value-type="float">
            <text:p>6.169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832.7115" calcext:value-type="float">
            <text:p>832.7115</text:p>
          </table:table-cell>
          <table:table-cell office:value-type="float" office:value="13164.13" calcext:value-type="float">
            <text:p>1316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72152" calcext:value-type="float">
            <text:p>-60.72152</text:p>
          </table:table-cell>
          <table:table-cell office:value-type="float" office:value="159.1075" calcext:value-type="float">
            <text:p>159.1075</text:p>
          </table:table-cell>
          <table:table-cell office:value-type="float" office:value="0" calcext:value-type="float">
            <text:p>0</text:p>
          </table:table-cell>
          <table:table-cell office:value-type="float" office:value="122.446" calcext:value-type="float">
            <text:p>122.446</text:p>
          </table:table-cell>
          <table:table-cell office:value-type="float" office:value="591.7904" calcext:value-type="float">
            <text:p>591.7904</text:p>
          </table:table-cell>
          <table:table-cell office:value-type="float" office:value="0.04419861" calcext:value-type="float">
            <text:p>0.04419861</text:p>
          </table:table-cell>
          <table:table-cell office:value-type="float" office:value="0" calcext:value-type="float">
            <text:p>0</text:p>
          </table:table-cell>
          <table:table-cell office:value-type="float" office:value="0.000004208991" calcext:value-type="float">
            <text:p>4.20899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0.67733" calcext:value-type="float">
            <text:p>-60.67733</text:p>
          </table:table-cell>
          <table:table-cell office:value-type="float" office:value="0" calcext:value-type="float">
            <text:p>0</text:p>
          </table:table-cell>
          <table:table-cell office:value-type="float" office:value="325.7451" calcext:value-type="float">
            <text:p>325.7451</text:p>
          </table:table-cell>
          <table:table-cell office:value-type="float" office:value="1092.246" calcext:value-type="float">
            <text:p>1092.246</text:p>
          </table:table-cell>
          <table:table-cell office:value-type="float" office:value="1331.875" calcext:value-type="float">
            <text:p>1331.875</text:p>
          </table:table-cell>
          <table:table-cell office:value-type="float" office:value="1328.844" calcext:value-type="float">
            <text:p>1328.844</text:p>
          </table:table-cell>
          <table:table-cell office:value-type="float" office:value="802.1279" calcext:value-type="float">
            <text:p>802.1279</text:p>
          </table:table-cell>
          <table:table-cell office:value-type="float" office:value="1105.005" calcext:value-type="float">
            <text:p>1105.005</text:p>
          </table:table-cell>
          <table:table-cell office:value-type="float" office:value="419.7562" calcext:value-type="float">
            <text:p>419.7562</text:p>
          </table:table-cell>
          <table:table-cell office:value-type="float" office:value="1877.774" calcext:value-type="float">
            <text:p>1877.774</text:p>
          </table:table-cell>
          <table:table-cell office:value-type="float" office:value="2108.201" calcext:value-type="float">
            <text:p>2108.201</text:p>
          </table:table-cell>
          <table:table-cell office:value-type="float" office:value="1678.546" calcext:value-type="float">
            <text:p>1678.546</text:p>
          </table:table-cell>
          <table:table-cell office:value-type="float" office:value="585.5266" calcext:value-type="float">
            <text:p>585.5266</text:p>
          </table:table-cell>
          <table:table-cell office:value-type="float" office:value="570.8415" calcext:value-type="float">
            <text:p>570.8415</text:p>
          </table:table-cell>
          <table:table-cell office:value-type="float" office:value="142.8524" calcext:value-type="float">
            <text:p>142.8524</text:p>
          </table:table-cell>
          <table:table-cell office:value-type="float" office:value="35.70979" calcext:value-type="float">
            <text:p>35.70979</text:p>
          </table:table-cell>
          <table:table-cell office:value-type="float" office:value="0" calcext:value-type="float">
            <text:p>0</text:p>
          </table:table-cell>
          <table:table-cell office:value-type="float" office:value="-0.0000009037751" calcext:value-type="float">
            <text:p>-9.03775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99416" calcext:value-type="float">
            <text:p>-56.99416</text:p>
          </table:table-cell>
          <table:table-cell office:value-type="float" office:value="0" calcext:value-type="float">
            <text:p>0</text:p>
          </table:table-cell>
          <table:table-cell office:value-type="float" office:value="6.143885" calcext:value-type="float">
            <text:p>6.143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832.3328" calcext:value-type="float">
            <text:p>832.3328</text:p>
          </table:table-cell>
          <table:table-cell office:value-type="float" office:value="13164.12" calcext:value-type="float">
            <text:p>1316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12751" calcext:value-type="float">
            <text:p>-61.12751</text:p>
          </table:table-cell>
          <table:table-cell office:value-type="float" office:value="160.8717" calcext:value-type="float">
            <text:p>160.8717</text:p>
          </table:table-cell>
          <table:table-cell office:value-type="float" office:value="0" calcext:value-type="float">
            <text:p>0</text:p>
          </table:table-cell>
          <table:table-cell office:value-type="float" office:value="122.3722" calcext:value-type="float">
            <text:p>122.3722</text:p>
          </table:table-cell>
          <table:table-cell office:value-type="float" office:value="591.6016" calcext:value-type="float">
            <text:p>591.6016</text:p>
          </table:table-cell>
          <table:table-cell office:value-type="float" office:value="0.04501148" calcext:value-type="float">
            <text:p>0.04501148</text:p>
          </table:table-cell>
          <table:table-cell office:value-type="float" office:value="0" calcext:value-type="float">
            <text:p>0</text:p>
          </table:table-cell>
          <table:table-cell office:value-type="float" office:value="0.000004208991" calcext:value-type="float">
            <text:p>4.20899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1.0825" calcext:value-type="float">
            <text:p>-61.0825</text:p>
          </table:table-cell>
          <table:table-cell office:value-type="float" office:value="0" calcext:value-type="float">
            <text:p>0</text:p>
          </table:table-cell>
          <table:table-cell office:value-type="float" office:value="325.7935" calcext:value-type="float">
            <text:p>325.7935</text:p>
          </table:table-cell>
          <table:table-cell office:value-type="float" office:value="1092.204" calcext:value-type="float">
            <text:p>1092.204</text:p>
          </table:table-cell>
          <table:table-cell office:value-type="float" office:value="1331.812" calcext:value-type="float">
            <text:p>1331.812</text:p>
          </table:table-cell>
          <table:table-cell office:value-type="float" office:value="1328.779" calcext:value-type="float">
            <text:p>1328.779</text:p>
          </table:table-cell>
          <table:table-cell office:value-type="float" office:value="802.0912" calcext:value-type="float">
            <text:p>802.0912</text:p>
          </table:table-cell>
          <table:table-cell office:value-type="float" office:value="1104.98" calcext:value-type="float">
            <text:p>1104.98</text:p>
          </table:table-cell>
          <table:table-cell office:value-type="float" office:value="419.7513" calcext:value-type="float">
            <text:p>419.7513</text:p>
          </table:table-cell>
          <table:table-cell office:value-type="float" office:value="1877.766" calcext:value-type="float">
            <text:p>1877.766</text:p>
          </table:table-cell>
          <table:table-cell office:value-type="float" office:value="2108.196" calcext:value-type="float">
            <text:p>2108.196</text:p>
          </table:table-cell>
          <table:table-cell office:value-type="float" office:value="1678.544" calcext:value-type="float">
            <text:p>1678.544</text:p>
          </table:table-cell>
          <table:table-cell office:value-type="float" office:value="585.5261" calcext:value-type="float">
            <text:p>585.5261</text:p>
          </table:table-cell>
          <table:table-cell office:value-type="float" office:value="570.841" calcext:value-type="float">
            <text:p>570.841</text:p>
          </table:table-cell>
          <table:table-cell office:value-type="float" office:value="142.8524" calcext:value-type="float">
            <text:p>142.8524</text:p>
          </table:table-cell>
          <table:table-cell office:value-type="float" office:value="35.70978" calcext:value-type="float">
            <text:p>35.70978</text:p>
          </table:table-cell>
          <table:table-cell office:value-type="float" office:value="0" calcext:value-type="float">
            <text:p>0</text:p>
          </table:table-cell>
          <table:table-cell office:value-type="float" office:value="-0.0000009146701" calcext:value-type="float">
            <text:p>-9.14670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36212" calcext:value-type="float">
            <text:p>-57.36212</text:p>
          </table:table-cell>
          <table:table-cell office:value-type="float" office:value="0" calcext:value-type="float">
            <text:p>0</text:p>
          </table:table-cell>
          <table:table-cell office:value-type="float" office:value="6.106401" calcext:value-type="float">
            <text:p>6.106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831.2625" calcext:value-type="float">
            <text:p>831.2625</text:p>
          </table:table-cell>
          <table:table-cell office:value-type="float" office:value="13164.2" calcext:value-type="float">
            <text:p>131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12424" calcext:value-type="float">
            <text:p>-62.12424</text:p>
          </table:table-cell>
          <table:table-cell office:value-type="float" office:value="163.8507" calcext:value-type="float">
            <text:p>163.8507</text:p>
          </table:table-cell>
          <table:table-cell office:value-type="float" office:value="0" calcext:value-type="float">
            <text:p>0</text:p>
          </table:table-cell>
          <table:table-cell office:value-type="float" office:value="122.7129" calcext:value-type="float">
            <text:p>122.7129</text:p>
          </table:table-cell>
          <table:table-cell office:value-type="float" office:value="590.7029" calcext:value-type="float">
            <text:p>590.7029</text:p>
          </table:table-cell>
          <table:table-cell office:value-type="float" office:value="0.0458433" calcext:value-type="float">
            <text:p>0.0458433</text:p>
          </table:table-cell>
          <table:table-cell office:value-type="float" office:value="0" calcext:value-type="float">
            <text:p>0</text:p>
          </table:table-cell>
          <table:table-cell office:value-type="float" office:value="0.000004209849" calcext:value-type="float">
            <text:p>4.20984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2.0784" calcext:value-type="float">
            <text:p>-62.0784</text:p>
          </table:table-cell>
          <table:table-cell office:value-type="float" office:value="0" calcext:value-type="float">
            <text:p>0</text:p>
          </table:table-cell>
          <table:table-cell office:value-type="float" office:value="325.9251" calcext:value-type="float">
            <text:p>325.9251</text:p>
          </table:table-cell>
          <table:table-cell office:value-type="float" office:value="1092.163" calcext:value-type="float">
            <text:p>1092.163</text:p>
          </table:table-cell>
          <table:table-cell office:value-type="float" office:value="1331.756" calcext:value-type="float">
            <text:p>1331.756</text:p>
          </table:table-cell>
          <table:table-cell office:value-type="float" office:value="1328.727" calcext:value-type="float">
            <text:p>1328.727</text:p>
          </table:table-cell>
          <table:table-cell office:value-type="float" office:value="802.0617" calcext:value-type="float">
            <text:p>802.0617</text:p>
          </table:table-cell>
          <table:table-cell office:value-type="float" office:value="1104.962" calcext:value-type="float">
            <text:p>1104.962</text:p>
          </table:table-cell>
          <table:table-cell office:value-type="float" office:value="419.7468" calcext:value-type="float">
            <text:p>419.7468</text:p>
          </table:table-cell>
          <table:table-cell office:value-type="float" office:value="1877.758" calcext:value-type="float">
            <text:p>1877.758</text:p>
          </table:table-cell>
          <table:table-cell office:value-type="float" office:value="2108.191" calcext:value-type="float">
            <text:p>2108.191</text:p>
          </table:table-cell>
          <table:table-cell office:value-type="float" office:value="1678.542" calcext:value-type="float">
            <text:p>1678.542</text:p>
          </table:table-cell>
          <table:table-cell office:value-type="float" office:value="585.5255" calcext:value-type="float">
            <text:p>585.5255</text:p>
          </table:table-cell>
          <table:table-cell office:value-type="float" office:value="570.8405" calcext:value-type="float">
            <text:p>570.8405</text:p>
          </table:table-cell>
          <table:table-cell office:value-type="float" office:value="142.8524" calcext:value-type="float">
            <text:p>142.8524</text:p>
          </table:table-cell>
          <table:table-cell office:value-type="float" office:value="35.70977" calcext:value-type="float">
            <text:p>35.70977</text:p>
          </table:table-cell>
          <table:table-cell office:value-type="float" office:value="0" calcext:value-type="float">
            <text:p>0</text:p>
          </table:table-cell>
          <table:table-cell office:value-type="float" office:value="-0.0000009269506" calcext:value-type="float">
            <text:p>-9.26950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32676" calcext:value-type="float">
            <text:p>-58.32676</text:p>
          </table:table-cell>
          <table:table-cell office:value-type="float" office:value="0" calcext:value-type="float">
            <text:p>0</text:p>
          </table:table-cell>
          <table:table-cell office:value-type="float" office:value="6.074559" calcext:value-type="float">
            <text:p>6.074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830.6124" calcext:value-type="float">
            <text:p>830.6124</text:p>
          </table:table-cell>
          <table:table-cell office:value-type="float" office:value="13164.29" calcext:value-type="float">
            <text:p>1316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69228" calcext:value-type="float">
            <text:p>-62.69228</text:p>
          </table:table-cell>
          <table:table-cell office:value-type="float" office:value="165.0553" calcext:value-type="float">
            <text:p>165.0553</text:p>
          </table:table-cell>
          <table:table-cell office:value-type="float" office:value="0" calcext:value-type="float">
            <text:p>0</text:p>
          </table:table-cell>
          <table:table-cell office:value-type="float" office:value="122.2516" calcext:value-type="float">
            <text:p>122.2516</text:p>
          </table:table-cell>
          <table:table-cell office:value-type="float" office:value="590.2368" calcext:value-type="float">
            <text:p>590.2368</text:p>
          </table:table-cell>
          <table:table-cell office:value-type="float" office:value="0.046689" calcext:value-type="float">
            <text:p>0.046689</text:p>
          </table:table-cell>
          <table:table-cell office:value-type="float" office:value="0" calcext:value-type="float">
            <text:p>0</text:p>
          </table:table-cell>
          <table:table-cell office:value-type="float" office:value="0.000004209862" calcext:value-type="float">
            <text:p>4.2098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2.64559" calcext:value-type="float">
            <text:p>-62.64559</text:p>
          </table:table-cell>
          <table:table-cell office:value-type="float" office:value="0" calcext:value-type="float">
            <text:p>0</text:p>
          </table:table-cell>
          <table:table-cell office:value-type="float" office:value="326.0663" calcext:value-type="float">
            <text:p>326.0663</text:p>
          </table:table-cell>
          <table:table-cell office:value-type="float" office:value="1092.117" calcext:value-type="float">
            <text:p>1092.117</text:p>
          </table:table-cell>
          <table:table-cell office:value-type="float" office:value="1331.695" calcext:value-type="float">
            <text:p>1331.695</text:p>
          </table:table-cell>
          <table:table-cell office:value-type="float" office:value="1328.673" calcext:value-type="float">
            <text:p>1328.673</text:p>
          </table:table-cell>
          <table:table-cell office:value-type="float" office:value="802.0311" calcext:value-type="float">
            <text:p>802.0311</text:p>
          </table:table-cell>
          <table:table-cell office:value-type="float" office:value="1104.943" calcext:value-type="float">
            <text:p>1104.943</text:p>
          </table:table-cell>
          <table:table-cell office:value-type="float" office:value="419.7423" calcext:value-type="float">
            <text:p>419.7423</text:p>
          </table:table-cell>
          <table:table-cell office:value-type="float" office:value="1877.75" calcext:value-type="float">
            <text:p>1877.75</text:p>
          </table:table-cell>
          <table:table-cell office:value-type="float" office:value="2108.187" calcext:value-type="float">
            <text:p>2108.187</text:p>
          </table:table-cell>
          <table:table-cell office:value-type="float" office:value="1678.54" calcext:value-type="float">
            <text:p>1678.54</text:p>
          </table:table-cell>
          <table:table-cell office:value-type="float" office:value="585.525" calcext:value-type="float">
            <text:p>585.525</text:p>
          </table:table-cell>
          <table:table-cell office:value-type="float" office:value="570.8401" calcext:value-type="float">
            <text:p>570.8401</text:p>
          </table:table-cell>
          <table:table-cell office:value-type="float" office:value="142.8523" calcext:value-type="float">
            <text:p>142.8523</text:p>
          </table:table-cell>
          <table:table-cell office:value-type="float" office:value="35.70976" calcext:value-type="float">
            <text:p>35.70976</text:p>
          </table:table-cell>
          <table:table-cell office:value-type="float" office:value="0" calcext:value-type="float">
            <text:p>0</text:p>
          </table:table-cell>
          <table:table-cell office:value-type="float" office:value="-0.0000009443327" calcext:value-type="float">
            <text:p>-9.44332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86342" calcext:value-type="float">
            <text:p>-58.86342</text:p>
          </table:table-cell>
          <table:table-cell office:value-type="float" office:value="0" calcext:value-type="float">
            <text:p>0</text:p>
          </table:table-cell>
          <table:table-cell office:value-type="float" office:value="6.043733" calcext:value-type="float">
            <text:p>6.043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829.6664" calcext:value-type="float">
            <text:p>829.6664</text:p>
          </table:table-cell>
          <table:table-cell office:value-type="float" office:value="13164.53" calcext:value-type="float">
            <text:p>1316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39243" calcext:value-type="float">
            <text:p>-63.39243</text:p>
          </table:table-cell>
          <table:table-cell office:value-type="float" office:value="164.8263" calcext:value-type="float">
            <text:p>164.8263</text:p>
          </table:table-cell>
          <table:table-cell office:value-type="float" office:value="0" calcext:value-type="float">
            <text:p>0</text:p>
          </table:table-cell>
          <table:table-cell office:value-type="float" office:value="120.7715" calcext:value-type="float">
            <text:p>120.7715</text:p>
          </table:table-cell>
          <table:table-cell office:value-type="float" office:value="589.5286" calcext:value-type="float">
            <text:p>589.5286</text:p>
          </table:table-cell>
          <table:table-cell office:value-type="float" office:value="0.04756635" calcext:value-type="float">
            <text:p>0.04756635</text:p>
          </table:table-cell>
          <table:table-cell office:value-type="float" office:value="0" calcext:value-type="float">
            <text:p>0</text:p>
          </table:table-cell>
          <table:table-cell office:value-type="float" office:value="0.000004209862" calcext:value-type="float">
            <text:p>4.2098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3.34487" calcext:value-type="float">
            <text:p>-63.34487</text:p>
          </table:table-cell>
          <table:table-cell office:value-type="float" office:value="0" calcext:value-type="float">
            <text:p>0</text:p>
          </table:table-cell>
          <table:table-cell office:value-type="float" office:value="326.3654" calcext:value-type="float">
            <text:p>326.3654</text:p>
          </table:table-cell>
          <table:table-cell office:value-type="float" office:value="1092.048" calcext:value-type="float">
            <text:p>1092.048</text:p>
          </table:table-cell>
          <table:table-cell office:value-type="float" office:value="1331.615" calcext:value-type="float">
            <text:p>1331.615</text:p>
          </table:table-cell>
          <table:table-cell office:value-type="float" office:value="1328.604" calcext:value-type="float">
            <text:p>1328.604</text:p>
          </table:table-cell>
          <table:table-cell office:value-type="float" office:value="801.9937" calcext:value-type="float">
            <text:p>801.9937</text:p>
          </table:table-cell>
          <table:table-cell office:value-type="float" office:value="1104.921" calcext:value-type="float">
            <text:p>1104.921</text:p>
          </table:table-cell>
          <table:table-cell office:value-type="float" office:value="419.7377" calcext:value-type="float">
            <text:p>419.7377</text:p>
          </table:table-cell>
          <table:table-cell office:value-type="float" office:value="1877.742" calcext:value-type="float">
            <text:p>1877.742</text:p>
          </table:table-cell>
          <table:table-cell office:value-type="float" office:value="2108.182" calcext:value-type="float">
            <text:p>2108.182</text:p>
          </table:table-cell>
          <table:table-cell office:value-type="float" office:value="1678.537" calcext:value-type="float">
            <text:p>1678.537</text:p>
          </table:table-cell>
          <table:table-cell office:value-type="float" office:value="585.5244" calcext:value-type="float">
            <text:p>585.5244</text:p>
          </table:table-cell>
          <table:table-cell office:value-type="float" office:value="570.8397" calcext:value-type="float">
            <text:p>570.8397</text:p>
          </table:table-cell>
          <table:table-cell office:value-type="float" office:value="142.8523" calcext:value-type="float">
            <text:p>142.8523</text:p>
          </table:table-cell>
          <table:table-cell office:value-type="float" office:value="35.70975" calcext:value-type="float">
            <text:p>35.70975</text:p>
          </table:table-cell>
          <table:table-cell office:value-type="float" office:value="0" calcext:value-type="float">
            <text:p>0</text:p>
          </table:table-cell>
          <table:table-cell office:value-type="float" office:value="-0.000001011845" calcext:value-type="float">
            <text:p>-1.01184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54058" calcext:value-type="float">
            <text:p>-59.54058</text:p>
          </table:table-cell>
          <table:table-cell office:value-type="float" office:value="0" calcext:value-type="float">
            <text:p>0</text:p>
          </table:table-cell>
          <table:table-cell office:value-type="float" office:value="6.021474" calcext:value-type="float">
            <text:p>6.02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828.5553" calcext:value-type="float">
            <text:p>828.5553</text:p>
          </table:table-cell>
          <table:table-cell office:value-type="float" office:value="13164.78" calcext:value-type="float">
            <text:p>1316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366" calcext:value-type="float">
            <text:p>-64.2366</text:p>
          </table:table-cell>
          <table:table-cell office:value-type="float" office:value="166.3397" calcext:value-type="float">
            <text:p>166.3397</text:p>
          </table:table-cell>
          <table:table-cell office:value-type="float" office:value="0" calcext:value-type="float">
            <text:p>0</text:p>
          </table:table-cell>
          <table:table-cell office:value-type="float" office:value="119.1609" calcext:value-type="float">
            <text:p>119.1609</text:p>
          </table:table-cell>
          <table:table-cell office:value-type="float" office:value="588.7711" calcext:value-type="float">
            <text:p>588.7711</text:p>
          </table:table-cell>
          <table:table-cell office:value-type="float" office:value="0.04853136" calcext:value-type="float">
            <text:p>0.04853136</text:p>
          </table:table-cell>
          <table:table-cell office:value-type="float" office:value="0" calcext:value-type="float">
            <text:p>0</text:p>
          </table:table-cell>
          <table:table-cell office:value-type="float" office:value="0.000004209862" calcext:value-type="float">
            <text:p>4.2098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4.18807" calcext:value-type="float">
            <text:p>-64.18807</text:p>
          </table:table-cell>
          <table:table-cell office:value-type="float" office:value="0" calcext:value-type="float">
            <text:p>0</text:p>
          </table:table-cell>
          <table:table-cell office:value-type="float" office:value="326.6889" calcext:value-type="float">
            <text:p>326.6889</text:p>
          </table:table-cell>
          <table:table-cell office:value-type="float" office:value="1091.946" calcext:value-type="float">
            <text:p>1091.946</text:p>
          </table:table-cell>
          <table:table-cell office:value-type="float" office:value="1331.491" calcext:value-type="float">
            <text:p>1331.491</text:p>
          </table:table-cell>
          <table:table-cell office:value-type="float" office:value="1328.51" calcext:value-type="float">
            <text:p>1328.51</text:p>
          </table:table-cell>
          <table:table-cell office:value-type="float" office:value="801.9319" calcext:value-type="float">
            <text:p>801.9319</text:p>
          </table:table-cell>
          <table:table-cell office:value-type="float" office:value="1104.889" calcext:value-type="float">
            <text:p>1104.889</text:p>
          </table:table-cell>
          <table:table-cell office:value-type="float" office:value="419.7316" calcext:value-type="float">
            <text:p>419.7316</text:p>
          </table:table-cell>
          <table:table-cell office:value-type="float" office:value="1877.733" calcext:value-type="float">
            <text:p>1877.733</text:p>
          </table:table-cell>
          <table:table-cell office:value-type="float" office:value="2108.177" calcext:value-type="float">
            <text:p>2108.177</text:p>
          </table:table-cell>
          <table:table-cell office:value-type="float" office:value="1678.535" calcext:value-type="float">
            <text:p>1678.535</text:p>
          </table:table-cell>
          <table:table-cell office:value-type="float" office:value="585.5238" calcext:value-type="float">
            <text:p>585.5238</text:p>
          </table:table-cell>
          <table:table-cell office:value-type="float" office:value="570.8392" calcext:value-type="float">
            <text:p>570.8392</text:p>
          </table:table-cell>
          <table:table-cell office:value-type="float" office:value="142.8523" calcext:value-type="float">
            <text:p>142.8523</text:p>
          </table:table-cell>
          <table:table-cell office:value-type="float" office:value="35.70974" calcext:value-type="float">
            <text:p>35.70974</text:p>
          </table:table-cell>
          <table:table-cell office:value-type="float" office:value="0" calcext:value-type="float">
            <text:p>0</text:p>
          </table:table-cell>
          <table:table-cell office:value-type="float" office:value="-0.00000122001" calcext:value-type="float">
            <text:p>-1.2200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37007" calcext:value-type="float">
            <text:p>-60.37007</text:p>
          </table:table-cell>
          <table:table-cell office:value-type="float" office:value="0" calcext:value-type="float">
            <text:p>0</text:p>
          </table:table-cell>
          <table:table-cell office:value-type="float" office:value="6.007421" calcext:value-type="float">
            <text:p>6.007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827.3531" calcext:value-type="float">
            <text:p>827.3531</text:p>
          </table:table-cell>
          <table:table-cell office:value-type="float" office:value="13165" calcext:value-type="float">
            <text:p>13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17572" calcext:value-type="float">
            <text:p>-65.17572</text:p>
          </table:table-cell>
          <table:table-cell office:value-type="float" office:value="168.4714" calcext:value-type="float">
            <text:p>168.4714</text:p>
          </table:table-cell>
          <table:table-cell office:value-type="float" office:value="0" calcext:value-type="float">
            <text:p>0</text:p>
          </table:table-cell>
          <table:table-cell office:value-type="float" office:value="117.5082" calcext:value-type="float">
            <text:p>117.5082</text:p>
          </table:table-cell>
          <table:table-cell office:value-type="float" office:value="587.9991" calcext:value-type="float">
            <text:p>587.9991</text:p>
          </table:table-cell>
          <table:table-cell office:value-type="float" office:value="0.04951661" calcext:value-type="float">
            <text:p>0.04951661</text:p>
          </table:table-cell>
          <table:table-cell office:value-type="float" office:value="0" calcext:value-type="float">
            <text:p>0</text:p>
          </table:table-cell>
          <table:table-cell office:value-type="float" office:value="0.000004209862" calcext:value-type="float">
            <text:p>4.2098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5.12621" calcext:value-type="float">
            <text:p>-65.12621</text:p>
          </table:table-cell>
          <table:table-cell office:value-type="float" office:value="0" calcext:value-type="float">
            <text:p>0</text:p>
          </table:table-cell>
          <table:table-cell office:value-type="float" office:value="327.0194" calcext:value-type="float">
            <text:p>327.0194</text:p>
          </table:table-cell>
          <table:table-cell office:value-type="float" office:value="1091.825" calcext:value-type="float">
            <text:p>1091.825</text:p>
          </table:table-cell>
          <table:table-cell office:value-type="float" office:value="1331.337" calcext:value-type="float">
            <text:p>1331.337</text:p>
          </table:table-cell>
          <table:table-cell office:value-type="float" office:value="1328.406" calcext:value-type="float">
            <text:p>1328.406</text:p>
          </table:table-cell>
          <table:table-cell office:value-type="float" office:value="801.8492" calcext:value-type="float">
            <text:p>801.8492</text:p>
          </table:table-cell>
          <table:table-cell office:value-type="float" office:value="1104.85" calcext:value-type="float">
            <text:p>1104.85</text:p>
          </table:table-cell>
          <table:table-cell office:value-type="float" office:value="419.7219" calcext:value-type="float">
            <text:p>419.7219</text:p>
          </table:table-cell>
          <table:table-cell office:value-type="float" office:value="1877.713" calcext:value-type="float">
            <text:p>1877.713</text:p>
          </table:table-cell>
          <table:table-cell office:value-type="float" office:value="2108.172" calcext:value-type="float">
            <text:p>2108.172</text:p>
          </table:table-cell>
          <table:table-cell office:value-type="float" office:value="1678.533" calcext:value-type="float">
            <text:p>1678.533</text:p>
          </table:table-cell>
          <table:table-cell office:value-type="float" office:value="585.5232" calcext:value-type="float">
            <text:p>585.5232</text:p>
          </table:table-cell>
          <table:table-cell office:value-type="float" office:value="570.8387" calcext:value-type="float">
            <text:p>570.8387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973" calcext:value-type="float">
            <text:p>35.70973</text:p>
          </table:table-cell>
          <table:table-cell office:value-type="float" office:value="0" calcext:value-type="float">
            <text:p>0</text:p>
          </table:table-cell>
          <table:table-cell office:value-type="float" office:value="-0.000001580253" calcext:value-type="float">
            <text:p>-1.58025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29441" calcext:value-type="float">
            <text:p>-61.29441</text:p>
          </table:table-cell>
          <table:table-cell office:value-type="float" office:value="0" calcext:value-type="float">
            <text:p>0</text:p>
          </table:table-cell>
          <table:table-cell office:value-type="float" office:value="5.993289" calcext:value-type="float">
            <text:p>5.99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826.729" calcext:value-type="float">
            <text:p>826.729</text:p>
          </table:table-cell>
          <table:table-cell office:value-type="float" office:value="13164.97" calcext:value-type="float">
            <text:p>13164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80082" calcext:value-type="float">
            <text:p>-65.80082</text:p>
          </table:table-cell>
          <table:table-cell office:value-type="float" office:value="170.231" calcext:value-type="float">
            <text:p>170.231</text:p>
          </table:table-cell>
          <table:table-cell office:value-type="float" office:value="0" calcext:value-type="float">
            <text:p>0</text:p>
          </table:table-cell>
          <table:table-cell office:value-type="float" office:value="117.1013" calcext:value-type="float">
            <text:p>117.1013</text:p>
          </table:table-cell>
          <table:table-cell office:value-type="float" office:value="587.7604" calcext:value-type="float">
            <text:p>587.7604</text:p>
          </table:table-cell>
          <table:table-cell office:value-type="float" office:value="0.05049499" calcext:value-type="float">
            <text:p>0.05049499</text:p>
          </table:table-cell>
          <table:table-cell office:value-type="float" office:value="0" calcext:value-type="float">
            <text:p>0</text:p>
          </table:table-cell>
          <table:table-cell office:value-type="float" office:value="0.000004209862" calcext:value-type="float">
            <text:p>4.2098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5.75034" calcext:value-type="float">
            <text:p>-65.75034</text:p>
          </table:table-cell>
          <table:table-cell office:value-type="float" office:value="0" calcext:value-type="float">
            <text:p>0</text:p>
          </table:table-cell>
          <table:table-cell office:value-type="float" office:value="327.1081" calcext:value-type="float">
            <text:p>327.1081</text:p>
          </table:table-cell>
          <table:table-cell office:value-type="float" office:value="1091.732" calcext:value-type="float">
            <text:p>1091.732</text:p>
          </table:table-cell>
          <table:table-cell office:value-type="float" office:value="1331.198" calcext:value-type="float">
            <text:p>1331.198</text:p>
          </table:table-cell>
          <table:table-cell office:value-type="float" office:value="1328.304" calcext:value-type="float">
            <text:p>1328.304</text:p>
          </table:table-cell>
          <table:table-cell office:value-type="float" office:value="801.7655" calcext:value-type="float">
            <text:p>801.7655</text:p>
          </table:table-cell>
          <table:table-cell office:value-type="float" office:value="1104.809" calcext:value-type="float">
            <text:p>1104.809</text:p>
          </table:table-cell>
          <table:table-cell office:value-type="float" office:value="419.7115" calcext:value-type="float">
            <text:p>419.7115</text:p>
          </table:table-cell>
          <table:table-cell office:value-type="float" office:value="1877.691" calcext:value-type="float">
            <text:p>1877.691</text:p>
          </table:table-cell>
          <table:table-cell office:value-type="float" office:value="2108.161" calcext:value-type="float">
            <text:p>2108.161</text:p>
          </table:table-cell>
          <table:table-cell office:value-type="float" office:value="1678.531" calcext:value-type="float">
            <text:p>1678.531</text:p>
          </table:table-cell>
          <table:table-cell office:value-type="float" office:value="585.5226" calcext:value-type="float">
            <text:p>585.5226</text:p>
          </table:table-cell>
          <table:table-cell office:value-type="float" office:value="570.8383" calcext:value-type="float">
            <text:p>570.8383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972" calcext:value-type="float">
            <text:p>35.70972</text:p>
          </table:table-cell>
          <table:table-cell office:value-type="float" office:value="0" calcext:value-type="float">
            <text:p>0</text:p>
          </table:table-cell>
          <table:table-cell office:value-type="float" office:value="-0.000001736102" calcext:value-type="float">
            <text:p>-1.73610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89016" calcext:value-type="float">
            <text:p>-61.89016</text:p>
          </table:table-cell>
          <table:table-cell office:value-type="float" office:value="0" calcext:value-type="float">
            <text:p>0</text:p>
          </table:table-cell>
          <table:table-cell office:value-type="float" office:value="5.964689" calcext:value-type="float">
            <text:p>5.964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825.6526" calcext:value-type="float">
            <text:p>825.6526</text:p>
          </table:table-cell>
          <table:table-cell office:value-type="float" office:value="13165.06" calcext:value-type="float">
            <text:p>1316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73894" calcext:value-type="float">
            <text:p>-66.73894</text:p>
          </table:table-cell>
          <table:table-cell office:value-type="float" office:value="172.3021" calcext:value-type="float">
            <text:p>172.3021</text:p>
          </table:table-cell>
          <table:table-cell office:value-type="float" office:value="0" calcext:value-type="float">
            <text:p>0</text:p>
          </table:table-cell>
          <table:table-cell office:value-type="float" office:value="116.3586" calcext:value-type="float">
            <text:p>116.3586</text:p>
          </table:table-cell>
          <table:table-cell office:value-type="float" office:value="587.0786" calcext:value-type="float">
            <text:p>587.0786</text:p>
          </table:table-cell>
          <table:table-cell office:value-type="float" office:value="0.05151809" calcext:value-type="float">
            <text:p>0.05151809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6.68742" calcext:value-type="float">
            <text:p>-66.68742</text:p>
          </table:table-cell>
          <table:table-cell office:value-type="float" office:value="0" calcext:value-type="float">
            <text:p>0</text:p>
          </table:table-cell>
          <table:table-cell office:value-type="float" office:value="327.3236" calcext:value-type="float">
            <text:p>327.3236</text:p>
          </table:table-cell>
          <table:table-cell office:value-type="float" office:value="1091.628" calcext:value-type="float">
            <text:p>1091.628</text:p>
          </table:table-cell>
          <table:table-cell office:value-type="float" office:value="1331.06" calcext:value-type="float">
            <text:p>1331.06</text:p>
          </table:table-cell>
          <table:table-cell office:value-type="float" office:value="1328.205" calcext:value-type="float">
            <text:p>1328.205</text:p>
          </table:table-cell>
          <table:table-cell office:value-type="float" office:value="801.6824" calcext:value-type="float">
            <text:p>801.6824</text:p>
          </table:table-cell>
          <table:table-cell office:value-type="float" office:value="1104.769" calcext:value-type="float">
            <text:p>1104.769</text:p>
          </table:table-cell>
          <table:table-cell office:value-type="float" office:value="419.7011" calcext:value-type="float">
            <text:p>419.7011</text:p>
          </table:table-cell>
          <table:table-cell office:value-type="float" office:value="1877.669" calcext:value-type="float">
            <text:p>1877.669</text:p>
          </table:table-cell>
          <table:table-cell office:value-type="float" office:value="2108.144" calcext:value-type="float">
            <text:p>2108.144</text:p>
          </table:table-cell>
          <table:table-cell office:value-type="float" office:value="1678.529" calcext:value-type="float">
            <text:p>1678.529</text:p>
          </table:table-cell>
          <table:table-cell office:value-type="float" office:value="585.522" calcext:value-type="float">
            <text:p>585.522</text:p>
          </table:table-cell>
          <table:table-cell office:value-type="float" office:value="570.8378" calcext:value-type="float">
            <text:p>570.8378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972" calcext:value-type="float">
            <text:p>35.70972</text:p>
          </table:table-cell>
          <table:table-cell office:value-type="float" office:value="0" calcext:value-type="float">
            <text:p>0</text:p>
          </table:table-cell>
          <table:table-cell office:value-type="float" office:value="-0.000001985652" calcext:value-type="float">
            <text:p>-1.98565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80836" calcext:value-type="float">
            <text:p>-62.80836</text:p>
          </table:table-cell>
          <table:table-cell office:value-type="float" office:value="0" calcext:value-type="float">
            <text:p>0</text:p>
          </table:table-cell>
          <table:table-cell office:value-type="float" office:value="5.945501" calcext:value-type="float">
            <text:p>5.94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824.4761" calcext:value-type="float">
            <text:p>824.4761</text:p>
          </table:table-cell>
          <table:table-cell office:value-type="float" office:value="13165.24" calcext:value-type="float">
            <text:p>13165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68279" calcext:value-type="float">
            <text:p>-67.68279</text:p>
          </table:table-cell>
          <table:table-cell office:value-type="float" office:value="173.098" calcext:value-type="float">
            <text:p>173.098</text:p>
          </table:table-cell>
          <table:table-cell office:value-type="float" office:value="0" calcext:value-type="float">
            <text:p>0</text:p>
          </table:table-cell>
          <table:table-cell office:value-type="float" office:value="114.7721" calcext:value-type="float">
            <text:p>114.7721</text:p>
          </table:table-cell>
          <table:table-cell office:value-type="float" office:value="586.371" calcext:value-type="float">
            <text:p>586.371</text:p>
          </table:table-cell>
          <table:table-cell office:value-type="float" office:value="0.05252279" calcext:value-type="float">
            <text:p>0.05252279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7.63028" calcext:value-type="float">
            <text:p>-67.63028</text:p>
          </table:table-cell>
          <table:table-cell office:value-type="float" office:value="0" calcext:value-type="float">
            <text:p>0</text:p>
          </table:table-cell>
          <table:table-cell office:value-type="float" office:value="327.6309" calcext:value-type="float">
            <text:p>327.6309</text:p>
          </table:table-cell>
          <table:table-cell office:value-type="float" office:value="1091.504" calcext:value-type="float">
            <text:p>1091.504</text:p>
          </table:table-cell>
          <table:table-cell office:value-type="float" office:value="1330.893" calcext:value-type="float">
            <text:p>1330.893</text:p>
          </table:table-cell>
          <table:table-cell office:value-type="float" office:value="1328.089" calcext:value-type="float">
            <text:p>1328.089</text:p>
          </table:table-cell>
          <table:table-cell office:value-type="float" office:value="801.5918" calcext:value-type="float">
            <text:p>801.5918</text:p>
          </table:table-cell>
          <table:table-cell office:value-type="float" office:value="1104.726" calcext:value-type="float">
            <text:p>1104.726</text:p>
          </table:table-cell>
          <table:table-cell office:value-type="float" office:value="419.6903" calcext:value-type="float">
            <text:p>419.6903</text:p>
          </table:table-cell>
          <table:table-cell office:value-type="float" office:value="1877.646" calcext:value-type="float">
            <text:p>1877.646</text:p>
          </table:table-cell>
          <table:table-cell office:value-type="float" office:value="2108.126" calcext:value-type="float">
            <text:p>2108.126</text:p>
          </table:table-cell>
          <table:table-cell office:value-type="float" office:value="1678.526" calcext:value-type="float">
            <text:p>1678.526</text:p>
          </table:table-cell>
          <table:table-cell office:value-type="float" office:value="585.5214" calcext:value-type="float">
            <text:p>585.5214</text:p>
          </table:table-cell>
          <table:table-cell office:value-type="float" office:value="570.8373" calcext:value-type="float">
            <text:p>570.8373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971" calcext:value-type="float">
            <text:p>35.70971</text:p>
          </table:table-cell>
          <table:table-cell office:value-type="float" office:value="0" calcext:value-type="float">
            <text:p>0</text:p>
          </table:table-cell>
          <table:table-cell office:value-type="float" office:value="-0.000002634018" calcext:value-type="float">
            <text:p>-2.63401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73903" calcext:value-type="float">
            <text:p>-63.73903</text:p>
          </table:table-cell>
          <table:table-cell office:value-type="float" office:value="0" calcext:value-type="float">
            <text:p>0</text:p>
          </table:table-cell>
          <table:table-cell office:value-type="float" office:value="5.933092" calcext:value-type="float">
            <text:p>5.93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823.9427" calcext:value-type="float">
            <text:p>823.9427</text:p>
          </table:table-cell>
          <table:table-cell office:value-type="float" office:value="13165.14" calcext:value-type="float">
            <text:p>1316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2839" calcext:value-type="float">
            <text:p>-68.2839</text:p>
          </table:table-cell>
          <table:table-cell office:value-type="float" office:value="176.3583" calcext:value-type="float">
            <text:p>176.3583</text:p>
          </table:table-cell>
          <table:table-cell office:value-type="float" office:value="0" calcext:value-type="float">
            <text:p>0</text:p>
          </table:table-cell>
          <table:table-cell office:value-type="float" office:value="114.6029" calcext:value-type="float">
            <text:p>114.6029</text:p>
          </table:table-cell>
          <table:table-cell office:value-type="float" office:value="586.2547" calcext:value-type="float">
            <text:p>586.2547</text:p>
          </table:table-cell>
          <table:table-cell office:value-type="float" office:value="0.0535531" calcext:value-type="float">
            <text:p>0.0535531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8.23035" calcext:value-type="float">
            <text:p>-68.23035</text:p>
          </table:table-cell>
          <table:table-cell office:value-type="float" office:value="0" calcext:value-type="float">
            <text:p>0</text:p>
          </table:table-cell>
          <table:table-cell office:value-type="float" office:value="327.6717" calcext:value-type="float">
            <text:p>327.6717</text:p>
          </table:table-cell>
          <table:table-cell office:value-type="float" office:value="1091.408" calcext:value-type="float">
            <text:p>1091.408</text:p>
          </table:table-cell>
          <table:table-cell office:value-type="float" office:value="1330.745" calcext:value-type="float">
            <text:p>1330.745</text:p>
          </table:table-cell>
          <table:table-cell office:value-type="float" office:value="1327.973" calcext:value-type="float">
            <text:p>1327.973</text:p>
          </table:table-cell>
          <table:table-cell office:value-type="float" office:value="801.4979" calcext:value-type="float">
            <text:p>801.4979</text:p>
          </table:table-cell>
          <table:table-cell office:value-type="float" office:value="1104.678" calcext:value-type="float">
            <text:p>1104.678</text:p>
          </table:table-cell>
          <table:table-cell office:value-type="float" office:value="419.6788" calcext:value-type="float">
            <text:p>419.6788</text:p>
          </table:table-cell>
          <table:table-cell office:value-type="float" office:value="1877.621" calcext:value-type="float">
            <text:p>1877.621</text:p>
          </table:table-cell>
          <table:table-cell office:value-type="float" office:value="2108.108" calcext:value-type="float">
            <text:p>2108.108</text:p>
          </table:table-cell>
          <table:table-cell office:value-type="float" office:value="1678.524" calcext:value-type="float">
            <text:p>1678.524</text:p>
          </table:table-cell>
          <table:table-cell office:value-type="float" office:value="585.5208" calcext:value-type="float">
            <text:p>585.5208</text:p>
          </table:table-cell>
          <table:table-cell office:value-type="float" office:value="570.8369" calcext:value-type="float">
            <text:p>570.8369</text:p>
          </table:table-cell>
          <table:table-cell office:value-type="float" office:value="142.8521" calcext:value-type="float">
            <text:p>142.8521</text:p>
          </table:table-cell>
          <table:table-cell office:value-type="float" office:value="35.7097" calcext:value-type="float">
            <text:p>35.7097</text:p>
          </table:table-cell>
          <table:table-cell office:value-type="float" office:value="0" calcext:value-type="float">
            <text:p>0</text:p>
          </table:table-cell>
          <table:table-cell office:value-type="float" office:value="-0.000002814435" calcext:value-type="float">
            <text:p>-2.81443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30647" calcext:value-type="float">
            <text:p>-64.30647</text:p>
          </table:table-cell>
          <table:table-cell office:value-type="float" office:value="0" calcext:value-type="float">
            <text:p>0</text:p>
          </table:table-cell>
          <table:table-cell office:value-type="float" office:value="5.899903" calcext:value-type="float">
            <text:p>5.89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823.4929" calcext:value-type="float">
            <text:p>823.4929</text:p>
          </table:table-cell>
          <table:table-cell office:value-type="float" office:value="13165.08" calcext:value-type="float">
            <text:p>131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5983" calcext:value-type="float">
            <text:p>-68.75983</text:p>
          </table:table-cell>
          <table:table-cell office:value-type="float" office:value="177.7646" calcext:value-type="float">
            <text:p>177.7646</text:p>
          </table:table-cell>
          <table:table-cell office:value-type="float" office:value="0" calcext:value-type="float">
            <text:p>0</text:p>
          </table:table-cell>
          <table:table-cell office:value-type="float" office:value="114.2173" calcext:value-type="float">
            <text:p>114.2173</text:p>
          </table:table-cell>
          <table:table-cell office:value-type="float" office:value="586.1199" calcext:value-type="float">
            <text:p>586.1199</text:p>
          </table:table-cell>
          <table:table-cell office:value-type="float" office:value="0.05452203" calcext:value-type="float">
            <text:p>0.05452203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8.70532" calcext:value-type="float">
            <text:p>-68.70532</text:p>
          </table:table-cell>
          <table:table-cell office:value-type="float" office:value="0" calcext:value-type="float">
            <text:p>0</text:p>
          </table:table-cell>
          <table:table-cell office:value-type="float" office:value="327.7375" calcext:value-type="float">
            <text:p>327.7375</text:p>
          </table:table-cell>
          <table:table-cell office:value-type="float" office:value="1091.339" calcext:value-type="float">
            <text:p>1091.339</text:p>
          </table:table-cell>
          <table:table-cell office:value-type="float" office:value="1330.637" calcext:value-type="float">
            <text:p>1330.637</text:p>
          </table:table-cell>
          <table:table-cell office:value-type="float" office:value="1327.89" calcext:value-type="float">
            <text:p>1327.89</text:p>
          </table:table-cell>
          <table:table-cell office:value-type="float" office:value="801.4218" calcext:value-type="float">
            <text:p>801.4218</text:p>
          </table:table-cell>
          <table:table-cell office:value-type="float" office:value="1104.639" calcext:value-type="float">
            <text:p>1104.639</text:p>
          </table:table-cell>
          <table:table-cell office:value-type="float" office:value="419.6682" calcext:value-type="float">
            <text:p>419.6682</text:p>
          </table:table-cell>
          <table:table-cell office:value-type="float" office:value="1877.596" calcext:value-type="float">
            <text:p>1877.596</text:p>
          </table:table-cell>
          <table:table-cell office:value-type="float" office:value="2108.089" calcext:value-type="float">
            <text:p>2108.089</text:p>
          </table:table-cell>
          <table:table-cell office:value-type="float" office:value="1678.522" calcext:value-type="float">
            <text:p>1678.522</text:p>
          </table:table-cell>
          <table:table-cell office:value-type="float" office:value="585.5202" calcext:value-type="float">
            <text:p>585.5202</text:p>
          </table:table-cell>
          <table:table-cell office:value-type="float" office:value="570.8364" calcext:value-type="float">
            <text:p>570.8364</text:p>
          </table:table-cell>
          <table:table-cell office:value-type="float" office:value="142.8521" calcext:value-type="float">
            <text:p>142.8521</text:p>
          </table:table-cell>
          <table:table-cell office:value-type="float" office:value="35.70969" calcext:value-type="float">
            <text:p>35.70969</text:p>
          </table:table-cell>
          <table:table-cell office:value-type="float" office:value="0" calcext:value-type="float">
            <text:p>0</text:p>
          </table:table-cell>
          <table:table-cell office:value-type="float" office:value="-0.000002898322" calcext:value-type="float">
            <text:p>-2.89832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75092" calcext:value-type="float">
            <text:p>-64.75092</text:p>
          </table:table-cell>
          <table:table-cell office:value-type="float" office:value="0" calcext:value-type="float">
            <text:p>0</text:p>
          </table:table-cell>
          <table:table-cell office:value-type="float" office:value="5.868595" calcext:value-type="float">
            <text:p>5.868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822.9684" calcext:value-type="float">
            <text:p>822.9684</text:p>
          </table:table-cell>
          <table:table-cell office:value-type="float" office:value="13165.06" calcext:value-type="float">
            <text:p>1316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27015" calcext:value-type="float">
            <text:p>-69.27015</text:p>
          </table:table-cell>
          <table:table-cell office:value-type="float" office:value="178.1391" calcext:value-type="float">
            <text:p>178.1391</text:p>
          </table:table-cell>
          <table:table-cell office:value-type="float" office:value="0" calcext:value-type="float">
            <text:p>0</text:p>
          </table:table-cell>
          <table:table-cell office:value-type="float" office:value="113.6557" calcext:value-type="float">
            <text:p>113.6557</text:p>
          </table:table-cell>
          <table:table-cell office:value-type="float" office:value="585.9231" calcext:value-type="float">
            <text:p>585.9231</text:p>
          </table:table-cell>
          <table:table-cell office:value-type="float" office:value="0.0554902" calcext:value-type="float">
            <text:p>0.0554902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9.21467" calcext:value-type="float">
            <text:p>-69.21467</text:p>
          </table:table-cell>
          <table:table-cell office:value-type="float" office:value="0" calcext:value-type="float">
            <text:p>0</text:p>
          </table:table-cell>
          <table:table-cell office:value-type="float" office:value="327.8321" calcext:value-type="float">
            <text:p>327.8321</text:p>
          </table:table-cell>
          <table:table-cell office:value-type="float" office:value="1091.261" calcext:value-type="float">
            <text:p>1091.261</text:p>
          </table:table-cell>
          <table:table-cell office:value-type="float" office:value="1330.523" calcext:value-type="float">
            <text:p>1330.523</text:p>
          </table:table-cell>
          <table:table-cell office:value-type="float" office:value="1327.805" calcext:value-type="float">
            <text:p>1327.805</text:p>
          </table:table-cell>
          <table:table-cell office:value-type="float" office:value="801.3468" calcext:value-type="float">
            <text:p>801.3468</text:p>
          </table:table-cell>
          <table:table-cell office:value-type="float" office:value="1104.6" calcext:value-type="float">
            <text:p>1104.6</text:p>
          </table:table-cell>
          <table:table-cell office:value-type="float" office:value="419.6579" calcext:value-type="float">
            <text:p>419.6579</text:p>
          </table:table-cell>
          <table:table-cell office:value-type="float" office:value="1877.572" calcext:value-type="float">
            <text:p>1877.572</text:p>
          </table:table-cell>
          <table:table-cell office:value-type="float" office:value="2108.071" calcext:value-type="float">
            <text:p>2108.071</text:p>
          </table:table-cell>
          <table:table-cell office:value-type="float" office:value="1678.519" calcext:value-type="float">
            <text:p>1678.519</text:p>
          </table:table-cell>
          <table:table-cell office:value-type="float" office:value="585.5196" calcext:value-type="float">
            <text:p>585.5196</text:p>
          </table:table-cell>
          <table:table-cell office:value-type="float" office:value="570.836" calcext:value-type="float">
            <text:p>570.836</text:p>
          </table:table-cell>
          <table:table-cell office:value-type="float" office:value="142.8521" calcext:value-type="float">
            <text:p>142.8521</text:p>
          </table:table-cell>
          <table:table-cell office:value-type="float" office:value="35.70968" calcext:value-type="float">
            <text:p>35.70968</text:p>
          </table:table-cell>
          <table:table-cell office:value-type="float" office:value="0" calcext:value-type="float">
            <text:p>0</text:p>
          </table:table-cell>
          <table:table-cell office:value-type="float" office:value="-0.000003033651" calcext:value-type="float">
            <text:p>-3.03365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23844" calcext:value-type="float">
            <text:p>-65.23844</text:p>
          </table:table-cell>
          <table:table-cell office:value-type="float" office:value="0" calcext:value-type="float">
            <text:p>0</text:p>
          </table:table-cell>
          <table:table-cell office:value-type="float" office:value="5.846342" calcext:value-type="float">
            <text:p>5.846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822.3429" calcext:value-type="float">
            <text:p>822.3429</text:p>
          </table:table-cell>
          <table:table-cell office:value-type="float" office:value="13165.04" calcext:value-type="float">
            <text:p>1316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86729" calcext:value-type="float">
            <text:p>-69.86729</text:p>
          </table:table-cell>
          <table:table-cell office:value-type="float" office:value="179.1054" calcext:value-type="float">
            <text:p>179.1054</text:p>
          </table:table-cell>
          <table:table-cell office:value-type="float" office:value="0" calcext:value-type="float">
            <text:p>0</text:p>
          </table:table-cell>
          <table:table-cell office:value-type="float" office:value="113.0184" calcext:value-type="float">
            <text:p>113.0184</text:p>
          </table:table-cell>
          <table:table-cell office:value-type="float" office:value="585.6898" calcext:value-type="float">
            <text:p>585.6898</text:p>
          </table:table-cell>
          <table:table-cell office:value-type="float" office:value="0.0564943" calcext:value-type="float">
            <text:p>0.0564943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9.81081" calcext:value-type="float">
            <text:p>-69.81081</text:p>
          </table:table-cell>
          <table:table-cell office:value-type="float" office:value="0" calcext:value-type="float">
            <text:p>0</text:p>
          </table:table-cell>
          <table:table-cell office:value-type="float" office:value="327.9389" calcext:value-type="float">
            <text:p>327.9389</text:p>
          </table:table-cell>
          <table:table-cell office:value-type="float" office:value="1091.162" calcext:value-type="float">
            <text:p>1091.162</text:p>
          </table:table-cell>
          <table:table-cell office:value-type="float" office:value="1330.384" calcext:value-type="float">
            <text:p>1330.384</text:p>
          </table:table-cell>
          <table:table-cell office:value-type="float" office:value="1327.705" calcext:value-type="float">
            <text:p>1327.705</text:p>
          </table:table-cell>
          <table:table-cell office:value-type="float" office:value="801.2637" calcext:value-type="float">
            <text:p>801.2637</text:p>
          </table:table-cell>
          <table:table-cell office:value-type="float" office:value="1104.559" calcext:value-type="float">
            <text:p>1104.559</text:p>
          </table:table-cell>
          <table:table-cell office:value-type="float" office:value="419.6472" calcext:value-type="float">
            <text:p>419.6472</text:p>
          </table:table-cell>
          <table:table-cell office:value-type="float" office:value="1877.548" calcext:value-type="float">
            <text:p>1877.548</text:p>
          </table:table-cell>
          <table:table-cell office:value-type="float" office:value="2108.052" calcext:value-type="float">
            <text:p>2108.052</text:p>
          </table:table-cell>
          <table:table-cell office:value-type="float" office:value="1678.517" calcext:value-type="float">
            <text:p>1678.517</text:p>
          </table:table-cell>
          <table:table-cell office:value-type="float" office:value="585.5189" calcext:value-type="float">
            <text:p>585.5189</text:p>
          </table:table-cell>
          <table:table-cell office:value-type="float" office:value="570.8355" calcext:value-type="float">
            <text:p>570.8355</text:p>
          </table:table-cell>
          <table:table-cell office:value-type="float" office:value="142.8521" calcext:value-type="float">
            <text:p>142.8521</text:p>
          </table:table-cell>
          <table:table-cell office:value-type="float" office:value="35.70967" calcext:value-type="float">
            <text:p>35.70967</text:p>
          </table:table-cell>
          <table:table-cell office:value-type="float" office:value="0" calcext:value-type="float">
            <text:p>0</text:p>
          </table:table-cell>
          <table:table-cell office:value-type="float" office:value="-0.00000331224" calcext:value-type="float">
            <text:p>-3.3122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81888" calcext:value-type="float">
            <text:p>-65.81888</text:p>
          </table:table-cell>
          <table:table-cell office:value-type="float" office:value="0" calcext:value-type="float">
            <text:p>0</text:p>
          </table:table-cell>
          <table:table-cell office:value-type="float" office:value="5.830595" calcext:value-type="float">
            <text:p>5.83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821.7125" calcext:value-type="float">
            <text:p>821.7125</text:p>
          </table:table-cell>
          <table:table-cell office:value-type="float" office:value="13164.99" calcext:value-type="float">
            <text:p>1316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988" calcext:value-type="float">
            <text:p>-70.4988</text:p>
          </table:table-cell>
          <table:table-cell office:value-type="float" office:value="179.6578" calcext:value-type="float">
            <text:p>179.6578</text:p>
          </table:table-cell>
          <table:table-cell office:value-type="float" office:value="0" calcext:value-type="float">
            <text:p>0</text:p>
          </table:table-cell>
          <table:table-cell office:value-type="float" office:value="112.5031" calcext:value-type="float">
            <text:p>112.5031</text:p>
          </table:table-cell>
          <table:table-cell office:value-type="float" office:value="585.4921" calcext:value-type="float">
            <text:p>585.4921</text:p>
          </table:table-cell>
          <table:table-cell office:value-type="float" office:value="0.05751729" calcext:value-type="float">
            <text:p>0.05751729</text:p>
          </table:table-cell>
          <table:table-cell office:value-type="float" office:value="0" calcext:value-type="float">
            <text:p>0</text:p>
          </table:table-cell>
          <table:table-cell office:value-type="float" office:value="0.000004210262" calcext:value-type="float">
            <text:p>4.2102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0.44129" calcext:value-type="float">
            <text:p>-70.44129</text:p>
          </table:table-cell>
          <table:table-cell office:value-type="float" office:value="0" calcext:value-type="float">
            <text:p>0</text:p>
          </table:table-cell>
          <table:table-cell office:value-type="float" office:value="328.0265" calcext:value-type="float">
            <text:p>328.0265</text:p>
          </table:table-cell>
          <table:table-cell office:value-type="float" office:value="1091.056" calcext:value-type="float">
            <text:p>1091.056</text:p>
          </table:table-cell>
          <table:table-cell office:value-type="float" office:value="1330.229" calcext:value-type="float">
            <text:p>1330.229</text:p>
          </table:table-cell>
          <table:table-cell office:value-type="float" office:value="1327.591" calcext:value-type="float">
            <text:p>1327.591</text:p>
          </table:table-cell>
          <table:table-cell office:value-type="float" office:value="801.1732" calcext:value-type="float">
            <text:p>801.1732</text:p>
          </table:table-cell>
          <table:table-cell office:value-type="float" office:value="1104.514" calcext:value-type="float">
            <text:p>1104.514</text:p>
          </table:table-cell>
          <table:table-cell office:value-type="float" office:value="419.636" calcext:value-type="float">
            <text:p>419.636</text:p>
          </table:table-cell>
          <table:table-cell office:value-type="float" office:value="1877.523" calcext:value-type="float">
            <text:p>1877.523</text:p>
          </table:table-cell>
          <table:table-cell office:value-type="float" office:value="2108.034" calcext:value-type="float">
            <text:p>2108.034</text:p>
          </table:table-cell>
          <table:table-cell office:value-type="float" office:value="1678.515" calcext:value-type="float">
            <text:p>1678.515</text:p>
          </table:table-cell>
          <table:table-cell office:value-type="float" office:value="585.5183" calcext:value-type="float">
            <text:p>585.5183</text:p>
          </table:table-cell>
          <table:table-cell office:value-type="float" office:value="570.835" calcext:value-type="float">
            <text:p>570.835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35.70966" calcext:value-type="float">
            <text:p>35.70966</text:p>
          </table:table-cell>
          <table:table-cell office:value-type="float" office:value="0" calcext:value-type="float">
            <text:p>0</text:p>
          </table:table-cell>
          <table:table-cell office:value-type="float" office:value="-0.000003642769" calcext:value-type="float">
            <text:p>-3.64276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43194" calcext:value-type="float">
            <text:p>-66.43194</text:p>
          </table:table-cell>
          <table:table-cell office:value-type="float" office:value="0" calcext:value-type="float">
            <text:p>0</text:p>
          </table:table-cell>
          <table:table-cell office:value-type="float" office:value="5.813172" calcext:value-type="float">
            <text:p>5.81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820.982" calcext:value-type="float">
            <text:p>820.982</text:p>
          </table:table-cell>
          <table:table-cell office:value-type="float" office:value="13164.9" calcext:value-type="float">
            <text:p>131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28151" calcext:value-type="float">
            <text:p>-71.28151</text:p>
          </table:table-cell>
          <table:table-cell office:value-type="float" office:value="182.0362" calcext:value-type="float">
            <text:p>182.0362</text:p>
          </table:table-cell>
          <table:table-cell office:value-type="float" office:value="0" calcext:value-type="float">
            <text:p>0</text:p>
          </table:table-cell>
          <table:table-cell office:value-type="float" office:value="112.556" calcext:value-type="float">
            <text:p>112.556</text:p>
          </table:table-cell>
          <table:table-cell office:value-type="float" office:value="585.1908" calcext:value-type="float">
            <text:p>585.1908</text:p>
          </table:table-cell>
          <table:table-cell office:value-type="float" office:value="0.05857746" calcext:value-type="float">
            <text:p>0.05857746</text:p>
          </table:table-cell>
          <table:table-cell office:value-type="float" office:value="0" calcext:value-type="float">
            <text:p>0</text:p>
          </table:table-cell>
          <table:table-cell office:value-type="float" office:value="0.000004210636" calcext:value-type="float">
            <text:p>4.21063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1.22294" calcext:value-type="float">
            <text:p>-71.22294</text:p>
          </table:table-cell>
          <table:table-cell office:value-type="float" office:value="0" calcext:value-type="float">
            <text:p>0</text:p>
          </table:table-cell>
          <table:table-cell office:value-type="float" office:value="328.0743" calcext:value-type="float">
            <text:p>328.0743</text:p>
          </table:table-cell>
          <table:table-cell office:value-type="float" office:value="1090.955" calcext:value-type="float">
            <text:p>1090.955</text:p>
          </table:table-cell>
          <table:table-cell office:value-type="float" office:value="1330.072" calcext:value-type="float">
            <text:p>1330.072</text:p>
          </table:table-cell>
          <table:table-cell office:value-type="float" office:value="1327.473" calcext:value-type="float">
            <text:p>1327.473</text:p>
          </table:table-cell>
          <table:table-cell office:value-type="float" office:value="801.0809" calcext:value-type="float">
            <text:p>801.0809</text:p>
          </table:table-cell>
          <table:table-cell office:value-type="float" office:value="1104.467" calcext:value-type="float">
            <text:p>1104.467</text:p>
          </table:table-cell>
          <table:table-cell office:value-type="float" office:value="419.6244" calcext:value-type="float">
            <text:p>419.6244</text:p>
          </table:table-cell>
          <table:table-cell office:value-type="float" office:value="1877.498" calcext:value-type="float">
            <text:p>1877.498</text:p>
          </table:table-cell>
          <table:table-cell office:value-type="float" office:value="2108.015" calcext:value-type="float">
            <text:p>2108.015</text:p>
          </table:table-cell>
          <table:table-cell office:value-type="float" office:value="1678.512" calcext:value-type="float">
            <text:p>1678.512</text:p>
          </table:table-cell>
          <table:table-cell office:value-type="float" office:value="585.5176" calcext:value-type="float">
            <text:p>585.5176</text:p>
          </table:table-cell>
          <table:table-cell office:value-type="float" office:value="570.8345" calcext:value-type="float">
            <text:p>570.8345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35.70965" calcext:value-type="float">
            <text:p>35.70965</text:p>
          </table:table-cell>
          <table:table-cell office:value-type="float" office:value="0" calcext:value-type="float">
            <text:p>0</text:p>
          </table:table-cell>
          <table:table-cell office:value-type="float" office:value="-0.000003891576" calcext:value-type="float">
            <text:p>-3.89157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19469" calcext:value-type="float">
            <text:p>-67.19469</text:p>
          </table:table-cell>
          <table:table-cell office:value-type="float" office:value="0" calcext:value-type="float">
            <text:p>0</text:p>
          </table:table-cell>
          <table:table-cell office:value-type="float" office:value="5.793788" calcext:value-type="float">
            <text:p>5.793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818.5973" calcext:value-type="float">
            <text:p>818.5973</text:p>
          </table:table-cell>
          <table:table-cell office:value-type="float" office:value="13164.95" calcext:value-type="float">
            <text:p>13164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56615" calcext:value-type="float">
            <text:p>-73.56615</text:p>
          </table:table-cell>
          <table:table-cell office:value-type="float" office:value="188.5988" calcext:value-type="float">
            <text:p>188.5988</text:p>
          </table:table-cell>
          <table:table-cell office:value-type="float" office:value="0" calcext:value-type="float">
            <text:p>0</text:p>
          </table:table-cell>
          <table:table-cell office:value-type="float" office:value="114.0492" calcext:value-type="float">
            <text:p>114.0492</text:p>
          </table:table-cell>
          <table:table-cell office:value-type="float" office:value="583.2206" calcext:value-type="float">
            <text:p>583.2206</text:p>
          </table:table-cell>
          <table:table-cell office:value-type="float" office:value="0.05973265" calcext:value-type="float">
            <text:p>0.05973265</text:p>
          </table:table-cell>
          <table:table-cell office:value-type="float" office:value="0" calcext:value-type="float">
            <text:p>0</text:p>
          </table:table-cell>
          <table:table-cell office:value-type="float" office:value="0.00000421174" calcext:value-type="float">
            <text:p>4.2117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3.50643" calcext:value-type="float">
            <text:p>-73.50643</text:p>
          </table:table-cell>
          <table:table-cell office:value-type="float" office:value="0" calcext:value-type="float">
            <text:p>0</text:p>
          </table:table-cell>
          <table:table-cell office:value-type="float" office:value="328.2677" calcext:value-type="float">
            <text:p>328.2677</text:p>
          </table:table-cell>
          <table:table-cell office:value-type="float" office:value="1090.859" calcext:value-type="float">
            <text:p>1090.859</text:p>
          </table:table-cell>
          <table:table-cell office:value-type="float" office:value="1329.921" calcext:value-type="float">
            <text:p>1329.921</text:p>
          </table:table-cell>
          <table:table-cell office:value-type="float" office:value="1327.359" calcext:value-type="float">
            <text:p>1327.359</text:p>
          </table:table-cell>
          <table:table-cell office:value-type="float" office:value="800.9909" calcext:value-type="float">
            <text:p>800.9909</text:p>
          </table:table-cell>
          <table:table-cell office:value-type="float" office:value="1104.421" calcext:value-type="float">
            <text:p>1104.421</text:p>
          </table:table-cell>
          <table:table-cell office:value-type="float" office:value="419.6127" calcext:value-type="float">
            <text:p>419.6127</text:p>
          </table:table-cell>
          <table:table-cell office:value-type="float" office:value="1877.473" calcext:value-type="float">
            <text:p>1877.473</text:p>
          </table:table-cell>
          <table:table-cell office:value-type="float" office:value="2107.996" calcext:value-type="float">
            <text:p>2107.996</text:p>
          </table:table-cell>
          <table:table-cell office:value-type="float" office:value="1678.51" calcext:value-type="float">
            <text:p>1678.51</text:p>
          </table:table-cell>
          <table:table-cell office:value-type="float" office:value="585.517" calcext:value-type="float">
            <text:p>585.517</text:p>
          </table:table-cell>
          <table:table-cell office:value-type="float" office:value="570.8341" calcext:value-type="float">
            <text:p>570.8341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35.70964" calcext:value-type="float">
            <text:p>35.70964</text:p>
          </table:table-cell>
          <table:table-cell office:value-type="float" office:value="0" calcext:value-type="float">
            <text:p>0</text:p>
          </table:table-cell>
          <table:table-cell office:value-type="float" office:value="-0.000004151798" calcext:value-type="float">
            <text:p>-4.15179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9.46141" calcext:value-type="float">
            <text:p>-69.46141</text:p>
          </table:table-cell>
          <table:table-cell office:value-type="float" office:value="0" calcext:value-type="float">
            <text:p>0</text:p>
          </table:table-cell>
          <table:table-cell office:value-type="float" office:value="5.776627" calcext:value-type="float">
            <text:p>5.776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817.5253" calcext:value-type="float">
            <text:p>817.5253</text:p>
          </table:table-cell>
          <table:table-cell office:value-type="float" office:value="13165.01" calcext:value-type="float">
            <text:p>13165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52301" calcext:value-type="float">
            <text:p>-74.52301</text:p>
          </table:table-cell>
          <table:table-cell office:value-type="float" office:value="190.293" calcext:value-type="float">
            <text:p>190.293</text:p>
          </table:table-cell>
          <table:table-cell office:value-type="float" office:value="0" calcext:value-type="float">
            <text:p>0</text:p>
          </table:table-cell>
          <table:table-cell office:value-type="float" office:value="113.251" calcext:value-type="float">
            <text:p>113.251</text:p>
          </table:table-cell>
          <table:table-cell office:value-type="float" office:value="582.6193" calcext:value-type="float">
            <text:p>582.6193</text:p>
          </table:table-cell>
          <table:table-cell office:value-type="float" office:value="0.06080748" calcext:value-type="float">
            <text:p>0.06080748</text:p>
          </table:table-cell>
          <table:table-cell office:value-type="float" office:value="0" calcext:value-type="float">
            <text:p>0</text:p>
          </table:table-cell>
          <table:table-cell office:value-type="float" office:value="0.00000421174" calcext:value-type="float">
            <text:p>4.2117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4.46221" calcext:value-type="float">
            <text:p>-74.46221</text:p>
          </table:table-cell>
          <table:table-cell office:value-type="float" office:value="0" calcext:value-type="float">
            <text:p>0</text:p>
          </table:table-cell>
          <table:table-cell office:value-type="float" office:value="328.4596" calcext:value-type="float">
            <text:p>328.4596</text:p>
          </table:table-cell>
          <table:table-cell office:value-type="float" office:value="1090.745" calcext:value-type="float">
            <text:p>1090.745</text:p>
          </table:table-cell>
          <table:table-cell office:value-type="float" office:value="1329.757" calcext:value-type="float">
            <text:p>1329.757</text:p>
          </table:table-cell>
          <table:table-cell office:value-type="float" office:value="1327.241" calcext:value-type="float">
            <text:p>1327.241</text:p>
          </table:table-cell>
          <table:table-cell office:value-type="float" office:value="800.8978" calcext:value-type="float">
            <text:p>800.8978</text:p>
          </table:table-cell>
          <table:table-cell office:value-type="float" office:value="1104.374" calcext:value-type="float">
            <text:p>1104.374</text:p>
          </table:table-cell>
          <table:table-cell office:value-type="float" office:value="419.6011" calcext:value-type="float">
            <text:p>419.6011</text:p>
          </table:table-cell>
          <table:table-cell office:value-type="float" office:value="1877.448" calcext:value-type="float">
            <text:p>1877.448</text:p>
          </table:table-cell>
          <table:table-cell office:value-type="float" office:value="2107.978" calcext:value-type="float">
            <text:p>2107.978</text:p>
          </table:table-cell>
          <table:table-cell office:value-type="float" office:value="1678.507" calcext:value-type="float">
            <text:p>1678.507</text:p>
          </table:table-cell>
          <table:table-cell office:value-type="float" office:value="585.5164" calcext:value-type="float">
            <text:p>585.5164</text:p>
          </table:table-cell>
          <table:table-cell office:value-type="float" office:value="570.8336" calcext:value-type="float">
            <text:p>570.8336</text:p>
          </table:table-cell>
          <table:table-cell office:value-type="float" office:value="142.8519" calcext:value-type="float">
            <text:p>142.8519</text:p>
          </table:table-cell>
          <table:table-cell office:value-type="float" office:value="35.70963" calcext:value-type="float">
            <text:p>35.70963</text:p>
          </table:table-cell>
          <table:table-cell office:value-type="float" office:value="0" calcext:value-type="float">
            <text:p>0</text:p>
          </table:table-cell>
          <table:table-cell office:value-type="float" office:value="-0.000004742716" calcext:value-type="float">
            <text:p>-4.74271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40433" calcext:value-type="float">
            <text:p>-70.40433</text:p>
          </table:table-cell>
          <table:table-cell office:value-type="float" office:value="0" calcext:value-type="float">
            <text:p>0</text:p>
          </table:table-cell>
          <table:table-cell office:value-type="float" office:value="5.763432" calcext:value-type="float">
            <text:p>5.763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816.3456" calcext:value-type="float">
            <text:p>816.3456</text:p>
          </table:table-cell>
          <table:table-cell office:value-type="float" office:value="13165.08" calcext:value-type="float">
            <text:p>131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57115" calcext:value-type="float">
            <text:p>-75.57115</text:p>
          </table:table-cell>
          <table:table-cell office:value-type="float" office:value="191.6435" calcext:value-type="float">
            <text:p>191.6435</text:p>
          </table:table-cell>
          <table:table-cell office:value-type="float" office:value="0" calcext:value-type="float">
            <text:p>0</text:p>
          </table:table-cell>
          <table:table-cell office:value-type="float" office:value="112.1616" calcext:value-type="float">
            <text:p>112.1616</text:p>
          </table:table-cell>
          <table:table-cell office:value-type="float" office:value="582.0311" calcext:value-type="float">
            <text:p>582.0311</text:p>
          </table:table-cell>
          <table:table-cell office:value-type="float" office:value="0.06184929" calcext:value-type="float">
            <text:p>0.06184929</text:p>
          </table:table-cell>
          <table:table-cell office:value-type="float" office:value="0" calcext:value-type="float">
            <text:p>0</text:p>
          </table:table-cell>
          <table:table-cell office:value-type="float" office:value="0.00000421174" calcext:value-type="float">
            <text:p>4.2117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5.50931" calcext:value-type="float">
            <text:p>-75.50931</text:p>
          </table:table-cell>
          <table:table-cell office:value-type="float" office:value="0" calcext:value-type="float">
            <text:p>0</text:p>
          </table:table-cell>
          <table:table-cell office:value-type="float" office:value="328.6801" calcext:value-type="float">
            <text:p>328.6801</text:p>
          </table:table-cell>
          <table:table-cell office:value-type="float" office:value="1090.59" calcext:value-type="float">
            <text:p>1090.59</text:p>
          </table:table-cell>
          <table:table-cell office:value-type="float" office:value="1329.554" calcext:value-type="float">
            <text:p>1329.554</text:p>
          </table:table-cell>
          <table:table-cell office:value-type="float" office:value="1327.08" calcext:value-type="float">
            <text:p>1327.08</text:p>
          </table:table-cell>
          <table:table-cell office:value-type="float" office:value="800.7872" calcext:value-type="float">
            <text:p>800.7872</text:p>
          </table:table-cell>
          <table:table-cell office:value-type="float" office:value="1104.319" calcext:value-type="float">
            <text:p>1104.319</text:p>
          </table:table-cell>
          <table:table-cell office:value-type="float" office:value="419.5882" calcext:value-type="float">
            <text:p>419.5882</text:p>
          </table:table-cell>
          <table:table-cell office:value-type="float" office:value="1877.422" calcext:value-type="float">
            <text:p>1877.422</text:p>
          </table:table-cell>
          <table:table-cell office:value-type="float" office:value="2107.958" calcext:value-type="float">
            <text:p>2107.958</text:p>
          </table:table-cell>
          <table:table-cell office:value-type="float" office:value="1678.505" calcext:value-type="float">
            <text:p>1678.505</text:p>
          </table:table-cell>
          <table:table-cell office:value-type="float" office:value="585.5158" calcext:value-type="float">
            <text:p>585.5158</text:p>
          </table:table-cell>
          <table:table-cell office:value-type="float" office:value="570.8331" calcext:value-type="float">
            <text:p>570.8331</text:p>
          </table:table-cell>
          <table:table-cell office:value-type="float" office:value="142.8519" calcext:value-type="float">
            <text:p>142.8519</text:p>
          </table:table-cell>
          <table:table-cell office:value-type="float" office:value="35.70963" calcext:value-type="float">
            <text:p>35.70963</text:p>
          </table:table-cell>
          <table:table-cell office:value-type="float" office:value="0" calcext:value-type="float">
            <text:p>0</text:p>
          </table:table-cell>
          <table:table-cell office:value-type="float" office:value="-0.000006166907" calcext:value-type="float">
            <text:p>-6.16690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44759" calcext:value-type="float">
            <text:p>-71.44759</text:p>
          </table:table-cell>
          <table:table-cell office:value-type="float" office:value="0" calcext:value-type="float">
            <text:p>0</text:p>
          </table:table-cell>
          <table:table-cell office:value-type="float" office:value="5.759564" calcext:value-type="float">
            <text:p>5.759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814.2631" calcext:value-type="float">
            <text:p>814.2631</text:p>
          </table:table-cell>
          <table:table-cell office:value-type="float" office:value="13165.07" calcext:value-type="float">
            <text:p>1316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8223" calcext:value-type="float">
            <text:p>-77.58223</text:p>
          </table:table-cell>
          <table:table-cell office:value-type="float" office:value="196.6237" calcext:value-type="float">
            <text:p>196.6237</text:p>
          </table:table-cell>
          <table:table-cell office:value-type="float" office:value="0" calcext:value-type="float">
            <text:p>0</text:p>
          </table:table-cell>
          <table:table-cell office:value-type="float" office:value="113.2401" calcext:value-type="float">
            <text:p>113.2401</text:p>
          </table:table-cell>
          <table:table-cell office:value-type="float" office:value="580.5162" calcext:value-type="float">
            <text:p>580.5162</text:p>
          </table:table-cell>
          <table:table-cell office:value-type="float" office:value="0.06287336" calcext:value-type="float">
            <text:p>0.06287336</text:p>
          </table:table-cell>
          <table:table-cell office:value-type="float" office:value="0" calcext:value-type="float">
            <text:p>0</text:p>
          </table:table-cell>
          <table:table-cell office:value-type="float" office:value="0.000004214366" calcext:value-type="float">
            <text:p>4.2143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7.51936" calcext:value-type="float">
            <text:p>-77.51936</text:p>
          </table:table-cell>
          <table:table-cell office:value-type="float" office:value="0" calcext:value-type="float">
            <text:p>0</text:p>
          </table:table-cell>
          <table:table-cell office:value-type="float" office:value="328.8589" calcext:value-type="float">
            <text:p>328.8589</text:p>
          </table:table-cell>
          <table:table-cell office:value-type="float" office:value="1090.457" calcext:value-type="float">
            <text:p>1090.457</text:p>
          </table:table-cell>
          <table:table-cell office:value-type="float" office:value="1329.349" calcext:value-type="float">
            <text:p>1329.349</text:p>
          </table:table-cell>
          <table:table-cell office:value-type="float" office:value="1326.91" calcext:value-type="float">
            <text:p>1326.91</text:p>
          </table:table-cell>
          <table:table-cell office:value-type="float" office:value="800.6696" calcext:value-type="float">
            <text:p>800.6696</text:p>
          </table:table-cell>
          <table:table-cell office:value-type="float" office:value="1104.258" calcext:value-type="float">
            <text:p>1104.258</text:p>
          </table:table-cell>
          <table:table-cell office:value-type="float" office:value="419.5741" calcext:value-type="float">
            <text:p>419.5741</text:p>
          </table:table-cell>
          <table:table-cell office:value-type="float" office:value="1877.395" calcext:value-type="float">
            <text:p>1877.395</text:p>
          </table:table-cell>
          <table:table-cell office:value-type="float" office:value="2107.939" calcext:value-type="float">
            <text:p>2107.939</text:p>
          </table:table-cell>
          <table:table-cell office:value-type="float" office:value="1678.502" calcext:value-type="float">
            <text:p>1678.502</text:p>
          </table:table-cell>
          <table:table-cell office:value-type="float" office:value="585.5151" calcext:value-type="float">
            <text:p>585.5151</text:p>
          </table:table-cell>
          <table:table-cell office:value-type="float" office:value="570.8326" calcext:value-type="float">
            <text:p>570.8326</text:p>
          </table:table-cell>
          <table:table-cell office:value-type="float" office:value="142.8519" calcext:value-type="float">
            <text:p>142.8519</text:p>
          </table:table-cell>
          <table:table-cell office:value-type="float" office:value="35.70961" calcext:value-type="float">
            <text:p>35.70961</text:p>
          </table:table-cell>
          <table:table-cell office:value-type="float" office:value="0" calcext:value-type="float">
            <text:p>0</text:p>
          </table:table-cell>
          <table:table-cell office:value-type="float" office:value="-0.00001306186" calcext:value-type="float">
            <text:p>-1.30618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3.46906" calcext:value-type="float">
            <text:p>-73.46906</text:p>
          </table:table-cell>
          <table:table-cell office:value-type="float" office:value="0" calcext:value-type="float">
            <text:p>0</text:p>
          </table:table-cell>
          <table:table-cell office:value-type="float" office:value="5.77104" calcext:value-type="float">
            <text:p>5.77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808.1608" calcext:value-type="float">
            <text:p>808.1608</text:p>
          </table:table-cell>
          <table:table-cell office:value-type="float" office:value="13165.47" calcext:value-type="float">
            <text:p>13165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24011" calcext:value-type="float">
            <text:p>-83.24011</text:p>
          </table:table-cell>
          <table:table-cell office:value-type="float" office:value="212.598" calcext:value-type="float">
            <text:p>212.598</text:p>
          </table:table-cell>
          <table:table-cell office:value-type="float" office:value="0" calcext:value-type="float">
            <text:p>0</text:p>
          </table:table-cell>
          <table:table-cell office:value-type="float" office:value="117.7563" calcext:value-type="float">
            <text:p>117.7563</text:p>
          </table:table-cell>
          <table:table-cell office:value-type="float" office:value="575.0377" calcext:value-type="float">
            <text:p>575.0377</text:p>
          </table:table-cell>
          <table:table-cell office:value-type="float" office:value="0.06386852" calcext:value-type="float">
            <text:p>0.06386852</text:p>
          </table:table-cell>
          <table:table-cell office:value-type="float" office:value="0" calcext:value-type="float">
            <text:p>0</text:p>
          </table:table-cell>
          <table:table-cell office:value-type="float" office:value="0.000004214366" calcext:value-type="float">
            <text:p>4.2143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3.17625" calcext:value-type="float">
            <text:p>-83.17625</text:p>
          </table:table-cell>
          <table:table-cell office:value-type="float" office:value="0" calcext:value-type="float">
            <text:p>0</text:p>
          </table:table-cell>
          <table:table-cell office:value-type="float" office:value="329.3473" calcext:value-type="float">
            <text:p>329.3473</text:p>
          </table:table-cell>
          <table:table-cell office:value-type="float" office:value="1090.315" calcext:value-type="float">
            <text:p>1090.315</text:p>
          </table:table-cell>
          <table:table-cell office:value-type="float" office:value="1329.16" calcext:value-type="float">
            <text:p>1329.16</text:p>
          </table:table-cell>
          <table:table-cell office:value-type="float" office:value="1326.759" calcext:value-type="float">
            <text:p>1326.759</text:p>
          </table:table-cell>
          <table:table-cell office:value-type="float" office:value="800.5588" calcext:value-type="float">
            <text:p>800.5588</text:p>
          </table:table-cell>
          <table:table-cell office:value-type="float" office:value="1104.2" calcext:value-type="float">
            <text:p>1104.2</text:p>
          </table:table-cell>
          <table:table-cell office:value-type="float" office:value="419.5604" calcext:value-type="float">
            <text:p>419.5604</text:p>
          </table:table-cell>
          <table:table-cell office:value-type="float" office:value="1877.368" calcext:value-type="float">
            <text:p>1877.368</text:p>
          </table:table-cell>
          <table:table-cell office:value-type="float" office:value="2107.92" calcext:value-type="float">
            <text:p>2107.92</text:p>
          </table:table-cell>
          <table:table-cell office:value-type="float" office:value="1678.499" calcext:value-type="float">
            <text:p>1678.499</text:p>
          </table:table-cell>
          <table:table-cell office:value-type="float" office:value="585.5145" calcext:value-type="float">
            <text:p>585.5145</text:p>
          </table:table-cell>
          <table:table-cell office:value-type="float" office:value="570.8322" calcext:value-type="float">
            <text:p>570.8322</text:p>
          </table:table-cell>
          <table:table-cell office:value-type="float" office:value="142.8519" calcext:value-type="float">
            <text:p>142.8519</text:p>
          </table:table-cell>
          <table:table-cell office:value-type="float" office:value="35.70961" calcext:value-type="float">
            <text:p>35.70961</text:p>
          </table:table-cell>
          <table:table-cell office:value-type="float" office:value="0" calcext:value-type="float">
            <text:p>0</text:p>
          </table:table-cell>
          <table:table-cell office:value-type="float" office:value="-0.00001442337" calcext:value-type="float">
            <text:p>-1.44233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10738" calcext:value-type="float">
            <text:p>-79.10738</text:p>
          </table:table-cell>
          <table:table-cell office:value-type="float" office:value="0" calcext:value-type="float">
            <text:p>0</text:p>
          </table:table-cell>
          <table:table-cell office:value-type="float" office:value="5.751919" calcext:value-type="float">
            <text:p>5.75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805.0756" calcext:value-type="float">
            <text:p>805.0756</text:p>
          </table:table-cell>
          <table:table-cell office:value-type="float" office:value="13165.75" calcext:value-type="float">
            <text:p>1316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00226" calcext:value-type="float">
            <text:p>-86.00226</text:p>
          </table:table-cell>
          <table:table-cell office:value-type="float" office:value="219.8507" calcext:value-type="float">
            <text:p>219.8507</text:p>
          </table:table-cell>
          <table:table-cell office:value-type="float" office:value="0" calcext:value-type="float">
            <text:p>0</text:p>
          </table:table-cell>
          <table:table-cell office:value-type="float" office:value="118.2561" calcext:value-type="float">
            <text:p>118.2561</text:p>
          </table:table-cell>
          <table:table-cell office:value-type="float" office:value="572.5809" calcext:value-type="float">
            <text:p>572.5809</text:p>
          </table:table-cell>
          <table:table-cell office:value-type="float" office:value="0.06485071" calcext:value-type="float">
            <text:p>0.06485071</text:p>
          </table:table-cell>
          <table:table-cell office:value-type="float" office:value="0" calcext:value-type="float">
            <text:p>0</text:p>
          </table:table-cell>
          <table:table-cell office:value-type="float" office:value="0.000004214366" calcext:value-type="float">
            <text:p>4.2143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5.93742" calcext:value-type="float">
            <text:p>-85.93742</text:p>
          </table:table-cell>
          <table:table-cell office:value-type="float" office:value="0" calcext:value-type="float">
            <text:p>0</text:p>
          </table:table-cell>
          <table:table-cell office:value-type="float" office:value="329.7618" calcext:value-type="float">
            <text:p>329.7618</text:p>
          </table:table-cell>
          <table:table-cell office:value-type="float" office:value="1090.158" calcext:value-type="float">
            <text:p>1090.158</text:p>
          </table:table-cell>
          <table:table-cell office:value-type="float" office:value="1328.957" calcext:value-type="float">
            <text:p>1328.957</text:p>
          </table:table-cell>
          <table:table-cell office:value-type="float" office:value="1326.595" calcext:value-type="float">
            <text:p>1326.595</text:p>
          </table:table-cell>
          <table:table-cell office:value-type="float" office:value="800.4438" calcext:value-type="float">
            <text:p>800.4438</text:p>
          </table:table-cell>
          <table:table-cell office:value-type="float" office:value="1104.139" calcext:value-type="float">
            <text:p>1104.139</text:p>
          </table:table-cell>
          <table:table-cell office:value-type="float" office:value="419.5462" calcext:value-type="float">
            <text:p>419.5462</text:p>
          </table:table-cell>
          <table:table-cell office:value-type="float" office:value="1877.34" calcext:value-type="float">
            <text:p>1877.34</text:p>
          </table:table-cell>
          <table:table-cell office:value-type="float" office:value="2107.9" calcext:value-type="float">
            <text:p>2107.9</text:p>
          </table:table-cell>
          <table:table-cell office:value-type="float" office:value="1678.496" calcext:value-type="float">
            <text:p>1678.496</text:p>
          </table:table-cell>
          <table:table-cell office:value-type="float" office:value="585.5138" calcext:value-type="float">
            <text:p>585.5138</text:p>
          </table:table-cell>
          <table:table-cell office:value-type="float" office:value="570.8317" calcext:value-type="float">
            <text:p>570.8317</text:p>
          </table:table-cell>
          <table:table-cell office:value-type="float" office:value="142.8518" calcext:value-type="float">
            <text:p>142.8518</text:p>
          </table:table-cell>
          <table:table-cell office:value-type="float" office:value="35.7096" calcext:value-type="float">
            <text:p>35.7096</text:p>
          </table:table-cell>
          <table:table-cell office:value-type="float" office:value="0" calcext:value-type="float">
            <text:p>0</text:p>
          </table:table-cell>
          <table:table-cell office:value-type="float" office:value="-0.00001570203" calcext:value-type="float">
            <text:p>-1.5702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84778" calcext:value-type="float">
            <text:p>-81.84778</text:p>
          </table:table-cell>
          <table:table-cell office:value-type="float" office:value="0" calcext:value-type="float">
            <text:p>0</text:p>
          </table:table-cell>
          <table:table-cell office:value-type="float" office:value="5.730652" calcext:value-type="float">
            <text:p>5.73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802.6732" calcext:value-type="float">
            <text:p>802.6732</text:p>
          </table:table-cell>
          <table:table-cell office:value-type="float" office:value="13166.23" calcext:value-type="float">
            <text:p>13166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85326" calcext:value-type="float">
            <text:p>-87.85326</text:p>
          </table:table-cell>
          <table:table-cell office:value-type="float" office:value="222.3389" calcext:value-type="float">
            <text:p>222.3389</text:p>
          </table:table-cell>
          <table:table-cell office:value-type="float" office:value="0" calcext:value-type="float">
            <text:p>0</text:p>
          </table:table-cell>
          <table:table-cell office:value-type="float" office:value="115.2748" calcext:value-type="float">
            <text:p>115.2748</text:p>
          </table:table-cell>
          <table:table-cell office:value-type="float" office:value="570.9238" calcext:value-type="float">
            <text:p>570.9238</text:p>
          </table:table-cell>
          <table:table-cell office:value-type="float" office:value="0.06579351" calcext:value-type="float">
            <text:p>0.06579351</text:p>
          </table:table-cell>
          <table:table-cell office:value-type="float" office:value="0" calcext:value-type="float">
            <text:p>0</text:p>
          </table:table-cell>
          <table:table-cell office:value-type="float" office:value="0.000004214366" calcext:value-type="float">
            <text:p>4.2143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7.78748" calcext:value-type="float">
            <text:p>-87.78748</text:p>
          </table:table-cell>
          <table:table-cell office:value-type="float" office:value="0" calcext:value-type="float">
            <text:p>0</text:p>
          </table:table-cell>
          <table:table-cell office:value-type="float" office:value="330.4136" calcext:value-type="float">
            <text:p>330.4136</text:p>
          </table:table-cell>
          <table:table-cell office:value-type="float" office:value="1089.954" calcext:value-type="float">
            <text:p>1089.954</text:p>
          </table:table-cell>
          <table:table-cell office:value-type="float" office:value="1328.706" calcext:value-type="float">
            <text:p>1328.706</text:p>
          </table:table-cell>
          <table:table-cell office:value-type="float" office:value="1326.398" calcext:value-type="float">
            <text:p>1326.398</text:p>
          </table:table-cell>
          <table:table-cell office:value-type="float" office:value="800.3151" calcext:value-type="float">
            <text:p>800.3151</text:p>
          </table:table-cell>
          <table:table-cell office:value-type="float" office:value="1104.068" calcext:value-type="float">
            <text:p>1104.068</text:p>
          </table:table-cell>
          <table:table-cell office:value-type="float" office:value="419.5312" calcext:value-type="float">
            <text:p>419.5312</text:p>
          </table:table-cell>
          <table:table-cell office:value-type="float" office:value="1877.312" calcext:value-type="float">
            <text:p>1877.312</text:p>
          </table:table-cell>
          <table:table-cell office:value-type="float" office:value="2107.88" calcext:value-type="float">
            <text:p>2107.88</text:p>
          </table:table-cell>
          <table:table-cell office:value-type="float" office:value="1678.493" calcext:value-type="float">
            <text:p>1678.493</text:p>
          </table:table-cell>
          <table:table-cell office:value-type="float" office:value="585.5131" calcext:value-type="float">
            <text:p>585.5131</text:p>
          </table:table-cell>
          <table:table-cell office:value-type="float" office:value="570.8312" calcext:value-type="float">
            <text:p>570.8312</text:p>
          </table:table-cell>
          <table:table-cell office:value-type="float" office:value="142.8518" calcext:value-type="float">
            <text:p>142.8518</text:p>
          </table:table-cell>
          <table:table-cell office:value-type="float" office:value="35.70959" calcext:value-type="float">
            <text:p>35.70959</text:p>
          </table:table-cell>
          <table:table-cell office:value-type="float" office:value="0" calcext:value-type="float">
            <text:p>0</text:p>
          </table:table-cell>
          <table:table-cell office:value-type="float" office:value="-0.00001962376" calcext:value-type="float">
            <text:p>-1.96237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69887" calcext:value-type="float">
            <text:p>-83.69887</text:p>
          </table:table-cell>
          <table:table-cell office:value-type="float" office:value="0" calcext:value-type="float">
            <text:p>0</text:p>
          </table:table-cell>
          <table:table-cell office:value-type="float" office:value="5.731437" calcext:value-type="float">
            <text:p>5.73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800.2217" calcext:value-type="float">
            <text:p>800.2217</text:p>
          </table:table-cell>
          <table:table-cell office:value-type="float" office:value="13166.65" calcext:value-type="float">
            <text:p>1316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79325" calcext:value-type="float">
            <text:p>-89.79325</text:p>
          </table:table-cell>
          <table:table-cell office:value-type="float" office:value="225.603" calcext:value-type="float">
            <text:p>225.603</text:p>
          </table:table-cell>
          <table:table-cell office:value-type="float" office:value="0" calcext:value-type="float">
            <text:p>0</text:p>
          </table:table-cell>
          <table:table-cell office:value-type="float" office:value="112.1327" calcext:value-type="float">
            <text:p>112.1327</text:p>
          </table:table-cell>
          <table:table-cell office:value-type="float" office:value="569.4238" calcext:value-type="float">
            <text:p>569.4238</text:p>
          </table:table-cell>
          <table:table-cell office:value-type="float" office:value="0.06669775" calcext:value-type="float">
            <text:p>0.06669775</text:p>
          </table:table-cell>
          <table:table-cell office:value-type="float" office:value="0" calcext:value-type="float">
            <text:p>0</text:p>
          </table:table-cell>
          <table:table-cell office:value-type="float" office:value="0.000004214366" calcext:value-type="float">
            <text:p>4.2143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9.72656" calcext:value-type="float">
            <text:p>-89.72656</text:p>
          </table:table-cell>
          <table:table-cell office:value-type="float" office:value="0" calcext:value-type="float">
            <text:p>0</text:p>
          </table:table-cell>
          <table:table-cell office:value-type="float" office:value="331.0404" calcext:value-type="float">
            <text:p>331.0404</text:p>
          </table:table-cell>
          <table:table-cell office:value-type="float" office:value="1089.685" calcext:value-type="float">
            <text:p>1089.685</text:p>
          </table:table-cell>
          <table:table-cell office:value-type="float" office:value="1328.379" calcext:value-type="float">
            <text:p>1328.379</text:p>
          </table:table-cell>
          <table:table-cell office:value-type="float" office:value="1326.151" calcext:value-type="float">
            <text:p>1326.151</text:p>
          </table:table-cell>
          <table:table-cell office:value-type="float" office:value="800.1588" calcext:value-type="float">
            <text:p>800.1588</text:p>
          </table:table-cell>
          <table:table-cell office:value-type="float" office:value="1103.988" calcext:value-type="float">
            <text:p>1103.988</text:p>
          </table:table-cell>
          <table:table-cell office:value-type="float" office:value="419.5144" calcext:value-type="float">
            <text:p>419.5144</text:p>
          </table:table-cell>
          <table:table-cell office:value-type="float" office:value="1877.282" calcext:value-type="float">
            <text:p>1877.282</text:p>
          </table:table-cell>
          <table:table-cell office:value-type="float" office:value="2107.86" calcext:value-type="float">
            <text:p>2107.86</text:p>
          </table:table-cell>
          <table:table-cell office:value-type="float" office:value="1678.49" calcext:value-type="float">
            <text:p>1678.49</text:p>
          </table:table-cell>
          <table:table-cell office:value-type="float" office:value="585.5125" calcext:value-type="float">
            <text:p>585.5125</text:p>
          </table:table-cell>
          <table:table-cell office:value-type="float" office:value="570.8307" calcext:value-type="float">
            <text:p>570.8307</text:p>
          </table:table-cell>
          <table:table-cell office:value-type="float" office:value="142.8518" calcext:value-type="float">
            <text:p>142.8518</text:p>
          </table:table-cell>
          <table:table-cell office:value-type="float" office:value="35.70958" calcext:value-type="float">
            <text:p>35.70958</text:p>
          </table:table-cell>
          <table:table-cell office:value-type="float" office:value="0" calcext:value-type="float">
            <text:p>0</text:p>
          </table:table-cell>
          <table:table-cell office:value-type="float" office:value="-0.00003027062" calcext:value-type="float">
            <text:p>-3.0270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.65254" calcext:value-type="float">
            <text:p>-85.65254</text:p>
          </table:table-cell>
          <table:table-cell office:value-type="float" office:value="0" calcext:value-type="float">
            <text:p>0</text:p>
          </table:table-cell>
          <table:table-cell office:value-type="float" office:value="5.745893" calcext:value-type="float">
            <text:p>5.74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798.2598" calcext:value-type="float">
            <text:p>798.2598</text:p>
          </table:table-cell>
          <table:table-cell office:value-type="float" office:value="13166.63" calcext:value-type="float">
            <text:p>13166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52415" calcext:value-type="float">
            <text:p>-91.52415</text:p>
          </table:table-cell>
          <table:table-cell office:value-type="float" office:value="228.0422" calcext:value-type="float">
            <text:p>228.0422</text:p>
          </table:table-cell>
          <table:table-cell office:value-type="float" office:value="0" calcext:value-type="float">
            <text:p>0</text:p>
          </table:table-cell>
          <table:table-cell office:value-type="float" office:value="111.9375" calcext:value-type="float">
            <text:p>111.9375</text:p>
          </table:table-cell>
          <table:table-cell office:value-type="float" office:value="568.3758" calcext:value-type="float">
            <text:p>568.3758</text:p>
          </table:table-cell>
          <table:table-cell office:value-type="float" office:value="0.06748798" calcext:value-type="float">
            <text:p>0.06748798</text:p>
          </table:table-cell>
          <table:table-cell office:value-type="float" office:value="0" calcext:value-type="float">
            <text:p>0</text:p>
          </table:table-cell>
          <table:table-cell office:value-type="float" office:value="0.00009754073" calcext:value-type="float">
            <text:p>9.75407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1.45676" calcext:value-type="float">
            <text:p>-91.45676</text:p>
          </table:table-cell>
          <table:table-cell office:value-type="float" office:value="0" calcext:value-type="float">
            <text:p>0</text:p>
          </table:table-cell>
          <table:table-cell office:value-type="float" office:value="331.3206" calcext:value-type="float">
            <text:p>331.3206</text:p>
          </table:table-cell>
          <table:table-cell office:value-type="float" office:value="1089.442" calcext:value-type="float">
            <text:p>1089.442</text:p>
          </table:table-cell>
          <table:table-cell office:value-type="float" office:value="1328.033" calcext:value-type="float">
            <text:p>1328.033</text:p>
          </table:table-cell>
          <table:table-cell office:value-type="float" office:value="1325.871" calcext:value-type="float">
            <text:p>1325.871</text:p>
          </table:table-cell>
          <table:table-cell office:value-type="float" office:value="799.9823" calcext:value-type="float">
            <text:p>799.9823</text:p>
          </table:table-cell>
          <table:table-cell office:value-type="float" office:value="1103.897" calcext:value-type="float">
            <text:p>1103.897</text:p>
          </table:table-cell>
          <table:table-cell office:value-type="float" office:value="419.4929" calcext:value-type="float">
            <text:p>419.4929</text:p>
          </table:table-cell>
          <table:table-cell office:value-type="float" office:value="1877.25" calcext:value-type="float">
            <text:p>1877.25</text:p>
          </table:table-cell>
          <table:table-cell office:value-type="float" office:value="2107.839" calcext:value-type="float">
            <text:p>2107.839</text:p>
          </table:table-cell>
          <table:table-cell office:value-type="float" office:value="1678.48" calcext:value-type="float">
            <text:p>1678.48</text:p>
          </table:table-cell>
          <table:table-cell office:value-type="float" office:value="585.5118" calcext:value-type="float">
            <text:p>585.5118</text:p>
          </table:table-cell>
          <table:table-cell office:value-type="float" office:value="570.8302" calcext:value-type="float">
            <text:p>570.8302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957" calcext:value-type="float">
            <text:p>35.70957</text:p>
          </table:table-cell>
          <table:table-cell office:value-type="float" office:value="0" calcext:value-type="float">
            <text:p>0</text:p>
          </table:table-cell>
          <table:table-cell office:value-type="float" office:value="-0.00005326936" calcext:value-type="float">
            <text:p>-5.32693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7.56376" calcext:value-type="float">
            <text:p>-87.56376</text:p>
          </table:table-cell>
          <table:table-cell office:value-type="float" office:value="0" calcext:value-type="float">
            <text:p>0</text:p>
          </table:table-cell>
          <table:table-cell office:value-type="float" office:value="5.926589" calcext:value-type="float">
            <text:p>5.926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790.946" calcext:value-type="float">
            <text:p>790.946</text:p>
          </table:table-cell>
          <table:table-cell office:value-type="float" office:value="13167.09" calcext:value-type="float">
            <text:p>1316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37643" calcext:value-type="float">
            <text:p>-98.37643</text:p>
          </table:table-cell>
          <table:table-cell office:value-type="float" office:value="246.8848" calcext:value-type="float">
            <text:p>246.8848</text:p>
          </table:table-cell>
          <table:table-cell office:value-type="float" office:value="0" calcext:value-type="float">
            <text:p>0</text:p>
          </table:table-cell>
          <table:table-cell office:value-type="float" office:value="117.1232" calcext:value-type="float">
            <text:p>117.1232</text:p>
          </table:table-cell>
          <table:table-cell office:value-type="float" office:value="562.1324" calcext:value-type="float">
            <text:p>562.1324</text:p>
          </table:table-cell>
          <table:table-cell office:value-type="float" office:value="0.06812595" calcext:value-type="float">
            <text:p>0.06812595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8.30849" calcext:value-type="float">
            <text:p>-98.30849</text:p>
          </table:table-cell>
          <table:table-cell office:value-type="float" office:value="0" calcext:value-type="float">
            <text:p>0</text:p>
          </table:table-cell>
          <table:table-cell office:value-type="float" office:value="331.8954" calcext:value-type="float">
            <text:p>331.8954</text:p>
          </table:table-cell>
          <table:table-cell office:value-type="float" office:value="1089.119" calcext:value-type="float">
            <text:p>1089.119</text:p>
          </table:table-cell>
          <table:table-cell office:value-type="float" office:value="1327.754" calcext:value-type="float">
            <text:p>1327.754</text:p>
          </table:table-cell>
          <table:table-cell office:value-type="float" office:value="1325.629" calcext:value-type="float">
            <text:p>1325.629</text:p>
          </table:table-cell>
          <table:table-cell office:value-type="float" office:value="799.8275" calcext:value-type="float">
            <text:p>799.8275</text:p>
          </table:table-cell>
          <table:table-cell office:value-type="float" office:value="1103.811" calcext:value-type="float">
            <text:p>1103.811</text:p>
          </table:table-cell>
          <table:table-cell office:value-type="float" office:value="419.4718" calcext:value-type="float">
            <text:p>419.4718</text:p>
          </table:table-cell>
          <table:table-cell office:value-type="float" office:value="1877.216" calcext:value-type="float">
            <text:p>1877.216</text:p>
          </table:table-cell>
          <table:table-cell office:value-type="float" office:value="2107.818" calcext:value-type="float">
            <text:p>2107.818</text:p>
          </table:table-cell>
          <table:table-cell office:value-type="float" office:value="1678.465" calcext:value-type="float">
            <text:p>1678.465</text:p>
          </table:table-cell>
          <table:table-cell office:value-type="float" office:value="585.5111" calcext:value-type="float">
            <text:p>585.5111</text:p>
          </table:table-cell>
          <table:table-cell office:value-type="float" office:value="570.8298" calcext:value-type="float">
            <text:p>570.8298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956" calcext:value-type="float">
            <text:p>35.70956</text:p>
          </table:table-cell>
          <table:table-cell office:value-type="float" office:value="0" calcext:value-type="float">
            <text:p>0</text:p>
          </table:table-cell>
          <table:table-cell office:value-type="float" office:value="-0.0001248366" calcext:value-type="float">
            <text:p>-0.00012483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33318" calcext:value-type="float">
            <text:p>-94.33318</text:p>
          </table:table-cell>
          <table:table-cell office:value-type="float" office:value="0" calcext:value-type="float">
            <text:p>0</text:p>
          </table:table-cell>
          <table:table-cell office:value-type="float" office:value="5.844396" calcext:value-type="float">
            <text:p>5.844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785.8482" calcext:value-type="float">
            <text:p>785.8482</text:p>
          </table:table-cell>
          <table:table-cell office:value-type="float" office:value="13167.83" calcext:value-type="float">
            <text:p>1316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6807" calcext:value-type="float">
            <text:p>-102.6807</text:p>
          </table:table-cell>
          <table:table-cell office:value-type="float" office:value="258.2408" calcext:value-type="float">
            <text:p>258.2408</text:p>
          </table:table-cell>
          <table:table-cell office:value-type="float" office:value="0" calcext:value-type="float">
            <text:p>0</text:p>
          </table:table-cell>
          <table:table-cell office:value-type="float" office:value="115.653" calcext:value-type="float">
            <text:p>115.653</text:p>
          </table:table-cell>
          <table:table-cell office:value-type="float" office:value="558.2407" calcext:value-type="float">
            <text:p>558.2407</text:p>
          </table:table-cell>
          <table:table-cell office:value-type="float" office:value="0.06875413" calcext:value-type="float">
            <text:p>0.06875413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2.6122" calcext:value-type="float">
            <text:p>-102.6122</text:p>
          </table:table-cell>
          <table:table-cell office:value-type="float" office:value="0" calcext:value-type="float">
            <text:p>0</text:p>
          </table:table-cell>
          <table:table-cell office:value-type="float" office:value="332.8137" calcext:value-type="float">
            <text:p>332.8137</text:p>
          </table:table-cell>
          <table:table-cell office:value-type="float" office:value="1088.722" calcext:value-type="float">
            <text:p>1088.722</text:p>
          </table:table-cell>
          <table:table-cell office:value-type="float" office:value="1327.404" calcext:value-type="float">
            <text:p>1327.404</text:p>
          </table:table-cell>
          <table:table-cell office:value-type="float" office:value="1325.355" calcext:value-type="float">
            <text:p>1325.355</text:p>
          </table:table-cell>
          <table:table-cell office:value-type="float" office:value="799.6549" calcext:value-type="float">
            <text:p>799.6549</text:p>
          </table:table-cell>
          <table:table-cell office:value-type="float" office:value="1103.718" calcext:value-type="float">
            <text:p>1103.718</text:p>
          </table:table-cell>
          <table:table-cell office:value-type="float" office:value="419.4491" calcext:value-type="float">
            <text:p>419.4491</text:p>
          </table:table-cell>
          <table:table-cell office:value-type="float" office:value="1877.171" calcext:value-type="float">
            <text:p>1877.171</text:p>
          </table:table-cell>
          <table:table-cell office:value-type="float" office:value="2107.796" calcext:value-type="float">
            <text:p>2107.796</text:p>
          </table:table-cell>
          <table:table-cell office:value-type="float" office:value="1678.45" calcext:value-type="float">
            <text:p>1678.45</text:p>
          </table:table-cell>
          <table:table-cell office:value-type="float" office:value="585.5104" calcext:value-type="float">
            <text:p>585.5104</text:p>
          </table:table-cell>
          <table:table-cell office:value-type="float" office:value="570.8293" calcext:value-type="float">
            <text:p>570.8293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955" calcext:value-type="float">
            <text:p>35.70955</text:p>
          </table:table-cell>
          <table:table-cell office:value-type="float" office:value="0" calcext:value-type="float">
            <text:p>0</text:p>
          </table:table-cell>
          <table:table-cell office:value-type="float" office:value="-0.0001399357" calcext:value-type="float">
            <text:p>-0.0001399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60575" calcext:value-type="float">
            <text:p>-98.60575</text:p>
          </table:table-cell>
          <table:table-cell office:value-type="float" office:value="0" calcext:value-type="float">
            <text:p>0</text:p>
          </table:table-cell>
          <table:table-cell office:value-type="float" office:value="5.813028" calcext:value-type="float">
            <text:p>5.81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784.3669" calcext:value-type="float">
            <text:p>784.3669</text:p>
          </table:table-cell>
          <table:table-cell office:value-type="float" office:value="13167.67" calcext:value-type="float">
            <text:p>1316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2706" calcext:value-type="float">
            <text:p>-104.2706</text:p>
          </table:table-cell>
          <table:table-cell office:value-type="float" office:value="263.41" calcext:value-type="float">
            <text:p>263.41</text:p>
          </table:table-cell>
          <table:table-cell office:value-type="float" office:value="0" calcext:value-type="float">
            <text:p>0</text:p>
          </table:table-cell>
          <table:table-cell office:value-type="float" office:value="115.8554" calcext:value-type="float">
            <text:p>115.8554</text:p>
          </table:table-cell>
          <table:table-cell office:value-type="float" office:value="557.6343" calcext:value-type="float">
            <text:p>557.6343</text:p>
          </table:table-cell>
          <table:table-cell office:value-type="float" office:value="0.0694514" calcext:value-type="float">
            <text:p>0.0694514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4.2014" calcext:value-type="float">
            <text:p>-104.2014</text:p>
          </table:table-cell>
          <table:table-cell office:value-type="float" office:value="0" calcext:value-type="float">
            <text:p>0</text:p>
          </table:table-cell>
          <table:table-cell office:value-type="float" office:value="332.9116" calcext:value-type="float">
            <text:p>332.9116</text:p>
          </table:table-cell>
          <table:table-cell office:value-type="float" office:value="1088.466" calcext:value-type="float">
            <text:p>1088.466</text:p>
          </table:table-cell>
          <table:table-cell office:value-type="float" office:value="1327.134" calcext:value-type="float">
            <text:p>1327.134</text:p>
          </table:table-cell>
          <table:table-cell office:value-type="float" office:value="1325.117" calcext:value-type="float">
            <text:p>1325.117</text:p>
          </table:table-cell>
          <table:table-cell office:value-type="float" office:value="799.4937" calcext:value-type="float">
            <text:p>799.4937</text:p>
          </table:table-cell>
          <table:table-cell office:value-type="float" office:value="1103.625" calcext:value-type="float">
            <text:p>1103.625</text:p>
          </table:table-cell>
          <table:table-cell office:value-type="float" office:value="419.4261" calcext:value-type="float">
            <text:p>419.4261</text:p>
          </table:table-cell>
          <table:table-cell office:value-type="float" office:value="1877.124" calcext:value-type="float">
            <text:p>1877.124</text:p>
          </table:table-cell>
          <table:table-cell office:value-type="float" office:value="2107.773" calcext:value-type="float">
            <text:p>2107.773</text:p>
          </table:table-cell>
          <table:table-cell office:value-type="float" office:value="1678.435" calcext:value-type="float">
            <text:p>1678.435</text:p>
          </table:table-cell>
          <table:table-cell office:value-type="float" office:value="585.5097" calcext:value-type="float">
            <text:p>585.5097</text:p>
          </table:table-cell>
          <table:table-cell office:value-type="float" office:value="570.8287" calcext:value-type="float">
            <text:p>570.8287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954" calcext:value-type="float">
            <text:p>35.70954</text:p>
          </table:table-cell>
          <table:table-cell office:value-type="float" office:value="0" calcext:value-type="float">
            <text:p>0</text:p>
          </table:table-cell>
          <table:table-cell office:value-type="float" office:value="-0.0001426097" calcext:value-type="float">
            <text:p>-0.00014260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.1529" calcext:value-type="float">
            <text:p>-100.1529</text:p>
          </table:table-cell>
          <table:table-cell office:value-type="float" office:value="0" calcext:value-type="float">
            <text:p>0</text:p>
          </table:table-cell>
          <table:table-cell office:value-type="float" office:value="5.771104" calcext:value-type="float">
            <text:p>5.77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782.8923" calcext:value-type="float">
            <text:p>782.8923</text:p>
          </table:table-cell>
          <table:table-cell office:value-type="float" office:value="13167.6" calcext:value-type="float">
            <text:p>131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6331" calcext:value-type="float">
            <text:p>-105.6331</text:p>
          </table:table-cell>
          <table:table-cell office:value-type="float" office:value="265.0587" calcext:value-type="float">
            <text:p>265.0587</text:p>
          </table:table-cell>
          <table:table-cell office:value-type="float" office:value="0" calcext:value-type="float">
            <text:p>0</text:p>
          </table:table-cell>
          <table:table-cell office:value-type="float" office:value="116.2792" calcext:value-type="float">
            <text:p>116.2792</text:p>
          </table:table-cell>
          <table:table-cell office:value-type="float" office:value="556.7086" calcext:value-type="float">
            <text:p>556.7086</text:p>
          </table:table-cell>
          <table:table-cell office:value-type="float" office:value="0.07007935" calcext:value-type="float">
            <text:p>0.07007935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5.5632" calcext:value-type="float">
            <text:p>-105.5632</text:p>
          </table:table-cell>
          <table:table-cell office:value-type="float" office:value="0" calcext:value-type="float">
            <text:p>0</text:p>
          </table:table-cell>
          <table:table-cell office:value-type="float" office:value="333.1281" calcext:value-type="float">
            <text:p>333.1281</text:p>
          </table:table-cell>
          <table:table-cell office:value-type="float" office:value="1088.305" calcext:value-type="float">
            <text:p>1088.305</text:p>
          </table:table-cell>
          <table:table-cell office:value-type="float" office:value="1326.945" calcext:value-type="float">
            <text:p>1326.945</text:p>
          </table:table-cell>
          <table:table-cell office:value-type="float" office:value="1324.939" calcext:value-type="float">
            <text:p>1324.939</text:p>
          </table:table-cell>
          <table:table-cell office:value-type="float" office:value="799.3635" calcext:value-type="float">
            <text:p>799.3635</text:p>
          </table:table-cell>
          <table:table-cell office:value-type="float" office:value="1103.547" calcext:value-type="float">
            <text:p>1103.547</text:p>
          </table:table-cell>
          <table:table-cell office:value-type="float" office:value="419.407" calcext:value-type="float">
            <text:p>419.407</text:p>
          </table:table-cell>
          <table:table-cell office:value-type="float" office:value="1877.078" calcext:value-type="float">
            <text:p>1877.078</text:p>
          </table:table-cell>
          <table:table-cell office:value-type="float" office:value="2107.751" calcext:value-type="float">
            <text:p>2107.751</text:p>
          </table:table-cell>
          <table:table-cell office:value-type="float" office:value="1678.42" calcext:value-type="float">
            <text:p>1678.42</text:p>
          </table:table-cell>
          <table:table-cell office:value-type="float" office:value="585.509" calcext:value-type="float">
            <text:p>585.509</text:p>
          </table:table-cell>
          <table:table-cell office:value-type="float" office:value="570.8282" calcext:value-type="float">
            <text:p>570.8282</text:p>
          </table:table-cell>
          <table:table-cell office:value-type="float" office:value="142.8516" calcext:value-type="float">
            <text:p>142.8516</text:p>
          </table:table-cell>
          <table:table-cell office:value-type="float" office:value="35.70953" calcext:value-type="float">
            <text:p>35.70953</text:p>
          </table:table-cell>
          <table:table-cell office:value-type="float" office:value="0" calcext:value-type="float">
            <text:p>0</text:p>
          </table:table-cell>
          <table:table-cell office:value-type="float" office:value="-0.0001479385" calcext:value-type="float">
            <text:p>-0.00014793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1.6198" calcext:value-type="float">
            <text:p>-101.6198</text:p>
          </table:table-cell>
          <table:table-cell office:value-type="float" office:value="0" calcext:value-type="float">
            <text:p>0</text:p>
          </table:table-cell>
          <table:table-cell office:value-type="float" office:value="5.875431" calcext:value-type="float">
            <text:p>5.875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780.2259" calcext:value-type="float">
            <text:p>780.2259</text:p>
          </table:table-cell>
          <table:table-cell office:value-type="float" office:value="13167.73" calcext:value-type="float">
            <text:p>1316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1934" calcext:value-type="float">
            <text:p>-108.1934</text:p>
          </table:table-cell>
          <table:table-cell office:value-type="float" office:value="272.5592" calcext:value-type="float">
            <text:p>272.5592</text:p>
          </table:table-cell>
          <table:table-cell office:value-type="float" office:value="0" calcext:value-type="float">
            <text:p>0</text:p>
          </table:table-cell>
          <table:table-cell office:value-type="float" office:value="117.7997" calcext:value-type="float">
            <text:p>117.7997</text:p>
          </table:table-cell>
          <table:table-cell office:value-type="float" office:value="554.5745" calcext:value-type="float">
            <text:p>554.5745</text:p>
          </table:table-cell>
          <table:table-cell office:value-type="float" office:value="0.07053629" calcext:value-type="float">
            <text:p>0.07053629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8.123" calcext:value-type="float">
            <text:p>-108.123</text:p>
          </table:table-cell>
          <table:table-cell office:value-type="float" office:value="0" calcext:value-type="float">
            <text:p>0</text:p>
          </table:table-cell>
          <table:table-cell office:value-type="float" office:value="333.3884" calcext:value-type="float">
            <text:p>333.3884</text:p>
          </table:table-cell>
          <table:table-cell office:value-type="float" office:value="1088.165" calcext:value-type="float">
            <text:p>1088.165</text:p>
          </table:table-cell>
          <table:table-cell office:value-type="float" office:value="1326.803" calcext:value-type="float">
            <text:p>1326.803</text:p>
          </table:table-cell>
          <table:table-cell office:value-type="float" office:value="1324.808" calcext:value-type="float">
            <text:p>1324.808</text:p>
          </table:table-cell>
          <table:table-cell office:value-type="float" office:value="799.2643" calcext:value-type="float">
            <text:p>799.2643</text:p>
          </table:table-cell>
          <table:table-cell office:value-type="float" office:value="1103.484" calcext:value-type="float">
            <text:p>1103.484</text:p>
          </table:table-cell>
          <table:table-cell office:value-type="float" office:value="419.3913" calcext:value-type="float">
            <text:p>419.3913</text:p>
          </table:table-cell>
          <table:table-cell office:value-type="float" office:value="1877.043" calcext:value-type="float">
            <text:p>1877.043</text:p>
          </table:table-cell>
          <table:table-cell office:value-type="float" office:value="2107.729" calcext:value-type="float">
            <text:p>2107.729</text:p>
          </table:table-cell>
          <table:table-cell office:value-type="float" office:value="1678.405" calcext:value-type="float">
            <text:p>1678.405</text:p>
          </table:table-cell>
          <table:table-cell office:value-type="float" office:value="585.5082" calcext:value-type="float">
            <text:p>585.5082</text:p>
          </table:table-cell>
          <table:table-cell office:value-type="float" office:value="570.8277" calcext:value-type="float">
            <text:p>570.8277</text:p>
          </table:table-cell>
          <table:table-cell office:value-type="float" office:value="142.8516" calcext:value-type="float">
            <text:p>142.8516</text:p>
          </table:table-cell>
          <table:table-cell office:value-type="float" office:value="35.70952" calcext:value-type="float">
            <text:p>35.70952</text:p>
          </table:table-cell>
          <table:table-cell office:value-type="float" office:value="0" calcext:value-type="float">
            <text:p>0</text:p>
          </table:table-cell>
          <table:table-cell office:value-type="float" office:value="-0.0001679511" calcext:value-type="float">
            <text:p>-0.0001679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4.0898" calcext:value-type="float">
            <text:p>-104.0898</text:p>
          </table:table-cell>
          <table:table-cell office:value-type="float" office:value="0" calcext:value-type="float">
            <text:p>0</text:p>
          </table:table-cell>
          <table:table-cell office:value-type="float" office:value="5.78459" calcext:value-type="float">
            <text:p>5.78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773.0488" calcext:value-type="float">
            <text:p>773.0488</text:p>
          </table:table-cell>
          <table:table-cell office:value-type="float" office:value="13168.47" calcext:value-type="float">
            <text:p>1316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5506" calcext:value-type="float">
            <text:p>-114.5506</text:p>
          </table:table-cell>
          <table:table-cell office:value-type="float" office:value="289.2695" calcext:value-type="float">
            <text:p>289.2695</text:p>
          </table:table-cell>
          <table:table-cell office:value-type="float" office:value="0" calcext:value-type="float">
            <text:p>0</text:p>
          </table:table-cell>
          <table:table-cell office:value-type="float" office:value="122.5881" calcext:value-type="float">
            <text:p>122.5881</text:p>
          </table:table-cell>
          <table:table-cell office:value-type="float" office:value="548.037" calcext:value-type="float">
            <text:p>548.037</text:p>
          </table:table-cell>
          <table:table-cell office:value-type="float" office:value="0.07110623" calcext:value-type="float">
            <text:p>0.07110623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4.4797" calcext:value-type="float">
            <text:p>-114.4797</text:p>
          </table:table-cell>
          <table:table-cell office:value-type="float" office:value="0" calcext:value-type="float">
            <text:p>0</text:p>
          </table:table-cell>
          <table:table-cell office:value-type="float" office:value="334.2672" calcext:value-type="float">
            <text:p>334.2672</text:p>
          </table:table-cell>
          <table:table-cell office:value-type="float" office:value="1087.962" calcext:value-type="float">
            <text:p>1087.962</text:p>
          </table:table-cell>
          <table:table-cell office:value-type="float" office:value="1326.622" calcext:value-type="float">
            <text:p>1326.622</text:p>
          </table:table-cell>
          <table:table-cell office:value-type="float" office:value="1324.667" calcext:value-type="float">
            <text:p>1324.667</text:p>
          </table:table-cell>
          <table:table-cell office:value-type="float" office:value="799.1594" calcext:value-type="float">
            <text:p>799.1594</text:p>
          </table:table-cell>
          <table:table-cell office:value-type="float" office:value="1103.425" calcext:value-type="float">
            <text:p>1103.425</text:p>
          </table:table-cell>
          <table:table-cell office:value-type="float" office:value="419.3766" calcext:value-type="float">
            <text:p>419.3766</text:p>
          </table:table-cell>
          <table:table-cell office:value-type="float" office:value="1877.012" calcext:value-type="float">
            <text:p>1877.012</text:p>
          </table:table-cell>
          <table:table-cell office:value-type="float" office:value="2107.706" calcext:value-type="float">
            <text:p>2107.706</text:p>
          </table:table-cell>
          <table:table-cell office:value-type="float" office:value="1678.389" calcext:value-type="float">
            <text:p>1678.389</text:p>
          </table:table-cell>
          <table:table-cell office:value-type="float" office:value="585.5074" calcext:value-type="float">
            <text:p>585.5074</text:p>
          </table:table-cell>
          <table:table-cell office:value-type="float" office:value="570.8272" calcext:value-type="float">
            <text:p>570.8272</text:p>
          </table:table-cell>
          <table:table-cell office:value-type="float" office:value="142.8516" calcext:value-type="float">
            <text:p>142.8516</text:p>
          </table:table-cell>
          <table:table-cell office:value-type="float" office:value="35.70951" calcext:value-type="float">
            <text:p>35.70951</text:p>
          </table:table-cell>
          <table:table-cell office:value-type="float" office:value="0" calcext:value-type="float">
            <text:p>0</text:p>
          </table:table-cell>
          <table:table-cell office:value-type="float" office:value="-0.0001694628" calcext:value-type="float">
            <text:p>-0.00016946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4531" calcext:value-type="float">
            <text:p>-110.4531</text:p>
          </table:table-cell>
          <table:table-cell office:value-type="float" office:value="0" calcext:value-type="float">
            <text:p>0</text:p>
          </table:table-cell>
          <table:table-cell office:value-type="float" office:value="5.790537" calcext:value-type="float">
            <text:p>5.79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766.1531" calcext:value-type="float">
            <text:p>766.1531</text:p>
          </table:table-cell>
          <table:table-cell office:value-type="float" office:value="13169.29" calcext:value-type="float">
            <text:p>1316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5666" calcext:value-type="float">
            <text:p>-120.5666</text:p>
          </table:table-cell>
          <table:table-cell office:value-type="float" office:value="305.6143" calcext:value-type="float">
            <text:p>305.6143</text:p>
          </table:table-cell>
          <table:table-cell office:value-type="float" office:value="0" calcext:value-type="float">
            <text:p>0</text:p>
          </table:table-cell>
          <table:table-cell office:value-type="float" office:value="125.7129" calcext:value-type="float">
            <text:p>125.7129</text:p>
          </table:table-cell>
          <table:table-cell office:value-type="float" office:value="542.0148" calcext:value-type="float">
            <text:p>542.0148</text:p>
          </table:table-cell>
          <table:table-cell office:value-type="float" office:value="0.0716853" calcext:value-type="float">
            <text:p>0.0716853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0.4951" calcext:value-type="float">
            <text:p>-120.4951</text:p>
          </table:table-cell>
          <table:table-cell office:value-type="float" office:value="0" calcext:value-type="float">
            <text:p>0</text:p>
          </table:table-cell>
          <table:table-cell office:value-type="float" office:value="335.2189" calcext:value-type="float">
            <text:p>335.2189</text:p>
          </table:table-cell>
          <table:table-cell office:value-type="float" office:value="1087.677" calcext:value-type="float">
            <text:p>1087.677</text:p>
          </table:table-cell>
          <table:table-cell office:value-type="float" office:value="1326.374" calcext:value-type="float">
            <text:p>1326.374</text:p>
          </table:table-cell>
          <table:table-cell office:value-type="float" office:value="1324.475" calcext:value-type="float">
            <text:p>1324.475</text:p>
          </table:table-cell>
          <table:table-cell office:value-type="float" office:value="799.0319" calcext:value-type="float">
            <text:p>799.0319</text:p>
          </table:table-cell>
          <table:table-cell office:value-type="float" office:value="1103.354" calcext:value-type="float">
            <text:p>1103.354</text:p>
          </table:table-cell>
          <table:table-cell office:value-type="float" office:value="419.3609" calcext:value-type="float">
            <text:p>419.3609</text:p>
          </table:table-cell>
          <table:table-cell office:value-type="float" office:value="1876.981" calcext:value-type="float">
            <text:p>1876.981</text:p>
          </table:table-cell>
          <table:table-cell office:value-type="float" office:value="2107.684" calcext:value-type="float">
            <text:p>2107.684</text:p>
          </table:table-cell>
          <table:table-cell office:value-type="float" office:value="1678.374" calcext:value-type="float">
            <text:p>1678.374</text:p>
          </table:table-cell>
          <table:table-cell office:value-type="float" office:value="585.5067" calcext:value-type="float">
            <text:p>585.5067</text:p>
          </table:table-cell>
          <table:table-cell office:value-type="float" office:value="570.8267" calcext:value-type="float">
            <text:p>570.8267</text:p>
          </table:table-cell>
          <table:table-cell office:value-type="float" office:value="142.8515" calcext:value-type="float">
            <text:p>142.8515</text:p>
          </table:table-cell>
          <table:table-cell office:value-type="float" office:value="35.7095" calcext:value-type="float">
            <text:p>35.7095</text:p>
          </table:table-cell>
          <table:table-cell office:value-type="float" office:value="0" calcext:value-type="float">
            <text:p>0</text:p>
          </table:table-cell>
          <table:table-cell office:value-type="float" office:value="-0.0001736883" calcext:value-type="float">
            <text:p>-0.00017368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4556" calcext:value-type="float">
            <text:p>-116.4556</text:p>
          </table:table-cell>
          <table:table-cell office:value-type="float" office:value="0" calcext:value-type="float">
            <text:p>0</text:p>
          </table:table-cell>
          <table:table-cell office:value-type="float" office:value="5.777001" calcext:value-type="float">
            <text:p>5.77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761.4342" calcext:value-type="float">
            <text:p>761.4342</text:p>
          </table:table-cell>
          <table:table-cell office:value-type="float" office:value="13169.88" calcext:value-type="float">
            <text:p>13169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6264" calcext:value-type="float">
            <text:p>-124.6264</text:p>
          </table:table-cell>
          <table:table-cell office:value-type="float" office:value="317.9179" calcext:value-type="float">
            <text:p>317.9179</text:p>
          </table:table-cell>
          <table:table-cell office:value-type="float" office:value="0" calcext:value-type="float">
            <text:p>0</text:p>
          </table:table-cell>
          <table:table-cell office:value-type="float" office:value="126.3795" calcext:value-type="float">
            <text:p>126.3795</text:p>
          </table:table-cell>
          <table:table-cell office:value-type="float" office:value="538.2201" calcext:value-type="float">
            <text:p>538.2201</text:p>
          </table:table-cell>
          <table:table-cell office:value-type="float" office:value="0.07231731" calcext:value-type="float">
            <text:p>0.07231731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4.5543" calcext:value-type="float">
            <text:p>-124.5543</text:p>
          </table:table-cell>
          <table:table-cell office:value-type="float" office:value="0" calcext:value-type="float">
            <text:p>0</text:p>
          </table:table-cell>
          <table:table-cell office:value-type="float" office:value="336.0188" calcext:value-type="float">
            <text:p>336.0188</text:p>
          </table:table-cell>
          <table:table-cell office:value-type="float" office:value="1087.366" calcext:value-type="float">
            <text:p>1087.366</text:p>
          </table:table-cell>
          <table:table-cell office:value-type="float" office:value="1326.09" calcext:value-type="float">
            <text:p>1326.09</text:p>
          </table:table-cell>
          <table:table-cell office:value-type="float" office:value="1324.25" calcext:value-type="float">
            <text:p>1324.25</text:p>
          </table:table-cell>
          <table:table-cell office:value-type="float" office:value="798.8884" calcext:value-type="float">
            <text:p>798.8884</text:p>
          </table:table-cell>
          <table:table-cell office:value-type="float" office:value="1103.275" calcext:value-type="float">
            <text:p>1103.275</text:p>
          </table:table-cell>
          <table:table-cell office:value-type="float" office:value="419.3435" calcext:value-type="float">
            <text:p>419.3435</text:p>
          </table:table-cell>
          <table:table-cell office:value-type="float" office:value="1876.949" calcext:value-type="float">
            <text:p>1876.949</text:p>
          </table:table-cell>
          <table:table-cell office:value-type="float" office:value="2107.663" calcext:value-type="float">
            <text:p>2107.663</text:p>
          </table:table-cell>
          <table:table-cell office:value-type="float" office:value="1678.359" calcext:value-type="float">
            <text:p>1678.359</text:p>
          </table:table-cell>
          <table:table-cell office:value-type="float" office:value="585.5059" calcext:value-type="float">
            <text:p>585.5059</text:p>
          </table:table-cell>
          <table:table-cell office:value-type="float" office:value="570.8261" calcext:value-type="float">
            <text:p>570.8261</text:p>
          </table:table-cell>
          <table:table-cell office:value-type="float" office:value="142.8515" calcext:value-type="float">
            <text:p>142.8515</text:p>
          </table:table-cell>
          <table:table-cell office:value-type="float" office:value="35.70949" calcext:value-type="float">
            <text:p>35.70949</text:p>
          </table:table-cell>
          <table:table-cell office:value-type="float" office:value="0" calcext:value-type="float">
            <text:p>0</text:p>
          </table:table-cell>
          <table:table-cell office:value-type="float" office:value="-0.0001774548" calcext:value-type="float">
            <text:p>-0.00017745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5057" calcext:value-type="float">
            <text:p>-120.5057</text:p>
          </table:table-cell>
          <table:table-cell office:value-type="float" office:value="0" calcext:value-type="float">
            <text:p>0</text:p>
          </table:table-cell>
          <table:table-cell office:value-type="float" office:value="5.767289" calcext:value-type="float">
            <text:p>5.767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759.4528" calcext:value-type="float">
            <text:p>759.4528</text:p>
          </table:table-cell>
          <table:table-cell office:value-type="float" office:value="13170.18" calcext:value-type="float">
            <text:p>1317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2558" calcext:value-type="float">
            <text:p>-126.2558</text:p>
          </table:table-cell>
          <table:table-cell office:value-type="float" office:value="320.9053" calcext:value-type="float">
            <text:p>320.9053</text:p>
          </table:table-cell>
          <table:table-cell office:value-type="float" office:value="0" calcext:value-type="float">
            <text:p>0</text:p>
          </table:table-cell>
          <table:table-cell office:value-type="float" office:value="124.0621" calcext:value-type="float">
            <text:p>124.0621</text:p>
          </table:table-cell>
          <table:table-cell office:value-type="float" office:value="537.0195" calcext:value-type="float">
            <text:p>537.0195</text:p>
          </table:table-cell>
          <table:table-cell office:value-type="float" office:value="0.07292842" calcext:value-type="float">
            <text:p>0.07292842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6.183" calcext:value-type="float">
            <text:p>-126.183</text:p>
          </table:table-cell>
          <table:table-cell office:value-type="float" office:value="0" calcext:value-type="float">
            <text:p>0</text:p>
          </table:table-cell>
          <table:table-cell office:value-type="float" office:value="336.5242" calcext:value-type="float">
            <text:p>336.5242</text:p>
          </table:table-cell>
          <table:table-cell office:value-type="float" office:value="1087.121" calcext:value-type="float">
            <text:p>1087.121</text:p>
          </table:table-cell>
          <table:table-cell office:value-type="float" office:value="1325.852" calcext:value-type="float">
            <text:p>1325.852</text:p>
          </table:table-cell>
          <table:table-cell office:value-type="float" office:value="1324.053" calcext:value-type="float">
            <text:p>1324.053</text:p>
          </table:table-cell>
          <table:table-cell office:value-type="float" office:value="798.7521" calcext:value-type="float">
            <text:p>798.7521</text:p>
          </table:table-cell>
          <table:table-cell office:value-type="float" office:value="1103.196" calcext:value-type="float">
            <text:p>1103.196</text:p>
          </table:table-cell>
          <table:table-cell office:value-type="float" office:value="419.326" calcext:value-type="float">
            <text:p>419.326</text:p>
          </table:table-cell>
          <table:table-cell office:value-type="float" office:value="1876.916" calcext:value-type="float">
            <text:p>1876.916</text:p>
          </table:table-cell>
          <table:table-cell office:value-type="float" office:value="2107.64" calcext:value-type="float">
            <text:p>2107.64</text:p>
          </table:table-cell>
          <table:table-cell office:value-type="float" office:value="1678.344" calcext:value-type="float">
            <text:p>1678.344</text:p>
          </table:table-cell>
          <table:table-cell office:value-type="float" office:value="585.5051" calcext:value-type="float">
            <text:p>585.5051</text:p>
          </table:table-cell>
          <table:table-cell office:value-type="float" office:value="570.8256" calcext:value-type="float">
            <text:p>570.8256</text:p>
          </table:table-cell>
          <table:table-cell office:value-type="float" office:value="142.8515" calcext:value-type="float">
            <text:p>142.8515</text:p>
          </table:table-cell>
          <table:table-cell office:value-type="float" office:value="35.70948" calcext:value-type="float">
            <text:p>35.70948</text:p>
          </table:table-cell>
          <table:table-cell office:value-type="float" office:value="0" calcext:value-type="float">
            <text:p>0</text:p>
          </table:table-cell>
          <table:table-cell office:value-type="float" office:value="-0.000179401" calcext:value-type="float">
            <text:p>-0.0001794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1131" calcext:value-type="float">
            <text:p>-122.1131</text:p>
          </table:table-cell>
          <table:table-cell office:value-type="float" office:value="0" calcext:value-type="float">
            <text:p>0</text:p>
          </table:table-cell>
          <table:table-cell office:value-type="float" office:value="5.744458" calcext:value-type="float">
            <text:p>5.744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758.257" calcext:value-type="float">
            <text:p>758.257</text:p>
          </table:table-cell>
          <table:table-cell office:value-type="float" office:value="13170.14" calcext:value-type="float">
            <text:p>1317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453" calcext:value-type="float">
            <text:p>-127.453</text:p>
          </table:table-cell>
          <table:table-cell office:value-type="float" office:value="323.8726" calcext:value-type="float">
            <text:p>323.8726</text:p>
          </table:table-cell>
          <table:table-cell office:value-type="float" office:value="0" calcext:value-type="float">
            <text:p>0</text:p>
          </table:table-cell>
          <table:table-cell office:value-type="float" office:value="123.6666" calcext:value-type="float">
            <text:p>123.6666</text:p>
          </table:table-cell>
          <table:table-cell office:value-type="float" office:value="536.485" calcext:value-type="float">
            <text:p>536.485</text:p>
          </table:table-cell>
          <table:table-cell office:value-type="float" office:value="0.07356318" calcext:value-type="float">
            <text:p>0.07356318</text:p>
          </table:table-cell>
          <table:table-cell office:value-type="float" office:value="0" calcext:value-type="float">
            <text:p>0</text:p>
          </table:table-cell>
          <table:table-cell office:value-type="float" office:value="0.0001827641" calcext:value-type="float">
            <text:p>0.000182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7.3796" calcext:value-type="float">
            <text:p>-127.3796</text:p>
          </table:table-cell>
          <table:table-cell office:value-type="float" office:value="0" calcext:value-type="float">
            <text:p>0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1086.922" calcext:value-type="float">
            <text:p>1086.922</text:p>
          </table:table-cell>
          <table:table-cell office:value-type="float" office:value="1325.647" calcext:value-type="float">
            <text:p>1325.647</text:p>
          </table:table-cell>
          <table:table-cell office:value-type="float" office:value="1323.88" calcext:value-type="float">
            <text:p>1323.88</text:p>
          </table:table-cell>
          <table:table-cell office:value-type="float" office:value="798.6233" calcext:value-type="float">
            <text:p>798.6233</text:p>
          </table:table-cell>
          <table:table-cell office:value-type="float" office:value="1103.121" calcext:value-type="float">
            <text:p>1103.121</text:p>
          </table:table-cell>
          <table:table-cell office:value-type="float" office:value="419.3088" calcext:value-type="float">
            <text:p>419.3088</text:p>
          </table:table-cell>
          <table:table-cell office:value-type="float" office:value="1876.883" calcext:value-type="float">
            <text:p>1876.883</text:p>
          </table:table-cell>
          <table:table-cell office:value-type="float" office:value="2107.618" calcext:value-type="float">
            <text:p>2107.618</text:p>
          </table:table-cell>
          <table:table-cell office:value-type="float" office:value="1678.328" calcext:value-type="float">
            <text:p>1678.328</text:p>
          </table:table-cell>
          <table:table-cell office:value-type="float" office:value="585.5043" calcext:value-type="float">
            <text:p>585.5043</text:p>
          </table:table-cell>
          <table:table-cell office:value-type="float" office:value="570.8251" calcext:value-type="float">
            <text:p>570.8251</text:p>
          </table:table-cell>
          <table:table-cell office:value-type="float" office:value="142.8514" calcext:value-type="float">
            <text:p>142.8514</text:p>
          </table:table-cell>
          <table:table-cell office:value-type="float" office:value="35.70947" calcext:value-type="float">
            <text:p>35.70947</text:p>
          </table:table-cell>
          <table:table-cell office:value-type="float" office:value="0" calcext:value-type="float">
            <text:p>0</text:p>
          </table:table-cell>
          <table:table-cell office:value-type="float" office:value="-0.000180311" calcext:value-type="float">
            <text:p>-0.000180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3.2842" calcext:value-type="float">
            <text:p>-123.2842</text:p>
          </table:table-cell>
          <table:table-cell office:value-type="float" office:value="0" calcext:value-type="float">
            <text:p>0</text:p>
          </table:table-cell>
          <table:table-cell office:value-type="float" office:value="5.717721" calcext:value-type="float">
            <text:p>5.71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754.5105" calcext:value-type="float">
            <text:p>754.5105</text:p>
          </table:table-cell>
          <table:table-cell office:value-type="float" office:value="13170.59" calcext:value-type="float">
            <text:p>1317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0658" calcext:value-type="float">
            <text:p>-130.0658</text:p>
          </table:table-cell>
          <table:table-cell office:value-type="float" office:value="321.3929" calcext:value-type="float">
            <text:p>321.3929</text:p>
          </table:table-cell>
          <table:table-cell office:value-type="float" office:value="0" calcext:value-type="float">
            <text:p>0</text:p>
          </table:table-cell>
          <table:table-cell office:value-type="float" office:value="125.4576" calcext:value-type="float">
            <text:p>125.4576</text:p>
          </table:table-cell>
          <table:table-cell office:value-type="float" office:value="532.8068" calcext:value-type="float">
            <text:p>532.8068</text:p>
          </table:table-cell>
          <table:table-cell office:value-type="float" office:value="0.07365364" calcext:value-type="float">
            <text:p>0.07365364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9.9924" calcext:value-type="float">
            <text:p>-129.9924</text:p>
          </table:table-cell>
          <table:table-cell office:value-type="float" office:value="0" calcext:value-type="float">
            <text:p>0</text:p>
          </table:table-cell>
          <table:table-cell office:value-type="float" office:value="337.4705" calcext:value-type="float">
            <text:p>337.4705</text:p>
          </table:table-cell>
          <table:table-cell office:value-type="float" office:value="1087.019" calcext:value-type="float">
            <text:p>1087.019</text:p>
          </table:table-cell>
          <table:table-cell office:value-type="float" office:value="1325.552" calcext:value-type="float">
            <text:p>1325.552</text:p>
          </table:table-cell>
          <table:table-cell office:value-type="float" office:value="1323.746" calcext:value-type="float">
            <text:p>1323.746</text:p>
          </table:table-cell>
          <table:table-cell office:value-type="float" office:value="798.5145" calcext:value-type="float">
            <text:p>798.5145</text:p>
          </table:table-cell>
          <table:table-cell office:value-type="float" office:value="1103.052" calcext:value-type="float">
            <text:p>1103.052</text:p>
          </table:table-cell>
          <table:table-cell office:value-type="float" office:value="419.2928" calcext:value-type="float">
            <text:p>419.2928</text:p>
          </table:table-cell>
          <table:table-cell office:value-type="float" office:value="1876.851" calcext:value-type="float">
            <text:p>1876.851</text:p>
          </table:table-cell>
          <table:table-cell office:value-type="float" office:value="2107.595" calcext:value-type="float">
            <text:p>2107.595</text:p>
          </table:table-cell>
          <table:table-cell office:value-type="float" office:value="1678.313" calcext:value-type="float">
            <text:p>1678.313</text:p>
          </table:table-cell>
          <table:table-cell office:value-type="float" office:value="585.5034" calcext:value-type="float">
            <text:p>585.5034</text:p>
          </table:table-cell>
          <table:table-cell office:value-type="float" office:value="570.8246" calcext:value-type="float">
            <text:p>570.8246</text:p>
          </table:table-cell>
          <table:table-cell office:value-type="float" office:value="142.8514" calcext:value-type="float">
            <text:p>142.8514</text:p>
          </table:table-cell>
          <table:table-cell office:value-type="float" office:value="35.70946" calcext:value-type="float">
            <text:p>35.70946</text:p>
          </table:table-cell>
          <table:table-cell office:value-type="float" office:value="0" calcext:value-type="float">
            <text:p>0</text:p>
          </table:table-cell>
          <table:table-cell office:value-type="float" office:value="-0.0004049375" calcext:value-type="float">
            <text:p>-0.0004049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.5084" calcext:value-type="float">
            <text:p>-126.5084</text:p>
          </table:table-cell>
          <table:table-cell office:value-type="float" office:value="0" calcext:value-type="float">
            <text:p>0</text:p>
          </table:table-cell>
          <table:table-cell office:value-type="float" office:value="6.3284" calcext:value-type="float">
            <text:p>6.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750.1255" calcext:value-type="float">
            <text:p>750.1255</text:p>
          </table:table-cell>
          <table:table-cell office:value-type="float" office:value="13171.09" calcext:value-type="float">
            <text:p>1317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8307" calcext:value-type="float">
            <text:p>-133.8307</text:p>
          </table:table-cell>
          <table:table-cell office:value-type="float" office:value="332.5208" calcext:value-type="float">
            <text:p>332.5208</text:p>
          </table:table-cell>
          <table:table-cell office:value-type="float" office:value="0" calcext:value-type="float">
            <text:p>0</text:p>
          </table:table-cell>
          <table:table-cell office:value-type="float" office:value="127.845" calcext:value-type="float">
            <text:p>127.845</text:p>
          </table:table-cell>
          <table:table-cell office:value-type="float" office:value="529.0031" calcext:value-type="float">
            <text:p>529.0031</text:p>
          </table:table-cell>
          <table:table-cell office:value-type="float" office:value="0.07382359" calcext:value-type="float">
            <text:p>0.07382359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3.7572" calcext:value-type="float">
            <text:p>-133.7572</text:p>
          </table:table-cell>
          <table:table-cell office:value-type="float" office:value="0" calcext:value-type="float">
            <text:p>0</text:p>
          </table:table-cell>
          <table:table-cell office:value-type="float" office:value="338.0905" calcext:value-type="float">
            <text:p>338.0905</text:p>
          </table:table-cell>
          <table:table-cell office:value-type="float" office:value="1086.858" calcext:value-type="float">
            <text:p>1086.858</text:p>
          </table:table-cell>
          <table:table-cell office:value-type="float" office:value="1325.395" calcext:value-type="float">
            <text:p>1325.395</text:p>
          </table:table-cell>
          <table:table-cell office:value-type="float" office:value="1323.606" calcext:value-type="float">
            <text:p>1323.606</text:p>
          </table:table-cell>
          <table:table-cell office:value-type="float" office:value="798.4135" calcext:value-type="float">
            <text:p>798.4135</text:p>
          </table:table-cell>
          <table:table-cell office:value-type="float" office:value="1102.993" calcext:value-type="float">
            <text:p>1102.993</text:p>
          </table:table-cell>
          <table:table-cell office:value-type="float" office:value="419.278" calcext:value-type="float">
            <text:p>419.278</text:p>
          </table:table-cell>
          <table:table-cell office:value-type="float" office:value="1876.819" calcext:value-type="float">
            <text:p>1876.819</text:p>
          </table:table-cell>
          <table:table-cell office:value-type="float" office:value="2107.573" calcext:value-type="float">
            <text:p>2107.573</text:p>
          </table:table-cell>
          <table:table-cell office:value-type="float" office:value="1678.298" calcext:value-type="float">
            <text:p>1678.298</text:p>
          </table:table-cell>
          <table:table-cell office:value-type="float" office:value="585.5026" calcext:value-type="float">
            <text:p>585.5026</text:p>
          </table:table-cell>
          <table:table-cell office:value-type="float" office:value="570.824" calcext:value-type="float">
            <text:p>570.824</text:p>
          </table:table-cell>
          <table:table-cell office:value-type="float" office:value="142.8514" calcext:value-type="float">
            <text:p>142.8514</text:p>
          </table:table-cell>
          <table:table-cell office:value-type="float" office:value="35.70945" calcext:value-type="float">
            <text:p>35.70945</text:p>
          </table:table-cell>
          <table:table-cell office:value-type="float" office:value="0" calcext:value-type="float">
            <text:p>0</text:p>
          </table:table-cell>
          <table:table-cell office:value-type="float" office:value="-0.0004461532" calcext:value-type="float">
            <text:p>-0.00044615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0.3343" calcext:value-type="float">
            <text:p>-130.3343</text:p>
          </table:table-cell>
          <table:table-cell office:value-type="float" office:value="0" calcext:value-type="float">
            <text:p>0</text:p>
          </table:table-cell>
          <table:table-cell office:value-type="float" office:value="6.389096" calcext:value-type="float">
            <text:p>6.389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739.2325" calcext:value-type="float">
            <text:p>739.2325</text:p>
          </table:table-cell>
          <table:table-cell office:value-type="float" office:value="13172.74" calcext:value-type="float">
            <text:p>1317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0886" calcext:value-type="float">
            <text:p>-143.0886</text:p>
          </table:table-cell>
          <table:table-cell office:value-type="float" office:value="358.1872" calcext:value-type="float">
            <text:p>358.1872</text:p>
          </table:table-cell>
          <table:table-cell office:value-type="float" office:value="0" calcext:value-type="float">
            <text:p>0</text:p>
          </table:table-cell>
          <table:table-cell office:value-type="float" office:value="134.3696" calcext:value-type="float">
            <text:p>134.3696</text:p>
          </table:table-cell>
          <table:table-cell office:value-type="float" office:value="518.8475" calcext:value-type="float">
            <text:p>518.8475</text:p>
          </table:table-cell>
          <table:table-cell office:value-type="float" office:value="0.07412948" calcext:value-type="float">
            <text:p>0.07412948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3.0147" calcext:value-type="float">
            <text:p>-143.0147</text:p>
          </table:table-cell>
          <table:table-cell office:value-type="float" office:value="0" calcext:value-type="float">
            <text:p>0</text:p>
          </table:table-cell>
          <table:table-cell office:value-type="float" office:value="339.8463" calcext:value-type="float">
            <text:p>339.8463</text:p>
          </table:table-cell>
          <table:table-cell office:value-type="float" office:value="1086.626" calcext:value-type="float">
            <text:p>1086.626</text:p>
          </table:table-cell>
          <table:table-cell office:value-type="float" office:value="1325.197" calcext:value-type="float">
            <text:p>1325.197</text:p>
          </table:table-cell>
          <table:table-cell office:value-type="float" office:value="1323.448" calcext:value-type="float">
            <text:p>1323.448</text:p>
          </table:table-cell>
          <table:table-cell office:value-type="float" office:value="798.3002" calcext:value-type="float">
            <text:p>798.3002</text:p>
          </table:table-cell>
          <table:table-cell office:value-type="float" office:value="1102.933" calcext:value-type="float">
            <text:p>1102.933</text:p>
          </table:table-cell>
          <table:table-cell office:value-type="float" office:value="419.2637" calcext:value-type="float">
            <text:p>419.2637</text:p>
          </table:table-cell>
          <table:table-cell office:value-type="float" office:value="1876.789" calcext:value-type="float">
            <text:p>1876.789</text:p>
          </table:table-cell>
          <table:table-cell office:value-type="float" office:value="2107.551" calcext:value-type="float">
            <text:p>2107.551</text:p>
          </table:table-cell>
          <table:table-cell office:value-type="float" office:value="1678.282" calcext:value-type="float">
            <text:p>1678.282</text:p>
          </table:table-cell>
          <table:table-cell office:value-type="float" office:value="585.5016" calcext:value-type="float">
            <text:p>585.5016</text:p>
          </table:table-cell>
          <table:table-cell office:value-type="float" office:value="570.8235" calcext:value-type="float">
            <text:p>570.8235</text:p>
          </table:table-cell>
          <table:table-cell office:value-type="float" office:value="142.8513" calcext:value-type="float">
            <text:p>142.8513</text:p>
          </table:table-cell>
          <table:table-cell office:value-type="float" office:value="35.70943" calcext:value-type="float">
            <text:p>35.70943</text:p>
          </table:table-cell>
          <table:table-cell office:value-type="float" office:value="0" calcext:value-type="float">
            <text:p>0</text:p>
          </table:table-cell>
          <table:table-cell office:value-type="float" office:value="-0.0004678967" calcext:value-type="float">
            <text:p>-0.00046789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5067" calcext:value-type="float">
            <text:p>-139.5067</text:p>
          </table:table-cell>
          <table:table-cell office:value-type="float" office:value="0" calcext:value-type="float">
            <text:p>0</text:p>
          </table:table-cell>
          <table:table-cell office:value-type="float" office:value="6.303119" calcext:value-type="float">
            <text:p>6.30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728.3552" calcext:value-type="float">
            <text:p>728.3552</text:p>
          </table:table-cell>
          <table:table-cell office:value-type="float" office:value="13174.6" calcext:value-type="float">
            <text:p>1317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176" calcext:value-type="float">
            <text:p>-152.176</text:p>
          </table:table-cell>
          <table:table-cell office:value-type="float" office:value="383.1364" calcext:value-type="float">
            <text:p>383.1364</text:p>
          </table:table-cell>
          <table:table-cell office:value-type="float" office:value="0" calcext:value-type="float">
            <text:p>0</text:p>
          </table:table-cell>
          <table:table-cell office:value-type="float" office:value="139.8905" calcext:value-type="float">
            <text:p>139.8905</text:p>
          </table:table-cell>
          <table:table-cell office:value-type="float" office:value="508.8311" calcext:value-type="float">
            <text:p>508.8311</text:p>
          </table:table-cell>
          <table:table-cell office:value-type="float" office:value="0.07445533" calcext:value-type="float">
            <text:p>0.07445533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2.1018" calcext:value-type="float">
            <text:p>-152.1018</text:p>
          </table:table-cell>
          <table:table-cell office:value-type="float" office:value="0" calcext:value-type="float">
            <text:p>0</text:p>
          </table:table-cell>
          <table:table-cell office:value-type="float" office:value="341.844" calcext:value-type="float">
            <text:p>341.844</text:p>
          </table:table-cell>
          <table:table-cell office:value-type="float" office:value="1086.352" calcext:value-type="float">
            <text:p>1086.352</text:p>
          </table:table-cell>
          <table:table-cell office:value-type="float" office:value="1324.953" calcext:value-type="float">
            <text:p>1324.953</text:p>
          </table:table-cell>
          <table:table-cell office:value-type="float" office:value="1323.256" calcext:value-type="float">
            <text:p>1323.256</text:p>
          </table:table-cell>
          <table:table-cell office:value-type="float" office:value="798.1707" calcext:value-type="float">
            <text:p>798.1707</text:p>
          </table:table-cell>
          <table:table-cell office:value-type="float" office:value="1102.86" calcext:value-type="float">
            <text:p>1102.86</text:p>
          </table:table-cell>
          <table:table-cell office:value-type="float" office:value="419.2478" calcext:value-type="float">
            <text:p>419.2478</text:p>
          </table:table-cell>
          <table:table-cell office:value-type="float" office:value="1876.758" calcext:value-type="float">
            <text:p>1876.758</text:p>
          </table:table-cell>
          <table:table-cell office:value-type="float" office:value="2107.529" calcext:value-type="float">
            <text:p>2107.529</text:p>
          </table:table-cell>
          <table:table-cell office:value-type="float" office:value="1678.267" calcext:value-type="float">
            <text:p>1678.267</text:p>
          </table:table-cell>
          <table:table-cell office:value-type="float" office:value="585.5007" calcext:value-type="float">
            <text:p>585.5007</text:p>
          </table:table-cell>
          <table:table-cell office:value-type="float" office:value="570.8229" calcext:value-type="float">
            <text:p>570.8229</text:p>
          </table:table-cell>
          <table:table-cell office:value-type="float" office:value="142.8513" calcext:value-type="float">
            <text:p>142.8513</text:p>
          </table:table-cell>
          <table:table-cell office:value-type="float" office:value="35.70942" calcext:value-type="float">
            <text:p>35.70942</text:p>
          </table:table-cell>
          <table:table-cell office:value-type="float" office:value="0" calcext:value-type="float">
            <text:p>0</text:p>
          </table:table-cell>
          <table:table-cell office:value-type="float" office:value="-0.0004789256" calcext:value-type="float">
            <text:p>-0.0004789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8.447" calcext:value-type="float">
            <text:p>-148.447</text:p>
          </table:table-cell>
          <table:table-cell office:value-type="float" office:value="0" calcext:value-type="float">
            <text:p>0</text:p>
          </table:table-cell>
          <table:table-cell office:value-type="float" office:value="6.15577" calcext:value-type="float">
            <text:p>6.15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722.394" calcext:value-type="float">
            <text:p>722.394</text:p>
          </table:table-cell>
          <table:table-cell office:value-type="float" office:value="13175.57" calcext:value-type="float">
            <text:p>13175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7.1557" calcext:value-type="float">
            <text:p>-157.1557</text:p>
          </table:table-cell>
          <table:table-cell office:value-type="float" office:value="397.0237" calcext:value-type="float">
            <text:p>397.0237</text:p>
          </table:table-cell>
          <table:table-cell office:value-type="float" office:value="0" calcext:value-type="float">
            <text:p>0</text:p>
          </table:table-cell>
          <table:table-cell office:value-type="float" office:value="142.196" calcext:value-type="float">
            <text:p>142.196</text:p>
          </table:table-cell>
          <table:table-cell office:value-type="float" office:value="503.573" calcext:value-type="float">
            <text:p>503.573</text:p>
          </table:table-cell>
          <table:table-cell office:value-type="float" office:value="0.07471076" calcext:value-type="float">
            <text:p>0.07471076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7.0812" calcext:value-type="float">
            <text:p>-157.0812</text:p>
          </table:table-cell>
          <table:table-cell office:value-type="float" office:value="0" calcext:value-type="float">
            <text:p>0</text:p>
          </table:table-cell>
          <table:table-cell office:value-type="float" office:value="343.0195" calcext:value-type="float">
            <text:p>343.0195</text:p>
          </table:table-cell>
          <table:table-cell office:value-type="float" office:value="1086.139" calcext:value-type="float">
            <text:p>1086.139</text:p>
          </table:table-cell>
          <table:table-cell office:value-type="float" office:value="1324.737" calcext:value-type="float">
            <text:p>1324.737</text:p>
          </table:table-cell>
          <table:table-cell office:value-type="float" office:value="1323.072" calcext:value-type="float">
            <text:p>1323.072</text:p>
          </table:table-cell>
          <table:table-cell office:value-type="float" office:value="798.0422" calcext:value-type="float">
            <text:p>798.0422</text:p>
          </table:table-cell>
          <table:table-cell office:value-type="float" office:value="1102.784" calcext:value-type="float">
            <text:p>1102.784</text:p>
          </table:table-cell>
          <table:table-cell office:value-type="float" office:value="419.231" calcext:value-type="float">
            <text:p>419.231</text:p>
          </table:table-cell>
          <table:table-cell office:value-type="float" office:value="1876.726" calcext:value-type="float">
            <text:p>1876.726</text:p>
          </table:table-cell>
          <table:table-cell office:value-type="float" office:value="2107.507" calcext:value-type="float">
            <text:p>2107.507</text:p>
          </table:table-cell>
          <table:table-cell office:value-type="float" office:value="1678.252" calcext:value-type="float">
            <text:p>1678.252</text:p>
          </table:table-cell>
          <table:table-cell office:value-type="float" office:value="585.4999" calcext:value-type="float">
            <text:p>585.4999</text:p>
          </table:table-cell>
          <table:table-cell office:value-type="float" office:value="570.8224" calcext:value-type="float">
            <text:p>570.8224</text:p>
          </table:table-cell>
          <table:table-cell office:value-type="float" office:value="142.8513" calcext:value-type="float">
            <text:p>142.8513</text:p>
          </table:table-cell>
          <table:table-cell office:value-type="float" office:value="35.70942" calcext:value-type="float">
            <text:p>35.70942</text:p>
          </table:table-cell>
          <table:table-cell office:value-type="float" office:value="0" calcext:value-type="float">
            <text:p>0</text:p>
          </table:table-cell>
          <table:table-cell office:value-type="float" office:value="-0.0004931143" calcext:value-type="float">
            <text:p>-0.0004931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3.3647" calcext:value-type="float">
            <text:p>-153.3647</text:p>
          </table:table-cell>
          <table:table-cell office:value-type="float" office:value="0" calcext:value-type="float">
            <text:p>0</text:p>
          </table:table-cell>
          <table:table-cell office:value-type="float" office:value="6.093125" calcext:value-type="float">
            <text:p>6.09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711.9652" calcext:value-type="float">
            <text:p>711.9652</text:p>
          </table:table-cell>
          <table:table-cell office:value-type="float" office:value="13177.51" calcext:value-type="float">
            <text:p>13177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.629" calcext:value-type="float">
            <text:p>-165.629</text:p>
          </table:table-cell>
          <table:table-cell office:value-type="float" office:value="420.6815" calcext:value-type="float">
            <text:p>420.6815</text:p>
          </table:table-cell>
          <table:table-cell office:value-type="float" office:value="0" calcext:value-type="float">
            <text:p>0</text:p>
          </table:table-cell>
          <table:table-cell office:value-type="float" office:value="146.9574" calcext:value-type="float">
            <text:p>146.9574</text:p>
          </table:table-cell>
          <table:table-cell office:value-type="float" office:value="493.9048" calcext:value-type="float">
            <text:p>493.9048</text:p>
          </table:table-cell>
          <table:table-cell office:value-type="float" office:value="0.07505997" calcext:value-type="float">
            <text:p>0.07505997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5.5542" calcext:value-type="float">
            <text:p>-165.5542</text:p>
          </table:table-cell>
          <table:table-cell office:value-type="float" office:value="0" calcext:value-type="float">
            <text:p>0</text:p>
          </table:table-cell>
          <table:table-cell office:value-type="float" office:value="345.0811" calcext:value-type="float">
            <text:p>345.0811</text:p>
          </table:table-cell>
          <table:table-cell office:value-type="float" office:value="1085.903" calcext:value-type="float">
            <text:p>1085.903</text:p>
          </table:table-cell>
          <table:table-cell office:value-type="float" office:value="1324.53" calcext:value-type="float">
            <text:p>1324.53</text:p>
          </table:table-cell>
          <table:table-cell office:value-type="float" office:value="1322.906" calcext:value-type="float">
            <text:p>1322.906</text:p>
          </table:table-cell>
          <table:table-cell office:value-type="float" office:value="797.9246" calcext:value-type="float">
            <text:p>797.9246</text:p>
          </table:table-cell>
          <table:table-cell office:value-type="float" office:value="1102.714" calcext:value-type="float">
            <text:p>1102.714</text:p>
          </table:table-cell>
          <table:table-cell office:value-type="float" office:value="419.2149" calcext:value-type="float">
            <text:p>419.2149</text:p>
          </table:table-cell>
          <table:table-cell office:value-type="float" office:value="1876.694" calcext:value-type="float">
            <text:p>1876.694</text:p>
          </table:table-cell>
          <table:table-cell office:value-type="float" office:value="2107.485" calcext:value-type="float">
            <text:p>2107.485</text:p>
          </table:table-cell>
          <table:table-cell office:value-type="float" office:value="1678.237" calcext:value-type="float">
            <text:p>1678.237</text:p>
          </table:table-cell>
          <table:table-cell office:value-type="float" office:value="585.499" calcext:value-type="float">
            <text:p>585.499</text:p>
          </table:table-cell>
          <table:table-cell office:value-type="float" office:value="570.8218" calcext:value-type="float">
            <text:p>570.8218</text:p>
          </table:table-cell>
          <table:table-cell office:value-type="float" office:value="142.8512" calcext:value-type="float">
            <text:p>142.8512</text:p>
          </table:table-cell>
          <table:table-cell office:value-type="float" office:value="35.7094" calcext:value-type="float">
            <text:p>35.7094</text:p>
          </table:table-cell>
          <table:table-cell office:value-type="float" office:value="0" calcext:value-type="float">
            <text:p>0</text:p>
          </table:table-cell>
          <table:table-cell office:value-type="float" office:value="-0.000496592" calcext:value-type="float">
            <text:p>-0.000496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1.7821" calcext:value-type="float">
            <text:p>-161.7821</text:p>
          </table:table-cell>
          <table:table-cell office:value-type="float" office:value="0" calcext:value-type="float">
            <text:p>0</text:p>
          </table:table-cell>
          <table:table-cell office:value-type="float" office:value="6.037127" calcext:value-type="float">
            <text:p>6.037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701.9233" calcext:value-type="float">
            <text:p>701.9233</text:p>
          </table:table-cell>
          <table:table-cell office:value-type="float" office:value="13179.48" calcext:value-type="float">
            <text:p>1317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6563" calcext:value-type="float">
            <text:p>-173.6563</text:p>
          </table:table-cell>
          <table:table-cell office:value-type="float" office:value="443.3633" calcext:value-type="float">
            <text:p>443.3633</text:p>
          </table:table-cell>
          <table:table-cell office:value-type="float" office:value="0" calcext:value-type="float">
            <text:p>0</text:p>
          </table:table-cell>
          <table:table-cell office:value-type="float" office:value="150.3132" calcext:value-type="float">
            <text:p>150.3132</text:p>
          </table:table-cell>
          <table:table-cell office:value-type="float" office:value="484.7271" calcext:value-type="float">
            <text:p>484.7271</text:p>
          </table:table-cell>
          <table:table-cell office:value-type="float" office:value="0.07545038" calcext:value-type="float">
            <text:p>0.07545038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3.5811" calcext:value-type="float">
            <text:p>-173.5811</text:p>
          </table:table-cell>
          <table:table-cell office:value-type="float" office:value="0" calcext:value-type="float">
            <text:p>0</text:p>
          </table:table-cell>
          <table:table-cell office:value-type="float" office:value="347.1898" calcext:value-type="float">
            <text:p>347.1898</text:p>
          </table:table-cell>
          <table:table-cell office:value-type="float" office:value="1085.626" calcext:value-type="float">
            <text:p>1085.626</text:p>
          </table:table-cell>
          <table:table-cell office:value-type="float" office:value="1324.288" calcext:value-type="float">
            <text:p>1324.288</text:p>
          </table:table-cell>
          <table:table-cell office:value-type="float" office:value="1322.715" calcext:value-type="float">
            <text:p>1322.715</text:p>
          </table:table-cell>
          <table:table-cell office:value-type="float" office:value="797.7939" calcext:value-type="float">
            <text:p>797.7939</text:p>
          </table:table-cell>
          <table:table-cell office:value-type="float" office:value="1102.639" calcext:value-type="float">
            <text:p>1102.639</text:p>
          </table:table-cell>
          <table:table-cell office:value-type="float" office:value="419.1982" calcext:value-type="float">
            <text:p>419.1982</text:p>
          </table:table-cell>
          <table:table-cell office:value-type="float" office:value="1876.662" calcext:value-type="float">
            <text:p>1876.662</text:p>
          </table:table-cell>
          <table:table-cell office:value-type="float" office:value="2107.463" calcext:value-type="float">
            <text:p>2107.463</text:p>
          </table:table-cell>
          <table:table-cell office:value-type="float" office:value="1678.221" calcext:value-type="float">
            <text:p>1678.221</text:p>
          </table:table-cell>
          <table:table-cell office:value-type="float" office:value="585.498" calcext:value-type="float">
            <text:p>585.498</text:p>
          </table:table-cell>
          <table:table-cell office:value-type="float" office:value="570.8213" calcext:value-type="float">
            <text:p>570.8213</text:p>
          </table:table-cell>
          <table:table-cell office:value-type="float" office:value="142.8512" calcext:value-type="float">
            <text:p>142.8512</text:p>
          </table:table-cell>
          <table:table-cell office:value-type="float" office:value="35.70939" calcext:value-type="float">
            <text:p>35.70939</text:p>
          </table:table-cell>
          <table:table-cell office:value-type="float" office:value="0" calcext:value-type="float">
            <text:p>0</text:p>
          </table:table-cell>
          <table:table-cell office:value-type="float" office:value="-0.0005014165" calcext:value-type="float">
            <text:p>-0.0005014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9.7777" calcext:value-type="float">
            <text:p>-169.7777</text:p>
          </table:table-cell>
          <table:table-cell office:value-type="float" office:value="0" calcext:value-type="float">
            <text:p>0</text:p>
          </table:table-cell>
          <table:table-cell office:value-type="float" office:value="6.006023" calcext:value-type="float">
            <text:p>6.006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696.0889" calcext:value-type="float">
            <text:p>696.0889</text:p>
          </table:table-cell>
          <table:table-cell office:value-type="float" office:value="13180.55" calcext:value-type="float">
            <text:p>1318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.3745" calcext:value-type="float">
            <text:p>-178.3745</text:p>
          </table:table-cell>
          <table:table-cell office:value-type="float" office:value="457.1044" calcext:value-type="float">
            <text:p>457.1044</text:p>
          </table:table-cell>
          <table:table-cell office:value-type="float" office:value="0" calcext:value-type="float">
            <text:p>0</text:p>
          </table:table-cell>
          <table:table-cell office:value-type="float" office:value="150.788" calcext:value-type="float">
            <text:p>150.788</text:p>
          </table:table-cell>
          <table:table-cell office:value-type="float" office:value="479.756" calcext:value-type="float">
            <text:p>479.756</text:p>
          </table:table-cell>
          <table:table-cell office:value-type="float" office:value="0.07586639" calcext:value-type="float">
            <text:p>0.07586639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8.2989" calcext:value-type="float">
            <text:p>-178.2989</text:p>
          </table:table-cell>
          <table:table-cell office:value-type="float" office:value="0" calcext:value-type="float">
            <text:p>0</text:p>
          </table:table-cell>
          <table:table-cell office:value-type="float" office:value="348.4424" calcext:value-type="float">
            <text:p>348.4424</text:p>
          </table:table-cell>
          <table:table-cell office:value-type="float" office:value="1085.342" calcext:value-type="float">
            <text:p>1085.342</text:p>
          </table:table-cell>
          <table:table-cell office:value-type="float" office:value="1324.033" calcext:value-type="float">
            <text:p>1324.033</text:p>
          </table:table-cell>
          <table:table-cell office:value-type="float" office:value="1322.512" calcext:value-type="float">
            <text:p>1322.512</text:p>
          </table:table-cell>
          <table:table-cell office:value-type="float" office:value="797.6577" calcext:value-type="float">
            <text:p>797.6577</text:p>
          </table:table-cell>
          <table:table-cell office:value-type="float" office:value="1102.561" calcext:value-type="float">
            <text:p>1102.561</text:p>
          </table:table-cell>
          <table:table-cell office:value-type="float" office:value="419.1807" calcext:value-type="float">
            <text:p>419.1807</text:p>
          </table:table-cell>
          <table:table-cell office:value-type="float" office:value="1876.63" calcext:value-type="float">
            <text:p>1876.63</text:p>
          </table:table-cell>
          <table:table-cell office:value-type="float" office:value="2107.44" calcext:value-type="float">
            <text:p>2107.44</text:p>
          </table:table-cell>
          <table:table-cell office:value-type="float" office:value="1678.206" calcext:value-type="float">
            <text:p>1678.206</text:p>
          </table:table-cell>
          <table:table-cell office:value-type="float" office:value="585.4972" calcext:value-type="float">
            <text:p>585.4972</text:p>
          </table:table-cell>
          <table:table-cell office:value-type="float" office:value="570.8207" calcext:value-type="float">
            <text:p>570.8207</text:p>
          </table:table-cell>
          <table:table-cell office:value-type="float" office:value="142.8512" calcext:value-type="float">
            <text:p>142.8512</text:p>
          </table:table-cell>
          <table:table-cell office:value-type="float" office:value="35.70938" calcext:value-type="float">
            <text:p>35.70938</text:p>
          </table:table-cell>
          <table:table-cell office:value-type="float" office:value="0" calcext:value-type="float">
            <text:p>0</text:p>
          </table:table-cell>
          <table:table-cell office:value-type="float" office:value="-0.0005048421" calcext:value-type="float">
            <text:p>-0.0005048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4.4695" calcext:value-type="float">
            <text:p>-174.4695</text:p>
          </table:table-cell>
          <table:table-cell office:value-type="float" office:value="0" calcext:value-type="float">
            <text:p>0</text:p>
          </table:table-cell>
          <table:table-cell office:value-type="float" office:value="5.979195" calcext:value-type="float">
            <text:p>5.979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689.3063" calcext:value-type="float">
            <text:p>689.3063</text:p>
          </table:table-cell>
          <table:table-cell office:value-type="float" office:value="13183.13" calcext:value-type="float">
            <text:p>1318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4718" calcext:value-type="float">
            <text:p>-182.4718</text:p>
          </table:table-cell>
          <table:table-cell office:value-type="float" office:value="460.7715" calcext:value-type="float">
            <text:p>460.7715</text:p>
          </table:table-cell>
          <table:table-cell office:value-type="float" office:value="0" calcext:value-type="float">
            <text:p>0</text:p>
          </table:table-cell>
          <table:table-cell office:value-type="float" office:value="136.8669" calcext:value-type="float">
            <text:p>136.8669</text:p>
          </table:table-cell>
          <table:table-cell office:value-type="float" office:value="473.9228" calcext:value-type="float">
            <text:p>473.9228</text:p>
          </table:table-cell>
          <table:table-cell office:value-type="float" office:value="0.07624172" calcext:value-type="float">
            <text:p>0.07624172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82.3958" calcext:value-type="float">
            <text:p>-182.3958</text:p>
          </table:table-cell>
          <table:table-cell office:value-type="float" office:value="0" calcext:value-type="float">
            <text:p>0</text:p>
          </table:table-cell>
          <table:table-cell office:value-type="float" office:value="351.2392" calcext:value-type="float">
            <text:p>351.2392</text:p>
          </table:table-cell>
          <table:table-cell office:value-type="float" office:value="1085.006" calcext:value-type="float">
            <text:p>1085.006</text:p>
          </table:table-cell>
          <table:table-cell office:value-type="float" office:value="1323.748" calcext:value-type="float">
            <text:p>1323.748</text:p>
          </table:table-cell>
          <table:table-cell office:value-type="float" office:value="1322.29" calcext:value-type="float">
            <text:p>1322.29</text:p>
          </table:table-cell>
          <table:table-cell office:value-type="float" office:value="797.5126" calcext:value-type="float">
            <text:p>797.5126</text:p>
          </table:table-cell>
          <table:table-cell office:value-type="float" office:value="1102.48" calcext:value-type="float">
            <text:p>1102.48</text:p>
          </table:table-cell>
          <table:table-cell office:value-type="float" office:value="419.1618" calcext:value-type="float">
            <text:p>419.1618</text:p>
          </table:table-cell>
          <table:table-cell office:value-type="float" office:value="1876.586" calcext:value-type="float">
            <text:p>1876.586</text:p>
          </table:table-cell>
          <table:table-cell office:value-type="float" office:value="2107.418" calcext:value-type="float">
            <text:p>2107.418</text:p>
          </table:table-cell>
          <table:table-cell office:value-type="float" office:value="1678.191" calcext:value-type="float">
            <text:p>1678.191</text:p>
          </table:table-cell>
          <table:table-cell office:value-type="float" office:value="585.4963" calcext:value-type="float">
            <text:p>585.4963</text:p>
          </table:table-cell>
          <table:table-cell office:value-type="float" office:value="570.8201" calcext:value-type="float">
            <text:p>570.8201</text:p>
          </table:table-cell>
          <table:table-cell office:value-type="float" office:value="142.8511" calcext:value-type="float">
            <text:p>142.8511</text:p>
          </table:table-cell>
          <table:table-cell office:value-type="float" office:value="35.70937" calcext:value-type="float">
            <text:p>35.70937</text:p>
          </table:table-cell>
          <table:table-cell office:value-type="float" office:value="0" calcext:value-type="float">
            <text:p>0</text:p>
          </table:table-cell>
          <table:table-cell office:value-type="float" office:value="-0.0005135625" calcext:value-type="float">
            <text:p>-0.00051356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8.595" calcext:value-type="float">
            <text:p>-178.595</text:p>
          </table:table-cell>
          <table:table-cell office:value-type="float" office:value="0" calcext:value-type="float">
            <text:p>0</text:p>
          </table:table-cell>
          <table:table-cell office:value-type="float" office:value="6.005504" calcext:value-type="float">
            <text:p>6.005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678.1418" calcext:value-type="float">
            <text:p>678.1418</text:p>
          </table:table-cell>
          <table:table-cell office:value-type="float" office:value="13184.9" calcext:value-type="float">
            <text:p>131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.7394" calcext:value-type="float">
            <text:p>-191.7394</text:p>
          </table:table-cell>
          <table:table-cell office:value-type="float" office:value="486.3764" calcext:value-type="float">
            <text:p>486.3764</text:p>
          </table:table-cell>
          <table:table-cell office:value-type="float" office:value="0" calcext:value-type="float">
            <text:p>0</text:p>
          </table:table-cell>
          <table:table-cell office:value-type="float" office:value="142.0765" calcext:value-type="float">
            <text:p>142.0765</text:p>
          </table:table-cell>
          <table:table-cell office:value-type="float" office:value="463.8601" calcext:value-type="float">
            <text:p>463.8601</text:p>
          </table:table-cell>
          <table:table-cell office:value-type="float" office:value="0.07670461" calcext:value-type="float">
            <text:p>0.07670461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1.6629" calcext:value-type="float">
            <text:p>-191.6629</text:p>
          </table:table-cell>
          <table:table-cell office:value-type="float" office:value="0" calcext:value-type="float">
            <text:p>0</text:p>
          </table:table-cell>
          <table:table-cell office:value-type="float" office:value="353.2431" calcext:value-type="float">
            <text:p>353.2431</text:p>
          </table:table-cell>
          <table:table-cell office:value-type="float" office:value="1084.624" calcext:value-type="float">
            <text:p>1084.624</text:p>
          </table:table-cell>
          <table:table-cell office:value-type="float" office:value="1323.419" calcext:value-type="float">
            <text:p>1323.419</text:p>
          </table:table-cell>
          <table:table-cell office:value-type="float" office:value="1322.032" calcext:value-type="float">
            <text:p>1322.032</text:p>
          </table:table-cell>
          <table:table-cell office:value-type="float" office:value="797.3483" calcext:value-type="float">
            <text:p>797.3483</text:p>
          </table:table-cell>
          <table:table-cell office:value-type="float" office:value="1102.388" calcext:value-type="float">
            <text:p>1102.388</text:p>
          </table:table-cell>
          <table:table-cell office:value-type="float" office:value="419.1393" calcext:value-type="float">
            <text:p>419.1393</text:p>
          </table:table-cell>
          <table:table-cell office:value-type="float" office:value="1876.54" calcext:value-type="float">
            <text:p>1876.54</text:p>
          </table:table-cell>
          <table:table-cell office:value-type="float" office:value="2107.395" calcext:value-type="float">
            <text:p>2107.395</text:p>
          </table:table-cell>
          <table:table-cell office:value-type="float" office:value="1678.175" calcext:value-type="float">
            <text:p>1678.175</text:p>
          </table:table-cell>
          <table:table-cell office:value-type="float" office:value="585.4954" calcext:value-type="float">
            <text:p>585.4954</text:p>
          </table:table-cell>
          <table:table-cell office:value-type="float" office:value="570.8196" calcext:value-type="float">
            <text:p>570.8196</text:p>
          </table:table-cell>
          <table:table-cell office:value-type="float" office:value="142.8511" calcext:value-type="float">
            <text:p>142.8511</text:p>
          </table:table-cell>
          <table:table-cell office:value-type="float" office:value="35.70936" calcext:value-type="float">
            <text:p>35.70936</text:p>
          </table:table-cell>
          <table:table-cell office:value-type="float" office:value="0" calcext:value-type="float">
            <text:p>0</text:p>
          </table:table-cell>
          <table:table-cell office:value-type="float" office:value="-0.0005279388" calcext:value-type="float">
            <text:p>-0.00052793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7.898" calcext:value-type="float">
            <text:p>-187.898</text:p>
          </table:table-cell>
          <table:table-cell office:value-type="float" office:value="0" calcext:value-type="float">
            <text:p>0</text:p>
          </table:table-cell>
          <table:table-cell office:value-type="float" office:value="6.040475" calcext:value-type="float">
            <text:p>6.04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673.0251" calcext:value-type="float">
            <text:p>673.0251</text:p>
          </table:table-cell>
          <table:table-cell office:value-type="float" office:value="13185.73" calcext:value-type="float">
            <text:p>1318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9395" calcext:value-type="float">
            <text:p>-195.9395</text:p>
          </table:table-cell>
          <table:table-cell office:value-type="float" office:value="497.4576" calcext:value-type="float">
            <text:p>497.4576</text:p>
          </table:table-cell>
          <table:table-cell office:value-type="float" office:value="0" calcext:value-type="float">
            <text:p>0</text:p>
          </table:table-cell>
          <table:table-cell office:value-type="float" office:value="141.3441" calcext:value-type="float">
            <text:p>141.3441</text:p>
          </table:table-cell>
          <table:table-cell office:value-type="float" office:value="459.7921" calcext:value-type="float">
            <text:p>459.7921</text:p>
          </table:table-cell>
          <table:table-cell office:value-type="float" office:value="0.07716732" calcext:value-type="float">
            <text:p>0.07716732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5.8625" calcext:value-type="float">
            <text:p>-195.8625</text:p>
          </table:table-cell>
          <table:table-cell office:value-type="float" office:value="0" calcext:value-type="float">
            <text:p>0</text:p>
          </table:table-cell>
          <table:table-cell office:value-type="float" office:value="354.3224" calcext:value-type="float">
            <text:p>354.3224</text:p>
          </table:table-cell>
          <table:table-cell office:value-type="float" office:value="1084.276" calcext:value-type="float">
            <text:p>1084.276</text:p>
          </table:table-cell>
          <table:table-cell office:value-type="float" office:value="1323.107" calcext:value-type="float">
            <text:p>1323.107</text:p>
          </table:table-cell>
          <table:table-cell office:value-type="float" office:value="1321.78" calcext:value-type="float">
            <text:p>1321.78</text:p>
          </table:table-cell>
          <table:table-cell office:value-type="float" office:value="797.1768" calcext:value-type="float">
            <text:p>797.1768</text:p>
          </table:table-cell>
          <table:table-cell office:value-type="float" office:value="1102.288" calcext:value-type="float">
            <text:p>1102.288</text:p>
          </table:table-cell>
          <table:table-cell office:value-type="float" office:value="419.1158" calcext:value-type="float">
            <text:p>419.1158</text:p>
          </table:table-cell>
          <table:table-cell office:value-type="float" office:value="1876.491" calcext:value-type="float">
            <text:p>1876.491</text:p>
          </table:table-cell>
          <table:table-cell office:value-type="float" office:value="2107.371" calcext:value-type="float">
            <text:p>2107.371</text:p>
          </table:table-cell>
          <table:table-cell office:value-type="float" office:value="1678.16" calcext:value-type="float">
            <text:p>1678.16</text:p>
          </table:table-cell>
          <table:table-cell office:value-type="float" office:value="585.4944" calcext:value-type="float">
            <text:p>585.4944</text:p>
          </table:table-cell>
          <table:table-cell office:value-type="float" office:value="570.819" calcext:value-type="float">
            <text:p>570.819</text:p>
          </table:table-cell>
          <table:table-cell office:value-type="float" office:value="142.8511" calcext:value-type="float">
            <text:p>142.8511</text:p>
          </table:table-cell>
          <table:table-cell office:value-type="float" office:value="35.70935" calcext:value-type="float">
            <text:p>35.70935</text:p>
          </table:table-cell>
          <table:table-cell office:value-type="float" office:value="0" calcext:value-type="float">
            <text:p>0</text:p>
          </table:table-cell>
          <table:table-cell office:value-type="float" office:value="-0.0005356406" calcext:value-type="float">
            <text:p>-0.0005356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2.0915" calcext:value-type="float">
            <text:p>-192.0915</text:p>
          </table:table-cell>
          <table:table-cell office:value-type="float" office:value="0" calcext:value-type="float">
            <text:p>0</text:p>
          </table:table-cell>
          <table:table-cell office:value-type="float" office:value="6.033287" calcext:value-type="float">
            <text:p>6.03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668.816" calcext:value-type="float">
            <text:p>668.816</text:p>
          </table:table-cell>
          <table:table-cell office:value-type="float" office:value="13186.59" calcext:value-type="float">
            <text:p>13186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.2047" calcext:value-type="float">
            <text:p>-199.2047</text:p>
          </table:table-cell>
          <table:table-cell office:value-type="float" office:value="505.5139" calcext:value-type="float">
            <text:p>505.5139</text:p>
          </table:table-cell>
          <table:table-cell office:value-type="float" office:value="0" calcext:value-type="float">
            <text:p>0</text:p>
          </table:table-cell>
          <table:table-cell office:value-type="float" office:value="137.5438" calcext:value-type="float">
            <text:p>137.5438</text:p>
          </table:table-cell>
          <table:table-cell office:value-type="float" office:value="456.6388" calcext:value-type="float">
            <text:p>456.6388</text:p>
          </table:table-cell>
          <table:table-cell office:value-type="float" office:value="0.07762116" calcext:value-type="float">
            <text:p>0.07762116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9.1273" calcext:value-type="float">
            <text:p>-199.1273</text:p>
          </table:table-cell>
          <table:table-cell office:value-type="float" office:value="0" calcext:value-type="float">
            <text:p>0</text:p>
          </table:table-cell>
          <table:table-cell office:value-type="float" office:value="355.4489" calcext:value-type="float">
            <text:p>355.4489</text:p>
          </table:table-cell>
          <table:table-cell office:value-type="float" office:value="1083.918" calcext:value-type="float">
            <text:p>1083.918</text:p>
          </table:table-cell>
          <table:table-cell office:value-type="float" office:value="1322.79" calcext:value-type="float">
            <text:p>1322.79</text:p>
          </table:table-cell>
          <table:table-cell office:value-type="float" office:value="1321.521" calcext:value-type="float">
            <text:p>1321.521</text:p>
          </table:table-cell>
          <table:table-cell office:value-type="float" office:value="797.0038" calcext:value-type="float">
            <text:p>797.0038</text:p>
          </table:table-cell>
          <table:table-cell office:value-type="float" office:value="1102.188" calcext:value-type="float">
            <text:p>1102.188</text:p>
          </table:table-cell>
          <table:table-cell office:value-type="float" office:value="419.0921" calcext:value-type="float">
            <text:p>419.0921</text:p>
          </table:table-cell>
          <table:table-cell office:value-type="float" office:value="1876.443" calcext:value-type="float">
            <text:p>1876.443</text:p>
          </table:table-cell>
          <table:table-cell office:value-type="float" office:value="2107.347" calcext:value-type="float">
            <text:p>2107.347</text:p>
          </table:table-cell>
          <table:table-cell office:value-type="float" office:value="1678.144" calcext:value-type="float">
            <text:p>1678.144</text:p>
          </table:table-cell>
          <table:table-cell office:value-type="float" office:value="585.4935" calcext:value-type="float">
            <text:p>585.4935</text:p>
          </table:table-cell>
          <table:table-cell office:value-type="float" office:value="570.8184" calcext:value-type="float">
            <text:p>570.8184</text:p>
          </table:table-cell>
          <table:table-cell office:value-type="float" office:value="142.851" calcext:value-type="float">
            <text:p>142.851</text:p>
          </table:table-cell>
          <table:table-cell office:value-type="float" office:value="35.70934" calcext:value-type="float">
            <text:p>35.70934</text:p>
          </table:table-cell>
          <table:table-cell office:value-type="float" office:value="0" calcext:value-type="float">
            <text:p>0</text:p>
          </table:table-cell>
          <table:table-cell office:value-type="float" office:value="-0.0005443368" calcext:value-type="float">
            <text:p>-0.00054433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5.3491" calcext:value-type="float">
            <text:p>-195.3491</text:p>
          </table:table-cell>
          <table:table-cell office:value-type="float" office:value="0" calcext:value-type="float">
            <text:p>0</text:p>
          </table:table-cell>
          <table:table-cell office:value-type="float" office:value="6.025626" calcext:value-type="float">
            <text:p>6.0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665.7413" calcext:value-type="float">
            <text:p>665.7413</text:p>
          </table:table-cell>
          <table:table-cell office:value-type="float" office:value="13187.26" calcext:value-type="float">
            <text:p>1318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5177" calcext:value-type="float">
            <text:p>-201.5177</text:p>
          </table:table-cell>
          <table:table-cell office:value-type="float" office:value="510.1976" calcext:value-type="float">
            <text:p>510.1976</text:p>
          </table:table-cell>
          <table:table-cell office:value-type="float" office:value="0" calcext:value-type="float">
            <text:p>0</text:p>
          </table:table-cell>
          <table:table-cell office:value-type="float" office:value="132.8996" calcext:value-type="float">
            <text:p>132.8996</text:p>
          </table:table-cell>
          <table:table-cell office:value-type="float" office:value="454.564" calcext:value-type="float">
            <text:p>454.564</text:p>
          </table:table-cell>
          <table:table-cell office:value-type="float" office:value="0.07805176" calcext:value-type="float">
            <text:p>0.07805176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1.4399" calcext:value-type="float">
            <text:p>-201.4399</text:p>
          </table:table-cell>
          <table:table-cell office:value-type="float" office:value="0" calcext:value-type="float">
            <text:p>0</text:p>
          </table:table-cell>
          <table:table-cell office:value-type="float" office:value="356.3885" calcext:value-type="float">
            <text:p>356.3885</text:p>
          </table:table-cell>
          <table:table-cell office:value-type="float" office:value="1083.577" calcext:value-type="float">
            <text:p>1083.577</text:p>
          </table:table-cell>
          <table:table-cell office:value-type="float" office:value="1322.483" calcext:value-type="float">
            <text:p>1322.483</text:p>
          </table:table-cell>
          <table:table-cell office:value-type="float" office:value="1321.276" calcext:value-type="float">
            <text:p>1321.276</text:p>
          </table:table-cell>
          <table:table-cell office:value-type="float" office:value="796.839" calcext:value-type="float">
            <text:p>796.839</text:p>
          </table:table-cell>
          <table:table-cell office:value-type="float" office:value="1102.089" calcext:value-type="float">
            <text:p>1102.089</text:p>
          </table:table-cell>
          <table:table-cell office:value-type="float" office:value="419.0682" calcext:value-type="float">
            <text:p>419.0682</text:p>
          </table:table-cell>
          <table:table-cell office:value-type="float" office:value="1876.394" calcext:value-type="float">
            <text:p>1876.394</text:p>
          </table:table-cell>
          <table:table-cell office:value-type="float" office:value="2107.323" calcext:value-type="float">
            <text:p>2107.323</text:p>
          </table:table-cell>
          <table:table-cell office:value-type="float" office:value="1678.128" calcext:value-type="float">
            <text:p>1678.128</text:p>
          </table:table-cell>
          <table:table-cell office:value-type="float" office:value="585.4926" calcext:value-type="float">
            <text:p>585.4926</text:p>
          </table:table-cell>
          <table:table-cell office:value-type="float" office:value="570.8179" calcext:value-type="float">
            <text:p>570.8179</text:p>
          </table:table-cell>
          <table:table-cell office:value-type="float" office:value="142.851" calcext:value-type="float">
            <text:p>142.851</text:p>
          </table:table-cell>
          <table:table-cell office:value-type="float" office:value="35.70933" calcext:value-type="float">
            <text:p>35.70933</text:p>
          </table:table-cell>
          <table:table-cell office:value-type="float" office:value="0" calcext:value-type="float">
            <text:p>0</text:p>
          </table:table-cell>
          <table:table-cell office:value-type="float" office:value="-0.0005521777" calcext:value-type="float">
            <text:p>-0.00055217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7.6665" calcext:value-type="float">
            <text:p>-197.6665</text:p>
          </table:table-cell>
          <table:table-cell office:value-type="float" office:value="0" calcext:value-type="float">
            <text:p>0</text:p>
          </table:table-cell>
          <table:table-cell office:value-type="float" office:value="6.029718" calcext:value-type="float">
            <text:p>6.029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663.8246" calcext:value-type="float">
            <text:p>663.8246</text:p>
          </table:table-cell>
          <table:table-cell office:value-type="float" office:value="13187.4" calcext:value-type="float">
            <text:p>1318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.203" calcext:value-type="float">
            <text:p>-203.203</text:p>
          </table:table-cell>
          <table:table-cell office:value-type="float" office:value="513.1979" calcext:value-type="float">
            <text:p>513.1979</text:p>
          </table:table-cell>
          <table:table-cell office:value-type="float" office:value="0" calcext:value-type="float">
            <text:p>0</text:p>
          </table:table-cell>
          <table:table-cell office:value-type="float" office:value="131.0802" calcext:value-type="float">
            <text:p>131.0802</text:p>
          </table:table-cell>
          <table:table-cell office:value-type="float" office:value="453.5251" calcext:value-type="float">
            <text:p>453.5251</text:p>
          </table:table-cell>
          <table:table-cell office:value-type="float" office:value="0.0785109" calcext:value-type="float">
            <text:p>0.0785109</text:p>
          </table:table-cell>
          <table:table-cell office:value-type="float" office:value="0" calcext:value-type="float">
            <text:p>0</text:p>
          </table:table-cell>
          <table:table-cell office:value-type="float" office:value="0.0002270115" calcext:value-type="float">
            <text:p>0.000227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3.1247" calcext:value-type="float">
            <text:p>-203.1247</text:p>
          </table:table-cell>
          <table:table-cell office:value-type="float" office:value="0" calcext:value-type="float">
            <text:p>0</text:p>
          </table:table-cell>
          <table:table-cell office:value-type="float" office:value="356.8151" calcext:value-type="float">
            <text:p>356.8151</text:p>
          </table:table-cell>
          <table:table-cell office:value-type="float" office:value="1083.287" calcext:value-type="float">
            <text:p>1083.287</text:p>
          </table:table-cell>
          <table:table-cell office:value-type="float" office:value="1322.213" calcext:value-type="float">
            <text:p>1322.213</text:p>
          </table:table-cell>
          <table:table-cell office:value-type="float" office:value="1321.047" calcext:value-type="float">
            <text:p>1321.047</text:p>
          </table:table-cell>
          <table:table-cell office:value-type="float" office:value="796.6819" calcext:value-type="float">
            <text:p>796.6819</text:p>
          </table:table-cell>
          <table:table-cell office:value-type="float" office:value="1101.993" calcext:value-type="float">
            <text:p>1101.993</text:p>
          </table:table-cell>
          <table:table-cell office:value-type="float" office:value="419.0445" calcext:value-type="float">
            <text:p>419.0445</text:p>
          </table:table-cell>
          <table:table-cell office:value-type="float" office:value="1876.345" calcext:value-type="float">
            <text:p>1876.345</text:p>
          </table:table-cell>
          <table:table-cell office:value-type="float" office:value="2107.295" calcext:value-type="float">
            <text:p>2107.295</text:p>
          </table:table-cell>
          <table:table-cell office:value-type="float" office:value="1678.112" calcext:value-type="float">
            <text:p>1678.112</text:p>
          </table:table-cell>
          <table:table-cell office:value-type="float" office:value="585.4916" calcext:value-type="float">
            <text:p>585.4916</text:p>
          </table:table-cell>
          <table:table-cell office:value-type="float" office:value="570.8173" calcext:value-type="float">
            <text:p>570.8173</text:p>
          </table:table-cell>
          <table:table-cell office:value-type="float" office:value="142.851" calcext:value-type="float">
            <text:p>142.851</text:p>
          </table:table-cell>
          <table:table-cell office:value-type="float" office:value="35.70932" calcext:value-type="float">
            <text:p>35.70932</text:p>
          </table:table-cell>
          <table:table-cell office:value-type="float" office:value="0" calcext:value-type="float">
            <text:p>0</text:p>
          </table:table-cell>
          <table:table-cell office:value-type="float" office:value="-0.000556169" calcext:value-type="float">
            <text:p>-0.000556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9.3516" calcext:value-type="float">
            <text:p>-199.3516</text:p>
          </table:table-cell>
          <table:table-cell office:value-type="float" office:value="0" calcext:value-type="float">
            <text:p>0</text:p>
          </table:table-cell>
          <table:table-cell office:value-type="float" office:value="6.028657" calcext:value-type="float">
            <text:p>6.028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658.9099" calcext:value-type="float">
            <text:p>658.9099</text:p>
          </table:table-cell>
          <table:table-cell office:value-type="float" office:value="13187.89" calcext:value-type="float">
            <text:p>13187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1952" calcext:value-type="float">
            <text:p>-207.1952</text:p>
          </table:table-cell>
          <table:table-cell office:value-type="float" office:value="518.5566" calcext:value-type="float">
            <text:p>518.5566</text:p>
          </table:table-cell>
          <table:table-cell office:value-type="float" office:value="0" calcext:value-type="float">
            <text:p>0</text:p>
          </table:table-cell>
          <table:table-cell office:value-type="float" office:value="133.594" calcext:value-type="float">
            <text:p>133.594</text:p>
          </table:table-cell>
          <table:table-cell office:value-type="float" office:value="449.1565" calcext:value-type="float">
            <text:p>449.1565</text:p>
          </table:table-cell>
          <table:table-cell office:value-type="float" office:value="0.07872204" calcext:value-type="float">
            <text:p>0.07872204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23" calcext:value-type="float">
            <text:p>0.000507992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7.1627" calcext:value-type="float">
            <text:p>-207.1627</text:p>
          </table:table-cell>
          <table:table-cell office:value-type="float" office:value="0" calcext:value-type="float">
            <text:p>0</text:p>
          </table:table-cell>
          <table:table-cell office:value-type="float" office:value="357.6247" calcext:value-type="float">
            <text:p>357.6247</text:p>
          </table:table-cell>
          <table:table-cell office:value-type="float" office:value="1083.156" calcext:value-type="float">
            <text:p>1083.156</text:p>
          </table:table-cell>
          <table:table-cell office:value-type="float" office:value="1322.012" calcext:value-type="float">
            <text:p>1322.012</text:p>
          </table:table-cell>
          <table:table-cell office:value-type="float" office:value="1320.856" calcext:value-type="float">
            <text:p>1320.856</text:p>
          </table:table-cell>
          <table:table-cell office:value-type="float" office:value="796.5493" calcext:value-type="float">
            <text:p>796.5493</text:p>
          </table:table-cell>
          <table:table-cell office:value-type="float" office:value="1101.909" calcext:value-type="float">
            <text:p>1101.909</text:p>
          </table:table-cell>
          <table:table-cell office:value-type="float" office:value="419.0217" calcext:value-type="float">
            <text:p>419.0217</text:p>
          </table:table-cell>
          <table:table-cell office:value-type="float" office:value="1876.296" calcext:value-type="float">
            <text:p>1876.296</text:p>
          </table:table-cell>
          <table:table-cell office:value-type="float" office:value="2107.259" calcext:value-type="float">
            <text:p>2107.259</text:p>
          </table:table-cell>
          <table:table-cell office:value-type="float" office:value="1678.096" calcext:value-type="float">
            <text:p>1678.096</text:p>
          </table:table-cell>
          <table:table-cell office:value-type="float" office:value="585.4907" calcext:value-type="float">
            <text:p>585.4907</text:p>
          </table:table-cell>
          <table:table-cell office:value-type="float" office:value="570.8167" calcext:value-type="float">
            <text:p>570.8167</text:p>
          </table:table-cell>
          <table:table-cell office:value-type="float" office:value="142.8509" calcext:value-type="float">
            <text:p>142.8509</text:p>
          </table:table-cell>
          <table:table-cell office:value-type="float" office:value="35.70931" calcext:value-type="float">
            <text:p>35.70931</text:p>
          </table:table-cell>
          <table:table-cell office:value-type="float" office:value="0" calcext:value-type="float">
            <text:p>0</text:p>
          </table:table-cell>
          <table:table-cell office:value-type="float" office:value="-0.0006596672" calcext:value-type="float">
            <text:p>-0.00065966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3.65" calcext:value-type="float">
            <text:p>-203.65</text:p>
          </table:table-cell>
          <table:table-cell office:value-type="float" office:value="0" calcext:value-type="float">
            <text:p>0</text:p>
          </table:table-cell>
          <table:table-cell office:value-type="float" office:value="6.328392" calcext:value-type="float">
            <text:p>6.328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653.4135" calcext:value-type="float">
            <text:p>653.4135</text:p>
          </table:table-cell>
          <table:table-cell office:value-type="float" office:value="13188.51" calcext:value-type="float">
            <text:p>1318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.0415" calcext:value-type="float">
            <text:p>-212.0415</text:p>
          </table:table-cell>
          <table:table-cell office:value-type="float" office:value="532.8226" calcext:value-type="float">
            <text:p>532.8226</text:p>
          </table:table-cell>
          <table:table-cell office:value-type="float" office:value="0" calcext:value-type="float">
            <text:p>0</text:p>
          </table:table-cell>
          <table:table-cell office:value-type="float" office:value="136.4527" calcext:value-type="float">
            <text:p>136.4527</text:p>
          </table:table-cell>
          <table:table-cell office:value-type="float" office:value="444.4008" calcext:value-type="float">
            <text:p>444.4008</text:p>
          </table:table-cell>
          <table:table-cell office:value-type="float" office:value="0.07899333" calcext:value-type="float">
            <text:p>0.0789933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23" calcext:value-type="float">
            <text:p>0.000507992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2.0087" calcext:value-type="float">
            <text:p>-212.0087</text:p>
          </table:table-cell>
          <table:table-cell office:value-type="float" office:value="0" calcext:value-type="float">
            <text:p>0</text:p>
          </table:table-cell>
          <table:table-cell office:value-type="float" office:value="358.4368" calcext:value-type="float">
            <text:p>358.4368</text:p>
          </table:table-cell>
          <table:table-cell office:value-type="float" office:value="1082.935" calcext:value-type="float">
            <text:p>1082.935</text:p>
          </table:table-cell>
          <table:table-cell office:value-type="float" office:value="1321.803" calcext:value-type="float">
            <text:p>1321.803</text:p>
          </table:table-cell>
          <table:table-cell office:value-type="float" office:value="1320.677" calcext:value-type="float">
            <text:p>1320.677</text:p>
          </table:table-cell>
          <table:table-cell office:value-type="float" office:value="796.4208" calcext:value-type="float">
            <text:p>796.4208</text:p>
          </table:table-cell>
          <table:table-cell office:value-type="float" office:value="1101.832" calcext:value-type="float">
            <text:p>1101.832</text:p>
          </table:table-cell>
          <table:table-cell office:value-type="float" office:value="419.0005" calcext:value-type="float">
            <text:p>419.0005</text:p>
          </table:table-cell>
          <table:table-cell office:value-type="float" office:value="1876.248" calcext:value-type="float">
            <text:p>1876.248</text:p>
          </table:table-cell>
          <table:table-cell office:value-type="float" office:value="2107.223" calcext:value-type="float">
            <text:p>2107.223</text:p>
          </table:table-cell>
          <table:table-cell office:value-type="float" office:value="1678.08" calcext:value-type="float">
            <text:p>1678.08</text:p>
          </table:table-cell>
          <table:table-cell office:value-type="float" office:value="585.4898" calcext:value-type="float">
            <text:p>585.4898</text:p>
          </table:table-cell>
          <table:table-cell office:value-type="float" office:value="570.8161" calcext:value-type="float">
            <text:p>570.8161</text:p>
          </table:table-cell>
          <table:table-cell office:value-type="float" office:value="142.8509" calcext:value-type="float">
            <text:p>142.8509</text:p>
          </table:table-cell>
          <table:table-cell office:value-type="float" office:value="35.7093" calcext:value-type="float">
            <text:p>35.7093</text:p>
          </table:table-cell>
          <table:table-cell office:value-type="float" office:value="0" calcext:value-type="float">
            <text:p>0</text:p>
          </table:table-cell>
          <table:table-cell office:value-type="float" office:value="-0.0006661521" calcext:value-type="float">
            <text:p>-0.0006661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8.4441" calcext:value-type="float">
            <text:p>-208.4441</text:p>
          </table:table-cell>
          <table:table-cell office:value-type="float" office:value="0" calcext:value-type="float">
            <text:p>0</text:p>
          </table:table-cell>
          <table:table-cell office:value-type="float" office:value="6.275543" calcext:value-type="float">
            <text:p>6.275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642.7876" calcext:value-type="float">
            <text:p>642.7876</text:p>
          </table:table-cell>
          <table:table-cell office:value-type="float" office:value="13190.22" calcext:value-type="float">
            <text:p>1319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9026" calcext:value-type="float">
            <text:p>-220.9026</text:p>
          </table:table-cell>
          <table:table-cell office:value-type="float" office:value="558.0095" calcext:value-type="float">
            <text:p>558.0095</text:p>
          </table:table-cell>
          <table:table-cell office:value-type="float" office:value="0" calcext:value-type="float">
            <text:p>0</text:p>
          </table:table-cell>
          <table:table-cell office:value-type="float" office:value="142.1457" calcext:value-type="float">
            <text:p>142.1457</text:p>
          </table:table-cell>
          <table:table-cell office:value-type="float" office:value="434.6761" calcext:value-type="float">
            <text:p>434.6761</text:p>
          </table:table-cell>
          <table:table-cell office:value-type="float" office:value="0.0793362" calcext:value-type="float">
            <text:p>0.0793362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23" calcext:value-type="float">
            <text:p>0.000507992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0.8694" calcext:value-type="float">
            <text:p>-220.8694</text:p>
          </table:table-cell>
          <table:table-cell office:value-type="float" office:value="0" calcext:value-type="float">
            <text:p>0</text:p>
          </table:table-cell>
          <table:table-cell office:value-type="float" office:value="360.3039" calcext:value-type="float">
            <text:p>360.3039</text:p>
          </table:table-cell>
          <table:table-cell office:value-type="float" office:value="1082.645" calcext:value-type="float">
            <text:p>1082.645</text:p>
          </table:table-cell>
          <table:table-cell office:value-type="float" office:value="1321.556" calcext:value-type="float">
            <text:p>1321.556</text:p>
          </table:table-cell>
          <table:table-cell office:value-type="float" office:value="1320.482" calcext:value-type="float">
            <text:p>1320.482</text:p>
          </table:table-cell>
          <table:table-cell office:value-type="float" office:value="796.2869" calcext:value-type="float">
            <text:p>796.2869</text:p>
          </table:table-cell>
          <table:table-cell office:value-type="float" office:value="1101.754" calcext:value-type="float">
            <text:p>1101.754</text:p>
          </table:table-cell>
          <table:table-cell office:value-type="float" office:value="418.9803" calcext:value-type="float">
            <text:p>418.9803</text:p>
          </table:table-cell>
          <table:table-cell office:value-type="float" office:value="1876.201" calcext:value-type="float">
            <text:p>1876.201</text:p>
          </table:table-cell>
          <table:table-cell office:value-type="float" office:value="2107.195" calcext:value-type="float">
            <text:p>2107.195</text:p>
          </table:table-cell>
          <table:table-cell office:value-type="float" office:value="1678.064" calcext:value-type="float">
            <text:p>1678.064</text:p>
          </table:table-cell>
          <table:table-cell office:value-type="float" office:value="585.4888" calcext:value-type="float">
            <text:p>585.4888</text:p>
          </table:table-cell>
          <table:table-cell office:value-type="float" office:value="570.8155" calcext:value-type="float">
            <text:p>570.8155</text:p>
          </table:table-cell>
          <table:table-cell office:value-type="float" office:value="142.8508" calcext:value-type="float">
            <text:p>142.8508</text:p>
          </table:table-cell>
          <table:table-cell office:value-type="float" office:value="35.70929" calcext:value-type="float">
            <text:p>35.70929</text:p>
          </table:table-cell>
          <table:table-cell office:value-type="float" office:value="0" calcext:value-type="float">
            <text:p>0</text:p>
          </table:table-cell>
          <table:table-cell office:value-type="float" office:value="-0.0006797555" calcext:value-type="float">
            <text:p>-0.00067975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7.2744" calcext:value-type="float">
            <text:p>-217.2744</text:p>
          </table:table-cell>
          <table:table-cell office:value-type="float" office:value="0" calcext:value-type="float">
            <text:p>0</text:p>
          </table:table-cell>
          <table:table-cell office:value-type="float" office:value="6.244085" calcext:value-type="float">
            <text:p>6.244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633.8864" calcext:value-type="float">
            <text:p>633.8864</text:p>
          </table:table-cell>
          <table:table-cell office:value-type="float" office:value="13191.77" calcext:value-type="float">
            <text:p>13191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.1979" calcext:value-type="float">
            <text:p>-228.1979</text:p>
          </table:table-cell>
          <table:table-cell office:value-type="float" office:value="578.8625" calcext:value-type="float">
            <text:p>578.8625</text:p>
          </table:table-cell>
          <table:table-cell office:value-type="float" office:value="0" calcext:value-type="float">
            <text:p>0</text:p>
          </table:table-cell>
          <table:table-cell office:value-type="float" office:value="145.4075" calcext:value-type="float">
            <text:p>145.4075</text:p>
          </table:table-cell>
          <table:table-cell office:value-type="float" office:value="426.7711" calcext:value-type="float">
            <text:p>426.7711</text:p>
          </table:table-cell>
          <table:table-cell office:value-type="float" office:value="0.07968848" calcext:value-type="float">
            <text:p>0.07968848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23" calcext:value-type="float">
            <text:p>0.000507992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8.1644" calcext:value-type="float">
            <text:p>-228.1644</text:p>
          </table:table-cell>
          <table:table-cell office:value-type="float" office:value="0" calcext:value-type="float">
            <text:p>0</text:p>
          </table:table-cell>
          <table:table-cell office:value-type="float" office:value="362.0466" calcext:value-type="float">
            <text:p>362.0466</text:p>
          </table:table-cell>
          <table:table-cell office:value-type="float" office:value="1082.313" calcext:value-type="float">
            <text:p>1082.313</text:p>
          </table:table-cell>
          <table:table-cell office:value-type="float" office:value="1321.269" calcext:value-type="float">
            <text:p>1321.269</text:p>
          </table:table-cell>
          <table:table-cell office:value-type="float" office:value="1320.255" calcext:value-type="float">
            <text:p>1320.255</text:p>
          </table:table-cell>
          <table:table-cell office:value-type="float" office:value="796.1389" calcext:value-type="float">
            <text:p>796.1389</text:p>
          </table:table-cell>
          <table:table-cell office:value-type="float" office:value="1101.666" calcext:value-type="float">
            <text:p>1101.666</text:p>
          </table:table-cell>
          <table:table-cell office:value-type="float" office:value="418.9578" calcext:value-type="float">
            <text:p>418.9578</text:p>
          </table:table-cell>
          <table:table-cell office:value-type="float" office:value="1876.153" calcext:value-type="float">
            <text:p>1876.153</text:p>
          </table:table-cell>
          <table:table-cell office:value-type="float" office:value="2107.17" calcext:value-type="float">
            <text:p>2107.17</text:p>
          </table:table-cell>
          <table:table-cell office:value-type="float" office:value="1678.048" calcext:value-type="float">
            <text:p>1678.048</text:p>
          </table:table-cell>
          <table:table-cell office:value-type="float" office:value="585.4879" calcext:value-type="float">
            <text:p>585.4879</text:p>
          </table:table-cell>
          <table:table-cell office:value-type="float" office:value="570.8149" calcext:value-type="float">
            <text:p>570.8149</text:p>
          </table:table-cell>
          <table:table-cell office:value-type="float" office:value="142.8508" calcext:value-type="float">
            <text:p>142.8508</text:p>
          </table:table-cell>
          <table:table-cell office:value-type="float" office:value="35.70927" calcext:value-type="float">
            <text:p>35.70927</text:p>
          </table:table-cell>
          <table:table-cell office:value-type="float" office:value="0" calcext:value-type="float">
            <text:p>0</text:p>
          </table:table-cell>
          <table:table-cell office:value-type="float" office:value="-0.0006927003" calcext:value-type="float">
            <text:p>-0.0006927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4.5458" calcext:value-type="float">
            <text:p>-224.5458</text:p>
          </table:table-cell>
          <table:table-cell office:value-type="float" office:value="0" calcext:value-type="float">
            <text:p>0</text:p>
          </table:table-cell>
          <table:table-cell office:value-type="float" office:value="6.219855" calcext:value-type="float">
            <text:p>6.219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629.4" calcext:value-type="float">
            <text:p>629.4</text:p>
          </table:table-cell>
          <table:table-cell office:value-type="float" office:value="13192.91" calcext:value-type="float">
            <text:p>13192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1.4142" calcext:value-type="float">
            <text:p>-231.4142</text:p>
          </table:table-cell>
          <table:table-cell office:value-type="float" office:value="585.0466" calcext:value-type="float">
            <text:p>585.0466</text:p>
          </table:table-cell>
          <table:table-cell office:value-type="float" office:value="0" calcext:value-type="float">
            <text:p>0</text:p>
          </table:table-cell>
          <table:table-cell office:value-type="float" office:value="139.4557" calcext:value-type="float">
            <text:p>139.4557</text:p>
          </table:table-cell>
          <table:table-cell office:value-type="float" office:value="423.3137" calcext:value-type="float">
            <text:p>423.3137</text:p>
          </table:table-cell>
          <table:table-cell office:value-type="float" office:value="0.08003514" calcext:value-type="float">
            <text:p>0.08003514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23" calcext:value-type="float">
            <text:p>0.000507992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1.3803" calcext:value-type="float">
            <text:p>-231.3803</text:p>
          </table:table-cell>
          <table:table-cell office:value-type="float" office:value="0" calcext:value-type="float">
            <text:p>0</text:p>
          </table:table-cell>
          <table:table-cell office:value-type="float" office:value="363.4814" calcext:value-type="float">
            <text:p>363.4814</text:p>
          </table:table-cell>
          <table:table-cell office:value-type="float" office:value="1081.951" calcext:value-type="float">
            <text:p>1081.951</text:p>
          </table:table-cell>
          <table:table-cell office:value-type="float" office:value="1320.954" calcext:value-type="float">
            <text:p>1320.954</text:p>
          </table:table-cell>
          <table:table-cell office:value-type="float" office:value="1320.007" calcext:value-type="float">
            <text:p>1320.007</text:p>
          </table:table-cell>
          <table:table-cell office:value-type="float" office:value="795.9695" calcext:value-type="float">
            <text:p>795.9695</text:p>
          </table:table-cell>
          <table:table-cell office:value-type="float" office:value="1101.567" calcext:value-type="float">
            <text:p>1101.567</text:p>
          </table:table-cell>
          <table:table-cell office:value-type="float" office:value="418.9341" calcext:value-type="float">
            <text:p>418.9341</text:p>
          </table:table-cell>
          <table:table-cell office:value-type="float" office:value="1876.104" calcext:value-type="float">
            <text:p>1876.104</text:p>
          </table:table-cell>
          <table:table-cell office:value-type="float" office:value="2107.137" calcext:value-type="float">
            <text:p>2107.137</text:p>
          </table:table-cell>
          <table:table-cell office:value-type="float" office:value="1678.032" calcext:value-type="float">
            <text:p>1678.032</text:p>
          </table:table-cell>
          <table:table-cell office:value-type="float" office:value="585.4869" calcext:value-type="float">
            <text:p>585.4869</text:p>
          </table:table-cell>
          <table:table-cell office:value-type="float" office:value="570.8142" calcext:value-type="float">
            <text:p>570.8142</text:p>
          </table:table-cell>
          <table:table-cell office:value-type="float" office:value="142.8508" calcext:value-type="float">
            <text:p>142.8508</text:p>
          </table:table-cell>
          <table:table-cell office:value-type="float" office:value="35.70926" calcext:value-type="float">
            <text:p>35.70926</text:p>
          </table:table-cell>
          <table:table-cell office:value-type="float" office:value="0" calcext:value-type="float">
            <text:p>0</text:p>
          </table:table-cell>
          <table:table-cell office:value-type="float" office:value="-0.0007060479" calcext:value-type="float">
            <text:p>-0.0007060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7.7858" calcext:value-type="float">
            <text:p>-227.7858</text:p>
          </table:table-cell>
          <table:table-cell office:value-type="float" office:value="0" calcext:value-type="float">
            <text:p>0</text:p>
          </table:table-cell>
          <table:table-cell office:value-type="float" office:value="6.24336" calcext:value-type="float">
            <text:p>6.24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626.4313" calcext:value-type="float">
            <text:p>626.4313</text:p>
          </table:table-cell>
          <table:table-cell office:value-type="float" office:value="13193.35" calcext:value-type="float">
            <text:p>1319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.8292" calcext:value-type="float">
            <text:p>-233.8292</text:p>
          </table:table-cell>
          <table:table-cell office:value-type="float" office:value="590.8145" calcext:value-type="float">
            <text:p>590.8145</text:p>
          </table:table-cell>
          <table:table-cell office:value-type="float" office:value="0" calcext:value-type="float">
            <text:p>0</text:p>
          </table:table-cell>
          <table:table-cell office:value-type="float" office:value="136.3832" calcext:value-type="float">
            <text:p>136.3832</text:p>
          </table:table-cell>
          <table:table-cell office:value-type="float" office:value="421.3873" calcext:value-type="float">
            <text:p>421.3873</text:p>
          </table:table-cell>
          <table:table-cell office:value-type="float" office:value="0.08039187" calcext:value-type="float">
            <text:p>0.08039187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36" calcext:value-type="float">
            <text:p>0.000507993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3.795" calcext:value-type="float">
            <text:p>-233.795</text:p>
          </table:table-cell>
          <table:table-cell office:value-type="float" office:value="0" calcext:value-type="float">
            <text:p>0</text:p>
          </table:table-cell>
          <table:table-cell office:value-type="float" office:value="364.2439" calcext:value-type="float">
            <text:p>364.2439</text:p>
          </table:table-cell>
          <table:table-cell office:value-type="float" office:value="1081.584" calcext:value-type="float">
            <text:p>1081.584</text:p>
          </table:table-cell>
          <table:table-cell office:value-type="float" office:value="1320.627" calcext:value-type="float">
            <text:p>1320.627</text:p>
          </table:table-cell>
          <table:table-cell office:value-type="float" office:value="1319.746" calcext:value-type="float">
            <text:p>1319.746</text:p>
          </table:table-cell>
          <table:table-cell office:value-type="float" office:value="795.792" calcext:value-type="float">
            <text:p>795.792</text:p>
          </table:table-cell>
          <table:table-cell office:value-type="float" office:value="1101.462" calcext:value-type="float">
            <text:p>1101.462</text:p>
          </table:table-cell>
          <table:table-cell office:value-type="float" office:value="418.9091" calcext:value-type="float">
            <text:p>418.9091</text:p>
          </table:table-cell>
          <table:table-cell office:value-type="float" office:value="1876.055" calcext:value-type="float">
            <text:p>1876.055</text:p>
          </table:table-cell>
          <table:table-cell office:value-type="float" office:value="2107.101" calcext:value-type="float">
            <text:p>2107.101</text:p>
          </table:table-cell>
          <table:table-cell office:value-type="float" office:value="1678.016" calcext:value-type="float">
            <text:p>1678.016</text:p>
          </table:table-cell>
          <table:table-cell office:value-type="float" office:value="585.4859" calcext:value-type="float">
            <text:p>585.4859</text:p>
          </table:table-cell>
          <table:table-cell office:value-type="float" office:value="570.8136" calcext:value-type="float">
            <text:p>570.8136</text:p>
          </table:table-cell>
          <table:table-cell office:value-type="float" office:value="142.8507" calcext:value-type="float">
            <text:p>142.8507</text:p>
          </table:table-cell>
          <table:table-cell office:value-type="float" office:value="35.70925" calcext:value-type="float">
            <text:p>35.70925</text:p>
          </table:table-cell>
          <table:table-cell office:value-type="float" office:value="0" calcext:value-type="float">
            <text:p>0</text:p>
          </table:table-cell>
          <table:table-cell office:value-type="float" office:value="-0.0007175245" calcext:value-type="float">
            <text:p>-0.0007175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0.217" calcext:value-type="float">
            <text:p>-230.217</text:p>
          </table:table-cell>
          <table:table-cell office:value-type="float" office:value="0" calcext:value-type="float">
            <text:p>0</text:p>
          </table:table-cell>
          <table:table-cell office:value-type="float" office:value="6.260122" calcext:value-type="float">
            <text:p>6.26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622.6855" calcext:value-type="float">
            <text:p>622.6855</text:p>
          </table:table-cell>
          <table:table-cell office:value-type="float" office:value="13193.95" calcext:value-type="float">
            <text:p>1319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8558" calcext:value-type="float">
            <text:p>-236.8558</text:p>
          </table:table-cell>
          <table:table-cell office:value-type="float" office:value="598.4301" calcext:value-type="float">
            <text:p>598.4301</text:p>
          </table:table-cell>
          <table:table-cell office:value-type="float" office:value="0" calcext:value-type="float">
            <text:p>0</text:p>
          </table:table-cell>
          <table:table-cell office:value-type="float" office:value="133.751" calcext:value-type="float">
            <text:p>133.751</text:p>
          </table:table-cell>
          <table:table-cell office:value-type="float" office:value="418.6682" calcext:value-type="float">
            <text:p>418.6682</text:p>
          </table:table-cell>
          <table:table-cell office:value-type="float" office:value="0.08075165" calcext:value-type="float">
            <text:p>0.08075165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37" calcext:value-type="float">
            <text:p>0.0005079937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6.8212" calcext:value-type="float">
            <text:p>-236.8212</text:p>
          </table:table-cell>
          <table:table-cell office:value-type="float" office:value="0" calcext:value-type="float">
            <text:p>0</text:p>
          </table:table-cell>
          <table:table-cell office:value-type="float" office:value="365.1575" calcext:value-type="float">
            <text:p>365.1575</text:p>
          </table:table-cell>
          <table:table-cell office:value-type="float" office:value="1081.224" calcext:value-type="float">
            <text:p>1081.224</text:p>
          </table:table-cell>
          <table:table-cell office:value-type="float" office:value="1320.312" calcext:value-type="float">
            <text:p>1320.312</text:p>
          </table:table-cell>
          <table:table-cell office:value-type="float" office:value="1319.489" calcext:value-type="float">
            <text:p>1319.489</text:p>
          </table:table-cell>
          <table:table-cell office:value-type="float" office:value="795.62" calcext:value-type="float">
            <text:p>795.62</text:p>
          </table:table-cell>
          <table:table-cell office:value-type="float" office:value="1101.358" calcext:value-type="float">
            <text:p>1101.358</text:p>
          </table:table-cell>
          <table:table-cell office:value-type="float" office:value="418.884" calcext:value-type="float">
            <text:p>418.884</text:p>
          </table:table-cell>
          <table:table-cell office:value-type="float" office:value="1876.005" calcext:value-type="float">
            <text:p>1876.005</text:p>
          </table:table-cell>
          <table:table-cell office:value-type="float" office:value="2107.064" calcext:value-type="float">
            <text:p>2107.064</text:p>
          </table:table-cell>
          <table:table-cell office:value-type="float" office:value="1678" calcext:value-type="float">
            <text:p>1678</text:p>
          </table:table-cell>
          <table:table-cell office:value-type="float" office:value="585.4849" calcext:value-type="float">
            <text:p>585.4849</text:p>
          </table:table-cell>
          <table:table-cell office:value-type="float" office:value="570.813" calcext:value-type="float">
            <text:p>570.813</text:p>
          </table:table-cell>
          <table:table-cell office:value-type="float" office:value="142.8507" calcext:value-type="float">
            <text:p>142.8507</text:p>
          </table:table-cell>
          <table:table-cell office:value-type="float" office:value="35.70924" calcext:value-type="float">
            <text:p>35.70924</text:p>
          </table:table-cell>
          <table:table-cell office:value-type="float" office:value="0" calcext:value-type="float">
            <text:p>0</text:p>
          </table:table-cell>
          <table:table-cell office:value-type="float" office:value="-0.0007322953" calcext:value-type="float">
            <text:p>-0.00073229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3.2622" calcext:value-type="float">
            <text:p>-233.2622</text:p>
          </table:table-cell>
          <table:table-cell office:value-type="float" office:value="0" calcext:value-type="float">
            <text:p>0</text:p>
          </table:table-cell>
          <table:table-cell office:value-type="float" office:value="6.278855" calcext:value-type="float">
            <text:p>6.278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620.5775" calcext:value-type="float">
            <text:p>620.5775</text:p>
          </table:table-cell>
          <table:table-cell office:value-type="float" office:value="13194.12" calcext:value-type="float">
            <text:p>1319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6954" calcext:value-type="float">
            <text:p>-238.6954</text:p>
          </table:table-cell>
          <table:table-cell office:value-type="float" office:value="602.4927" calcext:value-type="float">
            <text:p>602.4927</text:p>
          </table:table-cell>
          <table:table-cell office:value-type="float" office:value="0" calcext:value-type="float">
            <text:p>0</text:p>
          </table:table-cell>
          <table:table-cell office:value-type="float" office:value="131.2454" calcext:value-type="float">
            <text:p>131.2454</text:p>
          </table:table-cell>
          <table:table-cell office:value-type="float" office:value="417.5577" calcext:value-type="float">
            <text:p>417.5577</text:p>
          </table:table-cell>
          <table:table-cell office:value-type="float" office:value="0.08110148" calcext:value-type="float">
            <text:p>0.08110148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37" calcext:value-type="float">
            <text:p>0.0005079937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8.6604" calcext:value-type="float">
            <text:p>-238.6604</text:p>
          </table:table-cell>
          <table:table-cell office:value-type="float" office:value="0" calcext:value-type="float">
            <text:p>0</text:p>
          </table:table-cell>
          <table:table-cell office:value-type="float" office:value="365.6436" calcext:value-type="float">
            <text:p>365.6436</text:p>
          </table:table-cell>
          <table:table-cell office:value-type="float" office:value="1080.875" calcext:value-type="float">
            <text:p>1080.875</text:p>
          </table:table-cell>
          <table:table-cell office:value-type="float" office:value="1320" calcext:value-type="float">
            <text:p>1320</text:p>
          </table:table-cell>
          <table:table-cell office:value-type="float" office:value="1319.234" calcext:value-type="float">
            <text:p>1319.234</text:p>
          </table:table-cell>
          <table:table-cell office:value-type="float" office:value="795.4507" calcext:value-type="float">
            <text:p>795.4507</text:p>
          </table:table-cell>
          <table:table-cell office:value-type="float" office:value="1101.253" calcext:value-type="float">
            <text:p>1101.253</text:p>
          </table:table-cell>
          <table:table-cell office:value-type="float" office:value="418.8586" calcext:value-type="float">
            <text:p>418.8586</text:p>
          </table:table-cell>
          <table:table-cell office:value-type="float" office:value="1875.954" calcext:value-type="float">
            <text:p>1875.954</text:p>
          </table:table-cell>
          <table:table-cell office:value-type="float" office:value="2107.027" calcext:value-type="float">
            <text:p>2107.027</text:p>
          </table:table-cell>
          <table:table-cell office:value-type="float" office:value="1677.984" calcext:value-type="float">
            <text:p>1677.984</text:p>
          </table:table-cell>
          <table:table-cell office:value-type="float" office:value="585.4839" calcext:value-type="float">
            <text:p>585.4839</text:p>
          </table:table-cell>
          <table:table-cell office:value-type="float" office:value="570.8124" calcext:value-type="float">
            <text:p>570.8124</text:p>
          </table:table-cell>
          <table:table-cell office:value-type="float" office:value="142.8506" calcext:value-type="float">
            <text:p>142.8506</text:p>
          </table:table-cell>
          <table:table-cell office:value-type="float" office:value="35.70923" calcext:value-type="float">
            <text:p>35.70923</text:p>
          </table:table-cell>
          <table:table-cell office:value-type="float" office:value="0" calcext:value-type="float">
            <text:p>0</text:p>
          </table:table-cell>
          <table:table-cell office:value-type="float" office:value="-0.000744598" calcext:value-type="float">
            <text:p>-0.0007445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5.1131" calcext:value-type="float">
            <text:p>-235.1131</text:p>
          </table:table-cell>
          <table:table-cell office:value-type="float" office:value="0" calcext:value-type="float">
            <text:p>0</text:p>
          </table:table-cell>
          <table:table-cell office:value-type="float" office:value="6.290415" calcext:value-type="float">
            <text:p>6.29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618.8126" calcext:value-type="float">
            <text:p>618.8126</text:p>
          </table:table-cell>
          <table:table-cell office:value-type="float" office:value="13194.12" calcext:value-type="float">
            <text:p>1319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3411" calcext:value-type="float">
            <text:p>-240.3411</text:p>
          </table:table-cell>
          <table:table-cell office:value-type="float" office:value="606.386" calcext:value-type="float">
            <text:p>606.386</text:p>
          </table:table-cell>
          <table:table-cell office:value-type="float" office:value="0" calcext:value-type="float">
            <text:p>0</text:p>
          </table:table-cell>
          <table:table-cell office:value-type="float" office:value="129.2666" calcext:value-type="float">
            <text:p>129.2666</text:p>
          </table:table-cell>
          <table:table-cell office:value-type="float" office:value="416.7971" calcext:value-type="float">
            <text:p>416.7971</text:p>
          </table:table-cell>
          <table:table-cell office:value-type="float" office:value="0.08141169" calcext:value-type="float">
            <text:p>0.0814116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37" calcext:value-type="float">
            <text:p>0.0005079937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0.3059" calcext:value-type="float">
            <text:p>-240.3059</text:p>
          </table:table-cell>
          <table:table-cell office:value-type="float" office:value="0" calcext:value-type="float">
            <text:p>0</text:p>
          </table:table-cell>
          <table:table-cell office:value-type="float" office:value="365.9932" calcext:value-type="float">
            <text:p>365.9932</text:p>
          </table:table-cell>
          <table:table-cell office:value-type="float" office:value="1080.516" calcext:value-type="float">
            <text:p>1080.516</text:p>
          </table:table-cell>
          <table:table-cell office:value-type="float" office:value="1319.68" calcext:value-type="float">
            <text:p>1319.68</text:p>
          </table:table-cell>
          <table:table-cell office:value-type="float" office:value="1318.975" calcext:value-type="float">
            <text:p>1318.975</text:p>
          </table:table-cell>
          <table:table-cell office:value-type="float" office:value="795.2784" calcext:value-type="float">
            <text:p>795.2784</text:p>
          </table:table-cell>
          <table:table-cell office:value-type="float" office:value="1101.147" calcext:value-type="float">
            <text:p>1101.147</text:p>
          </table:table-cell>
          <table:table-cell office:value-type="float" office:value="418.833" calcext:value-type="float">
            <text:p>418.833</text:p>
          </table:table-cell>
          <table:table-cell office:value-type="float" office:value="1875.902" calcext:value-type="float">
            <text:p>1875.902</text:p>
          </table:table-cell>
          <table:table-cell office:value-type="float" office:value="2106.99" calcext:value-type="float">
            <text:p>2106.99</text:p>
          </table:table-cell>
          <table:table-cell office:value-type="float" office:value="1677.968" calcext:value-type="float">
            <text:p>1677.968</text:p>
          </table:table-cell>
          <table:table-cell office:value-type="float" office:value="585.483" calcext:value-type="float">
            <text:p>585.483</text:p>
          </table:table-cell>
          <table:table-cell office:value-type="float" office:value="570.8118" calcext:value-type="float">
            <text:p>570.8118</text:p>
          </table:table-cell>
          <table:table-cell office:value-type="float" office:value="142.8506" calcext:value-type="float">
            <text:p>142.8506</text:p>
          </table:table-cell>
          <table:table-cell office:value-type="float" office:value="35.70922" calcext:value-type="float">
            <text:p>35.70922</text:p>
          </table:table-cell>
          <table:table-cell office:value-type="float" office:value="0" calcext:value-type="float">
            <text:p>0</text:p>
          </table:table-cell>
          <table:table-cell office:value-type="float" office:value="-0.0007576043" calcext:value-type="float">
            <text:p>-0.00075760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6.7783" calcext:value-type="float">
            <text:p>-236.7783</text:p>
          </table:table-cell>
          <table:table-cell office:value-type="float" office:value="0" calcext:value-type="float">
            <text:p>0</text:p>
          </table:table-cell>
          <table:table-cell office:value-type="float" office:value="6.309195" calcext:value-type="float">
            <text:p>6.309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617.2101" calcext:value-type="float">
            <text:p>617.2101</text:p>
          </table:table-cell>
          <table:table-cell office:value-type="float" office:value="13194.03" calcext:value-type="float">
            <text:p>13194.03</text:p>
          </table:table-cell>
          <table:table-cell office:value-type="float" office:value="0" calcext:value-type="float">
            <text:p>0</text:p>
          </table:table-cell>
          <table:table-cell office:value-type="float" office:value="0.0007954864" calcext:value-type="float">
            <text:p>0.0007954864</text:p>
          </table:table-cell>
          <table:table-cell office:value-type="float" office:value="-241.9199" calcext:value-type="float">
            <text:p>-241.9199</text:p>
          </table:table-cell>
          <table:table-cell office:value-type="float" office:value="610.0726" calcext:value-type="float">
            <text:p>610.0726</text:p>
          </table:table-cell>
          <table:table-cell office:value-type="float" office:value="-0.007852917" calcext:value-type="float">
            <text:p>-0.007852917</text:p>
          </table:table-cell>
          <table:table-cell office:value-type="float" office:value="127.5248" calcext:value-type="float">
            <text:p>127.5248</text:p>
          </table:table-cell>
          <table:table-cell office:value-type="float" office:value="416.2297" calcext:value-type="float">
            <text:p>416.2297</text:p>
          </table:table-cell>
          <table:table-cell office:value-type="float" office:value="0.08163" calcext:value-type="float">
            <text:p>0.0816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37" calcext:value-type="float">
            <text:p>0.0005079937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1.8943" calcext:value-type="float">
            <text:p>-241.8943</text:p>
          </table:table-cell>
          <table:table-cell office:value-type="float" office:value="0" calcext:value-type="float">
            <text:p>0</text:p>
          </table:table-cell>
          <table:table-cell office:value-type="float" office:value="366.2713" calcext:value-type="float">
            <text:p>366.2713</text:p>
          </table:table-cell>
          <table:table-cell office:value-type="float" office:value="1080.133" calcext:value-type="float">
            <text:p>1080.133</text:p>
          </table:table-cell>
          <table:table-cell office:value-type="float" office:value="1319.349" calcext:value-type="float">
            <text:p>1319.349</text:p>
          </table:table-cell>
          <table:table-cell office:value-type="float" office:value="1318.706" calcext:value-type="float">
            <text:p>1318.706</text:p>
          </table:table-cell>
          <table:table-cell office:value-type="float" office:value="795.101" calcext:value-type="float">
            <text:p>795.101</text:p>
          </table:table-cell>
          <table:table-cell office:value-type="float" office:value="1101.038" calcext:value-type="float">
            <text:p>1101.038</text:p>
          </table:table-cell>
          <table:table-cell office:value-type="float" office:value="418.8069" calcext:value-type="float">
            <text:p>418.8069</text:p>
          </table:table-cell>
          <table:table-cell office:value-type="float" office:value="1875.849" calcext:value-type="float">
            <text:p>1875.849</text:p>
          </table:table-cell>
          <table:table-cell office:value-type="float" office:value="2106.952" calcext:value-type="float">
            <text:p>2106.952</text:p>
          </table:table-cell>
          <table:table-cell office:value-type="float" office:value="1677.952" calcext:value-type="float">
            <text:p>1677.952</text:p>
          </table:table-cell>
          <table:table-cell office:value-type="float" office:value="585.4819" calcext:value-type="float">
            <text:p>585.4819</text:p>
          </table:table-cell>
          <table:table-cell office:value-type="float" office:value="570.8112" calcext:value-type="float">
            <text:p>570.8112</text:p>
          </table:table-cell>
          <table:table-cell office:value-type="float" office:value="142.8506" calcext:value-type="float">
            <text:p>142.8506</text:p>
          </table:table-cell>
          <table:table-cell office:value-type="float" office:value="35.70921" calcext:value-type="float">
            <text:p>35.70921</text:p>
          </table:table-cell>
          <table:table-cell office:value-type="float" office:value="0" calcext:value-type="float">
            <text:p>0</text:p>
          </table:table-cell>
          <table:table-cell office:value-type="float" office:value="-0.0007746797" calcext:value-type="float">
            <text:p>-0.0007746797</text:p>
          </table:table-cell>
          <table:table-cell office:value-type="float" office:value="0" calcext:value-type="float">
            <text:p>0</text:p>
          </table:table-cell>
          <table:table-cell office:value-type="float" office:value="0.006870066" calcext:value-type="float">
            <text:p>0.006870066</text:p>
          </table:table-cell>
          <table:table-cell office:value-type="float" office:value="0.004249389" calcext:value-type="float">
            <text:p>0.004249389</text:p>
          </table:table-cell>
          <table:table-cell office:value-type="float" office:value="-0.02206748" calcext:value-type="float">
            <text:p>-0.02206748</text:p>
          </table:table-cell>
          <table:table-cell office:value-type="float" office:value="-0.01781809" calcext:value-type="float">
            <text:p>-0.01781809</text:p>
          </table:table-cell>
          <table:table-cell office:value-type="float" office:value="-238.3753" calcext:value-type="float">
            <text:p>-238.3753</text:p>
          </table:table-cell>
          <table:table-cell office:value-type="float" office:value="0" calcext:value-type="float">
            <text:p>0</text:p>
          </table:table-cell>
          <table:table-cell office:value-type="float" office:value="6.33529" calcext:value-type="float">
            <text:p>6.3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615.7042" calcext:value-type="float">
            <text:p>615.7042</text:p>
          </table:table-cell>
          <table:table-cell office:value-type="float" office:value="13193.85" calcext:value-type="float">
            <text:p>13193.85</text:p>
          </table:table-cell>
          <table:table-cell office:value-type="float" office:value="0" calcext:value-type="float">
            <text:p>0</text:p>
          </table:table-cell>
          <table:table-cell office:value-type="float" office:value="0.001621439" calcext:value-type="float">
            <text:p>0.001621439</text:p>
          </table:table-cell>
          <table:table-cell office:value-type="float" office:value="-243.4892" calcext:value-type="float">
            <text:p>-243.4892</text:p>
          </table:table-cell>
          <table:table-cell office:value-type="float" office:value="613.3809" calcext:value-type="float">
            <text:p>613.3809</text:p>
          </table:table-cell>
          <table:table-cell office:value-type="float" office:value="-0.02042601" calcext:value-type="float">
            <text:p>-0.02042601</text:p>
          </table:table-cell>
          <table:table-cell office:value-type="float" office:value="126.1109" calcext:value-type="float">
            <text:p>126.1109</text:p>
          </table:table-cell>
          <table:table-cell office:value-type="float" office:value="415.8113" calcext:value-type="float">
            <text:p>415.8113</text:p>
          </table:table-cell>
          <table:table-cell office:value-type="float" office:value="0.08183378" calcext:value-type="float">
            <text:p>0.08183378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43" calcext:value-type="float">
            <text:p>0.000507994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3.4791" calcext:value-type="float">
            <text:p>-243.4791</text:p>
          </table:table-cell>
          <table:table-cell office:value-type="float" office:value="0" calcext:value-type="float">
            <text:p>0</text:p>
          </table:table-cell>
          <table:table-cell office:value-type="float" office:value="366.4835" calcext:value-type="float">
            <text:p>366.4835</text:p>
          </table:table-cell>
          <table:table-cell office:value-type="float" office:value="1079.719" calcext:value-type="float">
            <text:p>1079.719</text:p>
          </table:table-cell>
          <table:table-cell office:value-type="float" office:value="1318.992" calcext:value-type="float">
            <text:p>1318.992</text:p>
          </table:table-cell>
          <table:table-cell office:value-type="float" office:value="1318.43" calcext:value-type="float">
            <text:p>1318.43</text:p>
          </table:table-cell>
          <table:table-cell office:value-type="float" office:value="794.913" calcext:value-type="float">
            <text:p>794.913</text:p>
          </table:table-cell>
          <table:table-cell office:value-type="float" office:value="1100.925" calcext:value-type="float">
            <text:p>1100.925</text:p>
          </table:table-cell>
          <table:table-cell office:value-type="float" office:value="418.7802" calcext:value-type="float">
            <text:p>418.7802</text:p>
          </table:table-cell>
          <table:table-cell office:value-type="float" office:value="1875.796" calcext:value-type="float">
            <text:p>1875.796</text:p>
          </table:table-cell>
          <table:table-cell office:value-type="float" office:value="2106.914" calcext:value-type="float">
            <text:p>2106.914</text:p>
          </table:table-cell>
          <table:table-cell office:value-type="float" office:value="1677.936" calcext:value-type="float">
            <text:p>1677.936</text:p>
          </table:table-cell>
          <table:table-cell office:value-type="float" office:value="585.481" calcext:value-type="float">
            <text:p>585.481</text:p>
          </table:table-cell>
          <table:table-cell office:value-type="float" office:value="570.8105" calcext:value-type="float">
            <text:p>570.8105</text:p>
          </table:table-cell>
          <table:table-cell office:value-type="float" office:value="142.8505" calcext:value-type="float">
            <text:p>142.8505</text:p>
          </table:table-cell>
          <table:table-cell office:value-type="float" office:value="35.70919" calcext:value-type="float">
            <text:p>35.70919</text:p>
          </table:table-cell>
          <table:table-cell office:value-type="float" office:value="0" calcext:value-type="float">
            <text:p>0</text:p>
          </table:table-cell>
          <table:table-cell office:value-type="float" office:value="-0.0007987938" calcext:value-type="float">
            <text:p>-0.0007987938</text:p>
          </table:table-cell>
          <table:table-cell office:value-type="float" office:value="0" calcext:value-type="float">
            <text:p>0</text:p>
          </table:table-cell>
          <table:table-cell office:value-type="float" office:value="0.01890805" calcext:value-type="float">
            <text:p>0.01890805</text:p>
          </table:table-cell>
          <table:table-cell office:value-type="float" office:value="0.04091727" calcext:value-type="float">
            <text:p>0.04091727</text:p>
          </table:table-cell>
          <table:table-cell office:value-type="float" office:value="-0.08714255" calcext:value-type="float">
            <text:p>-0.08714255</text:p>
          </table:table-cell>
          <table:table-cell office:value-type="float" office:value="-0.04622528" calcext:value-type="float">
            <text:p>-0.04622528</text:p>
          </table:table-cell>
          <table:table-cell office:value-type="float" office:value="-239.9651" calcext:value-type="float">
            <text:p>-239.9651</text:p>
          </table:table-cell>
          <table:table-cell office:value-type="float" office:value="0" calcext:value-type="float">
            <text:p>0</text:p>
          </table:table-cell>
          <table:table-cell office:value-type="float" office:value="6.367569" calcext:value-type="float">
            <text:p>6.36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614.0464" calcext:value-type="float">
            <text:p>614.0464</text:p>
          </table:table-cell>
          <table:table-cell office:value-type="float" office:value="13193.62" calcext:value-type="float">
            <text:p>13193.62</text:p>
          </table:table-cell>
          <table:table-cell office:value-type="float" office:value="0" calcext:value-type="float">
            <text:p>0</text:p>
          </table:table-cell>
          <table:table-cell office:value-type="float" office:value="0.002519293" calcext:value-type="float">
            <text:p>0.002519293</text:p>
          </table:table-cell>
          <table:table-cell office:value-type="float" office:value="-245.2783" calcext:value-type="float">
            <text:p>-245.2783</text:p>
          </table:table-cell>
          <table:table-cell office:value-type="float" office:value="617.3431" calcext:value-type="float">
            <text:p>617.3431</text:p>
          </table:table-cell>
          <table:table-cell office:value-type="float" office:value="-0.04324685" calcext:value-type="float">
            <text:p>-0.04324685</text:p>
          </table:table-cell>
          <table:table-cell office:value-type="float" office:value="125.9123" calcext:value-type="float">
            <text:p>125.9123</text:p>
          </table:table-cell>
          <table:table-cell office:value-type="float" office:value="415.1525" calcext:value-type="float">
            <text:p>415.1525</text:p>
          </table:table-cell>
          <table:table-cell office:value-type="float" office:value="0.08212659" calcext:value-type="float">
            <text:p>0.0821265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73" calcext:value-type="float">
            <text:p>0.000507997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5.267" calcext:value-type="float">
            <text:p>-245.267</text:p>
          </table:table-cell>
          <table:table-cell office:value-type="float" office:value="0" calcext:value-type="float">
            <text:p>0</text:p>
          </table:table-cell>
          <table:table-cell office:value-type="float" office:value="366.6711" calcext:value-type="float">
            <text:p>366.6711</text:p>
          </table:table-cell>
          <table:table-cell office:value-type="float" office:value="1079.355" calcext:value-type="float">
            <text:p>1079.355</text:p>
          </table:table-cell>
          <table:table-cell office:value-type="float" office:value="1318.655" calcext:value-type="float">
            <text:p>1318.655</text:p>
          </table:table-cell>
          <table:table-cell office:value-type="float" office:value="1318.155" calcext:value-type="float">
            <text:p>1318.155</text:p>
          </table:table-cell>
          <table:table-cell office:value-type="float" office:value="794.728" calcext:value-type="float">
            <text:p>794.728</text:p>
          </table:table-cell>
          <table:table-cell office:value-type="float" office:value="1100.809" calcext:value-type="float">
            <text:p>1100.809</text:p>
          </table:table-cell>
          <table:table-cell office:value-type="float" office:value="418.7525" calcext:value-type="float">
            <text:p>418.7525</text:p>
          </table:table-cell>
          <table:table-cell office:value-type="float" office:value="1875.742" calcext:value-type="float">
            <text:p>1875.742</text:p>
          </table:table-cell>
          <table:table-cell office:value-type="float" office:value="2106.875" calcext:value-type="float">
            <text:p>2106.875</text:p>
          </table:table-cell>
          <table:table-cell office:value-type="float" office:value="1677.92" calcext:value-type="float">
            <text:p>1677.92</text:p>
          </table:table-cell>
          <table:table-cell office:value-type="float" office:value="585.48" calcext:value-type="float">
            <text:p>585.48</text:p>
          </table:table-cell>
          <table:table-cell office:value-type="float" office:value="570.8099" calcext:value-type="float">
            <text:p>570.8099</text:p>
          </table:table-cell>
          <table:table-cell office:value-type="float" office:value="142.8505" calcext:value-type="float">
            <text:p>142.8505</text:p>
          </table:table-cell>
          <table:table-cell office:value-type="float" office:value="35.70918" calcext:value-type="float">
            <text:p>35.70918</text:p>
          </table:table-cell>
          <table:table-cell office:value-type="float" office:value="0" calcext:value-type="float">
            <text:p>0</text:p>
          </table:table-cell>
          <table:table-cell office:value-type="float" office:value="-0.0008109662" calcext:value-type="float">
            <text:p>-0.0008109662</text:p>
          </table:table-cell>
          <table:table-cell office:value-type="float" office:value="0" calcext:value-type="float">
            <text:p>0</text:p>
          </table:table-cell>
          <table:table-cell office:value-type="float" office:value="0.03457214" calcext:value-type="float">
            <text:p>0.03457214</text:p>
          </table:table-cell>
          <table:table-cell office:value-type="float" office:value="0.1442646" calcext:value-type="float">
            <text:p>0.1442646</text:p>
          </table:table-cell>
          <table:table-cell office:value-type="float" office:value="-0.2124742" calcext:value-type="float">
            <text:p>-0.2124742</text:p>
          </table:table-cell>
          <table:table-cell office:value-type="float" office:value="-0.06820962" calcext:value-type="float">
            <text:p>-0.06820962</text:p>
          </table:table-cell>
          <table:table-cell office:value-type="float" office:value="-241.7569" calcext:value-type="float">
            <text:p>-241.7569</text:p>
          </table:table-cell>
          <table:table-cell office:value-type="float" office:value="0" calcext:value-type="float">
            <text:p>0</text:p>
          </table:table-cell>
          <table:table-cell office:value-type="float" office:value="6.393051" calcext:value-type="float">
            <text:p>6.39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609.4576" calcext:value-type="float">
            <text:p>609.4576</text:p>
          </table:table-cell>
          <table:table-cell office:value-type="float" office:value="13193.82" calcext:value-type="float">
            <text:p>13193.82</text:p>
          </table:table-cell>
          <table:table-cell office:value-type="float" office:value="0" calcext:value-type="float">
            <text:p>0</text:p>
          </table:table-cell>
          <table:table-cell office:value-type="float" office:value="0.003540268" calcext:value-type="float">
            <text:p>0.003540268</text:p>
          </table:table-cell>
          <table:table-cell office:value-type="float" office:value="-249.6206" calcext:value-type="float">
            <text:p>-249.6206</text:p>
          </table:table-cell>
          <table:table-cell office:value-type="float" office:value="631.0303" calcext:value-type="float">
            <text:p>631.0303</text:p>
          </table:table-cell>
          <table:table-cell office:value-type="float" office:value="-0.08250751" calcext:value-type="float">
            <text:p>-0.08250751</text:p>
          </table:table-cell>
          <table:table-cell office:value-type="float" office:value="128.1791" calcext:value-type="float">
            <text:p>128.1791</text:p>
          </table:table-cell>
          <table:table-cell office:value-type="float" office:value="411.5976" calcext:value-type="float">
            <text:p>411.5976</text:p>
          </table:table-cell>
          <table:table-cell office:value-type="float" office:value="0.08256765" calcext:value-type="float">
            <text:p>0.08256765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079985" calcext:value-type="float">
            <text:p>0.0005079985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9.5015" calcext:value-type="float">
            <text:p>-249.5015</text:p>
          </table:table-cell>
          <table:table-cell office:value-type="float" office:value="0" calcext:value-type="float">
            <text:p>0</text:p>
          </table:table-cell>
          <table:table-cell office:value-type="float" office:value="367.1855" calcext:value-type="float">
            <text:p>367.1855</text:p>
          </table:table-cell>
          <table:table-cell office:value-type="float" office:value="1079.008" calcext:value-type="float">
            <text:p>1079.008</text:p>
          </table:table-cell>
          <table:table-cell office:value-type="float" office:value="1318.337" calcext:value-type="float">
            <text:p>1318.337</text:p>
          </table:table-cell>
          <table:table-cell office:value-type="float" office:value="1317.895" calcext:value-type="float">
            <text:p>1317.895</text:p>
          </table:table-cell>
          <table:table-cell office:value-type="float" office:value="794.5497" calcext:value-type="float">
            <text:p>794.5497</text:p>
          </table:table-cell>
          <table:table-cell office:value-type="float" office:value="1100.698" calcext:value-type="float">
            <text:p>1100.698</text:p>
          </table:table-cell>
          <table:table-cell office:value-type="float" office:value="418.7253" calcext:value-type="float">
            <text:p>418.7253</text:p>
          </table:table-cell>
          <table:table-cell office:value-type="float" office:value="1875.687" calcext:value-type="float">
            <text:p>1875.687</text:p>
          </table:table-cell>
          <table:table-cell office:value-type="float" office:value="2106.837" calcext:value-type="float">
            <text:p>2106.837</text:p>
          </table:table-cell>
          <table:table-cell office:value-type="float" office:value="1677.903" calcext:value-type="float">
            <text:p>1677.903</text:p>
          </table:table-cell>
          <table:table-cell office:value-type="float" office:value="585.4789" calcext:value-type="float">
            <text:p>585.4789</text:p>
          </table:table-cell>
          <table:table-cell office:value-type="float" office:value="570.8093" calcext:value-type="float">
            <text:p>570.8093</text:p>
          </table:table-cell>
          <table:table-cell office:value-type="float" office:value="142.8504" calcext:value-type="float">
            <text:p>142.8504</text:p>
          </table:table-cell>
          <table:table-cell office:value-type="float" office:value="35.70917" calcext:value-type="float">
            <text:p>35.70917</text:p>
          </table:table-cell>
          <table:table-cell office:value-type="float" office:value="0" calcext:value-type="float">
            <text:p>0</text:p>
          </table:table-cell>
          <table:table-cell office:value-type="float" office:value="-0.0008266754" calcext:value-type="float">
            <text:p>-0.0008266754</text:p>
          </table:table-cell>
          <table:table-cell office:value-type="float" office:value="0" calcext:value-type="float">
            <text:p>0</text:p>
          </table:table-cell>
          <table:table-cell office:value-type="float" office:value="0.04572547" calcext:value-type="float">
            <text:p>0.04572547</text:p>
          </table:table-cell>
          <table:table-cell office:value-type="float" office:value="0.3409128" calcext:value-type="float">
            <text:p>0.3409128</text:p>
          </table:table-cell>
          <table:table-cell office:value-type="float" office:value="-0.3413109" calcext:value-type="float">
            <text:p>-0.3413109</text:p>
          </table:table-cell>
          <table:table-cell office:value-type="float" office:value="-0.0003981292" calcext:value-type="float">
            <text:p>-0.0003981292</text:p>
          </table:table-cell>
          <table:table-cell office:value-type="float" office:value="-246.0627" calcext:value-type="float">
            <text:p>-246.0627</text:p>
          </table:table-cell>
          <table:table-cell office:value-type="float" office:value="0" calcext:value-type="float">
            <text:p>0</text:p>
          </table:table-cell>
          <table:table-cell office:value-type="float" office:value="6.394787" calcext:value-type="float">
            <text:p>6.394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606.6191" calcext:value-type="float">
            <text:p>606.6191</text:p>
          </table:table-cell>
          <table:table-cell office:value-type="float" office:value="13193.89" calcext:value-type="float">
            <text:p>13193.89</text:p>
          </table:table-cell>
          <table:table-cell office:value-type="float" office:value="0" calcext:value-type="float">
            <text:p>0</text:p>
          </table:table-cell>
          <table:table-cell office:value-type="float" office:value="0.004735901" calcext:value-type="float">
            <text:p>0.004735901</text:p>
          </table:table-cell>
          <table:table-cell office:value-type="float" office:value="-252.1362" calcext:value-type="float">
            <text:p>-252.1362</text:p>
          </table:table-cell>
          <table:table-cell office:value-type="float" office:value="635.4283" calcext:value-type="float">
            <text:p>635.4283</text:p>
          </table:table-cell>
          <table:table-cell office:value-type="float" office:value="-0.1264382" calcext:value-type="float">
            <text:p>-0.1264382</text:p>
          </table:table-cell>
          <table:table-cell office:value-type="float" office:value="129.2513" calcext:value-type="float">
            <text:p>129.2513</text:p>
          </table:table-cell>
          <table:table-cell office:value-type="float" office:value="409.4036" calcext:value-type="float">
            <text:p>409.4036</text:p>
          </table:table-cell>
          <table:table-cell office:value-type="float" office:value="0.0829239" calcext:value-type="float">
            <text:p>0.082923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114586" calcext:value-type="float">
            <text:p>0.000511458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51.9324" calcext:value-type="float">
            <text:p>-251.9324</text:p>
          </table:table-cell>
          <table:table-cell office:value-type="float" office:value="0" calcext:value-type="float">
            <text:p>0</text:p>
          </table:table-cell>
          <table:table-cell office:value-type="float" office:value="367.6246" calcext:value-type="float">
            <text:p>367.6246</text:p>
          </table:table-cell>
          <table:table-cell office:value-type="float" office:value="1078.842" calcext:value-type="float">
            <text:p>1078.842</text:p>
          </table:table-cell>
          <table:table-cell office:value-type="float" office:value="1318.109" calcext:value-type="float">
            <text:p>1318.109</text:p>
          </table:table-cell>
          <table:table-cell office:value-type="float" office:value="1317.679" calcext:value-type="float">
            <text:p>1317.679</text:p>
          </table:table-cell>
          <table:table-cell office:value-type="float" office:value="794.3926" calcext:value-type="float">
            <text:p>794.3926</text:p>
          </table:table-cell>
          <table:table-cell office:value-type="float" office:value="1100.594" calcext:value-type="float">
            <text:p>1100.594</text:p>
          </table:table-cell>
          <table:table-cell office:value-type="float" office:value="418.6991" calcext:value-type="float">
            <text:p>418.6991</text:p>
          </table:table-cell>
          <table:table-cell office:value-type="float" office:value="1875.633" calcext:value-type="float">
            <text:p>1875.633</text:p>
          </table:table-cell>
          <table:table-cell office:value-type="float" office:value="2106.798" calcext:value-type="float">
            <text:p>2106.798</text:p>
          </table:table-cell>
          <table:table-cell office:value-type="float" office:value="1677.887" calcext:value-type="float">
            <text:p>1677.887</text:p>
          </table:table-cell>
          <table:table-cell office:value-type="float" office:value="585.4779" calcext:value-type="float">
            <text:p>585.4779</text:p>
          </table:table-cell>
          <table:table-cell office:value-type="float" office:value="570.8087" calcext:value-type="float">
            <text:p>570.8087</text:p>
          </table:table-cell>
          <table:table-cell office:value-type="float" office:value="142.8504" calcext:value-type="float">
            <text:p>142.8504</text:p>
          </table:table-cell>
          <table:table-cell office:value-type="float" office:value="35.70916" calcext:value-type="float">
            <text:p>35.70916</text:p>
          </table:table-cell>
          <table:table-cell office:value-type="float" office:value="0" calcext:value-type="float">
            <text:p>0</text:p>
          </table:table-cell>
          <table:table-cell office:value-type="float" office:value="-0.0008451635" calcext:value-type="float">
            <text:p>-0.0008451635</text:p>
          </table:table-cell>
          <table:table-cell office:value-type="float" office:value="0" calcext:value-type="float">
            <text:p>0</text:p>
          </table:table-cell>
          <table:table-cell office:value-type="float" office:value="0.05101674" calcext:value-type="float">
            <text:p>0.05101674</text:p>
          </table:table-cell>
          <table:table-cell office:value-type="float" office:value="0.4712159" calcext:value-type="float">
            <text:p>0.4712159</text:p>
          </table:table-cell>
          <table:table-cell office:value-type="float" office:value="-0.430986" calcext:value-type="float">
            <text:p>-0.430986</text:p>
          </table:table-cell>
          <table:table-cell office:value-type="float" office:value="0.04022989" calcext:value-type="float">
            <text:p>0.04022989</text:p>
          </table:table-cell>
          <table:table-cell office:value-type="float" office:value="-248.7408" calcext:value-type="float">
            <text:p>-248.7408</text:p>
          </table:table-cell>
          <table:table-cell office:value-type="float" office:value="0" calcext:value-type="float">
            <text:p>0</text:p>
          </table:table-cell>
          <table:table-cell office:value-type="float" office:value="6.600839" calcext:value-type="float">
            <text:p>6.60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599.0331" calcext:value-type="float">
            <text:p>599.0331</text:p>
          </table:table-cell>
          <table:table-cell office:value-type="float" office:value="13194.92" calcext:value-type="float">
            <text:p>13194.92</text:p>
          </table:table-cell>
          <table:table-cell office:value-type="float" office:value="0" calcext:value-type="float">
            <text:p>0</text:p>
          </table:table-cell>
          <table:table-cell office:value-type="float" office:value="0.006093109" calcext:value-type="float">
            <text:p>0.006093109</text:p>
          </table:table-cell>
          <table:table-cell office:value-type="float" office:value="-258.7162" calcext:value-type="float">
            <text:p>-258.7162</text:p>
          </table:table-cell>
          <table:table-cell office:value-type="float" office:value="654.0009" calcext:value-type="float">
            <text:p>654.0009</text:p>
          </table:table-cell>
          <table:table-cell office:value-type="float" office:value="-0.1762952" calcext:value-type="float">
            <text:p>-0.1762952</text:p>
          </table:table-cell>
          <table:table-cell office:value-type="float" office:value="133.4456" calcext:value-type="float">
            <text:p>133.4456</text:p>
          </table:table-cell>
          <table:table-cell office:value-type="float" office:value="402.6763" calcext:value-type="float">
            <text:p>402.6763</text:p>
          </table:table-cell>
          <table:table-cell office:value-type="float" office:value="0.0832827" calcext:value-type="float">
            <text:p>0.0832827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114586" calcext:value-type="float">
            <text:p>0.000511458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58.2974" calcext:value-type="float">
            <text:p>-258.2974</text:p>
          </table:table-cell>
          <table:table-cell office:value-type="float" office:value="0" calcext:value-type="float">
            <text:p>0</text:p>
          </table:table-cell>
          <table:table-cell office:value-type="float" office:value="368.8617" calcext:value-type="float">
            <text:p>368.8617</text:p>
          </table:table-cell>
          <table:table-cell office:value-type="float" office:value="1078.568" calcext:value-type="float">
            <text:p>1078.568</text:p>
          </table:table-cell>
          <table:table-cell office:value-type="float" office:value="1317.871" calcext:value-type="float">
            <text:p>1317.871</text:p>
          </table:table-cell>
          <table:table-cell office:value-type="float" office:value="1317.487" calcext:value-type="float">
            <text:p>1317.487</text:p>
          </table:table-cell>
          <table:table-cell office:value-type="float" office:value="794.2565" calcext:value-type="float">
            <text:p>794.2565</text:p>
          </table:table-cell>
          <table:table-cell office:value-type="float" office:value="1100.508" calcext:value-type="float">
            <text:p>1100.508</text:p>
          </table:table-cell>
          <table:table-cell office:value-type="float" office:value="418.6753" calcext:value-type="float">
            <text:p>418.6753</text:p>
          </table:table-cell>
          <table:table-cell office:value-type="float" office:value="1875.581" calcext:value-type="float">
            <text:p>1875.581</text:p>
          </table:table-cell>
          <table:table-cell office:value-type="float" office:value="2106.76" calcext:value-type="float">
            <text:p>2106.76</text:p>
          </table:table-cell>
          <table:table-cell office:value-type="float" office:value="1677.871" calcext:value-type="float">
            <text:p>1677.871</text:p>
          </table:table-cell>
          <table:table-cell office:value-type="float" office:value="585.4769" calcext:value-type="float">
            <text:p>585.4769</text:p>
          </table:table-cell>
          <table:table-cell office:value-type="float" office:value="570.808" calcext:value-type="float">
            <text:p>570.808</text:p>
          </table:table-cell>
          <table:table-cell office:value-type="float" office:value="142.8504" calcext:value-type="float">
            <text:p>142.8504</text:p>
          </table:table-cell>
          <table:table-cell office:value-type="float" office:value="35.70915" calcext:value-type="float">
            <text:p>35.70915</text:p>
          </table:table-cell>
          <table:table-cell office:value-type="float" office:value="0" calcext:value-type="float">
            <text:p>0</text:p>
          </table:table-cell>
          <table:table-cell office:value-type="float" office:value="-0.000895394" calcext:value-type="float">
            <text:p>-0.000895394</text:p>
          </table:table-cell>
          <table:table-cell office:value-type="float" office:value="0" calcext:value-type="float">
            <text:p>0</text:p>
          </table:table-cell>
          <table:table-cell office:value-type="float" office:value="0.06338871" calcext:value-type="float">
            <text:p>0.06338871</text:p>
          </table:table-cell>
          <table:table-cell office:value-type="float" office:value="0.8031183" calcext:value-type="float">
            <text:p>0.8031183</text:p>
          </table:table-cell>
          <table:table-cell office:value-type="float" office:value="-0.5984578" calcext:value-type="float">
            <text:p>-0.5984578</text:p>
          </table:table-cell>
          <table:table-cell office:value-type="float" office:value="0.2046606" calcext:value-type="float">
            <text:p>0.2046606</text:p>
          </table:table-cell>
          <table:table-cell office:value-type="float" office:value="-255.2095" calcext:value-type="float">
            <text:p>-255.2095</text:p>
          </table:table-cell>
          <table:table-cell office:value-type="float" office:value="0" calcext:value-type="float">
            <text:p>0</text:p>
          </table:table-cell>
          <table:table-cell office:value-type="float" office:value="6.53822" calcext:value-type="float">
            <text:p>6.53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590.5448" calcext:value-type="float">
            <text:p>590.5448</text:p>
          </table:table-cell>
          <table:table-cell office:value-type="float" office:value="13196.27" calcext:value-type="float">
            <text:p>13196.27</text:p>
          </table:table-cell>
          <table:table-cell office:value-type="float" office:value="0" calcext:value-type="float">
            <text:p>0</text:p>
          </table:table-cell>
          <table:table-cell office:value-type="float" office:value="0.007701612" calcext:value-type="float">
            <text:p>0.007701612</text:p>
          </table:table-cell>
          <table:table-cell office:value-type="float" office:value="-265.6542" calcext:value-type="float">
            <text:p>-265.6542</text:p>
          </table:table-cell>
          <table:table-cell office:value-type="float" office:value="672.4138" calcext:value-type="float">
            <text:p>672.4138</text:p>
          </table:table-cell>
          <table:table-cell office:value-type="float" office:value="-0.2584524" calcext:value-type="float">
            <text:p>-0.2584524</text:p>
          </table:table-cell>
          <table:table-cell office:value-type="float" office:value="137.0882" calcext:value-type="float">
            <text:p>137.0882</text:p>
          </table:table-cell>
          <table:table-cell office:value-type="float" office:value="395.0352" calcext:value-type="float">
            <text:p>395.0352</text:p>
          </table:table-cell>
          <table:table-cell office:value-type="float" office:value="0.0836319" calcext:value-type="float">
            <text:p>0.083631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191084" calcext:value-type="float">
            <text:p>0.0005191084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4.8542" calcext:value-type="float">
            <text:p>-264.8542</text:p>
          </table:table-cell>
          <table:table-cell office:value-type="float" office:value="0" calcext:value-type="float">
            <text:p>0</text:p>
          </table:table-cell>
          <table:table-cell office:value-type="float" office:value="370.6057" calcext:value-type="float">
            <text:p>370.6057</text:p>
          </table:table-cell>
          <table:table-cell office:value-type="float" office:value="1078.291" calcext:value-type="float">
            <text:p>1078.291</text:p>
          </table:table-cell>
          <table:table-cell office:value-type="float" office:value="1317.553" calcext:value-type="float">
            <text:p>1317.553</text:p>
          </table:table-cell>
          <table:table-cell office:value-type="float" office:value="1317.244" calcext:value-type="float">
            <text:p>1317.244</text:p>
          </table:table-cell>
          <table:table-cell office:value-type="float" office:value="794.0874" calcext:value-type="float">
            <text:p>794.0874</text:p>
          </table:table-cell>
          <table:table-cell office:value-type="float" office:value="1100.406" calcext:value-type="float">
            <text:p>1100.406</text:p>
          </table:table-cell>
          <table:table-cell office:value-type="float" office:value="418.6504" calcext:value-type="float">
            <text:p>418.6504</text:p>
          </table:table-cell>
          <table:table-cell office:value-type="float" office:value="1875.529" calcext:value-type="float">
            <text:p>1875.529</text:p>
          </table:table-cell>
          <table:table-cell office:value-type="float" office:value="2106.721" calcext:value-type="float">
            <text:p>2106.721</text:p>
          </table:table-cell>
          <table:table-cell office:value-type="float" office:value="1677.854" calcext:value-type="float">
            <text:p>1677.854</text:p>
          </table:table-cell>
          <table:table-cell office:value-type="float" office:value="585.4758" calcext:value-type="float">
            <text:p>585.4758</text:p>
          </table:table-cell>
          <table:table-cell office:value-type="float" office:value="570.8074" calcext:value-type="float">
            <text:p>570.8074</text:p>
          </table:table-cell>
          <table:table-cell office:value-type="float" office:value="142.8503" calcext:value-type="float">
            <text:p>142.8503</text:p>
          </table:table-cell>
          <table:table-cell office:value-type="float" office:value="35.70913" calcext:value-type="float">
            <text:p>35.70913</text:p>
          </table:table-cell>
          <table:table-cell office:value-type="float" office:value="0" calcext:value-type="float">
            <text:p>0</text:p>
          </table:table-cell>
          <table:table-cell office:value-type="float" office:value="-0.0009485769" calcext:value-type="float">
            <text:p>-0.0009485769</text:p>
          </table:table-cell>
          <table:table-cell office:value-type="float" office:value="0" calcext:value-type="float">
            <text:p>0</text:p>
          </table:table-cell>
          <table:table-cell office:value-type="float" office:value="0.08247083" calcext:value-type="float">
            <text:p>0.08247083</text:p>
          </table:table-cell>
          <table:table-cell office:value-type="float" office:value="1.394301" calcext:value-type="float">
            <text:p>1.394301</text:p>
          </table:table-cell>
          <table:table-cell office:value-type="float" office:value="-0.8910434" calcext:value-type="float">
            <text:p>-0.8910434</text:p>
          </table:table-cell>
          <table:table-cell office:value-type="float" office:value="0.5032572" calcext:value-type="float">
            <text:p>0.5032572</text:p>
          </table:table-cell>
          <table:table-cell office:value-type="float" office:value="-262.2607" calcext:value-type="float">
            <text:p>-262.2607</text:p>
          </table:table-cell>
          <table:table-cell office:value-type="float" office:value="0" calcext:value-type="float">
            <text:p>0</text:p>
          </table:table-cell>
          <table:table-cell office:value-type="float" office:value="6.729462" calcext:value-type="float">
            <text:p>6.729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579.2538" calcext:value-type="float">
            <text:p>579.2538</text:p>
          </table:table-cell>
          <table:table-cell office:value-type="float" office:value="13198.29" calcext:value-type="float">
            <text:p>13198.29</text:p>
          </table:table-cell>
          <table:table-cell office:value-type="float" office:value="0" calcext:value-type="float">
            <text:p>0</text:p>
          </table:table-cell>
          <table:table-cell office:value-type="float" office:value="0.009637764" calcext:value-type="float">
            <text:p>0.009637764</text:p>
          </table:table-cell>
          <table:table-cell office:value-type="float" office:value="-275.0035" calcext:value-type="float">
            <text:p>-275.0035</text:p>
          </table:table-cell>
          <table:table-cell office:value-type="float" office:value="699.327" calcext:value-type="float">
            <text:p>699.327</text:p>
          </table:table-cell>
          <table:table-cell office:value-type="float" office:value="-0.3666379" calcext:value-type="float">
            <text:p>-0.3666379</text:p>
          </table:table-cell>
          <table:table-cell office:value-type="float" office:value="142.0772" calcext:value-type="float">
            <text:p>142.0772</text:p>
          </table:table-cell>
          <table:table-cell office:value-type="float" office:value="384.9768" calcext:value-type="float">
            <text:p>384.9768</text:p>
          </table:table-cell>
          <table:table-cell office:value-type="float" office:value="0.08394017" calcext:value-type="float">
            <text:p>0.08394017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191084" calcext:value-type="float">
            <text:p>0.0005191084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73.5597" calcext:value-type="float">
            <text:p>-273.5597</text:p>
          </table:table-cell>
          <table:table-cell office:value-type="float" office:value="0" calcext:value-type="float">
            <text:p>0</text:p>
          </table:table-cell>
          <table:table-cell office:value-type="float" office:value="372.8677" calcext:value-type="float">
            <text:p>372.8677</text:p>
          </table:table-cell>
          <table:table-cell office:value-type="float" office:value="1077.876" calcext:value-type="float">
            <text:p>1077.876</text:p>
          </table:table-cell>
          <table:table-cell office:value-type="float" office:value="1317.197" calcext:value-type="float">
            <text:p>1317.197</text:p>
          </table:table-cell>
          <table:table-cell office:value-type="float" office:value="1316.968" calcext:value-type="float">
            <text:p>1316.968</text:p>
          </table:table-cell>
          <table:table-cell office:value-type="float" office:value="793.908" calcext:value-type="float">
            <text:p>793.908</text:p>
          </table:table-cell>
          <table:table-cell office:value-type="float" office:value="1100.294" calcext:value-type="float">
            <text:p>1100.294</text:p>
          </table:table-cell>
          <table:table-cell office:value-type="float" office:value="418.6237" calcext:value-type="float">
            <text:p>418.6237</text:p>
          </table:table-cell>
          <table:table-cell office:value-type="float" office:value="1875.476" calcext:value-type="float">
            <text:p>1875.476</text:p>
          </table:table-cell>
          <table:table-cell office:value-type="float" office:value="2106.683" calcext:value-type="float">
            <text:p>2106.683</text:p>
          </table:table-cell>
          <table:table-cell office:value-type="float" office:value="1677.838" calcext:value-type="float">
            <text:p>1677.838</text:p>
          </table:table-cell>
          <table:table-cell office:value-type="float" office:value="585.4747" calcext:value-type="float">
            <text:p>585.4747</text:p>
          </table:table-cell>
          <table:table-cell office:value-type="float" office:value="570.8067" calcext:value-type="float">
            <text:p>570.8067</text:p>
          </table:table-cell>
          <table:table-cell office:value-type="float" office:value="142.8503" calcext:value-type="float">
            <text:p>142.8503</text:p>
          </table:table-cell>
          <table:table-cell office:value-type="float" office:value="35.70912" calcext:value-type="float">
            <text:p>35.70912</text:p>
          </table:table-cell>
          <table:table-cell office:value-type="float" office:value="0" calcext:value-type="float">
            <text:p>0</text:p>
          </table:table-cell>
          <table:table-cell office:value-type="float" office:value="-0.001116445" calcext:value-type="float">
            <text:p>-0.001116445</text:p>
          </table:table-cell>
          <table:table-cell office:value-type="float" office:value="0" calcext:value-type="float">
            <text:p>0</text:p>
          </table:table-cell>
          <table:table-cell office:value-type="float" office:value="0.1164739" calcext:value-type="float">
            <text:p>0.1164739</text:p>
          </table:table-cell>
          <table:table-cell office:value-type="float" office:value="2.277365" calcext:value-type="float">
            <text:p>2.277365</text:p>
          </table:table-cell>
          <table:table-cell office:value-type="float" office:value="-1.239363" calcext:value-type="float">
            <text:p>-1.239363</text:p>
          </table:table-cell>
          <table:table-cell office:value-type="float" office:value="1.038002" calcext:value-type="float">
            <text:p>1.038002</text:p>
          </table:table-cell>
          <table:table-cell office:value-type="float" office:value="-271.4434" calcext:value-type="float">
            <text:p>-271.4434</text:p>
          </table:table-cell>
          <table:table-cell office:value-type="float" office:value="0" calcext:value-type="float">
            <text:p>0</text:p>
          </table:table-cell>
          <table:table-cell office:value-type="float" office:value="6.667819" calcext:value-type="float">
            <text:p>6.66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566.5726" calcext:value-type="float">
            <text:p>566.5726</text:p>
          </table:table-cell>
          <table:table-cell office:value-type="float" office:value="13200.84" calcext:value-type="float">
            <text:p>13200.84</text:p>
          </table:table-cell>
          <table:table-cell office:value-type="float" office:value="0" calcext:value-type="float">
            <text:p>0</text:p>
          </table:table-cell>
          <table:table-cell office:value-type="float" office:value="0.01202439" calcext:value-type="float">
            <text:p>0.01202439</text:p>
          </table:table-cell>
          <table:table-cell office:value-type="float" office:value="-285.048" calcext:value-type="float">
            <text:p>-285.048</text:p>
          </table:table-cell>
          <table:table-cell office:value-type="float" office:value="726.8321" calcext:value-type="float">
            <text:p>726.8321</text:p>
          </table:table-cell>
          <table:table-cell office:value-type="float" office:value="-0.4973519" calcext:value-type="float">
            <text:p>-0.4973519</text:p>
          </table:table-cell>
          <table:table-cell office:value-type="float" office:value="147.1536" calcext:value-type="float">
            <text:p>147.1536</text:p>
          </table:table-cell>
          <table:table-cell office:value-type="float" office:value="373.2888" calcext:value-type="float">
            <text:p>373.2888</text:p>
          </table:table-cell>
          <table:table-cell office:value-type="float" office:value="0.08416487" calcext:value-type="float">
            <text:p>0.08416487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53" calcext:value-type="float">
            <text:p>0.00056205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2.7404" calcext:value-type="float">
            <text:p>-282.7404</text:p>
          </table:table-cell>
          <table:table-cell office:value-type="float" office:value="0" calcext:value-type="float">
            <text:p>0</text:p>
          </table:table-cell>
          <table:table-cell office:value-type="float" office:value="375.8109" calcext:value-type="float">
            <text:p>375.8109</text:p>
          </table:table-cell>
          <table:table-cell office:value-type="float" office:value="1077.59" calcext:value-type="float">
            <text:p>1077.59</text:p>
          </table:table-cell>
          <table:table-cell office:value-type="float" office:value="1316.833" calcext:value-type="float">
            <text:p>1316.833</text:p>
          </table:table-cell>
          <table:table-cell office:value-type="float" office:value="1316.675" calcext:value-type="float">
            <text:p>1316.675</text:p>
          </table:table-cell>
          <table:table-cell office:value-type="float" office:value="793.7186" calcext:value-type="float">
            <text:p>793.7186</text:p>
          </table:table-cell>
          <table:table-cell office:value-type="float" office:value="1100.173" calcext:value-type="float">
            <text:p>1100.173</text:p>
          </table:table-cell>
          <table:table-cell office:value-type="float" office:value="418.5954" calcext:value-type="float">
            <text:p>418.5954</text:p>
          </table:table-cell>
          <table:table-cell office:value-type="float" office:value="1875.422" calcext:value-type="float">
            <text:p>1875.422</text:p>
          </table:table-cell>
          <table:table-cell office:value-type="float" office:value="2106.644" calcext:value-type="float">
            <text:p>2106.644</text:p>
          </table:table-cell>
          <table:table-cell office:value-type="float" office:value="1677.821" calcext:value-type="float">
            <text:p>1677.821</text:p>
          </table:table-cell>
          <table:table-cell office:value-type="float" office:value="585.4736" calcext:value-type="float">
            <text:p>585.4736</text:p>
          </table:table-cell>
          <table:table-cell office:value-type="float" office:value="570.8061" calcext:value-type="float">
            <text:p>570.8061</text:p>
          </table:table-cell>
          <table:table-cell office:value-type="float" office:value="142.8503" calcext:value-type="float">
            <text:p>142.8503</text:p>
          </table:table-cell>
          <table:table-cell office:value-type="float" office:value="35.70911" calcext:value-type="float">
            <text:p>35.70911</text:p>
          </table:table-cell>
          <table:table-cell office:value-type="float" office:value="0" calcext:value-type="float">
            <text:p>0</text:p>
          </table:table-cell>
          <table:table-cell office:value-type="float" office:value="-0.001416539" calcext:value-type="float">
            <text:p>-0.001416539</text:p>
          </table:table-cell>
          <table:table-cell office:value-type="float" office:value="0" calcext:value-type="float">
            <text:p>0</text:p>
          </table:table-cell>
          <table:table-cell office:value-type="float" office:value="0.1428157" calcext:value-type="float">
            <text:p>0.1428157</text:p>
          </table:table-cell>
          <table:table-cell office:value-type="float" office:value="3.428336" calcext:value-type="float">
            <text:p>3.428336</text:p>
          </table:table-cell>
          <table:table-cell office:value-type="float" office:value="-1.657707" calcext:value-type="float">
            <text:p>-1.657707</text:p>
          </table:table-cell>
          <table:table-cell office:value-type="float" office:value="1.77063" calcext:value-type="float">
            <text:p>1.77063</text:p>
          </table:table-cell>
          <table:table-cell office:value-type="float" office:value="-281.4922" calcext:value-type="float">
            <text:p>-281.4922</text:p>
          </table:table-cell>
          <table:table-cell office:value-type="float" office:value="0" calcext:value-type="float">
            <text:p>0</text:p>
          </table:table-cell>
          <table:table-cell office:value-type="float" office:value="6.80125" calcext:value-type="float">
            <text:p>6.8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555.3879" calcext:value-type="float">
            <text:p>555.3879</text:p>
          </table:table-cell>
          <table:table-cell office:value-type="float" office:value="13203.01" calcext:value-type="float">
            <text:p>13203.01</text:p>
          </table:table-cell>
          <table:table-cell office:value-type="float" office:value="0" calcext:value-type="float">
            <text:p>0</text:p>
          </table:table-cell>
          <table:table-cell office:value-type="float" office:value="0.01500897" calcext:value-type="float">
            <text:p>0.01500897</text:p>
          </table:table-cell>
          <table:table-cell office:value-type="float" office:value="-294.155" calcext:value-type="float">
            <text:p>-294.155</text:p>
          </table:table-cell>
          <table:table-cell office:value-type="float" office:value="753.4512" calcext:value-type="float">
            <text:p>753.4512</text:p>
          </table:table-cell>
          <table:table-cell office:value-type="float" office:value="-0.6634164" calcext:value-type="float">
            <text:p>-0.6634164</text:p>
          </table:table-cell>
          <table:table-cell office:value-type="float" office:value="149.9229" calcext:value-type="float">
            <text:p>149.9229</text:p>
          </table:table-cell>
          <table:table-cell office:value-type="float" office:value="363.418" calcext:value-type="float">
            <text:p>363.418</text:p>
          </table:table-cell>
          <table:table-cell office:value-type="float" office:value="0.08448917" calcext:value-type="float">
            <text:p>0.08448917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3" calcext:value-type="float">
            <text:p>0.000562060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0.8589" calcext:value-type="float">
            <text:p>-290.8589</text:p>
          </table:table-cell>
          <table:table-cell office:value-type="float" office:value="0" calcext:value-type="float">
            <text:p>0</text:p>
          </table:table-cell>
          <table:table-cell office:value-type="float" office:value="378.3793" calcext:value-type="float">
            <text:p>378.3793</text:p>
          </table:table-cell>
          <table:table-cell office:value-type="float" office:value="1077.112" calcext:value-type="float">
            <text:p>1077.112</text:p>
          </table:table-cell>
          <table:table-cell office:value-type="float" office:value="1316.412" calcext:value-type="float">
            <text:p>1316.412</text:p>
          </table:table-cell>
          <table:table-cell office:value-type="float" office:value="1316.352" calcext:value-type="float">
            <text:p>1316.352</text:p>
          </table:table-cell>
          <table:table-cell office:value-type="float" office:value="793.5115" calcext:value-type="float">
            <text:p>793.5115</text:p>
          </table:table-cell>
          <table:table-cell office:value-type="float" office:value="1100.042" calcext:value-type="float">
            <text:p>1100.042</text:p>
          </table:table-cell>
          <table:table-cell office:value-type="float" office:value="418.5631" calcext:value-type="float">
            <text:p>418.5631</text:p>
          </table:table-cell>
          <table:table-cell office:value-type="float" office:value="1875.358" calcext:value-type="float">
            <text:p>1875.358</text:p>
          </table:table-cell>
          <table:table-cell office:value-type="float" office:value="2106.605" calcext:value-type="float">
            <text:p>2106.605</text:p>
          </table:table-cell>
          <table:table-cell office:value-type="float" office:value="1677.804" calcext:value-type="float">
            <text:p>1677.804</text:p>
          </table:table-cell>
          <table:table-cell office:value-type="float" office:value="585.4726" calcext:value-type="float">
            <text:p>585.4726</text:p>
          </table:table-cell>
          <table:table-cell office:value-type="float" office:value="570.8054" calcext:value-type="float">
            <text:p>570.8054</text:p>
          </table:table-cell>
          <table:table-cell office:value-type="float" office:value="142.8502" calcext:value-type="float">
            <text:p>142.8502</text:p>
          </table:table-cell>
          <table:table-cell office:value-type="float" office:value="35.7091" calcext:value-type="float">
            <text:p>35.7091</text:p>
          </table:table-cell>
          <table:table-cell office:value-type="float" office:value="0" calcext:value-type="float">
            <text:p>0</text:p>
          </table:table-cell>
          <table:table-cell office:value-type="float" office:value="-0.001561159" calcext:value-type="float">
            <text:p>-0.001561159</text:p>
          </table:table-cell>
          <table:table-cell office:value-type="float" office:value="0" calcext:value-type="float">
            <text:p>0</text:p>
          </table:table-cell>
          <table:table-cell office:value-type="float" office:value="0.1692424" calcext:value-type="float">
            <text:p>0.1692424</text:p>
          </table:table-cell>
          <table:table-cell office:value-type="float" office:value="4.823306" calcext:value-type="float">
            <text:p>4.823306</text:p>
          </table:table-cell>
          <table:table-cell office:value-type="float" office:value="-2.230808" calcext:value-type="float">
            <text:p>-2.230808</text:p>
          </table:table-cell>
          <table:table-cell office:value-type="float" office:value="2.592497" calcext:value-type="float">
            <text:p>2.592497</text:p>
          </table:table-cell>
          <table:table-cell office:value-type="float" office:value="-290.4107" calcext:value-type="float">
            <text:p>-290.4107</text:p>
          </table:table-cell>
          <table:table-cell office:value-type="float" office:value="0" calcext:value-type="float">
            <text:p>0</text:p>
          </table:table-cell>
          <table:table-cell office:value-type="float" office:value="6.775761" calcext:value-type="float">
            <text:p>6.775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547.8567" calcext:value-type="float">
            <text:p>547.8567</text:p>
          </table:table-cell>
          <table:table-cell office:value-type="float" office:value="13205.22" calcext:value-type="float">
            <text:p>13205.22</text:p>
          </table:table-cell>
          <table:table-cell office:value-type="float" office:value="0" calcext:value-type="float">
            <text:p>0</text:p>
          </table:table-cell>
          <table:table-cell office:value-type="float" office:value="0.01861812" calcext:value-type="float">
            <text:p>0.01861812</text:p>
          </table:table-cell>
          <table:table-cell office:value-type="float" office:value="-299.5424" calcext:value-type="float">
            <text:p>-299.5424</text:p>
          </table:table-cell>
          <table:table-cell office:value-type="float" office:value="763.1403" calcext:value-type="float">
            <text:p>763.1403</text:p>
          </table:table-cell>
          <table:table-cell office:value-type="float" office:value="-0.8506435" calcext:value-type="float">
            <text:p>-0.8506435</text:p>
          </table:table-cell>
          <table:table-cell office:value-type="float" office:value="138.0975" calcext:value-type="float">
            <text:p>138.0975</text:p>
          </table:table-cell>
          <table:table-cell office:value-type="float" office:value="357.2737" calcext:value-type="float">
            <text:p>357.2737</text:p>
          </table:table-cell>
          <table:table-cell office:value-type="float" office:value="0.08475847" calcext:value-type="float">
            <text:p>0.08475847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3" calcext:value-type="float">
            <text:p>0.000562060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5.1158" calcext:value-type="float">
            <text:p>-295.1158</text:p>
          </table:table-cell>
          <table:table-cell office:value-type="float" office:value="0" calcext:value-type="float">
            <text:p>0</text:p>
          </table:table-cell>
          <table:table-cell office:value-type="float" office:value="381.055" calcext:value-type="float">
            <text:p>381.055</text:p>
          </table:table-cell>
          <table:table-cell office:value-type="float" office:value="1076.588" calcext:value-type="float">
            <text:p>1076.588</text:p>
          </table:table-cell>
          <table:table-cell office:value-type="float" office:value="1315.957" calcext:value-type="float">
            <text:p>1315.957</text:p>
          </table:table-cell>
          <table:table-cell office:value-type="float" office:value="1316.002" calcext:value-type="float">
            <text:p>1316.002</text:p>
          </table:table-cell>
          <table:table-cell office:value-type="float" office:value="793.2886" calcext:value-type="float">
            <text:p>793.2886</text:p>
          </table:table-cell>
          <table:table-cell office:value-type="float" office:value="1099.901" calcext:value-type="float">
            <text:p>1099.901</text:p>
          </table:table-cell>
          <table:table-cell office:value-type="float" office:value="418.5289" calcext:value-type="float">
            <text:p>418.5289</text:p>
          </table:table-cell>
          <table:table-cell office:value-type="float" office:value="1875.288" calcext:value-type="float">
            <text:p>1875.288</text:p>
          </table:table-cell>
          <table:table-cell office:value-type="float" office:value="2106.566" calcext:value-type="float">
            <text:p>2106.566</text:p>
          </table:table-cell>
          <table:table-cell office:value-type="float" office:value="1677.787" calcext:value-type="float">
            <text:p>1677.787</text:p>
          </table:table-cell>
          <table:table-cell office:value-type="float" office:value="585.4716" calcext:value-type="float">
            <text:p>585.4716</text:p>
          </table:table-cell>
          <table:table-cell office:value-type="float" office:value="570.8047" calcext:value-type="float">
            <text:p>570.8047</text:p>
          </table:table-cell>
          <table:table-cell office:value-type="float" office:value="142.8502" calcext:value-type="float">
            <text:p>142.8502</text:p>
          </table:table-cell>
          <table:table-cell office:value-type="float" office:value="35.70908" calcext:value-type="float">
            <text:p>35.70908</text:p>
          </table:table-cell>
          <table:table-cell office:value-type="float" office:value="0" calcext:value-type="float">
            <text:p>0</text:p>
          </table:table-cell>
          <table:table-cell office:value-type="float" office:value="-0.001673773" calcext:value-type="float">
            <text:p>-0.001673773</text:p>
          </table:table-cell>
          <table:table-cell office:value-type="float" office:value="0" calcext:value-type="float">
            <text:p>0</text:p>
          </table:table-cell>
          <table:table-cell office:value-type="float" office:value="0.1987573" calcext:value-type="float">
            <text:p>0.1987573</text:p>
          </table:table-cell>
          <table:table-cell office:value-type="float" office:value="6.415442" calcext:value-type="float">
            <text:p>6.415442</text:p>
          </table:table-cell>
          <table:table-cell office:value-type="float" office:value="-2.880022" calcext:value-type="float">
            <text:p>-2.880022</text:p>
          </table:table-cell>
          <table:table-cell office:value-type="float" office:value="3.535421" calcext:value-type="float">
            <text:p>3.535421</text:p>
          </table:table-cell>
          <table:table-cell office:value-type="float" office:value="-295.6343" calcext:value-type="float">
            <text:p>-295.6343</text:p>
          </table:table-cell>
          <table:table-cell office:value-type="float" office:value="0" calcext:value-type="float">
            <text:p>0</text:p>
          </table:table-cell>
          <table:table-cell office:value-type="float" office:value="6.797633" calcext:value-type="float">
            <text:p>6.79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543.6709" calcext:value-type="float">
            <text:p>543.6709</text:p>
          </table:table-cell>
          <table:table-cell office:value-type="float" office:value="13205.93" calcext:value-type="float">
            <text:p>13205.93</text:p>
          </table:table-cell>
          <table:table-cell office:value-type="float" office:value="0" calcext:value-type="float">
            <text:p>0</text:p>
          </table:table-cell>
          <table:table-cell office:value-type="float" office:value="0.02288382" calcext:value-type="float">
            <text:p>0.02288382</text:p>
          </table:table-cell>
          <table:table-cell office:value-type="float" office:value="-303.0639" calcext:value-type="float">
            <text:p>-303.0639</text:p>
          </table:table-cell>
          <table:table-cell office:value-type="float" office:value="770.0229" calcext:value-type="float">
            <text:p>770.0229</text:p>
          </table:table-cell>
          <table:table-cell office:value-type="float" office:value="-1.050681" calcext:value-type="float">
            <text:p>-1.050681</text:p>
          </table:table-cell>
          <table:table-cell office:value-type="float" office:value="131.5367" calcext:value-type="float">
            <text:p>131.5367</text:p>
          </table:table-cell>
          <table:table-cell office:value-type="float" office:value="354.5382" calcext:value-type="float">
            <text:p>354.5382</text:p>
          </table:table-cell>
          <table:table-cell office:value-type="float" office:value="0.08499169" calcext:value-type="float">
            <text:p>0.0849916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3" calcext:value-type="float">
            <text:p>0.000562060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7.3979" calcext:value-type="float">
            <text:p>-297.3979</text:p>
          </table:table-cell>
          <table:table-cell office:value-type="float" office:value="0" calcext:value-type="float">
            <text:p>0</text:p>
          </table:table-cell>
          <table:table-cell office:value-type="float" office:value="382.3161" calcext:value-type="float">
            <text:p>382.3161</text:p>
          </table:table-cell>
          <table:table-cell office:value-type="float" office:value="1076.022" calcext:value-type="float">
            <text:p>1076.022</text:p>
          </table:table-cell>
          <table:table-cell office:value-type="float" office:value="1315.465" calcext:value-type="float">
            <text:p>1315.465</text:p>
          </table:table-cell>
          <table:table-cell office:value-type="float" office:value="1315.619" calcext:value-type="float">
            <text:p>1315.619</text:p>
          </table:table-cell>
          <table:table-cell office:value-type="float" office:value="793.0518" calcext:value-type="float">
            <text:p>793.0518</text:p>
          </table:table-cell>
          <table:table-cell office:value-type="float" office:value="1099.747" calcext:value-type="float">
            <text:p>1099.747</text:p>
          </table:table-cell>
          <table:table-cell office:value-type="float" office:value="418.4928" calcext:value-type="float">
            <text:p>418.4928</text:p>
          </table:table-cell>
          <table:table-cell office:value-type="float" office:value="1875.217" calcext:value-type="float">
            <text:p>1875.217</text:p>
          </table:table-cell>
          <table:table-cell office:value-type="float" office:value="2106.525" calcext:value-type="float">
            <text:p>2106.525</text:p>
          </table:table-cell>
          <table:table-cell office:value-type="float" office:value="1677.771" calcext:value-type="float">
            <text:p>1677.771</text:p>
          </table:table-cell>
          <table:table-cell office:value-type="float" office:value="585.4705" calcext:value-type="float">
            <text:p>585.4705</text:p>
          </table:table-cell>
          <table:table-cell office:value-type="float" office:value="570.804" calcext:value-type="float">
            <text:p>570.804</text:p>
          </table:table-cell>
          <table:table-cell office:value-type="float" office:value="142.8501" calcext:value-type="float">
            <text:p>142.8501</text:p>
          </table:table-cell>
          <table:table-cell office:value-type="float" office:value="35.70907" calcext:value-type="float">
            <text:p>35.70907</text:p>
          </table:table-cell>
          <table:table-cell office:value-type="float" office:value="0" calcext:value-type="float">
            <text:p>0</text:p>
          </table:table-cell>
          <table:table-cell office:value-type="float" office:value="-0.001805186" calcext:value-type="float">
            <text:p>-0.001805186</text:p>
          </table:table-cell>
          <table:table-cell office:value-type="float" office:value="0" calcext:value-type="float">
            <text:p>0</text:p>
          </table:table-cell>
          <table:table-cell office:value-type="float" office:value="0.2327804" calcext:value-type="float">
            <text:p>0.2327804</text:p>
          </table:table-cell>
          <table:table-cell office:value-type="float" office:value="8.187601" calcext:value-type="float">
            <text:p>8.187601</text:p>
          </table:table-cell>
          <table:table-cell office:value-type="float" office:value="-3.613357" calcext:value-type="float">
            <text:p>-3.613357</text:p>
          </table:table-cell>
          <table:table-cell office:value-type="float" office:value="4.574244" calcext:value-type="float">
            <text:p>4.574244</text:p>
          </table:table-cell>
          <table:table-cell office:value-type="float" office:value="-299.0068" calcext:value-type="float">
            <text:p>-299.0068</text:p>
          </table:table-cell>
          <table:table-cell office:value-type="float" office:value="0" calcext:value-type="float">
            <text:p>0</text:p>
          </table:table-cell>
          <table:table-cell office:value-type="float" office:value="6.847356" calcext:value-type="float">
            <text:p>6.847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541.1171" calcext:value-type="float">
            <text:p>541.1171</text:p>
          </table:table-cell>
          <table:table-cell office:value-type="float" office:value="13205.79" calcext:value-type="float">
            <text:p>13205.79</text:p>
          </table:table-cell>
          <table:table-cell office:value-type="float" office:value="0" calcext:value-type="float">
            <text:p>0</text:p>
          </table:table-cell>
          <table:table-cell office:value-type="float" office:value="0.02798125" calcext:value-type="float">
            <text:p>0.02798125</text:p>
          </table:table-cell>
          <table:table-cell office:value-type="float" office:value="-305.8037" calcext:value-type="float">
            <text:p>-305.8037</text:p>
          </table:table-cell>
          <table:table-cell office:value-type="float" office:value="776.2726" calcext:value-type="float">
            <text:p>776.2726</text:p>
          </table:table-cell>
          <table:table-cell office:value-type="float" office:value="-1.275554" calcext:value-type="float">
            <text:p>-1.275554</text:p>
          </table:table-cell>
          <table:table-cell office:value-type="float" office:value="128.3742" calcext:value-type="float">
            <text:p>128.3742</text:p>
          </table:table-cell>
          <table:table-cell office:value-type="float" office:value="353.5439" calcext:value-type="float">
            <text:p>353.5439</text:p>
          </table:table-cell>
          <table:table-cell office:value-type="float" office:value="0.08509953" calcext:value-type="float">
            <text:p>0.0850995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3" calcext:value-type="float">
            <text:p>0.000562060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8.5685" calcext:value-type="float">
            <text:p>-298.5685</text:p>
          </table:table-cell>
          <table:table-cell office:value-type="float" office:value="0" calcext:value-type="float">
            <text:p>0</text:p>
          </table:table-cell>
          <table:table-cell office:value-type="float" office:value="382.798" calcext:value-type="float">
            <text:p>382.798</text:p>
          </table:table-cell>
          <table:table-cell office:value-type="float" office:value="1075.393" calcext:value-type="float">
            <text:p>1075.393</text:p>
          </table:table-cell>
          <table:table-cell office:value-type="float" office:value="1314.926" calcext:value-type="float">
            <text:p>1314.926</text:p>
          </table:table-cell>
          <table:table-cell office:value-type="float" office:value="1315.2" calcext:value-type="float">
            <text:p>1315.2</text:p>
          </table:table-cell>
          <table:table-cell office:value-type="float" office:value="792.7998" calcext:value-type="float">
            <text:p>792.7998</text:p>
          </table:table-cell>
          <table:table-cell office:value-type="float" office:value="1099.582" calcext:value-type="float">
            <text:p>1099.582</text:p>
          </table:table-cell>
          <table:table-cell office:value-type="float" office:value="418.4547" calcext:value-type="float">
            <text:p>418.4547</text:p>
          </table:table-cell>
          <table:table-cell office:value-type="float" office:value="1875.143" calcext:value-type="float">
            <text:p>1875.143</text:p>
          </table:table-cell>
          <table:table-cell office:value-type="float" office:value="2106.484" calcext:value-type="float">
            <text:p>2106.484</text:p>
          </table:table-cell>
          <table:table-cell office:value-type="float" office:value="1677.754" calcext:value-type="float">
            <text:p>1677.754</text:p>
          </table:table-cell>
          <table:table-cell office:value-type="float" office:value="585.4694" calcext:value-type="float">
            <text:p>585.4694</text:p>
          </table:table-cell>
          <table:table-cell office:value-type="float" office:value="570.8033" calcext:value-type="float">
            <text:p>570.8033</text:p>
          </table:table-cell>
          <table:table-cell office:value-type="float" office:value="142.8501" calcext:value-type="float">
            <text:p>142.8501</text:p>
          </table:table-cell>
          <table:table-cell office:value-type="float" office:value="35.70905" calcext:value-type="float">
            <text:p>35.70905</text:p>
          </table:table-cell>
          <table:table-cell office:value-type="float" office:value="0" calcext:value-type="float">
            <text:p>0</text:p>
          </table:table-cell>
          <table:table-cell office:value-type="float" office:value="-0.001979666" calcext:value-type="float">
            <text:p>-0.001979666</text:p>
          </table:table-cell>
          <table:table-cell office:value-type="float" office:value="0" calcext:value-type="float">
            <text:p>0</text:p>
          </table:table-cell>
          <table:table-cell office:value-type="float" office:value="0.2642982" calcext:value-type="float">
            <text:p>0.2642982</text:p>
          </table:table-cell>
          <table:table-cell office:value-type="float" office:value="10.36117" calcext:value-type="float">
            <text:p>10.36117</text:p>
          </table:table-cell>
          <table:table-cell office:value-type="float" office:value="-4.443071" calcext:value-type="float">
            <text:p>-4.443071</text:p>
          </table:table-cell>
          <table:table-cell office:value-type="float" office:value="5.918101" calcext:value-type="float">
            <text:p>5.918101</text:p>
          </table:table-cell>
          <table:table-cell office:value-type="float" office:value="-301.5917" calcext:value-type="float">
            <text:p>-301.5917</text:p>
          </table:table-cell>
          <table:table-cell office:value-type="float" office:value="0" calcext:value-type="float">
            <text:p>0</text:p>
          </table:table-cell>
          <table:table-cell office:value-type="float" office:value="6.916212" calcext:value-type="float">
            <text:p>6.916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539.096" calcext:value-type="float">
            <text:p>539.096</text:p>
          </table:table-cell>
          <table:table-cell office:value-type="float" office:value="13205.3" calcext:value-type="float">
            <text:p>13205.3</text:p>
          </table:table-cell>
          <table:table-cell office:value-type="float" office:value="0" calcext:value-type="float">
            <text:p>0</text:p>
          </table:table-cell>
          <table:table-cell office:value-type="float" office:value="0.03410662" calcext:value-type="float">
            <text:p>0.03410662</text:p>
          </table:table-cell>
          <table:table-cell office:value-type="float" office:value="-308.3865" calcext:value-type="float">
            <text:p>-308.3865</text:p>
          </table:table-cell>
          <table:table-cell office:value-type="float" office:value="783.111" calcext:value-type="float">
            <text:p>783.111</text:p>
          </table:table-cell>
          <table:table-cell office:value-type="float" office:value="-1.514934" calcext:value-type="float">
            <text:p>-1.514934</text:p>
          </table:table-cell>
          <table:table-cell office:value-type="float" office:value="126.7819" calcext:value-type="float">
            <text:p>126.7819</text:p>
          </table:table-cell>
          <table:table-cell office:value-type="float" office:value="353.1472" calcext:value-type="float">
            <text:p>353.1472</text:p>
          </table:table-cell>
          <table:table-cell office:value-type="float" office:value="0.08518679" calcext:value-type="float">
            <text:p>0.0851867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3" calcext:value-type="float">
            <text:p>0.000562060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9.5199" calcext:value-type="float">
            <text:p>-299.5199</text:p>
          </table:table-cell>
          <table:table-cell office:value-type="float" office:value="0" calcext:value-type="float">
            <text:p>0</text:p>
          </table:table-cell>
          <table:table-cell office:value-type="float" office:value="383.0213" calcext:value-type="float">
            <text:p>383.0213</text:p>
          </table:table-cell>
          <table:table-cell office:value-type="float" office:value="1074.724" calcext:value-type="float">
            <text:p>1074.724</text:p>
          </table:table-cell>
          <table:table-cell office:value-type="float" office:value="1314.345" calcext:value-type="float">
            <text:p>1314.345</text:p>
          </table:table-cell>
          <table:table-cell office:value-type="float" office:value="1314.752" calcext:value-type="float">
            <text:p>1314.752</text:p>
          </table:table-cell>
          <table:table-cell office:value-type="float" office:value="792.5189" calcext:value-type="float">
            <text:p>792.5189</text:p>
          </table:table-cell>
          <table:table-cell office:value-type="float" office:value="1099.402" calcext:value-type="float">
            <text:p>1099.402</text:p>
          </table:table-cell>
          <table:table-cell office:value-type="float" office:value="418.4114" calcext:value-type="float">
            <text:p>418.4114</text:p>
          </table:table-cell>
          <table:table-cell office:value-type="float" office:value="1875.068" calcext:value-type="float">
            <text:p>1875.068</text:p>
          </table:table-cell>
          <table:table-cell office:value-type="float" office:value="2106.443" calcext:value-type="float">
            <text:p>2106.443</text:p>
          </table:table-cell>
          <table:table-cell office:value-type="float" office:value="1677.737" calcext:value-type="float">
            <text:p>1677.737</text:p>
          </table:table-cell>
          <table:table-cell office:value-type="float" office:value="585.4682" calcext:value-type="float">
            <text:p>585.4682</text:p>
          </table:table-cell>
          <table:table-cell office:value-type="float" office:value="570.8027" calcext:value-type="float">
            <text:p>570.8027</text:p>
          </table:table-cell>
          <table:table-cell office:value-type="float" office:value="142.8501" calcext:value-type="float">
            <text:p>142.8501</text:p>
          </table:table-cell>
          <table:table-cell office:value-type="float" office:value="35.70904" calcext:value-type="float">
            <text:p>35.70904</text:p>
          </table:table-cell>
          <table:table-cell office:value-type="float" office:value="0" calcext:value-type="float">
            <text:p>0</text:p>
          </table:table-cell>
          <table:table-cell office:value-type="float" office:value="-0.002200411" calcext:value-type="float">
            <text:p>-0.002200411</text:p>
          </table:table-cell>
          <table:table-cell office:value-type="float" office:value="0" calcext:value-type="float">
            <text:p>0</text:p>
          </table:table-cell>
          <table:table-cell office:value-type="float" office:value="0.2999942" calcext:value-type="float">
            <text:p>0.2999942</text:p>
          </table:table-cell>
          <table:table-cell office:value-type="float" office:value="12.67348" calcext:value-type="float">
            <text:p>12.67348</text:p>
          </table:table-cell>
          <table:table-cell office:value-type="float" office:value="-5.363877" calcext:value-type="float">
            <text:p>-5.363877</text:p>
          </table:table-cell>
          <table:table-cell office:value-type="float" office:value="7.309599" calcext:value-type="float">
            <text:p>7.309599</text:p>
          </table:table-cell>
          <table:table-cell office:value-type="float" office:value="-304.0037" calcext:value-type="float">
            <text:p>-304.0037</text:p>
          </table:table-cell>
          <table:table-cell office:value-type="float" office:value="0" calcext:value-type="float">
            <text:p>0</text:p>
          </table:table-cell>
          <table:table-cell office:value-type="float" office:value="6.981965" calcext:value-type="float">
            <text:p>6.98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537.4954" calcext:value-type="float">
            <text:p>537.4954</text:p>
          </table:table-cell>
          <table:table-cell office:value-type="float" office:value="13204.64" calcext:value-type="float">
            <text:p>13204.64</text:p>
          </table:table-cell>
          <table:table-cell office:value-type="float" office:value="0" calcext:value-type="float">
            <text:p>0</text:p>
          </table:table-cell>
          <table:table-cell office:value-type="float" office:value="0.0407002" calcext:value-type="float">
            <text:p>0.0407002</text:p>
          </table:table-cell>
          <table:table-cell office:value-type="float" office:value="-310.7597" calcext:value-type="float">
            <text:p>-310.7597</text:p>
          </table:table-cell>
          <table:table-cell office:value-type="float" office:value="790.6992" calcext:value-type="float">
            <text:p>790.6992</text:p>
          </table:table-cell>
          <table:table-cell office:value-type="float" office:value="-1.77704" calcext:value-type="float">
            <text:p>-1.77704</text:p>
          </table:table-cell>
          <table:table-cell office:value-type="float" office:value="126.2023" calcext:value-type="float">
            <text:p>126.2023</text:p>
          </table:table-cell>
          <table:table-cell office:value-type="float" office:value="353.0428" calcext:value-type="float">
            <text:p>353.0428</text:p>
          </table:table-cell>
          <table:table-cell office:value-type="float" office:value="0.08531706" calcext:value-type="float">
            <text:p>0.08531706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9.5327" calcext:value-type="float">
            <text:p>-299.5327</text:p>
          </table:table-cell>
          <table:table-cell office:value-type="float" office:value="0" calcext:value-type="float">
            <text:p>0</text:p>
          </table:table-cell>
          <table:table-cell office:value-type="float" office:value="383.1266" calcext:value-type="float">
            <text:p>383.1266</text:p>
          </table:table-cell>
          <table:table-cell office:value-type="float" office:value="1074.119" calcext:value-type="float">
            <text:p>1074.119</text:p>
          </table:table-cell>
          <table:table-cell office:value-type="float" office:value="1313.798" calcext:value-type="float">
            <text:p>1313.798</text:p>
          </table:table-cell>
          <table:table-cell office:value-type="float" office:value="1314.307" calcext:value-type="float">
            <text:p>1314.307</text:p>
          </table:table-cell>
          <table:table-cell office:value-type="float" office:value="792.2399" calcext:value-type="float">
            <text:p>792.2399</text:p>
          </table:table-cell>
          <table:table-cell office:value-type="float" office:value="1099.214" calcext:value-type="float">
            <text:p>1099.214</text:p>
          </table:table-cell>
          <table:table-cell office:value-type="float" office:value="418.3663" calcext:value-type="float">
            <text:p>418.3663</text:p>
          </table:table-cell>
          <table:table-cell office:value-type="float" office:value="1874.98" calcext:value-type="float">
            <text:p>1874.98</text:p>
          </table:table-cell>
          <table:table-cell office:value-type="float" office:value="2106.398" calcext:value-type="float">
            <text:p>2106.398</text:p>
          </table:table-cell>
          <table:table-cell office:value-type="float" office:value="1677.719" calcext:value-type="float">
            <text:p>1677.719</text:p>
          </table:table-cell>
          <table:table-cell office:value-type="float" office:value="585.467" calcext:value-type="float">
            <text:p>585.467</text:p>
          </table:table-cell>
          <table:table-cell office:value-type="float" office:value="570.802" calcext:value-type="float">
            <text:p>570.802</text:p>
          </table:table-cell>
          <table:table-cell office:value-type="float" office:value="142.85" calcext:value-type="float">
            <text:p>142.85</text:p>
          </table:table-cell>
          <table:table-cell office:value-type="float" office:value="35.70903" calcext:value-type="float">
            <text:p>35.70903</text:p>
          </table:table-cell>
          <table:table-cell office:value-type="float" office:value="0" calcext:value-type="float">
            <text:p>0</text:p>
          </table:table-cell>
          <table:table-cell office:value-type="float" office:value="-0.002373621" calcext:value-type="float">
            <text:p>-0.002373621</text:p>
          </table:table-cell>
          <table:table-cell office:value-type="float" office:value="0" calcext:value-type="float">
            <text:p>0</text:p>
          </table:table-cell>
          <table:table-cell office:value-type="float" office:value="0.3476014" calcext:value-type="float">
            <text:p>0.3476014</text:p>
          </table:table-cell>
          <table:table-cell office:value-type="float" office:value="15.59917" calcext:value-type="float">
            <text:p>15.59917</text:p>
          </table:table-cell>
          <table:table-cell office:value-type="float" office:value="-6.191765" calcext:value-type="float">
            <text:p>-6.191765</text:p>
          </table:table-cell>
          <table:table-cell office:value-type="float" office:value="9.407407" calcext:value-type="float">
            <text:p>9.407407</text:p>
          </table:table-cell>
          <table:table-cell office:value-type="float" office:value="-306.1565" calcext:value-type="float">
            <text:p>-306.1565</text:p>
          </table:table-cell>
          <table:table-cell office:value-type="float" office:value="0" calcext:value-type="float">
            <text:p>0</text:p>
          </table:table-cell>
          <table:table-cell office:value-type="float" office:value="7.021925" calcext:value-type="float">
            <text:p>7.02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536.0997" calcext:value-type="float">
            <text:p>536.0997</text:p>
          </table:table-cell>
          <table:table-cell office:value-type="float" office:value="13204.06" calcext:value-type="float">
            <text:p>13204.06</text:p>
          </table:table-cell>
          <table:table-cell office:value-type="float" office:value="0" calcext:value-type="float">
            <text:p>0</text:p>
          </table:table-cell>
          <table:table-cell office:value-type="float" office:value="0.0482157" calcext:value-type="float">
            <text:p>0.0482157</text:p>
          </table:table-cell>
          <table:table-cell office:value-type="float" office:value="-312.8971" calcext:value-type="float">
            <text:p>-312.8971</text:p>
          </table:table-cell>
          <table:table-cell office:value-type="float" office:value="797.1507" calcext:value-type="float">
            <text:p>797.1507</text:p>
          </table:table-cell>
          <table:table-cell office:value-type="float" office:value="-2.086371" calcext:value-type="float">
            <text:p>-2.086371</text:p>
          </table:table-cell>
          <table:table-cell office:value-type="float" office:value="125.7865" calcext:value-type="float">
            <text:p>125.7865</text:p>
          </table:table-cell>
          <table:table-cell office:value-type="float" office:value="352.8582" calcext:value-type="float">
            <text:p>352.8582</text:p>
          </table:table-cell>
          <table:table-cell office:value-type="float" office:value="0.08553118" calcext:value-type="float">
            <text:p>0.08553118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9.0716" calcext:value-type="float">
            <text:p>-299.0716</text:p>
          </table:table-cell>
          <table:table-cell office:value-type="float" office:value="0" calcext:value-type="float">
            <text:p>0</text:p>
          </table:table-cell>
          <table:table-cell office:value-type="float" office:value="383.2534" calcext:value-type="float">
            <text:p>383.2534</text:p>
          </table:table-cell>
          <table:table-cell office:value-type="float" office:value="1073.648" calcext:value-type="float">
            <text:p>1073.648</text:p>
          </table:table-cell>
          <table:table-cell office:value-type="float" office:value="1313.356" calcext:value-type="float">
            <text:p>1313.356</text:p>
          </table:table-cell>
          <table:table-cell office:value-type="float" office:value="1313.929" calcext:value-type="float">
            <text:p>1313.929</text:p>
          </table:table-cell>
          <table:table-cell office:value-type="float" office:value="791.998" calcext:value-type="float">
            <text:p>791.998</text:p>
          </table:table-cell>
          <table:table-cell office:value-type="float" office:value="1099.042" calcext:value-type="float">
            <text:p>1099.042</text:p>
          </table:table-cell>
          <table:table-cell office:value-type="float" office:value="418.3224" calcext:value-type="float">
            <text:p>418.3224</text:p>
          </table:table-cell>
          <table:table-cell office:value-type="float" office:value="1874.888" calcext:value-type="float">
            <text:p>1874.888</text:p>
          </table:table-cell>
          <table:table-cell office:value-type="float" office:value="2106.344" calcext:value-type="float">
            <text:p>2106.344</text:p>
          </table:table-cell>
          <table:table-cell office:value-type="float" office:value="1677.702" calcext:value-type="float">
            <text:p>1677.702</text:p>
          </table:table-cell>
          <table:table-cell office:value-type="float" office:value="585.4634" calcext:value-type="float">
            <text:p>585.4634</text:p>
          </table:table-cell>
          <table:table-cell office:value-type="float" office:value="570.8013" calcext:value-type="float">
            <text:p>570.8013</text:p>
          </table:table-cell>
          <table:table-cell office:value-type="float" office:value="142.85" calcext:value-type="float">
            <text:p>142.85</text:p>
          </table:table-cell>
          <table:table-cell office:value-type="float" office:value="35.70901" calcext:value-type="float">
            <text:p>35.70901</text:p>
          </table:table-cell>
          <table:table-cell office:value-type="float" office:value="0" calcext:value-type="float">
            <text:p>0</text:p>
          </table:table-cell>
          <table:table-cell office:value-type="float" office:value="-0.002437547" calcext:value-type="float">
            <text:p>-0.002437547</text:p>
          </table:table-cell>
          <table:table-cell office:value-type="float" office:value="0" calcext:value-type="float">
            <text:p>0</text:p>
          </table:table-cell>
          <table:table-cell office:value-type="float" office:value="0.3820459" calcext:value-type="float">
            <text:p>0.3820459</text:p>
          </table:table-cell>
          <table:table-cell office:value-type="float" office:value="18.73966" calcext:value-type="float">
            <text:p>18.73966</text:p>
          </table:table-cell>
          <table:table-cell office:value-type="float" office:value="-7.043846" calcext:value-type="float">
            <text:p>-7.043846</text:p>
          </table:table-cell>
          <table:table-cell office:value-type="float" office:value="11.69581" calcext:value-type="float">
            <text:p>11.69581</text:p>
          </table:table-cell>
          <table:table-cell office:value-type="float" office:value="-308.0175" calcext:value-type="float">
            <text:p>-308.0175</text:p>
          </table:table-cell>
          <table:table-cell office:value-type="float" office:value="0" calcext:value-type="float">
            <text:p>0</text:p>
          </table:table-cell>
          <table:table-cell office:value-type="float" office:value="7.051699" calcext:value-type="float">
            <text:p>7.05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534.798" calcext:value-type="float">
            <text:p>534.798</text:p>
          </table:table-cell>
          <table:table-cell office:value-type="float" office:value="13203.47" calcext:value-type="float">
            <text:p>13203.47</text:p>
          </table:table-cell>
          <table:table-cell office:value-type="float" office:value="0" calcext:value-type="float">
            <text:p>0</text:p>
          </table:table-cell>
          <table:table-cell office:value-type="float" office:value="0.05799262" calcext:value-type="float">
            <text:p>0.05799262</text:p>
          </table:table-cell>
          <table:table-cell office:value-type="float" office:value="-315.0004" calcext:value-type="float">
            <text:p>-315.0004</text:p>
          </table:table-cell>
          <table:table-cell office:value-type="float" office:value="803.3316" calcext:value-type="float">
            <text:p>803.3316</text:p>
          </table:table-cell>
          <table:table-cell office:value-type="float" office:value="-2.47614" calcext:value-type="float">
            <text:p>-2.47614</text:p>
          </table:table-cell>
          <table:table-cell office:value-type="float" office:value="125.266" calcext:value-type="float">
            <text:p>125.266</text:p>
          </table:table-cell>
          <table:table-cell office:value-type="float" office:value="352.741" calcext:value-type="float">
            <text:p>352.741</text:p>
          </table:table-cell>
          <table:table-cell office:value-type="float" office:value="0.08572558" calcext:value-type="float">
            <text:p>0.08572558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8.3223" calcext:value-type="float">
            <text:p>-298.3223</text:p>
          </table:table-cell>
          <table:table-cell office:value-type="float" office:value="0" calcext:value-type="float">
            <text:p>0</text:p>
          </table:table-cell>
          <table:table-cell office:value-type="float" office:value="383.3668" calcext:value-type="float">
            <text:p>383.3668</text:p>
          </table:table-cell>
          <table:table-cell office:value-type="float" office:value="1073.16" calcext:value-type="float">
            <text:p>1073.16</text:p>
          </table:table-cell>
          <table:table-cell office:value-type="float" office:value="1312.916" calcext:value-type="float">
            <text:p>1312.916</text:p>
          </table:table-cell>
          <table:table-cell office:value-type="float" office:value="1313.569" calcext:value-type="float">
            <text:p>1313.569</text:p>
          </table:table-cell>
          <table:table-cell office:value-type="float" office:value="791.7668" calcext:value-type="float">
            <text:p>791.7668</text:p>
          </table:table-cell>
          <table:table-cell office:value-type="float" office:value="1098.882" calcext:value-type="float">
            <text:p>1098.882</text:p>
          </table:table-cell>
          <table:table-cell office:value-type="float" office:value="418.2815" calcext:value-type="float">
            <text:p>418.2815</text:p>
          </table:table-cell>
          <table:table-cell office:value-type="float" office:value="1874.797" calcext:value-type="float">
            <text:p>1874.797</text:p>
          </table:table-cell>
          <table:table-cell office:value-type="float" office:value="2106.288" calcext:value-type="float">
            <text:p>2106.288</text:p>
          </table:table-cell>
          <table:table-cell office:value-type="float" office:value="1677.685" calcext:value-type="float">
            <text:p>1677.685</text:p>
          </table:table-cell>
          <table:table-cell office:value-type="float" office:value="585.4564" calcext:value-type="float">
            <text:p>585.4564</text:p>
          </table:table-cell>
          <table:table-cell office:value-type="float" office:value="570.8006" calcext:value-type="float">
            <text:p>570.8006</text:p>
          </table:table-cell>
          <table:table-cell office:value-type="float" office:value="142.85" calcext:value-type="float">
            <text:p>142.85</text:p>
          </table:table-cell>
          <table:table-cell office:value-type="float" office:value="35.709" calcext:value-type="float">
            <text:p>35.709</text:p>
          </table:table-cell>
          <table:table-cell office:value-type="float" office:value="0" calcext:value-type="float">
            <text:p>0</text:p>
          </table:table-cell>
          <table:table-cell office:value-type="float" office:value="-0.002516662" calcext:value-type="float">
            <text:p>-0.002516662</text:p>
          </table:table-cell>
          <table:table-cell office:value-type="float" office:value="0" calcext:value-type="float">
            <text:p>0</text:p>
          </table:table-cell>
          <table:table-cell office:value-type="float" office:value="0.4247609" calcext:value-type="float">
            <text:p>0.4247609</text:p>
          </table:table-cell>
          <table:table-cell office:value-type="float" office:value="22.43222" calcext:value-type="float">
            <text:p>22.43222</text:p>
          </table:table-cell>
          <table:table-cell office:value-type="float" office:value="-8.275047" calcext:value-type="float">
            <text:p>-8.275047</text:p>
          </table:table-cell>
          <table:table-cell office:value-type="float" office:value="14.15718" calcext:value-type="float">
            <text:p>14.15718</text:p>
          </table:table-cell>
          <table:table-cell office:value-type="float" office:value="-309.796" calcext:value-type="float">
            <text:p>-309.796</text:p>
          </table:table-cell>
          <table:table-cell office:value-type="float" office:value="0" calcext:value-type="float">
            <text:p>0</text:p>
          </table:table-cell>
          <table:table-cell office:value-type="float" office:value="7.114442" calcext:value-type="float">
            <text:p>7.114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533.4435" calcext:value-type="float">
            <text:p>533.4435</text:p>
          </table:table-cell>
          <table:table-cell office:value-type="float" office:value="13202.83" calcext:value-type="float">
            <text:p>13202.83</text:p>
          </table:table-cell>
          <table:table-cell office:value-type="float" office:value="0" calcext:value-type="float">
            <text:p>0</text:p>
          </table:table-cell>
          <table:table-cell office:value-type="float" office:value="0.07121408" calcext:value-type="float">
            <text:p>0.07121408</text:p>
          </table:table-cell>
          <table:table-cell office:value-type="float" office:value="-317.2762" calcext:value-type="float">
            <text:p>-317.2762</text:p>
          </table:table-cell>
          <table:table-cell office:value-type="float" office:value="809.5759" calcext:value-type="float">
            <text:p>809.5759</text:p>
          </table:table-cell>
          <table:table-cell office:value-type="float" office:value="-2.937538" calcext:value-type="float">
            <text:p>-2.937538</text:p>
          </table:table-cell>
          <table:table-cell office:value-type="float" office:value="124.7434" calcext:value-type="float">
            <text:p>124.7434</text:p>
          </table:table-cell>
          <table:table-cell office:value-type="float" office:value="352.6494" calcext:value-type="float">
            <text:p>352.6494</text:p>
          </table:table-cell>
          <table:table-cell office:value-type="float" office:value="0.0859043" calcext:value-type="float">
            <text:p>0.085904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7.9897" calcext:value-type="float">
            <text:p>-297.9897</text:p>
          </table:table-cell>
          <table:table-cell office:value-type="float" office:value="0" calcext:value-type="float">
            <text:p>0</text:p>
          </table:table-cell>
          <table:table-cell office:value-type="float" office:value="383.4779" calcext:value-type="float">
            <text:p>383.4779</text:p>
          </table:table-cell>
          <table:table-cell office:value-type="float" office:value="1072.618" calcext:value-type="float">
            <text:p>1072.618</text:p>
          </table:table-cell>
          <table:table-cell office:value-type="float" office:value="1312.44" calcext:value-type="float">
            <text:p>1312.44</text:p>
          </table:table-cell>
          <table:table-cell office:value-type="float" office:value="1313.182" calcext:value-type="float">
            <text:p>1313.182</text:p>
          </table:table-cell>
          <table:table-cell office:value-type="float" office:value="791.5314" calcext:value-type="float">
            <text:p>791.5314</text:p>
          </table:table-cell>
          <table:table-cell office:value-type="float" office:value="1098.717" calcext:value-type="float">
            <text:p>1098.717</text:p>
          </table:table-cell>
          <table:table-cell office:value-type="float" office:value="418.239" calcext:value-type="float">
            <text:p>418.239</text:p>
          </table:table-cell>
          <table:table-cell office:value-type="float" office:value="1874.706" calcext:value-type="float">
            <text:p>1874.706</text:p>
          </table:table-cell>
          <table:table-cell office:value-type="float" office:value="2106.233" calcext:value-type="float">
            <text:p>2106.233</text:p>
          </table:table-cell>
          <table:table-cell office:value-type="float" office:value="1677.667" calcext:value-type="float">
            <text:p>1677.667</text:p>
          </table:table-cell>
          <table:table-cell office:value-type="float" office:value="585.4493" calcext:value-type="float">
            <text:p>585.4493</text:p>
          </table:table-cell>
          <table:table-cell office:value-type="float" office:value="570.7999" calcext:value-type="float">
            <text:p>570.7999</text:p>
          </table:table-cell>
          <table:table-cell office:value-type="float" office:value="142.8499" calcext:value-type="float">
            <text:p>142.8499</text:p>
          </table:table-cell>
          <table:table-cell office:value-type="float" office:value="35.70898" calcext:value-type="float">
            <text:p>35.70898</text:p>
          </table:table-cell>
          <table:table-cell office:value-type="float" office:value="0" calcext:value-type="float">
            <text:p>0</text:p>
          </table:table-cell>
          <table:table-cell office:value-type="float" office:value="-0.002634424" calcext:value-type="float">
            <text:p>-0.002634424</text:p>
          </table:table-cell>
          <table:table-cell office:value-type="float" office:value="0" calcext:value-type="float">
            <text:p>0</text:p>
          </table:table-cell>
          <table:table-cell office:value-type="float" office:value="0.4702998" calcext:value-type="float">
            <text:p>0.4702998</text:p>
          </table:table-cell>
          <table:table-cell office:value-type="float" office:value="26.16153" calcext:value-type="float">
            <text:p>26.16153</text:p>
          </table:table-cell>
          <table:table-cell office:value-type="float" office:value="-9.858513" calcext:value-type="float">
            <text:p>-9.858513</text:p>
          </table:table-cell>
          <table:table-cell office:value-type="float" office:value="16.30301" calcext:value-type="float">
            <text:p>16.30301</text:p>
          </table:table-cell>
          <table:table-cell office:value-type="float" office:value="-311.683" calcext:value-type="float">
            <text:p>-311.683</text:p>
          </table:table-cell>
          <table:table-cell office:value-type="float" office:value="0" calcext:value-type="float">
            <text:p>0</text:p>
          </table:table-cell>
          <table:table-cell office:value-type="float" office:value="7.186063" calcext:value-type="float">
            <text:p>7.18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532.033" calcext:value-type="float">
            <text:p>532.033</text:p>
          </table:table-cell>
          <table:table-cell office:value-type="float" office:value="13202.1" calcext:value-type="float">
            <text:p>13202.1</text:p>
          </table:table-cell>
          <table:table-cell office:value-type="float" office:value="0" calcext:value-type="float">
            <text:p>0</text:p>
          </table:table-cell>
          <table:table-cell office:value-type="float" office:value="0.08857989" calcext:value-type="float">
            <text:p>0.08857989</text:p>
          </table:table-cell>
          <table:table-cell office:value-type="float" office:value="-319.7305" calcext:value-type="float">
            <text:p>-319.7305</text:p>
          </table:table-cell>
          <table:table-cell office:value-type="float" office:value="816.7416" calcext:value-type="float">
            <text:p>816.7416</text:p>
          </table:table-cell>
          <table:table-cell office:value-type="float" office:value="-3.428281" calcext:value-type="float">
            <text:p>-3.428281</text:p>
          </table:table-cell>
          <table:table-cell office:value-type="float" office:value="124.3129" calcext:value-type="float">
            <text:p>124.3129</text:p>
          </table:table-cell>
          <table:table-cell office:value-type="float" office:value="352.5999" calcext:value-type="float">
            <text:p>352.5999</text:p>
          </table:table-cell>
          <table:table-cell office:value-type="float" office:value="0.08607293" calcext:value-type="float">
            <text:p>0.0860729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7.578" calcext:value-type="float">
            <text:p>-297.578</text:p>
          </table:table-cell>
          <table:table-cell office:value-type="float" office:value="0" calcext:value-type="float">
            <text:p>0</text:p>
          </table:table-cell>
          <table:table-cell office:value-type="float" office:value="383.5783" calcext:value-type="float">
            <text:p>383.5783</text:p>
          </table:table-cell>
          <table:table-cell office:value-type="float" office:value="1072.02" calcext:value-type="float">
            <text:p>1072.02</text:p>
          </table:table-cell>
          <table:table-cell office:value-type="float" office:value="1311.914" calcext:value-type="float">
            <text:p>1311.914</text:p>
          </table:table-cell>
          <table:table-cell office:value-type="float" office:value="1312.768" calcext:value-type="float">
            <text:p>1312.768</text:p>
          </table:table-cell>
          <table:table-cell office:value-type="float" office:value="791.2708" calcext:value-type="float">
            <text:p>791.2708</text:p>
          </table:table-cell>
          <table:table-cell office:value-type="float" office:value="1098.541" calcext:value-type="float">
            <text:p>1098.541</text:p>
          </table:table-cell>
          <table:table-cell office:value-type="float" office:value="418.1948" calcext:value-type="float">
            <text:p>418.1948</text:p>
          </table:table-cell>
          <table:table-cell office:value-type="float" office:value="1874.615" calcext:value-type="float">
            <text:p>1874.615</text:p>
          </table:table-cell>
          <table:table-cell office:value-type="float" office:value="2106.178" calcext:value-type="float">
            <text:p>2106.178</text:p>
          </table:table-cell>
          <table:table-cell office:value-type="float" office:value="1677.65" calcext:value-type="float">
            <text:p>1677.65</text:p>
          </table:table-cell>
          <table:table-cell office:value-type="float" office:value="585.4422" calcext:value-type="float">
            <text:p>585.4422</text:p>
          </table:table-cell>
          <table:table-cell office:value-type="float" office:value="570.7992" calcext:value-type="float">
            <text:p>570.7992</text:p>
          </table:table-cell>
          <table:table-cell office:value-type="float" office:value="142.8499" calcext:value-type="float">
            <text:p>142.8499</text:p>
          </table:table-cell>
          <table:table-cell office:value-type="float" office:value="35.70897" calcext:value-type="float">
            <text:p>35.70897</text:p>
          </table:table-cell>
          <table:table-cell office:value-type="float" office:value="0" calcext:value-type="float">
            <text:p>0</text:p>
          </table:table-cell>
          <table:table-cell office:value-type="float" office:value="-0.002793966" calcext:value-type="float">
            <text:p>-0.002793966</text:p>
          </table:table-cell>
          <table:table-cell office:value-type="float" office:value="0" calcext:value-type="float">
            <text:p>0</text:p>
          </table:table-cell>
          <table:table-cell office:value-type="float" office:value="0.5274508" calcext:value-type="float">
            <text:p>0.5274508</text:p>
          </table:table-cell>
          <table:table-cell office:value-type="float" office:value="30.26485" calcext:value-type="float">
            <text:p>30.26485</text:p>
          </table:table-cell>
          <table:table-cell office:value-type="float" office:value="-11.588" calcext:value-type="float">
            <text:p>-11.588</text:p>
          </table:table-cell>
          <table:table-cell office:value-type="float" office:value="18.67686" calcext:value-type="float">
            <text:p>18.67686</text:p>
          </table:table-cell>
          <table:table-cell office:value-type="float" office:value="-313.7121" calcext:value-type="float">
            <text:p>-313.7121</text:p>
          </table:table-cell>
          <table:table-cell office:value-type="float" office:value="0" calcext:value-type="float">
            <text:p>0</text:p>
          </table:table-cell>
          <table:table-cell office:value-type="float" office:value="7.249493" calcext:value-type="float">
            <text:p>7.249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530.5932" calcext:value-type="float">
            <text:p>530.5932</text:p>
          </table:table-cell>
          <table:table-cell office:value-type="float" office:value="13201.32" calcext:value-type="float">
            <text:p>13201.32</text:p>
          </table:table-cell>
          <table:table-cell office:value-type="float" office:value="0" calcext:value-type="float">
            <text:p>0</text:p>
          </table:table-cell>
          <table:table-cell office:value-type="float" office:value="0.110286" calcext:value-type="float">
            <text:p>0.110286</text:p>
          </table:table-cell>
          <table:table-cell office:value-type="float" office:value="-322.3228" calcext:value-type="float">
            <text:p>-322.3228</text:p>
          </table:table-cell>
          <table:table-cell office:value-type="float" office:value="824.3563" calcext:value-type="float">
            <text:p>824.3563</text:p>
          </table:table-cell>
          <table:table-cell office:value-type="float" office:value="-3.963317" calcext:value-type="float">
            <text:p>-3.963317</text:p>
          </table:table-cell>
          <table:table-cell office:value-type="float" office:value="123.9384" calcext:value-type="float">
            <text:p>123.9384</text:p>
          </table:table-cell>
          <table:table-cell office:value-type="float" office:value="352.5697" calcext:value-type="float">
            <text:p>352.5697</text:p>
          </table:table-cell>
          <table:table-cell office:value-type="float" office:value="0.08624274" calcext:value-type="float">
            <text:p>0.08624274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6.6077" calcext:value-type="float">
            <text:p>-296.6077</text:p>
          </table:table-cell>
          <table:table-cell office:value-type="float" office:value="0" calcext:value-type="float">
            <text:p>0</text:p>
          </table:table-cell>
          <table:table-cell office:value-type="float" office:value="383.6793" calcext:value-type="float">
            <text:p>383.6793</text:p>
          </table:table-cell>
          <table:table-cell office:value-type="float" office:value="1071.397" calcext:value-type="float">
            <text:p>1071.397</text:p>
          </table:table-cell>
          <table:table-cell office:value-type="float" office:value="1311.362" calcext:value-type="float">
            <text:p>1311.362</text:p>
          </table:table-cell>
          <table:table-cell office:value-type="float" office:value="1312.328" calcext:value-type="float">
            <text:p>1312.328</text:p>
          </table:table-cell>
          <table:table-cell office:value-type="float" office:value="790.9998" calcext:value-type="float">
            <text:p>790.9998</text:p>
          </table:table-cell>
          <table:table-cell office:value-type="float" office:value="1098.357" calcext:value-type="float">
            <text:p>1098.357</text:p>
          </table:table-cell>
          <table:table-cell office:value-type="float" office:value="418.149" calcext:value-type="float">
            <text:p>418.149</text:p>
          </table:table-cell>
          <table:table-cell office:value-type="float" office:value="1874.522" calcext:value-type="float">
            <text:p>1874.522</text:p>
          </table:table-cell>
          <table:table-cell office:value-type="float" office:value="2106.122" calcext:value-type="float">
            <text:p>2106.122</text:p>
          </table:table-cell>
          <table:table-cell office:value-type="float" office:value="1677.632" calcext:value-type="float">
            <text:p>1677.632</text:p>
          </table:table-cell>
          <table:table-cell office:value-type="float" office:value="585.4351" calcext:value-type="float">
            <text:p>585.4351</text:p>
          </table:table-cell>
          <table:table-cell office:value-type="float" office:value="570.7985" calcext:value-type="float">
            <text:p>570.7985</text:p>
          </table:table-cell>
          <table:table-cell office:value-type="float" office:value="142.8499" calcext:value-type="float">
            <text:p>142.8499</text:p>
          </table:table-cell>
          <table:table-cell office:value-type="float" office:value="35.70896" calcext:value-type="float">
            <text:p>35.70896</text:p>
          </table:table-cell>
          <table:table-cell office:value-type="float" office:value="0" calcext:value-type="float">
            <text:p>0</text:p>
          </table:table-cell>
          <table:table-cell office:value-type="float" office:value="-0.002978334" calcext:value-type="float">
            <text:p>-0.002978334</text:p>
          </table:table-cell>
          <table:table-cell office:value-type="float" office:value="0" calcext:value-type="float">
            <text:p>0</text:p>
          </table:table-cell>
          <table:table-cell office:value-type="float" office:value="0.5778062" calcext:value-type="float">
            <text:p>0.5778062</text:p>
          </table:table-cell>
          <table:table-cell office:value-type="float" office:value="35.23408" calcext:value-type="float">
            <text:p>35.23408</text:p>
          </table:table-cell>
          <table:table-cell office:value-type="float" office:value="-13.5315" calcext:value-type="float">
            <text:p>-13.5315</text:p>
          </table:table-cell>
          <table:table-cell office:value-type="float" office:value="21.70258" calcext:value-type="float">
            <text:p>21.70258</text:p>
          </table:table-cell>
          <table:table-cell office:value-type="float" office:value="-315.8309" calcext:value-type="float">
            <text:p>-315.8309</text:p>
          </table:table-cell>
          <table:table-cell office:value-type="float" office:value="0" calcext:value-type="float">
            <text:p>0</text:p>
          </table:table-cell>
          <table:table-cell office:value-type="float" office:value="7.308074" calcext:value-type="float">
            <text:p>7.30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529.1967" calcext:value-type="float">
            <text:p>529.1967</text:p>
          </table:table-cell>
          <table:table-cell office:value-type="float" office:value="13200.52" calcext:value-type="float">
            <text:p>13200.52</text:p>
          </table:table-cell>
          <table:table-cell office:value-type="float" office:value="0" calcext:value-type="float">
            <text:p>0</text:p>
          </table:table-cell>
          <table:table-cell office:value-type="float" office:value="0.1368775" calcext:value-type="float">
            <text:p>0.1368775</text:p>
          </table:table-cell>
          <table:table-cell office:value-type="float" office:value="-324.9348" calcext:value-type="float">
            <text:p>-324.9348</text:p>
          </table:table-cell>
          <table:table-cell office:value-type="float" office:value="832.3423" calcext:value-type="float">
            <text:p>832.3423</text:p>
          </table:table-cell>
          <table:table-cell office:value-type="float" office:value="-4.53561" calcext:value-type="float">
            <text:p>-4.53561</text:p>
          </table:table-cell>
          <table:table-cell office:value-type="float" office:value="123.6209" calcext:value-type="float">
            <text:p>123.6209</text:p>
          </table:table-cell>
          <table:table-cell office:value-type="float" office:value="352.5473" calcext:value-type="float">
            <text:p>352.5473</text:p>
          </table:table-cell>
          <table:table-cell office:value-type="float" office:value="0.08643733" calcext:value-type="float">
            <text:p>0.0864373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606" calcext:value-type="float">
            <text:p>0.0005620606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5.4131" calcext:value-type="float">
            <text:p>-295.4131</text:p>
          </table:table-cell>
          <table:table-cell office:value-type="float" office:value="0" calcext:value-type="float">
            <text:p>0</text:p>
          </table:table-cell>
          <table:table-cell office:value-type="float" office:value="383.7834" calcext:value-type="float">
            <text:p>383.7834</text:p>
          </table:table-cell>
          <table:table-cell office:value-type="float" office:value="1070.799" calcext:value-type="float">
            <text:p>1070.799</text:p>
          </table:table-cell>
          <table:table-cell office:value-type="float" office:value="1310.818" calcext:value-type="float">
            <text:p>1310.818</text:p>
          </table:table-cell>
          <table:table-cell office:value-type="float" office:value="1311.884" calcext:value-type="float">
            <text:p>1311.884</text:p>
          </table:table-cell>
          <table:table-cell office:value-type="float" office:value="790.7262" calcext:value-type="float">
            <text:p>790.7262</text:p>
          </table:table-cell>
          <table:table-cell office:value-type="float" office:value="1098.17" calcext:value-type="float">
            <text:p>1098.17</text:p>
          </table:table-cell>
          <table:table-cell office:value-type="float" office:value="418.1022" calcext:value-type="float">
            <text:p>418.1022</text:p>
          </table:table-cell>
          <table:table-cell office:value-type="float" office:value="1874.426" calcext:value-type="float">
            <text:p>1874.426</text:p>
          </table:table-cell>
          <table:table-cell office:value-type="float" office:value="2106.066" calcext:value-type="float">
            <text:p>2106.066</text:p>
          </table:table-cell>
          <table:table-cell office:value-type="float" office:value="1677.614" calcext:value-type="float">
            <text:p>1677.614</text:p>
          </table:table-cell>
          <table:table-cell office:value-type="float" office:value="585.4279" calcext:value-type="float">
            <text:p>585.4279</text:p>
          </table:table-cell>
          <table:table-cell office:value-type="float" office:value="570.7977" calcext:value-type="float">
            <text:p>570.7977</text:p>
          </table:table-cell>
          <table:table-cell office:value-type="float" office:value="142.8498" calcext:value-type="float">
            <text:p>142.8498</text:p>
          </table:table-cell>
          <table:table-cell office:value-type="float" office:value="35.70894" calcext:value-type="float">
            <text:p>35.70894</text:p>
          </table:table-cell>
          <table:table-cell office:value-type="float" office:value="0" calcext:value-type="float">
            <text:p>0</text:p>
          </table:table-cell>
          <table:table-cell office:value-type="float" office:value="-0.003146082" calcext:value-type="float">
            <text:p>-0.003146082</text:p>
          </table:table-cell>
          <table:table-cell office:value-type="float" office:value="0" calcext:value-type="float">
            <text:p>0</text:p>
          </table:table-cell>
          <table:table-cell office:value-type="float" office:value="0.6374769" calcext:value-type="float">
            <text:p>0.6374769</text:p>
          </table:table-cell>
          <table:table-cell office:value-type="float" office:value="40.46396" calcext:value-type="float">
            <text:p>40.46396</text:p>
          </table:table-cell>
          <table:table-cell office:value-type="float" office:value="-15.52756" calcext:value-type="float">
            <text:p>-15.52756</text:p>
          </table:table-cell>
          <table:table-cell office:value-type="float" office:value="24.9364" calcext:value-type="float">
            <text:p>24.9364</text:p>
          </table:table-cell>
          <table:table-cell office:value-type="float" office:value="-317.9297" calcext:value-type="float">
            <text:p>-317.9297</text:p>
          </table:table-cell>
          <table:table-cell office:value-type="float" office:value="0" calcext:value-type="float">
            <text:p>0</text:p>
          </table:table-cell>
          <table:table-cell office:value-type="float" office:value="7.363902" calcext:value-type="float">
            <text:p>7.36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527.8019" calcext:value-type="float">
            <text:p>527.8019</text:p>
          </table:table-cell>
          <table:table-cell office:value-type="float" office:value="13199.79" calcext:value-type="float">
            <text:p>13199.79</text:p>
          </table:table-cell>
          <table:table-cell office:value-type="float" office:value="0" calcext:value-type="float">
            <text:p>0</text:p>
          </table:table-cell>
          <table:table-cell office:value-type="float" office:value="0.1680541" calcext:value-type="float">
            <text:p>0.1680541</text:p>
          </table:table-cell>
          <table:table-cell office:value-type="float" office:value="-327.3869" calcext:value-type="float">
            <text:p>-327.3869</text:p>
          </table:table-cell>
          <table:table-cell office:value-type="float" office:value="838.1851" calcext:value-type="float">
            <text:p>838.1851</text:p>
          </table:table-cell>
          <table:table-cell office:value-type="float" office:value="-5.143408" calcext:value-type="float">
            <text:p>-5.143408</text:p>
          </table:table-cell>
          <table:table-cell office:value-type="float" office:value="123.3115" calcext:value-type="float">
            <text:p>123.3115</text:p>
          </table:table-cell>
          <table:table-cell office:value-type="float" office:value="352.4233" calcext:value-type="float">
            <text:p>352.4233</text:p>
          </table:table-cell>
          <table:table-cell office:value-type="float" office:value="0.08666579" calcext:value-type="float">
            <text:p>0.0866657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905" calcext:value-type="float">
            <text:p>0.0005620905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4.0095" calcext:value-type="float">
            <text:p>-294.0095</text:p>
          </table:table-cell>
          <table:table-cell office:value-type="float" office:value="0" calcext:value-type="float">
            <text:p>0</text:p>
          </table:table-cell>
          <table:table-cell office:value-type="float" office:value="383.9211" calcext:value-type="float">
            <text:p>383.9211</text:p>
          </table:table-cell>
          <table:table-cell office:value-type="float" office:value="1070.26" calcext:value-type="float">
            <text:p>1070.26</text:p>
          </table:table-cell>
          <table:table-cell office:value-type="float" office:value="1310.31" calcext:value-type="float">
            <text:p>1310.31</text:p>
          </table:table-cell>
          <table:table-cell office:value-type="float" office:value="1311.46" calcext:value-type="float">
            <text:p>1311.46</text:p>
          </table:table-cell>
          <table:table-cell office:value-type="float" office:value="790.4602" calcext:value-type="float">
            <text:p>790.4602</text:p>
          </table:table-cell>
          <table:table-cell office:value-type="float" office:value="1097.989" calcext:value-type="float">
            <text:p>1097.989</text:p>
          </table:table-cell>
          <table:table-cell office:value-type="float" office:value="418.0552" calcext:value-type="float">
            <text:p>418.0552</text:p>
          </table:table-cell>
          <table:table-cell office:value-type="float" office:value="1874.329" calcext:value-type="float">
            <text:p>1874.329</text:p>
          </table:table-cell>
          <table:table-cell office:value-type="float" office:value="2106.008" calcext:value-type="float">
            <text:p>2106.008</text:p>
          </table:table-cell>
          <table:table-cell office:value-type="float" office:value="1677.596" calcext:value-type="float">
            <text:p>1677.596</text:p>
          </table:table-cell>
          <table:table-cell office:value-type="float" office:value="585.4207" calcext:value-type="float">
            <text:p>585.4207</text:p>
          </table:table-cell>
          <table:table-cell office:value-type="float" office:value="570.7968" calcext:value-type="float">
            <text:p>570.7968</text:p>
          </table:table-cell>
          <table:table-cell office:value-type="float" office:value="142.8498" calcext:value-type="float">
            <text:p>142.8498</text:p>
          </table:table-cell>
          <table:table-cell office:value-type="float" office:value="35.70893" calcext:value-type="float">
            <text:p>35.70893</text:p>
          </table:table-cell>
          <table:table-cell office:value-type="float" office:value="0" calcext:value-type="float">
            <text:p>0</text:p>
          </table:table-cell>
          <table:table-cell office:value-type="float" office:value="-0.003280064" calcext:value-type="float">
            <text:p>-0.003280064</text:p>
          </table:table-cell>
          <table:table-cell office:value-type="float" office:value="0" calcext:value-type="float">
            <text:p>0</text:p>
          </table:table-cell>
          <table:table-cell office:value-type="float" office:value="0.7056367" calcext:value-type="float">
            <text:p>0.7056367</text:p>
          </table:table-cell>
          <table:table-cell office:value-type="float" office:value="45.87996" calcext:value-type="float">
            <text:p>45.87996</text:p>
          </table:table-cell>
          <table:table-cell office:value-type="float" office:value="-17.69573" calcext:value-type="float">
            <text:p>-17.69573</text:p>
          </table:table-cell>
          <table:table-cell office:value-type="float" office:value="28.18423" calcext:value-type="float">
            <text:p>28.18423</text:p>
          </table:table-cell>
          <table:table-cell office:value-type="float" office:value="-319.9804" calcext:value-type="float">
            <text:p>-319.9804</text:p>
          </table:table-cell>
          <table:table-cell office:value-type="float" office:value="0" calcext:value-type="float">
            <text:p>0</text:p>
          </table:table-cell>
          <table:table-cell office:value-type="float" office:value="7.566261" calcext:value-type="float">
            <text:p>7.566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524.1609" calcext:value-type="float">
            <text:p>524.1609</text:p>
          </table:table-cell>
          <table:table-cell office:value-type="float" office:value="13199.53" calcext:value-type="float">
            <text:p>13199.53</text:p>
          </table:table-cell>
          <table:table-cell office:value-type="float" office:value="0" calcext:value-type="float">
            <text:p>0</text:p>
          </table:table-cell>
          <table:table-cell office:value-type="float" office:value="0.2035151" calcext:value-type="float">
            <text:p>0.2035151</text:p>
          </table:table-cell>
          <table:table-cell office:value-type="float" office:value="-331.8647" calcext:value-type="float">
            <text:p>-331.8647</text:p>
          </table:table-cell>
          <table:table-cell office:value-type="float" office:value="852.2889" calcext:value-type="float">
            <text:p>852.2889</text:p>
          </table:table-cell>
          <table:table-cell office:value-type="float" office:value="-5.799815" calcext:value-type="float">
            <text:p>-5.799815</text:p>
          </table:table-cell>
          <table:table-cell office:value-type="float" office:value="124.4865" calcext:value-type="float">
            <text:p>124.4865</text:p>
          </table:table-cell>
          <table:table-cell office:value-type="float" office:value="350.0643" calcext:value-type="float">
            <text:p>350.0643</text:p>
          </table:table-cell>
          <table:table-cell office:value-type="float" office:value="0.08705579" calcext:value-type="float">
            <text:p>0.0870557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918" calcext:value-type="float">
            <text:p>0.0005620918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3.082" calcext:value-type="float">
            <text:p>-293.082</text:p>
          </table:table-cell>
          <table:table-cell office:value-type="float" office:value="0" calcext:value-type="float">
            <text:p>0</text:p>
          </table:table-cell>
          <table:table-cell office:value-type="float" office:value="384.3295" calcext:value-type="float">
            <text:p>384.3295</text:p>
          </table:table-cell>
          <table:table-cell office:value-type="float" office:value="1069.785" calcext:value-type="float">
            <text:p>1069.785</text:p>
          </table:table-cell>
          <table:table-cell office:value-type="float" office:value="1309.855" calcext:value-type="float">
            <text:p>1309.855</text:p>
          </table:table-cell>
          <table:table-cell office:value-type="float" office:value="1311.079" calcext:value-type="float">
            <text:p>1311.079</text:p>
          </table:table-cell>
          <table:table-cell office:value-type="float" office:value="790.2148" calcext:value-type="float">
            <text:p>790.2148</text:p>
          </table:table-cell>
          <table:table-cell office:value-type="float" office:value="1097.82" calcext:value-type="float">
            <text:p>1097.82</text:p>
          </table:table-cell>
          <table:table-cell office:value-type="float" office:value="418.0094" calcext:value-type="float">
            <text:p>418.0094</text:p>
          </table:table-cell>
          <table:table-cell office:value-type="float" office:value="1874.233" calcext:value-type="float">
            <text:p>1874.233</text:p>
          </table:table-cell>
          <table:table-cell office:value-type="float" office:value="2105.951" calcext:value-type="float">
            <text:p>2105.951</text:p>
          </table:table-cell>
          <table:table-cell office:value-type="float" office:value="1677.578" calcext:value-type="float">
            <text:p>1677.578</text:p>
          </table:table-cell>
          <table:table-cell office:value-type="float" office:value="585.4136" calcext:value-type="float">
            <text:p>585.4136</text:p>
          </table:table-cell>
          <table:table-cell office:value-type="float" office:value="570.796" calcext:value-type="float">
            <text:p>570.796</text:p>
          </table:table-cell>
          <table:table-cell office:value-type="float" office:value="142.8498" calcext:value-type="float">
            <text:p>142.8498</text:p>
          </table:table-cell>
          <table:table-cell office:value-type="float" office:value="35.70891" calcext:value-type="float">
            <text:p>35.70891</text:p>
          </table:table-cell>
          <table:table-cell office:value-type="float" office:value="0" calcext:value-type="float">
            <text:p>0</text:p>
          </table:table-cell>
          <table:table-cell office:value-type="float" office:value="-0.003478633" calcext:value-type="float">
            <text:p>-0.003478633</text:p>
          </table:table-cell>
          <table:table-cell office:value-type="float" office:value="0" calcext:value-type="float">
            <text:p>0</text:p>
          </table:table-cell>
          <table:table-cell office:value-type="float" office:value="0.7718769" calcext:value-type="float">
            <text:p>0.7718769</text:p>
          </table:table-cell>
          <table:table-cell office:value-type="float" office:value="53.00481" calcext:value-type="float">
            <text:p>53.00481</text:p>
          </table:table-cell>
          <table:table-cell office:value-type="float" office:value="-20.07318" calcext:value-type="float">
            <text:p>-20.07318</text:p>
          </table:table-cell>
          <table:table-cell office:value-type="float" office:value="32.93163" calcext:value-type="float">
            <text:p>32.93163</text:p>
          </table:table-cell>
          <table:table-cell office:value-type="float" office:value="-323.8183" calcext:value-type="float">
            <text:p>-323.8183</text:p>
          </table:table-cell>
          <table:table-cell office:value-type="float" office:value="0" calcext:value-type="float">
            <text:p>0</text:p>
          </table:table-cell>
          <table:table-cell office:value-type="float" office:value="7.581596" calcext:value-type="float">
            <text:p>7.58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519.139" calcext:value-type="float">
            <text:p>519.139</text:p>
          </table:table-cell>
          <table:table-cell office:value-type="float" office:value="13199.66" calcext:value-type="float">
            <text:p>13199.66</text:p>
          </table:table-cell>
          <table:table-cell office:value-type="float" office:value="0" calcext:value-type="float">
            <text:p>0</text:p>
          </table:table-cell>
          <table:table-cell office:value-type="float" office:value="0.2439183" calcext:value-type="float">
            <text:p>0.2439183</text:p>
          </table:table-cell>
          <table:table-cell office:value-type="float" office:value="-337.3321" calcext:value-type="float">
            <text:p>-337.3321</text:p>
          </table:table-cell>
          <table:table-cell office:value-type="float" office:value="868.1585" calcext:value-type="float">
            <text:p>868.1585</text:p>
          </table:table-cell>
          <table:table-cell office:value-type="float" office:value="-6.521016" calcext:value-type="float">
            <text:p>-6.521016</text:p>
          </table:table-cell>
          <table:table-cell office:value-type="float" office:value="126.5967" calcext:value-type="float">
            <text:p>126.5967</text:p>
          </table:table-cell>
          <table:table-cell office:value-type="float" office:value="346.1605" calcext:value-type="float">
            <text:p>346.1605</text:p>
          </table:table-cell>
          <table:table-cell office:value-type="float" office:value="0.08753573" calcext:value-type="float">
            <text:p>0.0875357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953" calcext:value-type="float">
            <text:p>0.000562095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3.6906" calcext:value-type="float">
            <text:p>-293.6906</text:p>
          </table:table-cell>
          <table:table-cell office:value-type="float" office:value="0" calcext:value-type="float">
            <text:p>0</text:p>
          </table:table-cell>
          <table:table-cell office:value-type="float" office:value="385.1556" calcext:value-type="float">
            <text:p>385.1556</text:p>
          </table:table-cell>
          <table:table-cell office:value-type="float" office:value="1069.365" calcext:value-type="float">
            <text:p>1069.365</text:p>
          </table:table-cell>
          <table:table-cell office:value-type="float" office:value="1309.439" calcext:value-type="float">
            <text:p>1309.439</text:p>
          </table:table-cell>
          <table:table-cell office:value-type="float" office:value="1310.719" calcext:value-type="float">
            <text:p>1310.719</text:p>
          </table:table-cell>
          <table:table-cell office:value-type="float" office:value="789.9857" calcext:value-type="float">
            <text:p>789.9857</text:p>
          </table:table-cell>
          <table:table-cell office:value-type="float" office:value="1097.661" calcext:value-type="float">
            <text:p>1097.661</text:p>
          </table:table-cell>
          <table:table-cell office:value-type="float" office:value="417.9645" calcext:value-type="float">
            <text:p>417.9645</text:p>
          </table:table-cell>
          <table:table-cell office:value-type="float" office:value="1874.137" calcext:value-type="float">
            <text:p>1874.137</text:p>
          </table:table-cell>
          <table:table-cell office:value-type="float" office:value="2105.893" calcext:value-type="float">
            <text:p>2105.893</text:p>
          </table:table-cell>
          <table:table-cell office:value-type="float" office:value="1677.554" calcext:value-type="float">
            <text:p>1677.554</text:p>
          </table:table-cell>
          <table:table-cell office:value-type="float" office:value="585.4064" calcext:value-type="float">
            <text:p>585.4064</text:p>
          </table:table-cell>
          <table:table-cell office:value-type="float" office:value="570.7952" calcext:value-type="float">
            <text:p>570.7952</text:p>
          </table:table-cell>
          <table:table-cell office:value-type="float" office:value="142.8497" calcext:value-type="float">
            <text:p>142.8497</text:p>
          </table:table-cell>
          <table:table-cell office:value-type="float" office:value="35.7089" calcext:value-type="float">
            <text:p>35.7089</text:p>
          </table:table-cell>
          <table:table-cell office:value-type="float" office:value="0" calcext:value-type="float">
            <text:p>0</text:p>
          </table:table-cell>
          <table:table-cell office:value-type="float" office:value="-0.00358406" calcext:value-type="float">
            <text:p>-0.00358406</text:p>
          </table:table-cell>
          <table:table-cell office:value-type="float" office:value="0" calcext:value-type="float">
            <text:p>0</text:p>
          </table:table-cell>
          <table:table-cell office:value-type="float" office:value="0.835786" calcext:value-type="float">
            <text:p>0.835786</text:p>
          </table:table-cell>
          <table:table-cell office:value-type="float" office:value="59.30688" calcext:value-type="float">
            <text:p>59.30688</text:p>
          </table:table-cell>
          <table:table-cell office:value-type="float" office:value="-22.2384" calcext:value-type="float">
            <text:p>-22.2384</text:p>
          </table:table-cell>
          <table:table-cell office:value-type="float" office:value="37.06847" calcext:value-type="float">
            <text:p>37.06847</text:p>
          </table:table-cell>
          <table:table-cell office:value-type="float" office:value="-328.6428" calcext:value-type="float">
            <text:p>-328.6428</text:p>
          </table:table-cell>
          <table:table-cell office:value-type="float" office:value="0" calcext:value-type="float">
            <text:p>0</text:p>
          </table:table-cell>
          <table:table-cell office:value-type="float" office:value="7.658612" calcext:value-type="float">
            <text:p>7.658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514.5483" calcext:value-type="float">
            <text:p>514.5483</text:p>
          </table:table-cell>
          <table:table-cell office:value-type="float" office:value="13199.85" calcext:value-type="float">
            <text:p>13199.85</text:p>
          </table:table-cell>
          <table:table-cell office:value-type="float" office:value="0" calcext:value-type="float">
            <text:p>0</text:p>
          </table:table-cell>
          <table:table-cell office:value-type="float" office:value="0.2886901" calcext:value-type="float">
            <text:p>0.2886901</text:p>
          </table:table-cell>
          <table:table-cell office:value-type="float" office:value="-342.4365" calcext:value-type="float">
            <text:p>-342.4365</text:p>
          </table:table-cell>
          <table:table-cell office:value-type="float" office:value="884.4408" calcext:value-type="float">
            <text:p>884.4408</text:p>
          </table:table-cell>
          <table:table-cell office:value-type="float" office:value="-7.299515" calcext:value-type="float">
            <text:p>-7.299515</text:p>
          </table:table-cell>
          <table:table-cell office:value-type="float" office:value="128.3461" calcext:value-type="float">
            <text:p>128.3461</text:p>
          </table:table-cell>
          <table:table-cell office:value-type="float" office:value="342.5513" calcext:value-type="float">
            <text:p>342.5513</text:p>
          </table:table-cell>
          <table:table-cell office:value-type="float" office:value="0.08802751" calcext:value-type="float">
            <text:p>0.08802751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953" calcext:value-type="float">
            <text:p>0.000562095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91.2792" calcext:value-type="float">
            <text:p>-291.2792</text:p>
          </table:table-cell>
          <table:table-cell office:value-type="float" office:value="0" calcext:value-type="float">
            <text:p>0</text:p>
          </table:table-cell>
          <table:table-cell office:value-type="float" office:value="385.9416" calcext:value-type="float">
            <text:p>385.9416</text:p>
          </table:table-cell>
          <table:table-cell office:value-type="float" office:value="1069.019" calcext:value-type="float">
            <text:p>1069.019</text:p>
          </table:table-cell>
          <table:table-cell office:value-type="float" office:value="1309.098" calcext:value-type="float">
            <text:p>1309.098</text:p>
          </table:table-cell>
          <table:table-cell office:value-type="float" office:value="1310.409" calcext:value-type="float">
            <text:p>1310.409</text:p>
          </table:table-cell>
          <table:table-cell office:value-type="float" office:value="789.7845" calcext:value-type="float">
            <text:p>789.7845</text:p>
          </table:table-cell>
          <table:table-cell office:value-type="float" office:value="1097.521" calcext:value-type="float">
            <text:p>1097.521</text:p>
          </table:table-cell>
          <table:table-cell office:value-type="float" office:value="417.922" calcext:value-type="float">
            <text:p>417.922</text:p>
          </table:table-cell>
          <table:table-cell office:value-type="float" office:value="1874.042" calcext:value-type="float">
            <text:p>1874.042</text:p>
          </table:table-cell>
          <table:table-cell office:value-type="float" office:value="2105.835" calcext:value-type="float">
            <text:p>2105.835</text:p>
          </table:table-cell>
          <table:table-cell office:value-type="float" office:value="1677.525" calcext:value-type="float">
            <text:p>1677.525</text:p>
          </table:table-cell>
          <table:table-cell office:value-type="float" office:value="585.3991" calcext:value-type="float">
            <text:p>585.3991</text:p>
          </table:table-cell>
          <table:table-cell office:value-type="float" office:value="570.7943" calcext:value-type="float">
            <text:p>570.7943</text:p>
          </table:table-cell>
          <table:table-cell office:value-type="float" office:value="142.8497" calcext:value-type="float">
            <text:p>142.8497</text:p>
          </table:table-cell>
          <table:table-cell office:value-type="float" office:value="35.70889" calcext:value-type="float">
            <text:p>35.70889</text:p>
          </table:table-cell>
          <table:table-cell office:value-type="float" office:value="0" calcext:value-type="float">
            <text:p>0</text:p>
          </table:table-cell>
          <table:table-cell office:value-type="float" office:value="-0.003613962" calcext:value-type="float">
            <text:p>-0.003613962</text:p>
          </table:table-cell>
          <table:table-cell office:value-type="float" office:value="0" calcext:value-type="float">
            <text:p>0</text:p>
          </table:table-cell>
          <table:table-cell office:value-type="float" office:value="0.8935754" calcext:value-type="float">
            <text:p>0.8935754</text:p>
          </table:table-cell>
          <table:table-cell office:value-type="float" office:value="68.0397" calcext:value-type="float">
            <text:p>68.0397</text:p>
          </table:table-cell>
          <table:table-cell office:value-type="float" office:value="-24.23528" calcext:value-type="float">
            <text:p>-24.23528</text:p>
          </table:table-cell>
          <table:table-cell office:value-type="float" office:value="43.80443" calcext:value-type="float">
            <text:p>43.80443</text:p>
          </table:table-cell>
          <table:table-cell office:value-type="float" office:value="-332.9763" calcext:value-type="float">
            <text:p>-332.9763</text:p>
          </table:table-cell>
          <table:table-cell office:value-type="float" office:value="0" calcext:value-type="float">
            <text:p>0</text:p>
          </table:table-cell>
          <table:table-cell office:value-type="float" office:value="7.665601" calcext:value-type="float">
            <text:p>7.665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512.2444" calcext:value-type="float">
            <text:p>512.2444</text:p>
          </table:table-cell>
          <table:table-cell office:value-type="float" office:value="13199.75" calcext:value-type="float">
            <text:p>13199.75</text:p>
          </table:table-cell>
          <table:table-cell office:value-type="float" office:value="0" calcext:value-type="float">
            <text:p>0</text:p>
          </table:table-cell>
          <table:table-cell office:value-type="float" office:value="0.3420042" calcext:value-type="float">
            <text:p>0.3420042</text:p>
          </table:table-cell>
          <table:table-cell office:value-type="float" office:value="-345.6741" calcext:value-type="float">
            <text:p>-345.6741</text:p>
          </table:table-cell>
          <table:table-cell office:value-type="float" office:value="893.7393" calcext:value-type="float">
            <text:p>893.7393</text:p>
          </table:table-cell>
          <table:table-cell office:value-type="float" office:value="-8.251068" calcext:value-type="float">
            <text:p>-8.251068</text:p>
          </table:table-cell>
          <table:table-cell office:value-type="float" office:value="126.924" calcext:value-type="float">
            <text:p>126.924</text:p>
          </table:table-cell>
          <table:table-cell office:value-type="float" office:value="341.1242" calcext:value-type="float">
            <text:p>341.1242</text:p>
          </table:table-cell>
          <table:table-cell office:value-type="float" office:value="0.08854732" calcext:value-type="float">
            <text:p>0.08854732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0953" calcext:value-type="float">
            <text:p>0.0005620953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7.2476" calcext:value-type="float">
            <text:p>-287.2476</text:p>
          </table:table-cell>
          <table:table-cell office:value-type="float" office:value="0" calcext:value-type="float">
            <text:p>0</text:p>
          </table:table-cell>
          <table:table-cell office:value-type="float" office:value="386.4543" calcext:value-type="float">
            <text:p>386.4543</text:p>
          </table:table-cell>
          <table:table-cell office:value-type="float" office:value="1068.686" calcext:value-type="float">
            <text:p>1068.686</text:p>
          </table:table-cell>
          <table:table-cell office:value-type="float" office:value="1308.766" calcext:value-type="float">
            <text:p>1308.766</text:p>
          </table:table-cell>
          <table:table-cell office:value-type="float" office:value="1310.124" calcext:value-type="float">
            <text:p>1310.124</text:p>
          </table:table-cell>
          <table:table-cell office:value-type="float" office:value="789.5944" calcext:value-type="float">
            <text:p>789.5944</text:p>
          </table:table-cell>
          <table:table-cell office:value-type="float" office:value="1097.393" calcext:value-type="float">
            <text:p>1097.393</text:p>
          </table:table-cell>
          <table:table-cell office:value-type="float" office:value="417.8832" calcext:value-type="float">
            <text:p>417.8832</text:p>
          </table:table-cell>
          <table:table-cell office:value-type="float" office:value="1873.951" calcext:value-type="float">
            <text:p>1873.951</text:p>
          </table:table-cell>
          <table:table-cell office:value-type="float" office:value="2105.779" calcext:value-type="float">
            <text:p>2105.779</text:p>
          </table:table-cell>
          <table:table-cell office:value-type="float" office:value="1677.496" calcext:value-type="float">
            <text:p>1677.496</text:p>
          </table:table-cell>
          <table:table-cell office:value-type="float" office:value="585.392" calcext:value-type="float">
            <text:p>585.392</text:p>
          </table:table-cell>
          <table:table-cell office:value-type="float" office:value="570.7935" calcext:value-type="float">
            <text:p>570.7935</text:p>
          </table:table-cell>
          <table:table-cell office:value-type="float" office:value="142.8497" calcext:value-type="float">
            <text:p>142.8497</text:p>
          </table:table-cell>
          <table:table-cell office:value-type="float" office:value="35.70887" calcext:value-type="float">
            <text:p>35.70887</text:p>
          </table:table-cell>
          <table:table-cell office:value-type="float" office:value="0" calcext:value-type="float">
            <text:p>0</text:p>
          </table:table-cell>
          <table:table-cell office:value-type="float" office:value="-0.003642272" calcext:value-type="float">
            <text:p>-0.003642272</text:p>
          </table:table-cell>
          <table:table-cell office:value-type="float" office:value="0" calcext:value-type="float">
            <text:p>0</text:p>
          </table:table-cell>
          <table:table-cell office:value-type="float" office:value="0.9610252" calcext:value-type="float">
            <text:p>0.9610252</text:p>
          </table:table-cell>
          <table:table-cell office:value-type="float" office:value="77.03053" calcext:value-type="float">
            <text:p>77.03053</text:p>
          </table:table-cell>
          <table:table-cell office:value-type="float" office:value="-26.91109" calcext:value-type="float">
            <text:p>-26.91109</text:p>
          </table:table-cell>
          <table:table-cell office:value-type="float" office:value="50.11944" calcext:value-type="float">
            <text:p>50.11944</text:p>
          </table:table-cell>
          <table:table-cell office:value-type="float" office:value="-335.3305" calcext:value-type="float">
            <text:p>-335.3305</text:p>
          </table:table-cell>
          <table:table-cell office:value-type="float" office:value="0" calcext:value-type="float">
            <text:p>0</text:p>
          </table:table-cell>
          <table:table-cell office:value-type="float" office:value="7.730217" calcext:value-type="float">
            <text:p>7.73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509.1827" calcext:value-type="float">
            <text:p>509.1827</text:p>
          </table:table-cell>
          <table:table-cell office:value-type="float" office:value="13199.76" calcext:value-type="float">
            <text:p>13199.76</text:p>
          </table:table-cell>
          <table:table-cell office:value-type="float" office:value="0" calcext:value-type="float">
            <text:p>0</text:p>
          </table:table-cell>
          <table:table-cell office:value-type="float" office:value="0.4099022" calcext:value-type="float">
            <text:p>0.4099022</text:p>
          </table:table-cell>
          <table:table-cell office:value-type="float" office:value="-349.5393" calcext:value-type="float">
            <text:p>-349.5393</text:p>
          </table:table-cell>
          <table:table-cell office:value-type="float" office:value="903.4458" calcext:value-type="float">
            <text:p>903.4458</text:p>
          </table:table-cell>
          <table:table-cell office:value-type="float" office:value="-9.338665" calcext:value-type="float">
            <text:p>-9.338665</text:p>
          </table:table-cell>
          <table:table-cell office:value-type="float" office:value="126.7737" calcext:value-type="float">
            <text:p>126.7737</text:p>
          </table:table-cell>
          <table:table-cell office:value-type="float" office:value="338.8556" calcext:value-type="float">
            <text:p>338.8556</text:p>
          </table:table-cell>
          <table:table-cell office:value-type="float" office:value="0.08899109" calcext:value-type="float">
            <text:p>0.08899109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082" calcext:value-type="float">
            <text:p>0.0005621082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4.3536" calcext:value-type="float">
            <text:p>-284.3536</text:p>
          </table:table-cell>
          <table:table-cell office:value-type="float" office:value="0" calcext:value-type="float">
            <text:p>0</text:p>
          </table:table-cell>
          <table:table-cell office:value-type="float" office:value="387.1222" calcext:value-type="float">
            <text:p>387.1222</text:p>
          </table:table-cell>
          <table:table-cell office:value-type="float" office:value="1068.375" calcext:value-type="float">
            <text:p>1068.375</text:p>
          </table:table-cell>
          <table:table-cell office:value-type="float" office:value="1308.438" calcext:value-type="float">
            <text:p>1308.438</text:p>
          </table:table-cell>
          <table:table-cell office:value-type="float" office:value="1309.844" calcext:value-type="float">
            <text:p>1309.844</text:p>
          </table:table-cell>
          <table:table-cell office:value-type="float" office:value="789.4064" calcext:value-type="float">
            <text:p>789.4064</text:p>
          </table:table-cell>
          <table:table-cell office:value-type="float" office:value="1097.27" calcext:value-type="float">
            <text:p>1097.27</text:p>
          </table:table-cell>
          <table:table-cell office:value-type="float" office:value="417.8456" calcext:value-type="float">
            <text:p>417.8456</text:p>
          </table:table-cell>
          <table:table-cell office:value-type="float" office:value="1873.86" calcext:value-type="float">
            <text:p>1873.86</text:p>
          </table:table-cell>
          <table:table-cell office:value-type="float" office:value="2105.722" calcext:value-type="float">
            <text:p>2105.722</text:p>
          </table:table-cell>
          <table:table-cell office:value-type="float" office:value="1677.468" calcext:value-type="float">
            <text:p>1677.468</text:p>
          </table:table-cell>
          <table:table-cell office:value-type="float" office:value="585.3847" calcext:value-type="float">
            <text:p>585.3847</text:p>
          </table:table-cell>
          <table:table-cell office:value-type="float" office:value="570.7925" calcext:value-type="float">
            <text:p>570.7925</text:p>
          </table:table-cell>
          <table:table-cell office:value-type="float" office:value="142.8496" calcext:value-type="float">
            <text:p>142.8496</text:p>
          </table:table-cell>
          <table:table-cell office:value-type="float" office:value="35.70886" calcext:value-type="float">
            <text:p>35.70886</text:p>
          </table:table-cell>
          <table:table-cell office:value-type="float" office:value="0" calcext:value-type="float">
            <text:p>0</text:p>
          </table:table-cell>
          <table:table-cell office:value-type="float" office:value="-0.003783172" calcext:value-type="float">
            <text:p>-0.003783172</text:p>
          </table:table-cell>
          <table:table-cell office:value-type="float" office:value="0" calcext:value-type="float">
            <text:p>0</text:p>
          </table:table-cell>
          <table:table-cell office:value-type="float" office:value="1.026536" calcext:value-type="float">
            <text:p>1.026536</text:p>
          </table:table-cell>
          <table:table-cell office:value-type="float" office:value="85.70189" calcext:value-type="float">
            <text:p>85.70189</text:p>
          </table:table-cell>
          <table:table-cell office:value-type="float" office:value="-29.91212" calcext:value-type="float">
            <text:p>-29.91212</text:p>
          </table:table-cell>
          <table:table-cell office:value-type="float" office:value="55.78976" calcext:value-type="float">
            <text:p>55.78976</text:p>
          </table:table-cell>
          <table:table-cell office:value-type="float" office:value="-338.3479" calcext:value-type="float">
            <text:p>-338.3479</text:p>
          </table:table-cell>
          <table:table-cell office:value-type="float" office:value="0" calcext:value-type="float">
            <text:p>0</text:p>
          </table:table-cell>
          <table:table-cell office:value-type="float" office:value="7.965173" calcext:value-type="float">
            <text:p>7.96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504.6762" calcext:value-type="float">
            <text:p>504.6762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0.4974582" calcext:value-type="float">
            <text:p>0.4974582</text:p>
          </table:table-cell>
          <table:table-cell office:value-type="float" office:value="-355.032" calcext:value-type="float">
            <text:p>-355.032</text:p>
          </table:table-cell>
          <table:table-cell office:value-type="float" office:value="920.6308" calcext:value-type="float">
            <text:p>920.6308</text:p>
          </table:table-cell>
          <table:table-cell office:value-type="float" office:value="-10.54482" calcext:value-type="float">
            <text:p>-10.54482</text:p>
          </table:table-cell>
          <table:table-cell office:value-type="float" office:value="128.3798" calcext:value-type="float">
            <text:p>128.3798</text:p>
          </table:table-cell>
          <table:table-cell office:value-type="float" office:value="335.1843" calcext:value-type="float">
            <text:p>335.1843</text:p>
          </table:table-cell>
          <table:table-cell office:value-type="float" office:value="0.08958762" calcext:value-type="float">
            <text:p>0.08958762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082" calcext:value-type="float">
            <text:p>0.0005621082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82.2724" calcext:value-type="float">
            <text:p>-282.2724</text:p>
          </table:table-cell>
          <table:table-cell office:value-type="float" office:value="0" calcext:value-type="float">
            <text:p>0</text:p>
          </table:table-cell>
          <table:table-cell office:value-type="float" office:value="387.9186" calcext:value-type="float">
            <text:p>387.9186</text:p>
          </table:table-cell>
          <table:table-cell office:value-type="float" office:value="1068.067" calcext:value-type="float">
            <text:p>1068.067</text:p>
          </table:table-cell>
          <table:table-cell office:value-type="float" office:value="1308.125" calcext:value-type="float">
            <text:p>1308.125</text:p>
          </table:table-cell>
          <table:table-cell office:value-type="float" office:value="1309.577" calcext:value-type="float">
            <text:p>1309.577</text:p>
          </table:table-cell>
          <table:table-cell office:value-type="float" office:value="789.229" calcext:value-type="float">
            <text:p>789.229</text:p>
          </table:table-cell>
          <table:table-cell office:value-type="float" office:value="1097.158" calcext:value-type="float">
            <text:p>1097.158</text:p>
          </table:table-cell>
          <table:table-cell office:value-type="float" office:value="417.8097" calcext:value-type="float">
            <text:p>417.8097</text:p>
          </table:table-cell>
          <table:table-cell office:value-type="float" office:value="1873.77" calcext:value-type="float">
            <text:p>1873.77</text:p>
          </table:table-cell>
          <table:table-cell office:value-type="float" office:value="2105.666" calcext:value-type="float">
            <text:p>2105.666</text:p>
          </table:table-cell>
          <table:table-cell office:value-type="float" office:value="1677.441" calcext:value-type="float">
            <text:p>1677.441</text:p>
          </table:table-cell>
          <table:table-cell office:value-type="float" office:value="585.3774" calcext:value-type="float">
            <text:p>585.3774</text:p>
          </table:table-cell>
          <table:table-cell office:value-type="float" office:value="570.7917" calcext:value-type="float">
            <text:p>570.7917</text:p>
          </table:table-cell>
          <table:table-cell office:value-type="float" office:value="142.8496" calcext:value-type="float">
            <text:p>142.8496</text:p>
          </table:table-cell>
          <table:table-cell office:value-type="float" office:value="35.70884" calcext:value-type="float">
            <text:p>35.70884</text:p>
          </table:table-cell>
          <table:table-cell office:value-type="float" office:value="0" calcext:value-type="float">
            <text:p>0</text:p>
          </table:table-cell>
          <table:table-cell office:value-type="float" office:value="-0.003825345" calcext:value-type="float">
            <text:p>-0.003825345</text:p>
          </table:table-cell>
          <table:table-cell office:value-type="float" office:value="0" calcext:value-type="float">
            <text:p>0</text:p>
          </table:table-cell>
          <table:table-cell office:value-type="float" office:value="1.089878" calcext:value-type="float">
            <text:p>1.089878</text:p>
          </table:table-cell>
          <table:table-cell office:value-type="float" office:value="95.25187" calcext:value-type="float">
            <text:p>95.25187</text:p>
          </table:table-cell>
          <table:table-cell office:value-type="float" office:value="-33.09649" calcext:value-type="float">
            <text:p>-33.09649</text:p>
          </table:table-cell>
          <table:table-cell office:value-type="float" office:value="62.15538" calcext:value-type="float">
            <text:p>62.15538</text:p>
          </table:table-cell>
          <table:table-cell office:value-type="float" office:value="-342.6039" calcext:value-type="float">
            <text:p>-342.6039</text:p>
          </table:table-cell>
          <table:table-cell office:value-type="float" office:value="0" calcext:value-type="float">
            <text:p>0</text:p>
          </table:table-cell>
          <table:table-cell office:value-type="float" office:value="7.928542" calcext:value-type="float">
            <text:p>7.928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502.5361" calcext:value-type="float">
            <text:p>502.5361</text:p>
          </table:table-cell>
          <table:table-cell office:value-type="float" office:value="13199.96" calcext:value-type="float">
            <text:p>13199.96</text:p>
          </table:table-cell>
          <table:table-cell office:value-type="float" office:value="0" calcext:value-type="float">
            <text:p>0</text:p>
          </table:table-cell>
          <table:table-cell office:value-type="float" office:value="0.6062016" calcext:value-type="float">
            <text:p>0.6062016</text:p>
          </table:table-cell>
          <table:table-cell office:value-type="float" office:value="-358.4827" calcext:value-type="float">
            <text:p>-358.4827</text:p>
          </table:table-cell>
          <table:table-cell office:value-type="float" office:value="928.769" calcext:value-type="float">
            <text:p>928.769</text:p>
          </table:table-cell>
          <table:table-cell office:value-type="float" office:value="-11.89566" calcext:value-type="float">
            <text:p>-11.89566</text:p>
          </table:table-cell>
          <table:table-cell office:value-type="float" office:value="125.7838" calcext:value-type="float">
            <text:p>125.7838</text:p>
          </table:table-cell>
          <table:table-cell office:value-type="float" office:value="333.8227" calcext:value-type="float">
            <text:p>333.8227</text:p>
          </table:table-cell>
          <table:table-cell office:value-type="float" office:value="0.09023055" calcext:value-type="float">
            <text:p>0.09023055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79.0204" calcext:value-type="float">
            <text:p>-279.0204</text:p>
          </table:table-cell>
          <table:table-cell office:value-type="float" office:value="0" calcext:value-type="float">
            <text:p>0</text:p>
          </table:table-cell>
          <table:table-cell office:value-type="float" office:value="388.5238" calcext:value-type="float">
            <text:p>388.5238</text:p>
          </table:table-cell>
          <table:table-cell office:value-type="float" office:value="1067.749" calcext:value-type="float">
            <text:p>1067.749</text:p>
          </table:table-cell>
          <table:table-cell office:value-type="float" office:value="1307.799" calcext:value-type="float">
            <text:p>1307.799</text:p>
          </table:table-cell>
          <table:table-cell office:value-type="float" office:value="1309.306" calcext:value-type="float">
            <text:p>1309.306</text:p>
          </table:table-cell>
          <table:table-cell office:value-type="float" office:value="789.0488" calcext:value-type="float">
            <text:p>789.0488</text:p>
          </table:table-cell>
          <table:table-cell office:value-type="float" office:value="1097.052" calcext:value-type="float">
            <text:p>1097.052</text:p>
          </table:table-cell>
          <table:table-cell office:value-type="float" office:value="417.7737" calcext:value-type="float">
            <text:p>417.7737</text:p>
          </table:table-cell>
          <table:table-cell office:value-type="float" office:value="1873.68" calcext:value-type="float">
            <text:p>1873.68</text:p>
          </table:table-cell>
          <table:table-cell office:value-type="float" office:value="2105.611" calcext:value-type="float">
            <text:p>2105.611</text:p>
          </table:table-cell>
          <table:table-cell office:value-type="float" office:value="1677.413" calcext:value-type="float">
            <text:p>1677.413</text:p>
          </table:table-cell>
          <table:table-cell office:value-type="float" office:value="585.3702" calcext:value-type="float">
            <text:p>585.3702</text:p>
          </table:table-cell>
          <table:table-cell office:value-type="float" office:value="570.7908" calcext:value-type="float">
            <text:p>570.7908</text:p>
          </table:table-cell>
          <table:table-cell office:value-type="float" office:value="142.8496" calcext:value-type="float">
            <text:p>142.8496</text:p>
          </table:table-cell>
          <table:table-cell office:value-type="float" office:value="35.70883" calcext:value-type="float">
            <text:p>35.70883</text:p>
          </table:table-cell>
          <table:table-cell office:value-type="float" office:value="0" calcext:value-type="float">
            <text:p>0</text:p>
          </table:table-cell>
          <table:table-cell office:value-type="float" office:value="-0.003870538" calcext:value-type="float">
            <text:p>-0.003870538</text:p>
          </table:table-cell>
          <table:table-cell office:value-type="float" office:value="0" calcext:value-type="float">
            <text:p>0</text:p>
          </table:table-cell>
          <table:table-cell office:value-type="float" office:value="1.168313" calcext:value-type="float">
            <text:p>1.168313</text:p>
          </table:table-cell>
          <table:table-cell office:value-type="float" office:value="104.4612" calcext:value-type="float">
            <text:p>104.4612</text:p>
          </table:table-cell>
          <table:table-cell office:value-type="float" office:value="-36.95645" calcext:value-type="float">
            <text:p>-36.95645</text:p>
          </table:table-cell>
          <table:table-cell office:value-type="float" office:value="67.5047" calcext:value-type="float">
            <text:p>67.5047</text:p>
          </table:table-cell>
          <table:table-cell office:value-type="float" office:value="-344.7788" calcext:value-type="float">
            <text:p>-344.7788</text:p>
          </table:table-cell>
          <table:table-cell office:value-type="float" office:value="0" calcext:value-type="float">
            <text:p>0</text:p>
          </table:table-cell>
          <table:table-cell office:value-type="float" office:value="7.999056" calcext:value-type="float">
            <text:p>7.999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501.004" calcext:value-type="float">
            <text:p>501.004</text:p>
          </table:table-cell>
          <table:table-cell office:value-type="float" office:value="13199.67" calcext:value-type="float">
            <text:p>13199.67</text:p>
          </table:table-cell>
          <table:table-cell office:value-type="float" office:value="0" calcext:value-type="float">
            <text:p>0</text:p>
          </table:table-cell>
          <table:table-cell office:value-type="float" office:value="0.7444946" calcext:value-type="float">
            <text:p>0.7444946</text:p>
          </table:table-cell>
          <table:table-cell office:value-type="float" office:value="-361.7227" calcext:value-type="float">
            <text:p>-361.7227</text:p>
          </table:table-cell>
          <table:table-cell office:value-type="float" office:value="937.1696" calcext:value-type="float">
            <text:p>937.1696</text:p>
          </table:table-cell>
          <table:table-cell office:value-type="float" office:value="-13.38016" calcext:value-type="float">
            <text:p>-13.38016</text:p>
          </table:table-cell>
          <table:table-cell office:value-type="float" office:value="123.4505" calcext:value-type="float">
            <text:p>123.4505</text:p>
          </table:table-cell>
          <table:table-cell office:value-type="float" office:value="333.0736" calcext:value-type="float">
            <text:p>333.0736</text:p>
          </table:table-cell>
          <table:table-cell office:value-type="float" office:value="0.09083252" calcext:value-type="float">
            <text:p>0.09083252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75.3412" calcext:value-type="float">
            <text:p>-275.3412</text:p>
          </table:table-cell>
          <table:table-cell office:value-type="float" office:value="0" calcext:value-type="float">
            <text:p>0</text:p>
          </table:table-cell>
          <table:table-cell office:value-type="float" office:value="388.9398" calcext:value-type="float">
            <text:p>388.9398</text:p>
          </table:table-cell>
          <table:table-cell office:value-type="float" office:value="1067.412" calcext:value-type="float">
            <text:p>1067.412</text:p>
          </table:table-cell>
          <table:table-cell office:value-type="float" office:value="1307.446" calcext:value-type="float">
            <text:p>1307.446</text:p>
          </table:table-cell>
          <table:table-cell office:value-type="float" office:value="1309.01" calcext:value-type="float">
            <text:p>1309.01</text:p>
          </table:table-cell>
          <table:table-cell office:value-type="float" office:value="788.8622" calcext:value-type="float">
            <text:p>788.8622</text:p>
          </table:table-cell>
          <table:table-cell office:value-type="float" office:value="1096.951" calcext:value-type="float">
            <text:p>1096.951</text:p>
          </table:table-cell>
          <table:table-cell office:value-type="float" office:value="417.7351" calcext:value-type="float">
            <text:p>417.7351</text:p>
          </table:table-cell>
          <table:table-cell office:value-type="float" office:value="1873.59" calcext:value-type="float">
            <text:p>1873.59</text:p>
          </table:table-cell>
          <table:table-cell office:value-type="float" office:value="2105.556" calcext:value-type="float">
            <text:p>2105.556</text:p>
          </table:table-cell>
          <table:table-cell office:value-type="float" office:value="1677.387" calcext:value-type="float">
            <text:p>1677.387</text:p>
          </table:table-cell>
          <table:table-cell office:value-type="float" office:value="585.363" calcext:value-type="float">
            <text:p>585.363</text:p>
          </table:table-cell>
          <table:table-cell office:value-type="float" office:value="570.79" calcext:value-type="float">
            <text:p>570.79</text:p>
          </table:table-cell>
          <table:table-cell office:value-type="float" office:value="142.8495" calcext:value-type="float">
            <text:p>142.8495</text:p>
          </table:table-cell>
          <table:table-cell office:value-type="float" office:value="35.70881" calcext:value-type="float">
            <text:p>35.70881</text:p>
          </table:table-cell>
          <table:table-cell office:value-type="float" office:value="0" calcext:value-type="float">
            <text:p>0</text:p>
          </table:table-cell>
          <table:table-cell office:value-type="float" office:value="-0.003924489" calcext:value-type="float">
            <text:p>-0.003924489</text:p>
          </table:table-cell>
          <table:table-cell office:value-type="float" office:value="0" calcext:value-type="float">
            <text:p>0</text:p>
          </table:table-cell>
          <table:table-cell office:value-type="float" office:value="1.241421" calcext:value-type="float">
            <text:p>1.241421</text:p>
          </table:table-cell>
          <table:table-cell office:value-type="float" office:value="114.0568" calcext:value-type="float">
            <text:p>114.0568</text:p>
          </table:table-cell>
          <table:table-cell office:value-type="float" office:value="-41.11934" calcext:value-type="float">
            <text:p>-41.11934</text:p>
          </table:table-cell>
          <table:table-cell office:value-type="float" office:value="72.93746" calcext:value-type="float">
            <text:p>72.93746</text:p>
          </table:table-cell>
          <table:table-cell office:value-type="float" office:value="-346.6303" calcext:value-type="float">
            <text:p>-346.6303</text:p>
          </table:table-cell>
          <table:table-cell office:value-type="float" office:value="0" calcext:value-type="float">
            <text:p>0</text:p>
          </table:table-cell>
          <table:table-cell office:value-type="float" office:value="8.088472" calcext:value-type="float">
            <text:p>8.088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499.6548" calcext:value-type="float">
            <text:p>499.6548</text:p>
          </table:table-cell>
          <table:table-cell office:value-type="float" office:value="13199.24" calcext:value-type="float">
            <text:p>13199.24</text:p>
          </table:table-cell>
          <table:table-cell office:value-type="float" office:value="0" calcext:value-type="float">
            <text:p>0</text:p>
          </table:table-cell>
          <table:table-cell office:value-type="float" office:value="0.9207771" calcext:value-type="float">
            <text:p>0.9207771</text:p>
          </table:table-cell>
          <table:table-cell office:value-type="float" office:value="-365.0496" calcext:value-type="float">
            <text:p>-365.0496</text:p>
          </table:table-cell>
          <table:table-cell office:value-type="float" office:value="946.1336" calcext:value-type="float">
            <text:p>946.1336</text:p>
          </table:table-cell>
          <table:table-cell office:value-type="float" office:value="-14.97207" calcext:value-type="float">
            <text:p>-14.97207</text:p>
          </table:table-cell>
          <table:table-cell office:value-type="float" office:value="121.3911" calcext:value-type="float">
            <text:p>121.3911</text:p>
          </table:table-cell>
          <table:table-cell office:value-type="float" office:value="332.5312" calcext:value-type="float">
            <text:p>332.5312</text:p>
          </table:table-cell>
          <table:table-cell office:value-type="float" office:value="0.09151345" calcext:value-type="float">
            <text:p>0.09151345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73.0585" calcext:value-type="float">
            <text:p>-273.0585</text:p>
          </table:table-cell>
          <table:table-cell office:value-type="float" office:value="0" calcext:value-type="float">
            <text:p>0</text:p>
          </table:table-cell>
          <table:table-cell office:value-type="float" office:value="389.2853" calcext:value-type="float">
            <text:p>389.2853</text:p>
          </table:table-cell>
          <table:table-cell office:value-type="float" office:value="1067.056" calcext:value-type="float">
            <text:p>1067.056</text:p>
          </table:table-cell>
          <table:table-cell office:value-type="float" office:value="1307.062" calcext:value-type="float">
            <text:p>1307.062</text:p>
          </table:table-cell>
          <table:table-cell office:value-type="float" office:value="1308.691" calcext:value-type="float">
            <text:p>1308.691</text:p>
          </table:table-cell>
          <table:table-cell office:value-type="float" office:value="788.6639" calcext:value-type="float">
            <text:p>788.6639</text:p>
          </table:table-cell>
          <table:table-cell office:value-type="float" office:value="1096.85" calcext:value-type="float">
            <text:p>1096.85</text:p>
          </table:table-cell>
          <table:table-cell office:value-type="float" office:value="417.6942" calcext:value-type="float">
            <text:p>417.6942</text:p>
          </table:table-cell>
          <table:table-cell office:value-type="float" office:value="1873.5" calcext:value-type="float">
            <text:p>1873.5</text:p>
          </table:table-cell>
          <table:table-cell office:value-type="float" office:value="2105.501" calcext:value-type="float">
            <text:p>2105.501</text:p>
          </table:table-cell>
          <table:table-cell office:value-type="float" office:value="1677.362" calcext:value-type="float">
            <text:p>1677.362</text:p>
          </table:table-cell>
          <table:table-cell office:value-type="float" office:value="585.3559" calcext:value-type="float">
            <text:p>585.3559</text:p>
          </table:table-cell>
          <table:table-cell office:value-type="float" office:value="570.7891" calcext:value-type="float">
            <text:p>570.7891</text:p>
          </table:table-cell>
          <table:table-cell office:value-type="float" office:value="142.8495" calcext:value-type="float">
            <text:p>142.8495</text:p>
          </table:table-cell>
          <table:table-cell office:value-type="float" office:value="35.7088" calcext:value-type="float">
            <text:p>35.7088</text:p>
          </table:table-cell>
          <table:table-cell office:value-type="float" office:value="0" calcext:value-type="float">
            <text:p>0</text:p>
          </table:table-cell>
          <table:table-cell office:value-type="float" office:value="-0.004002051" calcext:value-type="float">
            <text:p>-0.004002051</text:p>
          </table:table-cell>
          <table:table-cell office:value-type="float" office:value="0" calcext:value-type="float">
            <text:p>0</text:p>
          </table:table-cell>
          <table:table-cell office:value-type="float" office:value="1.298615" calcext:value-type="float">
            <text:p>1.298615</text:p>
          </table:table-cell>
          <table:table-cell office:value-type="float" office:value="122.4871" calcext:value-type="float">
            <text:p>122.4871</text:p>
          </table:table-cell>
          <table:table-cell office:value-type="float" office:value="-45.53395" calcext:value-type="float">
            <text:p>-45.53395</text:p>
          </table:table-cell>
          <table:table-cell office:value-type="float" office:value="76.95317" calcext:value-type="float">
            <text:p>76.95317</text:p>
          </table:table-cell>
          <table:table-cell office:value-type="float" office:value="-348.4698" calcext:value-type="float">
            <text:p>-348.4698</text:p>
          </table:table-cell>
          <table:table-cell office:value-type="float" office:value="0" calcext:value-type="float">
            <text:p>0</text:p>
          </table:table-cell>
          <table:table-cell office:value-type="float" office:value="8.187854" calcext:value-type="float">
            <text:p>8.18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498.6814" calcext:value-type="float">
            <text:p>498.6814</text:p>
          </table:table-cell>
          <table:table-cell office:value-type="float" office:value="13198.63" calcext:value-type="float">
            <text:p>13198.63</text:p>
          </table:table-cell>
          <table:table-cell office:value-type="float" office:value="0" calcext:value-type="float">
            <text:p>0</text:p>
          </table:table-cell>
          <table:table-cell office:value-type="float" office:value="1.106519" calcext:value-type="float">
            <text:p>1.106519</text:p>
          </table:table-cell>
          <table:table-cell office:value-type="float" office:value="-368.2084" calcext:value-type="float">
            <text:p>-368.2084</text:p>
          </table:table-cell>
          <table:table-cell office:value-type="float" office:value="955.5193" calcext:value-type="float">
            <text:p>955.5193</text:p>
          </table:table-cell>
          <table:table-cell office:value-type="float" office:value="-16.55692" calcext:value-type="float">
            <text:p>-16.55692</text:p>
          </table:table-cell>
          <table:table-cell office:value-type="float" office:value="120.2344" calcext:value-type="float">
            <text:p>120.2344</text:p>
          </table:table-cell>
          <table:table-cell office:value-type="float" office:value="332.3163" calcext:value-type="float">
            <text:p>332.3163</text:p>
          </table:table-cell>
          <table:table-cell office:value-type="float" office:value="0.09228435" calcext:value-type="float">
            <text:p>0.09228435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9.5112" calcext:value-type="float">
            <text:p>-269.5112</text:p>
          </table:table-cell>
          <table:table-cell office:value-type="float" office:value="0" calcext:value-type="float">
            <text:p>0</text:p>
          </table:table-cell>
          <table:table-cell office:value-type="float" office:value="389.4712" calcext:value-type="float">
            <text:p>389.4712</text:p>
          </table:table-cell>
          <table:table-cell office:value-type="float" office:value="1066.727" calcext:value-type="float">
            <text:p>1066.727</text:p>
          </table:table-cell>
          <table:table-cell office:value-type="float" office:value="1306.69" calcext:value-type="float">
            <text:p>1306.69</text:p>
          </table:table-cell>
          <table:table-cell office:value-type="float" office:value="1308.364" calcext:value-type="float">
            <text:p>1308.364</text:p>
          </table:table-cell>
          <table:table-cell office:value-type="float" office:value="788.4587" calcext:value-type="float">
            <text:p>788.4587</text:p>
          </table:table-cell>
          <table:table-cell office:value-type="float" office:value="1096.749" calcext:value-type="float">
            <text:p>1096.749</text:p>
          </table:table-cell>
          <table:table-cell office:value-type="float" office:value="417.6517" calcext:value-type="float">
            <text:p>417.6517</text:p>
          </table:table-cell>
          <table:table-cell office:value-type="float" office:value="1873.407" calcext:value-type="float">
            <text:p>1873.407</text:p>
          </table:table-cell>
          <table:table-cell office:value-type="float" office:value="2105.445" calcext:value-type="float">
            <text:p>2105.445</text:p>
          </table:table-cell>
          <table:table-cell office:value-type="float" office:value="1677.337" calcext:value-type="float">
            <text:p>1677.337</text:p>
          </table:table-cell>
          <table:table-cell office:value-type="float" office:value="585.3488" calcext:value-type="float">
            <text:p>585.3488</text:p>
          </table:table-cell>
          <table:table-cell office:value-type="float" office:value="570.7881" calcext:value-type="float">
            <text:p>570.7881</text:p>
          </table:table-cell>
          <table:table-cell office:value-type="float" office:value="142.8495" calcext:value-type="float">
            <text:p>142.8495</text:p>
          </table:table-cell>
          <table:table-cell office:value-type="float" office:value="35.70879" calcext:value-type="float">
            <text:p>35.70879</text:p>
          </table:table-cell>
          <table:table-cell office:value-type="float" office:value="0" calcext:value-type="float">
            <text:p>0</text:p>
          </table:table-cell>
          <table:table-cell office:value-type="float" office:value="-0.004073725" calcext:value-type="float">
            <text:p>-0.004073725</text:p>
          </table:table-cell>
          <table:table-cell office:value-type="float" office:value="0" calcext:value-type="float">
            <text:p>0</text:p>
          </table:table-cell>
          <table:table-cell office:value-type="float" office:value="1.36359" calcext:value-type="float">
            <text:p>1.36359</text:p>
          </table:table-cell>
          <table:table-cell office:value-type="float" office:value="131.8327" calcext:value-type="float">
            <text:p>131.8327</text:p>
          </table:table-cell>
          <table:table-cell office:value-type="float" office:value="-49.75859" calcext:value-type="float">
            <text:p>-49.75859</text:p>
          </table:table-cell>
          <table:table-cell office:value-type="float" office:value="82.07408" calcext:value-type="float">
            <text:p>82.07408</text:p>
          </table:table-cell>
          <table:table-cell office:value-type="float" office:value="-350.1282" calcext:value-type="float">
            <text:p>-350.1282</text:p>
          </table:table-cell>
          <table:table-cell office:value-type="float" office:value="0" calcext:value-type="float">
            <text:p>0</text:p>
          </table:table-cell>
          <table:table-cell office:value-type="float" office:value="8.267901" calcext:value-type="float">
            <text:p>8.26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497.7529" calcext:value-type="float">
            <text:p>497.7529</text:p>
          </table:table-cell>
          <table:table-cell office:value-type="float" office:value="13197.99" calcext:value-type="float">
            <text:p>13197.99</text:p>
          </table:table-cell>
          <table:table-cell office:value-type="float" office:value="0" calcext:value-type="float">
            <text:p>0</text:p>
          </table:table-cell>
          <table:table-cell office:value-type="float" office:value="1.311178" calcext:value-type="float">
            <text:p>1.311178</text:p>
          </table:table-cell>
          <table:table-cell office:value-type="float" office:value="-371.3951" calcext:value-type="float">
            <text:p>-371.3951</text:p>
          </table:table-cell>
          <table:table-cell office:value-type="float" office:value="964.5775" calcext:value-type="float">
            <text:p>964.5775</text:p>
          </table:table-cell>
          <table:table-cell office:value-type="float" office:value="-18.15845" calcext:value-type="float">
            <text:p>-18.15845</text:p>
          </table:table-cell>
          <table:table-cell office:value-type="float" office:value="119.0786" calcext:value-type="float">
            <text:p>119.0786</text:p>
          </table:table-cell>
          <table:table-cell office:value-type="float" office:value="332.1353" calcext:value-type="float">
            <text:p>332.1353</text:p>
          </table:table-cell>
          <table:table-cell office:value-type="float" office:value="0.09311903" calcext:value-type="float">
            <text:p>0.09311903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6.8219" calcext:value-type="float">
            <text:p>-266.8219</text:p>
          </table:table-cell>
          <table:table-cell office:value-type="float" office:value="0" calcext:value-type="float">
            <text:p>0</text:p>
          </table:table-cell>
          <table:table-cell office:value-type="float" office:value="389.6479" calcext:value-type="float">
            <text:p>389.6479</text:p>
          </table:table-cell>
          <table:table-cell office:value-type="float" office:value="1066.39" calcext:value-type="float">
            <text:p>1066.39</text:p>
          </table:table-cell>
          <table:table-cell office:value-type="float" office:value="1306.319" calcext:value-type="float">
            <text:p>1306.319</text:p>
          </table:table-cell>
          <table:table-cell office:value-type="float" office:value="1308.032" calcext:value-type="float">
            <text:p>1308.032</text:p>
          </table:table-cell>
          <table:table-cell office:value-type="float" office:value="788.2535" calcext:value-type="float">
            <text:p>788.2535</text:p>
          </table:table-cell>
          <table:table-cell office:value-type="float" office:value="1096.652" calcext:value-type="float">
            <text:p>1096.652</text:p>
          </table:table-cell>
          <table:table-cell office:value-type="float" office:value="417.6085" calcext:value-type="float">
            <text:p>417.6085</text:p>
          </table:table-cell>
          <table:table-cell office:value-type="float" office:value="1873.312" calcext:value-type="float">
            <text:p>1873.312</text:p>
          </table:table-cell>
          <table:table-cell office:value-type="float" office:value="2105.389" calcext:value-type="float">
            <text:p>2105.389</text:p>
          </table:table-cell>
          <table:table-cell office:value-type="float" office:value="1677.313" calcext:value-type="float">
            <text:p>1677.313</text:p>
          </table:table-cell>
          <table:table-cell office:value-type="float" office:value="585.3418" calcext:value-type="float">
            <text:p>585.3418</text:p>
          </table:table-cell>
          <table:table-cell office:value-type="float" office:value="570.7873" calcext:value-type="float">
            <text:p>570.7873</text:p>
          </table:table-cell>
          <table:table-cell office:value-type="float" office:value="142.8494" calcext:value-type="float">
            <text:p>142.8494</text:p>
          </table:table-cell>
          <table:table-cell office:value-type="float" office:value="35.70877" calcext:value-type="float">
            <text:p>35.70877</text:p>
          </table:table-cell>
          <table:table-cell office:value-type="float" office:value="0" calcext:value-type="float">
            <text:p>0</text:p>
          </table:table-cell>
          <table:table-cell office:value-type="float" office:value="-0.004162163" calcext:value-type="float">
            <text:p>-0.004162163</text:p>
          </table:table-cell>
          <table:table-cell office:value-type="float" office:value="0" calcext:value-type="float">
            <text:p>0</text:p>
          </table:table-cell>
          <table:table-cell office:value-type="float" office:value="1.421595" calcext:value-type="float">
            <text:p>1.421595</text:p>
          </table:table-cell>
          <table:table-cell office:value-type="float" office:value="140.588" calcext:value-type="float">
            <text:p>140.588</text:p>
          </table:table-cell>
          <table:table-cell office:value-type="float" office:value="-54.24084" calcext:value-type="float">
            <text:p>-54.24084</text:p>
          </table:table-cell>
          <table:table-cell office:value-type="float" office:value="86.3472" calcext:value-type="float">
            <text:p>86.3472</text:p>
          </table:table-cell>
          <table:table-cell office:value-type="float" office:value="-351.7936" calcext:value-type="float">
            <text:p>-351.7936</text:p>
          </table:table-cell>
          <table:table-cell office:value-type="float" office:value="0" calcext:value-type="float">
            <text:p>0</text:p>
          </table:table-cell>
          <table:table-cell office:value-type="float" office:value="8.34307" calcext:value-type="float">
            <text:p>8.3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497.0043" calcext:value-type="float">
            <text:p>497.0043</text:p>
          </table:table-cell>
          <table:table-cell office:value-type="float" office:value="13197.28" calcext:value-type="float">
            <text:p>13197.28</text:p>
          </table:table-cell>
          <table:table-cell office:value-type="float" office:value="0" calcext:value-type="float">
            <text:p>0</text:p>
          </table:table-cell>
          <table:table-cell office:value-type="float" office:value="1.622939" calcext:value-type="float">
            <text:p>1.622939</text:p>
          </table:table-cell>
          <table:table-cell office:value-type="float" office:value="-374.5706" calcext:value-type="float">
            <text:p>-374.5706</text:p>
          </table:table-cell>
          <table:table-cell office:value-type="float" office:value="973.7156" calcext:value-type="float">
            <text:p>973.7156</text:p>
          </table:table-cell>
          <table:table-cell office:value-type="float" office:value="-19.76111" calcext:value-type="float">
            <text:p>-19.76111</text:p>
          </table:table-cell>
          <table:table-cell office:value-type="float" office:value="118.0566" calcext:value-type="float">
            <text:p>118.0566</text:p>
          </table:table-cell>
          <table:table-cell office:value-type="float" office:value="332.1294" calcext:value-type="float">
            <text:p>332.1294</text:p>
          </table:table-cell>
          <table:table-cell office:value-type="float" office:value="0.0940192" calcext:value-type="float">
            <text:p>0.0940192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4.6254" calcext:value-type="float">
            <text:p>-264.6254</text:p>
          </table:table-cell>
          <table:table-cell office:value-type="float" office:value="0" calcext:value-type="float">
            <text:p>0</text:p>
          </table:table-cell>
          <table:table-cell office:value-type="float" office:value="389.7936" calcext:value-type="float">
            <text:p>389.7936</text:p>
          </table:table-cell>
          <table:table-cell office:value-type="float" office:value="1066.051" calcext:value-type="float">
            <text:p>1066.051</text:p>
          </table:table-cell>
          <table:table-cell office:value-type="float" office:value="1305.952" calcext:value-type="float">
            <text:p>1305.952</text:p>
          </table:table-cell>
          <table:table-cell office:value-type="float" office:value="1307.691" calcext:value-type="float">
            <text:p>1307.691</text:p>
          </table:table-cell>
          <table:table-cell office:value-type="float" office:value="788.0425" calcext:value-type="float">
            <text:p>788.0425</text:p>
          </table:table-cell>
          <table:table-cell office:value-type="float" office:value="1096.547" calcext:value-type="float">
            <text:p>1096.547</text:p>
          </table:table-cell>
          <table:table-cell office:value-type="float" office:value="417.5636" calcext:value-type="float">
            <text:p>417.5636</text:p>
          </table:table-cell>
          <table:table-cell office:value-type="float" office:value="1873.217" calcext:value-type="float">
            <text:p>1873.217</text:p>
          </table:table-cell>
          <table:table-cell office:value-type="float" office:value="2105.332" calcext:value-type="float">
            <text:p>2105.332</text:p>
          </table:table-cell>
          <table:table-cell office:value-type="float" office:value="1677.289" calcext:value-type="float">
            <text:p>1677.289</text:p>
          </table:table-cell>
          <table:table-cell office:value-type="float" office:value="585.3347" calcext:value-type="float">
            <text:p>585.3347</text:p>
          </table:table-cell>
          <table:table-cell office:value-type="float" office:value="570.7865" calcext:value-type="float">
            <text:p>570.7865</text:p>
          </table:table-cell>
          <table:table-cell office:value-type="float" office:value="142.8494" calcext:value-type="float">
            <text:p>142.8494</text:p>
          </table:table-cell>
          <table:table-cell office:value-type="float" office:value="35.70876" calcext:value-type="float">
            <text:p>35.70876</text:p>
          </table:table-cell>
          <table:table-cell office:value-type="float" office:value="0" calcext:value-type="float">
            <text:p>0</text:p>
          </table:table-cell>
          <table:table-cell office:value-type="float" office:value="-0.004262134" calcext:value-type="float">
            <text:p>-0.004262134</text:p>
          </table:table-cell>
          <table:table-cell office:value-type="float" office:value="0" calcext:value-type="float">
            <text:p>0</text:p>
          </table:table-cell>
          <table:table-cell office:value-type="float" office:value="1.468552" calcext:value-type="float">
            <text:p>1.468552</text:p>
          </table:table-cell>
          <table:table-cell office:value-type="float" office:value="148.8773" calcext:value-type="float">
            <text:p>148.8773</text:p>
          </table:table-cell>
          <table:table-cell office:value-type="float" office:value="-58.76154" calcext:value-type="float">
            <text:p>-58.76154</text:p>
          </table:table-cell>
          <table:table-cell office:value-type="float" office:value="90.11574" calcext:value-type="float">
            <text:p>90.11574</text:p>
          </table:table-cell>
          <table:table-cell office:value-type="float" office:value="-353.4417" calcext:value-type="float">
            <text:p>-353.4417</text:p>
          </table:table-cell>
          <table:table-cell office:value-type="float" office:value="0" calcext:value-type="float">
            <text:p>0</text:p>
          </table:table-cell>
          <table:table-cell office:value-type="float" office:value="8.41456" calcext:value-type="float">
            <text:p>8.4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496.5947" calcext:value-type="float">
            <text:p>496.5947</text:p>
          </table:table-cell>
          <table:table-cell office:value-type="float" office:value="13196.54" calcext:value-type="float">
            <text:p>13196.54</text:p>
          </table:table-cell>
          <table:table-cell office:value-type="float" office:value="0" calcext:value-type="float">
            <text:p>0</text:p>
          </table:table-cell>
          <table:table-cell office:value-type="float" office:value="2.201226" calcext:value-type="float">
            <text:p>2.201226</text:p>
          </table:table-cell>
          <table:table-cell office:value-type="float" office:value="-377.6116" calcext:value-type="float">
            <text:p>-377.6116</text:p>
          </table:table-cell>
          <table:table-cell office:value-type="float" office:value="983.0267" calcext:value-type="float">
            <text:p>983.0267</text:p>
          </table:table-cell>
          <table:table-cell office:value-type="float" office:value="-21.24829" calcext:value-type="float">
            <text:p>-21.24829</text:p>
          </table:table-cell>
          <table:table-cell office:value-type="float" office:value="117.1336" calcext:value-type="float">
            <text:p>117.1336</text:p>
          </table:table-cell>
          <table:table-cell office:value-type="float" office:value="332.4495" calcext:value-type="float">
            <text:p>332.4495</text:p>
          </table:table-cell>
          <table:table-cell office:value-type="float" office:value="0.09500276" calcext:value-type="float">
            <text:p>0.09500276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3.1726" calcext:value-type="float">
            <text:p>-263.1726</text:p>
          </table:table-cell>
          <table:table-cell office:value-type="float" office:value="0" calcext:value-type="float">
            <text:p>0</text:p>
          </table:table-cell>
          <table:table-cell office:value-type="float" office:value="389.9168" calcext:value-type="float">
            <text:p>389.9168</text:p>
          </table:table-cell>
          <table:table-cell office:value-type="float" office:value="1065.718" calcext:value-type="float">
            <text:p>1065.718</text:p>
          </table:table-cell>
          <table:table-cell office:value-type="float" office:value="1305.593" calcext:value-type="float">
            <text:p>1305.593</text:p>
          </table:table-cell>
          <table:table-cell office:value-type="float" office:value="1307.35" calcext:value-type="float">
            <text:p>1307.35</text:p>
          </table:table-cell>
          <table:table-cell office:value-type="float" office:value="787.8282" calcext:value-type="float">
            <text:p>787.8282</text:p>
          </table:table-cell>
          <table:table-cell office:value-type="float" office:value="1096.431" calcext:value-type="float">
            <text:p>1096.431</text:p>
          </table:table-cell>
          <table:table-cell office:value-type="float" office:value="417.5157" calcext:value-type="float">
            <text:p>417.5157</text:p>
          </table:table-cell>
          <table:table-cell office:value-type="float" office:value="1873.118" calcext:value-type="float">
            <text:p>1873.118</text:p>
          </table:table-cell>
          <table:table-cell office:value-type="float" office:value="2105.274" calcext:value-type="float">
            <text:p>2105.274</text:p>
          </table:table-cell>
          <table:table-cell office:value-type="float" office:value="1677.266" calcext:value-type="float">
            <text:p>1677.266</text:p>
          </table:table-cell>
          <table:table-cell office:value-type="float" office:value="585.3277" calcext:value-type="float">
            <text:p>585.3277</text:p>
          </table:table-cell>
          <table:table-cell office:value-type="float" office:value="570.7857" calcext:value-type="float">
            <text:p>570.7857</text:p>
          </table:table-cell>
          <table:table-cell office:value-type="float" office:value="142.8494" calcext:value-type="float">
            <text:p>142.8494</text:p>
          </table:table-cell>
          <table:table-cell office:value-type="float" office:value="35.70874" calcext:value-type="float">
            <text:p>35.70874</text:p>
          </table:table-cell>
          <table:table-cell office:value-type="float" office:value="0" calcext:value-type="float">
            <text:p>0</text:p>
          </table:table-cell>
          <table:table-cell office:value-type="float" office:value="-0.004369473" calcext:value-type="float">
            <text:p>-0.004369473</text:p>
          </table:table-cell>
          <table:table-cell office:value-type="float" office:value="0" calcext:value-type="float">
            <text:p>0</text:p>
          </table:table-cell>
          <table:table-cell office:value-type="float" office:value="1.502008" calcext:value-type="float">
            <text:p>1.502008</text:p>
          </table:table-cell>
          <table:table-cell office:value-type="float" office:value="156.3111" calcext:value-type="float">
            <text:p>156.3111</text:p>
          </table:table-cell>
          <table:table-cell office:value-type="float" office:value="-63.19241" calcext:value-type="float">
            <text:p>-63.19241</text:p>
          </table:table-cell>
          <table:table-cell office:value-type="float" office:value="93.11864" calcext:value-type="float">
            <text:p>93.11864</text:p>
          </table:table-cell>
          <table:table-cell office:value-type="float" office:value="-355.0595" calcext:value-type="float">
            <text:p>-355.0595</text:p>
          </table:table-cell>
          <table:table-cell office:value-type="float" office:value="0" calcext:value-type="float">
            <text:p>0</text:p>
          </table:table-cell>
          <table:table-cell office:value-type="float" office:value="8.474329" calcext:value-type="float">
            <text:p>8.47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496.2026" calcext:value-type="float">
            <text:p>496.2026</text:p>
          </table:table-cell>
          <table:table-cell office:value-type="float" office:value="13195.77" calcext:value-type="float">
            <text:p>13195.77</text:p>
          </table:table-cell>
          <table:table-cell office:value-type="float" office:value="0" calcext:value-type="float">
            <text:p>0</text:p>
          </table:table-cell>
          <table:table-cell office:value-type="float" office:value="2.720049" calcext:value-type="float">
            <text:p>2.720049</text:p>
          </table:table-cell>
          <table:table-cell office:value-type="float" office:value="-380.5464" calcext:value-type="float">
            <text:p>-380.5464</text:p>
          </table:table-cell>
          <table:table-cell office:value-type="float" office:value="992.4032" calcext:value-type="float">
            <text:p>992.4032</text:p>
          </table:table-cell>
          <table:table-cell office:value-type="float" office:value="-22.70053" calcext:value-type="float">
            <text:p>-22.70053</text:p>
          </table:table-cell>
          <table:table-cell office:value-type="float" office:value="116.3186" calcext:value-type="float">
            <text:p>116.3186</text:p>
          </table:table-cell>
          <table:table-cell office:value-type="float" office:value="332.7556" calcext:value-type="float">
            <text:p>332.7556</text:p>
          </table:table-cell>
          <table:table-cell office:value-type="float" office:value="0.09607608" calcext:value-type="float">
            <text:p>0.09607608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1.3176" calcext:value-type="float">
            <text:p>-261.3176</text:p>
          </table:table-cell>
          <table:table-cell office:value-type="float" office:value="0" calcext:value-type="float">
            <text:p>0</text:p>
          </table:table-cell>
          <table:table-cell office:value-type="float" office:value="390.0229" calcext:value-type="float">
            <text:p>390.0229</text:p>
          </table:table-cell>
          <table:table-cell office:value-type="float" office:value="1065.406" calcext:value-type="float">
            <text:p>1065.406</text:p>
          </table:table-cell>
          <table:table-cell office:value-type="float" office:value="1305.253" calcext:value-type="float">
            <text:p>1305.253</text:p>
          </table:table-cell>
          <table:table-cell office:value-type="float" office:value="1307.023" calcext:value-type="float">
            <text:p>1307.023</text:p>
          </table:table-cell>
          <table:table-cell office:value-type="float" office:value="787.6183" calcext:value-type="float">
            <text:p>787.6183</text:p>
          </table:table-cell>
          <table:table-cell office:value-type="float" office:value="1096.303" calcext:value-type="float">
            <text:p>1096.303</text:p>
          </table:table-cell>
          <table:table-cell office:value-type="float" office:value="417.4664" calcext:value-type="float">
            <text:p>417.4664</text:p>
          </table:table-cell>
          <table:table-cell office:value-type="float" office:value="1873.007" calcext:value-type="float">
            <text:p>1873.007</text:p>
          </table:table-cell>
          <table:table-cell office:value-type="float" office:value="2105.216" calcext:value-type="float">
            <text:p>2105.216</text:p>
          </table:table-cell>
          <table:table-cell office:value-type="float" office:value="1677.242" calcext:value-type="float">
            <text:p>1677.242</text:p>
          </table:table-cell>
          <table:table-cell office:value-type="float" office:value="585.3206" calcext:value-type="float">
            <text:p>585.3206</text:p>
          </table:table-cell>
          <table:table-cell office:value-type="float" office:value="570.785" calcext:value-type="float">
            <text:p>570.785</text:p>
          </table:table-cell>
          <table:table-cell office:value-type="float" office:value="142.8493" calcext:value-type="float">
            <text:p>142.8493</text:p>
          </table:table-cell>
          <table:table-cell office:value-type="float" office:value="35.70872" calcext:value-type="float">
            <text:p>35.70872</text:p>
          </table:table-cell>
          <table:table-cell office:value-type="float" office:value="0" calcext:value-type="float">
            <text:p>0</text:p>
          </table:table-cell>
          <table:table-cell office:value-type="float" office:value="-0.004467367" calcext:value-type="float">
            <text:p>-0.004467367</text:p>
          </table:table-cell>
          <table:table-cell office:value-type="float" office:value="0" calcext:value-type="float">
            <text:p>0</text:p>
          </table:table-cell>
          <table:table-cell office:value-type="float" office:value="1.530674" calcext:value-type="float">
            <text:p>1.530674</text:p>
          </table:table-cell>
          <table:table-cell office:value-type="float" office:value="163.7967" calcext:value-type="float">
            <text:p>163.7967</text:p>
          </table:table-cell>
          <table:table-cell office:value-type="float" office:value="-67.34429" calcext:value-type="float">
            <text:p>-67.34429</text:p>
          </table:table-cell>
          <table:table-cell office:value-type="float" office:value="96.45245" calcext:value-type="float">
            <text:p>96.45245</text:p>
          </table:table-cell>
          <table:table-cell office:value-type="float" office:value="-356.6064" calcext:value-type="float">
            <text:p>-356.6064</text:p>
          </table:table-cell>
          <table:table-cell office:value-type="float" office:value="0" calcext:value-type="float">
            <text:p>0</text:p>
          </table:table-cell>
          <table:table-cell office:value-type="float" office:value="8.536822" calcext:value-type="float">
            <text:p>8.536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495.8346" calcext:value-type="float">
            <text:p>495.8346</text:p>
          </table:table-cell>
          <table:table-cell office:value-type="float" office:value="13195.01" calcext:value-type="float">
            <text:p>13195.01</text:p>
          </table:table-cell>
          <table:table-cell office:value-type="float" office:value="0" calcext:value-type="float">
            <text:p>0</text:p>
          </table:table-cell>
          <table:table-cell office:value-type="float" office:value="3.21527" calcext:value-type="float">
            <text:p>3.21527</text:p>
          </table:table-cell>
          <table:table-cell office:value-type="float" office:value="-383.4047" calcext:value-type="float">
            <text:p>-383.4047</text:p>
          </table:table-cell>
          <table:table-cell office:value-type="float" office:value="1000.503" calcext:value-type="float">
            <text:p>1000.503</text:p>
          </table:table-cell>
          <table:table-cell office:value-type="float" office:value="-24.1313" calcext:value-type="float">
            <text:p>-24.1313</text:p>
          </table:table-cell>
          <table:table-cell office:value-type="float" office:value="115.5422" calcext:value-type="float">
            <text:p>115.5422</text:p>
          </table:table-cell>
          <table:table-cell office:value-type="float" office:value="333.0594" calcext:value-type="float">
            <text:p>333.0594</text:p>
          </table:table-cell>
          <table:table-cell office:value-type="float" office:value="0.09721475" calcext:value-type="float">
            <text:p>0.09721475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59.6896" calcext:value-type="float">
            <text:p>-259.6896</text:p>
          </table:table-cell>
          <table:table-cell office:value-type="float" office:value="0" calcext:value-type="float">
            <text:p>0</text:p>
          </table:table-cell>
          <table:table-cell office:value-type="float" office:value="390.1249" calcext:value-type="float">
            <text:p>390.1249</text:p>
          </table:table-cell>
          <table:table-cell office:value-type="float" office:value="1065.107" calcext:value-type="float">
            <text:p>1065.107</text:p>
          </table:table-cell>
          <table:table-cell office:value-type="float" office:value="1304.927" calcext:value-type="float">
            <text:p>1304.927</text:p>
          </table:table-cell>
          <table:table-cell office:value-type="float" office:value="1306.717" calcext:value-type="float">
            <text:p>1306.717</text:p>
          </table:table-cell>
          <table:table-cell office:value-type="float" office:value="787.4133" calcext:value-type="float">
            <text:p>787.4133</text:p>
          </table:table-cell>
          <table:table-cell office:value-type="float" office:value="1096.162" calcext:value-type="float">
            <text:p>1096.162</text:p>
          </table:table-cell>
          <table:table-cell office:value-type="float" office:value="417.4172" calcext:value-type="float">
            <text:p>417.4172</text:p>
          </table:table-cell>
          <table:table-cell office:value-type="float" office:value="1872.895" calcext:value-type="float">
            <text:p>1872.895</text:p>
          </table:table-cell>
          <table:table-cell office:value-type="float" office:value="2105.15" calcext:value-type="float">
            <text:p>2105.15</text:p>
          </table:table-cell>
          <table:table-cell office:value-type="float" office:value="1677.218" calcext:value-type="float">
            <text:p>1677.218</text:p>
          </table:table-cell>
          <table:table-cell office:value-type="float" office:value="585.3135" calcext:value-type="float">
            <text:p>585.3135</text:p>
          </table:table-cell>
          <table:table-cell office:value-type="float" office:value="570.785" calcext:value-type="float">
            <text:p>570.785</text:p>
          </table:table-cell>
          <table:table-cell office:value-type="float" office:value="142.8493" calcext:value-type="float">
            <text:p>142.8493</text:p>
          </table:table-cell>
          <table:table-cell office:value-type="float" office:value="35.70871" calcext:value-type="float">
            <text:p>35.70871</text:p>
          </table:table-cell>
          <table:table-cell office:value-type="float" office:value="0" calcext:value-type="float">
            <text:p>0</text:p>
          </table:table-cell>
          <table:table-cell office:value-type="float" office:value="-0.004561224" calcext:value-type="float">
            <text:p>-0.004561224</text:p>
          </table:table-cell>
          <table:table-cell office:value-type="float" office:value="0" calcext:value-type="float">
            <text:p>0</text:p>
          </table:table-cell>
          <table:table-cell office:value-type="float" office:value="1.565487" calcext:value-type="float">
            <text:p>1.565487</text:p>
          </table:table-cell>
          <table:table-cell office:value-type="float" office:value="171.2431" calcext:value-type="float">
            <text:p>171.2431</text:p>
          </table:table-cell>
          <table:table-cell office:value-type="float" office:value="-71.73883" calcext:value-type="float">
            <text:p>-71.73883</text:p>
          </table:table-cell>
          <table:table-cell office:value-type="float" office:value="99.50426" calcext:value-type="float">
            <text:p>99.50426</text:p>
          </table:table-cell>
          <table:table-cell office:value-type="float" office:value="-358.1006" calcext:value-type="float">
            <text:p>-358.1006</text:p>
          </table:table-cell>
          <table:table-cell office:value-type="float" office:value="0" calcext:value-type="float">
            <text:p>0</text:p>
          </table:table-cell>
          <table:table-cell office:value-type="float" office:value="8.601585" calcext:value-type="float">
            <text:p>8.60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495.81" calcext:value-type="float">
            <text:p>495.81</text:p>
          </table:table-cell>
          <table:table-cell office:value-type="float" office:value="13194.23" calcext:value-type="float">
            <text:p>13194.23</text:p>
          </table:table-cell>
          <table:table-cell office:value-type="float" office:value="0" calcext:value-type="float">
            <text:p>0</text:p>
          </table:table-cell>
          <table:table-cell office:value-type="float" office:value="4.032525" calcext:value-type="float">
            <text:p>4.032525</text:p>
          </table:table-cell>
          <table:table-cell office:value-type="float" office:value="-386.2216" calcext:value-type="float">
            <text:p>-386.2216</text:p>
          </table:table-cell>
          <table:table-cell office:value-type="float" office:value="1008.527" calcext:value-type="float">
            <text:p>1008.527</text:p>
          </table:table-cell>
          <table:table-cell office:value-type="float" office:value="-25.5169" calcext:value-type="float">
            <text:p>-25.5169</text:p>
          </table:table-cell>
          <table:table-cell office:value-type="float" office:value="114.7741" calcext:value-type="float">
            <text:p>114.7741</text:p>
          </table:table-cell>
          <table:table-cell office:value-type="float" office:value="333.7013" calcext:value-type="float">
            <text:p>333.7013</text:p>
          </table:table-cell>
          <table:table-cell office:value-type="float" office:value="0.09840086" calcext:value-type="float">
            <text:p>0.09840086</text:p>
          </table:table-cell>
          <table:table-cell office:value-type="float" office:value="0.04015965" calcext:value-type="float">
            <text:p>0.04015965</text:p>
          </table:table-cell>
          <table:table-cell office:value-type="float" office:value="0.0005621169" calcext:value-type="float">
            <text:p>0.0005621169</text:p>
          </table:table-cell>
          <table:table-cell office:value-type="float" office:value="0.005492966" calcext:value-type="float">
            <text:p>0.00549296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58.4423" calcext:value-type="float">
            <text:p>-258.4423</text:p>
          </table:table-cell>
          <table:table-cell office:value-type="float" office:value="0" calcext:value-type="float">
            <text:p>0</text:p>
          </table:table-cell>
          <table:table-cell office:value-type="float" office:value="390.2241" calcext:value-type="float">
            <text:p>390.2241</text:p>
          </table:table-cell>
          <table:table-cell office:value-type="float" office:value="1064.805" calcext:value-type="float">
            <text:p>1064.805</text:p>
          </table:table-cell>
          <table:table-cell office:value-type="float" office:value="1304.601" calcext:value-type="float">
            <text:p>1304.601</text:p>
          </table:table-cell>
          <table:table-cell office:value-type="float" office:value="1306.415" calcext:value-type="float">
            <text:p>1306.415</text:p>
          </table:table-cell>
          <table:table-cell office:value-type="float" office:value="787.2098" calcext:value-type="float">
            <text:p>787.2098</text:p>
          </table:table-cell>
          <table:table-cell office:value-type="float" office:value="1096.008" calcext:value-type="float">
            <text:p>1096.008</text:p>
          </table:table-cell>
          <table:table-cell office:value-type="float" office:value="417.3683" calcext:value-type="float">
            <text:p>417.3683</text:p>
          </table:table-cell>
          <table:table-cell office:value-type="float" office:value="1872.783" calcext:value-type="float">
            <text:p>1872.783</text:p>
          </table:table-cell>
          <table:table-cell office:value-type="float" office:value="2105.079" calcext:value-type="float">
            <text:p>2105.079</text:p>
          </table:table-cell>
          <table:table-cell office:value-type="float" office:value="1677.193" calcext:value-type="float">
            <text:p>1677.193</text:p>
          </table:table-cell>
          <table:table-cell office:value-type="float" office:value="585.3065" calcext:value-type="float">
            <text:p>585.3065</text:p>
          </table:table-cell>
          <table:table-cell office:value-type="float" office:value="570.7878" calcext:value-type="float">
            <text:p>570.7878</text:p>
          </table:table-cell>
          <table:table-cell office:value-type="float" office:value="142.8493" calcext:value-type="float">
            <text:p>142.8493</text:p>
          </table:table-cell>
          <table:table-cell office:value-type="float" office:value="35.7087" calcext:value-type="float">
            <text:p>35.7087</text:p>
          </table:table-cell>
          <table:table-cell office:value-type="float" office:value="0" calcext:value-type="float">
            <text:p>0</text:p>
          </table:table-cell>
          <table:table-cell office:value-type="float" office:value="-0.004663867" calcext:value-type="float">
            <text:p>-0.004663867</text:p>
          </table:table-cell>
          <table:table-cell office:value-type="float" office:value="0" calcext:value-type="float">
            <text:p>0</text:p>
          </table:table-cell>
          <table:table-cell office:value-type="float" office:value="1.57786" calcext:value-type="float">
            <text:p>1.57786</text:p>
          </table:table-cell>
          <table:table-cell office:value-type="float" office:value="178.3462" calcext:value-type="float">
            <text:p>178.3462</text:p>
          </table:table-cell>
          <table:table-cell office:value-type="float" office:value="-76.1673" calcext:value-type="float">
            <text:p>-76.1673</text:p>
          </table:table-cell>
          <table:table-cell office:value-type="float" office:value="102.1789" calcext:value-type="float">
            <text:p>102.1789</text:p>
          </table:table-cell>
          <table:table-cell office:value-type="float" office:value="-359.5936" calcext:value-type="float">
            <text:p>-359.5936</text:p>
          </table:table-cell>
          <table:table-cell office:value-type="float" office:value="0" calcext:value-type="float">
            <text:p>0</text:p>
          </table:table-cell>
          <table:table-cell office:value-type="float" office:value="8.658545" calcext:value-type="float">
            <text:p>8.65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494.1081" calcext:value-type="float">
            <text:p>494.1081</text:p>
          </table:table-cell>
          <table:table-cell office:value-type="float" office:value="13193.72" calcext:value-type="float">
            <text:p>13193.72</text:p>
          </table:table-cell>
          <table:table-cell office:value-type="float" office:value="0" calcext:value-type="float">
            <text:p>0</text:p>
          </table:table-cell>
          <table:table-cell office:value-type="float" office:value="4.203947" calcext:value-type="float">
            <text:p>4.203947</text:p>
          </table:table-cell>
          <table:table-cell office:value-type="float" office:value="-388.671" calcext:value-type="float">
            <text:p>-388.671</text:p>
          </table:table-cell>
          <table:table-cell office:value-type="float" office:value="1011.798" calcext:value-type="float">
            <text:p>1011.798</text:p>
          </table:table-cell>
          <table:table-cell office:value-type="float" office:value="-26.80381" calcext:value-type="float">
            <text:p>-26.80381</text:p>
          </table:table-cell>
          <table:table-cell office:value-type="float" office:value="114.4627" calcext:value-type="float">
            <text:p>114.4627</text:p>
          </table:table-cell>
          <table:table-cell office:value-type="float" office:value="332.6227" calcext:value-type="float">
            <text:p>332.6227</text:p>
          </table:table-cell>
          <table:table-cell office:value-type="float" office:value="0.09859639" calcext:value-type="float">
            <text:p>0.09859639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09589571" calcext:value-type="float">
            <text:p>0.000958957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51.5495" calcext:value-type="float">
            <text:p>-251.5495</text:p>
          </table:table-cell>
          <table:table-cell office:value-type="float" office:value="0" calcext:value-type="float">
            <text:p>0</text:p>
          </table:table-cell>
          <table:table-cell office:value-type="float" office:value="390.4964" calcext:value-type="float">
            <text:p>390.4964</text:p>
          </table:table-cell>
          <table:table-cell office:value-type="float" office:value="1064.599" calcext:value-type="float">
            <text:p>1064.599</text:p>
          </table:table-cell>
          <table:table-cell office:value-type="float" office:value="1304.307" calcext:value-type="float">
            <text:p>1304.307</text:p>
          </table:table-cell>
          <table:table-cell office:value-type="float" office:value="1306.129" calcext:value-type="float">
            <text:p>1306.129</text:p>
          </table:table-cell>
          <table:table-cell office:value-type="float" office:value="787.017" calcext:value-type="float">
            <text:p>787.017</text:p>
          </table:table-cell>
          <table:table-cell office:value-type="float" office:value="1095.847" calcext:value-type="float">
            <text:p>1095.847</text:p>
          </table:table-cell>
          <table:table-cell office:value-type="float" office:value="417.3206" calcext:value-type="float">
            <text:p>417.3206</text:p>
          </table:table-cell>
          <table:table-cell office:value-type="float" office:value="1872.669" calcext:value-type="float">
            <text:p>1872.669</text:p>
          </table:table-cell>
          <table:table-cell office:value-type="float" office:value="2105.007" calcext:value-type="float">
            <text:p>2105.007</text:p>
          </table:table-cell>
          <table:table-cell office:value-type="float" office:value="1677.168" calcext:value-type="float">
            <text:p>1677.168</text:p>
          </table:table-cell>
          <table:table-cell office:value-type="float" office:value="585.2995" calcext:value-type="float">
            <text:p>585.2995</text:p>
          </table:table-cell>
          <table:table-cell office:value-type="float" office:value="570.7903" calcext:value-type="float">
            <text:p>570.7903</text:p>
          </table:table-cell>
          <table:table-cell office:value-type="float" office:value="142.8492" calcext:value-type="float">
            <text:p>142.8492</text:p>
          </table:table-cell>
          <table:table-cell office:value-type="float" office:value="35.70868" calcext:value-type="float">
            <text:p>35.70868</text:p>
          </table:table-cell>
          <table:table-cell office:value-type="float" office:value="0" calcext:value-type="float">
            <text:p>0</text:p>
          </table:table-cell>
          <table:table-cell office:value-type="float" office:value="-0.004853455" calcext:value-type="float">
            <text:p>-0.004853455</text:p>
          </table:table-cell>
          <table:table-cell office:value-type="float" office:value="0" calcext:value-type="float">
            <text:p>0</text:p>
          </table:table-cell>
          <table:table-cell office:value-type="float" office:value="1.659082" calcext:value-type="float">
            <text:p>1.659082</text:p>
          </table:table-cell>
          <table:table-cell office:value-type="float" office:value="190.7036" calcext:value-type="float">
            <text:p>190.7036</text:p>
          </table:table-cell>
          <table:table-cell office:value-type="float" office:value="-80.3465" calcext:value-type="float">
            <text:p>-80.3465</text:p>
          </table:table-cell>
          <table:table-cell office:value-type="float" office:value="110.3571" calcext:value-type="float">
            <text:p>110.3571</text:p>
          </table:table-cell>
          <table:table-cell office:value-type="float" office:value="-361.7462" calcext:value-type="float">
            <text:p>-361.7462</text:p>
          </table:table-cell>
          <table:table-cell office:value-type="float" office:value="0" calcext:value-type="float">
            <text:p>0</text:p>
          </table:table-cell>
          <table:table-cell office:value-type="float" office:value="9.628899" calcext:value-type="float">
            <text:p>9.628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490.2486" calcext:value-type="float">
            <text:p>490.2486</text:p>
          </table:table-cell>
          <table:table-cell office:value-type="float" office:value="13193.73" calcext:value-type="float">
            <text:p>13193.73</text:p>
          </table:table-cell>
          <table:table-cell office:value-type="float" office:value="0" calcext:value-type="float">
            <text:p>0</text:p>
          </table:table-cell>
          <table:table-cell office:value-type="float" office:value="4.359384" calcext:value-type="float">
            <text:p>4.359384</text:p>
          </table:table-cell>
          <table:table-cell office:value-type="float" office:value="-394.1966" calcext:value-type="float">
            <text:p>-394.1966</text:p>
          </table:table-cell>
          <table:table-cell office:value-type="float" office:value="1029.212" calcext:value-type="float">
            <text:p>1029.212</text:p>
          </table:table-cell>
          <table:table-cell office:value-type="float" office:value="-28.16329" calcext:value-type="float">
            <text:p>-28.16329</text:p>
          </table:table-cell>
          <table:table-cell office:value-type="float" office:value="116.0315" calcext:value-type="float">
            <text:p>116.0315</text:p>
          </table:table-cell>
          <table:table-cell office:value-type="float" office:value="329.5432" calcext:value-type="float">
            <text:p>329.5432</text:p>
          </table:table-cell>
          <table:table-cell office:value-type="float" office:value="0.09854241" calcext:value-type="float">
            <text:p>0.09854241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09589571" calcext:value-type="float">
            <text:p>0.000958957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5.5456" calcext:value-type="float">
            <text:p>-245.5456</text:p>
          </table:table-cell>
          <table:table-cell office:value-type="float" office:value="0" calcext:value-type="float">
            <text:p>0</text:p>
          </table:table-cell>
          <table:table-cell office:value-type="float" office:value="391.1263" calcext:value-type="float">
            <text:p>391.1263</text:p>
          </table:table-cell>
          <table:table-cell office:value-type="float" office:value="1064.253" calcext:value-type="float">
            <text:p>1064.253</text:p>
          </table:table-cell>
          <table:table-cell office:value-type="float" office:value="1304.058" calcext:value-type="float">
            <text:p>1304.058</text:p>
          </table:table-cell>
          <table:table-cell office:value-type="float" office:value="1305.892" calcext:value-type="float">
            <text:p>1305.892</text:p>
          </table:table-cell>
          <table:table-cell office:value-type="float" office:value="786.8541" calcext:value-type="float">
            <text:p>786.8541</text:p>
          </table:table-cell>
          <table:table-cell office:value-type="float" office:value="1095.698" calcext:value-type="float">
            <text:p>1095.698</text:p>
          </table:table-cell>
          <table:table-cell office:value-type="float" office:value="417.2754" calcext:value-type="float">
            <text:p>417.2754</text:p>
          </table:table-cell>
          <table:table-cell office:value-type="float" office:value="1872.557" calcext:value-type="float">
            <text:p>1872.557</text:p>
          </table:table-cell>
          <table:table-cell office:value-type="float" office:value="2104.935" calcext:value-type="float">
            <text:p>2104.935</text:p>
          </table:table-cell>
          <table:table-cell office:value-type="float" office:value="1677.141" calcext:value-type="float">
            <text:p>1677.141</text:p>
          </table:table-cell>
          <table:table-cell office:value-type="float" office:value="585.2927" calcext:value-type="float">
            <text:p>585.2927</text:p>
          </table:table-cell>
          <table:table-cell office:value-type="float" office:value="570.7929" calcext:value-type="float">
            <text:p>570.7929</text:p>
          </table:table-cell>
          <table:table-cell office:value-type="float" office:value="142.8492" calcext:value-type="float">
            <text:p>142.8492</text:p>
          </table:table-cell>
          <table:table-cell office:value-type="float" office:value="35.70867" calcext:value-type="float">
            <text:p>35.70867</text:p>
          </table:table-cell>
          <table:table-cell office:value-type="float" office:value="0" calcext:value-type="float">
            <text:p>0</text:p>
          </table:table-cell>
          <table:table-cell office:value-type="float" office:value="-0.005476635" calcext:value-type="float">
            <text:p>-0.005476635</text:p>
          </table:table-cell>
          <table:table-cell office:value-type="float" office:value="0" calcext:value-type="float">
            <text:p>0</text:p>
          </table:table-cell>
          <table:table-cell office:value-type="float" office:value="1.754642" calcext:value-type="float">
            <text:p>1.754642</text:p>
          </table:table-cell>
          <table:table-cell office:value-type="float" office:value="205.7961" calcext:value-type="float">
            <text:p>205.7961</text:p>
          </table:table-cell>
          <table:table-cell office:value-type="float" office:value="-85.27509" calcext:value-type="float">
            <text:p>-85.27509</text:p>
          </table:table-cell>
          <table:table-cell office:value-type="float" office:value="120.521" calcext:value-type="float">
            <text:p>120.521</text:p>
          </table:table-cell>
          <table:table-cell office:value-type="float" office:value="-365.6505" calcext:value-type="float">
            <text:p>-365.6505</text:p>
          </table:table-cell>
          <table:table-cell office:value-type="float" office:value="0" calcext:value-type="float">
            <text:p>0</text:p>
          </table:table-cell>
          <table:table-cell office:value-type="float" office:value="9.3625" calcext:value-type="float">
            <text:p>9.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485.3088" calcext:value-type="float">
            <text:p>485.3088</text:p>
          </table:table-cell>
          <table:table-cell office:value-type="float" office:value="13194.02" calcext:value-type="float">
            <text:p>13194.02</text:p>
          </table:table-cell>
          <table:table-cell office:value-type="float" office:value="0" calcext:value-type="float">
            <text:p>0</text:p>
          </table:table-cell>
          <table:table-cell office:value-type="float" office:value="4.503572" calcext:value-type="float">
            <text:p>4.503572</text:p>
          </table:table-cell>
          <table:table-cell office:value-type="float" office:value="-400.6971" calcext:value-type="float">
            <text:p>-400.6971</text:p>
          </table:table-cell>
          <table:table-cell office:value-type="float" office:value="1049.577" calcext:value-type="float">
            <text:p>1049.577</text:p>
          </table:table-cell>
          <table:table-cell office:value-type="float" office:value="-29.89999" calcext:value-type="float">
            <text:p>-29.89999</text:p>
          </table:table-cell>
          <table:table-cell office:value-type="float" office:value="118.0078" calcext:value-type="float">
            <text:p>118.0078</text:p>
          </table:table-cell>
          <table:table-cell office:value-type="float" office:value="325.3649" calcext:value-type="float">
            <text:p>325.3649</text:p>
          </table:table-cell>
          <table:table-cell office:value-type="float" office:value="0.09947544" calcext:value-type="float">
            <text:p>0.09947544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09589571" calcext:value-type="float">
            <text:p>0.000958957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41.9519" calcext:value-type="float">
            <text:p>-241.9519</text:p>
          </table:table-cell>
          <table:table-cell office:value-type="float" office:value="0" calcext:value-type="float">
            <text:p>0</text:p>
          </table:table-cell>
          <table:table-cell office:value-type="float" office:value="392.0572" calcext:value-type="float">
            <text:p>392.0572</text:p>
          </table:table-cell>
          <table:table-cell office:value-type="float" office:value="1063.901" calcext:value-type="float">
            <text:p>1063.901</text:p>
          </table:table-cell>
          <table:table-cell office:value-type="float" office:value="1303.801" calcext:value-type="float">
            <text:p>1303.801</text:p>
          </table:table-cell>
          <table:table-cell office:value-type="float" office:value="1305.661" calcext:value-type="float">
            <text:p>1305.661</text:p>
          </table:table-cell>
          <table:table-cell office:value-type="float" office:value="786.694" calcext:value-type="float">
            <text:p>786.694</text:p>
          </table:table-cell>
          <table:table-cell office:value-type="float" office:value="1095.548" calcext:value-type="float">
            <text:p>1095.548</text:p>
          </table:table-cell>
          <table:table-cell office:value-type="float" office:value="417.2325" calcext:value-type="float">
            <text:p>417.2325</text:p>
          </table:table-cell>
          <table:table-cell office:value-type="float" office:value="1872.448" calcext:value-type="float">
            <text:p>1872.448</text:p>
          </table:table-cell>
          <table:table-cell office:value-type="float" office:value="2104.863" calcext:value-type="float">
            <text:p>2104.863</text:p>
          </table:table-cell>
          <table:table-cell office:value-type="float" office:value="1677.114" calcext:value-type="float">
            <text:p>1677.114</text:p>
          </table:table-cell>
          <table:table-cell office:value-type="float" office:value="585.2864" calcext:value-type="float">
            <text:p>585.2864</text:p>
          </table:table-cell>
          <table:table-cell office:value-type="float" office:value="570.7955" calcext:value-type="float">
            <text:p>570.7955</text:p>
          </table:table-cell>
          <table:table-cell office:value-type="float" office:value="142.8491" calcext:value-type="float">
            <text:p>142.8491</text:p>
          </table:table-cell>
          <table:table-cell office:value-type="float" office:value="35.70865" calcext:value-type="float">
            <text:p>35.70865</text:p>
          </table:table-cell>
          <table:table-cell office:value-type="float" office:value="0" calcext:value-type="float">
            <text:p>0</text:p>
          </table:table-cell>
          <table:table-cell office:value-type="float" office:value="-0.005581413" calcext:value-type="float">
            <text:p>-0.005581413</text:p>
          </table:table-cell>
          <table:table-cell office:value-type="float" office:value="0" calcext:value-type="float">
            <text:p>0</text:p>
          </table:table-cell>
          <table:table-cell office:value-type="float" office:value="1.844662" calcext:value-type="float">
            <text:p>1.844662</text:p>
          </table:table-cell>
          <table:table-cell office:value-type="float" office:value="219.9932" calcext:value-type="float">
            <text:p>219.9932</text:p>
          </table:table-cell>
          <table:table-cell office:value-type="float" office:value="-91.11642" calcext:value-type="float">
            <text:p>-91.11642</text:p>
          </table:table-cell>
          <table:table-cell office:value-type="float" office:value="128.8767" calcext:value-type="float">
            <text:p>128.8767</text:p>
          </table:table-cell>
          <table:table-cell office:value-type="float" office:value="-370.3421" calcext:value-type="float">
            <text:p>-370.3421</text:p>
          </table:table-cell>
          <table:table-cell office:value-type="float" office:value="0" calcext:value-type="float">
            <text:p>0</text:p>
          </table:table-cell>
          <table:table-cell office:value-type="float" office:value="9.288301" calcext:value-type="float">
            <text:p>9.288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483.4638" calcext:value-type="float">
            <text:p>483.4638</text:p>
          </table:table-cell>
          <table:table-cell office:value-type="float" office:value="13193.85" calcext:value-type="float">
            <text:p>13193.85</text:p>
          </table:table-cell>
          <table:table-cell office:value-type="float" office:value="0" calcext:value-type="float">
            <text:p>0</text:p>
          </table:table-cell>
          <table:table-cell office:value-type="float" office:value="4.696153" calcext:value-type="float">
            <text:p>4.696153</text:p>
          </table:table-cell>
          <table:table-cell office:value-type="float" office:value="-404.4922" calcext:value-type="float">
            <text:p>-404.4922</text:p>
          </table:table-cell>
          <table:table-cell office:value-type="float" office:value="1061.105" calcext:value-type="float">
            <text:p>1061.105</text:p>
          </table:table-cell>
          <table:table-cell office:value-type="float" office:value="-31.71409" calcext:value-type="float">
            <text:p>-31.71409</text:p>
          </table:table-cell>
          <table:table-cell office:value-type="float" office:value="115.5444" calcext:value-type="float">
            <text:p>115.5444</text:p>
          </table:table-cell>
          <table:table-cell office:value-type="float" office:value="324.1498" calcext:value-type="float">
            <text:p>324.1498</text:p>
          </table:table-cell>
          <table:table-cell office:value-type="float" office:value="0.100575" calcext:value-type="float">
            <text:p>0.100575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09589571" calcext:value-type="float">
            <text:p>0.000958957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7.4378" calcext:value-type="float">
            <text:p>-237.4378</text:p>
          </table:table-cell>
          <table:table-cell office:value-type="float" office:value="0" calcext:value-type="float">
            <text:p>0</text:p>
          </table:table-cell>
          <table:table-cell office:value-type="float" office:value="392.6249" calcext:value-type="float">
            <text:p>392.6249</text:p>
          </table:table-cell>
          <table:table-cell office:value-type="float" office:value="1063.596" calcext:value-type="float">
            <text:p>1063.596</text:p>
          </table:table-cell>
          <table:table-cell office:value-type="float" office:value="1303.537" calcext:value-type="float">
            <text:p>1303.537</text:p>
          </table:table-cell>
          <table:table-cell office:value-type="float" office:value="1305.432" calcext:value-type="float">
            <text:p>1305.432</text:p>
          </table:table-cell>
          <table:table-cell office:value-type="float" office:value="786.5372" calcext:value-type="float">
            <text:p>786.5372</text:p>
          </table:table-cell>
          <table:table-cell office:value-type="float" office:value="1095.393" calcext:value-type="float">
            <text:p>1095.393</text:p>
          </table:table-cell>
          <table:table-cell office:value-type="float" office:value="417.1901" calcext:value-type="float">
            <text:p>417.1901</text:p>
          </table:table-cell>
          <table:table-cell office:value-type="float" office:value="1872.34" calcext:value-type="float">
            <text:p>1872.34</text:p>
          </table:table-cell>
          <table:table-cell office:value-type="float" office:value="2104.792" calcext:value-type="float">
            <text:p>2104.792</text:p>
          </table:table-cell>
          <table:table-cell office:value-type="float" office:value="1677.087" calcext:value-type="float">
            <text:p>1677.087</text:p>
          </table:table-cell>
          <table:table-cell office:value-type="float" office:value="585.2804" calcext:value-type="float">
            <text:p>585.2804</text:p>
          </table:table-cell>
          <table:table-cell office:value-type="float" office:value="570.798" calcext:value-type="float">
            <text:p>570.798</text:p>
          </table:table-cell>
          <table:table-cell office:value-type="float" office:value="142.8491" calcext:value-type="float">
            <text:p>142.8491</text:p>
          </table:table-cell>
          <table:table-cell office:value-type="float" office:value="35.70864" calcext:value-type="float">
            <text:p>35.70864</text:p>
          </table:table-cell>
          <table:table-cell office:value-type="float" office:value="0" calcext:value-type="float">
            <text:p>0</text:p>
          </table:table-cell>
          <table:table-cell office:value-type="float" office:value="-0.005662995" calcext:value-type="float">
            <text:p>-0.005662995</text:p>
          </table:table-cell>
          <table:table-cell office:value-type="float" office:value="0" calcext:value-type="float">
            <text:p>0</text:p>
          </table:table-cell>
          <table:table-cell office:value-type="float" office:value="1.917416" calcext:value-type="float">
            <text:p>1.917416</text:p>
          </table:table-cell>
          <table:table-cell office:value-type="float" office:value="232.3594" calcext:value-type="float">
            <text:p>232.3594</text:p>
          </table:table-cell>
          <table:table-cell office:value-type="float" office:value="-96.98931" calcext:value-type="float">
            <text:p>-96.98931</text:p>
          </table:table-cell>
          <table:table-cell office:value-type="float" office:value="135.3701" calcext:value-type="float">
            <text:p>135.3701</text:p>
          </table:table-cell>
          <table:table-cell office:value-type="float" office:value="-372.4336" calcext:value-type="float">
            <text:p>-372.4336</text:p>
          </table:table-cell>
          <table:table-cell office:value-type="float" office:value="0" calcext:value-type="float">
            <text:p>0</text:p>
          </table:table-cell>
          <table:table-cell office:value-type="float" office:value="9.3966" calcext:value-type="float">
            <text:p>9.3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482.4082" calcext:value-type="float">
            <text:p>482.4082</text:p>
          </table:table-cell>
          <table:table-cell office:value-type="float" office:value="13193.39" calcext:value-type="float">
            <text:p>13193.39</text:p>
          </table:table-cell>
          <table:table-cell office:value-type="float" office:value="0" calcext:value-type="float">
            <text:p>0</text:p>
          </table:table-cell>
          <table:table-cell office:value-type="float" office:value="4.849854" calcext:value-type="float">
            <text:p>4.849854</text:p>
          </table:table-cell>
          <table:table-cell office:value-type="float" office:value="-407.7165" calcext:value-type="float">
            <text:p>-407.7165</text:p>
          </table:table-cell>
          <table:table-cell office:value-type="float" office:value="1070.353" calcext:value-type="float">
            <text:p>1070.353</text:p>
          </table:table-cell>
          <table:table-cell office:value-type="float" office:value="-33.54221" calcext:value-type="float">
            <text:p>-33.54221</text:p>
          </table:table-cell>
          <table:table-cell office:value-type="float" office:value="113.727" calcext:value-type="float">
            <text:p>113.727</text:p>
          </table:table-cell>
          <table:table-cell office:value-type="float" office:value="323.6522" calcext:value-type="float">
            <text:p>323.6522</text:p>
          </table:table-cell>
          <table:table-cell office:value-type="float" office:value="0.1017627" calcext:value-type="float">
            <text:p>0.1017627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09589571" calcext:value-type="float">
            <text:p>0.000958957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3.2006" calcext:value-type="float">
            <text:p>-233.2006</text:p>
          </table:table-cell>
          <table:table-cell office:value-type="float" office:value="0" calcext:value-type="float">
            <text:p>0</text:p>
          </table:table-cell>
          <table:table-cell office:value-type="float" office:value="392.9391" calcext:value-type="float">
            <text:p>392.9391</text:p>
          </table:table-cell>
          <table:table-cell office:value-type="float" office:value="1063.331" calcext:value-type="float">
            <text:p>1063.331</text:p>
          </table:table-cell>
          <table:table-cell office:value-type="float" office:value="1303.269" calcext:value-type="float">
            <text:p>1303.269</text:p>
          </table:table-cell>
          <table:table-cell office:value-type="float" office:value="1305.203" calcext:value-type="float">
            <text:p>1305.203</text:p>
          </table:table-cell>
          <table:table-cell office:value-type="float" office:value="786.3809" calcext:value-type="float">
            <text:p>786.3809</text:p>
          </table:table-cell>
          <table:table-cell office:value-type="float" office:value="1095.233" calcext:value-type="float">
            <text:p>1095.233</text:p>
          </table:table-cell>
          <table:table-cell office:value-type="float" office:value="417.1463" calcext:value-type="float">
            <text:p>417.1463</text:p>
          </table:table-cell>
          <table:table-cell office:value-type="float" office:value="1872.233" calcext:value-type="float">
            <text:p>1872.233</text:p>
          </table:table-cell>
          <table:table-cell office:value-type="float" office:value="2104.721" calcext:value-type="float">
            <text:p>2104.721</text:p>
          </table:table-cell>
          <table:table-cell office:value-type="float" office:value="1677.059" calcext:value-type="float">
            <text:p>1677.059</text:p>
          </table:table-cell>
          <table:table-cell office:value-type="float" office:value="585.275" calcext:value-type="float">
            <text:p>585.275</text:p>
          </table:table-cell>
          <table:table-cell office:value-type="float" office:value="570.8008" calcext:value-type="float">
            <text:p>570.8008</text:p>
          </table:table-cell>
          <table:table-cell office:value-type="float" office:value="142.849" calcext:value-type="float">
            <text:p>142.849</text:p>
          </table:table-cell>
          <table:table-cell office:value-type="float" office:value="35.70862" calcext:value-type="float">
            <text:p>35.70862</text:p>
          </table:table-cell>
          <table:table-cell office:value-type="float" office:value="0" calcext:value-type="float">
            <text:p>0</text:p>
          </table:table-cell>
          <table:table-cell office:value-type="float" office:value="-0.0057326" calcext:value-type="float">
            <text:p>-0.0057326</text:p>
          </table:table-cell>
          <table:table-cell office:value-type="float" office:value="0" calcext:value-type="float">
            <text:p>0</text:p>
          </table:table-cell>
          <table:table-cell office:value-type="float" office:value="1.978709" calcext:value-type="float">
            <text:p>1.978709</text:p>
          </table:table-cell>
          <table:table-cell office:value-type="float" office:value="243.6296" calcext:value-type="float">
            <text:p>243.6296</text:p>
          </table:table-cell>
          <table:table-cell office:value-type="float" office:value="-102.6278" calcext:value-type="float">
            <text:p>-102.6278</text:p>
          </table:table-cell>
          <table:table-cell office:value-type="float" office:value="141.0019" calcext:value-type="float">
            <text:p>141.0019</text:p>
          </table:table-cell>
          <table:table-cell office:value-type="float" office:value="-373.9857" calcext:value-type="float">
            <text:p>-373.9857</text:p>
          </table:table-cell>
          <table:table-cell office:value-type="float" office:value="0" calcext:value-type="float">
            <text:p>0</text:p>
          </table:table-cell>
          <table:table-cell office:value-type="float" office:value="9.550466" calcext:value-type="float">
            <text:p>9.55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481.6045" calcext:value-type="float">
            <text:p>481.6045</text:p>
          </table:table-cell>
          <table:table-cell office:value-type="float" office:value="13192.83" calcext:value-type="float">
            <text:p>13192.83</text:p>
          </table:table-cell>
          <table:table-cell office:value-type="float" office:value="0" calcext:value-type="float">
            <text:p>0</text:p>
          </table:table-cell>
          <table:table-cell office:value-type="float" office:value="5.009697" calcext:value-type="float">
            <text:p>5.009697</text:p>
          </table:table-cell>
          <table:table-cell office:value-type="float" office:value="-410.7998" calcext:value-type="float">
            <text:p>-410.7998</text:p>
          </table:table-cell>
          <table:table-cell office:value-type="float" office:value="1079.425" calcext:value-type="float">
            <text:p>1079.425</text:p>
          </table:table-cell>
          <table:table-cell office:value-type="float" office:value="-35.39682" calcext:value-type="float">
            <text:p>-35.39682</text:p>
          </table:table-cell>
          <table:table-cell office:value-type="float" office:value="112.5401" calcext:value-type="float">
            <text:p>112.5401</text:p>
          </table:table-cell>
          <table:table-cell office:value-type="float" office:value="323.3684" calcext:value-type="float">
            <text:p>323.3684</text:p>
          </table:table-cell>
          <table:table-cell office:value-type="float" office:value="0.1030539" calcext:value-type="float">
            <text:p>0.1030539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09589571" calcext:value-type="float">
            <text:p>0.000958957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8.5038" calcext:value-type="float">
            <text:p>-228.5038</text:p>
          </table:table-cell>
          <table:table-cell office:value-type="float" office:value="0" calcext:value-type="float">
            <text:p>0</text:p>
          </table:table-cell>
          <table:table-cell office:value-type="float" office:value="393.1418" calcext:value-type="float">
            <text:p>393.1418</text:p>
          </table:table-cell>
          <table:table-cell office:value-type="float" office:value="1063.085" calcext:value-type="float">
            <text:p>1063.085</text:p>
          </table:table-cell>
          <table:table-cell office:value-type="float" office:value="1303.009" calcext:value-type="float">
            <text:p>1303.009</text:p>
          </table:table-cell>
          <table:table-cell office:value-type="float" office:value="1304.982" calcext:value-type="float">
            <text:p>1304.982</text:p>
          </table:table-cell>
          <table:table-cell office:value-type="float" office:value="786.2288" calcext:value-type="float">
            <text:p>786.2288</text:p>
          </table:table-cell>
          <table:table-cell office:value-type="float" office:value="1095.072" calcext:value-type="float">
            <text:p>1095.072</text:p>
          </table:table-cell>
          <table:table-cell office:value-type="float" office:value="417.1025" calcext:value-type="float">
            <text:p>417.1025</text:p>
          </table:table-cell>
          <table:table-cell office:value-type="float" office:value="1872.125" calcext:value-type="float">
            <text:p>1872.125</text:p>
          </table:table-cell>
          <table:table-cell office:value-type="float" office:value="2104.653" calcext:value-type="float">
            <text:p>2104.653</text:p>
          </table:table-cell>
          <table:table-cell office:value-type="float" office:value="1677.03" calcext:value-type="float">
            <text:p>1677.03</text:p>
          </table:table-cell>
          <table:table-cell office:value-type="float" office:value="585.2701" calcext:value-type="float">
            <text:p>585.2701</text:p>
          </table:table-cell>
          <table:table-cell office:value-type="float" office:value="570.8039" calcext:value-type="float">
            <text:p>570.8039</text:p>
          </table:table-cell>
          <table:table-cell office:value-type="float" office:value="142.849" calcext:value-type="float">
            <text:p>142.849</text:p>
          </table:table-cell>
          <table:table-cell office:value-type="float" office:value="35.70861" calcext:value-type="float">
            <text:p>35.70861</text:p>
          </table:table-cell>
          <table:table-cell office:value-type="float" office:value="0" calcext:value-type="float">
            <text:p>0</text:p>
          </table:table-cell>
          <table:table-cell office:value-type="float" office:value="-0.005795479" calcext:value-type="float">
            <text:p>-0.005795479</text:p>
          </table:table-cell>
          <table:table-cell office:value-type="float" office:value="0" calcext:value-type="float">
            <text:p>0</text:p>
          </table:table-cell>
          <table:table-cell office:value-type="float" office:value="2.036732" calcext:value-type="float">
            <text:p>2.036732</text:p>
          </table:table-cell>
          <table:table-cell office:value-type="float" office:value="255.0912" calcext:value-type="float">
            <text:p>255.0912</text:p>
          </table:table-cell>
          <table:table-cell office:value-type="float" office:value="-108.1655" calcext:value-type="float">
            <text:p>-108.1655</text:p>
          </table:table-cell>
          <table:table-cell office:value-type="float" office:value="146.9256" calcext:value-type="float">
            <text:p>146.9256</text:p>
          </table:table-cell>
          <table:table-cell office:value-type="float" office:value="-375.402" calcext:value-type="float">
            <text:p>-375.402</text:p>
          </table:table-cell>
          <table:table-cell office:value-type="float" office:value="0" calcext:value-type="float">
            <text:p>0</text:p>
          </table:table-cell>
          <table:table-cell office:value-type="float" office:value="9.737392" calcext:value-type="float">
            <text:p>9.73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480.9557" calcext:value-type="float">
            <text:p>480.9557</text:p>
          </table:table-cell>
          <table:table-cell office:value-type="float" office:value="13192.21" calcext:value-type="float">
            <text:p>13192.21</text:p>
          </table:table-cell>
          <table:table-cell office:value-type="float" office:value="0" calcext:value-type="float">
            <text:p>0</text:p>
          </table:table-cell>
          <table:table-cell office:value-type="float" office:value="5.172545" calcext:value-type="float">
            <text:p>5.172545</text:p>
          </table:table-cell>
          <table:table-cell office:value-type="float" office:value="-413.7722" calcext:value-type="float">
            <text:p>-413.7722</text:p>
          </table:table-cell>
          <table:table-cell office:value-type="float" office:value="1088.398" calcext:value-type="float">
            <text:p>1088.398</text:p>
          </table:table-cell>
          <table:table-cell office:value-type="float" office:value="-37.26212" calcext:value-type="float">
            <text:p>-37.26212</text:p>
          </table:table-cell>
          <table:table-cell office:value-type="float" office:value="111.7153" calcext:value-type="float">
            <text:p>111.7153</text:p>
          </table:table-cell>
          <table:table-cell office:value-type="float" office:value="323.1994" calcext:value-type="float">
            <text:p>323.1994</text:p>
          </table:table-cell>
          <table:table-cell office:value-type="float" office:value="0.1043981" calcext:value-type="float">
            <text:p>0.1043981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021061" calcext:value-type="float">
            <text:p>0.00102106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22.8505" calcext:value-type="float">
            <text:p>-222.8505</text:p>
          </table:table-cell>
          <table:table-cell office:value-type="float" office:value="0" calcext:value-type="float">
            <text:p>0</text:p>
          </table:table-cell>
          <table:table-cell office:value-type="float" office:value="393.2841" calcext:value-type="float">
            <text:p>393.2841</text:p>
          </table:table-cell>
          <table:table-cell office:value-type="float" office:value="1062.855" calcext:value-type="float">
            <text:p>1062.855</text:p>
          </table:table-cell>
          <table:table-cell office:value-type="float" office:value="1302.768" calcext:value-type="float">
            <text:p>1302.768</text:p>
          </table:table-cell>
          <table:table-cell office:value-type="float" office:value="1304.774" calcext:value-type="float">
            <text:p>1304.774</text:p>
          </table:table-cell>
          <table:table-cell office:value-type="float" office:value="786.0842" calcext:value-type="float">
            <text:p>786.0842</text:p>
          </table:table-cell>
          <table:table-cell office:value-type="float" office:value="1094.911" calcext:value-type="float">
            <text:p>1094.911</text:p>
          </table:table-cell>
          <table:table-cell office:value-type="float" office:value="417.0591" calcext:value-type="float">
            <text:p>417.0591</text:p>
          </table:table-cell>
          <table:table-cell office:value-type="float" office:value="1872.015" calcext:value-type="float">
            <text:p>1872.015</text:p>
          </table:table-cell>
          <table:table-cell office:value-type="float" office:value="2104.587" calcext:value-type="float">
            <text:p>2104.587</text:p>
          </table:table-cell>
          <table:table-cell office:value-type="float" office:value="1677.002" calcext:value-type="float">
            <text:p>1677.002</text:p>
          </table:table-cell>
          <table:table-cell office:value-type="float" office:value="585.2649" calcext:value-type="float">
            <text:p>585.2649</text:p>
          </table:table-cell>
          <table:table-cell office:value-type="float" office:value="570.8077" calcext:value-type="float">
            <text:p>570.8077</text:p>
          </table:table-cell>
          <table:table-cell office:value-type="float" office:value="142.849" calcext:value-type="float">
            <text:p>142.849</text:p>
          </table:table-cell>
          <table:table-cell office:value-type="float" office:value="35.70859" calcext:value-type="float">
            <text:p>35.70859</text:p>
          </table:table-cell>
          <table:table-cell office:value-type="float" office:value="0" calcext:value-type="float">
            <text:p>0</text:p>
          </table:table-cell>
          <table:table-cell office:value-type="float" office:value="-0.005848213" calcext:value-type="float">
            <text:p>-0.005848213</text:p>
          </table:table-cell>
          <table:table-cell office:value-type="float" office:value="0" calcext:value-type="float">
            <text:p>0</text:p>
          </table:table-cell>
          <table:table-cell office:value-type="float" office:value="2.099942" calcext:value-type="float">
            <text:p>2.099942</text:p>
          </table:table-cell>
          <table:table-cell office:value-type="float" office:value="267.3066" calcext:value-type="float">
            <text:p>267.3066</text:p>
          </table:table-cell>
          <table:table-cell office:value-type="float" office:value="-113.6216" calcext:value-type="float">
            <text:p>-113.6216</text:p>
          </table:table-cell>
          <table:table-cell office:value-type="float" office:value="153.685" calcext:value-type="float">
            <text:p>153.685</text:p>
          </table:table-cell>
          <table:table-cell office:value-type="float" office:value="-376.7107" calcext:value-type="float">
            <text:p>-376.7107</text:p>
          </table:table-cell>
          <table:table-cell office:value-type="float" office:value="0" calcext:value-type="float">
            <text:p>0</text:p>
          </table:table-cell>
          <table:table-cell office:value-type="float" office:value="9.937192" calcext:value-type="float">
            <text:p>9.93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480.471" calcext:value-type="float">
            <text:p>480.471</text:p>
          </table:table-cell>
          <table:table-cell office:value-type="float" office:value="13191.61" calcext:value-type="float">
            <text:p>13191.61</text:p>
          </table:table-cell>
          <table:table-cell office:value-type="float" office:value="0" calcext:value-type="float">
            <text:p>0</text:p>
          </table:table-cell>
          <table:table-cell office:value-type="float" office:value="5.487482" calcext:value-type="float">
            <text:p>5.487482</text:p>
          </table:table-cell>
          <table:table-cell office:value-type="float" office:value="-416.7743" calcext:value-type="float">
            <text:p>-416.7743</text:p>
          </table:table-cell>
          <table:table-cell office:value-type="float" office:value="1097.74" calcext:value-type="float">
            <text:p>1097.74</text:p>
          </table:table-cell>
          <table:table-cell office:value-type="float" office:value="-39.17568" calcext:value-type="float">
            <text:p>-39.17568</text:p>
          </table:table-cell>
          <table:table-cell office:value-type="float" office:value="110.9017" calcext:value-type="float">
            <text:p>110.9017</text:p>
          </table:table-cell>
          <table:table-cell office:value-type="float" office:value="323.1724" calcext:value-type="float">
            <text:p>323.1724</text:p>
          </table:table-cell>
          <table:table-cell office:value-type="float" office:value="0.1057511" calcext:value-type="float">
            <text:p>0.1057511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021061" calcext:value-type="float">
            <text:p>0.00102106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8.4427" calcext:value-type="float">
            <text:p>-218.4427</text:p>
          </table:table-cell>
          <table:table-cell office:value-type="float" office:value="0" calcext:value-type="float">
            <text:p>0</text:p>
          </table:table-cell>
          <table:table-cell office:value-type="float" office:value="393.4284" calcext:value-type="float">
            <text:p>393.4284</text:p>
          </table:table-cell>
          <table:table-cell office:value-type="float" office:value="1062.627" calcext:value-type="float">
            <text:p>1062.627</text:p>
          </table:table-cell>
          <table:table-cell office:value-type="float" office:value="1302.531" calcext:value-type="float">
            <text:p>1302.531</text:p>
          </table:table-cell>
          <table:table-cell office:value-type="float" office:value="1304.571" calcext:value-type="float">
            <text:p>1304.571</text:p>
          </table:table-cell>
          <table:table-cell office:value-type="float" office:value="785.946" calcext:value-type="float">
            <text:p>785.946</text:p>
          </table:table-cell>
          <table:table-cell office:value-type="float" office:value="1094.753" calcext:value-type="float">
            <text:p>1094.753</text:p>
          </table:table-cell>
          <table:table-cell office:value-type="float" office:value="417.0179" calcext:value-type="float">
            <text:p>417.0179</text:p>
          </table:table-cell>
          <table:table-cell office:value-type="float" office:value="1871.906" calcext:value-type="float">
            <text:p>1871.906</text:p>
          </table:table-cell>
          <table:table-cell office:value-type="float" office:value="2104.524" calcext:value-type="float">
            <text:p>2104.524</text:p>
          </table:table-cell>
          <table:table-cell office:value-type="float" office:value="1676.974" calcext:value-type="float">
            <text:p>1676.974</text:p>
          </table:table-cell>
          <table:table-cell office:value-type="float" office:value="585.2596" calcext:value-type="float">
            <text:p>585.2596</text:p>
          </table:table-cell>
          <table:table-cell office:value-type="float" office:value="570.8124" calcext:value-type="float">
            <text:p>570.8124</text:p>
          </table:table-cell>
          <table:table-cell office:value-type="float" office:value="142.8489" calcext:value-type="float">
            <text:p>142.8489</text:p>
          </table:table-cell>
          <table:table-cell office:value-type="float" office:value="35.70858" calcext:value-type="float">
            <text:p>35.70858</text:p>
          </table:table-cell>
          <table:table-cell office:value-type="float" office:value="0" calcext:value-type="float">
            <text:p>0</text:p>
          </table:table-cell>
          <table:table-cell office:value-type="float" office:value="-0.005902235" calcext:value-type="float">
            <text:p>-0.005902235</text:p>
          </table:table-cell>
          <table:table-cell office:value-type="float" office:value="0" calcext:value-type="float">
            <text:p>0</text:p>
          </table:table-cell>
          <table:table-cell office:value-type="float" office:value="2.139732" calcext:value-type="float">
            <text:p>2.139732</text:p>
          </table:table-cell>
          <table:table-cell office:value-type="float" office:value="278.3253" calcext:value-type="float">
            <text:p>278.3253</text:p>
          </table:table-cell>
          <table:table-cell office:value-type="float" office:value="-119.1459" calcext:value-type="float">
            <text:p>-119.1459</text:p>
          </table:table-cell>
          <table:table-cell office:value-type="float" office:value="159.1794" calcext:value-type="float">
            <text:p>159.1794</text:p>
          </table:table-cell>
          <table:table-cell office:value-type="float" office:value="-378.0026" calcext:value-type="float">
            <text:p>-378.0026</text:p>
          </table:table-cell>
          <table:table-cell office:value-type="float" office:value="0" calcext:value-type="float">
            <text:p>0</text:p>
          </table:table-cell>
          <table:table-cell office:value-type="float" office:value="10.13719" calcext:value-type="float">
            <text:p>10.13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479.9183" calcext:value-type="float">
            <text:p>479.918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float" office:value="5.714661" calcext:value-type="float">
            <text:p>5.714661</text:p>
          </table:table-cell>
          <table:table-cell office:value-type="float" office:value="-419.8103" calcext:value-type="float">
            <text:p>-419.8103</text:p>
          </table:table-cell>
          <table:table-cell office:value-type="float" office:value="1106.449" calcext:value-type="float">
            <text:p>1106.449</text:p>
          </table:table-cell>
          <table:table-cell office:value-type="float" office:value="-41.12656" calcext:value-type="float">
            <text:p>-41.12656</text:p>
          </table:table-cell>
          <table:table-cell office:value-type="float" office:value="110.1457" calcext:value-type="float">
            <text:p>110.1457</text:p>
          </table:table-cell>
          <table:table-cell office:value-type="float" office:value="323.0635" calcext:value-type="float">
            <text:p>323.0635</text:p>
          </table:table-cell>
          <table:table-cell office:value-type="float" office:value="0.1071388" calcext:value-type="float">
            <text:p>0.1071388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021061" calcext:value-type="float">
            <text:p>0.001021061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4.5916" calcext:value-type="float">
            <text:p>-214.5916</text:p>
          </table:table-cell>
          <table:table-cell office:value-type="float" office:value="0" calcext:value-type="float">
            <text:p>0</text:p>
          </table:table-cell>
          <table:table-cell office:value-type="float" office:value="393.5662" calcext:value-type="float">
            <text:p>393.5662</text:p>
          </table:table-cell>
          <table:table-cell office:value-type="float" office:value="1062.4" calcext:value-type="float">
            <text:p>1062.4</text:p>
          </table:table-cell>
          <table:table-cell office:value-type="float" office:value="1302.295" calcext:value-type="float">
            <text:p>1302.295</text:p>
          </table:table-cell>
          <table:table-cell office:value-type="float" office:value="1304.374" calcext:value-type="float">
            <text:p>1304.374</text:p>
          </table:table-cell>
          <table:table-cell office:value-type="float" office:value="785.8088" calcext:value-type="float">
            <text:p>785.8088</text:p>
          </table:table-cell>
          <table:table-cell office:value-type="float" office:value="1094.595" calcext:value-type="float">
            <text:p>1094.595</text:p>
          </table:table-cell>
          <table:table-cell office:value-type="float" office:value="416.9774" calcext:value-type="float">
            <text:p>416.9774</text:p>
          </table:table-cell>
          <table:table-cell office:value-type="float" office:value="1871.797" calcext:value-type="float">
            <text:p>1871.797</text:p>
          </table:table-cell>
          <table:table-cell office:value-type="float" office:value="2104.462" calcext:value-type="float">
            <text:p>2104.462</text:p>
          </table:table-cell>
          <table:table-cell office:value-type="float" office:value="1676.945" calcext:value-type="float">
            <text:p>1676.945</text:p>
          </table:table-cell>
          <table:table-cell office:value-type="float" office:value="585.254" calcext:value-type="float">
            <text:p>585.254</text:p>
          </table:table-cell>
          <table:table-cell office:value-type="float" office:value="570.8179" calcext:value-type="float">
            <text:p>570.8179</text:p>
          </table:table-cell>
          <table:table-cell office:value-type="float" office:value="142.8488" calcext:value-type="float">
            <text:p>142.8488</text:p>
          </table:table-cell>
          <table:table-cell office:value-type="float" office:value="35.70856" calcext:value-type="float">
            <text:p>35.70856</text:p>
          </table:table-cell>
          <table:table-cell office:value-type="float" office:value="0" calcext:value-type="float">
            <text:p>0</text:p>
          </table:table-cell>
          <table:table-cell office:value-type="float" office:value="-0.005959333" calcext:value-type="float">
            <text:p>-0.005959333</text:p>
          </table:table-cell>
          <table:table-cell office:value-type="float" office:value="0" calcext:value-type="float">
            <text:p>0</text:p>
          </table:table-cell>
          <table:table-cell office:value-type="float" office:value="2.187" calcext:value-type="float">
            <text:p>2.187</text:p>
          </table:table-cell>
          <table:table-cell office:value-type="float" office:value="289.1769" calcext:value-type="float">
            <text:p>289.1769</text:p>
          </table:table-cell>
          <table:table-cell office:value-type="float" office:value="-125.0632" calcext:value-type="float">
            <text:p>-125.0632</text:p>
          </table:table-cell>
          <table:table-cell office:value-type="float" office:value="164.1138" calcext:value-type="float">
            <text:p>164.1138</text:p>
          </table:table-cell>
          <table:table-cell office:value-type="float" office:value="-379.2823" calcext:value-type="float">
            <text:p>-379.2823</text:p>
          </table:table-cell>
          <table:table-cell office:value-type="float" office:value="0" calcext:value-type="float">
            <text:p>0</text:p>
          </table:table-cell>
          <table:table-cell office:value-type="float" office:value="10.32941" calcext:value-type="float">
            <text:p>10.3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479.6727" calcext:value-type="float">
            <text:p>479.6727</text:p>
          </table:table-cell>
          <table:table-cell office:value-type="float" office:value="13190.4" calcext:value-type="float">
            <text:p>13190.4</text:p>
          </table:table-cell>
          <table:table-cell office:value-type="float" office:value="0" calcext:value-type="float">
            <text:p>0</text:p>
          </table:table-cell>
          <table:table-cell office:value-type="float" office:value="6.381679" calcext:value-type="float">
            <text:p>6.381679</text:p>
          </table:table-cell>
          <table:table-cell office:value-type="float" office:value="-422.9647" calcext:value-type="float">
            <text:p>-422.9647</text:p>
          </table:table-cell>
          <table:table-cell office:value-type="float" office:value="1115.016" calcext:value-type="float">
            <text:p>1115.016</text:p>
          </table:table-cell>
          <table:table-cell office:value-type="float" office:value="-43.05663" calcext:value-type="float">
            <text:p>-43.05663</text:p>
          </table:table-cell>
          <table:table-cell office:value-type="float" office:value="109.5219" calcext:value-type="float">
            <text:p>109.5219</text:p>
          </table:table-cell>
          <table:table-cell office:value-type="float" office:value="323.2607" calcext:value-type="float">
            <text:p>323.2607</text:p>
          </table:table-cell>
          <table:table-cell office:value-type="float" office:value="0.1085462" calcext:value-type="float">
            <text:p>0.1085462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021065" calcext:value-type="float">
            <text:p>0.001021065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12.1467" calcext:value-type="float">
            <text:p>-212.1467</text:p>
          </table:table-cell>
          <table:table-cell office:value-type="float" office:value="0" calcext:value-type="float">
            <text:p>0</text:p>
          </table:table-cell>
          <table:table-cell office:value-type="float" office:value="393.7275" calcext:value-type="float">
            <text:p>393.7275</text:p>
          </table:table-cell>
          <table:table-cell office:value-type="float" office:value="1062.171" calcext:value-type="float">
            <text:p>1062.171</text:p>
          </table:table-cell>
          <table:table-cell office:value-type="float" office:value="1302.056" calcext:value-type="float">
            <text:p>1302.056</text:p>
          </table:table-cell>
          <table:table-cell office:value-type="float" office:value="1304.179" calcext:value-type="float">
            <text:p>1304.179</text:p>
          </table:table-cell>
          <table:table-cell office:value-type="float" office:value="785.6695" calcext:value-type="float">
            <text:p>785.6695</text:p>
          </table:table-cell>
          <table:table-cell office:value-type="float" office:value="1094.435" calcext:value-type="float">
            <text:p>1094.435</text:p>
          </table:table-cell>
          <table:table-cell office:value-type="float" office:value="416.9364" calcext:value-type="float">
            <text:p>416.9364</text:p>
          </table:table-cell>
          <table:table-cell office:value-type="float" office:value="1871.686" calcext:value-type="float">
            <text:p>1871.686</text:p>
          </table:table-cell>
          <table:table-cell office:value-type="float" office:value="2104.401" calcext:value-type="float">
            <text:p>2104.401</text:p>
          </table:table-cell>
          <table:table-cell office:value-type="float" office:value="1676.918" calcext:value-type="float">
            <text:p>1676.918</text:p>
          </table:table-cell>
          <table:table-cell office:value-type="float" office:value="585.2484" calcext:value-type="float">
            <text:p>585.2484</text:p>
          </table:table-cell>
          <table:table-cell office:value-type="float" office:value="570.8244" calcext:value-type="float">
            <text:p>570.8244</text:p>
          </table:table-cell>
          <table:table-cell office:value-type="float" office:value="142.8488" calcext:value-type="float">
            <text:p>142.8488</text:p>
          </table:table-cell>
          <table:table-cell office:value-type="float" office:value="35.70855" calcext:value-type="float">
            <text:p>35.70855</text:p>
          </table:table-cell>
          <table:table-cell office:value-type="float" office:value="0" calcext:value-type="float">
            <text:p>0</text:p>
          </table:table-cell>
          <table:table-cell office:value-type="float" office:value="-0.006022848" calcext:value-type="float">
            <text:p>-0.006022848</text:p>
          </table:table-cell>
          <table:table-cell office:value-type="float" office:value="0" calcext:value-type="float">
            <text:p>0</text:p>
          </table:table-cell>
          <table:table-cell office:value-type="float" office:value="2.210629" calcext:value-type="float">
            <text:p>2.210629</text:p>
          </table:table-cell>
          <table:table-cell office:value-type="float" office:value="298.6537" calcext:value-type="float">
            <text:p>298.6537</text:p>
          </table:table-cell>
          <table:table-cell office:value-type="float" office:value="-130.8707" calcext:value-type="float">
            <text:p>-130.8707</text:p>
          </table:table-cell>
          <table:table-cell office:value-type="float" office:value="167.7831" calcext:value-type="float">
            <text:p>167.7831</text:p>
          </table:table-cell>
          <table:table-cell office:value-type="float" office:value="-380.679" calcext:value-type="float">
            <text:p>-380.679</text:p>
          </table:table-cell>
          <table:table-cell office:value-type="float" office:value="0" calcext:value-type="float">
            <text:p>0</text:p>
          </table:table-cell>
          <table:table-cell office:value-type="float" office:value="10.50069" calcext:value-type="float">
            <text:p>10.5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476.4636" calcext:value-type="float">
            <text:p>476.4636</text:p>
          </table:table-cell>
          <table:table-cell office:value-type="float" office:value="13190.34" calcext:value-type="float">
            <text:p>13190.34</text:p>
          </table:table-cell>
          <table:table-cell office:value-type="float" office:value="0" calcext:value-type="float">
            <text:p>0</text:p>
          </table:table-cell>
          <table:table-cell office:value-type="float" office:value="6.569101" calcext:value-type="float">
            <text:p>6.569101</text:p>
          </table:table-cell>
          <table:table-cell office:value-type="float" office:value="-427.9986" calcext:value-type="float">
            <text:p>-427.9986</text:p>
          </table:table-cell>
          <table:table-cell office:value-type="float" office:value="1128.118" calcext:value-type="float">
            <text:p>1128.118</text:p>
          </table:table-cell>
          <table:table-cell office:value-type="float" office:value="-45.03872" calcext:value-type="float">
            <text:p>-45.03872</text:p>
          </table:table-cell>
          <table:table-cell office:value-type="float" office:value="110.7446" calcext:value-type="float">
            <text:p>110.7446</text:p>
          </table:table-cell>
          <table:table-cell office:value-type="float" office:value="320.5932" calcext:value-type="float">
            <text:p>320.5932</text:p>
          </table:table-cell>
          <table:table-cell office:value-type="float" office:value="0.109573" calcext:value-type="float">
            <text:p>0.109573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146737" calcext:value-type="float">
            <text:p>0.001146737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04.4382" calcext:value-type="float">
            <text:p>-204.4382</text:p>
          </table:table-cell>
          <table:table-cell office:value-type="float" office:value="0" calcext:value-type="float">
            <text:p>0</text:p>
          </table:table-cell>
          <table:table-cell office:value-type="float" office:value="394.2758" calcext:value-type="float">
            <text:p>394.2758</text:p>
          </table:table-cell>
          <table:table-cell office:value-type="float" office:value="1061.931" calcext:value-type="float">
            <text:p>1061.931</text:p>
          </table:table-cell>
          <table:table-cell office:value-type="float" office:value="1301.844" calcext:value-type="float">
            <text:p>1301.844</text:p>
          </table:table-cell>
          <table:table-cell office:value-type="float" office:value="1303.996" calcext:value-type="float">
            <text:p>1303.996</text:p>
          </table:table-cell>
          <table:table-cell office:value-type="float" office:value="785.5396" calcext:value-type="float">
            <text:p>785.5396</text:p>
          </table:table-cell>
          <table:table-cell office:value-type="float" office:value="1094.283" calcext:value-type="float">
            <text:p>1094.283</text:p>
          </table:table-cell>
          <table:table-cell office:value-type="float" office:value="416.8958" calcext:value-type="float">
            <text:p>416.8958</text:p>
          </table:table-cell>
          <table:table-cell office:value-type="float" office:value="1871.576" calcext:value-type="float">
            <text:p>1871.576</text:p>
          </table:table-cell>
          <table:table-cell office:value-type="float" office:value="2104.338" calcext:value-type="float">
            <text:p>2104.338</text:p>
          </table:table-cell>
          <table:table-cell office:value-type="float" office:value="1676.895" calcext:value-type="float">
            <text:p>1676.895</text:p>
          </table:table-cell>
          <table:table-cell office:value-type="float" office:value="585.2427" calcext:value-type="float">
            <text:p>585.2427</text:p>
          </table:table-cell>
          <table:table-cell office:value-type="float" office:value="570.8317" calcext:value-type="float">
            <text:p>570.8317</text:p>
          </table:table-cell>
          <table:table-cell office:value-type="float" office:value="142.8488" calcext:value-type="float">
            <text:p>142.8488</text:p>
          </table:table-cell>
          <table:table-cell office:value-type="float" office:value="35.70853" calcext:value-type="float">
            <text:p>35.70853</text:p>
          </table:table-cell>
          <table:table-cell office:value-type="float" office:value="0" calcext:value-type="float">
            <text:p>0</text:p>
          </table:table-cell>
          <table:table-cell office:value-type="float" office:value="-0.006210646" calcext:value-type="float">
            <text:p>-0.006210646</text:p>
          </table:table-cell>
          <table:table-cell office:value-type="float" office:value="0" calcext:value-type="float">
            <text:p>0</text:p>
          </table:table-cell>
          <table:table-cell office:value-type="float" office:value="2.291414" calcext:value-type="float">
            <text:p>2.291414</text:p>
          </table:table-cell>
          <table:table-cell office:value-type="float" office:value="315.7722" calcext:value-type="float">
            <text:p>315.7722</text:p>
          </table:table-cell>
          <table:table-cell office:value-type="float" office:value="-137.2307" calcext:value-type="float">
            <text:p>-137.2307</text:p>
          </table:table-cell>
          <table:table-cell office:value-type="float" office:value="178.5415" calcext:value-type="float">
            <text:p>178.5415</text:p>
          </table:table-cell>
          <table:table-cell office:value-type="float" office:value="-384.041" calcext:value-type="float">
            <text:p>-384.041</text:p>
          </table:table-cell>
          <table:table-cell office:value-type="float" office:value="0" calcext:value-type="float">
            <text:p>0</text:p>
          </table:table-cell>
          <table:table-cell office:value-type="float" office:value="10.81007" calcext:value-type="float">
            <text:p>10.8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474.0493" calcext:value-type="float">
            <text:p>474.0493</text:p>
          </table:table-cell>
          <table:table-cell office:value-type="float" office:value="13190.21" calcext:value-type="float">
            <text:p>13190.21</text:p>
          </table:table-cell>
          <table:table-cell office:value-type="float" office:value="0" calcext:value-type="float">
            <text:p>0</text:p>
          </table:table-cell>
          <table:table-cell office:value-type="float" office:value="6.783527" calcext:value-type="float">
            <text:p>6.783527</text:p>
          </table:table-cell>
          <table:table-cell office:value-type="float" office:value="-432.5856" calcext:value-type="float">
            <text:p>-432.5856</text:p>
          </table:table-cell>
          <table:table-cell office:value-type="float" office:value="1141.336" calcext:value-type="float">
            <text:p>1141.336</text:p>
          </table:table-cell>
          <table:table-cell office:value-type="float" office:value="-47.13085" calcext:value-type="float">
            <text:p>-47.13085</text:p>
          </table:table-cell>
          <table:table-cell office:value-type="float" office:value="110.6658" calcext:value-type="float">
            <text:p>110.6658</text:p>
          </table:table-cell>
          <table:table-cell office:value-type="float" office:value="318.7136" calcext:value-type="float">
            <text:p>318.7136</text:p>
          </table:table-cell>
          <table:table-cell office:value-type="float" office:value="0.1108467" calcext:value-type="float">
            <text:p>0.1108467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146737" calcext:value-type="float">
            <text:p>0.001146737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9.2711" calcext:value-type="float">
            <text:p>-199.2711</text:p>
          </table:table-cell>
          <table:table-cell office:value-type="float" office:value="0" calcext:value-type="float">
            <text:p>0</text:p>
          </table:table-cell>
          <table:table-cell office:value-type="float" office:value="394.7764" calcext:value-type="float">
            <text:p>394.7764</text:p>
          </table:table-cell>
          <table:table-cell office:value-type="float" office:value="1061.665" calcext:value-type="float">
            <text:p>1061.665</text:p>
          </table:table-cell>
          <table:table-cell office:value-type="float" office:value="1301.627" calcext:value-type="float">
            <text:p>1301.627</text:p>
          </table:table-cell>
          <table:table-cell office:value-type="float" office:value="1303.813" calcext:value-type="float">
            <text:p>1303.813</text:p>
          </table:table-cell>
          <table:table-cell office:value-type="float" office:value="785.4147" calcext:value-type="float">
            <text:p>785.4147</text:p>
          </table:table-cell>
          <table:table-cell office:value-type="float" office:value="1094.136" calcext:value-type="float">
            <text:p>1094.136</text:p>
          </table:table-cell>
          <table:table-cell office:value-type="float" office:value="416.8573" calcext:value-type="float">
            <text:p>416.8573</text:p>
          </table:table-cell>
          <table:table-cell office:value-type="float" office:value="1871.467" calcext:value-type="float">
            <text:p>1871.467</text:p>
          </table:table-cell>
          <table:table-cell office:value-type="float" office:value="2104.274" calcext:value-type="float">
            <text:p>2104.274</text:p>
          </table:table-cell>
          <table:table-cell office:value-type="float" office:value="1676.877" calcext:value-type="float">
            <text:p>1676.877</text:p>
          </table:table-cell>
          <table:table-cell office:value-type="float" office:value="585.2368" calcext:value-type="float">
            <text:p>585.2368</text:p>
          </table:table-cell>
          <table:table-cell office:value-type="float" office:value="570.8398" calcext:value-type="float">
            <text:p>570.8398</text:p>
          </table:table-cell>
          <table:table-cell office:value-type="float" office:value="142.8487" calcext:value-type="float">
            <text:p>142.8487</text:p>
          </table:table-cell>
          <table:table-cell office:value-type="float" office:value="35.70851" calcext:value-type="float">
            <text:p>35.70851</text:p>
          </table:table-cell>
          <table:table-cell office:value-type="float" office:value="0" calcext:value-type="float">
            <text:p>0</text:p>
          </table:table-cell>
          <table:table-cell office:value-type="float" office:value="-0.006279488" calcext:value-type="float">
            <text:p>-0.006279488</text:p>
          </table:table-cell>
          <table:table-cell office:value-type="float" office:value="0" calcext:value-type="float">
            <text:p>0</text:p>
          </table:table-cell>
          <table:table-cell office:value-type="float" office:value="2.360318" calcext:value-type="float">
            <text:p>2.360318</text:p>
          </table:table-cell>
          <table:table-cell office:value-type="float" office:value="330.4101" calcext:value-type="float">
            <text:p>330.4101</text:p>
          </table:table-cell>
          <table:table-cell office:value-type="float" office:value="-144.21" calcext:value-type="float">
            <text:p>-144.21</text:p>
          </table:table-cell>
          <table:table-cell office:value-type="float" office:value="186.2001" calcext:value-type="float">
            <text:p>186.2001</text:p>
          </table:table-cell>
          <table:table-cell office:value-type="float" office:value="-386.7041" calcext:value-type="float">
            <text:p>-386.7041</text:p>
          </table:table-cell>
          <table:table-cell office:value-type="float" office:value="0" calcext:value-type="float">
            <text:p>0</text:p>
          </table:table-cell>
          <table:table-cell office:value-type="float" office:value="10.97842" calcext:value-type="float">
            <text:p>10.9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473.2844" calcext:value-type="float">
            <text:p>473.2844</text:p>
          </table:table-cell>
          <table:table-cell office:value-type="float" office:value="13189.79" calcext:value-type="float">
            <text:p>13189.79</text:p>
          </table:table-cell>
          <table:table-cell office:value-type="float" office:value="0" calcext:value-type="float">
            <text:p>0</text:p>
          </table:table-cell>
          <table:table-cell office:value-type="float" office:value="7.268692" calcext:value-type="float">
            <text:p>7.268692</text:p>
          </table:table-cell>
          <table:table-cell office:value-type="float" office:value="-436.0692" calcext:value-type="float">
            <text:p>-436.0692</text:p>
          </table:table-cell>
          <table:table-cell office:value-type="float" office:value="1151.495" calcext:value-type="float">
            <text:p>1151.495</text:p>
          </table:table-cell>
          <table:table-cell office:value-type="float" office:value="-49.29377" calcext:value-type="float">
            <text:p>-49.29377</text:p>
          </table:table-cell>
          <table:table-cell office:value-type="float" office:value="109.3178" calcext:value-type="float">
            <text:p>109.3178</text:p>
          </table:table-cell>
          <table:table-cell office:value-type="float" office:value="318.3925" calcext:value-type="float">
            <text:p>318.3925</text:p>
          </table:table-cell>
          <table:table-cell office:value-type="float" office:value="0.1122282" calcext:value-type="float">
            <text:p>0.1122282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146737" calcext:value-type="float">
            <text:p>0.001146737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5.8201" calcext:value-type="float">
            <text:p>-195.8201</text:p>
          </table:table-cell>
          <table:table-cell office:value-type="float" office:value="0" calcext:value-type="float">
            <text:p>0</text:p>
          </table:table-cell>
          <table:table-cell office:value-type="float" office:value="395.0644" calcext:value-type="float">
            <text:p>395.0644</text:p>
          </table:table-cell>
          <table:table-cell office:value-type="float" office:value="1061.433" calcext:value-type="float">
            <text:p>1061.433</text:p>
          </table:table-cell>
          <table:table-cell office:value-type="float" office:value="1301.401" calcext:value-type="float">
            <text:p>1301.401</text:p>
          </table:table-cell>
          <table:table-cell office:value-type="float" office:value="1303.628" calcext:value-type="float">
            <text:p>1303.628</text:p>
          </table:table-cell>
          <table:table-cell office:value-type="float" office:value="785.2864" calcext:value-type="float">
            <text:p>785.2864</text:p>
          </table:table-cell>
          <table:table-cell office:value-type="float" office:value="1093.987" calcext:value-type="float">
            <text:p>1093.987</text:p>
          </table:table-cell>
          <table:table-cell office:value-type="float" office:value="416.8197" calcext:value-type="float">
            <text:p>416.8197</text:p>
          </table:table-cell>
          <table:table-cell office:value-type="float" office:value="1871.358" calcext:value-type="float">
            <text:p>1871.358</text:p>
          </table:table-cell>
          <table:table-cell office:value-type="float" office:value="2104.208" calcext:value-type="float">
            <text:p>2104.208</text:p>
          </table:table-cell>
          <table:table-cell office:value-type="float" office:value="1676.865" calcext:value-type="float">
            <text:p>1676.865</text:p>
          </table:table-cell>
          <table:table-cell office:value-type="float" office:value="585.2308" calcext:value-type="float">
            <text:p>585.2308</text:p>
          </table:table-cell>
          <table:table-cell office:value-type="float" office:value="570.8483" calcext:value-type="float">
            <text:p>570.8483</text:p>
          </table:table-cell>
          <table:table-cell office:value-type="float" office:value="142.8487" calcext:value-type="float">
            <text:p>142.8487</text:p>
          </table:table-cell>
          <table:table-cell office:value-type="float" office:value="35.70849" calcext:value-type="float">
            <text:p>35.70849</text:p>
          </table:table-cell>
          <table:table-cell office:value-type="float" office:value="0" calcext:value-type="float">
            <text:p>0</text:p>
          </table:table-cell>
          <table:table-cell office:value-type="float" office:value="-0.006352755" calcext:value-type="float">
            <text:p>-0.006352755</text:p>
          </table:table-cell>
          <table:table-cell office:value-type="float" office:value="0" calcext:value-type="float">
            <text:p>0</text:p>
          </table:table-cell>
          <table:table-cell office:value-type="float" office:value="2.407103" calcext:value-type="float">
            <text:p>2.407103</text:p>
          </table:table-cell>
          <table:table-cell office:value-type="float" office:value="342.3481" calcext:value-type="float">
            <text:p>342.3481</text:p>
          </table:table-cell>
          <table:table-cell office:value-type="float" office:value="-151.3784" calcext:value-type="float">
            <text:p>-151.3784</text:p>
          </table:table-cell>
          <table:table-cell office:value-type="float" office:value="190.9697" calcext:value-type="float">
            <text:p>190.9697</text:p>
          </table:table-cell>
          <table:table-cell office:value-type="float" office:value="-388.2609" calcext:value-type="float">
            <text:p>-388.2609</text:p>
          </table:table-cell>
          <table:table-cell office:value-type="float" office:value="0" calcext:value-type="float">
            <text:p>0</text:p>
          </table:table-cell>
          <table:table-cell office:value-type="float" office:value="11.2142" calcext:value-type="float">
            <text:p>11.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471.2194" calcext:value-type="float">
            <text:p>471.2194</text:p>
          </table:table-cell>
          <table:table-cell office:value-type="float" office:value="13189.5" calcext:value-type="float">
            <text:p>13189.5</text:p>
          </table:table-cell>
          <table:table-cell office:value-type="float" office:value="0" calcext:value-type="float">
            <text:p>0</text:p>
          </table:table-cell>
          <table:table-cell office:value-type="float" office:value="7.471266" calcext:value-type="float">
            <text:p>7.471266</text:p>
          </table:table-cell>
          <table:table-cell office:value-type="float" office:value="-440.4242" calcext:value-type="float">
            <text:p>-440.4242</text:p>
          </table:table-cell>
          <table:table-cell office:value-type="float" office:value="1164.537" calcext:value-type="float">
            <text:p>1164.537</text:p>
          </table:table-cell>
          <table:table-cell office:value-type="float" office:value="-51.42226" calcext:value-type="float">
            <text:p>-51.42226</text:p>
          </table:table-cell>
          <table:table-cell office:value-type="float" office:value="109.6829" calcext:value-type="float">
            <text:p>109.6829</text:p>
          </table:table-cell>
          <table:table-cell office:value-type="float" office:value="316.7495" calcext:value-type="float">
            <text:p>316.7495</text:p>
          </table:table-cell>
          <table:table-cell office:value-type="float" office:value="0.1136803" calcext:value-type="float">
            <text:p>0.1136803</text:p>
          </table:table-cell>
          <table:table-cell office:value-type="float" office:value="0.1433246" calcext:value-type="float">
            <text:p>0.1433246</text:p>
          </table:table-cell>
          <table:table-cell office:value-type="float" office:value="0.001184888" calcext:value-type="float">
            <text:p>0.001184888</text:p>
          </table:table-cell>
          <table:table-cell office:value-type="float" office:value="0.02127926" calcext:value-type="float">
            <text:p>0.0212792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90.4694" calcext:value-type="float">
            <text:p>-190.4694</text:p>
          </table:table-cell>
          <table:table-cell office:value-type="float" office:value="0" calcext:value-type="float">
            <text:p>0</text:p>
          </table:table-cell>
          <table:table-cell office:value-type="float" office:value="395.4648" calcext:value-type="float">
            <text:p>395.4648</text:p>
          </table:table-cell>
          <table:table-cell office:value-type="float" office:value="1061.222" calcext:value-type="float">
            <text:p>1061.222</text:p>
          </table:table-cell>
          <table:table-cell office:value-type="float" office:value="1301.183" calcext:value-type="float">
            <text:p>1301.183</text:p>
          </table:table-cell>
          <table:table-cell office:value-type="float" office:value="1303.443" calcext:value-type="float">
            <text:p>1303.443</text:p>
          </table:table-cell>
          <table:table-cell office:value-type="float" office:value="785.1591" calcext:value-type="float">
            <text:p>785.1591</text:p>
          </table:table-cell>
          <table:table-cell office:value-type="float" office:value="1093.839" calcext:value-type="float">
            <text:p>1093.839</text:p>
          </table:table-cell>
          <table:table-cell office:value-type="float" office:value="416.7814" calcext:value-type="float">
            <text:p>416.7814</text:p>
          </table:table-cell>
          <table:table-cell office:value-type="float" office:value="1871.248" calcext:value-type="float">
            <text:p>1871.248</text:p>
          </table:table-cell>
          <table:table-cell office:value-type="float" office:value="2104.142" calcext:value-type="float">
            <text:p>2104.142</text:p>
          </table:table-cell>
          <table:table-cell office:value-type="float" office:value="1676.858" calcext:value-type="float">
            <text:p>1676.858</text:p>
          </table:table-cell>
          <table:table-cell office:value-type="float" office:value="585.2248" calcext:value-type="float">
            <text:p>585.2248</text:p>
          </table:table-cell>
          <table:table-cell office:value-type="float" office:value="570.8519" calcext:value-type="float">
            <text:p>570.8519</text:p>
          </table:table-cell>
          <table:table-cell office:value-type="float" office:value="142.8486" calcext:value-type="float">
            <text:p>142.8486</text:p>
          </table:table-cell>
          <table:table-cell office:value-type="float" office:value="35.70848" calcext:value-type="float">
            <text:p>35.70848</text:p>
          </table:table-cell>
          <table:table-cell office:value-type="float" office:value="0" calcext:value-type="float">
            <text:p>0</text:p>
          </table:table-cell>
          <table:table-cell office:value-type="float" office:value="-0.006422028" calcext:value-type="float">
            <text:p>-0.006422028</text:p>
          </table:table-cell>
          <table:table-cell office:value-type="float" office:value="0" calcext:value-type="float">
            <text:p>0</text:p>
          </table:table-cell>
          <table:table-cell office:value-type="float" office:value="2.472189" calcext:value-type="float">
            <text:p>2.472189</text:p>
          </table:table-cell>
          <table:table-cell office:value-type="float" office:value="356.5454" calcext:value-type="float">
            <text:p>356.5454</text:p>
          </table:table-cell>
          <table:table-cell office:value-type="float" office:value="-157.9991" calcext:value-type="float">
            <text:p>-157.9991</text:p>
          </table:table-cell>
          <table:table-cell office:value-type="float" office:value="198.5463" calcext:value-type="float">
            <text:p>198.5463</text:p>
          </table:table-cell>
          <table:table-cell office:value-type="float" office:value="-390.714" calcext:value-type="float">
            <text:p>-390.714</text:p>
          </table:table-cell>
          <table:table-cell office:value-type="float" office:value="0" calcext:value-type="float">
            <text:p>0</text:p>
          </table:table-cell>
          <table:table-cell office:value-type="float" office:value="11.43848" calcext:value-type="float">
            <text:p>11.43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468.8224" calcext:value-type="float">
            <text:p>468.8224</text:p>
          </table:table-cell>
          <table:table-cell office:value-type="float" office:value="13189.42" calcext:value-type="float">
            <text:p>13189.42</text:p>
          </table:table-cell>
          <table:table-cell office:value-type="float" office:value="0" calcext:value-type="float">
            <text:p>0</text:p>
          </table:table-cell>
          <table:table-cell office:value-type="float" office:value="7.716614" calcext:value-type="float">
            <text:p>7.716614</text:p>
          </table:table-cell>
          <table:table-cell office:value-type="float" office:value="-443.5215" calcext:value-type="float">
            <text:p>-443.5215</text:p>
          </table:table-cell>
          <table:table-cell office:value-type="float" office:value="1169.326" calcext:value-type="float">
            <text:p>1169.326</text:p>
          </table:table-cell>
          <table:table-cell office:value-type="float" office:value="-53.38979" calcext:value-type="float">
            <text:p>-53.38979</text:p>
          </table:table-cell>
          <table:table-cell office:value-type="float" office:value="110.1989" calcext:value-type="float">
            <text:p>110.1989</text:p>
          </table:table-cell>
          <table:table-cell office:value-type="float" office:value="314.5018" calcext:value-type="float">
            <text:p>314.5018</text:p>
          </table:table-cell>
          <table:table-cell office:value-type="float" office:value="0.1141384" calcext:value-type="float">
            <text:p>0.1141384</text:p>
          </table:table-cell>
          <table:table-cell office:value-type="float" office:value="0.339328" calcext:value-type="float">
            <text:p>0.339328</text:p>
          </table:table-cell>
          <table:table-cell office:value-type="float" office:value="0.001910416" calcext:value-type="float">
            <text:p>0.001910416</text:p>
          </table:table-cell>
          <table:table-cell office:value-type="float" office:value="0.07161435" calcext:value-type="float">
            <text:p>0.0716143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81.7271" calcext:value-type="float">
            <text:p>-181.7271</text:p>
          </table:table-cell>
          <table:table-cell office:value-type="float" office:value="0" calcext:value-type="float">
            <text:p>0</text:p>
          </table:table-cell>
          <table:table-cell office:value-type="float" office:value="396.0071" calcext:value-type="float">
            <text:p>396.0071</text:p>
          </table:table-cell>
          <table:table-cell office:value-type="float" office:value="1061.243" calcext:value-type="float">
            <text:p>1061.243</text:p>
          </table:table-cell>
          <table:table-cell office:value-type="float" office:value="1301.005" calcext:value-type="float">
            <text:p>1301.005</text:p>
          </table:table-cell>
          <table:table-cell office:value-type="float" office:value="1303.289" calcext:value-type="float">
            <text:p>1303.289</text:p>
          </table:table-cell>
          <table:table-cell office:value-type="float" office:value="785.0485" calcext:value-type="float">
            <text:p>785.0485</text:p>
          </table:table-cell>
          <table:table-cell office:value-type="float" office:value="1093.702" calcext:value-type="float">
            <text:p>1093.702</text:p>
          </table:table-cell>
          <table:table-cell office:value-type="float" office:value="416.7456" calcext:value-type="float">
            <text:p>416.7456</text:p>
          </table:table-cell>
          <table:table-cell office:value-type="float" office:value="1871.139" calcext:value-type="float">
            <text:p>1871.139</text:p>
          </table:table-cell>
          <table:table-cell office:value-type="float" office:value="2104.075" calcext:value-type="float">
            <text:p>2104.075</text:p>
          </table:table-cell>
          <table:table-cell office:value-type="float" office:value="1676.855" calcext:value-type="float">
            <text:p>1676.855</text:p>
          </table:table-cell>
          <table:table-cell office:value-type="float" office:value="585.2186" calcext:value-type="float">
            <text:p>585.2186</text:p>
          </table:table-cell>
          <table:table-cell office:value-type="float" office:value="570.8584" calcext:value-type="float">
            <text:p>570.8584</text:p>
          </table:table-cell>
          <table:table-cell office:value-type="float" office:value="142.8486" calcext:value-type="float">
            <text:p>142.8486</text:p>
          </table:table-cell>
          <table:table-cell office:value-type="float" office:value="35.70846" calcext:value-type="float">
            <text:p>35.70846</text:p>
          </table:table-cell>
          <table:table-cell office:value-type="float" office:value="0" calcext:value-type="float">
            <text:p>0</text:p>
          </table:table-cell>
          <table:table-cell office:value-type="float" office:value="-0.006546788" calcext:value-type="float">
            <text:p>-0.006546788</text:p>
          </table:table-cell>
          <table:table-cell office:value-type="float" office:value="0" calcext:value-type="float">
            <text:p>0</text:p>
          </table:table-cell>
          <table:table-cell office:value-type="float" office:value="2.539408" calcext:value-type="float">
            <text:p>2.539408</text:p>
          </table:table-cell>
          <table:table-cell office:value-type="float" office:value="371.6911" calcext:value-type="float">
            <text:p>371.6911</text:p>
          </table:table-cell>
          <table:table-cell office:value-type="float" office:value="-163.0215" calcext:value-type="float">
            <text:p>-163.0215</text:p>
          </table:table-cell>
          <table:table-cell office:value-type="float" office:value="208.6696" calcext:value-type="float">
            <text:p>208.6696</text:p>
          </table:table-cell>
          <table:table-cell office:value-type="float" office:value="-393.1491" calcext:value-type="float">
            <text:p>-393.1491</text:p>
          </table:table-cell>
          <table:table-cell office:value-type="float" office:value="0" calcext:value-type="float">
            <text:p>0</text:p>
          </table:table-cell>
          <table:table-cell office:value-type="float" office:value="12.69185" calcext:value-type="float">
            <text:p>12.6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464.574" calcext:value-type="float">
            <text:p>464.574</text:p>
          </table:table-cell>
          <table:table-cell office:value-type="float" office:value="13189.85" calcext:value-type="float">
            <text:p>13189.85</text:p>
          </table:table-cell>
          <table:table-cell office:value-type="float" office:value="0" calcext:value-type="float">
            <text:p>0</text:p>
          </table:table-cell>
          <table:table-cell office:value-type="float" office:value="8.026821" calcext:value-type="float">
            <text:p>8.026821</text:p>
          </table:table-cell>
          <table:table-cell office:value-type="float" office:value="-448.8419" calcext:value-type="float">
            <text:p>-448.8419</text:p>
          </table:table-cell>
          <table:table-cell office:value-type="float" office:value="1186.16" calcext:value-type="float">
            <text:p>1186.16</text:p>
          </table:table-cell>
          <table:table-cell office:value-type="float" office:value="-55.31284" calcext:value-type="float">
            <text:p>-55.31284</text:p>
          </table:table-cell>
          <table:table-cell office:value-type="float" office:value="112.1346" calcext:value-type="float">
            <text:p>112.1346</text:p>
          </table:table-cell>
          <table:table-cell office:value-type="float" office:value="310.6346" calcext:value-type="float">
            <text:p>310.6346</text:p>
          </table:table-cell>
          <table:table-cell office:value-type="float" office:value="0.113087" calcext:value-type="float">
            <text:p>0.113087</text:p>
          </table:table-cell>
          <table:table-cell office:value-type="float" office:value="0.339328" calcext:value-type="float">
            <text:p>0.339328</text:p>
          </table:table-cell>
          <table:table-cell office:value-type="float" office:value="0.001910416" calcext:value-type="float">
            <text:p>0.001910416</text:p>
          </table:table-cell>
          <table:table-cell office:value-type="float" office:value="0.07161435" calcext:value-type="float">
            <text:p>0.0716143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70.7305" calcext:value-type="float">
            <text:p>-170.7305</text:p>
          </table:table-cell>
          <table:table-cell office:value-type="float" office:value="0" calcext:value-type="float">
            <text:p>0</text:p>
          </table:table-cell>
          <table:table-cell office:value-type="float" office:value="396.8887" calcext:value-type="float">
            <text:p>396.8887</text:p>
          </table:table-cell>
          <table:table-cell office:value-type="float" office:value="1061.143" calcext:value-type="float">
            <text:p>1061.143</text:p>
          </table:table-cell>
          <table:table-cell office:value-type="float" office:value="1300.826" calcext:value-type="float">
            <text:p>1300.826</text:p>
          </table:table-cell>
          <table:table-cell office:value-type="float" office:value="1303.151" calcext:value-type="float">
            <text:p>1303.151</text:p>
          </table:table-cell>
          <table:table-cell office:value-type="float" office:value="784.9498" calcext:value-type="float">
            <text:p>784.9498</text:p>
          </table:table-cell>
          <table:table-cell office:value-type="float" office:value="1093.587" calcext:value-type="float">
            <text:p>1093.587</text:p>
          </table:table-cell>
          <table:table-cell office:value-type="float" office:value="416.7114" calcext:value-type="float">
            <text:p>416.7114</text:p>
          </table:table-cell>
          <table:table-cell office:value-type="float" office:value="1871.035" calcext:value-type="float">
            <text:p>1871.035</text:p>
          </table:table-cell>
          <table:table-cell office:value-type="float" office:value="2104.007" calcext:value-type="float">
            <text:p>2104.007</text:p>
          </table:table-cell>
          <table:table-cell office:value-type="float" office:value="1676.855" calcext:value-type="float">
            <text:p>1676.855</text:p>
          </table:table-cell>
          <table:table-cell office:value-type="float" office:value="585.2124" calcext:value-type="float">
            <text:p>585.2124</text:p>
          </table:table-cell>
          <table:table-cell office:value-type="float" office:value="570.8646" calcext:value-type="float">
            <text:p>570.8646</text:p>
          </table:table-cell>
          <table:table-cell office:value-type="float" office:value="142.8485" calcext:value-type="float">
            <text:p>142.8485</text:p>
          </table:table-cell>
          <table:table-cell office:value-type="float" office:value="35.70844" calcext:value-type="float">
            <text:p>35.70844</text:p>
          </table:table-cell>
          <table:table-cell office:value-type="float" office:value="0" calcext:value-type="float">
            <text:p>0</text:p>
          </table:table-cell>
          <table:table-cell office:value-type="float" office:value="-0.007058257" calcext:value-type="float">
            <text:p>-0.007058257</text:p>
          </table:table-cell>
          <table:table-cell office:value-type="float" office:value="0" calcext:value-type="float">
            <text:p>0</text:p>
          </table:table-cell>
          <table:table-cell office:value-type="float" office:value="2.622954" calcext:value-type="float">
            <text:p>2.622954</text:p>
          </table:table-cell>
          <table:table-cell office:value-type="float" office:value="391.7482" calcext:value-type="float">
            <text:p>391.7482</text:p>
          </table:table-cell>
          <table:table-cell office:value-type="float" office:value="-168.6883" calcext:value-type="float">
            <text:p>-168.6883</text:p>
          </table:table-cell>
          <table:table-cell office:value-type="float" office:value="223.0599" calcext:value-type="float">
            <text:p>223.0599</text:p>
          </table:table-cell>
          <table:table-cell office:value-type="float" office:value="-397.1921" calcext:value-type="float">
            <text:p>-397.1921</text:p>
          </table:table-cell>
          <table:table-cell office:value-type="float" office:value="0" calcext:value-type="float">
            <text:p>0</text:p>
          </table:table-cell>
          <table:table-cell office:value-type="float" office:value="13.33238" calcext:value-type="float">
            <text:p>13.3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458.9788" calcext:value-type="float">
            <text:p>458.9788</text:p>
          </table:table-cell>
          <table:table-cell office:value-type="float" office:value="13190.56" calcext:value-type="float">
            <text:p>13190.56</text:p>
          </table:table-cell>
          <table:table-cell office:value-type="float" office:value="0" calcext:value-type="float">
            <text:p>0</text:p>
          </table:table-cell>
          <table:table-cell office:value-type="float" office:value="8.26572" calcext:value-type="float">
            <text:p>8.26572</text:p>
          </table:table-cell>
          <table:table-cell office:value-type="float" office:value="-456.6425" calcext:value-type="float">
            <text:p>-456.6425</text:p>
          </table:table-cell>
          <table:table-cell office:value-type="float" office:value="1209.533" calcext:value-type="float">
            <text:p>1209.533</text:p>
          </table:table-cell>
          <table:table-cell office:value-type="float" office:value="-57.91784" calcext:value-type="float">
            <text:p>-57.91784</text:p>
          </table:table-cell>
          <table:table-cell office:value-type="float" office:value="114.7795" calcext:value-type="float">
            <text:p>114.7795</text:p>
          </table:table-cell>
          <table:table-cell office:value-type="float" office:value="305.5279" calcext:value-type="float">
            <text:p>305.5279</text:p>
          </table:table-cell>
          <table:table-cell office:value-type="float" office:value="0.1137196" calcext:value-type="float">
            <text:p>0.1137196</text:p>
          </table:table-cell>
          <table:table-cell office:value-type="float" office:value="0.339328" calcext:value-type="float">
            <text:p>0.339328</text:p>
          </table:table-cell>
          <table:table-cell office:value-type="float" office:value="0.001910416" calcext:value-type="float">
            <text:p>0.001910416</text:p>
          </table:table-cell>
          <table:table-cell office:value-type="float" office:value="0.07161435" calcext:value-type="float">
            <text:p>0.0716143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2.4731" calcext:value-type="float">
            <text:p>-162.4731</text:p>
          </table:table-cell>
          <table:table-cell office:value-type="float" office:value="0" calcext:value-type="float">
            <text:p>0</text:p>
          </table:table-cell>
          <table:table-cell office:value-type="float" office:value="398.0807" calcext:value-type="float">
            <text:p>398.0807</text:p>
          </table:table-cell>
          <table:table-cell office:value-type="float" office:value="1060.888" calcext:value-type="float">
            <text:p>1060.888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303.01" calcext:value-type="float">
            <text:p>1303.01</text:p>
          </table:table-cell>
          <table:table-cell office:value-type="float" office:value="784.8568" calcext:value-type="float">
            <text:p>784.8568</text:p>
          </table:table-cell>
          <table:table-cell office:value-type="float" office:value="1093.475" calcext:value-type="float">
            <text:p>1093.475</text:p>
          </table:table-cell>
          <table:table-cell office:value-type="float" office:value="416.6794" calcext:value-type="float">
            <text:p>416.6794</text:p>
          </table:table-cell>
          <table:table-cell office:value-type="float" office:value="1870.943" calcext:value-type="float">
            <text:p>1870.943</text:p>
          </table:table-cell>
          <table:table-cell office:value-type="float" office:value="2103.94" calcext:value-type="float">
            <text:p>2103.94</text:p>
          </table:table-cell>
          <table:table-cell office:value-type="float" office:value="1676.857" calcext:value-type="float">
            <text:p>1676.857</text:p>
          </table:table-cell>
          <table:table-cell office:value-type="float" office:value="585.2065" calcext:value-type="float">
            <text:p>585.2065</text:p>
          </table:table-cell>
          <table:table-cell office:value-type="float" office:value="570.8703" calcext:value-type="float">
            <text:p>570.8703</text:p>
          </table:table-cell>
          <table:table-cell office:value-type="float" office:value="142.8485" calcext:value-type="float">
            <text:p>142.8485</text:p>
          </table:table-cell>
          <table:table-cell office:value-type="float" office:value="35.70843" calcext:value-type="float">
            <text:p>35.70843</text:p>
          </table:table-cell>
          <table:table-cell office:value-type="float" office:value="0" calcext:value-type="float">
            <text:p>0</text:p>
          </table:table-cell>
          <table:table-cell office:value-type="float" office:value="-0.007404495" calcext:value-type="float">
            <text:p>-0.007404495</text:p>
          </table:table-cell>
          <table:table-cell office:value-type="float" office:value="0" calcext:value-type="float">
            <text:p>0</text:p>
          </table:table-cell>
          <table:table-cell office:value-type="float" office:value="2.714833" calcext:value-type="float">
            <text:p>2.714833</text:p>
          </table:table-cell>
          <table:table-cell office:value-type="float" office:value="412.4299" calcext:value-type="float">
            <text:p>412.4299</text:p>
          </table:table-cell>
          <table:table-cell office:value-type="float" office:value="-175.9246" calcext:value-type="float">
            <text:p>-175.9246</text:p>
          </table:table-cell>
          <table:table-cell office:value-type="float" office:value="236.5053" calcext:value-type="float">
            <text:p>236.5053</text:p>
          </table:table-cell>
          <table:table-cell office:value-type="float" office:value="-402.2333" calcext:value-type="float">
            <text:p>-402.2333</text:p>
          </table:table-cell>
          <table:table-cell office:value-type="float" office:value="0" calcext:value-type="float">
            <text:p>0</text:p>
          </table:table-cell>
          <table:table-cell office:value-type="float" office:value="13.17819" calcext:value-type="float">
            <text:p>13.1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452.6655" calcext:value-type="float">
            <text:p>452.6655</text:p>
          </table:table-cell>
          <table:table-cell office:value-type="float" office:value="13191.51" calcext:value-type="float">
            <text:p>13191.51</text:p>
          </table:table-cell>
          <table:table-cell office:value-type="float" office:value="0" calcext:value-type="float">
            <text:p>0</text:p>
          </table:table-cell>
          <table:table-cell office:value-type="float" office:value="8.528131" calcext:value-type="float">
            <text:p>8.528131</text:p>
          </table:table-cell>
          <table:table-cell office:value-type="float" office:value="-465.0045" calcext:value-type="float">
            <text:p>-465.0045</text:p>
          </table:table-cell>
          <table:table-cell office:value-type="float" office:value="1234.738" calcext:value-type="float">
            <text:p>1234.738</text:p>
          </table:table-cell>
          <table:table-cell office:value-type="float" office:value="-60.82436" calcext:value-type="float">
            <text:p>-60.82436</text:p>
          </table:table-cell>
          <table:table-cell office:value-type="float" office:value="117.4386" calcext:value-type="float">
            <text:p>117.4386</text:p>
          </table:table-cell>
          <table:table-cell office:value-type="float" office:value="299.6636" calcext:value-type="float">
            <text:p>299.6636</text:p>
          </table:table-cell>
          <table:table-cell office:value-type="float" office:value="0.1147121" calcext:value-type="float">
            <text:p>0.1147121</text:p>
          </table:table-cell>
          <table:table-cell office:value-type="float" office:value="0.339328" calcext:value-type="float">
            <text:p>0.339328</text:p>
          </table:table-cell>
          <table:table-cell office:value-type="float" office:value="0.001910416" calcext:value-type="float">
            <text:p>0.001910416</text:p>
          </table:table-cell>
          <table:table-cell office:value-type="float" office:value="0.07161435" calcext:value-type="float">
            <text:p>0.0716143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55.7094" calcext:value-type="float">
            <text:p>-155.7094</text:p>
          </table:table-cell>
          <table:table-cell office:value-type="float" office:value="0" calcext:value-type="float">
            <text:p>0</text:p>
          </table:table-cell>
          <table:table-cell office:value-type="float" office:value="399.5232" calcext:value-type="float">
            <text:p>399.5232</text:p>
          </table:table-cell>
          <table:table-cell office:value-type="float" office:value="1060.647" calcext:value-type="float">
            <text:p>1060.647</text:p>
          </table:table-cell>
          <table:table-cell office:value-type="float" office:value="1300.465" calcext:value-type="float">
            <text:p>1300.465</text:p>
          </table:table-cell>
          <table:table-cell office:value-type="float" office:value="1302.882" calcext:value-type="float">
            <text:p>1302.882</text:p>
          </table:table-cell>
          <table:table-cell office:value-type="float" office:value="784.7604" calcext:value-type="float">
            <text:p>784.7604</text:p>
          </table:table-cell>
          <table:table-cell office:value-type="float" office:value="1093.366" calcext:value-type="float">
            <text:p>1093.366</text:p>
          </table:table-cell>
          <table:table-cell office:value-type="float" office:value="416.6493" calcext:value-type="float">
            <text:p>416.6493</text:p>
          </table:table-cell>
          <table:table-cell office:value-type="float" office:value="1870.852" calcext:value-type="float">
            <text:p>1870.852</text:p>
          </table:table-cell>
          <table:table-cell office:value-type="float" office:value="2103.874" calcext:value-type="float">
            <text:p>2103.874</text:p>
          </table:table-cell>
          <table:table-cell office:value-type="float" office:value="1676.863" calcext:value-type="float">
            <text:p>1676.863</text:p>
          </table:table-cell>
          <table:table-cell office:value-type="float" office:value="585.2012" calcext:value-type="float">
            <text:p>585.2012</text:p>
          </table:table-cell>
          <table:table-cell office:value-type="float" office:value="570.8757" calcext:value-type="float">
            <text:p>570.8757</text:p>
          </table:table-cell>
          <table:table-cell office:value-type="float" office:value="142.8484" calcext:value-type="float">
            <text:p>142.8484</text:p>
          </table:table-cell>
          <table:table-cell office:value-type="float" office:value="35.70841" calcext:value-type="float">
            <text:p>35.70841</text:p>
          </table:table-cell>
          <table:table-cell office:value-type="float" office:value="0" calcext:value-type="float">
            <text:p>0</text:p>
          </table:table-cell>
          <table:table-cell office:value-type="float" office:value="-0.007465735" calcext:value-type="float">
            <text:p>-0.007465735</text:p>
          </table:table-cell>
          <table:table-cell office:value-type="float" office:value="0" calcext:value-type="float">
            <text:p>0</text:p>
          </table:table-cell>
          <table:table-cell office:value-type="float" office:value="2.803444" calcext:value-type="float">
            <text:p>2.803444</text:p>
          </table:table-cell>
          <table:table-cell office:value-type="float" office:value="432.871" calcext:value-type="float">
            <text:p>432.871</text:p>
          </table:table-cell>
          <table:table-cell office:value-type="float" office:value="-184.1473" calcext:value-type="float">
            <text:p>-184.1473</text:p>
          </table:table-cell>
          <table:table-cell office:value-type="float" office:value="248.7237" calcext:value-type="float">
            <text:p>248.7237</text:p>
          </table:table-cell>
          <table:table-cell office:value-type="float" office:value="-407.7717" calcext:value-type="float">
            <text:p>-407.7717</text:p>
          </table:table-cell>
          <table:table-cell office:value-type="float" office:value="0" calcext:value-type="float">
            <text:p>0</text:p>
          </table:table-cell>
          <table:table-cell office:value-type="float" office:value="13.26089" calcext:value-type="float">
            <text:p>13.26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449.0937" calcext:value-type="float">
            <text:p>449.0937</text:p>
          </table:table-cell>
          <table:table-cell office:value-type="float" office:value="13191.83" calcext:value-type="float">
            <text:p>13191.83</text:p>
          </table:table-cell>
          <table:table-cell office:value-type="float" office:value="0" calcext:value-type="float">
            <text:p>0</text:p>
          </table:table-cell>
          <table:table-cell office:value-type="float" office:value="8.804039" calcext:value-type="float">
            <text:p>8.804039</text:p>
          </table:table-cell>
          <table:table-cell office:value-type="float" office:value="-471.2061" calcext:value-type="float">
            <text:p>-471.2061</text:p>
          </table:table-cell>
          <table:table-cell office:value-type="float" office:value="1254.191" calcext:value-type="float">
            <text:p>1254.191</text:p>
          </table:table-cell>
          <table:table-cell office:value-type="float" office:value="-63.76315" calcext:value-type="float">
            <text:p>-63.76315</text:p>
          </table:table-cell>
          <table:table-cell office:value-type="float" office:value="117.9621" calcext:value-type="float">
            <text:p>117.9621</text:p>
          </table:table-cell>
          <table:table-cell office:value-type="float" office:value="296.4464" calcext:value-type="float">
            <text:p>296.4464</text:p>
          </table:table-cell>
          <table:table-cell office:value-type="float" office:value="0.1159543" calcext:value-type="float">
            <text:p>0.1159543</text:p>
          </table:table-cell>
          <table:table-cell office:value-type="float" office:value="0.339328" calcext:value-type="float">
            <text:p>0.339328</text:p>
          </table:table-cell>
          <table:table-cell office:value-type="float" office:value="0.001910416" calcext:value-type="float">
            <text:p>0.001910416</text:p>
          </table:table-cell>
          <table:table-cell office:value-type="float" office:value="0.07161435" calcext:value-type="float">
            <text:p>0.0716143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7.5364" calcext:value-type="float">
            <text:p>-147.5364</text:p>
          </table:table-cell>
          <table:table-cell office:value-type="float" office:value="0" calcext:value-type="float">
            <text:p>0</text:p>
          </table:table-cell>
          <table:table-cell office:value-type="float" office:value="400.3743" calcext:value-type="float">
            <text:p>400.3743</text:p>
          </table:table-cell>
          <table:table-cell office:value-type="float" office:value="1060.445" calcext:value-type="float">
            <text:p>1060.445</text:p>
          </table:table-cell>
          <table:table-cell office:value-type="float" office:value="1300.292" calcext:value-type="float">
            <text:p>1300.292</text:p>
          </table:table-cell>
          <table:table-cell office:value-type="float" office:value="1302.748" calcext:value-type="float">
            <text:p>1302.748</text:p>
          </table:table-cell>
          <table:table-cell office:value-type="float" office:value="784.674" calcext:value-type="float">
            <text:p>784.674</text:p>
          </table:table-cell>
          <table:table-cell office:value-type="float" office:value="1093.257" calcext:value-type="float">
            <text:p>1093.257</text:p>
          </table:table-cell>
          <table:table-cell office:value-type="float" office:value="416.6209" calcext:value-type="float">
            <text:p>416.6209</text:p>
          </table:table-cell>
          <table:table-cell office:value-type="float" office:value="1870.762" calcext:value-type="float">
            <text:p>1870.762</text:p>
          </table:table-cell>
          <table:table-cell office:value-type="float" office:value="2103.807" calcext:value-type="float">
            <text:p>2103.807</text:p>
          </table:table-cell>
          <table:table-cell office:value-type="float" office:value="1676.865" calcext:value-type="float">
            <text:p>1676.865</text:p>
          </table:table-cell>
          <table:table-cell office:value-type="float" office:value="585.1991" calcext:value-type="float">
            <text:p>585.1991</text:p>
          </table:table-cell>
          <table:table-cell office:value-type="float" office:value="570.8809" calcext:value-type="float">
            <text:p>570.8809</text:p>
          </table:table-cell>
          <table:table-cell office:value-type="float" office:value="142.8484" calcext:value-type="float">
            <text:p>142.8484</text:p>
          </table:table-cell>
          <table:table-cell office:value-type="float" office:value="35.70839" calcext:value-type="float">
            <text:p>35.70839</text:p>
          </table:table-cell>
          <table:table-cell office:value-type="float" office:value="0" calcext:value-type="float">
            <text:p>0</text:p>
          </table:table-cell>
          <table:table-cell office:value-type="float" office:value="-0.007498479" calcext:value-type="float">
            <text:p>-0.007498479</text:p>
          </table:table-cell>
          <table:table-cell office:value-type="float" office:value="0" calcext:value-type="float">
            <text:p>0</text:p>
          </table:table-cell>
          <table:table-cell office:value-type="float" office:value="2.881362" calcext:value-type="float">
            <text:p>2.881362</text:p>
          </table:table-cell>
          <table:table-cell office:value-type="float" office:value="452.655" calcext:value-type="float">
            <text:p>452.655</text:p>
          </table:table-cell>
          <table:table-cell office:value-type="float" office:value="-192.4971" calcext:value-type="float">
            <text:p>-192.4971</text:p>
          </table:table-cell>
          <table:table-cell office:value-type="float" office:value="260.1578" calcext:value-type="float">
            <text:p>260.1578</text:p>
          </table:table-cell>
          <table:table-cell office:value-type="float" office:value="-411.2148" calcext:value-type="float">
            <text:p>-411.2148</text:p>
          </table:table-cell>
          <table:table-cell office:value-type="float" office:value="0" calcext:value-type="float">
            <text:p>0</text:p>
          </table:table-cell>
          <table:table-cell office:value-type="float" office:value="13.43821" calcext:value-type="float">
            <text:p>13.43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447.4149" calcext:value-type="float">
            <text:p>447.4149</text:p>
          </table:table-cell>
          <table:table-cell office:value-type="float" office:value="13191.93" calcext:value-type="float">
            <text:p>13191.93</text:p>
          </table:table-cell>
          <table:table-cell office:value-type="float" office:value="0" calcext:value-type="float">
            <text:p>0</text:p>
          </table:table-cell>
          <table:table-cell office:value-type="float" office:value="9.091087" calcext:value-type="float">
            <text:p>9.091087</text:p>
          </table:table-cell>
          <table:table-cell office:value-type="float" office:value="-475.7007" calcext:value-type="float">
            <text:p>-475.7007</text:p>
          </table:table-cell>
          <table:table-cell office:value-type="float" office:value="1267.493" calcext:value-type="float">
            <text:p>1267.493</text:p>
          </table:table-cell>
          <table:table-cell office:value-type="float" office:value="-66.78471" calcext:value-type="float">
            <text:p>-66.78471</text:p>
          </table:table-cell>
          <table:table-cell office:value-type="float" office:value="114.85" calcext:value-type="float">
            <text:p>114.85</text:p>
          </table:table-cell>
          <table:table-cell office:value-type="float" office:value="295.0307" calcext:value-type="float">
            <text:p>295.0307</text:p>
          </table:table-cell>
          <table:table-cell office:value-type="float" office:value="0.117355" calcext:value-type="float">
            <text:p>0.117355</text:p>
          </table:table-cell>
          <table:table-cell office:value-type="float" office:value="0.339328" calcext:value-type="float">
            <text:p>0.339328</text:p>
          </table:table-cell>
          <table:table-cell office:value-type="float" office:value="0.001910416" calcext:value-type="float">
            <text:p>0.001910416</text:p>
          </table:table-cell>
          <table:table-cell office:value-type="float" office:value="0.07161435" calcext:value-type="float">
            <text:p>0.0716143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41.0253" calcext:value-type="float">
            <text:p>-141.0253</text:p>
          </table:table-cell>
          <table:table-cell office:value-type="float" office:value="0" calcext:value-type="float">
            <text:p>0</text:p>
          </table:table-cell>
          <table:table-cell office:value-type="float" office:value="401.0399" calcext:value-type="float">
            <text:p>401.0399</text:p>
          </table:table-cell>
          <table:table-cell office:value-type="float" office:value="1060.28" calcext:value-type="float">
            <text:p>1060.28</text:p>
          </table:table-cell>
          <table:table-cell office:value-type="float" office:value="1300.125" calcext:value-type="float">
            <text:p>1300.125</text:p>
          </table:table-cell>
          <table:table-cell office:value-type="float" office:value="1302.617" calcext:value-type="float">
            <text:p>1302.617</text:p>
          </table:table-cell>
          <table:table-cell office:value-type="float" office:value="784.5904" calcext:value-type="float">
            <text:p>784.5904</text:p>
          </table:table-cell>
          <table:table-cell office:value-type="float" office:value="1093.148" calcext:value-type="float">
            <text:p>1093.148</text:p>
          </table:table-cell>
          <table:table-cell office:value-type="float" office:value="416.5942" calcext:value-type="float">
            <text:p>416.5942</text:p>
          </table:table-cell>
          <table:table-cell office:value-type="float" office:value="1870.672" calcext:value-type="float">
            <text:p>1870.672</text:p>
          </table:table-cell>
          <table:table-cell office:value-type="float" office:value="2103.74" calcext:value-type="float">
            <text:p>2103.74</text:p>
          </table:table-cell>
          <table:table-cell office:value-type="float" office:value="1676.86" calcext:value-type="float">
            <text:p>1676.86</text:p>
          </table:table-cell>
          <table:table-cell office:value-type="float" office:value="585.2044" calcext:value-type="float">
            <text:p>585.2044</text:p>
          </table:table-cell>
          <table:table-cell office:value-type="float" office:value="570.8859" calcext:value-type="float">
            <text:p>570.8859</text:p>
          </table:table-cell>
          <table:table-cell office:value-type="float" office:value="142.8483" calcext:value-type="float">
            <text:p>142.8483</text:p>
          </table:table-cell>
          <table:table-cell office:value-type="float" office:value="35.70838" calcext:value-type="float">
            <text:p>35.70838</text:p>
          </table:table-cell>
          <table:table-cell office:value-type="float" office:value="0" calcext:value-type="float">
            <text:p>0</text:p>
          </table:table-cell>
          <table:table-cell office:value-type="float" office:value="-0.007534028" calcext:value-type="float">
            <text:p>-0.007534028</text:p>
          </table:table-cell>
          <table:table-cell office:value-type="float" office:value="0" calcext:value-type="float">
            <text:p>0</text:p>
          </table:table-cell>
          <table:table-cell office:value-type="float" office:value="2.939682" calcext:value-type="float">
            <text:p>2.939682</text:p>
          </table:table-cell>
          <table:table-cell office:value-type="float" office:value="469.248" calcext:value-type="float">
            <text:p>469.248</text:p>
          </table:table-cell>
          <table:table-cell office:value-type="float" office:value="-201.1086" calcext:value-type="float">
            <text:p>-201.1086</text:p>
          </table:table-cell>
          <table:table-cell office:value-type="float" office:value="268.1393" calcext:value-type="float">
            <text:p>268.1393</text:p>
          </table:table-cell>
          <table:table-cell office:value-type="float" office:value="-412.9954" calcext:value-type="float">
            <text:p>-412.9954</text:p>
          </table:table-cell>
          <table:table-cell office:value-type="float" office:value="0" calcext:value-type="float">
            <text:p>0</text:p>
          </table:table-cell>
          <table:table-cell office:value-type="float" office:value="13.74539" calcext:value-type="float">
            <text:p>13.7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442.487" calcext:value-type="float">
            <text:p>442.487</text:p>
          </table:table-cell>
          <table:table-cell office:value-type="float" office:value="13192.74" calcext:value-type="float">
            <text:p>13192.74</text:p>
          </table:table-cell>
          <table:table-cell office:value-type="float" office:value="0" calcext:value-type="float">
            <text:p>0</text:p>
          </table:table-cell>
          <table:table-cell office:value-type="float" office:value="9.49745" calcext:value-type="float">
            <text:p>9.49745</text:p>
          </table:table-cell>
          <table:table-cell office:value-type="float" office:value="-480.8004" calcext:value-type="float">
            <text:p>-480.8004</text:p>
          </table:table-cell>
          <table:table-cell office:value-type="float" office:value="1275.982" calcext:value-type="float">
            <text:p>1275.982</text:p>
          </table:table-cell>
          <table:table-cell office:value-type="float" office:value="-69.76694" calcext:value-type="float">
            <text:p>-69.76694</text:p>
          </table:table-cell>
          <table:table-cell office:value-type="float" office:value="115.3964" calcext:value-type="float">
            <text:p>115.3964</text:p>
          </table:table-cell>
          <table:table-cell office:value-type="float" office:value="289.874" calcext:value-type="float">
            <text:p>289.874</text:p>
          </table:table-cell>
          <table:table-cell office:value-type="float" office:value="0.1161296" calcext:value-type="float">
            <text:p>0.1161296</text:p>
          </table:table-cell>
          <table:table-cell office:value-type="float" office:value="0.7560851" calcext:value-type="float">
            <text:p>0.7560851</text:p>
          </table:table-cell>
          <table:table-cell office:value-type="float" office:value="0.00403678" calcext:value-type="float">
            <text:p>0.00403678</text:p>
          </table:table-cell>
          <table:table-cell office:value-type="float" office:value="0.1667405" calcext:value-type="float">
            <text:p>0.166740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33.2045" calcext:value-type="float">
            <text:p>-133.2045</text:p>
          </table:table-cell>
          <table:table-cell office:value-type="float" office:value="0" calcext:value-type="float">
            <text:p>0</text:p>
          </table:table-cell>
          <table:table-cell office:value-type="float" office:value="402.4603" calcext:value-type="float">
            <text:p>402.4603</text:p>
          </table:table-cell>
          <table:table-cell office:value-type="float" office:value="1060.576" calcext:value-type="float">
            <text:p>1060.576</text:p>
          </table:table-cell>
          <table:table-cell office:value-type="float" office:value="1299.95" calcext:value-type="float">
            <text:p>1299.95</text:p>
          </table:table-cell>
          <table:table-cell office:value-type="float" office:value="1302.474" calcext:value-type="float">
            <text:p>1302.474</text:p>
          </table:table-cell>
          <table:table-cell office:value-type="float" office:value="784.51" calcext:value-type="float">
            <text:p>784.51</text:p>
          </table:table-cell>
          <table:table-cell office:value-type="float" office:value="1093.035" calcext:value-type="float">
            <text:p>1093.035</text:p>
          </table:table-cell>
          <table:table-cell office:value-type="float" office:value="416.5704" calcext:value-type="float">
            <text:p>416.5704</text:p>
          </table:table-cell>
          <table:table-cell office:value-type="float" office:value="1870.583" calcext:value-type="float">
            <text:p>1870.583</text:p>
          </table:table-cell>
          <table:table-cell office:value-type="float" office:value="2103.674" calcext:value-type="float">
            <text:p>2103.674</text:p>
          </table:table-cell>
          <table:table-cell office:value-type="float" office:value="1676.852" calcext:value-type="float">
            <text:p>1676.852</text:p>
          </table:table-cell>
          <table:table-cell office:value-type="float" office:value="585.2203" calcext:value-type="float">
            <text:p>585.2203</text:p>
          </table:table-cell>
          <table:table-cell office:value-type="float" office:value="570.8914" calcext:value-type="float">
            <text:p>570.8914</text:p>
          </table:table-cell>
          <table:table-cell office:value-type="float" office:value="142.8483" calcext:value-type="float">
            <text:p>142.8483</text:p>
          </table:table-cell>
          <table:table-cell office:value-type="float" office:value="35.70836" calcext:value-type="float">
            <text:p>35.70836</text:p>
          </table:table-cell>
          <table:table-cell office:value-type="float" office:value="0" calcext:value-type="float">
            <text:p>0</text:p>
          </table:table-cell>
          <table:table-cell office:value-type="float" office:value="-0.007845536" calcext:value-type="float">
            <text:p>-0.007845536</text:p>
          </table:table-cell>
          <table:table-cell office:value-type="float" office:value="0" calcext:value-type="float">
            <text:p>0</text:p>
          </table:table-cell>
          <table:table-cell office:value-type="float" office:value="3.014019" calcext:value-type="float">
            <text:p>3.014019</text:p>
          </table:table-cell>
          <table:table-cell office:value-type="float" office:value="488.6606" calcext:value-type="float">
            <text:p>488.6606</text:p>
          </table:table-cell>
          <table:table-cell office:value-type="float" office:value="-210.0649" calcext:value-type="float">
            <text:p>-210.0649</text:p>
          </table:table-cell>
          <table:table-cell office:value-type="float" office:value="278.5957" calcext:value-type="float">
            <text:p>278.5957</text:p>
          </table:table-cell>
          <table:table-cell office:value-type="float" office:value="-417.0086" calcext:value-type="float">
            <text:p>-417.0086</text:p>
          </table:table-cell>
          <table:table-cell office:value-type="float" office:value="0" calcext:value-type="float">
            <text:p>0</text:p>
          </table:table-cell>
          <table:table-cell office:value-type="float" office:value="15.54458" calcext:value-type="float">
            <text:p>15.54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434.7732" calcext:value-type="float">
            <text:p>434.7732</text:p>
          </table:table-cell>
          <table:table-cell office:value-type="float" office:value="13194.01" calcext:value-type="float">
            <text:p>13194.01</text:p>
          </table:table-cell>
          <table:table-cell office:value-type="float" office:value="0" calcext:value-type="float">
            <text:p>0</text:p>
          </table:table-cell>
          <table:table-cell office:value-type="float" office:value="9.945799" calcext:value-type="float">
            <text:p>9.945799</text:p>
          </table:table-cell>
          <table:table-cell office:value-type="float" office:value="-490.5546" calcext:value-type="float">
            <text:p>-490.5546</text:p>
          </table:table-cell>
          <table:table-cell office:value-type="float" office:value="1305.272" calcext:value-type="float">
            <text:p>1305.272</text:p>
          </table:table-cell>
          <table:table-cell office:value-type="float" office:value="-72.69033" calcext:value-type="float">
            <text:p>-72.69033</text:p>
          </table:table-cell>
          <table:table-cell office:value-type="float" office:value="118.7853" calcext:value-type="float">
            <text:p>118.7853</text:p>
          </table:table-cell>
          <table:table-cell office:value-type="float" office:value="282.5818" calcext:value-type="float">
            <text:p>282.5818</text:p>
          </table:table-cell>
          <table:table-cell office:value-type="float" office:value="0.1129496" calcext:value-type="float">
            <text:p>0.1129496</text:p>
          </table:table-cell>
          <table:table-cell office:value-type="float" office:value="0.7560851" calcext:value-type="float">
            <text:p>0.7560851</text:p>
          </table:table-cell>
          <table:table-cell office:value-type="float" office:value="0.00403678" calcext:value-type="float">
            <text:p>0.00403678</text:p>
          </table:table-cell>
          <table:table-cell office:value-type="float" office:value="0.1667405" calcext:value-type="float">
            <text:p>0.166740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7.713" calcext:value-type="float">
            <text:p>-127.713</text:p>
          </table:table-cell>
          <table:table-cell office:value-type="float" office:value="0" calcext:value-type="float">
            <text:p>0</text:p>
          </table:table-cell>
          <table:table-cell office:value-type="float" office:value="404.1922" calcext:value-type="float">
            <text:p>404.1922</text:p>
          </table:table-cell>
          <table:table-cell office:value-type="float" office:value="1060.384" calcext:value-type="float">
            <text:p>1060.384</text:p>
          </table:table-cell>
          <table:table-cell office:value-type="float" office:value="1299.764" calcext:value-type="float">
            <text:p>1299.764</text:p>
          </table:table-cell>
          <table:table-cell office:value-type="float" office:value="1302.33" calcext:value-type="float">
            <text:p>1302.33</text:p>
          </table:table-cell>
          <table:table-cell office:value-type="float" office:value="784.4263" calcext:value-type="float">
            <text:p>784.4263</text:p>
          </table:table-cell>
          <table:table-cell office:value-type="float" office:value="1092.921" calcext:value-type="float">
            <text:p>1092.921</text:p>
          </table:table-cell>
          <table:table-cell office:value-type="float" office:value="416.5443" calcext:value-type="float">
            <text:p>416.5443</text:p>
          </table:table-cell>
          <table:table-cell office:value-type="float" office:value="1870.493" calcext:value-type="float">
            <text:p>1870.493</text:p>
          </table:table-cell>
          <table:table-cell office:value-type="float" office:value="2103.607" calcext:value-type="float">
            <text:p>2103.607</text:p>
          </table:table-cell>
          <table:table-cell office:value-type="float" office:value="1676.841" calcext:value-type="float">
            <text:p>1676.841</text:p>
          </table:table-cell>
          <table:table-cell office:value-type="float" office:value="585.2444" calcext:value-type="float">
            <text:p>585.2444</text:p>
          </table:table-cell>
          <table:table-cell office:value-type="float" office:value="570.8984" calcext:value-type="float">
            <text:p>570.8984</text:p>
          </table:table-cell>
          <table:table-cell office:value-type="float" office:value="142.8482" calcext:value-type="float">
            <text:p>142.8482</text:p>
          </table:table-cell>
          <table:table-cell office:value-type="float" office:value="35.70834" calcext:value-type="float">
            <text:p>35.70834</text:p>
          </table:table-cell>
          <table:table-cell office:value-type="float" office:value="0" calcext:value-type="float">
            <text:p>0</text:p>
          </table:table-cell>
          <table:table-cell office:value-type="float" office:value="-0.00897467" calcext:value-type="float">
            <text:p>-0.00897467</text:p>
          </table:table-cell>
          <table:table-cell office:value-type="float" office:value="0" calcext:value-type="float">
            <text:p>0</text:p>
          </table:table-cell>
          <table:table-cell office:value-type="float" office:value="3.092586" calcext:value-type="float">
            <text:p>3.092586</text:p>
          </table:table-cell>
          <table:table-cell office:value-type="float" office:value="510.1241" calcext:value-type="float">
            <text:p>510.1241</text:p>
          </table:table-cell>
          <table:table-cell office:value-type="float" office:value="-219.2114" calcext:value-type="float">
            <text:p>-219.2114</text:p>
          </table:table-cell>
          <table:table-cell office:value-type="float" office:value="290.9128" calcext:value-type="float">
            <text:p>290.9128</text:p>
          </table:table-cell>
          <table:table-cell office:value-type="float" office:value="-423.8127" calcext:value-type="float">
            <text:p>-423.8127</text:p>
          </table:table-cell>
          <table:table-cell office:value-type="float" office:value="0" calcext:value-type="float">
            <text:p>0</text:p>
          </table:table-cell>
          <table:table-cell office:value-type="float" office:value="15.51365" calcext:value-type="float">
            <text:p>15.5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426.9427" calcext:value-type="float">
            <text:p>426.9427</text:p>
          </table:table-cell>
          <table:table-cell office:value-type="float" office:value="13195.32" calcext:value-type="float">
            <text:p>13195.32</text:p>
          </table:table-cell>
          <table:table-cell office:value-type="float" office:value="0" calcext:value-type="float">
            <text:p>0</text:p>
          </table:table-cell>
          <table:table-cell office:value-type="float" office:value="10.31318" calcext:value-type="float">
            <text:p>10.31318</text:p>
          </table:table-cell>
          <table:table-cell office:value-type="float" office:value="-500.8177" calcext:value-type="float">
            <text:p>-500.8177</text:p>
          </table:table-cell>
          <table:table-cell office:value-type="float" office:value="1336.099" calcext:value-type="float">
            <text:p>1336.099</text:p>
          </table:table-cell>
          <table:table-cell office:value-type="float" office:value="-76.04889" calcext:value-type="float">
            <text:p>-76.04889</text:p>
          </table:table-cell>
          <table:table-cell office:value-type="float" office:value="121.6838" calcext:value-type="float">
            <text:p>121.6838</text:p>
          </table:table-cell>
          <table:table-cell office:value-type="float" office:value="275.1959" calcext:value-type="float">
            <text:p>275.1959</text:p>
          </table:table-cell>
          <table:table-cell office:value-type="float" office:value="0.113944" calcext:value-type="float">
            <text:p>0.113944</text:p>
          </table:table-cell>
          <table:table-cell office:value-type="float" office:value="0.7560851" calcext:value-type="float">
            <text:p>0.7560851</text:p>
          </table:table-cell>
          <table:table-cell office:value-type="float" office:value="0.00403678" calcext:value-type="float">
            <text:p>0.00403678</text:p>
          </table:table-cell>
          <table:table-cell office:value-type="float" office:value="0.1667405" calcext:value-type="float">
            <text:p>0.166740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23.5933" calcext:value-type="float">
            <text:p>-123.5933</text:p>
          </table:table-cell>
          <table:table-cell office:value-type="float" office:value="0" calcext:value-type="float">
            <text:p>0</text:p>
          </table:table-cell>
          <table:table-cell office:value-type="float" office:value="406.0004" calcext:value-type="float">
            <text:p>406.0004</text:p>
          </table:table-cell>
          <table:table-cell office:value-type="float" office:value="1060.115" calcext:value-type="float">
            <text:p>1060.115</text:p>
          </table:table-cell>
          <table:table-cell office:value-type="float" office:value="1299.577" calcext:value-type="float">
            <text:p>1299.577</text:p>
          </table:table-cell>
          <table:table-cell office:value-type="float" office:value="1302.187" calcext:value-type="float">
            <text:p>1302.187</text:p>
          </table:table-cell>
          <table:table-cell office:value-type="float" office:value="784.3491" calcext:value-type="float">
            <text:p>784.3491</text:p>
          </table:table-cell>
          <table:table-cell office:value-type="float" office:value="1092.808" calcext:value-type="float">
            <text:p>1092.808</text:p>
          </table:table-cell>
          <table:table-cell office:value-type="float" office:value="416.5193" calcext:value-type="float">
            <text:p>416.5193</text:p>
          </table:table-cell>
          <table:table-cell office:value-type="float" office:value="1870.401" calcext:value-type="float">
            <text:p>1870.401</text:p>
          </table:table-cell>
          <table:table-cell office:value-type="float" office:value="2103.539" calcext:value-type="float">
            <text:p>2103.539</text:p>
          </table:table-cell>
          <table:table-cell office:value-type="float" office:value="1676.827" calcext:value-type="float">
            <text:p>1676.827</text:p>
          </table:table-cell>
          <table:table-cell office:value-type="float" office:value="585.2754" calcext:value-type="float">
            <text:p>585.2754</text:p>
          </table:table-cell>
          <table:table-cell office:value-type="float" office:value="570.9067" calcext:value-type="float">
            <text:p>570.9067</text:p>
          </table:table-cell>
          <table:table-cell office:value-type="float" office:value="142.8482" calcext:value-type="float">
            <text:p>142.8482</text:p>
          </table:table-cell>
          <table:table-cell office:value-type="float" office:value="35.70832" calcext:value-type="float">
            <text:p>35.70832</text:p>
          </table:table-cell>
          <table:table-cell office:value-type="float" office:value="0" calcext:value-type="float">
            <text:p>0</text:p>
          </table:table-cell>
          <table:table-cell office:value-type="float" office:value="-0.009146038" calcext:value-type="float">
            <text:p>-0.009146038</text:p>
          </table:table-cell>
          <table:table-cell office:value-type="float" office:value="0" calcext:value-type="float">
            <text:p>0</text:p>
          </table:table-cell>
          <table:table-cell office:value-type="float" office:value="3.161853" calcext:value-type="float">
            <text:p>3.161853</text:p>
          </table:table-cell>
          <table:table-cell office:value-type="float" office:value="531.1699" calcext:value-type="float">
            <text:p>531.1699</text:p>
          </table:table-cell>
          <table:table-cell office:value-type="float" office:value="-229.231" calcext:value-type="float">
            <text:p>-229.231</text:p>
          </table:table-cell>
          <table:table-cell office:value-type="float" office:value="301.9389" calcext:value-type="float">
            <text:p>301.9389</text:p>
          </table:table-cell>
          <table:table-cell office:value-type="float" office:value="-430.6234" calcext:value-type="float">
            <text:p>-430.6234</text:p>
          </table:table-cell>
          <table:table-cell office:value-type="float" office:value="0" calcext:value-type="float">
            <text:p>0</text:p>
          </table:table-cell>
          <table:table-cell office:value-type="float" office:value="15.41965" calcext:value-type="float">
            <text:p>15.4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422.9471" calcext:value-type="float">
            <text:p>422.9471</text:p>
          </table:table-cell>
          <table:table-cell office:value-type="float" office:value="13195.83" calcext:value-type="float">
            <text:p>13195.83</text:p>
          </table:table-cell>
          <table:table-cell office:value-type="float" office:value="0" calcext:value-type="float">
            <text:p>0</text:p>
          </table:table-cell>
          <table:table-cell office:value-type="float" office:value="10.67846" calcext:value-type="float">
            <text:p>10.67846</text:p>
          </table:table-cell>
          <table:table-cell office:value-type="float" office:value="-507.5489" calcext:value-type="float">
            <text:p>-507.5489</text:p>
          </table:table-cell>
          <table:table-cell office:value-type="float" office:value="1355.301" calcext:value-type="float">
            <text:p>1355.301</text:p>
          </table:table-cell>
          <table:table-cell office:value-type="float" office:value="-79.10662" calcext:value-type="float">
            <text:p>-79.10662</text:p>
          </table:table-cell>
          <table:table-cell office:value-type="float" office:value="120.4757" calcext:value-type="float">
            <text:p>120.4757</text:p>
          </table:table-cell>
          <table:table-cell office:value-type="float" office:value="271.5389" calcext:value-type="float">
            <text:p>271.5389</text:p>
          </table:table-cell>
          <table:table-cell office:value-type="float" office:value="0.1151975" calcext:value-type="float">
            <text:p>0.1151975</text:p>
          </table:table-cell>
          <table:table-cell office:value-type="float" office:value="0.7560851" calcext:value-type="float">
            <text:p>0.7560851</text:p>
          </table:table-cell>
          <table:table-cell office:value-type="float" office:value="0.00403678" calcext:value-type="float">
            <text:p>0.00403678</text:p>
          </table:table-cell>
          <table:table-cell office:value-type="float" office:value="0.1667405" calcext:value-type="float">
            <text:p>0.166740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8.4241" calcext:value-type="float">
            <text:p>-118.4241</text:p>
          </table:table-cell>
          <table:table-cell office:value-type="float" office:value="0" calcext:value-type="float">
            <text:p>0</text:p>
          </table:table-cell>
          <table:table-cell office:value-type="float" office:value="407.0662" calcext:value-type="float">
            <text:p>407.0662</text:p>
          </table:table-cell>
          <table:table-cell office:value-type="float" office:value="1059.894" calcext:value-type="float">
            <text:p>1059.894</text:p>
          </table:table-cell>
          <table:table-cell office:value-type="float" office:value="1299.392" calcext:value-type="float">
            <text:p>1299.392</text:p>
          </table:table-cell>
          <table:table-cell office:value-type="float" office:value="1302.047" calcext:value-type="float">
            <text:p>1302.047</text:p>
          </table:table-cell>
          <table:table-cell office:value-type="float" office:value="784.2708" calcext:value-type="float">
            <text:p>784.2708</text:p>
          </table:table-cell>
          <table:table-cell office:value-type="float" office:value="1092.695" calcext:value-type="float">
            <text:p>1092.695</text:p>
          </table:table-cell>
          <table:table-cell office:value-type="float" office:value="416.4956" calcext:value-type="float">
            <text:p>416.4956</text:p>
          </table:table-cell>
          <table:table-cell office:value-type="float" office:value="1870.309" calcext:value-type="float">
            <text:p>1870.309</text:p>
          </table:table-cell>
          <table:table-cell office:value-type="float" office:value="2103.472" calcext:value-type="float">
            <text:p>2103.472</text:p>
          </table:table-cell>
          <table:table-cell office:value-type="float" office:value="1676.812" calcext:value-type="float">
            <text:p>1676.812</text:p>
          </table:table-cell>
          <table:table-cell office:value-type="float" office:value="585.3027" calcext:value-type="float">
            <text:p>585.3027</text:p>
          </table:table-cell>
          <table:table-cell office:value-type="float" office:value="570.9227" calcext:value-type="float">
            <text:p>570.9227</text:p>
          </table:table-cell>
          <table:table-cell office:value-type="float" office:value="142.8481" calcext:value-type="float">
            <text:p>142.8481</text:p>
          </table:table-cell>
          <table:table-cell office:value-type="float" office:value="35.70831" calcext:value-type="float">
            <text:p>35.70831</text:p>
          </table:table-cell>
          <table:table-cell office:value-type="float" office:value="0" calcext:value-type="float">
            <text:p>0</text:p>
          </table:table-cell>
          <table:table-cell office:value-type="float" office:value="-0.009215999" calcext:value-type="float">
            <text:p>-0.009215999</text:p>
          </table:table-cell>
          <table:table-cell office:value-type="float" office:value="0" calcext:value-type="float">
            <text:p>0</text:p>
          </table:table-cell>
          <table:table-cell office:value-type="float" office:value="3.220535" calcext:value-type="float">
            <text:p>3.220535</text:p>
          </table:table-cell>
          <table:table-cell office:value-type="float" office:value="549.9102" calcext:value-type="float">
            <text:p>549.9102</text:p>
          </table:table-cell>
          <table:table-cell office:value-type="float" office:value="-239.1297" calcext:value-type="float">
            <text:p>-239.1297</text:p>
          </table:table-cell>
          <table:table-cell office:value-type="float" office:value="310.7805" calcext:value-type="float">
            <text:p>310.7805</text:p>
          </table:table-cell>
          <table:table-cell office:value-type="float" office:value="-434.3889" calcext:value-type="float">
            <text:p>-434.3889</text:p>
          </table:table-cell>
          <table:table-cell office:value-type="float" office:value="0" calcext:value-type="float">
            <text:p>0</text:p>
          </table:table-cell>
          <table:table-cell office:value-type="float" office:value="15.51168" calcext:value-type="float">
            <text:p>15.5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421.3306" calcext:value-type="float">
            <text:p>421.3306</text:p>
          </table:table-cell>
          <table:table-cell office:value-type="float" office:value="13196.12" calcext:value-type="float">
            <text:p>13196.12</text:p>
          </table:table-cell>
          <table:table-cell office:value-type="float" office:value="0" calcext:value-type="float">
            <text:p>0</text:p>
          </table:table-cell>
          <table:table-cell office:value-type="float" office:value="11.58365" calcext:value-type="float">
            <text:p>11.58365</text:p>
          </table:table-cell>
          <table:table-cell office:value-type="float" office:value="-512.3091" calcext:value-type="float">
            <text:p>-512.3091</text:p>
          </table:table-cell>
          <table:table-cell office:value-type="float" office:value="1367.883" calcext:value-type="float">
            <text:p>1367.883</text:p>
          </table:table-cell>
          <table:table-cell office:value-type="float" office:value="-82.038" calcext:value-type="float">
            <text:p>-82.038</text:p>
          </table:table-cell>
          <table:table-cell office:value-type="float" office:value="115.9693" calcext:value-type="float">
            <text:p>115.9693</text:p>
          </table:table-cell>
          <table:table-cell office:value-type="float" office:value="269.9619" calcext:value-type="float">
            <text:p>269.9619</text:p>
          </table:table-cell>
          <table:table-cell office:value-type="float" office:value="0.1165892" calcext:value-type="float">
            <text:p>0.1165892</text:p>
          </table:table-cell>
          <table:table-cell office:value-type="float" office:value="0.7560851" calcext:value-type="float">
            <text:p>0.7560851</text:p>
          </table:table-cell>
          <table:table-cell office:value-type="float" office:value="0.004312602" calcext:value-type="float">
            <text:p>0.004312602</text:p>
          </table:table-cell>
          <table:table-cell office:value-type="float" office:value="0.1667405" calcext:value-type="float">
            <text:p>0.166740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15.2849" calcext:value-type="float">
            <text:p>-115.2849</text:p>
          </table:table-cell>
          <table:table-cell office:value-type="float" office:value="0" calcext:value-type="float">
            <text:p>0</text:p>
          </table:table-cell>
          <table:table-cell office:value-type="float" office:value="408.1639" calcext:value-type="float">
            <text:p>408.1639</text:p>
          </table:table-cell>
          <table:table-cell office:value-type="float" office:value="1059.729" calcext:value-type="float">
            <text:p>1059.729</text:p>
          </table:table-cell>
          <table:table-cell office:value-type="float" office:value="1299.204" calcext:value-type="float">
            <text:p>1299.204</text:p>
          </table:table-cell>
          <table:table-cell office:value-type="float" office:value="1301.906" calcext:value-type="float">
            <text:p>1301.906</text:p>
          </table:table-cell>
          <table:table-cell office:value-type="float" office:value="784.1913" calcext:value-type="float">
            <text:p>784.1913</text:p>
          </table:table-cell>
          <table:table-cell office:value-type="float" office:value="1092.581" calcext:value-type="float">
            <text:p>1092.581</text:p>
          </table:table-cell>
          <table:table-cell office:value-type="float" office:value="416.4723" calcext:value-type="float">
            <text:p>416.4723</text:p>
          </table:table-cell>
          <table:table-cell office:value-type="float" office:value="1870.216" calcext:value-type="float">
            <text:p>1870.216</text:p>
          </table:table-cell>
          <table:table-cell office:value-type="float" office:value="2103.404" calcext:value-type="float">
            <text:p>2103.404</text:p>
          </table:table-cell>
          <table:table-cell office:value-type="float" office:value="1676.795" calcext:value-type="float">
            <text:p>1676.795</text:p>
          </table:table-cell>
          <table:table-cell office:value-type="float" office:value="585.3232" calcext:value-type="float">
            <text:p>585.3232</text:p>
          </table:table-cell>
          <table:table-cell office:value-type="float" office:value="570.9525" calcext:value-type="float">
            <text:p>570.9525</text:p>
          </table:table-cell>
          <table:table-cell office:value-type="float" office:value="142.8481" calcext:value-type="float">
            <text:p>142.8481</text:p>
          </table:table-cell>
          <table:table-cell office:value-type="float" office:value="35.70829" calcext:value-type="float">
            <text:p>35.70829</text:p>
          </table:table-cell>
          <table:table-cell office:value-type="float" office:value="0" calcext:value-type="float">
            <text:p>0</text:p>
          </table:table-cell>
          <table:table-cell office:value-type="float" office:value="-0.009277645" calcext:value-type="float">
            <text:p>-0.009277645</text:p>
          </table:table-cell>
          <table:table-cell office:value-type="float" office:value="0" calcext:value-type="float">
            <text:p>0</text:p>
          </table:table-cell>
          <table:table-cell office:value-type="float" office:value="3.236498" calcext:value-type="float">
            <text:p>3.236498</text:p>
          </table:table-cell>
          <table:table-cell office:value-type="float" office:value="564.1026" calcext:value-type="float">
            <text:p>564.1026</text:p>
          </table:table-cell>
          <table:table-cell office:value-type="float" office:value="-248.3555" calcext:value-type="float">
            <text:p>-248.3555</text:p>
          </table:table-cell>
          <table:table-cell office:value-type="float" office:value="315.7471" calcext:value-type="float">
            <text:p>315.7471</text:p>
          </table:table-cell>
          <table:table-cell office:value-type="float" office:value="-436.5204" calcext:value-type="float">
            <text:p>-436.5204</text:p>
          </table:table-cell>
          <table:table-cell office:value-type="float" office:value="0" calcext:value-type="float">
            <text:p>0</text:p>
          </table:table-cell>
          <table:table-cell office:value-type="float" office:value="15.8146" calcext:value-type="float">
            <text:p>15.8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414.3773" calcext:value-type="float">
            <text:p>414.3773</text:p>
          </table:table-cell>
          <table:table-cell office:value-type="float" office:value="13197.22" calcext:value-type="float">
            <text:p>13197.22</text:p>
          </table:table-cell>
          <table:table-cell office:value-type="float" office:value="0" calcext:value-type="float">
            <text:p>0</text:p>
          </table:table-cell>
          <table:table-cell office:value-type="float" office:value="12.03905" calcext:value-type="float">
            <text:p>12.03905</text:p>
          </table:table-cell>
          <table:table-cell office:value-type="float" office:value="-519.045" calcext:value-type="float">
            <text:p>-519.045</text:p>
          </table:table-cell>
          <table:table-cell office:value-type="float" office:value="1382.265" calcext:value-type="float">
            <text:p>1382.265</text:p>
          </table:table-cell>
          <table:table-cell office:value-type="float" office:value="-84.78086" calcext:value-type="float">
            <text:p>-84.78086</text:p>
          </table:table-cell>
          <table:table-cell office:value-type="float" office:value="118.4637" calcext:value-type="float">
            <text:p>118.4637</text:p>
          </table:table-cell>
          <table:table-cell office:value-type="float" office:value="262.7671" calcext:value-type="float">
            <text:p>262.7671</text:p>
          </table:table-cell>
          <table:table-cell office:value-type="float" office:value="0.1136541" calcext:value-type="float">
            <text:p>0.1136541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714912" calcext:value-type="float">
            <text:p>0.006714912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05.1211" calcext:value-type="float">
            <text:p>-105.1211</text:p>
          </table:table-cell>
          <table:table-cell office:value-type="float" office:value="0" calcext:value-type="float">
            <text:p>0</text:p>
          </table:table-cell>
          <table:table-cell office:value-type="float" office:value="409.685" calcext:value-type="float">
            <text:p>409.685</text:p>
          </table:table-cell>
          <table:table-cell office:value-type="float" office:value="1060.081" calcext:value-type="float">
            <text:p>1060.081</text:p>
          </table:table-cell>
          <table:table-cell office:value-type="float" office:value="1299.149" calcext:value-type="float">
            <text:p>1299.149</text:p>
          </table:table-cell>
          <table:table-cell office:value-type="float" office:value="1301.774" calcext:value-type="float">
            <text:p>1301.774</text:p>
          </table:table-cell>
          <table:table-cell office:value-type="float" office:value="784.1081" calcext:value-type="float">
            <text:p>784.1081</text:p>
          </table:table-cell>
          <table:table-cell office:value-type="float" office:value="1092.469" calcext:value-type="float">
            <text:p>1092.469</text:p>
          </table:table-cell>
          <table:table-cell office:value-type="float" office:value="416.4511" calcext:value-type="float">
            <text:p>416.4511</text:p>
          </table:table-cell>
          <table:table-cell office:value-type="float" office:value="1870.112" calcext:value-type="float">
            <text:p>1870.112</text:p>
          </table:table-cell>
          <table:table-cell office:value-type="float" office:value="2103.336" calcext:value-type="float">
            <text:p>2103.336</text:p>
          </table:table-cell>
          <table:table-cell office:value-type="float" office:value="1676.776" calcext:value-type="float">
            <text:p>1676.776</text:p>
          </table:table-cell>
          <table:table-cell office:value-type="float" office:value="585.3389" calcext:value-type="float">
            <text:p>585.3389</text:p>
          </table:table-cell>
          <table:table-cell office:value-type="float" office:value="570.9966" calcext:value-type="float">
            <text:p>570.9966</text:p>
          </table:table-cell>
          <table:table-cell office:value-type="float" office:value="142.848" calcext:value-type="float">
            <text:p>142.848</text:p>
          </table:table-cell>
          <table:table-cell office:value-type="float" office:value="35.70827" calcext:value-type="float">
            <text:p>35.70827</text:p>
          </table:table-cell>
          <table:table-cell office:value-type="float" office:value="0" calcext:value-type="float">
            <text:p>0</text:p>
          </table:table-cell>
          <table:table-cell office:value-type="float" office:value="-0.01023345" calcext:value-type="float">
            <text:p>-0.01023345</text:p>
          </table:table-cell>
          <table:table-cell office:value-type="float" office:value="0" calcext:value-type="float">
            <text:p>0</text:p>
          </table:table-cell>
          <table:table-cell office:value-type="float" office:value="3.296157" calcext:value-type="float">
            <text:p>3.296157</text:p>
          </table:table-cell>
          <table:table-cell office:value-type="float" office:value="586.9624" calcext:value-type="float">
            <text:p>586.9624</text:p>
          </table:table-cell>
          <table:table-cell office:value-type="float" office:value="-256.5167" calcext:value-type="float">
            <text:p>-256.5167</text:p>
          </table:table-cell>
          <table:table-cell office:value-type="float" office:value="330.4457" calcext:value-type="float">
            <text:p>330.4457</text:p>
          </table:table-cell>
          <table:table-cell office:value-type="float" office:value="-442.2963" calcext:value-type="float">
            <text:p>-442.2963</text:p>
          </table:table-cell>
          <table:table-cell office:value-type="float" office:value="0" calcext:value-type="float">
            <text:p>0</text:p>
          </table:table-cell>
          <table:table-cell office:value-type="float" office:value="17.49889" calcext:value-type="float">
            <text:p>17.49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408.37" calcext:value-type="float">
            <text:p>408.37</text:p>
          </table:table-cell>
          <table:table-cell office:value-type="float" office:value="13197.9" calcext:value-type="float">
            <text:p>13197.9</text:p>
          </table:table-cell>
          <table:table-cell office:value-type="float" office:value="0" calcext:value-type="float">
            <text:p>0</text:p>
          </table:table-cell>
          <table:table-cell office:value-type="float" office:value="12.42647" calcext:value-type="float">
            <text:p>12.42647</text:p>
          </table:table-cell>
          <table:table-cell office:value-type="float" office:value="-527.5938" calcext:value-type="float">
            <text:p>-527.5938</text:p>
          </table:table-cell>
          <table:table-cell office:value-type="float" office:value="1408.693" calcext:value-type="float">
            <text:p>1408.693</text:p>
          </table:table-cell>
          <table:table-cell office:value-type="float" office:value="-87.73894" calcext:value-type="float">
            <text:p>-87.73894</text:p>
          </table:table-cell>
          <table:table-cell office:value-type="float" office:value="120.9824" calcext:value-type="float">
            <text:p>120.9824</text:p>
          </table:table-cell>
          <table:table-cell office:value-type="float" office:value="257.2195" calcext:value-type="float">
            <text:p>257.2195</text:p>
          </table:table-cell>
          <table:table-cell office:value-type="float" office:value="0.1138374" calcext:value-type="float">
            <text:p>0.1138374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714912" calcext:value-type="float">
            <text:p>0.006714912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6.15198" calcext:value-type="float">
            <text:p>-96.15198</text:p>
          </table:table-cell>
          <table:table-cell office:value-type="float" office:value="0" calcext:value-type="float">
            <text:p>0</text:p>
          </table:table-cell>
          <table:table-cell office:value-type="float" office:value="410.8563" calcext:value-type="float">
            <text:p>410.8563</text:p>
          </table:table-cell>
          <table:table-cell office:value-type="float" office:value="1059.824" calcext:value-type="float">
            <text:p>1059.824</text:p>
          </table:table-cell>
          <table:table-cell office:value-type="float" office:value="1298.908" calcext:value-type="float">
            <text:p>1298.908</text:p>
          </table:table-cell>
          <table:table-cell office:value-type="float" office:value="1301.641" calcext:value-type="float">
            <text:p>1301.641</text:p>
          </table:table-cell>
          <table:table-cell office:value-type="float" office:value="784.0329" calcext:value-type="float">
            <text:p>784.0329</text:p>
          </table:table-cell>
          <table:table-cell office:value-type="float" office:value="1092.362" calcext:value-type="float">
            <text:p>1092.362</text:p>
          </table:table-cell>
          <table:table-cell office:value-type="float" office:value="416.428" calcext:value-type="float">
            <text:p>416.428</text:p>
          </table:table-cell>
          <table:table-cell office:value-type="float" office:value="1870.014" calcext:value-type="float">
            <text:p>1870.014</text:p>
          </table:table-cell>
          <table:table-cell office:value-type="float" office:value="2103.268" calcext:value-type="float">
            <text:p>2103.268</text:p>
          </table:table-cell>
          <table:table-cell office:value-type="float" office:value="1676.756" calcext:value-type="float">
            <text:p>1676.756</text:p>
          </table:table-cell>
          <table:table-cell office:value-type="float" office:value="585.3511" calcext:value-type="float">
            <text:p>585.3511</text:p>
          </table:table-cell>
          <table:table-cell office:value-type="float" office:value="571.0529" calcext:value-type="float">
            <text:p>571.0529</text:p>
          </table:table-cell>
          <table:table-cell office:value-type="float" office:value="142.848" calcext:value-type="float">
            <text:p>142.848</text:p>
          </table:table-cell>
          <table:table-cell office:value-type="float" office:value="35.70826" calcext:value-type="float">
            <text:p>35.70826</text:p>
          </table:table-cell>
          <table:table-cell office:value-type="float" office:value="0" calcext:value-type="float">
            <text:p>0</text:p>
          </table:table-cell>
          <table:table-cell office:value-type="float" office:value="-0.0109021" calcext:value-type="float">
            <text:p>-0.0109021</text:p>
          </table:table-cell>
          <table:table-cell office:value-type="float" office:value="0" calcext:value-type="float">
            <text:p>0</text:p>
          </table:table-cell>
          <table:table-cell office:value-type="float" office:value="3.355788" calcext:value-type="float">
            <text:p>3.355788</text:p>
          </table:table-cell>
          <table:table-cell office:value-type="float" office:value="609.6339" calcext:value-type="float">
            <text:p>609.6339</text:p>
          </table:table-cell>
          <table:table-cell office:value-type="float" office:value="-264.6332" calcext:value-type="float">
            <text:p>-264.6332</text:p>
          </table:table-cell>
          <table:table-cell office:value-type="float" office:value="345.0007" calcext:value-type="float">
            <text:p>345.0007</text:p>
          </table:table-cell>
          <table:table-cell office:value-type="float" office:value="-447.9219" calcext:value-type="float">
            <text:p>-447.9219</text:p>
          </table:table-cell>
          <table:table-cell office:value-type="float" office:value="0" calcext:value-type="float">
            <text:p>0</text:p>
          </table:table-cell>
          <table:table-cell office:value-type="float" office:value="17.53424" calcext:value-type="float">
            <text:p>17.5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401.9718" calcext:value-type="float">
            <text:p>401.9718</text:p>
          </table:table-cell>
          <table:table-cell office:value-type="float" office:value="13198.72" calcext:value-type="float">
            <text:p>13198.72</text:p>
          </table:table-cell>
          <table:table-cell office:value-type="float" office:value="0" calcext:value-type="float">
            <text:p>0</text:p>
          </table:table-cell>
          <table:table-cell office:value-type="float" office:value="12.81551" calcext:value-type="float">
            <text:p>12.81551</text:p>
          </table:table-cell>
          <table:table-cell office:value-type="float" office:value="-536.5617" calcext:value-type="float">
            <text:p>-536.5617</text:p>
          </table:table-cell>
          <table:table-cell office:value-type="float" office:value="1435.472" calcext:value-type="float">
            <text:p>1435.472</text:p>
          </table:table-cell>
          <table:table-cell office:value-type="float" office:value="-90.85693" calcext:value-type="float">
            <text:p>-90.85693</text:p>
          </table:table-cell>
          <table:table-cell office:value-type="float" office:value="123.3814" calcext:value-type="float">
            <text:p>123.3814</text:p>
          </table:table-cell>
          <table:table-cell office:value-type="float" office:value="251.1382" calcext:value-type="float">
            <text:p>251.1382</text:p>
          </table:table-cell>
          <table:table-cell office:value-type="float" office:value="0.1145916" calcext:value-type="float">
            <text:p>0.1145916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941132" calcext:value-type="float">
            <text:p>0.006941132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9.50405" calcext:value-type="float">
            <text:p>-89.50405</text:p>
          </table:table-cell>
          <table:table-cell office:value-type="float" office:value="0" calcext:value-type="float">
            <text:p>0</text:p>
          </table:table-cell>
          <table:table-cell office:value-type="float" office:value="412.2419" calcext:value-type="float">
            <text:p>412.2419</text:p>
          </table:table-cell>
          <table:table-cell office:value-type="float" office:value="1059.598" calcext:value-type="float">
            <text:p>1059.598</text:p>
          </table:table-cell>
          <table:table-cell office:value-type="float" office:value="1298.68" calcext:value-type="float">
            <text:p>1298.68</text:p>
          </table:table-cell>
          <table:table-cell office:value-type="float" office:value="1301.513" calcext:value-type="float">
            <text:p>1301.513</text:p>
          </table:table-cell>
          <table:table-cell office:value-type="float" office:value="783.9617" calcext:value-type="float">
            <text:p>783.9617</text:p>
          </table:table-cell>
          <table:table-cell office:value-type="float" office:value="1092.261" calcext:value-type="float">
            <text:p>1092.261</text:p>
          </table:table-cell>
          <table:table-cell office:value-type="float" office:value="416.4066" calcext:value-type="float">
            <text:p>416.4066</text:p>
          </table:table-cell>
          <table:table-cell office:value-type="float" office:value="1869.924" calcext:value-type="float">
            <text:p>1869.924</text:p>
          </table:table-cell>
          <table:table-cell office:value-type="float" office:value="2103.199" calcext:value-type="float">
            <text:p>2103.199</text:p>
          </table:table-cell>
          <table:table-cell office:value-type="float" office:value="1676.736" calcext:value-type="float">
            <text:p>1676.736</text:p>
          </table:table-cell>
          <table:table-cell office:value-type="float" office:value="585.3606" calcext:value-type="float">
            <text:p>585.3606</text:p>
          </table:table-cell>
          <table:table-cell office:value-type="float" office:value="571.1187" calcext:value-type="float">
            <text:p>571.1187</text:p>
          </table:table-cell>
          <table:table-cell office:value-type="float" office:value="142.8479" calcext:value-type="float">
            <text:p>142.8479</text:p>
          </table:table-cell>
          <table:table-cell office:value-type="float" office:value="35.70824" calcext:value-type="float">
            <text:p>35.70824</text:p>
          </table:table-cell>
          <table:table-cell office:value-type="float" office:value="0" calcext:value-type="float">
            <text:p>0</text:p>
          </table:table-cell>
          <table:table-cell office:value-type="float" office:value="-0.01100465" calcext:value-type="float">
            <text:p>-0.01100465</text:p>
          </table:table-cell>
          <table:table-cell office:value-type="float" office:value="0" calcext:value-type="float">
            <text:p>0</text:p>
          </table:table-cell>
          <table:table-cell office:value-type="float" office:value="3.419204" calcext:value-type="float">
            <text:p>3.419204</text:p>
          </table:table-cell>
          <table:table-cell office:value-type="float" office:value="631.6389" calcext:value-type="float">
            <text:p>631.6389</text:p>
          </table:table-cell>
          <table:table-cell office:value-type="float" office:value="-274.1397" calcext:value-type="float">
            <text:p>-274.1397</text:p>
          </table:table-cell>
          <table:table-cell office:value-type="float" office:value="357.4992" calcext:value-type="float">
            <text:p>357.4992</text:p>
          </table:table-cell>
          <table:table-cell office:value-type="float" office:value="-453.7996" calcext:value-type="float">
            <text:p>-453.7996</text:p>
          </table:table-cell>
          <table:table-cell office:value-type="float" office:value="0" calcext:value-type="float">
            <text:p>0</text:p>
          </table:table-cell>
          <table:table-cell office:value-type="float" office:value="17.55827" calcext:value-type="float">
            <text:p>17.55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394.5788" calcext:value-type="float">
            <text:p>394.5788</text:p>
          </table:table-cell>
          <table:table-cell office:value-type="float" office:value="13199.76" calcext:value-type="float">
            <text:p>13199.76</text:p>
          </table:table-cell>
          <table:table-cell office:value-type="float" office:value="0" calcext:value-type="float">
            <text:p>0</text:p>
          </table:table-cell>
          <table:table-cell office:value-type="float" office:value="13.2211" calcext:value-type="float">
            <text:p>13.2211</text:p>
          </table:table-cell>
          <table:table-cell office:value-type="float" office:value="-546.0757" calcext:value-type="float">
            <text:p>-546.0757</text:p>
          </table:table-cell>
          <table:table-cell office:value-type="float" office:value="1463.591" calcext:value-type="float">
            <text:p>1463.591</text:p>
          </table:table-cell>
          <table:table-cell office:value-type="float" office:value="-94.03011" calcext:value-type="float">
            <text:p>-94.03011</text:p>
          </table:table-cell>
          <table:table-cell office:value-type="float" office:value="125.9753" calcext:value-type="float">
            <text:p>125.9753</text:p>
          </table:table-cell>
          <table:table-cell office:value-type="float" office:value="244.0648" calcext:value-type="float">
            <text:p>244.0648</text:p>
          </table:table-cell>
          <table:table-cell office:value-type="float" office:value="0.1151933" calcext:value-type="float">
            <text:p>0.1151933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94116" calcext:value-type="float">
            <text:p>0.00694116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3.25507" calcext:value-type="float">
            <text:p>-83.25507</text:p>
          </table:table-cell>
          <table:table-cell office:value-type="float" office:value="0" calcext:value-type="float">
            <text:p>0</text:p>
          </table:table-cell>
          <table:table-cell office:value-type="float" office:value="413.7878" calcext:value-type="float">
            <text:p>413.7878</text:p>
          </table:table-cell>
          <table:table-cell office:value-type="float" office:value="1059.421" calcext:value-type="float">
            <text:p>1059.421</text:p>
          </table:table-cell>
          <table:table-cell office:value-type="float" office:value="1298.44" calcext:value-type="float">
            <text:p>1298.44</text:p>
          </table:table-cell>
          <table:table-cell office:value-type="float" office:value="1301.387" calcext:value-type="float">
            <text:p>1301.387</text:p>
          </table:table-cell>
          <table:table-cell office:value-type="float" office:value="783.8889" calcext:value-type="float">
            <text:p>783.8889</text:p>
          </table:table-cell>
          <table:table-cell office:value-type="float" office:value="1092.161" calcext:value-type="float">
            <text:p>1092.161</text:p>
          </table:table-cell>
          <table:table-cell office:value-type="float" office:value="416.3866" calcext:value-type="float">
            <text:p>416.3866</text:p>
          </table:table-cell>
          <table:table-cell office:value-type="float" office:value="1869.836" calcext:value-type="float">
            <text:p>1869.836</text:p>
          </table:table-cell>
          <table:table-cell office:value-type="float" office:value="2103.132" calcext:value-type="float">
            <text:p>2103.132</text:p>
          </table:table-cell>
          <table:table-cell office:value-type="float" office:value="1676.714" calcext:value-type="float">
            <text:p>1676.714</text:p>
          </table:table-cell>
          <table:table-cell office:value-type="float" office:value="585.3681" calcext:value-type="float">
            <text:p>585.3681</text:p>
          </table:table-cell>
          <table:table-cell office:value-type="float" office:value="571.1935" calcext:value-type="float">
            <text:p>571.1935</text:p>
          </table:table-cell>
          <table:table-cell office:value-type="float" office:value="142.8479" calcext:value-type="float">
            <text:p>142.8479</text:p>
          </table:table-cell>
          <table:table-cell office:value-type="float" office:value="35.70823" calcext:value-type="float">
            <text:p>35.70823</text:p>
          </table:table-cell>
          <table:table-cell office:value-type="float" office:value="0" calcext:value-type="float">
            <text:p>0</text:p>
          </table:table-cell>
          <table:table-cell office:value-type="float" office:value="-0.0112892" calcext:value-type="float">
            <text:p>-0.0112892</text:p>
          </table:table-cell>
          <table:table-cell office:value-type="float" office:value="0" calcext:value-type="float">
            <text:p>0</text:p>
          </table:table-cell>
          <table:table-cell office:value-type="float" office:value="3.476132" calcext:value-type="float">
            <text:p>3.476132</text:p>
          </table:table-cell>
          <table:table-cell office:value-type="float" office:value="654.3869" calcext:value-type="float">
            <text:p>654.3869</text:p>
          </table:table-cell>
          <table:table-cell office:value-type="float" office:value="-284.2982" calcext:value-type="float">
            <text:p>-284.2982</text:p>
          </table:table-cell>
          <table:table-cell office:value-type="float" office:value="370.0887" calcext:value-type="float">
            <text:p>370.0887</text:p>
          </table:table-cell>
          <table:table-cell office:value-type="float" office:value="-460.478" calcext:value-type="float">
            <text:p>-460.478</text:p>
          </table:table-cell>
          <table:table-cell office:value-type="float" office:value="0" calcext:value-type="float">
            <text:p>0</text:p>
          </table:table-cell>
          <table:table-cell office:value-type="float" office:value="17.89125" calcext:value-type="float">
            <text:p>17.89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387.8169" calcext:value-type="float">
            <text:p>387.8169</text:p>
          </table:table-cell>
          <table:table-cell office:value-type="float" office:value="13200.64" calcext:value-type="float">
            <text:p>13200.64</text:p>
          </table:table-cell>
          <table:table-cell office:value-type="float" office:value="0" calcext:value-type="float">
            <text:p>0</text:p>
          </table:table-cell>
          <table:table-cell office:value-type="float" office:value="13.63209" calcext:value-type="float">
            <text:p>13.63209</text:p>
          </table:table-cell>
          <table:table-cell office:value-type="float" office:value="-554.803" calcext:value-type="float">
            <text:p>-554.803</text:p>
          </table:table-cell>
          <table:table-cell office:value-type="float" office:value="1488.256" calcext:value-type="float">
            <text:p>1488.256</text:p>
          </table:table-cell>
          <table:table-cell office:value-type="float" office:value="-96.98914" calcext:value-type="float">
            <text:p>-96.98914</text:p>
          </table:table-cell>
          <table:table-cell office:value-type="float" office:value="128.1191" calcext:value-type="float">
            <text:p>128.1191</text:p>
          </table:table-cell>
          <table:table-cell office:value-type="float" office:value="237.455" calcext:value-type="float">
            <text:p>237.455</text:p>
          </table:table-cell>
          <table:table-cell office:value-type="float" office:value="0.1157121" calcext:value-type="float">
            <text:p>0.1157121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941163" calcext:value-type="float">
            <text:p>0.006941163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8.2341" calcext:value-type="float">
            <text:p>-88.2341</text:p>
          </table:table-cell>
          <table:table-cell office:value-type="float" office:value="0" calcext:value-type="float">
            <text:p>0</text:p>
          </table:table-cell>
          <table:table-cell office:value-type="float" office:value="415.3627" calcext:value-type="float">
            <text:p>415.3627</text:p>
          </table:table-cell>
          <table:table-cell office:value-type="float" office:value="1059.226" calcext:value-type="float">
            <text:p>1059.226</text:p>
          </table:table-cell>
          <table:table-cell office:value-type="float" office:value="1298.203" calcext:value-type="float">
            <text:p>1298.203</text:p>
          </table:table-cell>
          <table:table-cell office:value-type="float" office:value="1301.256" calcext:value-type="float">
            <text:p>1301.256</text:p>
          </table:table-cell>
          <table:table-cell office:value-type="float" office:value="783.8176" calcext:value-type="float">
            <text:p>783.8176</text:p>
          </table:table-cell>
          <table:table-cell office:value-type="float" office:value="1092.06" calcext:value-type="float">
            <text:p>1092.06</text:p>
          </table:table-cell>
          <table:table-cell office:value-type="float" office:value="416.3672" calcext:value-type="float">
            <text:p>416.3672</text:p>
          </table:table-cell>
          <table:table-cell office:value-type="float" office:value="1869.747" calcext:value-type="float">
            <text:p>1869.747</text:p>
          </table:table-cell>
          <table:table-cell office:value-type="float" office:value="2103.063" calcext:value-type="float">
            <text:p>2103.063</text:p>
          </table:table-cell>
          <table:table-cell office:value-type="float" office:value="1676.692" calcext:value-type="float">
            <text:p>1676.692</text:p>
          </table:table-cell>
          <table:table-cell office:value-type="float" office:value="585.3738" calcext:value-type="float">
            <text:p>585.3738</text:p>
          </table:table-cell>
          <table:table-cell office:value-type="float" office:value="571.2787" calcext:value-type="float">
            <text:p>571.2787</text:p>
          </table:table-cell>
          <table:table-cell office:value-type="float" office:value="142.8479" calcext:value-type="float">
            <text:p>142.8479</text:p>
          </table:table-cell>
          <table:table-cell office:value-type="float" office:value="35.70821" calcext:value-type="float">
            <text:p>35.70821</text:p>
          </table:table-cell>
          <table:table-cell office:value-type="float" office:value="0" calcext:value-type="float">
            <text:p>0</text:p>
          </table:table-cell>
          <table:table-cell office:value-type="float" office:value="-0.01164662" calcext:value-type="float">
            <text:p>-0.01164662</text:p>
          </table:table-cell>
          <table:table-cell office:value-type="float" office:value="0" calcext:value-type="float">
            <text:p>0</text:p>
          </table:table-cell>
          <table:table-cell office:value-type="float" office:value="3.518745" calcext:value-type="float">
            <text:p>3.518745</text:p>
          </table:table-cell>
          <table:table-cell office:value-type="float" office:value="663.2551" calcext:value-type="float">
            <text:p>663.2551</text:p>
          </table:table-cell>
          <table:table-cell office:value-type="float" office:value="-292.3721" calcext:value-type="float">
            <text:p>-292.3721</text:p>
          </table:table-cell>
          <table:table-cell office:value-type="float" office:value="370.883" calcext:value-type="float">
            <text:p>370.883</text:p>
          </table:table-cell>
          <table:table-cell office:value-type="float" office:value="-466.6803" calcext:value-type="float">
            <text:p>-466.6803</text:p>
          </table:table-cell>
          <table:table-cell office:value-type="float" office:value="0" calcext:value-type="float">
            <text:p>0</text:p>
          </table:table-cell>
          <table:table-cell office:value-type="float" office:value="18.31965" calcext:value-type="float">
            <text:p>18.3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379.9561" calcext:value-type="float">
            <text:p>379.9561</text:p>
          </table:table-cell>
          <table:table-cell office:value-type="float" office:value="13201.65" calcext:value-type="float">
            <text:p>13201.65</text:p>
          </table:table-cell>
          <table:table-cell office:value-type="float" office:value="0" calcext:value-type="float">
            <text:p>0</text:p>
          </table:table-cell>
          <table:table-cell office:value-type="float" office:value="14.05175" calcext:value-type="float">
            <text:p>14.05175</text:p>
          </table:table-cell>
          <table:table-cell office:value-type="float" office:value="-564.5911" calcext:value-type="float">
            <text:p>-564.5911</text:p>
          </table:table-cell>
          <table:table-cell office:value-type="float" office:value="1517.288" calcext:value-type="float">
            <text:p>1517.288</text:p>
          </table:table-cell>
          <table:table-cell office:value-type="float" office:value="-99.69051" calcext:value-type="float">
            <text:p>-99.69051</text:p>
          </table:table-cell>
          <table:table-cell office:value-type="float" office:value="130.4969" calcext:value-type="float">
            <text:p>130.4969</text:p>
          </table:table-cell>
          <table:table-cell office:value-type="float" office:value="230.0405" calcext:value-type="float">
            <text:p>230.0405</text:p>
          </table:table-cell>
          <table:table-cell office:value-type="float" office:value="0.1164895" calcext:value-type="float">
            <text:p>0.1164895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941163" calcext:value-type="float">
            <text:p>0.006941163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1.56435" calcext:value-type="float">
            <text:p>-81.56435</text:p>
          </table:table-cell>
          <table:table-cell office:value-type="float" office:value="0" calcext:value-type="float">
            <text:p>0</text:p>
          </table:table-cell>
          <table:table-cell office:value-type="float" office:value="416.8542" calcext:value-type="float">
            <text:p>416.8542</text:p>
          </table:table-cell>
          <table:table-cell office:value-type="float" office:value="1058.957" calcext:value-type="float">
            <text:p>1058.957</text:p>
          </table:table-cell>
          <table:table-cell office:value-type="float" office:value="1297.949" calcext:value-type="float">
            <text:p>1297.949</text:p>
          </table:table-cell>
          <table:table-cell office:value-type="float" office:value="1301.12" calcext:value-type="float">
            <text:p>1301.12</text:p>
          </table:table-cell>
          <table:table-cell office:value-type="float" office:value="783.7413" calcext:value-type="float">
            <text:p>783.7413</text:p>
          </table:table-cell>
          <table:table-cell office:value-type="float" office:value="1091.96" calcext:value-type="float">
            <text:p>1091.96</text:p>
          </table:table-cell>
          <table:table-cell office:value-type="float" office:value="416.3474" calcext:value-type="float">
            <text:p>416.3474</text:p>
          </table:table-cell>
          <table:table-cell office:value-type="float" office:value="1869.659" calcext:value-type="float">
            <text:p>1869.659</text:p>
          </table:table-cell>
          <table:table-cell office:value-type="float" office:value="2102.995" calcext:value-type="float">
            <text:p>2102.995</text:p>
          </table:table-cell>
          <table:table-cell office:value-type="float" office:value="1676.669" calcext:value-type="float">
            <text:p>1676.669</text:p>
          </table:table-cell>
          <table:table-cell office:value-type="float" office:value="585.3779" calcext:value-type="float">
            <text:p>585.3779</text:p>
          </table:table-cell>
          <table:table-cell office:value-type="float" office:value="571.3792" calcext:value-type="float">
            <text:p>571.3792</text:p>
          </table:table-cell>
          <table:table-cell office:value-type="float" office:value="142.8478" calcext:value-type="float">
            <text:p>142.8478</text:p>
          </table:table-cell>
          <table:table-cell office:value-type="float" office:value="35.70819" calcext:value-type="float">
            <text:p>35.70819</text:p>
          </table:table-cell>
          <table:table-cell office:value-type="float" office:value="0" calcext:value-type="float">
            <text:p>0</text:p>
          </table:table-cell>
          <table:table-cell office:value-type="float" office:value="-0.01175133" calcext:value-type="float">
            <text:p>-0.01175133</text:p>
          </table:table-cell>
          <table:table-cell office:value-type="float" office:value="0" calcext:value-type="float">
            <text:p>0</text:p>
          </table:table-cell>
          <table:table-cell office:value-type="float" office:value="3.561947" calcext:value-type="float">
            <text:p>3.561947</text:p>
          </table:table-cell>
          <table:table-cell office:value-type="float" office:value="686.3207" calcext:value-type="float">
            <text:p>686.3207</text:p>
          </table:table-cell>
          <table:table-cell office:value-type="float" office:value="-301.6792" calcext:value-type="float">
            <text:p>-301.6792</text:p>
          </table:table-cell>
          <table:table-cell office:value-type="float" office:value="384.6415" calcext:value-type="float">
            <text:p>384.6415</text:p>
          </table:table-cell>
          <table:table-cell office:value-type="float" office:value="-473.8664" calcext:value-type="float">
            <text:p>-473.8664</text:p>
          </table:table-cell>
          <table:table-cell office:value-type="float" office:value="0" calcext:value-type="float">
            <text:p>0</text:p>
          </table:table-cell>
          <table:table-cell office:value-type="float" office:value="18.4135" calcext:value-type="float">
            <text:p>18.4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374.2342" calcext:value-type="float">
            <text:p>374.2342</text:p>
          </table:table-cell>
          <table:table-cell office:value-type="float" office:value="13202.26" calcext:value-type="float">
            <text:p>13202.26</text:p>
          </table:table-cell>
          <table:table-cell office:value-type="float" office:value="0" calcext:value-type="float">
            <text:p>0</text:p>
          </table:table-cell>
          <table:table-cell office:value-type="float" office:value="14.47898" calcext:value-type="float">
            <text:p>14.47898</text:p>
          </table:table-cell>
          <table:table-cell office:value-type="float" office:value="-572.5383" calcext:value-type="float">
            <text:p>-572.5383</text:p>
          </table:table-cell>
          <table:table-cell office:value-type="float" office:value="1541.808" calcext:value-type="float">
            <text:p>1541.808</text:p>
          </table:table-cell>
          <table:table-cell office:value-type="float" office:value="-102.2522" calcext:value-type="float">
            <text:p>-102.2522</text:p>
          </table:table-cell>
          <table:table-cell office:value-type="float" office:value="131.1525" calcext:value-type="float">
            <text:p>131.1525</text:p>
          </table:table-cell>
          <table:table-cell office:value-type="float" office:value="224.7032" calcext:value-type="float">
            <text:p>224.7032</text:p>
          </table:table-cell>
          <table:table-cell office:value-type="float" office:value="0.1174027" calcext:value-type="float">
            <text:p>0.1174027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941163" calcext:value-type="float">
            <text:p>0.006941163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6.72701" calcext:value-type="float">
            <text:p>-76.72701</text:p>
          </table:table-cell>
          <table:table-cell office:value-type="float" office:value="0" calcext:value-type="float">
            <text:p>0</text:p>
          </table:table-cell>
          <table:table-cell office:value-type="float" office:value="417.9964" calcext:value-type="float">
            <text:p>417.9964</text:p>
          </table:table-cell>
          <table:table-cell office:value-type="float" office:value="1058.704" calcext:value-type="float">
            <text:p>1058.704</text:p>
          </table:table-cell>
          <table:table-cell office:value-type="float" office:value="1297.694" calcext:value-type="float">
            <text:p>1297.694</text:p>
          </table:table-cell>
          <table:table-cell office:value-type="float" office:value="1300.978" calcext:value-type="float">
            <text:p>1300.978</text:p>
          </table:table-cell>
          <table:table-cell office:value-type="float" office:value="783.6594" calcext:value-type="float">
            <text:p>783.6594</text:p>
          </table:table-cell>
          <table:table-cell office:value-type="float" office:value="1091.858" calcext:value-type="float">
            <text:p>1091.858</text:p>
          </table:table-cell>
          <table:table-cell office:value-type="float" office:value="416.3268" calcext:value-type="float">
            <text:p>416.3268</text:p>
          </table:table-cell>
          <table:table-cell office:value-type="float" office:value="1869.57" calcext:value-type="float">
            <text:p>1869.57</text:p>
          </table:table-cell>
          <table:table-cell office:value-type="float" office:value="2102.927" calcext:value-type="float">
            <text:p>2102.927</text:p>
          </table:table-cell>
          <table:table-cell office:value-type="float" office:value="1676.646" calcext:value-type="float">
            <text:p>1676.646</text:p>
          </table:table-cell>
          <table:table-cell office:value-type="float" office:value="585.3809" calcext:value-type="float">
            <text:p>585.3809</text:p>
          </table:table-cell>
          <table:table-cell office:value-type="float" office:value="571.4996" calcext:value-type="float">
            <text:p>571.4996</text:p>
          </table:table-cell>
          <table:table-cell office:value-type="float" office:value="142.8478" calcext:value-type="float">
            <text:p>142.8478</text:p>
          </table:table-cell>
          <table:table-cell office:value-type="float" office:value="35.70817" calcext:value-type="float">
            <text:p>35.70817</text:p>
          </table:table-cell>
          <table:table-cell office:value-type="float" office:value="0" calcext:value-type="float">
            <text:p>0</text:p>
          </table:table-cell>
          <table:table-cell office:value-type="float" office:value="-0.0118094" calcext:value-type="float">
            <text:p>-0.0118094</text:p>
          </table:table-cell>
          <table:table-cell office:value-type="float" office:value="0" calcext:value-type="float">
            <text:p>0</text:p>
          </table:table-cell>
          <table:table-cell office:value-type="float" office:value="3.597222" calcext:value-type="float">
            <text:p>3.597222</text:p>
          </table:table-cell>
          <table:table-cell office:value-type="float" office:value="705.5251" calcext:value-type="float">
            <text:p>705.5251</text:p>
          </table:table-cell>
          <table:table-cell office:value-type="float" office:value="-310.6594" calcext:value-type="float">
            <text:p>-310.6594</text:p>
          </table:table-cell>
          <table:table-cell office:value-type="float" office:value="394.8658" calcext:value-type="float">
            <text:p>394.8658</text:p>
          </table:table-cell>
          <table:table-cell office:value-type="float" office:value="-479.316" calcext:value-type="float">
            <text:p>-479.316</text:p>
          </table:table-cell>
          <table:table-cell office:value-type="float" office:value="0" calcext:value-type="float">
            <text:p>0</text:p>
          </table:table-cell>
          <table:table-cell office:value-type="float" office:value="18.47189" calcext:value-type="float">
            <text:p>18.47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371.5869" calcext:value-type="float">
            <text:p>371.5869</text:p>
          </table:table-cell>
          <table:table-cell office:value-type="float" office:value="13202.29" calcext:value-type="float">
            <text:p>13202.29</text:p>
          </table:table-cell>
          <table:table-cell office:value-type="float" office:value="0" calcext:value-type="float">
            <text:p>0</text:p>
          </table:table-cell>
          <table:table-cell office:value-type="float" office:value="14.9084" calcext:value-type="float">
            <text:p>14.9084</text:p>
          </table:table-cell>
          <table:table-cell office:value-type="float" office:value="-577.8775" calcext:value-type="float">
            <text:p>-577.8775</text:p>
          </table:table-cell>
          <table:table-cell office:value-type="float" office:value="1557.809" calcext:value-type="float">
            <text:p>1557.809</text:p>
          </table:table-cell>
          <table:table-cell office:value-type="float" office:value="-104.7161" calcext:value-type="float">
            <text:p>-104.7161</text:p>
          </table:table-cell>
          <table:table-cell office:value-type="float" office:value="130.1873" calcext:value-type="float">
            <text:p>130.1873</text:p>
          </table:table-cell>
          <table:table-cell office:value-type="float" office:value="222.3124" calcext:value-type="float">
            <text:p>222.3124</text:p>
          </table:table-cell>
          <table:table-cell office:value-type="float" office:value="0.1185018" calcext:value-type="float">
            <text:p>0.1185018</text:p>
          </table:table-cell>
          <table:table-cell office:value-type="float" office:value="1.194317" calcext:value-type="float">
            <text:p>1.194317</text:p>
          </table:table-cell>
          <table:table-cell office:value-type="float" office:value="0.006941163" calcext:value-type="float">
            <text:p>0.006941163</text:p>
          </table:table-cell>
          <table:table-cell office:value-type="float" office:value="0.2615269" calcext:value-type="float">
            <text:p>0.261526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7.28237" calcext:value-type="float">
            <text:p>-67.28237</text:p>
          </table:table-cell>
          <table:table-cell office:value-type="float" office:value="0" calcext:value-type="float">
            <text:p>0</text:p>
          </table:table-cell>
          <table:table-cell office:value-type="float" office:value="418.5593" calcext:value-type="float">
            <text:p>418.5593</text:p>
          </table:table-cell>
          <table:table-cell office:value-type="float" office:value="1058.5" calcext:value-type="float">
            <text:p>1058.5</text:p>
          </table:table-cell>
          <table:table-cell office:value-type="float" office:value="1297.471" calcext:value-type="float">
            <text:p>1297.471</text:p>
          </table:table-cell>
          <table:table-cell office:value-type="float" office:value="1300.844" calcext:value-type="float">
            <text:p>1300.844</text:p>
          </table:table-cell>
          <table:table-cell office:value-type="float" office:value="783.5804" calcext:value-type="float">
            <text:p>783.5804</text:p>
          </table:table-cell>
          <table:table-cell office:value-type="float" office:value="1091.757" calcext:value-type="float">
            <text:p>1091.757</text:p>
          </table:table-cell>
          <table:table-cell office:value-type="float" office:value="416.3059" calcext:value-type="float">
            <text:p>416.3059</text:p>
          </table:table-cell>
          <table:table-cell office:value-type="float" office:value="1869.481" calcext:value-type="float">
            <text:p>1869.481</text:p>
          </table:table-cell>
          <table:table-cell office:value-type="float" office:value="2102.859" calcext:value-type="float">
            <text:p>2102.859</text:p>
          </table:table-cell>
          <table:table-cell office:value-type="float" office:value="1676.622" calcext:value-type="float">
            <text:p>1676.622</text:p>
          </table:table-cell>
          <table:table-cell office:value-type="float" office:value="585.3828" calcext:value-type="float">
            <text:p>585.3828</text:p>
          </table:table-cell>
          <table:table-cell office:value-type="float" office:value="571.6417" calcext:value-type="float">
            <text:p>571.6417</text:p>
          </table:table-cell>
          <table:table-cell office:value-type="float" office:value="142.8477" calcext:value-type="float">
            <text:p>142.8477</text:p>
          </table:table-cell>
          <table:table-cell office:value-type="float" office:value="35.70816" calcext:value-type="float">
            <text:p>35.70816</text:p>
          </table:table-cell>
          <table:table-cell office:value-type="float" office:value="0" calcext:value-type="float">
            <text:p>0</text:p>
          </table:table-cell>
          <table:table-cell office:value-type="float" office:value="-0.01185059" calcext:value-type="float">
            <text:p>-0.01185059</text:p>
          </table:table-cell>
          <table:table-cell office:value-type="float" office:value="0" calcext:value-type="float">
            <text:p>0</text:p>
          </table:table-cell>
          <table:table-cell office:value-type="float" office:value="3.631422" calcext:value-type="float">
            <text:p>3.631422</text:p>
          </table:table-cell>
          <table:table-cell office:value-type="float" office:value="726.6252" calcext:value-type="float">
            <text:p>726.6252</text:p>
          </table:table-cell>
          <table:table-cell office:value-type="float" office:value="-319.4408" calcext:value-type="float">
            <text:p>-319.4408</text:p>
          </table:table-cell>
          <table:table-cell office:value-type="float" office:value="407.1844" calcext:value-type="float">
            <text:p>407.1844</text:p>
          </table:table-cell>
          <table:table-cell office:value-type="float" office:value="-482.2863" calcext:value-type="float">
            <text:p>-482.2863</text:p>
          </table:table-cell>
          <table:table-cell office:value-type="float" office:value="0" calcext:value-type="float">
            <text:p>0</text:p>
          </table:table-cell>
          <table:table-cell office:value-type="float" office:value="18.56218" calcext:value-type="float">
            <text:p>18.56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366.5597" calcext:value-type="float">
            <text:p>366.5597</text:p>
          </table:table-cell>
          <table:table-cell office:value-type="float" office:value="13202.98" calcext:value-type="float">
            <text:p>13202.98</text:p>
          </table:table-cell>
          <table:table-cell office:value-type="float" office:value="0" calcext:value-type="float">
            <text:p>0</text:p>
          </table:table-cell>
          <table:table-cell office:value-type="float" office:value="15.42837" calcext:value-type="float">
            <text:p>15.42837</text:p>
          </table:table-cell>
          <table:table-cell office:value-type="float" office:value="-583.1655" calcext:value-type="float">
            <text:p>-583.1655</text:p>
          </table:table-cell>
          <table:table-cell office:value-type="float" office:value="1568.681" calcext:value-type="float">
            <text:p>1568.681</text:p>
          </table:table-cell>
          <table:table-cell office:value-type="float" office:value="-107.1668" calcext:value-type="float">
            <text:p>-107.1668</text:p>
          </table:table-cell>
          <table:table-cell office:value-type="float" office:value="130.1833" calcext:value-type="float">
            <text:p>130.1833</text:p>
          </table:table-cell>
          <table:table-cell office:value-type="float" office:value="216.7367" calcext:value-type="float">
            <text:p>216.7367</text:p>
          </table:table-cell>
          <table:table-cell office:value-type="float" office:value="0.116313" calcext:value-type="float">
            <text:p>0.116313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414067" calcext:value-type="float">
            <text:p>0.009414067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3.55791" calcext:value-type="float">
            <text:p>-63.55791</text:p>
          </table:table-cell>
          <table:table-cell office:value-type="float" office:value="0" calcext:value-type="float">
            <text:p>0</text:p>
          </table:table-cell>
          <table:table-cell office:value-type="float" office:value="419.8178" calcext:value-type="float">
            <text:p>419.8178</text:p>
          </table:table-cell>
          <table:table-cell office:value-type="float" office:value="1059.02" calcext:value-type="float">
            <text:p>1059.02</text:p>
          </table:table-cell>
          <table:table-cell office:value-type="float" office:value="1297.285" calcext:value-type="float">
            <text:p>1297.285</text:p>
          </table:table-cell>
          <table:table-cell office:value-type="float" office:value="1300.709" calcext:value-type="float">
            <text:p>1300.709</text:p>
          </table:table-cell>
          <table:table-cell office:value-type="float" office:value="783.4996" calcext:value-type="float">
            <text:p>783.4996</text:p>
          </table:table-cell>
          <table:table-cell office:value-type="float" office:value="1091.657" calcext:value-type="float">
            <text:p>1091.657</text:p>
          </table:table-cell>
          <table:table-cell office:value-type="float" office:value="416.2867" calcext:value-type="float">
            <text:p>416.2867</text:p>
          </table:table-cell>
          <table:table-cell office:value-type="float" office:value="1869.393" calcext:value-type="float">
            <text:p>1869.393</text:p>
          </table:table-cell>
          <table:table-cell office:value-type="float" office:value="2102.79" calcext:value-type="float">
            <text:p>2102.79</text:p>
          </table:table-cell>
          <table:table-cell office:value-type="float" office:value="1676.598" calcext:value-type="float">
            <text:p>1676.598</text:p>
          </table:table-cell>
          <table:table-cell office:value-type="float" office:value="585.3839" calcext:value-type="float">
            <text:p>585.3839</text:p>
          </table:table-cell>
          <table:table-cell office:value-type="float" office:value="571.8047" calcext:value-type="float">
            <text:p>571.8047</text:p>
          </table:table-cell>
          <table:table-cell office:value-type="float" office:value="142.8477" calcext:value-type="float">
            <text:p>142.8477</text:p>
          </table:table-cell>
          <table:table-cell office:value-type="float" office:value="35.70814" calcext:value-type="float">
            <text:p>35.70814</text:p>
          </table:table-cell>
          <table:table-cell office:value-type="float" office:value="0" calcext:value-type="float">
            <text:p>0</text:p>
          </table:table-cell>
          <table:table-cell office:value-type="float" office:value="-0.01221283" calcext:value-type="float">
            <text:p>-0.01221283</text:p>
          </table:table-cell>
          <table:table-cell office:value-type="float" office:value="0" calcext:value-type="float">
            <text:p>0</text:p>
          </table:table-cell>
          <table:table-cell office:value-type="float" office:value="3.666547" calcext:value-type="float">
            <text:p>3.666547</text:p>
          </table:table-cell>
          <table:table-cell office:value-type="float" office:value="742.5517" calcext:value-type="float">
            <text:p>742.5517</text:p>
          </table:table-cell>
          <table:table-cell office:value-type="float" office:value="-328.4515" calcext:value-type="float">
            <text:p>-328.4515</text:p>
          </table:table-cell>
          <table:table-cell office:value-type="float" office:value="414.1002" calcext:value-type="float">
            <text:p>414.1002</text:p>
          </table:table-cell>
          <table:table-cell office:value-type="float" office:value="-486.7407" calcext:value-type="float">
            <text:p>-486.7407</text:p>
          </table:table-cell>
          <table:table-cell office:value-type="float" office:value="0" calcext:value-type="float">
            <text:p>0</text:p>
          </table:table-cell>
          <table:table-cell office:value-type="float" office:value="20.1384" calcext:value-type="float">
            <text:p>20.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358.8362" calcext:value-type="float">
            <text:p>358.8362</text:p>
          </table:table-cell>
          <table:table-cell office:value-type="float" office:value="13203.74" calcext:value-type="float">
            <text:p>13203.74</text:p>
          </table:table-cell>
          <table:table-cell office:value-type="float" office:value="0" calcext:value-type="float">
            <text:p>0</text:p>
          </table:table-cell>
          <table:table-cell office:value-type="float" office:value="15.99445" calcext:value-type="float">
            <text:p>15.99445</text:p>
          </table:table-cell>
          <table:table-cell office:value-type="float" office:value="-593.3188" calcext:value-type="float">
            <text:p>-593.3188</text:p>
          </table:table-cell>
          <table:table-cell office:value-type="float" office:value="1598.593" calcext:value-type="float">
            <text:p>1598.593</text:p>
          </table:table-cell>
          <table:table-cell office:value-type="float" office:value="-109.6163" calcext:value-type="float">
            <text:p>-109.6163</text:p>
          </table:table-cell>
          <table:table-cell office:value-type="float" office:value="132.895" calcext:value-type="float">
            <text:p>132.895</text:p>
          </table:table-cell>
          <table:table-cell office:value-type="float" office:value="209.3922" calcext:value-type="float">
            <text:p>209.3922</text:p>
          </table:table-cell>
          <table:table-cell office:value-type="float" office:value="0.1116882" calcext:value-type="float">
            <text:p>0.1116882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414067" calcext:value-type="float">
            <text:p>0.009414067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7.13902" calcext:value-type="float">
            <text:p>-57.13902</text:p>
          </table:table-cell>
          <table:table-cell office:value-type="float" office:value="0" calcext:value-type="float">
            <text:p>0</text:p>
          </table:table-cell>
          <table:table-cell office:value-type="float" office:value="421.03" calcext:value-type="float">
            <text:p>421.03</text:p>
          </table:table-cell>
          <table:table-cell office:value-type="float" office:value="1058.771" calcext:value-type="float">
            <text:p>1058.771</text:p>
          </table:table-cell>
          <table:table-cell office:value-type="float" office:value="1297.048" calcext:value-type="float">
            <text:p>1297.048</text:p>
          </table:table-cell>
          <table:table-cell office:value-type="float" office:value="1300.565" calcext:value-type="float">
            <text:p>1300.565</text:p>
          </table:table-cell>
          <table:table-cell office:value-type="float" office:value="783.4144" calcext:value-type="float">
            <text:p>783.4144</text:p>
          </table:table-cell>
          <table:table-cell office:value-type="float" office:value="1091.557" calcext:value-type="float">
            <text:p>1091.557</text:p>
          </table:table-cell>
          <table:table-cell office:value-type="float" office:value="416.2636" calcext:value-type="float">
            <text:p>416.2636</text:p>
          </table:table-cell>
          <table:table-cell office:value-type="float" office:value="1869.305" calcext:value-type="float">
            <text:p>1869.305</text:p>
          </table:table-cell>
          <table:table-cell office:value-type="float" office:value="2102.722" calcext:value-type="float">
            <text:p>2102.722</text:p>
          </table:table-cell>
          <table:table-cell office:value-type="float" office:value="1676.573" calcext:value-type="float">
            <text:p>1676.573</text:p>
          </table:table-cell>
          <table:table-cell office:value-type="float" office:value="585.3843" calcext:value-type="float">
            <text:p>585.3843</text:p>
          </table:table-cell>
          <table:table-cell office:value-type="float" office:value="571.9908" calcext:value-type="float">
            <text:p>571.9908</text:p>
          </table:table-cell>
          <table:table-cell office:value-type="float" office:value="142.8476" calcext:value-type="float">
            <text:p>142.8476</text:p>
          </table:table-cell>
          <table:table-cell office:value-type="float" office:value="35.70812" calcext:value-type="float">
            <text:p>35.70812</text:p>
          </table:table-cell>
          <table:table-cell office:value-type="float" office:value="0" calcext:value-type="float">
            <text:p>0</text:p>
          </table:table-cell>
          <table:table-cell office:value-type="float" office:value="-0.01319352" calcext:value-type="float">
            <text:p>-0.01319352</text:p>
          </table:table-cell>
          <table:table-cell office:value-type="float" office:value="0" calcext:value-type="float">
            <text:p>0</text:p>
          </table:table-cell>
          <table:table-cell office:value-type="float" office:value="3.699087" calcext:value-type="float">
            <text:p>3.699087</text:p>
          </table:table-cell>
          <table:table-cell office:value-type="float" office:value="766.2758" calcext:value-type="float">
            <text:p>766.2758</text:p>
          </table:table-cell>
          <table:table-cell office:value-type="float" office:value="-338.0508" calcext:value-type="float">
            <text:p>-338.0508</text:p>
          </table:table-cell>
          <table:table-cell office:value-type="float" office:value="428.225" calcext:value-type="float">
            <text:p>428.225</text:p>
          </table:table-cell>
          <table:table-cell office:value-type="float" office:value="-494.1886" calcext:value-type="float">
            <text:p>-494.1886</text:p>
          </table:table-cell>
          <table:table-cell office:value-type="float" office:value="0" calcext:value-type="float">
            <text:p>0</text:p>
          </table:table-cell>
          <table:table-cell office:value-type="float" office:value="19.86872" calcext:value-type="float">
            <text:p>19.86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353.011" calcext:value-type="float">
            <text:p>353.011</text:p>
          </table:table-cell>
          <table:table-cell office:value-type="float" office:value="13204.22" calcext:value-type="float">
            <text:p>13204.22</text:p>
          </table:table-cell>
          <table:table-cell office:value-type="float" office:value="0" calcext:value-type="float">
            <text:p>0</text:p>
          </table:table-cell>
          <table:table-cell office:value-type="float" office:value="16.47505" calcext:value-type="float">
            <text:p>16.47505</text:p>
          </table:table-cell>
          <table:table-cell office:value-type="float" office:value="-601.8404" calcext:value-type="float">
            <text:p>-601.8404</text:p>
          </table:table-cell>
          <table:table-cell office:value-type="float" office:value="1625.275" calcext:value-type="float">
            <text:p>1625.275</text:p>
          </table:table-cell>
          <table:table-cell office:value-type="float" office:value="-112.1776" calcext:value-type="float">
            <text:p>-112.1776</text:p>
          </table:table-cell>
          <table:table-cell office:value-type="float" office:value="134.2983" calcext:value-type="float">
            <text:p>134.2983</text:p>
          </table:table-cell>
          <table:table-cell office:value-type="float" office:value="203.87" calcext:value-type="float">
            <text:p>203.87</text:p>
          </table:table-cell>
          <table:table-cell office:value-type="float" office:value="0.1125779" calcext:value-type="float">
            <text:p>0.1125779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414067" calcext:value-type="float">
            <text:p>0.009414067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8.72083" calcext:value-type="float">
            <text:p>-48.72083</text:p>
          </table:table-cell>
          <table:table-cell office:value-type="float" office:value="0" calcext:value-type="float">
            <text:p>0</text:p>
          </table:table-cell>
          <table:table-cell office:value-type="float" office:value="422.0154" calcext:value-type="float">
            <text:p>422.0154</text:p>
          </table:table-cell>
          <table:table-cell office:value-type="float" office:value="1058.517" calcext:value-type="float">
            <text:p>1058.517</text:p>
          </table:table-cell>
          <table:table-cell office:value-type="float" office:value="1296.822" calcext:value-type="float">
            <text:p>1296.822</text:p>
          </table:table-cell>
          <table:table-cell office:value-type="float" office:value="1300.43" calcext:value-type="float">
            <text:p>1300.43</text:p>
          </table:table-cell>
          <table:table-cell office:value-type="float" office:value="783.3277" calcext:value-type="float">
            <text:p>783.3277</text:p>
          </table:table-cell>
          <table:table-cell office:value-type="float" office:value="1091.458" calcext:value-type="float">
            <text:p>1091.458</text:p>
          </table:table-cell>
          <table:table-cell office:value-type="float" office:value="416.2401" calcext:value-type="float">
            <text:p>416.2401</text:p>
          </table:table-cell>
          <table:table-cell office:value-type="float" office:value="1869.216" calcext:value-type="float">
            <text:p>1869.216</text:p>
          </table:table-cell>
          <table:table-cell office:value-type="float" office:value="2102.653" calcext:value-type="float">
            <text:p>2102.653</text:p>
          </table:table-cell>
          <table:table-cell office:value-type="float" office:value="1676.547" calcext:value-type="float">
            <text:p>1676.547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72.1974" calcext:value-type="float">
            <text:p>572.1974</text:p>
          </table:table-cell>
          <table:table-cell office:value-type="float" office:value="142.8476" calcext:value-type="float">
            <text:p>142.8476</text:p>
          </table:table-cell>
          <table:table-cell office:value-type="float" office:value="35.70811" calcext:value-type="float">
            <text:p>35.70811</text:p>
          </table:table-cell>
          <table:table-cell office:value-type="float" office:value="0" calcext:value-type="float">
            <text:p>0</text:p>
          </table:table-cell>
          <table:table-cell office:value-type="float" office:value="-0.01328041" calcext:value-type="float">
            <text:p>-0.01328041</text:p>
          </table:table-cell>
          <table:table-cell office:value-type="float" office:value="0" calcext:value-type="float">
            <text:p>0</text:p>
          </table:table-cell>
          <table:table-cell office:value-type="float" office:value="3.724342" calcext:value-type="float">
            <text:p>3.724342</text:p>
          </table:table-cell>
          <table:table-cell office:value-type="float" office:value="788.7272" calcext:value-type="float">
            <text:p>788.7272</text:p>
          </table:table-cell>
          <table:table-cell office:value-type="float" office:value="-346.1211" calcext:value-type="float">
            <text:p>-346.1211</text:p>
          </table:table-cell>
          <table:table-cell office:value-type="float" office:value="442.606" calcext:value-type="float">
            <text:p>442.606</text:p>
          </table:table-cell>
          <table:table-cell office:value-type="float" office:value="-499.922" calcext:value-type="float">
            <text:p>-499.922</text:p>
          </table:table-cell>
          <table:table-cell office:value-type="float" office:value="0" calcext:value-type="float">
            <text:p>0</text:p>
          </table:table-cell>
          <table:table-cell office:value-type="float" office:value="19.63529" calcext:value-type="float">
            <text:p>19.6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350.012" calcext:value-type="float">
            <text:p>350.012</text:p>
          </table:table-cell>
          <table:table-cell office:value-type="float" office:value="13204.38" calcext:value-type="float">
            <text:p>13204.38</text:p>
          </table:table-cell>
          <table:table-cell office:value-type="float" office:value="0" calcext:value-type="float">
            <text:p>0</text:p>
          </table:table-cell>
          <table:table-cell office:value-type="float" office:value="16.93684" calcext:value-type="float">
            <text:p>16.93684</text:p>
          </table:table-cell>
          <table:table-cell office:value-type="float" office:value="-607.4614" calcext:value-type="float">
            <text:p>-607.4614</text:p>
          </table:table-cell>
          <table:table-cell office:value-type="float" office:value="1642.739" calcext:value-type="float">
            <text:p>1642.739</text:p>
          </table:table-cell>
          <table:table-cell office:value-type="float" office:value="-114.6499" calcext:value-type="float">
            <text:p>-114.6499</text:p>
          </table:table-cell>
          <table:table-cell office:value-type="float" office:value="133.7708" calcext:value-type="float">
            <text:p>133.7708</text:p>
          </table:table-cell>
          <table:table-cell office:value-type="float" office:value="201.0099" calcext:value-type="float">
            <text:p>201.0099</text:p>
          </table:table-cell>
          <table:table-cell office:value-type="float" office:value="0.1136885" calcext:value-type="float">
            <text:p>0.1136885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414067" calcext:value-type="float">
            <text:p>0.009414067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7.79351" calcext:value-type="float">
            <text:p>-37.79351</text:p>
          </table:table-cell>
          <table:table-cell office:value-type="float" office:value="0" calcext:value-type="float">
            <text:p>0</text:p>
          </table:table-cell>
          <table:table-cell office:value-type="float" office:value="422.6615" calcext:value-type="float">
            <text:p>422.6615</text:p>
          </table:table-cell>
          <table:table-cell office:value-type="float" office:value="1058.339" calcext:value-type="float">
            <text:p>1058.339</text:p>
          </table:table-cell>
          <table:table-cell office:value-type="float" office:value="1296.648" calcext:value-type="float">
            <text:p>1296.648</text:p>
          </table:table-cell>
          <table:table-cell office:value-type="float" office:value="1300.318" calcext:value-type="float">
            <text:p>1300.318</text:p>
          </table:table-cell>
          <table:table-cell office:value-type="float" office:value="783.251" calcext:value-type="float">
            <text:p>783.251</text:p>
          </table:table-cell>
          <table:table-cell office:value-type="float" office:value="1091.371" calcext:value-type="float">
            <text:p>1091.371</text:p>
          </table:table-cell>
          <table:table-cell office:value-type="float" office:value="416.2187" calcext:value-type="float">
            <text:p>416.2187</text:p>
          </table:table-cell>
          <table:table-cell office:value-type="float" office:value="1869.128" calcext:value-type="float">
            <text:p>1869.128</text:p>
          </table:table-cell>
          <table:table-cell office:value-type="float" office:value="2102.584" calcext:value-type="float">
            <text:p>2102.584</text:p>
          </table:table-cell>
          <table:table-cell office:value-type="float" office:value="1676.522" calcext:value-type="float">
            <text:p>1676.522</text:p>
          </table:table-cell>
          <table:table-cell office:value-type="float" office:value="585.3839" calcext:value-type="float">
            <text:p>585.3839</text:p>
          </table:table-cell>
          <table:table-cell office:value-type="float" office:value="572.4029" calcext:value-type="float">
            <text:p>572.4029</text:p>
          </table:table-cell>
          <table:table-cell office:value-type="float" office:value="142.8475" calcext:value-type="float">
            <text:p>142.8475</text:p>
          </table:table-cell>
          <table:table-cell office:value-type="float" office:value="35.70809" calcext:value-type="float">
            <text:p>35.70809</text:p>
          </table:table-cell>
          <table:table-cell office:value-type="float" office:value="0" calcext:value-type="float">
            <text:p>0</text:p>
          </table:table-cell>
          <table:table-cell office:value-type="float" office:value="-0.01330038" calcext:value-type="float">
            <text:p>-0.01330038</text:p>
          </table:table-cell>
          <table:table-cell office:value-type="float" office:value="0" calcext:value-type="float">
            <text:p>0</text:p>
          </table:table-cell>
          <table:table-cell office:value-type="float" office:value="3.747416" calcext:value-type="float">
            <text:p>3.747416</text:p>
          </table:table-cell>
          <table:table-cell office:value-type="float" office:value="810.5576" calcext:value-type="float">
            <text:p>810.5576</text:p>
          </table:table-cell>
          <table:table-cell office:value-type="float" office:value="-353.878" calcext:value-type="float">
            <text:p>-353.878</text:p>
          </table:table-cell>
          <table:table-cell office:value-type="float" office:value="456.6795" calcext:value-type="float">
            <text:p>456.6795</text:p>
          </table:table-cell>
          <table:table-cell office:value-type="float" office:value="-503.139" calcext:value-type="float">
            <text:p>-503.139</text:p>
          </table:table-cell>
          <table:table-cell office:value-type="float" office:value="0" calcext:value-type="float">
            <text:p>0</text:p>
          </table:table-cell>
          <table:table-cell office:value-type="float" office:value="19.69469" calcext:value-type="float">
            <text:p>19.6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347.8168" calcext:value-type="float">
            <text:p>347.8168</text:p>
          </table:table-cell>
          <table:table-cell office:value-type="float" office:value="13204.68" calcext:value-type="float">
            <text:p>13204.68</text:p>
          </table:table-cell>
          <table:table-cell office:value-type="float" office:value="0" calcext:value-type="float">
            <text:p>0</text:p>
          </table:table-cell>
          <table:table-cell office:value-type="float" office:value="17.40906" calcext:value-type="float">
            <text:p>17.40906</text:p>
          </table:table-cell>
          <table:table-cell office:value-type="float" office:value="-612.2671" calcext:value-type="float">
            <text:p>-612.2671</text:p>
          </table:table-cell>
          <table:table-cell office:value-type="float" office:value="1656.378" calcext:value-type="float">
            <text:p>1656.378</text:p>
          </table:table-cell>
          <table:table-cell office:value-type="float" office:value="-117.3174" calcext:value-type="float">
            <text:p>-117.3174</text:p>
          </table:table-cell>
          <table:table-cell office:value-type="float" office:value="129.9335" calcext:value-type="float">
            <text:p>129.9335</text:p>
          </table:table-cell>
          <table:table-cell office:value-type="float" office:value="198.9336" calcext:value-type="float">
            <text:p>198.9336</text:p>
          </table:table-cell>
          <table:table-cell office:value-type="float" office:value="0.1149776" calcext:value-type="float">
            <text:p>0.1149776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414067" calcext:value-type="float">
            <text:p>0.009414067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0.23827" calcext:value-type="float">
            <text:p>-30.23827</text:p>
          </table:table-cell>
          <table:table-cell office:value-type="float" office:value="0" calcext:value-type="float">
            <text:p>0</text:p>
          </table:table-cell>
          <table:table-cell office:value-type="float" office:value="423.4641" calcext:value-type="float">
            <text:p>423.4641</text:p>
          </table:table-cell>
          <table:table-cell office:value-type="float" office:value="1058.161" calcext:value-type="float">
            <text:p>1058.161</text:p>
          </table:table-cell>
          <table:table-cell office:value-type="float" office:value="1296.467" calcext:value-type="float">
            <text:p>1296.467</text:p>
          </table:table-cell>
          <table:table-cell office:value-type="float" office:value="1300.199" calcext:value-type="float">
            <text:p>1300.199</text:p>
          </table:table-cell>
          <table:table-cell office:value-type="float" office:value="783.1809" calcext:value-type="float">
            <text:p>783.1809</text:p>
          </table:table-cell>
          <table:table-cell office:value-type="float" office:value="1091.286" calcext:value-type="float">
            <text:p>1091.286</text:p>
          </table:table-cell>
          <table:table-cell office:value-type="float" office:value="416.1994" calcext:value-type="float">
            <text:p>416.1994</text:p>
          </table:table-cell>
          <table:table-cell office:value-type="float" office:value="1869.042" calcext:value-type="float">
            <text:p>1869.042</text:p>
          </table:table-cell>
          <table:table-cell office:value-type="float" office:value="2102.516" calcext:value-type="float">
            <text:p>2102.516</text:p>
          </table:table-cell>
          <table:table-cell office:value-type="float" office:value="1676.497" calcext:value-type="float">
            <text:p>1676.497</text:p>
          </table:table-cell>
          <table:table-cell office:value-type="float" office:value="585.3832" calcext:value-type="float">
            <text:p>585.3832</text:p>
          </table:table-cell>
          <table:table-cell office:value-type="float" office:value="572.6171" calcext:value-type="float">
            <text:p>572.6171</text:p>
          </table:table-cell>
          <table:table-cell office:value-type="float" office:value="142.8475" calcext:value-type="float">
            <text:p>142.8475</text:p>
          </table:table-cell>
          <table:table-cell office:value-type="float" office:value="35.70807" calcext:value-type="float">
            <text:p>35.70807</text:p>
          </table:table-cell>
          <table:table-cell office:value-type="float" office:value="0" calcext:value-type="float">
            <text:p>0</text:p>
          </table:table-cell>
          <table:table-cell office:value-type="float" office:value="-0.013338" calcext:value-type="float">
            <text:p>-0.013338</text:p>
          </table:table-cell>
          <table:table-cell office:value-type="float" office:value="0" calcext:value-type="float">
            <text:p>0</text:p>
          </table:table-cell>
          <table:table-cell office:value-type="float" office:value="3.776954" calcext:value-type="float">
            <text:p>3.776954</text:p>
          </table:table-cell>
          <table:table-cell office:value-type="float" office:value="831.1832" calcext:value-type="float">
            <text:p>831.1832</text:p>
          </table:table-cell>
          <table:table-cell office:value-type="float" office:value="-364.8129" calcext:value-type="float">
            <text:p>-364.8129</text:p>
          </table:table-cell>
          <table:table-cell office:value-type="float" office:value="466.3703" calcext:value-type="float">
            <text:p>466.3703</text:p>
          </table:table-cell>
          <table:table-cell office:value-type="float" office:value="-505.4158" calcext:value-type="float">
            <text:p>-505.4158</text:p>
          </table:table-cell>
          <table:table-cell office:value-type="float" office:value="0" calcext:value-type="float">
            <text:p>0</text:p>
          </table:table-cell>
          <table:table-cell office:value-type="float" office:value="19.8241" calcext:value-type="float">
            <text:p>19.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340.2883" calcext:value-type="float">
            <text:p>340.2883</text:p>
          </table:table-cell>
          <table:table-cell office:value-type="float" office:value="13205.29" calcext:value-type="float">
            <text:p>13205.29</text:p>
          </table:table-cell>
          <table:table-cell office:value-type="float" office:value="0" calcext:value-type="float">
            <text:p>0</text:p>
          </table:table-cell>
          <table:table-cell office:value-type="float" office:value="17.91452" calcext:value-type="float">
            <text:p>17.91452</text:p>
          </table:table-cell>
          <table:table-cell office:value-type="float" office:value="-621.9738" calcext:value-type="float">
            <text:p>-621.9738</text:p>
          </table:table-cell>
          <table:table-cell office:value-type="float" office:value="1682.819" calcext:value-type="float">
            <text:p>1682.819</text:p>
          </table:table-cell>
          <table:table-cell office:value-type="float" office:value="-120.1026" calcext:value-type="float">
            <text:p>-120.1026</text:p>
          </table:table-cell>
          <table:table-cell office:value-type="float" office:value="132.7714" calcext:value-type="float">
            <text:p>132.7714</text:p>
          </table:table-cell>
          <table:table-cell office:value-type="float" office:value="191.4301" calcext:value-type="float">
            <text:p>191.4301</text:p>
          </table:table-cell>
          <table:table-cell office:value-type="float" office:value="0.1144572" calcext:value-type="float">
            <text:p>0.1144572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788211" calcext:value-type="float">
            <text:p>0.009788211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6.55874" calcext:value-type="float">
            <text:p>-26.55874</text:p>
          </table:table-cell>
          <table:table-cell office:value-type="float" office:value="0" calcext:value-type="float">
            <text:p>0</text:p>
          </table:table-cell>
          <table:table-cell office:value-type="float" office:value="424.6822" calcext:value-type="float">
            <text:p>424.6822</text:p>
          </table:table-cell>
          <table:table-cell office:value-type="float" office:value="1057.987" calcext:value-type="float">
            <text:p>1057.987</text:p>
          </table:table-cell>
          <table:table-cell office:value-type="float" office:value="1296.271" calcext:value-type="float">
            <text:p>1296.271</text:p>
          </table:table-cell>
          <table:table-cell office:value-type="float" office:value="1300.07" calcext:value-type="float">
            <text:p>1300.07</text:p>
          </table:table-cell>
          <table:table-cell office:value-type="float" office:value="783.1056" calcext:value-type="float">
            <text:p>783.1056</text:p>
          </table:table-cell>
          <table:table-cell office:value-type="float" office:value="1091.195" calcext:value-type="float">
            <text:p>1091.195</text:p>
          </table:table-cell>
          <table:table-cell office:value-type="float" office:value="416.1786" calcext:value-type="float">
            <text:p>416.1786</text:p>
          </table:table-cell>
          <table:table-cell office:value-type="float" office:value="1868.955" calcext:value-type="float">
            <text:p>1868.955</text:p>
          </table:table-cell>
          <table:table-cell office:value-type="float" office:value="2102.447" calcext:value-type="float">
            <text:p>2102.447</text:p>
          </table:table-cell>
          <table:table-cell office:value-type="float" office:value="1676.471" calcext:value-type="float">
            <text:p>1676.471</text:p>
          </table:table-cell>
          <table:table-cell office:value-type="float" office:value="585.3823" calcext:value-type="float">
            <text:p>585.3823</text:p>
          </table:table-cell>
          <table:table-cell office:value-type="float" office:value="572.8549" calcext:value-type="float">
            <text:p>572.8549</text:p>
          </table:table-cell>
          <table:table-cell office:value-type="float" office:value="142.8474" calcext:value-type="float">
            <text:p>142.8474</text:p>
          </table:table-cell>
          <table:table-cell office:value-type="float" office:value="35.70805" calcext:value-type="float">
            <text:p>35.70805</text:p>
          </table:table-cell>
          <table:table-cell office:value-type="float" office:value="0" calcext:value-type="float">
            <text:p>0</text:p>
          </table:table-cell>
          <table:table-cell office:value-type="float" office:value="-0.01387439" calcext:value-type="float">
            <text:p>-0.01387439</text:p>
          </table:table-cell>
          <table:table-cell office:value-type="float" office:value="0" calcext:value-type="float">
            <text:p>0</text:p>
          </table:table-cell>
          <table:table-cell office:value-type="float" office:value="3.807757" calcext:value-type="float">
            <text:p>3.807757</text:p>
          </table:table-cell>
          <table:table-cell office:value-type="float" office:value="852.4293" calcext:value-type="float">
            <text:p>852.4293</text:p>
          </table:table-cell>
          <table:table-cell office:value-type="float" office:value="-375.4549" calcext:value-type="float">
            <text:p>-375.4549</text:p>
          </table:table-cell>
          <table:table-cell office:value-type="float" office:value="476.9744" calcext:value-type="float">
            <text:p>476.9744</text:p>
          </table:table-cell>
          <table:table-cell office:value-type="float" office:value="-512.7485" calcext:value-type="float">
            <text:p>-512.7485</text:p>
          </table:table-cell>
          <table:table-cell office:value-type="float" office:value="0" calcext:value-type="float">
            <text:p>0</text:p>
          </table:table-cell>
          <table:table-cell office:value-type="float" office:value="20.22589" calcext:value-type="float">
            <text:p>20.2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332.5929" calcext:value-type="float">
            <text:p>332.5929</text:p>
          </table:table-cell>
          <table:table-cell office:value-type="float" office:value="13206.02" calcext:value-type="float">
            <text:p>13206.02</text:p>
          </table:table-cell>
          <table:table-cell office:value-type="float" office:value="0" calcext:value-type="float">
            <text:p>0</text:p>
          </table:table-cell>
          <table:table-cell office:value-type="float" office:value="18.43376" calcext:value-type="float">
            <text:p>18.43376</text:p>
          </table:table-cell>
          <table:table-cell office:value-type="float" office:value="-631.694" calcext:value-type="float">
            <text:p>-631.694</text:p>
          </table:table-cell>
          <table:table-cell office:value-type="float" office:value="1708.779" calcext:value-type="float">
            <text:p>1708.779</text:p>
          </table:table-cell>
          <table:table-cell office:value-type="float" office:value="-122.765" calcext:value-type="float">
            <text:p>-122.765</text:p>
          </table:table-cell>
          <table:table-cell office:value-type="float" office:value="135.2578" calcext:value-type="float">
            <text:p>135.2578</text:p>
          </table:table-cell>
          <table:table-cell office:value-type="float" office:value="183.5325" calcext:value-type="float">
            <text:p>183.5325</text:p>
          </table:table-cell>
          <table:table-cell office:value-type="float" office:value="0.1143651" calcext:value-type="float">
            <text:p>0.1143651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788213" calcext:value-type="float">
            <text:p>0.009788213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3.17035" calcext:value-type="float">
            <text:p>-23.17035</text:p>
          </table:table-cell>
          <table:table-cell office:value-type="float" office:value="0" calcext:value-type="float">
            <text:p>0</text:p>
          </table:table-cell>
          <table:table-cell office:value-type="float" office:value="426.0825" calcext:value-type="float">
            <text:p>426.0825</text:p>
          </table:table-cell>
          <table:table-cell office:value-type="float" office:value="1057.972" calcext:value-type="float">
            <text:p>1057.972</text:p>
          </table:table-cell>
          <table:table-cell office:value-type="float" office:value="1296.078" calcext:value-type="float">
            <text:p>1296.078</text:p>
          </table:table-cell>
          <table:table-cell office:value-type="float" office:value="1299.935" calcext:value-type="float">
            <text:p>1299.935</text:p>
          </table:table-cell>
          <table:table-cell office:value-type="float" office:value="783.0291" calcext:value-type="float">
            <text:p>783.0291</text:p>
          </table:table-cell>
          <table:table-cell office:value-type="float" office:value="1091.097" calcext:value-type="float">
            <text:p>1091.097</text:p>
          </table:table-cell>
          <table:table-cell office:value-type="float" office:value="416.1571" calcext:value-type="float">
            <text:p>416.1571</text:p>
          </table:table-cell>
          <table:table-cell office:value-type="float" office:value="1868.867" calcext:value-type="float">
            <text:p>1868.867</text:p>
          </table:table-cell>
          <table:table-cell office:value-type="float" office:value="2102.379" calcext:value-type="float">
            <text:p>2102.379</text:p>
          </table:table-cell>
          <table:table-cell office:value-type="float" office:value="1676.444" calcext:value-type="float">
            <text:p>1676.444</text:p>
          </table:table-cell>
          <table:table-cell office:value-type="float" office:value="585.3812" calcext:value-type="float">
            <text:p>585.3812</text:p>
          </table:table-cell>
          <table:table-cell office:value-type="float" office:value="573.1058" calcext:value-type="float">
            <text:p>573.1058</text:p>
          </table:table-cell>
          <table:table-cell office:value-type="float" office:value="142.8474" calcext:value-type="float">
            <text:p>142.8474</text:p>
          </table:table-cell>
          <table:table-cell office:value-type="float" office:value="35.70804" calcext:value-type="float">
            <text:p>35.70804</text:p>
          </table:table-cell>
          <table:table-cell office:value-type="float" office:value="0" calcext:value-type="float">
            <text:p>0</text:p>
          </table:table-cell>
          <table:table-cell office:value-type="float" office:value="-0.01454328" calcext:value-type="float">
            <text:p>-0.01454328</text:p>
          </table:table-cell>
          <table:table-cell office:value-type="float" office:value="0" calcext:value-type="float">
            <text:p>0</text:p>
          </table:table-cell>
          <table:table-cell office:value-type="float" office:value="3.838479" calcext:value-type="float">
            <text:p>3.838479</text:p>
          </table:table-cell>
          <table:table-cell office:value-type="float" office:value="873.3152" calcext:value-type="float">
            <text:p>873.3152</text:p>
          </table:table-cell>
          <table:table-cell office:value-type="float" office:value="-385.8937" calcext:value-type="float">
            <text:p>-385.8937</text:p>
          </table:table-cell>
          <table:table-cell office:value-type="float" office:value="487.4214" calcext:value-type="float">
            <text:p>487.4214</text:p>
          </table:table-cell>
          <table:table-cell office:value-type="float" office:value="-520.1418" calcext:value-type="float">
            <text:p>-520.1418</text:p>
          </table:table-cell>
          <table:table-cell office:value-type="float" office:value="0" calcext:value-type="float">
            <text:p>0</text:p>
          </table:table-cell>
          <table:table-cell office:value-type="float" office:value="20.55739" calcext:value-type="float">
            <text:p>20.55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327.8496" calcext:value-type="float">
            <text:p>327.8496</text:p>
          </table:table-cell>
          <table:table-cell office:value-type="float" office:value="13206.49" calcext:value-type="float">
            <text:p>13206.49</text:p>
          </table:table-cell>
          <table:table-cell office:value-type="float" office:value="0" calcext:value-type="float">
            <text:p>0</text:p>
          </table:table-cell>
          <table:table-cell office:value-type="float" office:value="20.31637" calcext:value-type="float">
            <text:p>20.31637</text:p>
          </table:table-cell>
          <table:table-cell office:value-type="float" office:value="-640.3799" calcext:value-type="float">
            <text:p>-640.3799</text:p>
          </table:table-cell>
          <table:table-cell office:value-type="float" office:value="1734.712" calcext:value-type="float">
            <text:p>1734.712</text:p>
          </table:table-cell>
          <table:table-cell office:value-type="float" office:value="-125.2392" calcext:value-type="float">
            <text:p>-125.2392</text:p>
          </table:table-cell>
          <table:table-cell office:value-type="float" office:value="136.2475" calcext:value-type="float">
            <text:p>136.2475</text:p>
          </table:table-cell>
          <table:table-cell office:value-type="float" office:value="179.0674" calcext:value-type="float">
            <text:p>179.0674</text:p>
          </table:table-cell>
          <table:table-cell office:value-type="float" office:value="0.1154508" calcext:value-type="float">
            <text:p>0.1154508</text:p>
          </table:table-cell>
          <table:table-cell office:value-type="float" office:value="1.506459" calcext:value-type="float">
            <text:p>1.506459</text:p>
          </table:table-cell>
          <table:table-cell office:value-type="float" office:value="0.009788213" calcext:value-type="float">
            <text:p>0.009788213</text:p>
          </table:table-cell>
          <table:table-cell office:value-type="float" office:value="0.2959287" calcext:value-type="float">
            <text:p>0.295928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6.84883" calcext:value-type="float">
            <text:p>-16.84883</text:p>
          </table:table-cell>
          <table:table-cell office:value-type="float" office:value="0" calcext:value-type="float">
            <text:p>0</text:p>
          </table:table-cell>
          <table:table-cell office:value-type="float" office:value="427.0409" calcext:value-type="float">
            <text:p>427.0409</text:p>
          </table:table-cell>
          <table:table-cell office:value-type="float" office:value="1057.681" calcext:value-type="float">
            <text:p>1057.681</text:p>
          </table:table-cell>
          <table:table-cell office:value-type="float" office:value="1295.875" calcext:value-type="float">
            <text:p>1295.875</text:p>
          </table:table-cell>
          <table:table-cell office:value-type="float" office:value="1299.805" calcext:value-type="float">
            <text:p>1299.805</text:p>
          </table:table-cell>
          <table:table-cell office:value-type="float" office:value="782.941" calcext:value-type="float">
            <text:p>782.941</text:p>
          </table:table-cell>
          <table:table-cell office:value-type="float" office:value="1090.998" calcext:value-type="float">
            <text:p>1090.998</text:p>
          </table:table-cell>
          <table:table-cell office:value-type="float" office:value="416.1349" calcext:value-type="float">
            <text:p>416.1349</text:p>
          </table:table-cell>
          <table:table-cell office:value-type="float" office:value="1868.779" calcext:value-type="float">
            <text:p>1868.779</text:p>
          </table:table-cell>
          <table:table-cell office:value-type="float" office:value="2102.31" calcext:value-type="float">
            <text:p>2102.31</text:p>
          </table:table-cell>
          <table:table-cell office:value-type="float" office:value="1676.418" calcext:value-type="float">
            <text:p>1676.418</text:p>
          </table:table-cell>
          <table:table-cell office:value-type="float" office:value="585.38" calcext:value-type="float">
            <text:p>585.38</text:p>
          </table:table-cell>
          <table:table-cell office:value-type="float" office:value="573.3539" calcext:value-type="float">
            <text:p>573.3539</text:p>
          </table:table-cell>
          <table:table-cell office:value-type="float" office:value="142.8473" calcext:value-type="float">
            <text:p>142.8473</text:p>
          </table:table-cell>
          <table:table-cell office:value-type="float" office:value="35.70802" calcext:value-type="float">
            <text:p>35.70802</text:p>
          </table:table-cell>
          <table:table-cell office:value-type="float" office:value="0" calcext:value-type="float">
            <text:p>0</text:p>
          </table:table-cell>
          <table:table-cell office:value-type="float" office:value="-0.01462049" calcext:value-type="float">
            <text:p>-0.01462049</text:p>
          </table:table-cell>
          <table:table-cell office:value-type="float" office:value="0" calcext:value-type="float">
            <text:p>0</text:p>
          </table:table-cell>
          <table:table-cell office:value-type="float" office:value="3.790102" calcext:value-type="float">
            <text:p>3.790102</text:p>
          </table:table-cell>
          <table:table-cell office:value-type="float" office:value="895.995" calcext:value-type="float">
            <text:p>895.995</text:p>
          </table:table-cell>
          <table:table-cell office:value-type="float" office:value="-396.0402" calcext:value-type="float">
            <text:p>-396.0402</text:p>
          </table:table-cell>
          <table:table-cell office:value-type="float" office:value="499.9548" calcext:value-type="float">
            <text:p>499.9548</text:p>
          </table:table-cell>
          <table:table-cell office:value-type="float" office:value="-526.2142" calcext:value-type="float">
            <text:p>-526.2142</text:p>
          </table:table-cell>
          <table:table-cell office:value-type="float" office:value="0" calcext:value-type="float">
            <text:p>0</text:p>
          </table:table-cell>
          <table:table-cell office:value-type="float" office:value="20.41066" calcext:value-type="float">
            <text:p>20.4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321.9735" calcext:value-type="float">
            <text:p>321.9735</text:p>
          </table:table-cell>
          <table:table-cell office:value-type="float" office:value="13207.45" calcext:value-type="float">
            <text:p>13207.45</text:p>
          </table:table-cell>
          <table:table-cell office:value-type="float" office:value="0" calcext:value-type="float">
            <text:p>0</text:p>
          </table:table-cell>
          <table:table-cell office:value-type="float" office:value="20.89881" calcext:value-type="float">
            <text:p>20.89881</text:p>
          </table:table-cell>
          <table:table-cell office:value-type="float" office:value="-646.3618" calcext:value-type="float">
            <text:p>-646.3618</text:p>
          </table:table-cell>
          <table:table-cell office:value-type="float" office:value="1746.8" calcext:value-type="float">
            <text:p>1746.8</text:p>
          </table:table-cell>
          <table:table-cell office:value-type="float" office:value="-127.6325" calcext:value-type="float">
            <text:p>-127.6325</text:p>
          </table:table-cell>
          <table:table-cell office:value-type="float" office:value="136.1154" calcext:value-type="float">
            <text:p>136.1154</text:p>
          </table:table-cell>
          <table:table-cell office:value-type="float" office:value="172.3516" calcext:value-type="float">
            <text:p>172.3516</text:p>
          </table:table-cell>
          <table:table-cell office:value-type="float" office:value="0.111697" calcext:value-type="float">
            <text:p>0.111697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311737" calcext:value-type="float">
            <text:p>0.01311737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227237" calcext:value-type="float">
            <text:p>-8.227237</text:p>
          </table:table-cell>
          <table:table-cell office:value-type="float" office:value="0" calcext:value-type="float">
            <text:p>0</text:p>
          </table:table-cell>
          <table:table-cell office:value-type="float" office:value="428.5612" calcext:value-type="float">
            <text:p>428.5612</text:p>
          </table:table-cell>
          <table:table-cell office:value-type="float" office:value="1058.382" calcext:value-type="float">
            <text:p>1058.382</text:p>
          </table:table-cell>
          <table:table-cell office:value-type="float" office:value="1295.731" calcext:value-type="float">
            <text:p>1295.731</text:p>
          </table:table-cell>
          <table:table-cell office:value-type="float" office:value="1299.671" calcext:value-type="float">
            <text:p>1299.671</text:p>
          </table:table-cell>
          <table:table-cell office:value-type="float" office:value="782.8544" calcext:value-type="float">
            <text:p>782.8544</text:p>
          </table:table-cell>
          <table:table-cell office:value-type="float" office:value="1090.9" calcext:value-type="float">
            <text:p>1090.9</text:p>
          </table:table-cell>
          <table:table-cell office:value-type="float" office:value="416.1147" calcext:value-type="float">
            <text:p>416.1147</text:p>
          </table:table-cell>
          <table:table-cell office:value-type="float" office:value="1868.691" calcext:value-type="float">
            <text:p>1868.691</text:p>
          </table:table-cell>
          <table:table-cell office:value-type="float" office:value="2102.241" calcext:value-type="float">
            <text:p>2102.241</text:p>
          </table:table-cell>
          <table:table-cell office:value-type="float" office:value="1676.391" calcext:value-type="float">
            <text:p>1676.391</text:p>
          </table:table-cell>
          <table:table-cell office:value-type="float" office:value="585.3785" calcext:value-type="float">
            <text:p>585.3785</text:p>
          </table:table-cell>
          <table:table-cell office:value-type="float" office:value="573.5952" calcext:value-type="float">
            <text:p>573.5952</text:p>
          </table:table-cell>
          <table:table-cell office:value-type="float" office:value="142.8473" calcext:value-type="float">
            <text:p>142.8473</text:p>
          </table:table-cell>
          <table:table-cell office:value-type="float" office:value="35.708" calcext:value-type="float">
            <text:p>35.708</text:p>
          </table:table-cell>
          <table:table-cell office:value-type="float" office:value="0" calcext:value-type="float">
            <text:p>0</text:p>
          </table:table-cell>
          <table:table-cell office:value-type="float" office:value="-0.01512916" calcext:value-type="float">
            <text:p>-0.01512916</text:p>
          </table:table-cell>
          <table:table-cell office:value-type="float" office:value="0" calcext:value-type="float">
            <text:p>0</text:p>
          </table:table-cell>
          <table:table-cell office:value-type="float" office:value="3.819478" calcext:value-type="float">
            <text:p>3.819478</text:p>
          </table:table-cell>
          <table:table-cell office:value-type="float" office:value="918.4445" calcext:value-type="float">
            <text:p>918.4445</text:p>
          </table:table-cell>
          <table:table-cell office:value-type="float" office:value="-405.8779" calcext:value-type="float">
            <text:p>-405.8779</text:p>
          </table:table-cell>
          <table:table-cell office:value-type="float" office:value="512.5666" calcext:value-type="float">
            <text:p>512.5666</text:p>
          </table:table-cell>
          <table:table-cell office:value-type="float" office:value="-531.2551" calcext:value-type="float">
            <text:p>-531.2551</text:p>
          </table:table-cell>
          <table:table-cell office:value-type="float" office:value="0" calcext:value-type="float">
            <text:p>0</text:p>
          </table:table-cell>
          <table:table-cell office:value-type="float" office:value="21.83092" calcext:value-type="float">
            <text:p>21.8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316.2073" calcext:value-type="float">
            <text:p>316.2073</text:p>
          </table:table-cell>
          <table:table-cell office:value-type="float" office:value="13207.79" calcext:value-type="float">
            <text:p>13207.79</text:p>
          </table:table-cell>
          <table:table-cell office:value-type="float" office:value="0" calcext:value-type="float">
            <text:p>0</text:p>
          </table:table-cell>
          <table:table-cell office:value-type="float" office:value="21.43168" calcext:value-type="float">
            <text:p>21.43168</text:p>
          </table:table-cell>
          <table:table-cell office:value-type="float" office:value="-655.0173" calcext:value-type="float">
            <text:p>-655.0173</text:p>
          </table:table-cell>
          <table:table-cell office:value-type="float" office:value="1772.518" calcext:value-type="float">
            <text:p>1772.518</text:p>
          </table:table-cell>
          <table:table-cell office:value-type="float" office:value="-130.031" calcext:value-type="float">
            <text:p>-130.031</text:p>
          </table:table-cell>
          <table:table-cell office:value-type="float" office:value="137.7464" calcext:value-type="float">
            <text:p>137.7464</text:p>
          </table:table-cell>
          <table:table-cell office:value-type="float" office:value="166.95" calcext:value-type="float">
            <text:p>166.95</text:p>
          </table:table-cell>
          <table:table-cell office:value-type="float" office:value="0.1052275" calcext:value-type="float">
            <text:p>0.1052275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311737" calcext:value-type="float">
            <text:p>0.01311737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4662496" calcext:value-type="float">
            <text:p>-0.4662496</text:p>
          </table:table-cell>
          <table:table-cell office:value-type="float" office:value="0" calcext:value-type="float">
            <text:p>0</text:p>
          </table:table-cell>
          <table:table-cell office:value-type="float" office:value="429.3282" calcext:value-type="float">
            <text:p>429.3282</text:p>
          </table:table-cell>
          <table:table-cell office:value-type="float" office:value="1058.123" calcext:value-type="float">
            <text:p>1058.123</text:p>
          </table:table-cell>
          <table:table-cell office:value-type="float" office:value="1295.512" calcext:value-type="float">
            <text:p>1295.512</text:p>
          </table:table-cell>
          <table:table-cell office:value-type="float" office:value="1299.536" calcext:value-type="float">
            <text:p>1299.536</text:p>
          </table:table-cell>
          <table:table-cell office:value-type="float" office:value="782.7731" calcext:value-type="float">
            <text:p>782.7731</text:p>
          </table:table-cell>
          <table:table-cell office:value-type="float" office:value="1090.811" calcext:value-type="float">
            <text:p>1090.811</text:p>
          </table:table-cell>
          <table:table-cell office:value-type="float" office:value="416.0911" calcext:value-type="float">
            <text:p>416.0911</text:p>
          </table:table-cell>
          <table:table-cell office:value-type="float" office:value="1868.603" calcext:value-type="float">
            <text:p>1868.603</text:p>
          </table:table-cell>
          <table:table-cell office:value-type="float" office:value="2102.172" calcext:value-type="float">
            <text:p>2102.172</text:p>
          </table:table-cell>
          <table:table-cell office:value-type="float" office:value="1676.365" calcext:value-type="float">
            <text:p>1676.365</text:p>
          </table:table-cell>
          <table:table-cell office:value-type="float" office:value="585.377" calcext:value-type="float">
            <text:p>585.377</text:p>
          </table:table-cell>
          <table:table-cell office:value-type="float" office:value="573.8039" calcext:value-type="float">
            <text:p>573.8039</text:p>
          </table:table-cell>
          <table:table-cell office:value-type="float" office:value="142.8472" calcext:value-type="float">
            <text:p>142.8472</text:p>
          </table:table-cell>
          <table:table-cell office:value-type="float" office:value="35.70798" calcext:value-type="float">
            <text:p>35.70798</text:p>
          </table:table-cell>
          <table:table-cell office:value-type="float" office:value="0" calcext:value-type="float">
            <text:p>0</text:p>
          </table:table-cell>
          <table:table-cell office:value-type="float" office:value="-0.01622736" calcext:value-type="float">
            <text:p>-0.01622736</text:p>
          </table:table-cell>
          <table:table-cell office:value-type="float" office:value="0" calcext:value-type="float">
            <text:p>0</text:p>
          </table:table-cell>
          <table:table-cell office:value-type="float" office:value="3.842636" calcext:value-type="float">
            <text:p>3.842636</text:p>
          </table:table-cell>
          <table:table-cell office:value-type="float" office:value="941.1583" calcext:value-type="float">
            <text:p>941.1583</text:p>
          </table:table-cell>
          <table:table-cell office:value-type="float" office:value="-414.5709" calcext:value-type="float">
            <text:p>-414.5709</text:p>
          </table:table-cell>
          <table:table-cell office:value-type="float" office:value="526.5874" calcext:value-type="float">
            <text:p>526.5874</text:p>
          </table:table-cell>
          <table:table-cell office:value-type="float" office:value="-537.1242" calcext:value-type="float">
            <text:p>-537.1242</text:p>
          </table:table-cell>
          <table:table-cell office:value-type="float" office:value="0" calcext:value-type="float">
            <text:p>0</text:p>
          </table:table-cell>
          <table:table-cell office:value-type="float" office:value="21.42826" calcext:value-type="float">
            <text:p>21.4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313.2082" calcext:value-type="float">
            <text:p>313.2082</text:p>
          </table:table-cell>
          <table:table-cell office:value-type="float" office:value="13208.09" calcext:value-type="float">
            <text:p>13208.09</text:p>
          </table:table-cell>
          <table:table-cell office:value-type="float" office:value="0" calcext:value-type="float">
            <text:p>0</text:p>
          </table:table-cell>
          <table:table-cell office:value-type="float" office:value="23.98623" calcext:value-type="float">
            <text:p>23.98623</text:p>
          </table:table-cell>
          <table:table-cell office:value-type="float" office:value="-662.9869" calcext:value-type="float">
            <text:p>-662.9869</text:p>
          </table:table-cell>
          <table:table-cell office:value-type="float" office:value="1795.579" calcext:value-type="float">
            <text:p>1795.579</text:p>
          </table:table-cell>
          <table:table-cell office:value-type="float" office:value="-132.6208" calcext:value-type="float">
            <text:p>-132.6208</text:p>
          </table:table-cell>
          <table:table-cell office:value-type="float" office:value="138.7349" calcext:value-type="float">
            <text:p>138.7349</text:p>
          </table:table-cell>
          <table:table-cell office:value-type="float" office:value="164.2856" calcext:value-type="float">
            <text:p>164.2856</text:p>
          </table:table-cell>
          <table:table-cell office:value-type="float" office:value="0.106054" calcext:value-type="float">
            <text:p>0.106054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311737" calcext:value-type="float">
            <text:p>0.01311737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5.460419" calcext:value-type="float">
            <text:p>5.460419</text:p>
          </table:table-cell>
          <table:table-cell office:value-type="float" office:value="0" calcext:value-type="float">
            <text:p>0</text:p>
          </table:table-cell>
          <table:table-cell office:value-type="float" office:value="430.0893" calcext:value-type="float">
            <text:p>430.0893</text:p>
          </table:table-cell>
          <table:table-cell office:value-type="float" office:value="1057.887" calcext:value-type="float">
            <text:p>1057.887</text:p>
          </table:table-cell>
          <table:table-cell office:value-type="float" office:value="1295.303" calcext:value-type="float">
            <text:p>1295.303</text:p>
          </table:table-cell>
          <table:table-cell office:value-type="float" office:value="1299.409" calcext:value-type="float">
            <text:p>1299.409</text:p>
          </table:table-cell>
          <table:table-cell office:value-type="float" office:value="782.6946" calcext:value-type="float">
            <text:p>782.6946</text:p>
          </table:table-cell>
          <table:table-cell office:value-type="float" office:value="1090.728" calcext:value-type="float">
            <text:p>1090.728</text:p>
          </table:table-cell>
          <table:table-cell office:value-type="float" office:value="416.069" calcext:value-type="float">
            <text:p>416.069</text:p>
          </table:table-cell>
          <table:table-cell office:value-type="float" office:value="1868.516" calcext:value-type="float">
            <text:p>1868.516</text:p>
          </table:table-cell>
          <table:table-cell office:value-type="float" office:value="2102.103" calcext:value-type="float">
            <text:p>2102.103</text:p>
          </table:table-cell>
          <table:table-cell office:value-type="float" office:value="1676.338" calcext:value-type="float">
            <text:p>1676.338</text:p>
          </table:table-cell>
          <table:table-cell office:value-type="float" office:value="585.3752" calcext:value-type="float">
            <text:p>585.3752</text:p>
          </table:table-cell>
          <table:table-cell office:value-type="float" office:value="573.9474" calcext:value-type="float">
            <text:p>573.9474</text:p>
          </table:table-cell>
          <table:table-cell office:value-type="float" office:value="142.8472" calcext:value-type="float">
            <text:p>142.8472</text:p>
          </table:table-cell>
          <table:table-cell office:value-type="float" office:value="35.70797" calcext:value-type="float">
            <text:p>35.70797</text:p>
          </table:table-cell>
          <table:table-cell office:value-type="float" office:value="0" calcext:value-type="float">
            <text:p>0</text:p>
          </table:table-cell>
          <table:table-cell office:value-type="float" office:value="-0.01627796" calcext:value-type="float">
            <text:p>-0.01627796</text:p>
          </table:table-cell>
          <table:table-cell office:value-type="float" office:value="0" calcext:value-type="float">
            <text:p>0</text:p>
          </table:table-cell>
          <table:table-cell office:value-type="float" office:value="3.760895" calcext:value-type="float">
            <text:p>3.760895</text:p>
          </table:table-cell>
          <table:table-cell office:value-type="float" office:value="961.4688" calcext:value-type="float">
            <text:p>961.4688</text:p>
          </table:table-cell>
          <table:table-cell office:value-type="float" office:value="-423.5808" calcext:value-type="float">
            <text:p>-423.5808</text:p>
          </table:table-cell>
          <table:table-cell office:value-type="float" office:value="537.8879" calcext:value-type="float">
            <text:p>537.8879</text:p>
          </table:table-cell>
          <table:table-cell office:value-type="float" office:value="-542.286" calcext:value-type="float">
            <text:p>-542.286</text:p>
          </table:table-cell>
          <table:table-cell office:value-type="float" office:value="0" calcext:value-type="float">
            <text:p>0</text:p>
          </table:table-cell>
          <table:table-cell office:value-type="float" office:value="21.21449" calcext:value-type="float">
            <text:p>21.2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308.6932" calcext:value-type="float">
            <text:p>308.6932</text:p>
          </table:table-cell>
          <table:table-cell office:value-type="float" office:value="13208.36" calcext:value-type="float">
            <text:p>13208.36</text:p>
          </table:table-cell>
          <table:table-cell office:value-type="float" office:value="0" calcext:value-type="float">
            <text:p>0</text:p>
          </table:table-cell>
          <table:table-cell office:value-type="float" office:value="24.35428" calcext:value-type="float">
            <text:p>24.35428</text:p>
          </table:table-cell>
          <table:table-cell office:value-type="float" office:value="-670.2676" calcext:value-type="float">
            <text:p>-670.2676</text:p>
          </table:table-cell>
          <table:table-cell office:value-type="float" office:value="1817.004" calcext:value-type="float">
            <text:p>1817.004</text:p>
          </table:table-cell>
          <table:table-cell office:value-type="float" office:value="-135.3603" calcext:value-type="float">
            <text:p>-135.3603</text:p>
          </table:table-cell>
          <table:table-cell office:value-type="float" office:value="138.5991" calcext:value-type="float">
            <text:p>138.5991</text:p>
          </table:table-cell>
          <table:table-cell office:value-type="float" office:value="160.1219" calcext:value-type="float">
            <text:p>160.1219</text:p>
          </table:table-cell>
          <table:table-cell office:value-type="float" office:value="0.1069995" calcext:value-type="float">
            <text:p>0.1069995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342985" calcext:value-type="float">
            <text:p>0.01342985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0.63714" calcext:value-type="float">
            <text:p>10.63714</text:p>
          </table:table-cell>
          <table:table-cell office:value-type="float" office:value="0" calcext:value-type="float">
            <text:p>0</text:p>
          </table:table-cell>
          <table:table-cell office:value-type="float" office:value="430.8522" calcext:value-type="float">
            <text:p>430.8522</text:p>
          </table:table-cell>
          <table:table-cell office:value-type="float" office:value="1057.653" calcext:value-type="float">
            <text:p>1057.653</text:p>
          </table:table-cell>
          <table:table-cell office:value-type="float" office:value="1295.087" calcext:value-type="float">
            <text:p>1295.087</text:p>
          </table:table-cell>
          <table:table-cell office:value-type="float" office:value="1299.274" calcext:value-type="float">
            <text:p>1299.274</text:p>
          </table:table-cell>
          <table:table-cell office:value-type="float" office:value="782.6159" calcext:value-type="float">
            <text:p>782.6159</text:p>
          </table:table-cell>
          <table:table-cell office:value-type="float" office:value="1090.645" calcext:value-type="float">
            <text:p>1090.645</text:p>
          </table:table-cell>
          <table:table-cell office:value-type="float" office:value="416.048" calcext:value-type="float">
            <text:p>416.048</text:p>
          </table:table-cell>
          <table:table-cell office:value-type="float" office:value="1868.43" calcext:value-type="float">
            <text:p>1868.43</text:p>
          </table:table-cell>
          <table:table-cell office:value-type="float" office:value="2102.034" calcext:value-type="float">
            <text:p>2102.034</text:p>
          </table:table-cell>
          <table:table-cell office:value-type="float" office:value="1676.312" calcext:value-type="float">
            <text:p>1676.312</text:p>
          </table:table-cell>
          <table:table-cell office:value-type="float" office:value="585.3735" calcext:value-type="float">
            <text:p>585.3735</text:p>
          </table:table-cell>
          <table:table-cell office:value-type="float" office:value="574.0545" calcext:value-type="float">
            <text:p>574.0545</text:p>
          </table:table-cell>
          <table:table-cell office:value-type="float" office:value="142.8472" calcext:value-type="float">
            <text:p>142.8472</text:p>
          </table:table-cell>
          <table:table-cell office:value-type="float" office:value="35.70795" calcext:value-type="float">
            <text:p>35.70795</text:p>
          </table:table-cell>
          <table:table-cell office:value-type="float" office:value="0" calcext:value-type="float">
            <text:p>0</text:p>
          </table:table-cell>
          <table:table-cell office:value-type="float" office:value="-0.0163165" calcext:value-type="float">
            <text:p>-0.0163165</text:p>
          </table:table-cell>
          <table:table-cell office:value-type="float" office:value="0" calcext:value-type="float">
            <text:p>0</text:p>
          </table:table-cell>
          <table:table-cell office:value-type="float" office:value="3.78972" calcext:value-type="float">
            <text:p>3.78972</text:p>
          </table:table-cell>
          <table:table-cell office:value-type="float" office:value="981.673" calcext:value-type="float">
            <text:p>981.673</text:p>
          </table:table-cell>
          <table:table-cell office:value-type="float" office:value="-434.0719" calcext:value-type="float">
            <text:p>-434.0719</text:p>
          </table:table-cell>
          <table:table-cell office:value-type="float" office:value="547.6011" calcext:value-type="float">
            <text:p>547.6011</text:p>
          </table:table-cell>
          <table:table-cell office:value-type="float" office:value="-546.8022" calcext:value-type="float">
            <text:p>-546.8022</text:p>
          </table:table-cell>
          <table:table-cell office:value-type="float" office:value="0" calcext:value-type="float">
            <text:p>0</text:p>
          </table:table-cell>
          <table:table-cell office:value-type="float" office:value="21.1922" calcext:value-type="float">
            <text:p>21.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306.4402" calcext:value-type="float">
            <text:p>306.4402</text:p>
          </table:table-cell>
          <table:table-cell office:value-type="float" office:value="13208.4" calcext:value-type="float">
            <text:p>13208.4</text:p>
          </table:table-cell>
          <table:table-cell office:value-type="float" office:value="0" calcext:value-type="float">
            <text:p>0</text:p>
          </table:table-cell>
          <table:table-cell office:value-type="float" office:value="24.83114" calcext:value-type="float">
            <text:p>24.83114</text:p>
          </table:table-cell>
          <table:table-cell office:value-type="float" office:value="-675.6514" calcext:value-type="float">
            <text:p>-675.6514</text:p>
          </table:table-cell>
          <table:table-cell office:value-type="float" office:value="1833.389" calcext:value-type="float">
            <text:p>1833.389</text:p>
          </table:table-cell>
          <table:table-cell office:value-type="float" office:value="-138.1147" calcext:value-type="float">
            <text:p>-138.1147</text:p>
          </table:table-cell>
          <table:table-cell office:value-type="float" office:value="136.5339" calcext:value-type="float">
            <text:p>136.5339</text:p>
          </table:table-cell>
          <table:table-cell office:value-type="float" office:value="158.1795" calcext:value-type="float">
            <text:p>158.1795</text:p>
          </table:table-cell>
          <table:table-cell office:value-type="float" office:value="0.1080993" calcext:value-type="float">
            <text:p>0.1080993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342985" calcext:value-type="float">
            <text:p>0.01342985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07620025" calcext:value-type="float">
            <text:p>-0.0007620025</text:p>
          </table:table-cell>
          <table:table-cell office:value-type="float" office:value="370" calcext:value-type="float">
            <text:p>370</text:p>
          </table:table-cell>
          <table:table-cell office:value-type="float" office:value="17.60763" calcext:value-type="float">
            <text:p>17.60763</text:p>
          </table:table-cell>
          <table:table-cell office:value-type="float" office:value="0" calcext:value-type="float">
            <text:p>0</text:p>
          </table:table-cell>
          <table:table-cell office:value-type="float" office:value="431.4056" calcext:value-type="float">
            <text:p>431.4056</text:p>
          </table:table-cell>
          <table:table-cell office:value-type="float" office:value="1057.441" calcext:value-type="float">
            <text:p>1057.441</text:p>
          </table:table-cell>
          <table:table-cell office:value-type="float" office:value="1294.88" calcext:value-type="float">
            <text:p>1294.88</text:p>
          </table:table-cell>
          <table:table-cell office:value-type="float" office:value="1299.139" calcext:value-type="float">
            <text:p>1299.139</text:p>
          </table:table-cell>
          <table:table-cell office:value-type="float" office:value="782.5361" calcext:value-type="float">
            <text:p>782.5361</text:p>
          </table:table-cell>
          <table:table-cell office:value-type="float" office:value="1090.561" calcext:value-type="float">
            <text:p>1090.561</text:p>
          </table:table-cell>
          <table:table-cell office:value-type="float" office:value="416.0272" calcext:value-type="float">
            <text:p>416.0272</text:p>
          </table:table-cell>
          <table:table-cell office:value-type="float" office:value="1868.344" calcext:value-type="float">
            <text:p>1868.344</text:p>
          </table:table-cell>
          <table:table-cell office:value-type="float" office:value="2101.966" calcext:value-type="float">
            <text:p>2101.966</text:p>
          </table:table-cell>
          <table:table-cell office:value-type="float" office:value="1676.285" calcext:value-type="float">
            <text:p>1676.285</text:p>
          </table:table-cell>
          <table:table-cell office:value-type="float" office:value="585.3716" calcext:value-type="float">
            <text:p>585.3716</text:p>
          </table:table-cell>
          <table:table-cell office:value-type="float" office:value="574.1527" calcext:value-type="float">
            <text:p>574.1527</text:p>
          </table:table-cell>
          <table:table-cell office:value-type="float" office:value="142.8471" calcext:value-type="float">
            <text:p>142.8471</text:p>
          </table:table-cell>
          <table:table-cell office:value-type="float" office:value="35.70794" calcext:value-type="float">
            <text:p>35.70794</text:p>
          </table:table-cell>
          <table:table-cell office:value-type="float" office:value="0" calcext:value-type="float">
            <text:p>0</text:p>
          </table:table-cell>
          <table:table-cell office:value-type="float" office:value="-0.01636269" calcext:value-type="float">
            <text:p>-0.01636269</text:p>
          </table:table-cell>
          <table:table-cell office:value-type="float" office:value="0" calcext:value-type="float">
            <text:p>0</text:p>
          </table:table-cell>
          <table:table-cell office:value-type="float" office:value="3.807665" calcext:value-type="float">
            <text:p>3.807665</text:p>
          </table:table-cell>
          <table:table-cell office:value-type="float" office:value="1002.201" calcext:value-type="float">
            <text:p>1002.201</text:p>
          </table:table-cell>
          <table:table-cell office:value-type="float" office:value="-445.0043" calcext:value-type="float">
            <text:p>-445.0043</text:p>
          </table:table-cell>
          <table:table-cell office:value-type="float" office:value="557.1969" calcext:value-type="float">
            <text:p>557.1969</text:p>
          </table:table-cell>
          <table:table-cell office:value-type="float" office:value="-549.3988" calcext:value-type="float">
            <text:p>-549.3988</text:p>
          </table:table-cell>
          <table:table-cell office:value-type="float" office:value="0" calcext:value-type="float">
            <text:p>0</text:p>
          </table:table-cell>
          <table:table-cell office:value-type="float" office:value="21.16329" calcext:value-type="float">
            <text:p>21.16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305.8175" calcext:value-type="float">
            <text:p>305.8175</text:p>
          </table:table-cell>
          <table:table-cell office:value-type="float" office:value="13208.49" calcext:value-type="float">
            <text:p>13208.49</text:p>
          </table:table-cell>
          <table:table-cell office:value-type="float" office:value="0" calcext:value-type="float">
            <text:p>0</text:p>
          </table:table-cell>
          <table:table-cell office:value-type="float" office:value="26.95493" calcext:value-type="float">
            <text:p>26.95493</text:p>
          </table:table-cell>
          <table:table-cell office:value-type="float" office:value="-679.9844" calcext:value-type="float">
            <text:p>-679.9844</text:p>
          </table:table-cell>
          <table:table-cell office:value-type="float" office:value="1843.139" calcext:value-type="float">
            <text:p>1843.139</text:p>
          </table:table-cell>
          <table:table-cell office:value-type="float" office:value="-140.8657" calcext:value-type="float">
            <text:p>-140.8657</text:p>
          </table:table-cell>
          <table:table-cell office:value-type="float" office:value="134.7701" calcext:value-type="float">
            <text:p>134.7701</text:p>
          </table:table-cell>
          <table:table-cell office:value-type="float" office:value="157.3191" calcext:value-type="float">
            <text:p>157.3191</text:p>
          </table:table-cell>
          <table:table-cell office:value-type="float" office:value="0.1089308" calcext:value-type="float">
            <text:p>0.1089308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436866" calcext:value-type="float">
            <text:p>0.01436866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07620025" calcext:value-type="float">
            <text:p>-0.0007620025</text:p>
          </table:table-cell>
          <table:table-cell office:value-type="float" office:value="370" calcext:value-type="float">
            <text:p>370</text:p>
          </table:table-cell>
          <table:table-cell office:value-type="float" office:value="23.69645" calcext:value-type="float">
            <text:p>23.69645</text:p>
          </table:table-cell>
          <table:table-cell office:value-type="float" office:value="0" calcext:value-type="float">
            <text:p>0</text:p>
          </table:table-cell>
          <table:table-cell office:value-type="float" office:value="432.2162" calcext:value-type="float">
            <text:p>432.2162</text:p>
          </table:table-cell>
          <table:table-cell office:value-type="float" office:value="1057.554" calcext:value-type="float">
            <text:p>1057.554</text:p>
          </table:table-cell>
          <table:table-cell office:value-type="float" office:value="1294.693" calcext:value-type="float">
            <text:p>1294.693</text:p>
          </table:table-cell>
          <table:table-cell office:value-type="float" office:value="1299.008" calcext:value-type="float">
            <text:p>1299.008</text:p>
          </table:table-cell>
          <table:table-cell office:value-type="float" office:value="782.4547" calcext:value-type="float">
            <text:p>782.4547</text:p>
          </table:table-cell>
          <table:table-cell office:value-type="float" office:value="1090.476" calcext:value-type="float">
            <text:p>1090.476</text:p>
          </table:table-cell>
          <table:table-cell office:value-type="float" office:value="416.0074" calcext:value-type="float">
            <text:p>416.0074</text:p>
          </table:table-cell>
          <table:table-cell office:value-type="float" office:value="1868.258" calcext:value-type="float">
            <text:p>1868.258</text:p>
          </table:table-cell>
          <table:table-cell office:value-type="float" office:value="2101.897" calcext:value-type="float">
            <text:p>2101.897</text:p>
          </table:table-cell>
          <table:table-cell office:value-type="float" office:value="1676.258" calcext:value-type="float">
            <text:p>1676.258</text:p>
          </table:table-cell>
          <table:table-cell office:value-type="float" office:value="585.3696" calcext:value-type="float">
            <text:p>585.3696</text:p>
          </table:table-cell>
          <table:table-cell office:value-type="float" office:value="574.2443" calcext:value-type="float">
            <text:p>574.2443</text:p>
          </table:table-cell>
          <table:table-cell office:value-type="float" office:value="142.8471" calcext:value-type="float">
            <text:p>142.8471</text:p>
          </table:table-cell>
          <table:table-cell office:value-type="float" office:value="35.70792" calcext:value-type="float">
            <text:p>35.70792</text:p>
          </table:table-cell>
          <table:table-cell office:value-type="float" office:value="0" calcext:value-type="float">
            <text:p>0</text:p>
          </table:table-cell>
          <table:table-cell office:value-type="float" office:value="-0.01644268" calcext:value-type="float">
            <text:p>-0.01644268</text:p>
          </table:table-cell>
          <table:table-cell office:value-type="float" office:value="0" calcext:value-type="float">
            <text:p>0</text:p>
          </table:table-cell>
          <table:table-cell office:value-type="float" office:value="3.746131" calcext:value-type="float">
            <text:p>3.746131</text:p>
          </table:table-cell>
          <table:table-cell office:value-type="float" office:value="1018.671" calcext:value-type="float">
            <text:p>1018.671</text:p>
          </table:table-cell>
          <table:table-cell office:value-type="float" office:value="-453.801" calcext:value-type="float">
            <text:p>-453.801</text:p>
          </table:table-cell>
          <table:table-cell office:value-type="float" office:value="564.8697" calcext:value-type="float">
            <text:p>564.8697</text:p>
          </table:table-cell>
          <table:table-cell office:value-type="float" office:value="-551.9671" calcext:value-type="float">
            <text:p>-551.9671</text:p>
          </table:table-cell>
          <table:table-cell office:value-type="float" office:value="0" calcext:value-type="float">
            <text:p>0</text:p>
          </table:table-cell>
          <table:table-cell office:value-type="float" office:value="22.1511" calcext:value-type="float">
            <text:p>22.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300.8765" calcext:value-type="float">
            <text:p>300.8765</text:p>
          </table:table-cell>
          <table:table-cell office:value-type="float" office:value="13208.74" calcext:value-type="float">
            <text:p>13208.74</text:p>
          </table:table-cell>
          <table:table-cell office:value-type="float" office:value="0" calcext:value-type="float">
            <text:p>0</text:p>
          </table:table-cell>
          <table:table-cell office:value-type="float" office:value="27.36702" calcext:value-type="float">
            <text:p>27.36702</text:p>
          </table:table-cell>
          <table:table-cell office:value-type="float" office:value="-687.0195" calcext:value-type="float">
            <text:p>-687.0195</text:p>
          </table:table-cell>
          <table:table-cell office:value-type="float" office:value="1862.677" calcext:value-type="float">
            <text:p>1862.677</text:p>
          </table:table-cell>
          <table:table-cell office:value-type="float" office:value="-143.3272" calcext:value-type="float">
            <text:p>-143.3272</text:p>
          </table:table-cell>
          <table:table-cell office:value-type="float" office:value="136.4932" calcext:value-type="float">
            <text:p>136.4932</text:p>
          </table:table-cell>
          <table:table-cell office:value-type="float" office:value="152.7186" calcext:value-type="float">
            <text:p>152.7186</text:p>
          </table:table-cell>
          <table:table-cell office:value-type="float" office:value="0.1079073" calcext:value-type="float">
            <text:p>0.1079073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44298" calcext:value-type="float">
            <text:p>0.0144298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1232969" calcext:value-type="float">
            <text:p>-0.001232969</text:p>
          </table:table-cell>
          <table:table-cell office:value-type="float" office:value="370" calcext:value-type="float">
            <text:p>370</text:p>
          </table:table-cell>
          <table:table-cell office:value-type="float" office:value="32.2081" calcext:value-type="float">
            <text:p>32.2081</text:p>
          </table:table-cell>
          <table:table-cell office:value-type="float" office:value="0" calcext:value-type="float">
            <text:p>0</text:p>
          </table:table-cell>
          <table:table-cell office:value-type="float" office:value="432.7797" calcext:value-type="float">
            <text:p>432.7797</text:p>
          </table:table-cell>
          <table:table-cell office:value-type="float" office:value="1057.396" calcext:value-type="float">
            <text:p>1057.396</text:p>
          </table:table-cell>
          <table:table-cell office:value-type="float" office:value="1294.555" calcext:value-type="float">
            <text:p>1294.555</text:p>
          </table:table-cell>
          <table:table-cell office:value-type="float" office:value="1298.902" calcext:value-type="float">
            <text:p>1298.902</text:p>
          </table:table-cell>
          <table:table-cell office:value-type="float" office:value="782.3864" calcext:value-type="float">
            <text:p>782.3864</text:p>
          </table:table-cell>
          <table:table-cell office:value-type="float" office:value="1090.399" calcext:value-type="float">
            <text:p>1090.399</text:p>
          </table:table-cell>
          <table:table-cell office:value-type="float" office:value="415.9893" calcext:value-type="float">
            <text:p>415.9893</text:p>
          </table:table-cell>
          <table:table-cell office:value-type="float" office:value="1868.174" calcext:value-type="float">
            <text:p>1868.174</text:p>
          </table:table-cell>
          <table:table-cell office:value-type="float" office:value="2101.829" calcext:value-type="float">
            <text:p>2101.829</text:p>
          </table:table-cell>
          <table:table-cell office:value-type="float" office:value="1676.231" calcext:value-type="float">
            <text:p>1676.231</text:p>
          </table:table-cell>
          <table:table-cell office:value-type="float" office:value="585.3676" calcext:value-type="float">
            <text:p>585.3676</text:p>
          </table:table-cell>
          <table:table-cell office:value-type="float" office:value="574.3327" calcext:value-type="float">
            <text:p>574.3327</text:p>
          </table:table-cell>
          <table:table-cell office:value-type="float" office:value="142.847" calcext:value-type="float">
            <text:p>142.847</text:p>
          </table:table-cell>
          <table:table-cell office:value-type="float" office:value="35.70789" calcext:value-type="float">
            <text:p>35.70789</text:p>
          </table:table-cell>
          <table:table-cell office:value-type="float" office:value="0" calcext:value-type="float">
            <text:p>0</text:p>
          </table:table-cell>
          <table:table-cell office:value-type="float" office:value="-0.01701331" calcext:value-type="float">
            <text:p>-0.01701331</text:p>
          </table:table-cell>
          <table:table-cell office:value-type="float" office:value="0" calcext:value-type="float">
            <text:p>0</text:p>
          </table:table-cell>
          <table:table-cell office:value-type="float" office:value="3.762333" calcext:value-type="float">
            <text:p>3.762333</text:p>
          </table:table-cell>
          <table:table-cell office:value-type="float" office:value="1039.402" calcext:value-type="float">
            <text:p>1039.402</text:p>
          </table:table-cell>
          <table:table-cell office:value-type="float" office:value="-461.4516" calcext:value-type="float">
            <text:p>-461.4516</text:p>
          </table:table-cell>
          <table:table-cell office:value-type="float" office:value="577.9503" calcext:value-type="float">
            <text:p>577.9503</text:p>
          </table:table-cell>
          <table:table-cell office:value-type="float" office:value="-556.9849" calcext:value-type="float">
            <text:p>-556.9849</text:p>
          </table:table-cell>
          <table:table-cell office:value-type="float" office:value="0" calcext:value-type="float">
            <text:p>0</text:p>
          </table:table-cell>
          <table:table-cell office:value-type="float" office:value="22.59442" calcext:value-type="float">
            <text:p>22.59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295.7485" calcext:value-type="float">
            <text:p>295.7485</text:p>
          </table:table-cell>
          <table:table-cell office:value-type="float" office:value="13209.58" calcext:value-type="float">
            <text:p>13209.58</text:p>
          </table:table-cell>
          <table:table-cell office:value-type="float" office:value="0" calcext:value-type="float">
            <text:p>0</text:p>
          </table:table-cell>
          <table:table-cell office:value-type="float" office:value="27.94548" calcext:value-type="float">
            <text:p>27.94548</text:p>
          </table:table-cell>
          <table:table-cell office:value-type="float" office:value="-693.4103" calcext:value-type="float">
            <text:p>-693.4103</text:p>
          </table:table-cell>
          <table:table-cell office:value-type="float" office:value="1874.376" calcext:value-type="float">
            <text:p>1874.376</text:p>
          </table:table-cell>
          <table:table-cell office:value-type="float" office:value="-145.9795" calcext:value-type="float">
            <text:p>-145.9795</text:p>
          </table:table-cell>
          <table:table-cell office:value-type="float" office:value="137.4607" calcext:value-type="float">
            <text:p>137.4607</text:p>
          </table:table-cell>
          <table:table-cell office:value-type="float" office:value="146.6366" calcext:value-type="float">
            <text:p>146.6366</text:p>
          </table:table-cell>
          <table:table-cell office:value-type="float" office:value="0.1020463" calcext:value-type="float">
            <text:p>0.1020463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663" calcext:value-type="float">
            <text:p>0.01525663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2985523" calcext:value-type="float">
            <text:p>-0.002985523</text:p>
          </table:table-cell>
          <table:table-cell office:value-type="float" office:value="370" calcext:value-type="float">
            <text:p>370</text:p>
          </table:table-cell>
          <table:table-cell office:value-type="float" office:value="40.54283" calcext:value-type="float">
            <text:p>40.54283</text:p>
          </table:table-cell>
          <table:table-cell office:value-type="float" office:value="0" calcext:value-type="float">
            <text:p>0</text:p>
          </table:table-cell>
          <table:table-cell office:value-type="float" office:value="433.7775" calcext:value-type="float">
            <text:p>433.7775</text:p>
          </table:table-cell>
          <table:table-cell office:value-type="float" office:value="1058.136" calcext:value-type="float">
            <text:p>1058.136</text:p>
          </table:table-cell>
          <table:table-cell office:value-type="float" office:value="1294.911" calcext:value-type="float">
            <text:p>1294.911</text:p>
          </table:table-cell>
          <table:table-cell office:value-type="float" office:value="1298.831" calcext:value-type="float">
            <text:p>1298.831</text:p>
          </table:table-cell>
          <table:table-cell office:value-type="float" office:value="782.3242" calcext:value-type="float">
            <text:p>782.3242</text:p>
          </table:table-cell>
          <table:table-cell office:value-type="float" office:value="1090.328" calcext:value-type="float">
            <text:p>1090.328</text:p>
          </table:table-cell>
          <table:table-cell office:value-type="float" office:value="415.9779" calcext:value-type="float">
            <text:p>415.9779</text:p>
          </table:table-cell>
          <table:table-cell office:value-type="float" office:value="1868.094" calcext:value-type="float">
            <text:p>1868.094</text:p>
          </table:table-cell>
          <table:table-cell office:value-type="float" office:value="2101.761" calcext:value-type="float">
            <text:p>2101.761</text:p>
          </table:table-cell>
          <table:table-cell office:value-type="float" office:value="1676.205" calcext:value-type="float">
            <text:p>1676.205</text:p>
          </table:table-cell>
          <table:table-cell office:value-type="float" office:value="585.3663" calcext:value-type="float">
            <text:p>585.3663</text:p>
          </table:table-cell>
          <table:table-cell office:value-type="float" office:value="574.4262" calcext:value-type="float">
            <text:p>574.4262</text:p>
          </table:table-cell>
          <table:table-cell office:value-type="float" office:value="142.8469" calcext:value-type="float">
            <text:p>142.8469</text:p>
          </table:table-cell>
          <table:table-cell office:value-type="float" office:value="35.7079" calcext:value-type="float">
            <text:p>35.7079</text:p>
          </table:table-cell>
          <table:table-cell office:value-type="float" office:value="0" calcext:value-type="float">
            <text:p>0</text:p>
          </table:table-cell>
          <table:table-cell office:value-type="float" office:value="-0.01781718" calcext:value-type="float">
            <text:p>-0.01781718</text:p>
          </table:table-cell>
          <table:table-cell office:value-type="float" office:value="0" calcext:value-type="float">
            <text:p>0</text:p>
          </table:table-cell>
          <table:table-cell office:value-type="float" office:value="3.780468" calcext:value-type="float">
            <text:p>3.780468</text:p>
          </table:table-cell>
          <table:table-cell office:value-type="float" office:value="1061.049" calcext:value-type="float">
            <text:p>1061.049</text:p>
          </table:table-cell>
          <table:table-cell office:value-type="float" office:value="-471.0189" calcext:value-type="float">
            <text:p>-471.0189</text:p>
          </table:table-cell>
          <table:table-cell office:value-type="float" office:value="590.0305" calcext:value-type="float">
            <text:p>590.0305</text:p>
          </table:table-cell>
          <table:table-cell office:value-type="float" office:value="-561.7531" calcext:value-type="float">
            <text:p>-561.7531</text:p>
          </table:table-cell>
          <table:table-cell office:value-type="float" office:value="0" calcext:value-type="float">
            <text:p>0</text:p>
          </table:table-cell>
          <table:table-cell office:value-type="float" office:value="23.61765" calcext:value-type="float">
            <text:p>23.6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292.6393" calcext:value-type="float">
            <text:p>292.6393</text:p>
          </table:table-cell>
          <table:table-cell office:value-type="float" office:value="13209.79" calcext:value-type="float">
            <text:p>13209.79</text:p>
          </table:table-cell>
          <table:table-cell office:value-type="float" office:value="0" calcext:value-type="float">
            <text:p>0</text:p>
          </table:table-cell>
          <table:table-cell office:value-type="float" office:value="30.76701" calcext:value-type="float">
            <text:p>30.76701</text:p>
          </table:table-cell>
          <table:table-cell office:value-type="float" office:value="-702.1982" calcext:value-type="float">
            <text:p>-702.1982</text:p>
          </table:table-cell>
          <table:table-cell office:value-type="float" office:value="1899.95" calcext:value-type="float">
            <text:p>1899.95</text:p>
          </table:table-cell>
          <table:table-cell office:value-type="float" office:value="-149.1061" calcext:value-type="float">
            <text:p>-149.1061</text:p>
          </table:table-cell>
          <table:table-cell office:value-type="float" office:value="139.1221" calcext:value-type="float">
            <text:p>139.1221</text:p>
          </table:table-cell>
          <table:table-cell office:value-type="float" office:value="143.8546" calcext:value-type="float">
            <text:p>143.8546</text:p>
          </table:table-cell>
          <table:table-cell office:value-type="float" office:value="0.09842008" calcext:value-type="float">
            <text:p>0.09842008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663" calcext:value-type="float">
            <text:p>0.01525663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4727336" calcext:value-type="float">
            <text:p>-0.004727336</text:p>
          </table:table-cell>
          <table:table-cell office:value-type="float" office:value="370" calcext:value-type="float">
            <text:p>370</text:p>
          </table:table-cell>
          <table:table-cell office:value-type="float" office:value="46.14495" calcext:value-type="float">
            <text:p>46.14495</text:p>
          </table:table-cell>
          <table:table-cell office:value-type="float" office:value="0" calcext:value-type="float">
            <text:p>0</text:p>
          </table:table-cell>
          <table:table-cell office:value-type="float" office:value="434.4653" calcext:value-type="float">
            <text:p>434.4653</text:p>
          </table:table-cell>
          <table:table-cell office:value-type="float" office:value="1057.871" calcext:value-type="float">
            <text:p>1057.871</text:p>
          </table:table-cell>
          <table:table-cell office:value-type="float" office:value="1294.71" calcext:value-type="float">
            <text:p>1294.71</text:p>
          </table:table-cell>
          <table:table-cell office:value-type="float" office:value="1298.699" calcext:value-type="float">
            <text:p>1298.699</text:p>
          </table:table-cell>
          <table:table-cell office:value-type="float" office:value="782.2623" calcext:value-type="float">
            <text:p>782.2623</text:p>
          </table:table-cell>
          <table:table-cell office:value-type="float" office:value="1090.258" calcext:value-type="float">
            <text:p>1090.258</text:p>
          </table:table-cell>
          <table:table-cell office:value-type="float" office:value="415.9683" calcext:value-type="float">
            <text:p>415.9683</text:p>
          </table:table-cell>
          <table:table-cell office:value-type="float" office:value="1868.019" calcext:value-type="float">
            <text:p>1868.019</text:p>
          </table:table-cell>
          <table:table-cell office:value-type="float" office:value="2101.696" calcext:value-type="float">
            <text:p>2101.696</text:p>
          </table:table-cell>
          <table:table-cell office:value-type="float" office:value="1676.18" calcext:value-type="float">
            <text:p>1676.18</text:p>
          </table:table-cell>
          <table:table-cell office:value-type="float" office:value="585.3654" calcext:value-type="float">
            <text:p>585.3654</text:p>
          </table:table-cell>
          <table:table-cell office:value-type="float" office:value="574.5229" calcext:value-type="float">
            <text:p>574.5229</text:p>
          </table:table-cell>
          <table:table-cell office:value-type="float" office:value="142.8469" calcext:value-type="float">
            <text:p>142.8469</text:p>
          </table:table-cell>
          <table:table-cell office:value-type="float" office:value="35.70791" calcext:value-type="float">
            <text:p>35.70791</text:p>
          </table:table-cell>
          <table:table-cell office:value-type="float" office:value="0" calcext:value-type="float">
            <text:p>0</text:p>
          </table:table-cell>
          <table:table-cell office:value-type="float" office:value="-0.0188989" calcext:value-type="float">
            <text:p>-0.0188989</text:p>
          </table:table-cell>
          <table:table-cell office:value-type="float" office:value="0" calcext:value-type="float">
            <text:p>0</text:p>
          </table:table-cell>
          <table:table-cell office:value-type="float" office:value="3.728773" calcext:value-type="float">
            <text:p>3.728773</text:p>
          </table:table-cell>
          <table:table-cell office:value-type="float" office:value="1082.362" calcext:value-type="float">
            <text:p>1082.362</text:p>
          </table:table-cell>
          <table:table-cell office:value-type="float" office:value="-481.0739" calcext:value-type="float">
            <text:p>-481.0739</text:p>
          </table:table-cell>
          <table:table-cell office:value-type="float" office:value="601.2881" calcext:value-type="float">
            <text:p>601.2881</text:p>
          </table:table-cell>
          <table:table-cell office:value-type="float" office:value="-567.3861" calcext:value-type="float">
            <text:p>-567.3861</text:p>
          </table:table-cell>
          <table:table-cell office:value-type="float" office:value="0" calcext:value-type="float">
            <text:p>0</text:p>
          </table:table-cell>
          <table:table-cell office:value-type="float" office:value="23.58248" calcext:value-type="float">
            <text:p>23.58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289.0052" calcext:value-type="float">
            <text:p>289.0052</text:p>
          </table:table-cell>
          <table:table-cell office:value-type="float" office:value="13210.13" calcext:value-type="float">
            <text:p>13210.13</text:p>
          </table:table-cell>
          <table:table-cell office:value-type="float" office:value="0" calcext:value-type="float">
            <text:p>0</text:p>
          </table:table-cell>
          <table:table-cell office:value-type="float" office:value="32.90511" calcext:value-type="float">
            <text:p>32.90511</text:p>
          </table:table-cell>
          <table:table-cell office:value-type="float" office:value="-710.2588" calcext:value-type="float">
            <text:p>-710.2588</text:p>
          </table:table-cell>
          <table:table-cell office:value-type="float" office:value="1921.096" calcext:value-type="float">
            <text:p>1921.096</text:p>
          </table:table-cell>
          <table:table-cell office:value-type="float" office:value="-152.3359" calcext:value-type="float">
            <text:p>-152.3359</text:p>
          </table:table-cell>
          <table:table-cell office:value-type="float" office:value="140.3649" calcext:value-type="float">
            <text:p>140.3649</text:p>
          </table:table-cell>
          <table:table-cell office:value-type="float" office:value="140.2713" calcext:value-type="float">
            <text:p>140.2713</text:p>
          </table:table-cell>
          <table:table-cell office:value-type="float" office:value="0.09832281" calcext:value-type="float">
            <text:p>0.09832281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675" calcext:value-type="float">
            <text:p>0.01525675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5315745" calcext:value-type="float">
            <text:p>-0.005315745</text:p>
          </table:table-cell>
          <table:table-cell office:value-type="float" office:value="370" calcext:value-type="float">
            <text:p>370</text:p>
          </table:table-cell>
          <table:table-cell office:value-type="float" office:value="48.62164" calcext:value-type="float">
            <text:p>48.62164</text:p>
          </table:table-cell>
          <table:table-cell office:value-type="float" office:value="0" calcext:value-type="float">
            <text:p>0</text:p>
          </table:table-cell>
          <table:table-cell office:value-type="float" office:value="435.3197" calcext:value-type="float">
            <text:p>435.3197</text:p>
          </table:table-cell>
          <table:table-cell office:value-type="float" office:value="1057.773" calcext:value-type="float">
            <text:p>1057.773</text:p>
          </table:table-cell>
          <table:table-cell office:value-type="float" office:value="1294.55" calcext:value-type="float">
            <text:p>1294.55</text:p>
          </table:table-cell>
          <table:table-cell office:value-type="float" office:value="1298.58" calcext:value-type="float">
            <text:p>1298.58</text:p>
          </table:table-cell>
          <table:table-cell office:value-type="float" office:value="782.2059" calcext:value-type="float">
            <text:p>782.2059</text:p>
          </table:table-cell>
          <table:table-cell office:value-type="float" office:value="1090.194" calcext:value-type="float">
            <text:p>1090.194</text:p>
          </table:table-cell>
          <table:table-cell office:value-type="float" office:value="415.9639" calcext:value-type="float">
            <text:p>415.9639</text:p>
          </table:table-cell>
          <table:table-cell office:value-type="float" office:value="1867.946" calcext:value-type="float">
            <text:p>1867.946</text:p>
          </table:table-cell>
          <table:table-cell office:value-type="float" office:value="2101.633" calcext:value-type="float">
            <text:p>2101.633</text:p>
          </table:table-cell>
          <table:table-cell office:value-type="float" office:value="1676.155" calcext:value-type="float">
            <text:p>1676.155</text:p>
          </table:table-cell>
          <table:table-cell office:value-type="float" office:value="585.3652" calcext:value-type="float">
            <text:p>585.3652</text:p>
          </table:table-cell>
          <table:table-cell office:value-type="float" office:value="574.6216" calcext:value-type="float">
            <text:p>574.6216</text:p>
          </table:table-cell>
          <table:table-cell office:value-type="float" office:value="142.8468" calcext:value-type="float">
            <text:p>142.8468</text:p>
          </table:table-cell>
          <table:table-cell office:value-type="float" office:value="35.70791" calcext:value-type="float">
            <text:p>35.70791</text:p>
          </table:table-cell>
          <table:table-cell office:value-type="float" office:value="0" calcext:value-type="float">
            <text:p>0</text:p>
          </table:table-cell>
          <table:table-cell office:value-type="float" office:value="-0.01940531" calcext:value-type="float">
            <text:p>-0.01940531</text:p>
          </table:table-cell>
          <table:table-cell office:value-type="float" office:value="0" calcext:value-type="float">
            <text:p>0</text:p>
          </table:table-cell>
          <table:table-cell office:value-type="float" office:value="3.689566" calcext:value-type="float">
            <text:p>3.689566</text:p>
          </table:table-cell>
          <table:table-cell office:value-type="float" office:value="1100.658" calcext:value-type="float">
            <text:p>1100.658</text:p>
          </table:table-cell>
          <table:table-cell office:value-type="float" office:value="-492.0632" calcext:value-type="float">
            <text:p>-492.0632</text:p>
          </table:table-cell>
          <table:table-cell office:value-type="float" office:value="608.595" calcext:value-type="float">
            <text:p>608.595</text:p>
          </table:table-cell>
          <table:table-cell office:value-type="float" office:value="-572.7235" calcext:value-type="float">
            <text:p>-572.7235</text:p>
          </table:table-cell>
          <table:table-cell office:value-type="float" office:value="0" calcext:value-type="float">
            <text:p>0</text:p>
          </table:table-cell>
          <table:table-cell office:value-type="float" office:value="24.08398" calcext:value-type="float">
            <text:p>24.0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285.2882" calcext:value-type="float">
            <text:p>285.2882</text:p>
          </table:table-cell>
          <table:table-cell office:value-type="float" office:value="13210.56" calcext:value-type="float">
            <text:p>13210.56</text:p>
          </table:table-cell>
          <table:table-cell office:value-type="float" office:value="0" calcext:value-type="float">
            <text:p>0</text:p>
          </table:table-cell>
          <table:table-cell office:value-type="float" office:value="34.34083" calcext:value-type="float">
            <text:p>34.34083</text:p>
          </table:table-cell>
          <table:table-cell office:value-type="float" office:value="-716.482" calcext:value-type="float">
            <text:p>-716.482</text:p>
          </table:table-cell>
          <table:table-cell office:value-type="float" office:value="1938.646" calcext:value-type="float">
            <text:p>1938.646</text:p>
          </table:table-cell>
          <table:table-cell office:value-type="float" office:value="-155.1319" calcext:value-type="float">
            <text:p>-155.1319</text:p>
          </table:table-cell>
          <table:table-cell office:value-type="float" office:value="141.0854" calcext:value-type="float">
            <text:p>141.0854</text:p>
          </table:table-cell>
          <table:table-cell office:value-type="float" office:value="136.2287" calcext:value-type="float">
            <text:p>136.2287</text:p>
          </table:table-cell>
          <table:table-cell office:value-type="float" office:value="0.09523203" calcext:value-type="float">
            <text:p>0.09523203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718" calcext:value-type="float">
            <text:p>0.01525718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5315745" calcext:value-type="float">
            <text:p>-0.005315745</text:p>
          </table:table-cell>
          <table:table-cell office:value-type="float" office:value="370" calcext:value-type="float">
            <text:p>370</text:p>
          </table:table-cell>
          <table:table-cell office:value-type="float" office:value="56.35579" calcext:value-type="float">
            <text:p>56.35579</text:p>
          </table:table-cell>
          <table:table-cell office:value-type="float" office:value="0" calcext:value-type="float">
            <text:p>0</text:p>
          </table:table-cell>
          <table:table-cell office:value-type="float" office:value="436.2292" calcext:value-type="float">
            <text:p>436.2292</text:p>
          </table:table-cell>
          <table:table-cell office:value-type="float" office:value="1057.956" calcext:value-type="float">
            <text:p>1057.956</text:p>
          </table:table-cell>
          <table:table-cell office:value-type="float" office:value="1294.47" calcext:value-type="float">
            <text:p>1294.47</text:p>
          </table:table-cell>
          <table:table-cell office:value-type="float" office:value="1298.484" calcext:value-type="float">
            <text:p>1298.484</text:p>
          </table:table-cell>
          <table:table-cell office:value-type="float" office:value="782.156" calcext:value-type="float">
            <text:p>782.156</text:p>
          </table:table-cell>
          <table:table-cell office:value-type="float" office:value="1090.133" calcext:value-type="float">
            <text:p>1090.133</text:p>
          </table:table-cell>
          <table:table-cell office:value-type="float" office:value="415.964" calcext:value-type="float">
            <text:p>415.964</text:p>
          </table:table-cell>
          <table:table-cell office:value-type="float" office:value="1867.877" calcext:value-type="float">
            <text:p>1867.877</text:p>
          </table:table-cell>
          <table:table-cell office:value-type="float" office:value="2101.577" calcext:value-type="float">
            <text:p>2101.577</text:p>
          </table:table-cell>
          <table:table-cell office:value-type="float" office:value="1676.131" calcext:value-type="float">
            <text:p>1676.131</text:p>
          </table:table-cell>
          <table:table-cell office:value-type="float" office:value="585.3655" calcext:value-type="float">
            <text:p>585.3655</text:p>
          </table:table-cell>
          <table:table-cell office:value-type="float" office:value="574.7189" calcext:value-type="float">
            <text:p>574.7189</text:p>
          </table:table-cell>
          <table:table-cell office:value-type="float" office:value="142.8468" calcext:value-type="float">
            <text:p>142.8468</text:p>
          </table:table-cell>
          <table:table-cell office:value-type="float" office:value="35.70789" calcext:value-type="float">
            <text:p>35.70789</text:p>
          </table:table-cell>
          <table:table-cell office:value-type="float" office:value="0" calcext:value-type="float">
            <text:p>0</text:p>
          </table:table-cell>
          <table:table-cell office:value-type="float" office:value="-0.02055997" calcext:value-type="float">
            <text:p>-0.02055997</text:p>
          </table:table-cell>
          <table:table-cell office:value-type="float" office:value="0" calcext:value-type="float">
            <text:p>0</text:p>
          </table:table-cell>
          <table:table-cell office:value-type="float" office:value="3.675978" calcext:value-type="float">
            <text:p>3.675978</text:p>
          </table:table-cell>
          <table:table-cell office:value-type="float" office:value="1120.12" calcext:value-type="float">
            <text:p>1120.12</text:p>
          </table:table-cell>
          <table:table-cell office:value-type="float" office:value="-500.3531" calcext:value-type="float">
            <text:p>-500.3531</text:p>
          </table:table-cell>
          <table:table-cell office:value-type="float" office:value="619.7667" calcext:value-type="float">
            <text:p>619.7667</text:p>
          </table:table-cell>
          <table:table-cell office:value-type="float" office:value="-577.3619" calcext:value-type="float">
            <text:p>-577.3619</text:p>
          </table:table-cell>
          <table:table-cell office:value-type="float" office:value="0" calcext:value-type="float">
            <text:p>0</text:p>
          </table:table-cell>
          <table:table-cell office:value-type="float" office:value="25.2854" calcext:value-type="float">
            <text:p>25.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281.8834" calcext:value-type="float">
            <text:p>281.8834</text:p>
          </table:table-cell>
          <table:table-cell office:value-type="float" office:value="13210.7" calcext:value-type="float">
            <text:p>13210.7</text:p>
          </table:table-cell>
          <table:table-cell office:value-type="float" office:value="0" calcext:value-type="float">
            <text:p>0</text:p>
          </table:table-cell>
          <table:table-cell office:value-type="float" office:value="35.06488" calcext:value-type="float">
            <text:p>35.06488</text:p>
          </table:table-cell>
          <table:table-cell office:value-type="float" office:value="-723.3819" calcext:value-type="float">
            <text:p>-723.3819</text:p>
          </table:table-cell>
          <table:table-cell office:value-type="float" office:value="1958.615" calcext:value-type="float">
            <text:p>1958.615</text:p>
          </table:table-cell>
          <table:table-cell office:value-type="float" office:value="-158.4309" calcext:value-type="float">
            <text:p>-158.4309</text:p>
          </table:table-cell>
          <table:table-cell office:value-type="float" office:value="141.6597" calcext:value-type="float">
            <text:p>141.6597</text:p>
          </table:table-cell>
          <table:table-cell office:value-type="float" office:value="132.879" calcext:value-type="float">
            <text:p>132.879</text:p>
          </table:table-cell>
          <table:table-cell office:value-type="float" office:value="0.09552293" calcext:value-type="float">
            <text:p>0.09552293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718" calcext:value-type="float">
            <text:p>0.01525718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5315745" calcext:value-type="float">
            <text:p>-0.005315745</text:p>
          </table:table-cell>
          <table:table-cell office:value-type="float" office:value="370" calcext:value-type="float">
            <text:p>370</text:p>
          </table:table-cell>
          <table:table-cell office:value-type="float" office:value="54.31494" calcext:value-type="float">
            <text:p>54.31494</text:p>
          </table:table-cell>
          <table:table-cell office:value-type="float" office:value="0" calcext:value-type="float">
            <text:p>0</text:p>
          </table:table-cell>
          <table:table-cell office:value-type="float" office:value="436.8054" calcext:value-type="float">
            <text:p>436.8054</text:p>
          </table:table-cell>
          <table:table-cell office:value-type="float" office:value="1057.816" calcext:value-type="float">
            <text:p>1057.816</text:p>
          </table:table-cell>
          <table:table-cell office:value-type="float" office:value="1294.346" calcext:value-type="float">
            <text:p>1294.346</text:p>
          </table:table-cell>
          <table:table-cell office:value-type="float" office:value="1298.387" calcext:value-type="float">
            <text:p>1298.387</text:p>
          </table:table-cell>
          <table:table-cell office:value-type="float" office:value="782.1204" calcext:value-type="float">
            <text:p>782.1204</text:p>
          </table:table-cell>
          <table:table-cell office:value-type="float" office:value="1090.079" calcext:value-type="float">
            <text:p>1090.079</text:p>
          </table:table-cell>
          <table:table-cell office:value-type="float" office:value="415.9694" calcext:value-type="float">
            <text:p>415.9694</text:p>
          </table:table-cell>
          <table:table-cell office:value-type="float" office:value="1867.81" calcext:value-type="float">
            <text:p>1867.81</text:p>
          </table:table-cell>
          <table:table-cell office:value-type="float" office:value="2101.529" calcext:value-type="float">
            <text:p>2101.529</text:p>
          </table:table-cell>
          <table:table-cell office:value-type="float" office:value="1676.108" calcext:value-type="float">
            <text:p>1676.108</text:p>
          </table:table-cell>
          <table:table-cell office:value-type="float" office:value="585.3663" calcext:value-type="float">
            <text:p>585.3663</text:p>
          </table:table-cell>
          <table:table-cell office:value-type="float" office:value="574.8149" calcext:value-type="float">
            <text:p>574.8149</text:p>
          </table:table-cell>
          <table:table-cell office:value-type="float" office:value="142.8467" calcext:value-type="float">
            <text:p>142.8467</text:p>
          </table:table-cell>
          <table:table-cell office:value-type="float" office:value="35.70787" calcext:value-type="float">
            <text:p>35.70787</text:p>
          </table:table-cell>
          <table:table-cell office:value-type="float" office:value="0" calcext:value-type="float">
            <text:p>0</text:p>
          </table:table-cell>
          <table:table-cell office:value-type="float" office:value="-0.0208463" calcext:value-type="float">
            <text:p>-0.0208463</text:p>
          </table:table-cell>
          <table:table-cell office:value-type="float" office:value="0" calcext:value-type="float">
            <text:p>0</text:p>
          </table:table-cell>
          <table:table-cell office:value-type="float" office:value="3.682503" calcext:value-type="float">
            <text:p>3.682503</text:p>
          </table:table-cell>
          <table:table-cell office:value-type="float" office:value="1129.094" calcext:value-type="float">
            <text:p>1129.094</text:p>
          </table:table-cell>
          <table:table-cell office:value-type="float" office:value="-507.7636" calcext:value-type="float">
            <text:p>-507.7636</text:p>
          </table:table-cell>
          <table:table-cell office:value-type="float" office:value="621.33" calcext:value-type="float">
            <text:p>621.33</text:p>
          </table:table-cell>
          <table:table-cell office:value-type="float" office:value="-581.2651" calcext:value-type="float">
            <text:p>-581.2651</text:p>
          </table:table-cell>
          <table:table-cell office:value-type="float" office:value="0" calcext:value-type="float">
            <text:p>0</text:p>
          </table:table-cell>
          <table:table-cell office:value-type="float" office:value="25.57966" calcext:value-type="float">
            <text:p>25.5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282.9408" calcext:value-type="float">
            <text:p>282.9408</text:p>
          </table:table-cell>
          <table:table-cell office:value-type="float" office:value="13210.98" calcext:value-type="float">
            <text:p>13210.98</text:p>
          </table:table-cell>
          <table:table-cell office:value-type="float" office:value="0" calcext:value-type="float">
            <text:p>0</text:p>
          </table:table-cell>
          <table:table-cell office:value-type="float" office:value="41.05215" calcext:value-type="float">
            <text:p>41.05215</text:p>
          </table:table-cell>
          <table:table-cell office:value-type="float" office:value="-731.8116" calcext:value-type="float">
            <text:p>-731.8116</text:p>
          </table:table-cell>
          <table:table-cell office:value-type="float" office:value="1981.701" calcext:value-type="float">
            <text:p>1981.701</text:p>
          </table:table-cell>
          <table:table-cell office:value-type="float" office:value="-161.7817" calcext:value-type="float">
            <text:p>-161.7817</text:p>
          </table:table-cell>
          <table:table-cell office:value-type="float" office:value="142.4855" calcext:value-type="float">
            <text:p>142.4855</text:p>
          </table:table-cell>
          <table:table-cell office:value-type="float" office:value="133.9699" calcext:value-type="float">
            <text:p>133.9699</text:p>
          </table:table-cell>
          <table:table-cell office:value-type="float" office:value="0.09592087" calcext:value-type="float">
            <text:p>0.09592087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718" calcext:value-type="float">
            <text:p>0.01525718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5315745" calcext:value-type="float">
            <text:p>-0.005315745</text:p>
          </table:table-cell>
          <table:table-cell office:value-type="float" office:value="370" calcext:value-type="float">
            <text:p>370</text:p>
          </table:table-cell>
          <table:table-cell office:value-type="float" office:value="58.86282" calcext:value-type="float">
            <text:p>58.86282</text:p>
          </table:table-cell>
          <table:table-cell office:value-type="float" office:value="0" calcext:value-type="float">
            <text:p>0</text:p>
          </table:table-cell>
          <table:table-cell office:value-type="float" office:value="437.4954" calcext:value-type="float">
            <text:p>437.4954</text:p>
          </table:table-cell>
          <table:table-cell office:value-type="float" office:value="1057.675" calcext:value-type="float">
            <text:p>1057.675</text:p>
          </table:table-cell>
          <table:table-cell office:value-type="float" office:value="1294.23" calcext:value-type="float">
            <text:p>1294.23</text:p>
          </table:table-cell>
          <table:table-cell office:value-type="float" office:value="1298.297" calcext:value-type="float">
            <text:p>1298.297</text:p>
          </table:table-cell>
          <table:table-cell office:value-type="float" office:value="782.084" calcext:value-type="float">
            <text:p>782.084</text:p>
          </table:table-cell>
          <table:table-cell office:value-type="float" office:value="1090.032" calcext:value-type="float">
            <text:p>1090.032</text:p>
          </table:table-cell>
          <table:table-cell office:value-type="float" office:value="415.9796" calcext:value-type="float">
            <text:p>415.9796</text:p>
          </table:table-cell>
          <table:table-cell office:value-type="float" office:value="1867.756" calcext:value-type="float">
            <text:p>1867.756</text:p>
          </table:table-cell>
          <table:table-cell office:value-type="float" office:value="2101.482" calcext:value-type="float">
            <text:p>2101.482</text:p>
          </table:table-cell>
          <table:table-cell office:value-type="float" office:value="1676.085" calcext:value-type="float">
            <text:p>1676.085</text:p>
          </table:table-cell>
          <table:table-cell office:value-type="float" office:value="585.3677" calcext:value-type="float">
            <text:p>585.3677</text:p>
          </table:table-cell>
          <table:table-cell office:value-type="float" office:value="574.9099" calcext:value-type="float">
            <text:p>574.9099</text:p>
          </table:table-cell>
          <table:table-cell office:value-type="float" office:value="142.8466" calcext:value-type="float">
            <text:p>142.8466</text:p>
          </table:table-cell>
          <table:table-cell office:value-type="float" office:value="35.70786" calcext:value-type="float">
            <text:p>35.70786</text:p>
          </table:table-cell>
          <table:table-cell office:value-type="float" office:value="0" calcext:value-type="float">
            <text:p>0</text:p>
          </table:table-cell>
          <table:table-cell office:value-type="float" office:value="-0.02097087" calcext:value-type="float">
            <text:p>-0.02097087</text:p>
          </table:table-cell>
          <table:table-cell office:value-type="float" office:value="0" calcext:value-type="float">
            <text:p>0</text:p>
          </table:table-cell>
          <table:table-cell office:value-type="float" office:value="3.556412" calcext:value-type="float">
            <text:p>3.556412</text:p>
          </table:table-cell>
          <table:table-cell office:value-type="float" office:value="1148.08" calcext:value-type="float">
            <text:p>1148.08</text:p>
          </table:table-cell>
          <table:table-cell office:value-type="float" office:value="-517.1246" calcext:value-type="float">
            <text:p>-517.1246</text:p>
          </table:table-cell>
          <table:table-cell office:value-type="float" office:value="630.9558" calcext:value-type="float">
            <text:p>630.9558</text:p>
          </table:table-cell>
          <table:table-cell office:value-type="float" office:value="-585.8375" calcext:value-type="float">
            <text:p>-585.8375</text:p>
          </table:table-cell>
          <table:table-cell office:value-type="float" office:value="0" calcext:value-type="float">
            <text:p>0</text:p>
          </table:table-cell>
          <table:table-cell office:value-type="float" office:value="25.06849" calcext:value-type="float">
            <text:p>25.0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279.4825" calcext:value-type="float">
            <text:p>279.4825</text:p>
          </table:table-cell>
          <table:table-cell office:value-type="float" office:value="13211.55" calcext:value-type="float">
            <text:p>13211.55</text:p>
          </table:table-cell>
          <table:table-cell office:value-type="float" office:value="0" calcext:value-type="float">
            <text:p>0</text:p>
          </table:table-cell>
          <table:table-cell office:value-type="float" office:value="43.65342" calcext:value-type="float">
            <text:p>43.65342</text:p>
          </table:table-cell>
          <table:table-cell office:value-type="float" office:value="-738.8979" calcext:value-type="float">
            <text:p>-738.8979</text:p>
          </table:table-cell>
          <table:table-cell office:value-type="float" office:value="1998.674" calcext:value-type="float">
            <text:p>1998.674</text:p>
          </table:table-cell>
          <table:table-cell office:value-type="float" office:value="-164.7405" calcext:value-type="float">
            <text:p>-164.7405</text:p>
          </table:table-cell>
          <table:table-cell office:value-type="float" office:value="143.4487" calcext:value-type="float">
            <text:p>143.4487</text:p>
          </table:table-cell>
          <table:table-cell office:value-type="float" office:value="130.1543" calcext:value-type="float">
            <text:p>130.1543</text:p>
          </table:table-cell>
          <table:table-cell office:value-type="float" office:value="0.094747" calcext:value-type="float">
            <text:p>0.094747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788" calcext:value-type="float">
            <text:p>0.01525788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5315745" calcext:value-type="float">
            <text:p>-0.005315745</text:p>
          </table:table-cell>
          <table:table-cell office:value-type="float" office:value="370" calcext:value-type="float">
            <text:p>370</text:p>
          </table:table-cell>
          <table:table-cell office:value-type="float" office:value="62.56697" calcext:value-type="float">
            <text:p>62.56697</text:p>
          </table:table-cell>
          <table:table-cell office:value-type="float" office:value="0" calcext:value-type="float">
            <text:p>0</text:p>
          </table:table-cell>
          <table:table-cell office:value-type="float" office:value="438.513" calcext:value-type="float">
            <text:p>438.513</text:p>
          </table:table-cell>
          <table:table-cell office:value-type="float" office:value="1057.766" calcext:value-type="float">
            <text:p>1057.766</text:p>
          </table:table-cell>
          <table:table-cell office:value-type="float" office:value="1294.158" calcext:value-type="float">
            <text:p>1294.158</text:p>
          </table:table-cell>
          <table:table-cell office:value-type="float" office:value="1298.214" calcext:value-type="float">
            <text:p>1298.214</text:p>
          </table:table-cell>
          <table:table-cell office:value-type="float" office:value="782.0985" calcext:value-type="float">
            <text:p>782.0985</text:p>
          </table:table-cell>
          <table:table-cell office:value-type="float" office:value="1089.988" calcext:value-type="float">
            <text:p>1089.988</text:p>
          </table:table-cell>
          <table:table-cell office:value-type="float" office:value="415.9946" calcext:value-type="float">
            <text:p>415.9946</text:p>
          </table:table-cell>
          <table:table-cell office:value-type="float" office:value="1867.712" calcext:value-type="float">
            <text:p>1867.712</text:p>
          </table:table-cell>
          <table:table-cell office:value-type="float" office:value="2101.438" calcext:value-type="float">
            <text:p>2101.438</text:p>
          </table:table-cell>
          <table:table-cell office:value-type="float" office:value="1676.064" calcext:value-type="float">
            <text:p>1676.064</text:p>
          </table:table-cell>
          <table:table-cell office:value-type="float" office:value="585.3701" calcext:value-type="float">
            <text:p>585.3701</text:p>
          </table:table-cell>
          <table:table-cell office:value-type="float" office:value="575.0044" calcext:value-type="float">
            <text:p>575.0044</text:p>
          </table:table-cell>
          <table:table-cell office:value-type="float" office:value="142.8466" calcext:value-type="float">
            <text:p>142.8466</text:p>
          </table:table-cell>
          <table:table-cell office:value-type="float" office:value="35.70784" calcext:value-type="float">
            <text:p>35.70784</text:p>
          </table:table-cell>
          <table:table-cell office:value-type="float" office:value="0" calcext:value-type="float">
            <text:p>0</text:p>
          </table:table-cell>
          <table:table-cell office:value-type="float" office:value="-0.02177867" calcext:value-type="float">
            <text:p>-0.02177867</text:p>
          </table:table-cell>
          <table:table-cell office:value-type="float" office:value="0" calcext:value-type="float">
            <text:p>0</text:p>
          </table:table-cell>
          <table:table-cell office:value-type="float" office:value="3.517855" calcext:value-type="float">
            <text:p>3.517855</text:p>
          </table:table-cell>
          <table:table-cell office:value-type="float" office:value="1167.731" calcext:value-type="float">
            <text:p>1167.731</text:p>
          </table:table-cell>
          <table:table-cell office:value-type="float" office:value="-528.9406" calcext:value-type="float">
            <text:p>-528.9406</text:p>
          </table:table-cell>
          <table:table-cell office:value-type="float" office:value="638.7903" calcext:value-type="float">
            <text:p>638.7903</text:p>
          </table:table-cell>
          <table:table-cell office:value-type="float" office:value="-591.2507" calcext:value-type="float">
            <text:p>-591.2507</text:p>
          </table:table-cell>
          <table:table-cell office:value-type="float" office:value="0" calcext:value-type="float">
            <text:p>0</text:p>
          </table:table-cell>
          <table:table-cell office:value-type="float" office:value="26.35208" calcext:value-type="float">
            <text:p>26.35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276.0559" calcext:value-type="float">
            <text:p>276.0559</text:p>
          </table:table-cell>
          <table:table-cell office:value-type="float" office:value="13212.51" calcext:value-type="float">
            <text:p>13212.51</text:p>
          </table:table-cell>
          <table:table-cell office:value-type="float" office:value="0" calcext:value-type="float">
            <text:p>0</text:p>
          </table:table-cell>
          <table:table-cell office:value-type="float" office:value="46.73204" calcext:value-type="float">
            <text:p>46.73204</text:p>
          </table:table-cell>
          <table:table-cell office:value-type="float" office:value="-746.026" calcext:value-type="float">
            <text:p>-746.026</text:p>
          </table:table-cell>
          <table:table-cell office:value-type="float" office:value="2017.294" calcext:value-type="float">
            <text:p>2017.294</text:p>
          </table:table-cell>
          <table:table-cell office:value-type="float" office:value="-167.4284" calcext:value-type="float">
            <text:p>-167.4284</text:p>
          </table:table-cell>
          <table:table-cell office:value-type="float" office:value="143.8426" calcext:value-type="float">
            <text:p>143.8426</text:p>
          </table:table-cell>
          <table:table-cell office:value-type="float" office:value="125.7081" calcext:value-type="float">
            <text:p>125.7081</text:p>
          </table:table-cell>
          <table:table-cell office:value-type="float" office:value="0.08869229" calcext:value-type="float">
            <text:p>0.08869229</text:p>
          </table:table-cell>
          <table:table-cell office:value-type="float" office:value="1.874302" calcext:value-type="float">
            <text:p>1.874302</text:p>
          </table:table-cell>
          <table:table-cell office:value-type="float" office:value="0.01525817" calcext:value-type="float">
            <text:p>0.01525817</text:p>
          </table:table-cell>
          <table:table-cell office:value-type="float" office:value="0.3205324" calcext:value-type="float">
            <text:p>0.3205324</text:p>
          </table:table-cell>
          <table:table-cell office:value-type="float" office:value="-0.005315745" calcext:value-type="float">
            <text:p>-0.005315745</text:p>
          </table:table-cell>
          <table:table-cell office:value-type="float" office:value="370" calcext:value-type="float">
            <text:p>370</text:p>
          </table:table-cell>
          <table:table-cell office:value-type="float" office:value="64.4425" calcext:value-type="float">
            <text:p>64.4425</text:p>
          </table:table-cell>
          <table:table-cell office:value-type="float" office:value="0" calcext:value-type="float">
            <text:p>0</text:p>
          </table:table-cell>
          <table:table-cell office:value-type="float" office:value="439.9522" calcext:value-type="float">
            <text:p>439.9522</text:p>
          </table:table-cell>
          <table:table-cell office:value-type="float" office:value="1058.186" calcext:value-type="float">
            <text:p>1058.186</text:p>
          </table:table-cell>
          <table:table-cell office:value-type="float" office:value="1294.215" calcext:value-type="float">
            <text:p>1294.215</text:p>
          </table:table-cell>
          <table:table-cell office:value-type="float" office:value="1298.22" calcext:value-type="float">
            <text:p>1298.22</text:p>
          </table:table-cell>
          <table:table-cell office:value-type="float" office:value="782.1882" calcext:value-type="float">
            <text:p>782.1882</text:p>
          </table:table-cell>
          <table:table-cell office:value-type="float" office:value="1089.941" calcext:value-type="float">
            <text:p>1089.941</text:p>
          </table:table-cell>
          <table:table-cell office:value-type="float" office:value="416.0121" calcext:value-type="float">
            <text:p>416.0121</text:p>
          </table:table-cell>
          <table:table-cell office:value-type="float" office:value="1867.666" calcext:value-type="float">
            <text:p>1867.666</text:p>
          </table:table-cell>
          <table:table-cell office:value-type="float" office:value="2101.398" calcext:value-type="float">
            <text:p>2101.398</text:p>
          </table:table-cell>
          <table:table-cell office:value-type="float" office:value="1676.045" calcext:value-type="float">
            <text:p>1676.045</text:p>
          </table:table-cell>
          <table:table-cell office:value-type="float" office:value="585.3737" calcext:value-type="float">
            <text:p>585.3737</text:p>
          </table:table-cell>
          <table:table-cell office:value-type="float" office:value="575.1092" calcext:value-type="float">
            <text:p>575.1092</text:p>
          </table:table-cell>
          <table:table-cell office:value-type="float" office:value="142.8466" calcext:value-type="float">
            <text:p>142.8466</text:p>
          </table:table-cell>
          <table:table-cell office:value-type="float" office:value="35.70782" calcext:value-type="float">
            <text:p>35.70782</text:p>
          </table:table-cell>
          <table:table-cell office:value-type="float" office:value="0" calcext:value-type="float">
            <text:p>0</text:p>
          </table:table-cell>
          <table:table-cell office:value-type="float" office:value="-0.02344402" calcext:value-type="float">
            <text:p>-0.02344402</text:p>
          </table:table-cell>
          <table:table-cell office:value-type="float" office:value="0" calcext:value-type="float">
            <text:p>0</text:p>
          </table:table-cell>
          <table:table-cell office:value-type="float" office:value="3.475673" calcext:value-type="float">
            <text:p>3.475673</text:p>
          </table:table-cell>
          <table:table-cell office:value-type="float" office:value="1185.939" calcext:value-type="float">
            <text:p>1185.939</text:p>
          </table:table-cell>
          <table:table-cell office:value-type="float" office:value="-540.8184" calcext:value-type="float">
            <text:p>-540.8184</text:p>
          </table:table-cell>
          <table:table-cell office:value-type="float" office:value="645.121" calcext:value-type="float">
            <text:p>645.121</text:p>
          </table:table-cell>
          <table:table-cell office:value-type="float" office:value="-596.6968" calcext:value-type="float">
            <text:p>-596.6968</text:p>
          </table:table-cell>
          <table:table-cell office:value-type="float" office:value="0" calcext:value-type="float">
            <text:p>0</text:p>
          </table:table-cell>
          <table:table-cell office:value-type="float" office:value="27.35167" calcext:value-type="float">
            <text:p>27.35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276.1557" calcext:value-type="float">
            <text:p>276.1557</text:p>
          </table:table-cell>
          <table:table-cell office:value-type="float" office:value="13213.71" calcext:value-type="float">
            <text:p>13213.71</text:p>
          </table:table-cell>
          <table:table-cell office:value-type="float" office:value="0" calcext:value-type="float">
            <text:p>0</text:p>
          </table:table-cell>
          <table:table-cell office:value-type="float" office:value="52.99945" calcext:value-type="float">
            <text:p>52.99945</text:p>
          </table:table-cell>
          <table:table-cell office:value-type="float" office:value="-753.302" calcext:value-type="float">
            <text:p>-753.302</text:p>
          </table:table-cell>
          <table:table-cell office:value-type="float" office:value="2022.505" calcext:value-type="float">
            <text:p>2022.505</text:p>
          </table:table-cell>
          <table:table-cell office:value-type="float" office:value="-169.88" calcext:value-type="float">
            <text:p>-169.88</text:p>
          </table:table-cell>
          <table:table-cell office:value-type="float" office:value="143.5805" calcext:value-type="float">
            <text:p>143.5805</text:p>
          </table:table-cell>
          <table:table-cell office:value-type="float" office:value="123.9256" calcext:value-type="float">
            <text:p>123.9256</text:p>
          </table:table-cell>
          <table:table-cell office:value-type="float" office:value="0.07703569" calcext:value-type="float">
            <text:p>0.07703569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26436" calcext:value-type="float">
            <text:p>0.01626436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06779285" calcext:value-type="float">
            <text:p>-0.006779285</text:p>
          </table:table-cell>
          <table:table-cell office:value-type="float" office:value="370" calcext:value-type="float">
            <text:p>370</text:p>
          </table:table-cell>
          <table:table-cell office:value-type="float" office:value="65.46803" calcext:value-type="float">
            <text:p>65.46803</text:p>
          </table:table-cell>
          <table:table-cell office:value-type="float" office:value="0" calcext:value-type="float">
            <text:p>0</text:p>
          </table:table-cell>
          <table:table-cell office:value-type="float" office:value="441.0143" calcext:value-type="float">
            <text:p>441.0143</text:p>
          </table:table-cell>
          <table:table-cell office:value-type="float" office:value="1058.953" calcext:value-type="float">
            <text:p>1058.953</text:p>
          </table:table-cell>
          <table:table-cell office:value-type="float" office:value="1294.895" calcext:value-type="float">
            <text:p>1294.895</text:p>
          </table:table-cell>
          <table:table-cell office:value-type="float" office:value="1298.561" calcext:value-type="float">
            <text:p>1298.561</text:p>
          </table:table-cell>
          <table:table-cell office:value-type="float" office:value="782.3141" calcext:value-type="float">
            <text:p>782.3141</text:p>
          </table:table-cell>
          <table:table-cell office:value-type="float" office:value="1089.998" calcext:value-type="float">
            <text:p>1089.998</text:p>
          </table:table-cell>
          <table:table-cell office:value-type="float" office:value="416.0386" calcext:value-type="float">
            <text:p>416.0386</text:p>
          </table:table-cell>
          <table:table-cell office:value-type="float" office:value="1867.624" calcext:value-type="float">
            <text:p>1867.624</text:p>
          </table:table-cell>
          <table:table-cell office:value-type="float" office:value="2101.359" calcext:value-type="float">
            <text:p>2101.359</text:p>
          </table:table-cell>
          <table:table-cell office:value-type="float" office:value="1676.027" calcext:value-type="float">
            <text:p>1676.027</text:p>
          </table:table-cell>
          <table:table-cell office:value-type="float" office:value="585.3789" calcext:value-type="float">
            <text:p>585.3789</text:p>
          </table:table-cell>
          <table:table-cell office:value-type="float" office:value="575.2214" calcext:value-type="float">
            <text:p>575.2214</text:p>
          </table:table-cell>
          <table:table-cell office:value-type="float" office:value="142.8465" calcext:value-type="float">
            <text:p>142.8465</text:p>
          </table:table-cell>
          <table:table-cell office:value-type="float" office:value="35.70781" calcext:value-type="float">
            <text:p>35.70781</text:p>
          </table:table-cell>
          <table:table-cell office:value-type="float" office:value="0" calcext:value-type="float">
            <text:p>0</text:p>
          </table:table-cell>
          <table:table-cell office:value-type="float" office:value="-0.02552296" calcext:value-type="float">
            <text:p>-0.02552296</text:p>
          </table:table-cell>
          <table:table-cell office:value-type="float" office:value="0" calcext:value-type="float">
            <text:p>0</text:p>
          </table:table-cell>
          <table:table-cell office:value-type="float" office:value="3.359888" calcext:value-type="float">
            <text:p>3.359888</text:p>
          </table:table-cell>
          <table:table-cell office:value-type="float" office:value="1202.576" calcext:value-type="float">
            <text:p>1202.576</text:p>
          </table:table-cell>
          <table:table-cell office:value-type="float" office:value="-551.5767" calcext:value-type="float">
            <text:p>-551.5767</text:p>
          </table:table-cell>
          <table:table-cell office:value-type="float" office:value="650.9991" calcext:value-type="float">
            <text:p>650.9991</text:p>
          </table:table-cell>
          <table:table-cell office:value-type="float" office:value="-601.5638" calcext:value-type="float">
            <text:p>-601.5638</text:p>
          </table:table-cell>
          <table:table-cell office:value-type="float" office:value="0" calcext:value-type="float">
            <text:p>0</text:p>
          </table:table-cell>
          <table:table-cell office:value-type="float" office:value="27.37681" calcext:value-type="float">
            <text:p>27.37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272.78" calcext:value-type="float">
            <text:p>272.78</text:p>
          </table:table-cell>
          <table:table-cell office:value-type="float" office:value="13214.41" calcext:value-type="float">
            <text:p>13214.41</text:p>
          </table:table-cell>
          <table:table-cell office:value-type="float" office:value="0" calcext:value-type="float">
            <text:p>0</text:p>
          </table:table-cell>
          <table:table-cell office:value-type="float" office:value="55.69335" calcext:value-type="float">
            <text:p>55.69335</text:p>
          </table:table-cell>
          <table:table-cell office:value-type="float" office:value="-762.5563" calcext:value-type="float">
            <text:p>-762.5563</text:p>
          </table:table-cell>
          <table:table-cell office:value-type="float" office:value="2039.23" calcext:value-type="float">
            <text:p>2039.23</text:p>
          </table:table-cell>
          <table:table-cell office:value-type="float" office:value="-172.5146" calcext:value-type="float">
            <text:p>-172.5146</text:p>
          </table:table-cell>
          <table:table-cell office:value-type="float" office:value="144.0599" calcext:value-type="float">
            <text:p>144.0599</text:p>
          </table:table-cell>
          <table:table-cell office:value-type="float" office:value="120.5713" calcext:value-type="float">
            <text:p>120.5713</text:p>
          </table:table-cell>
          <table:table-cell office:value-type="float" office:value="0.0645881" calcext:value-type="float">
            <text:p>0.0645881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26443" calcext:value-type="float">
            <text:p>0.01626443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0904069" calcext:value-type="float">
            <text:p>-0.00904069</text:p>
          </table:table-cell>
          <table:table-cell office:value-type="float" office:value="370" calcext:value-type="float">
            <text:p>370</text:p>
          </table:table-cell>
          <table:table-cell office:value-type="float" office:value="66.63979" calcext:value-type="float">
            <text:p>66.63979</text:p>
          </table:table-cell>
          <table:table-cell office:value-type="float" office:value="0" calcext:value-type="float">
            <text:p>0</text:p>
          </table:table-cell>
          <table:table-cell office:value-type="float" office:value="441.9389" calcext:value-type="float">
            <text:p>441.9389</text:p>
          </table:table-cell>
          <table:table-cell office:value-type="float" office:value="1058.815" calcext:value-type="float">
            <text:p>1058.815</text:p>
          </table:table-cell>
          <table:table-cell office:value-type="float" office:value="1294.778" calcext:value-type="float">
            <text:p>1294.778</text:p>
          </table:table-cell>
          <table:table-cell office:value-type="float" office:value="1298.513" calcext:value-type="float">
            <text:p>1298.513</text:p>
          </table:table-cell>
          <table:table-cell office:value-type="float" office:value="782.3586" calcext:value-type="float">
            <text:p>782.3586</text:p>
          </table:table-cell>
          <table:table-cell office:value-type="float" office:value="1089.974" calcext:value-type="float">
            <text:p>1089.974</text:p>
          </table:table-cell>
          <table:table-cell office:value-type="float" office:value="416.0611" calcext:value-type="float">
            <text:p>416.0611</text:p>
          </table:table-cell>
          <table:table-cell office:value-type="float" office:value="1867.58" calcext:value-type="float">
            <text:p>1867.58</text:p>
          </table:table-cell>
          <table:table-cell office:value-type="float" office:value="2101.315" calcext:value-type="float">
            <text:p>2101.315</text:p>
          </table:table-cell>
          <table:table-cell office:value-type="float" office:value="1676.008" calcext:value-type="float">
            <text:p>1676.008</text:p>
          </table:table-cell>
          <table:table-cell office:value-type="float" office:value="585.3845" calcext:value-type="float">
            <text:p>585.3845</text:p>
          </table:table-cell>
          <table:table-cell office:value-type="float" office:value="575.3349" calcext:value-type="float">
            <text:p>575.3349</text:p>
          </table:table-cell>
          <table:table-cell office:value-type="float" office:value="142.8464" calcext:value-type="float">
            <text:p>142.8464</text:p>
          </table:table-cell>
          <table:table-cell office:value-type="float" office:value="35.70784" calcext:value-type="float">
            <text:p>35.70784</text:p>
          </table:table-cell>
          <table:table-cell office:value-type="float" office:value="0" calcext:value-type="float">
            <text:p>0</text:p>
          </table:table-cell>
          <table:table-cell office:value-type="float" office:value="-0.02808278" calcext:value-type="float">
            <text:p>-0.02808278</text:p>
          </table:table-cell>
          <table:table-cell office:value-type="float" office:value="0" calcext:value-type="float">
            <text:p>0</text:p>
          </table:table-cell>
          <table:table-cell office:value-type="float" office:value="3.323222" calcext:value-type="float">
            <text:p>3.323222</text:p>
          </table:table-cell>
          <table:table-cell office:value-type="float" office:value="1220.852" calcext:value-type="float">
            <text:p>1220.852</text:p>
          </table:table-cell>
          <table:table-cell office:value-type="float" office:value="-562.0632" calcext:value-type="float">
            <text:p>-562.0632</text:p>
          </table:table-cell>
          <table:table-cell office:value-type="float" office:value="658.7889" calcext:value-type="float">
            <text:p>658.7889</text:p>
          </table:table-cell>
          <table:table-cell office:value-type="float" office:value="-606.8378" calcext:value-type="float">
            <text:p>-606.8378</text:p>
          </table:table-cell>
          <table:table-cell office:value-type="float" office:value="0" calcext:value-type="float">
            <text:p>0</text:p>
          </table:table-cell>
          <table:table-cell office:value-type="float" office:value="26.02075" calcext:value-type="float">
            <text:p>26.0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268.5124" calcext:value-type="float">
            <text:p>268.5124</text:p>
          </table:table-cell>
          <table:table-cell office:value-type="float" office:value="13214.71" calcext:value-type="float">
            <text:p>13214.71</text:p>
          </table:table-cell>
          <table:table-cell office:value-type="float" office:value="0" calcext:value-type="float">
            <text:p>0</text:p>
          </table:table-cell>
          <table:table-cell office:value-type="float" office:value="56.64895" calcext:value-type="float">
            <text:p>56.64895</text:p>
          </table:table-cell>
          <table:table-cell office:value-type="float" office:value="-770.5771" calcext:value-type="float">
            <text:p>-770.5771</text:p>
          </table:table-cell>
          <table:table-cell office:value-type="float" office:value="2060.366" calcext:value-type="float">
            <text:p>2060.366</text:p>
          </table:table-cell>
          <table:table-cell office:value-type="float" office:value="-175.905" calcext:value-type="float">
            <text:p>-175.905</text:p>
          </table:table-cell>
          <table:table-cell office:value-type="float" office:value="144.4487" calcext:value-type="float">
            <text:p>144.4487</text:p>
          </table:table-cell>
          <table:table-cell office:value-type="float" office:value="116.3239" calcext:value-type="float">
            <text:p>116.3239</text:p>
          </table:table-cell>
          <table:table-cell office:value-type="float" office:value="0.06424937" calcext:value-type="float">
            <text:p>0.0642493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26443" calcext:value-type="float">
            <text:p>0.01626443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127131" calcext:value-type="float">
            <text:p>-0.01127131</text:p>
          </table:table-cell>
          <table:table-cell office:value-type="float" office:value="370" calcext:value-type="float">
            <text:p>370</text:p>
          </table:table-cell>
          <table:table-cell office:value-type="float" office:value="65.71333" calcext:value-type="float">
            <text:p>65.71333</text:p>
          </table:table-cell>
          <table:table-cell office:value-type="float" office:value="0" calcext:value-type="float">
            <text:p>0</text:p>
          </table:table-cell>
          <table:table-cell office:value-type="float" office:value="442.7688" calcext:value-type="float">
            <text:p>442.7688</text:p>
          </table:table-cell>
          <table:table-cell office:value-type="float" office:value="1058.633" calcext:value-type="float">
            <text:p>1058.633</text:p>
          </table:table-cell>
          <table:table-cell office:value-type="float" office:value="1294.629" calcext:value-type="float">
            <text:p>1294.629</text:p>
          </table:table-cell>
          <table:table-cell office:value-type="float" office:value="1298.4" calcext:value-type="float">
            <text:p>1298.4</text:p>
          </table:table-cell>
          <table:table-cell office:value-type="float" office:value="782.3031" calcext:value-type="float">
            <text:p>782.3031</text:p>
          </table:table-cell>
          <table:table-cell office:value-type="float" office:value="1089.906" calcext:value-type="float">
            <text:p>1089.906</text:p>
          </table:table-cell>
          <table:table-cell office:value-type="float" office:value="416.0798" calcext:value-type="float">
            <text:p>416.0798</text:p>
          </table:table-cell>
          <table:table-cell office:value-type="float" office:value="1867.535" calcext:value-type="float">
            <text:p>1867.535</text:p>
          </table:table-cell>
          <table:table-cell office:value-type="float" office:value="2101.265" calcext:value-type="float">
            <text:p>2101.265</text:p>
          </table:table-cell>
          <table:table-cell office:value-type="float" office:value="1675.99" calcext:value-type="float">
            <text:p>1675.99</text:p>
          </table:table-cell>
          <table:table-cell office:value-type="float" office:value="585.39" calcext:value-type="float">
            <text:p>585.39</text:p>
          </table:table-cell>
          <table:table-cell office:value-type="float" office:value="575.4454" calcext:value-type="float">
            <text:p>575.4454</text:p>
          </table:table-cell>
          <table:table-cell office:value-type="float" office:value="142.8463" calcext:value-type="float">
            <text:p>142.8463</text:p>
          </table:table-cell>
          <table:table-cell office:value-type="float" office:value="35.70786" calcext:value-type="float">
            <text:p>35.70786</text:p>
          </table:table-cell>
          <table:table-cell office:value-type="float" office:value="0" calcext:value-type="float">
            <text:p>0</text:p>
          </table:table-cell>
          <table:table-cell office:value-type="float" office:value="-0.02886363" calcext:value-type="float">
            <text:p>-0.02886363</text:p>
          </table:table-cell>
          <table:table-cell office:value-type="float" office:value="0" calcext:value-type="float">
            <text:p>0</text:p>
          </table:table-cell>
          <table:table-cell office:value-type="float" office:value="3.330117" calcext:value-type="float">
            <text:p>3.330117</text:p>
          </table:table-cell>
          <table:table-cell office:value-type="float" office:value="1234.617" calcext:value-type="float">
            <text:p>1234.617</text:p>
          </table:table-cell>
          <table:table-cell office:value-type="float" office:value="-572.1295" calcext:value-type="float">
            <text:p>-572.1295</text:p>
          </table:table-cell>
          <table:table-cell office:value-type="float" office:value="662.4879" calcext:value-type="float">
            <text:p>662.4879</text:p>
          </table:table-cell>
          <table:table-cell office:value-type="float" office:value="-611.665" calcext:value-type="float">
            <text:p>-611.665</text:p>
          </table:table-cell>
          <table:table-cell office:value-type="float" office:value="0" calcext:value-type="float">
            <text:p>0</text:p>
          </table:table-cell>
          <table:table-cell office:value-type="float" office:value="26.21173" calcext:value-type="float">
            <text:p>26.2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264.2272" calcext:value-type="float">
            <text:p>264.2272</text:p>
          </table:table-cell>
          <table:table-cell office:value-type="float" office:value="13215.02" calcext:value-type="float">
            <text:p>13215.02</text:p>
          </table:table-cell>
          <table:table-cell office:value-type="float" office:value="0" calcext:value-type="float">
            <text:p>0</text:p>
          </table:table-cell>
          <table:table-cell office:value-type="float" office:value="57.60915" calcext:value-type="float">
            <text:p>57.60915</text:p>
          </table:table-cell>
          <table:table-cell office:value-type="float" office:value="-778.4395" calcext:value-type="float">
            <text:p>-778.4395</text:p>
          </table:table-cell>
          <table:table-cell office:value-type="float" office:value="2082.206" calcext:value-type="float">
            <text:p>2082.206</text:p>
          </table:table-cell>
          <table:table-cell office:value-type="float" office:value="-179.0333" calcext:value-type="float">
            <text:p>-179.0333</text:p>
          </table:table-cell>
          <table:table-cell office:value-type="float" office:value="144.7226" calcext:value-type="float">
            <text:p>144.7226</text:p>
          </table:table-cell>
          <table:table-cell office:value-type="float" office:value="112.0553" calcext:value-type="float">
            <text:p>112.0553</text:p>
          </table:table-cell>
          <table:table-cell office:value-type="float" office:value="0.06425019" calcext:value-type="float">
            <text:p>0.06425019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26443" calcext:value-type="float">
            <text:p>0.01626443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69.017" calcext:value-type="float">
            <text:p>69.017</text:p>
          </table:table-cell>
          <table:table-cell office:value-type="float" office:value="0" calcext:value-type="float">
            <text:p>0</text:p>
          </table:table-cell>
          <table:table-cell office:value-type="float" office:value="443.595" calcext:value-type="float">
            <text:p>443.595</text:p>
          </table:table-cell>
          <table:table-cell office:value-type="float" office:value="1058.454" calcext:value-type="float">
            <text:p>1058.454</text:p>
          </table:table-cell>
          <table:table-cell office:value-type="float" office:value="1294.481" calcext:value-type="float">
            <text:p>1294.481</text:p>
          </table:table-cell>
          <table:table-cell office:value-type="float" office:value="1298.286" calcext:value-type="float">
            <text:p>1298.286</text:p>
          </table:table-cell>
          <table:table-cell office:value-type="float" office:value="782.2509" calcext:value-type="float">
            <text:p>782.2509</text:p>
          </table:table-cell>
          <table:table-cell office:value-type="float" office:value="1089.843" calcext:value-type="float">
            <text:p>1089.843</text:p>
          </table:table-cell>
          <table:table-cell office:value-type="float" office:value="416.1002" calcext:value-type="float">
            <text:p>416.1002</text:p>
          </table:table-cell>
          <table:table-cell office:value-type="float" office:value="1867.495" calcext:value-type="float">
            <text:p>1867.495</text:p>
          </table:table-cell>
          <table:table-cell office:value-type="float" office:value="2101.216" calcext:value-type="float">
            <text:p>2101.216</text:p>
          </table:table-cell>
          <table:table-cell office:value-type="float" office:value="1675.973" calcext:value-type="float">
            <text:p>1675.973</text:p>
          </table:table-cell>
          <table:table-cell office:value-type="float" office:value="585.3958" calcext:value-type="float">
            <text:p>585.3958</text:p>
          </table:table-cell>
          <table:table-cell office:value-type="float" office:value="575.5522" calcext:value-type="float">
            <text:p>575.5522</text:p>
          </table:table-cell>
          <table:table-cell office:value-type="float" office:value="142.8463" calcext:value-type="float">
            <text:p>142.8463</text:p>
          </table:table-cell>
          <table:table-cell office:value-type="float" office:value="35.70786" calcext:value-type="float">
            <text:p>35.70786</text:p>
          </table:table-cell>
          <table:table-cell office:value-type="float" office:value="0" calcext:value-type="float">
            <text:p>0</text:p>
          </table:table-cell>
          <table:table-cell office:value-type="float" office:value="-0.02920007" calcext:value-type="float">
            <text:p>-0.02920007</text:p>
          </table:table-cell>
          <table:table-cell office:value-type="float" office:value="0" calcext:value-type="float">
            <text:p>0</text:p>
          </table:table-cell>
          <table:table-cell office:value-type="float" office:value="3.335631" calcext:value-type="float">
            <text:p>3.335631</text:p>
          </table:table-cell>
          <table:table-cell office:value-type="float" office:value="1253.268" calcext:value-type="float">
            <text:p>1253.268</text:p>
          </table:table-cell>
          <table:table-cell office:value-type="float" office:value="-582.7411" calcext:value-type="float">
            <text:p>-582.7411</text:p>
          </table:table-cell>
          <table:table-cell office:value-type="float" office:value="670.527" calcext:value-type="float">
            <text:p>670.527</text:p>
          </table:table-cell>
          <table:table-cell office:value-type="float" office:value="-616.5057" calcext:value-type="float">
            <text:p>-616.5057</text:p>
          </table:table-cell>
          <table:table-cell office:value-type="float" office:value="0" calcext:value-type="float">
            <text:p>0</text:p>
          </table:table-cell>
          <table:table-cell office:value-type="float" office:value="26.31411" calcext:value-type="float">
            <text:p>26.3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260.6044" calcext:value-type="float">
            <text:p>260.6044</text:p>
          </table:table-cell>
          <table:table-cell office:value-type="float" office:value="13215.25" calcext:value-type="float">
            <text:p>13215.25</text:p>
          </table:table-cell>
          <table:table-cell office:value-type="float" office:value="0" calcext:value-type="float">
            <text:p>0</text:p>
          </table:table-cell>
          <table:table-cell office:value-type="float" office:value="58.58756" calcext:value-type="float">
            <text:p>58.58756</text:p>
          </table:table-cell>
          <table:table-cell office:value-type="float" office:value="-785.1861" calcext:value-type="float">
            <text:p>-785.1861</text:p>
          </table:table-cell>
          <table:table-cell office:value-type="float" office:value="2101.19" calcext:value-type="float">
            <text:p>2101.19</text:p>
          </table:table-cell>
          <table:table-cell office:value-type="float" office:value="-181.88" calcext:value-type="float">
            <text:p>-181.88</text:p>
          </table:table-cell>
          <table:table-cell office:value-type="float" office:value="144.7242" calcext:value-type="float">
            <text:p>144.7242</text:p>
          </table:table-cell>
          <table:table-cell office:value-type="float" office:value="108.3931" calcext:value-type="float">
            <text:p>108.3931</text:p>
          </table:table-cell>
          <table:table-cell office:value-type="float" office:value="0.06438235" calcext:value-type="float">
            <text:p>0.0643823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26443" calcext:value-type="float">
            <text:p>0.01626443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70.64702" calcext:value-type="float">
            <text:p>70.64702</text:p>
          </table:table-cell>
          <table:table-cell office:value-type="float" office:value="0" calcext:value-type="float">
            <text:p>0</text:p>
          </table:table-cell>
          <table:table-cell office:value-type="float" office:value="444.3327" calcext:value-type="float">
            <text:p>444.3327</text:p>
          </table:table-cell>
          <table:table-cell office:value-type="float" office:value="1058.299" calcext:value-type="float">
            <text:p>1058.299</text:p>
          </table:table-cell>
          <table:table-cell office:value-type="float" office:value="1294.349" calcext:value-type="float">
            <text:p>1294.349</text:p>
          </table:table-cell>
          <table:table-cell office:value-type="float" office:value="1298.18" calcext:value-type="float">
            <text:p>1298.18</text:p>
          </table:table-cell>
          <table:table-cell office:value-type="float" office:value="782.2015" calcext:value-type="float">
            <text:p>782.2015</text:p>
          </table:table-cell>
          <table:table-cell office:value-type="float" office:value="1089.782" calcext:value-type="float">
            <text:p>1089.782</text:p>
          </table:table-cell>
          <table:table-cell office:value-type="float" office:value="416.1228" calcext:value-type="float">
            <text:p>416.1228</text:p>
          </table:table-cell>
          <table:table-cell office:value-type="float" office:value="1867.459" calcext:value-type="float">
            <text:p>1867.459</text:p>
          </table:table-cell>
          <table:table-cell office:value-type="float" office:value="2101.167" calcext:value-type="float">
            <text:p>2101.167</text:p>
          </table:table-cell>
          <table:table-cell office:value-type="float" office:value="1675.957" calcext:value-type="float">
            <text:p>1675.957</text:p>
          </table:table-cell>
          <table:table-cell office:value-type="float" office:value="585.4017" calcext:value-type="float">
            <text:p>585.4017</text:p>
          </table:table-cell>
          <table:table-cell office:value-type="float" office:value="575.6553" calcext:value-type="float">
            <text:p>575.6553</text:p>
          </table:table-cell>
          <table:table-cell office:value-type="float" office:value="142.8462" calcext:value-type="float">
            <text:p>142.8462</text:p>
          </table:table-cell>
          <table:table-cell office:value-type="float" office:value="35.70784" calcext:value-type="float">
            <text:p>35.70784</text:p>
          </table:table-cell>
          <table:table-cell office:value-type="float" office:value="0" calcext:value-type="float">
            <text:p>0</text:p>
          </table:table-cell>
          <table:table-cell office:value-type="float" office:value="-0.0293352" calcext:value-type="float">
            <text:p>-0.0293352</text:p>
          </table:table-cell>
          <table:table-cell office:value-type="float" office:value="0" calcext:value-type="float">
            <text:p>0</text:p>
          </table:table-cell>
          <table:table-cell office:value-type="float" office:value="3.341393" calcext:value-type="float">
            <text:p>3.341393</text:p>
          </table:table-cell>
          <table:table-cell office:value-type="float" office:value="1268.272" calcext:value-type="float">
            <text:p>1268.272</text:p>
          </table:table-cell>
          <table:table-cell office:value-type="float" office:value="-592.2172" calcext:value-type="float">
            <text:p>-592.2172</text:p>
          </table:table-cell>
          <table:table-cell office:value-type="float" office:value="676.0549" calcext:value-type="float">
            <text:p>676.0549</text:p>
          </table:table-cell>
          <table:table-cell office:value-type="float" office:value="-620.7898" calcext:value-type="float">
            <text:p>-620.7898</text:p>
          </table:table-cell>
          <table:table-cell office:value-type="float" office:value="0" calcext:value-type="float">
            <text:p>0</text:p>
          </table:table-cell>
          <table:table-cell office:value-type="float" office:value="26.68772" calcext:value-type="float">
            <text:p>26.68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257.0428" calcext:value-type="float">
            <text:p>257.0428</text:p>
          </table:table-cell>
          <table:table-cell office:value-type="float" office:value="13215.48" calcext:value-type="float">
            <text:p>13215.48</text:p>
          </table:table-cell>
          <table:table-cell office:value-type="float" office:value="0" calcext:value-type="float">
            <text:p>0</text:p>
          </table:table-cell>
          <table:table-cell office:value-type="float" office:value="59.61476" calcext:value-type="float">
            <text:p>59.61476</text:p>
          </table:table-cell>
          <table:table-cell office:value-type="float" office:value="-791.7767" calcext:value-type="float">
            <text:p>-791.7767</text:p>
          </table:table-cell>
          <table:table-cell office:value-type="float" office:value="2120" calcext:value-type="float">
            <text:p>2120</text:p>
          </table:table-cell>
          <table:table-cell office:value-type="float" office:value="-184.6672" calcext:value-type="float">
            <text:p>-184.6672</text:p>
          </table:table-cell>
          <table:table-cell office:value-type="float" office:value="144.5658" calcext:value-type="float">
            <text:p>144.5658</text:p>
          </table:table-cell>
          <table:table-cell office:value-type="float" office:value="104.7708" calcext:value-type="float">
            <text:p>104.7708</text:p>
          </table:table-cell>
          <table:table-cell office:value-type="float" office:value="0.06453276" calcext:value-type="float">
            <text:p>0.06453276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26443" calcext:value-type="float">
            <text:p>0.01626443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73.76105" calcext:value-type="float">
            <text:p>73.76105</text:p>
          </table:table-cell>
          <table:table-cell office:value-type="float" office:value="0" calcext:value-type="float">
            <text:p>0</text:p>
          </table:table-cell>
          <table:table-cell office:value-type="float" office:value="445.0744" calcext:value-type="float">
            <text:p>445.0744</text:p>
          </table:table-cell>
          <table:table-cell office:value-type="float" office:value="1058.141" calcext:value-type="float">
            <text:p>1058.141</text:p>
          </table:table-cell>
          <table:table-cell office:value-type="float" office:value="1294.224" calcext:value-type="float">
            <text:p>1294.224</text:p>
          </table:table-cell>
          <table:table-cell office:value-type="float" office:value="1298.08" calcext:value-type="float">
            <text:p>1298.08</text:p>
          </table:table-cell>
          <table:table-cell office:value-type="float" office:value="782.1567" calcext:value-type="float">
            <text:p>782.1567</text:p>
          </table:table-cell>
          <table:table-cell office:value-type="float" office:value="1089.726" calcext:value-type="float">
            <text:p>1089.726</text:p>
          </table:table-cell>
          <table:table-cell office:value-type="float" office:value="416.1477" calcext:value-type="float">
            <text:p>416.1477</text:p>
          </table:table-cell>
          <table:table-cell office:value-type="float" office:value="1867.428" calcext:value-type="float">
            <text:p>1867.428</text:p>
          </table:table-cell>
          <table:table-cell office:value-type="float" office:value="2101.121" calcext:value-type="float">
            <text:p>2101.121</text:p>
          </table:table-cell>
          <table:table-cell office:value-type="float" office:value="1675.941" calcext:value-type="float">
            <text:p>1675.941</text:p>
          </table:table-cell>
          <table:table-cell office:value-type="float" office:value="585.4079" calcext:value-type="float">
            <text:p>585.4079</text:p>
          </table:table-cell>
          <table:table-cell office:value-type="float" office:value="575.7549" calcext:value-type="float">
            <text:p>575.7549</text:p>
          </table:table-cell>
          <table:table-cell office:value-type="float" office:value="142.8462" calcext:value-type="float">
            <text:p>142.8462</text:p>
          </table:table-cell>
          <table:table-cell office:value-type="float" office:value="35.70783" calcext:value-type="float">
            <text:p>35.70783</text:p>
          </table:table-cell>
          <table:table-cell office:value-type="float" office:value="0" calcext:value-type="float">
            <text:p>0</text:p>
          </table:table-cell>
          <table:table-cell office:value-type="float" office:value="-0.02946813" calcext:value-type="float">
            <text:p>-0.02946813</text:p>
          </table:table-cell>
          <table:table-cell office:value-type="float" office:value="0" calcext:value-type="float">
            <text:p>0</text:p>
          </table:table-cell>
          <table:table-cell office:value-type="float" office:value="3.34646" calcext:value-type="float">
            <text:p>3.34646</text:p>
          </table:table-cell>
          <table:table-cell office:value-type="float" office:value="1285.473" calcext:value-type="float">
            <text:p>1285.473</text:p>
          </table:table-cell>
          <table:table-cell office:value-type="float" office:value="-602.509" calcext:value-type="float">
            <text:p>-602.509</text:p>
          </table:table-cell>
          <table:table-cell office:value-type="float" office:value="682.9638" calcext:value-type="float">
            <text:p>682.9638</text:p>
          </table:table-cell>
          <table:table-cell office:value-type="float" office:value="-625.0538" calcext:value-type="float">
            <text:p>-625.0538</text:p>
          </table:table-cell>
          <table:table-cell office:value-type="float" office:value="0" calcext:value-type="float">
            <text:p>0</text:p>
          </table:table-cell>
          <table:table-cell office:value-type="float" office:value="27.13446" calcext:value-type="float">
            <text:p>27.1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254.0153" calcext:value-type="float">
            <text:p>254.0153</text:p>
          </table:table-cell>
          <table:table-cell office:value-type="float" office:value="13215.7" calcext:value-type="float">
            <text:p>13215.7</text:p>
          </table:table-cell>
          <table:table-cell office:value-type="float" office:value="0" calcext:value-type="float">
            <text:p>0</text:p>
          </table:table-cell>
          <table:table-cell office:value-type="float" office:value="60.68826" calcext:value-type="float">
            <text:p>60.68826</text:p>
          </table:table-cell>
          <table:table-cell office:value-type="float" office:value="-797.1168" calcext:value-type="float">
            <text:p>-797.1168</text:p>
          </table:table-cell>
          <table:table-cell office:value-type="float" office:value="2132.977" calcext:value-type="float">
            <text:p>2132.977</text:p>
          </table:table-cell>
          <table:table-cell office:value-type="float" office:value="-187.4159" calcext:value-type="float">
            <text:p>-187.4159</text:p>
          </table:table-cell>
          <table:table-cell office:value-type="float" office:value="144.0791" calcext:value-type="float">
            <text:p>144.0791</text:p>
          </table:table-cell>
          <table:table-cell office:value-type="float" office:value="101.369" calcext:value-type="float">
            <text:p>101.369</text:p>
          </table:table-cell>
          <table:table-cell office:value-type="float" office:value="0.06370574" calcext:value-type="float">
            <text:p>0.06370574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74.9956" calcext:value-type="float">
            <text:p>74.9956</text:p>
          </table:table-cell>
          <table:table-cell office:value-type="float" office:value="0" calcext:value-type="float">
            <text:p>0</text:p>
          </table:table-cell>
          <table:table-cell office:value-type="float" office:value="445.8593" calcext:value-type="float">
            <text:p>445.8593</text:p>
          </table:table-cell>
          <table:table-cell office:value-type="float" office:value="1058.171" calcext:value-type="float">
            <text:p>1058.171</text:p>
          </table:table-cell>
          <table:table-cell office:value-type="float" office:value="1294.146" calcext:value-type="float">
            <text:p>1294.146</text:p>
          </table:table-cell>
          <table:table-cell office:value-type="float" office:value="1297.987" calcext:value-type="float">
            <text:p>1297.987</text:p>
          </table:table-cell>
          <table:table-cell office:value-type="float" office:value="782.1165" calcext:value-type="float">
            <text:p>782.1165</text:p>
          </table:table-cell>
          <table:table-cell office:value-type="float" office:value="1089.671" calcext:value-type="float">
            <text:p>1089.671</text:p>
          </table:table-cell>
          <table:table-cell office:value-type="float" office:value="416.1747" calcext:value-type="float">
            <text:p>416.1747</text:p>
          </table:table-cell>
          <table:table-cell office:value-type="float" office:value="1867.401" calcext:value-type="float">
            <text:p>1867.401</text:p>
          </table:table-cell>
          <table:table-cell office:value-type="float" office:value="2101.075" calcext:value-type="float">
            <text:p>2101.075</text:p>
          </table:table-cell>
          <table:table-cell office:value-type="float" office:value="1675.926" calcext:value-type="float">
            <text:p>1675.926</text:p>
          </table:table-cell>
          <table:table-cell office:value-type="float" office:value="585.4143" calcext:value-type="float">
            <text:p>585.4143</text:p>
          </table:table-cell>
          <table:table-cell office:value-type="float" office:value="575.8513" calcext:value-type="float">
            <text:p>575.8513</text:p>
          </table:table-cell>
          <table:table-cell office:value-type="float" office:value="142.8461" calcext:value-type="float">
            <text:p>142.8461</text:p>
          </table:table-cell>
          <table:table-cell office:value-type="float" office:value="35.70781" calcext:value-type="float">
            <text:p>35.70781</text:p>
          </table:table-cell>
          <table:table-cell office:value-type="float" office:value="0" calcext:value-type="float">
            <text:p>0</text:p>
          </table:table-cell>
          <table:table-cell office:value-type="float" office:value="-0.02994692" calcext:value-type="float">
            <text:p>-0.02994692</text:p>
          </table:table-cell>
          <table:table-cell office:value-type="float" office:value="0" calcext:value-type="float">
            <text:p>0</text:p>
          </table:table-cell>
          <table:table-cell office:value-type="float" office:value="3.350674" calcext:value-type="float">
            <text:p>3.350674</text:p>
          </table:table-cell>
          <table:table-cell office:value-type="float" office:value="1298.694" calcext:value-type="float">
            <text:p>1298.694</text:p>
          </table:table-cell>
          <table:table-cell office:value-type="float" office:value="-611.9045" calcext:value-type="float">
            <text:p>-611.9045</text:p>
          </table:table-cell>
          <table:table-cell office:value-type="float" office:value="686.7894" calcext:value-type="float">
            <text:p>686.7894</text:p>
          </table:table-cell>
          <table:table-cell office:value-type="float" office:value="-628.8469" calcext:value-type="float">
            <text:p>-628.8469</text:p>
          </table:table-cell>
          <table:table-cell office:value-type="float" office:value="0" calcext:value-type="float">
            <text:p>0</text:p>
          </table:table-cell>
          <table:table-cell office:value-type="float" office:value="28.32517" calcext:value-type="float">
            <text:p>28.3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251.4241" calcext:value-type="float">
            <text:p>251.4241</text:p>
          </table:table-cell>
          <table:table-cell office:value-type="float" office:value="13215.8" calcext:value-type="float">
            <text:p>13215.8</text:p>
          </table:table-cell>
          <table:table-cell office:value-type="float" office:value="0" calcext:value-type="float">
            <text:p>0</text:p>
          </table:table-cell>
          <table:table-cell office:value-type="float" office:value="61.77395" calcext:value-type="float">
            <text:p>61.77395</text:p>
          </table:table-cell>
          <table:table-cell office:value-type="float" office:value="-802.901" calcext:value-type="float">
            <text:p>-802.901</text:p>
          </table:table-cell>
          <table:table-cell office:value-type="float" office:value="2149.396" calcext:value-type="float">
            <text:p>2149.396</text:p>
          </table:table-cell>
          <table:table-cell office:value-type="float" office:value="-190.1304" calcext:value-type="float">
            <text:p>-190.1304</text:p>
          </table:table-cell>
          <table:table-cell office:value-type="float" office:value="143.5634" calcext:value-type="float">
            <text:p>143.5634</text:p>
          </table:table-cell>
          <table:table-cell office:value-type="float" office:value="98.63353" calcext:value-type="float">
            <text:p>98.63353</text:p>
          </table:table-cell>
          <table:table-cell office:value-type="float" office:value="0.0637251" calcext:value-type="float">
            <text:p>0.0637251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80.49477" calcext:value-type="float">
            <text:p>80.49477</text:p>
          </table:table-cell>
          <table:table-cell office:value-type="float" office:value="0" calcext:value-type="float">
            <text:p>0</text:p>
          </table:table-cell>
          <table:table-cell office:value-type="float" office:value="446.4568" calcext:value-type="float">
            <text:p>446.4568</text:p>
          </table:table-cell>
          <table:table-cell office:value-type="float" office:value="1058.036" calcext:value-type="float">
            <text:p>1058.036</text:p>
          </table:table-cell>
          <table:table-cell office:value-type="float" office:value="1294.044" calcext:value-type="float">
            <text:p>1294.044</text:p>
          </table:table-cell>
          <table:table-cell office:value-type="float" office:value="1297.903" calcext:value-type="float">
            <text:p>1297.903</text:p>
          </table:table-cell>
          <table:table-cell office:value-type="float" office:value="782.0822" calcext:value-type="float">
            <text:p>782.0822</text:p>
          </table:table-cell>
          <table:table-cell office:value-type="float" office:value="1089.623" calcext:value-type="float">
            <text:p>1089.623</text:p>
          </table:table-cell>
          <table:table-cell office:value-type="float" office:value="416.2039" calcext:value-type="float">
            <text:p>416.2039</text:p>
          </table:table-cell>
          <table:table-cell office:value-type="float" office:value="1867.377" calcext:value-type="float">
            <text:p>1867.377</text:p>
          </table:table-cell>
          <table:table-cell office:value-type="float" office:value="2101.031" calcext:value-type="float">
            <text:p>2101.031</text:p>
          </table:table-cell>
          <table:table-cell office:value-type="float" office:value="1675.912" calcext:value-type="float">
            <text:p>1675.912</text:p>
          </table:table-cell>
          <table:table-cell office:value-type="float" office:value="585.4207" calcext:value-type="float">
            <text:p>585.4207</text:p>
          </table:table-cell>
          <table:table-cell office:value-type="float" office:value="575.9448" calcext:value-type="float">
            <text:p>575.9448</text:p>
          </table:table-cell>
          <table:table-cell office:value-type="float" office:value="142.8461" calcext:value-type="float">
            <text:p>142.8461</text:p>
          </table:table-cell>
          <table:table-cell office:value-type="float" office:value="35.7078" calcext:value-type="float">
            <text:p>35.7078</text:p>
          </table:table-cell>
          <table:table-cell office:value-type="float" office:value="0" calcext:value-type="float">
            <text:p>0</text:p>
          </table:table-cell>
          <table:table-cell office:value-type="float" office:value="-0.03024404" calcext:value-type="float">
            <text:p>-0.03024404</text:p>
          </table:table-cell>
          <table:table-cell office:value-type="float" office:value="0" calcext:value-type="float">
            <text:p>0</text:p>
          </table:table-cell>
          <table:table-cell office:value-type="float" office:value="3.355343" calcext:value-type="float">
            <text:p>3.355343</text:p>
          </table:table-cell>
          <table:table-cell office:value-type="float" office:value="1316.848" calcext:value-type="float">
            <text:p>1316.848</text:p>
          </table:table-cell>
          <table:table-cell office:value-type="float" office:value="-621.4888" calcext:value-type="float">
            <text:p>-621.4888</text:p>
          </table:table-cell>
          <table:table-cell office:value-type="float" office:value="695.359" calcext:value-type="float">
            <text:p>695.359</text:p>
          </table:table-cell>
          <table:table-cell office:value-type="float" office:value="-632.3369" calcext:value-type="float">
            <text:p>-632.3369</text:p>
          </table:table-cell>
          <table:table-cell office:value-type="float" office:value="0" calcext:value-type="float">
            <text:p>0</text:p>
          </table:table-cell>
          <table:table-cell office:value-type="float" office:value="28.73534" calcext:value-type="float">
            <text:p>28.73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249.1239" calcext:value-type="float">
            <text:p>249.1239</text:p>
          </table:table-cell>
          <table:table-cell office:value-type="float" office:value="13215.86" calcext:value-type="float">
            <text:p>13215.86</text:p>
          </table:table-cell>
          <table:table-cell office:value-type="float" office:value="0" calcext:value-type="float">
            <text:p>0</text:p>
          </table:table-cell>
          <table:table-cell office:value-type="float" office:value="62.9028" calcext:value-type="float">
            <text:p>62.9028</text:p>
          </table:table-cell>
          <table:table-cell office:value-type="float" office:value="-808.5483" calcext:value-type="float">
            <text:p>-808.5483</text:p>
          </table:table-cell>
          <table:table-cell office:value-type="float" office:value="2165.635" calcext:value-type="float">
            <text:p>2165.635</text:p>
          </table:table-cell>
          <table:table-cell office:value-type="float" office:value="-192.8411" calcext:value-type="float">
            <text:p>-192.8411</text:p>
          </table:table-cell>
          <table:table-cell office:value-type="float" office:value="142.9498" calcext:value-type="float">
            <text:p>142.9498</text:p>
          </table:table-cell>
          <table:table-cell office:value-type="float" office:value="96.13909" calcext:value-type="float">
            <text:p>96.13909</text:p>
          </table:table-cell>
          <table:table-cell office:value-type="float" office:value="0.06386241" calcext:value-type="float">
            <text:p>0.06386241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85.2114" calcext:value-type="float">
            <text:p>85.2114</text:p>
          </table:table-cell>
          <table:table-cell office:value-type="float" office:value="0" calcext:value-type="float">
            <text:p>0</text:p>
          </table:table-cell>
          <table:table-cell office:value-type="float" office:value="447.0164" calcext:value-type="float">
            <text:p>447.0164</text:p>
          </table:table-cell>
          <table:table-cell office:value-type="float" office:value="1057.922" calcext:value-type="float">
            <text:p>1057.922</text:p>
          </table:table-cell>
          <table:table-cell office:value-type="float" office:value="1293.948" calcext:value-type="float">
            <text:p>1293.948</text:p>
          </table:table-cell>
          <table:table-cell office:value-type="float" office:value="1297.828" calcext:value-type="float">
            <text:p>1297.828</text:p>
          </table:table-cell>
          <table:table-cell office:value-type="float" office:value="782.0533" calcext:value-type="float">
            <text:p>782.0533</text:p>
          </table:table-cell>
          <table:table-cell office:value-type="float" office:value="1089.576" calcext:value-type="float">
            <text:p>1089.576</text:p>
          </table:table-cell>
          <table:table-cell office:value-type="float" office:value="416.2359" calcext:value-type="float">
            <text:p>416.2359</text:p>
          </table:table-cell>
          <table:table-cell office:value-type="float" office:value="1867.357" calcext:value-type="float">
            <text:p>1867.357</text:p>
          </table:table-cell>
          <table:table-cell office:value-type="float" office:value="2100.99" calcext:value-type="float">
            <text:p>2100.99</text:p>
          </table:table-cell>
          <table:table-cell office:value-type="float" office:value="1675.899" calcext:value-type="float">
            <text:p>1675.899</text:p>
          </table:table-cell>
          <table:table-cell office:value-type="float" office:value="585.4276" calcext:value-type="float">
            <text:p>585.4276</text:p>
          </table:table-cell>
          <table:table-cell office:value-type="float" office:value="576.035" calcext:value-type="float">
            <text:p>576.035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35.70778" calcext:value-type="float">
            <text:p>35.70778</text:p>
          </table:table-cell>
          <table:table-cell office:value-type="float" office:value="0" calcext:value-type="float">
            <text:p>0</text:p>
          </table:table-cell>
          <table:table-cell office:value-type="float" office:value="-0.03036867" calcext:value-type="float">
            <text:p>-0.03036867</text:p>
          </table:table-cell>
          <table:table-cell office:value-type="float" office:value="0" calcext:value-type="float">
            <text:p>0</text:p>
          </table:table-cell>
          <table:table-cell office:value-type="float" office:value="3.360969" calcext:value-type="float">
            <text:p>3.360969</text:p>
          </table:table-cell>
          <table:table-cell office:value-type="float" office:value="1334.302" calcext:value-type="float">
            <text:p>1334.302</text:p>
          </table:table-cell>
          <table:table-cell office:value-type="float" office:value="-631.2899" calcext:value-type="float">
            <text:p>-631.2899</text:p>
          </table:table-cell>
          <table:table-cell office:value-type="float" office:value="703.0118" calcext:value-type="float">
            <text:p>703.0118</text:p>
          </table:table-cell>
          <table:table-cell office:value-type="float" office:value="-635.6182" calcext:value-type="float">
            <text:p>-635.6182</text:p>
          </table:table-cell>
          <table:table-cell office:value-type="float" office:value="0" calcext:value-type="float">
            <text:p>0</text:p>
          </table:table-cell>
          <table:table-cell office:value-type="float" office:value="29.0679" calcext:value-type="float">
            <text:p>29.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246.9412" calcext:value-type="float">
            <text:p>246.9412</text:p>
          </table:table-cell>
          <table:table-cell office:value-type="float" office:value="13215.9" calcext:value-type="float">
            <text:p>13215.9</text:p>
          </table:table-cell>
          <table:table-cell office:value-type="float" office:value="0" calcext:value-type="float">
            <text:p>0</text:p>
          </table:table-cell>
          <table:table-cell office:value-type="float" office:value="64.07939" calcext:value-type="float">
            <text:p>64.07939</text:p>
          </table:table-cell>
          <table:table-cell office:value-type="float" office:value="-814.2017" calcext:value-type="float">
            <text:p>-814.2017</text:p>
          </table:table-cell>
          <table:table-cell office:value-type="float" office:value="2182.207" calcext:value-type="float">
            <text:p>2182.207</text:p>
          </table:table-cell>
          <table:table-cell office:value-type="float" office:value="-195.5975" calcext:value-type="float">
            <text:p>-195.5975</text:p>
          </table:table-cell>
          <table:table-cell office:value-type="float" office:value="142.2916" calcext:value-type="float">
            <text:p>142.2916</text:p>
          </table:table-cell>
          <table:table-cell office:value-type="float" office:value="93.72426" calcext:value-type="float">
            <text:p>93.72426</text:p>
          </table:table-cell>
          <table:table-cell office:value-type="float" office:value="0.06403149" calcext:value-type="float">
            <text:p>0.06403149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90.38954" calcext:value-type="float">
            <text:p>90.38954</text:p>
          </table:table-cell>
          <table:table-cell office:value-type="float" office:value="0" calcext:value-type="float">
            <text:p>0</text:p>
          </table:table-cell>
          <table:table-cell office:value-type="float" office:value="447.5551" calcext:value-type="float">
            <text:p>447.5551</text:p>
          </table:table-cell>
          <table:table-cell office:value-type="float" office:value="1057.815" calcext:value-type="float">
            <text:p>1057.815</text:p>
          </table:table-cell>
          <table:table-cell office:value-type="float" office:value="1293.855" calcext:value-type="float">
            <text:p>1293.855</text:p>
          </table:table-cell>
          <table:table-cell office:value-type="float" office:value="1297.763" calcext:value-type="float">
            <text:p>1297.763</text:p>
          </table:table-cell>
          <table:table-cell office:value-type="float" office:value="782.0297" calcext:value-type="float">
            <text:p>782.0297</text:p>
          </table:table-cell>
          <table:table-cell office:value-type="float" office:value="1089.534" calcext:value-type="float">
            <text:p>1089.534</text:p>
          </table:table-cell>
          <table:table-cell office:value-type="float" office:value="416.271" calcext:value-type="float">
            <text:p>416.271</text:p>
          </table:table-cell>
          <table:table-cell office:value-type="float" office:value="1867.342" calcext:value-type="float">
            <text:p>1867.342</text:p>
          </table:table-cell>
          <table:table-cell office:value-type="float" office:value="2100.95" calcext:value-type="float">
            <text:p>2100.95</text:p>
          </table:table-cell>
          <table:table-cell office:value-type="float" office:value="1675.888" calcext:value-type="float">
            <text:p>1675.888</text:p>
          </table:table-cell>
          <table:table-cell office:value-type="float" office:value="585.4347" calcext:value-type="float">
            <text:p>585.4347</text:p>
          </table:table-cell>
          <table:table-cell office:value-type="float" office:value="576.1225" calcext:value-type="float">
            <text:p>576.1225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35.70776" calcext:value-type="float">
            <text:p>35.70776</text:p>
          </table:table-cell>
          <table:table-cell office:value-type="float" office:value="0" calcext:value-type="float">
            <text:p>0</text:p>
          </table:table-cell>
          <table:table-cell office:value-type="float" office:value="-0.03048833" calcext:value-type="float">
            <text:p>-0.03048833</text:p>
          </table:table-cell>
          <table:table-cell office:value-type="float" office:value="0" calcext:value-type="float">
            <text:p>0</text:p>
          </table:table-cell>
          <table:table-cell office:value-type="float" office:value="3.366485" calcext:value-type="float">
            <text:p>3.366485</text:p>
          </table:table-cell>
          <table:table-cell office:value-type="float" office:value="1352.863" calcext:value-type="float">
            <text:p>1352.863</text:p>
          </table:table-cell>
          <table:table-cell office:value-type="float" office:value="-641.7813" calcext:value-type="float">
            <text:p>-641.7813</text:p>
          </table:table-cell>
          <table:table-cell office:value-type="float" office:value="711.082" calcext:value-type="float">
            <text:p>711.082</text:p>
          </table:table-cell>
          <table:table-cell office:value-type="float" office:value="-638.8507" calcext:value-type="float">
            <text:p>-638.8507</text:p>
          </table:table-cell>
          <table:table-cell office:value-type="float" office:value="0" calcext:value-type="float">
            <text:p>0</text:p>
          </table:table-cell>
          <table:table-cell office:value-type="float" office:value="29.39114" calcext:value-type="float">
            <text:p>29.39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244.9573" calcext:value-type="float">
            <text:p>244.9573</text:p>
          </table:table-cell>
          <table:table-cell office:value-type="float" office:value="13215.9" calcext:value-type="float">
            <text:p>13215.9</text:p>
          </table:table-cell>
          <table:table-cell office:value-type="float" office:value="0" calcext:value-type="float">
            <text:p>0</text:p>
          </table:table-cell>
          <table:table-cell office:value-type="float" office:value="65.30816" calcext:value-type="float">
            <text:p>65.30816</text:p>
          </table:table-cell>
          <table:table-cell office:value-type="float" office:value="-819.799" calcext:value-type="float">
            <text:p>-819.799</text:p>
          </table:table-cell>
          <table:table-cell office:value-type="float" office:value="2198.479" calcext:value-type="float">
            <text:p>2198.479</text:p>
          </table:table-cell>
          <table:table-cell office:value-type="float" office:value="-198.3984" calcext:value-type="float">
            <text:p>-198.3984</text:p>
          </table:table-cell>
          <table:table-cell office:value-type="float" office:value="141.4938" calcext:value-type="float">
            <text:p>141.4938</text:p>
          </table:table-cell>
          <table:table-cell office:value-type="float" office:value="91.47216" calcext:value-type="float">
            <text:p>91.47216</text:p>
          </table:table-cell>
          <table:table-cell office:value-type="float" office:value="0.06424414" calcext:value-type="float">
            <text:p>0.06424414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202614" calcext:value-type="float">
            <text:p>-0.01202614</text:p>
          </table:table-cell>
          <table:table-cell office:value-type="float" office:value="370" calcext:value-type="float">
            <text:p>370</text:p>
          </table:table-cell>
          <table:table-cell office:value-type="float" office:value="94.5023" calcext:value-type="float">
            <text:p>94.5023</text:p>
          </table:table-cell>
          <table:table-cell office:value-type="float" office:value="0" calcext:value-type="float">
            <text:p>0</text:p>
          </table:table-cell>
          <table:table-cell office:value-type="float" office:value="448.0687" calcext:value-type="float">
            <text:p>448.0687</text:p>
          </table:table-cell>
          <table:table-cell office:value-type="float" office:value="1057.713" calcext:value-type="float">
            <text:p>1057.713</text:p>
          </table:table-cell>
          <table:table-cell office:value-type="float" office:value="1293.766" calcext:value-type="float">
            <text:p>1293.766</text:p>
          </table:table-cell>
          <table:table-cell office:value-type="float" office:value="1297.702" calcext:value-type="float">
            <text:p>1297.702</text:p>
          </table:table-cell>
          <table:table-cell office:value-type="float" office:value="782.0104" calcext:value-type="float">
            <text:p>782.0104</text:p>
          </table:table-cell>
          <table:table-cell office:value-type="float" office:value="1089.494" calcext:value-type="float">
            <text:p>1089.494</text:p>
          </table:table-cell>
          <table:table-cell office:value-type="float" office:value="416.3095" calcext:value-type="float">
            <text:p>416.3095</text:p>
          </table:table-cell>
          <table:table-cell office:value-type="float" office:value="1867.331" calcext:value-type="float">
            <text:p>1867.331</text:p>
          </table:table-cell>
          <table:table-cell office:value-type="float" office:value="2100.912" calcext:value-type="float">
            <text:p>2100.912</text:p>
          </table:table-cell>
          <table:table-cell office:value-type="float" office:value="1675.877" calcext:value-type="float">
            <text:p>1675.877</text:p>
          </table:table-cell>
          <table:table-cell office:value-type="float" office:value="585.4422" calcext:value-type="float">
            <text:p>585.4422</text:p>
          </table:table-cell>
          <table:table-cell office:value-type="float" office:value="576.2078" calcext:value-type="float">
            <text:p>576.2078</text:p>
          </table:table-cell>
          <table:table-cell office:value-type="float" office:value="142.8459" calcext:value-type="float">
            <text:p>142.8459</text:p>
          </table:table-cell>
          <table:table-cell office:value-type="float" office:value="35.70775" calcext:value-type="float">
            <text:p>35.70775</text:p>
          </table:table-cell>
          <table:table-cell office:value-type="float" office:value="0" calcext:value-type="float">
            <text:p>0</text:p>
          </table:table-cell>
          <table:table-cell office:value-type="float" office:value="-0.03059218" calcext:value-type="float">
            <text:p>-0.03059218</text:p>
          </table:table-cell>
          <table:table-cell office:value-type="float" office:value="0" calcext:value-type="float">
            <text:p>0</text:p>
          </table:table-cell>
          <table:table-cell office:value-type="float" office:value="3.372087" calcext:value-type="float">
            <text:p>3.372087</text:p>
          </table:table-cell>
          <table:table-cell office:value-type="float" office:value="1371.144" calcext:value-type="float">
            <text:p>1371.144</text:p>
          </table:table-cell>
          <table:table-cell office:value-type="float" office:value="-653.155" calcext:value-type="float">
            <text:p>-653.155</text:p>
          </table:table-cell>
          <table:table-cell office:value-type="float" office:value="717.9894" calcext:value-type="float">
            <text:p>717.9894</text:p>
          </table:table-cell>
          <table:table-cell office:value-type="float" office:value="-641.9647" calcext:value-type="float">
            <text:p>-641.9647</text:p>
          </table:table-cell>
          <table:table-cell office:value-type="float" office:value="0" calcext:value-type="float">
            <text:p>0</text:p>
          </table:table-cell>
          <table:table-cell office:value-type="float" office:value="29.69905" calcext:value-type="float">
            <text:p>29.69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243.7615" calcext:value-type="float">
            <text:p>243.7615</text:p>
          </table:table-cell>
          <table:table-cell office:value-type="float" office:value="13215.79" calcext:value-type="float">
            <text:p>13215.79</text:p>
          </table:table-cell>
          <table:table-cell office:value-type="float" office:value="0" calcext:value-type="float">
            <text:p>0</text:p>
          </table:table-cell>
          <table:table-cell office:value-type="float" office:value="66.65378" calcext:value-type="float">
            <text:p>66.65378</text:p>
          </table:table-cell>
          <table:table-cell office:value-type="float" office:value="-824.914" calcext:value-type="float">
            <text:p>-824.914</text:p>
          </table:table-cell>
          <table:table-cell office:value-type="float" office:value="2214.115" calcext:value-type="float">
            <text:p>2214.115</text:p>
          </table:table-cell>
          <table:table-cell office:value-type="float" office:value="-201.1758" calcext:value-type="float">
            <text:p>-201.1758</text:p>
          </table:table-cell>
          <table:table-cell office:value-type="float" office:value="140.3896" calcext:value-type="float">
            <text:p>140.3896</text:p>
          </table:table-cell>
          <table:table-cell office:value-type="float" office:value="89.93302" calcext:value-type="float">
            <text:p>89.93302</text:p>
          </table:table-cell>
          <table:table-cell office:value-type="float" office:value="0.06454055" calcext:value-type="float">
            <text:p>0.0645405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337523" calcext:value-type="float">
            <text:p>-0.01337523</text:p>
          </table:table-cell>
          <table:table-cell office:value-type="float" office:value="370" calcext:value-type="float">
            <text:p>370</text:p>
          </table:table-cell>
          <table:table-cell office:value-type="float" office:value="100.087" calcext:value-type="float">
            <text:p>100.087</text:p>
          </table:table-cell>
          <table:table-cell office:value-type="float" office:value="0" calcext:value-type="float">
            <text:p>0</text:p>
          </table:table-cell>
          <table:table-cell office:value-type="float" office:value="448.497" calcext:value-type="float">
            <text:p>448.497</text:p>
          </table:table-cell>
          <table:table-cell office:value-type="float" office:value="1057.624" calcext:value-type="float">
            <text:p>1057.624</text:p>
          </table:table-cell>
          <table:table-cell office:value-type="float" office:value="1293.683" calcext:value-type="float">
            <text:p>1293.683</text:p>
          </table:table-cell>
          <table:table-cell office:value-type="float" office:value="1297.643" calcext:value-type="float">
            <text:p>1297.643</text:p>
          </table:table-cell>
          <table:table-cell office:value-type="float" office:value="781.9944" calcext:value-type="float">
            <text:p>781.9944</text:p>
          </table:table-cell>
          <table:table-cell office:value-type="float" office:value="1089.452" calcext:value-type="float">
            <text:p>1089.452</text:p>
          </table:table-cell>
          <table:table-cell office:value-type="float" office:value="416.3522" calcext:value-type="float">
            <text:p>416.3522</text:p>
          </table:table-cell>
          <table:table-cell office:value-type="float" office:value="1867.326" calcext:value-type="float">
            <text:p>1867.326</text:p>
          </table:table-cell>
          <table:table-cell office:value-type="float" office:value="2100.879" calcext:value-type="float">
            <text:p>2100.879</text:p>
          </table:table-cell>
          <table:table-cell office:value-type="float" office:value="1675.868" calcext:value-type="float">
            <text:p>1675.868</text:p>
          </table:table-cell>
          <table:table-cell office:value-type="float" office:value="585.4504" calcext:value-type="float">
            <text:p>585.4504</text:p>
          </table:table-cell>
          <table:table-cell office:value-type="float" office:value="576.2924" calcext:value-type="float">
            <text:p>576.2924</text:p>
          </table:table-cell>
          <table:table-cell office:value-type="float" office:value="142.8459" calcext:value-type="float">
            <text:p>142.8459</text:p>
          </table:table-cell>
          <table:table-cell office:value-type="float" office:value="35.70773" calcext:value-type="float">
            <text:p>35.70773</text:p>
          </table:table-cell>
          <table:table-cell office:value-type="float" office:value="0" calcext:value-type="float">
            <text:p>0</text:p>
          </table:table-cell>
          <table:table-cell office:value-type="float" office:value="-0.03066609" calcext:value-type="float">
            <text:p>-0.03066609</text:p>
          </table:table-cell>
          <table:table-cell office:value-type="float" office:value="0" calcext:value-type="float">
            <text:p>0</text:p>
          </table:table-cell>
          <table:table-cell office:value-type="float" office:value="3.373797" calcext:value-type="float">
            <text:p>3.373797</text:p>
          </table:table-cell>
          <table:table-cell office:value-type="float" office:value="1389.852" calcext:value-type="float">
            <text:p>1389.852</text:p>
          </table:table-cell>
          <table:table-cell office:value-type="float" office:value="-663.9375" calcext:value-type="float">
            <text:p>-663.9375</text:p>
          </table:table-cell>
          <table:table-cell office:value-type="float" office:value="725.9143" calcext:value-type="float">
            <text:p>725.9143</text:p>
          </table:table-cell>
          <table:table-cell office:value-type="float" office:value="-644.5268" calcext:value-type="float">
            <text:p>-644.5268</text:p>
          </table:table-cell>
          <table:table-cell office:value-type="float" office:value="0" calcext:value-type="float">
            <text:p>0</text:p>
          </table:table-cell>
          <table:table-cell office:value-type="float" office:value="29.91376" calcext:value-type="float">
            <text:p>29.9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243.6806" calcext:value-type="float">
            <text:p>243.6806</text:p>
          </table:table-cell>
          <table:table-cell office:value-type="float" office:value="13215.5" calcext:value-type="float">
            <text:p>13215.5</text:p>
          </table:table-cell>
          <table:table-cell office:value-type="float" office:value="0" calcext:value-type="float">
            <text:p>0</text:p>
          </table:table-cell>
          <table:table-cell office:value-type="float" office:value="67.97792" calcext:value-type="float">
            <text:p>67.97792</text:p>
          </table:table-cell>
          <table:table-cell office:value-type="float" office:value="-828.9479" calcext:value-type="float">
            <text:p>-828.9479</text:p>
          </table:table-cell>
          <table:table-cell office:value-type="float" office:value="2225.623" calcext:value-type="float">
            <text:p>2225.623</text:p>
          </table:table-cell>
          <table:table-cell office:value-type="float" office:value="-203.8228" calcext:value-type="float">
            <text:p>-203.8228</text:p>
          </table:table-cell>
          <table:table-cell office:value-type="float" office:value="139.2076" calcext:value-type="float">
            <text:p>139.2076</text:p>
          </table:table-cell>
          <table:table-cell office:value-type="float" office:value="89.30816" calcext:value-type="float">
            <text:p>89.30816</text:p>
          </table:table-cell>
          <table:table-cell office:value-type="float" office:value="0.06499036" calcext:value-type="float">
            <text:p>0.06499036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59871" calcext:value-type="float">
            <text:p>-0.0159871</text:p>
          </table:table-cell>
          <table:table-cell office:value-type="float" office:value="370" calcext:value-type="float">
            <text:p>370</text:p>
          </table:table-cell>
          <table:table-cell office:value-type="float" office:value="107.1838" calcext:value-type="float">
            <text:p>107.1838</text:p>
          </table:table-cell>
          <table:table-cell office:value-type="float" office:value="0" calcext:value-type="float">
            <text:p>0</text:p>
          </table:table-cell>
          <table:table-cell office:value-type="float" office:value="448.7355" calcext:value-type="float">
            <text:p>448.7355</text:p>
          </table:table-cell>
          <table:table-cell office:value-type="float" office:value="1057.614" calcext:value-type="float">
            <text:p>1057.614</text:p>
          </table:table-cell>
          <table:table-cell office:value-type="float" office:value="1293.66" calcext:value-type="float">
            <text:p>1293.66</text:p>
          </table:table-cell>
          <table:table-cell office:value-type="float" office:value="1297.618" calcext:value-type="float">
            <text:p>1297.618</text:p>
          </table:table-cell>
          <table:table-cell office:value-type="float" office:value="781.9965" calcext:value-type="float">
            <text:p>781.9965</text:p>
          </table:table-cell>
          <table:table-cell office:value-type="float" office:value="1089.425" calcext:value-type="float">
            <text:p>1089.425</text:p>
          </table:table-cell>
          <table:table-cell office:value-type="float" office:value="416.4017" calcext:value-type="float">
            <text:p>416.4017</text:p>
          </table:table-cell>
          <table:table-cell office:value-type="float" office:value="1867.325" calcext:value-type="float">
            <text:p>1867.325</text:p>
          </table:table-cell>
          <table:table-cell office:value-type="float" office:value="2100.849" calcext:value-type="float">
            <text:p>2100.849</text:p>
          </table:table-cell>
          <table:table-cell office:value-type="float" office:value="1675.861" calcext:value-type="float">
            <text:p>1675.861</text:p>
          </table:table-cell>
          <table:table-cell office:value-type="float" office:value="585.4592" calcext:value-type="float">
            <text:p>585.4592</text:p>
          </table:table-cell>
          <table:table-cell office:value-type="float" office:value="576.3763" calcext:value-type="float">
            <text:p>576.3763</text:p>
          </table:table-cell>
          <table:table-cell office:value-type="float" office:value="142.8458" calcext:value-type="float">
            <text:p>142.8458</text:p>
          </table:table-cell>
          <table:table-cell office:value-type="float" office:value="35.70775" calcext:value-type="float">
            <text:p>35.70775</text:p>
          </table:table-cell>
          <table:table-cell office:value-type="float" office:value="0" calcext:value-type="float">
            <text:p>0</text:p>
          </table:table-cell>
          <table:table-cell office:value-type="float" office:value="-0.03069182" calcext:value-type="float">
            <text:p>-0.03069182</text:p>
          </table:table-cell>
          <table:table-cell office:value-type="float" office:value="0" calcext:value-type="float">
            <text:p>0</text:p>
          </table:table-cell>
          <table:table-cell office:value-type="float" office:value="3.377953" calcext:value-type="float">
            <text:p>3.377953</text:p>
          </table:table-cell>
          <table:table-cell office:value-type="float" office:value="1407.266" calcext:value-type="float">
            <text:p>1407.266</text:p>
          </table:table-cell>
          <table:table-cell office:value-type="float" office:value="-672.8756" calcext:value-type="float">
            <text:p>-672.8756</text:p>
          </table:table-cell>
          <table:table-cell office:value-type="float" office:value="734.3905" calcext:value-type="float">
            <text:p>734.3905</text:p>
          </table:table-cell>
          <table:table-cell office:value-type="float" office:value="-646.1295" calcext:value-type="float">
            <text:p>-646.1295</text:p>
          </table:table-cell>
          <table:table-cell office:value-type="float" office:value="0" calcext:value-type="float">
            <text:p>0</text:p>
          </table:table-cell>
          <table:table-cell office:value-type="float" office:value="30.12423" calcext:value-type="float">
            <text:p>30.1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243.524" calcext:value-type="float">
            <text:p>243.524</text:p>
          </table:table-cell>
          <table:table-cell office:value-type="float" office:value="13215.29" calcext:value-type="float">
            <text:p>13215.29</text:p>
          </table:table-cell>
          <table:table-cell office:value-type="float" office:value="0" calcext:value-type="float">
            <text:p>0</text:p>
          </table:table-cell>
          <table:table-cell office:value-type="float" office:value="69.36115" calcext:value-type="float">
            <text:p>69.36115</text:p>
          </table:table-cell>
          <table:table-cell office:value-type="float" office:value="-833.2494" calcext:value-type="float">
            <text:p>-833.2494</text:p>
          </table:table-cell>
          <table:table-cell office:value-type="float" office:value="2237.374" calcext:value-type="float">
            <text:p>2237.374</text:p>
          </table:table-cell>
          <table:table-cell office:value-type="float" office:value="-206.6393" calcext:value-type="float">
            <text:p>-206.6393</text:p>
          </table:table-cell>
          <table:table-cell office:value-type="float" office:value="137.18" calcext:value-type="float">
            <text:p>137.18</text:p>
          </table:table-cell>
          <table:table-cell office:value-type="float" office:value="88.59185" calcext:value-type="float">
            <text:p>88.59185</text:p>
          </table:table-cell>
          <table:table-cell office:value-type="float" office:value="0.06544979" calcext:value-type="float">
            <text:p>0.06544979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52324" calcext:value-type="float">
            <text:p>-0.01852324</text:p>
          </table:table-cell>
          <table:table-cell office:value-type="float" office:value="370" calcext:value-type="float">
            <text:p>370</text:p>
          </table:table-cell>
          <table:table-cell office:value-type="float" office:value="112.2707" calcext:value-type="float">
            <text:p>112.2707</text:p>
          </table:table-cell>
          <table:table-cell office:value-type="float" office:value="0" calcext:value-type="float">
            <text:p>0</text:p>
          </table:table-cell>
          <table:table-cell office:value-type="float" office:value="449.0404" calcext:value-type="float">
            <text:p>449.0404</text:p>
          </table:table-cell>
          <table:table-cell office:value-type="float" office:value="1057.598" calcext:value-type="float">
            <text:p>1057.598</text:p>
          </table:table-cell>
          <table:table-cell office:value-type="float" office:value="1293.636" calcext:value-type="float">
            <text:p>1293.636</text:p>
          </table:table-cell>
          <table:table-cell office:value-type="float" office:value="1297.594" calcext:value-type="float">
            <text:p>1297.594</text:p>
          </table:table-cell>
          <table:table-cell office:value-type="float" office:value="782.0051" calcext:value-type="float">
            <text:p>782.0051</text:p>
          </table:table-cell>
          <table:table-cell office:value-type="float" office:value="1089.404" calcext:value-type="float">
            <text:p>1089.404</text:p>
          </table:table-cell>
          <table:table-cell office:value-type="float" office:value="416.4569" calcext:value-type="float">
            <text:p>416.4569</text:p>
          </table:table-cell>
          <table:table-cell office:value-type="float" office:value="1867.33" calcext:value-type="float">
            <text:p>1867.33</text:p>
          </table:table-cell>
          <table:table-cell office:value-type="float" office:value="2100.823" calcext:value-type="float">
            <text:p>2100.823</text:p>
          </table:table-cell>
          <table:table-cell office:value-type="float" office:value="1675.857" calcext:value-type="float">
            <text:p>1675.857</text:p>
          </table:table-cell>
          <table:table-cell office:value-type="float" office:value="585.4679" calcext:value-type="float">
            <text:p>585.4679</text:p>
          </table:table-cell>
          <table:table-cell office:value-type="float" office:value="576.4598" calcext:value-type="float">
            <text:p>576.4598</text:p>
          </table:table-cell>
          <table:table-cell office:value-type="float" office:value="142.8458" calcext:value-type="float">
            <text:p>142.8458</text:p>
          </table:table-cell>
          <table:table-cell office:value-type="float" office:value="35.70776" calcext:value-type="float">
            <text:p>35.70776</text:p>
          </table:table-cell>
          <table:table-cell office:value-type="float" office:value="0" calcext:value-type="float">
            <text:p>0</text:p>
          </table:table-cell>
          <table:table-cell office:value-type="float" office:value="-0.03072709" calcext:value-type="float">
            <text:p>-0.03072709</text:p>
          </table:table-cell>
          <table:table-cell office:value-type="float" office:value="0" calcext:value-type="float">
            <text:p>0</text:p>
          </table:table-cell>
          <table:table-cell office:value-type="float" office:value="3.381828" calcext:value-type="float">
            <text:p>3.381828</text:p>
          </table:table-cell>
          <table:table-cell office:value-type="float" office:value="1425.079" calcext:value-type="float">
            <text:p>1425.079</text:p>
          </table:table-cell>
          <table:table-cell office:value-type="float" office:value="-684.127" calcext:value-type="float">
            <text:p>-684.127</text:p>
          </table:table-cell>
          <table:table-cell office:value-type="float" office:value="740.9516" calcext:value-type="float">
            <text:p>740.9516</text:p>
          </table:table-cell>
          <table:table-cell office:value-type="float" office:value="-647.7925" calcext:value-type="float">
            <text:p>-647.7925</text:p>
          </table:table-cell>
          <table:table-cell office:value-type="float" office:value="0" calcext:value-type="float">
            <text:p>0</text:p>
          </table:table-cell>
          <table:table-cell office:value-type="float" office:value="30.2978" calcext:value-type="float">
            <text:p>30.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243.7133" calcext:value-type="float">
            <text:p>243.7133</text:p>
          </table:table-cell>
          <table:table-cell office:value-type="float" office:value="13214.99" calcext:value-type="float">
            <text:p>13214.99</text:p>
          </table:table-cell>
          <table:table-cell office:value-type="float" office:value="0" calcext:value-type="float">
            <text:p>0</text:p>
          </table:table-cell>
          <table:table-cell office:value-type="float" office:value="71.07825" calcext:value-type="float">
            <text:p>71.07825</text:p>
          </table:table-cell>
          <table:table-cell office:value-type="float" office:value="-837.7745" calcext:value-type="float">
            <text:p>-837.7745</text:p>
          </table:table-cell>
          <table:table-cell office:value-type="float" office:value="2249.463" calcext:value-type="float">
            <text:p>2249.463</text:p>
          </table:table-cell>
          <table:table-cell office:value-type="float" office:value="-209.5936" calcext:value-type="float">
            <text:p>-209.5936</text:p>
          </table:table-cell>
          <table:table-cell office:value-type="float" office:value="135.3272" calcext:value-type="float">
            <text:p>135.3272</text:p>
          </table:table-cell>
          <table:table-cell office:value-type="float" office:value="88.253" calcext:value-type="float">
            <text:p>88.253</text:p>
          </table:table-cell>
          <table:table-cell office:value-type="float" office:value="0.06592957" calcext:value-type="float">
            <text:p>0.0659295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16.3445" calcext:value-type="float">
            <text:p>116.3445</text:p>
          </table:table-cell>
          <table:table-cell office:value-type="float" office:value="0" calcext:value-type="float">
            <text:p>0</text:p>
          </table:table-cell>
          <table:table-cell office:value-type="float" office:value="449.2964" calcext:value-type="float">
            <text:p>449.2964</text:p>
          </table:table-cell>
          <table:table-cell office:value-type="float" office:value="1057.553" calcext:value-type="float">
            <text:p>1057.553</text:p>
          </table:table-cell>
          <table:table-cell office:value-type="float" office:value="1293.587" calcext:value-type="float">
            <text:p>1293.587</text:p>
          </table:table-cell>
          <table:table-cell office:value-type="float" office:value="1297.551" calcext:value-type="float">
            <text:p>1297.551</text:p>
          </table:table-cell>
          <table:table-cell office:value-type="float" office:value="782.0054" calcext:value-type="float">
            <text:p>782.0054</text:p>
          </table:table-cell>
          <table:table-cell office:value-type="float" office:value="1089.378" calcext:value-type="float">
            <text:p>1089.378</text:p>
          </table:table-cell>
          <table:table-cell office:value-type="float" office:value="416.5114" calcext:value-type="float">
            <text:p>416.5114</text:p>
          </table:table-cell>
          <table:table-cell office:value-type="float" office:value="1867.339" calcext:value-type="float">
            <text:p>1867.339</text:p>
          </table:table-cell>
          <table:table-cell office:value-type="float" office:value="2100.8" calcext:value-type="float">
            <text:p>2100.8</text:p>
          </table:table-cell>
          <table:table-cell office:value-type="float" office:value="1675.857" calcext:value-type="float">
            <text:p>1675.857</text:p>
          </table:table-cell>
          <table:table-cell office:value-type="float" office:value="585.4762" calcext:value-type="float">
            <text:p>585.4762</text:p>
          </table:table-cell>
          <table:table-cell office:value-type="float" office:value="576.5435" calcext:value-type="float">
            <text:p>576.5435</text:p>
          </table:table-cell>
          <table:table-cell office:value-type="float" office:value="142.8457" calcext:value-type="float">
            <text:p>142.8457</text:p>
          </table:table-cell>
          <table:table-cell office:value-type="float" office:value="35.70776" calcext:value-type="float">
            <text:p>35.70776</text:p>
          </table:table-cell>
          <table:table-cell office:value-type="float" office:value="0" calcext:value-type="float">
            <text:p>0</text:p>
          </table:table-cell>
          <table:table-cell office:value-type="float" office:value="-0.03077726" calcext:value-type="float">
            <text:p>-0.03077726</text:p>
          </table:table-cell>
          <table:table-cell office:value-type="float" office:value="0" calcext:value-type="float">
            <text:p>0</text:p>
          </table:table-cell>
          <table:table-cell office:value-type="float" office:value="3.375441" calcext:value-type="float">
            <text:p>3.375441</text:p>
          </table:table-cell>
          <table:table-cell office:value-type="float" office:value="1442.811" calcext:value-type="float">
            <text:p>1442.811</text:p>
          </table:table-cell>
          <table:table-cell office:value-type="float" office:value="-696.2216" calcext:value-type="float">
            <text:p>-696.2216</text:p>
          </table:table-cell>
          <table:table-cell office:value-type="float" office:value="746.5895" calcext:value-type="float">
            <text:p>746.5895</text:p>
          </table:table-cell>
          <table:table-cell office:value-type="float" office:value="-649.5324" calcext:value-type="float">
            <text:p>-649.5324</text:p>
          </table:table-cell>
          <table:table-cell office:value-type="float" office:value="0" calcext:value-type="float">
            <text:p>0</text:p>
          </table:table-cell>
          <table:table-cell office:value-type="float" office:value="30.46212" calcext:value-type="float">
            <text:p>30.46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244.6612" calcext:value-type="float">
            <text:p>244.6612</text:p>
          </table:table-cell>
          <table:table-cell office:value-type="float" office:value="13214.63" calcext:value-type="float">
            <text:p>13214.63</text:p>
          </table:table-cell>
          <table:table-cell office:value-type="float" office:value="0" calcext:value-type="float">
            <text:p>0</text:p>
          </table:table-cell>
          <table:table-cell office:value-type="float" office:value="73.48395" calcext:value-type="float">
            <text:p>73.48395</text:p>
          </table:table-cell>
          <table:table-cell office:value-type="float" office:value="-842.3649" calcext:value-type="float">
            <text:p>-842.3649</text:p>
          </table:table-cell>
          <table:table-cell office:value-type="float" office:value="2261.902" calcext:value-type="float">
            <text:p>2261.902</text:p>
          </table:table-cell>
          <table:table-cell office:value-type="float" office:value="-212.5844" calcext:value-type="float">
            <text:p>-212.5844</text:p>
          </table:table-cell>
          <table:table-cell office:value-type="float" office:value="133.6118" calcext:value-type="float">
            <text:p>133.6118</text:p>
          </table:table-cell>
          <table:table-cell office:value-type="float" office:value="88.65906" calcext:value-type="float">
            <text:p>88.65906</text:p>
          </table:table-cell>
          <table:table-cell office:value-type="float" office:value="0.06649758" calcext:value-type="float">
            <text:p>0.06649758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19.8123" calcext:value-type="float">
            <text:p>119.8123</text:p>
          </table:table-cell>
          <table:table-cell office:value-type="float" office:value="0" calcext:value-type="float">
            <text:p>0</text:p>
          </table:table-cell>
          <table:table-cell office:value-type="float" office:value="449.5255" calcext:value-type="float">
            <text:p>449.5255</text:p>
          </table:table-cell>
          <table:table-cell office:value-type="float" office:value="1057.507" calcext:value-type="float">
            <text:p>1057.507</text:p>
          </table:table-cell>
          <table:table-cell office:value-type="float" office:value="1293.534" calcext:value-type="float">
            <text:p>1293.534</text:p>
          </table:table-cell>
          <table:table-cell office:value-type="float" office:value="1297.506" calcext:value-type="float">
            <text:p>1297.506</text:p>
          </table:table-cell>
          <table:table-cell office:value-type="float" office:value="781.9991" calcext:value-type="float">
            <text:p>781.9991</text:p>
          </table:table-cell>
          <table:table-cell office:value-type="float" office:value="1089.344" calcext:value-type="float">
            <text:p>1089.344</text:p>
          </table:table-cell>
          <table:table-cell office:value-type="float" office:value="416.566" calcext:value-type="float">
            <text:p>416.566</text:p>
          </table:table-cell>
          <table:table-cell office:value-type="float" office:value="1867.346" calcext:value-type="float">
            <text:p>1867.346</text:p>
          </table:table-cell>
          <table:table-cell office:value-type="float" office:value="2100.778" calcext:value-type="float">
            <text:p>2100.778</text:p>
          </table:table-cell>
          <table:table-cell office:value-type="float" office:value="1675.861" calcext:value-type="float">
            <text:p>1675.861</text:p>
          </table:table-cell>
          <table:table-cell office:value-type="float" office:value="585.4841" calcext:value-type="float">
            <text:p>585.4841</text:p>
          </table:table-cell>
          <table:table-cell office:value-type="float" office:value="576.6269" calcext:value-type="float">
            <text:p>576.6269</text:p>
          </table:table-cell>
          <table:table-cell office:value-type="float" office:value="142.8457" calcext:value-type="float">
            <text:p>142.8457</text:p>
          </table:table-cell>
          <table:table-cell office:value-type="float" office:value="35.70774" calcext:value-type="float">
            <text:p>35.70774</text:p>
          </table:table-cell>
          <table:table-cell office:value-type="float" office:value="0" calcext:value-type="float">
            <text:p>0</text:p>
          </table:table-cell>
          <table:table-cell office:value-type="float" office:value="-0.03083876" calcext:value-type="float">
            <text:p>-0.03083876</text:p>
          </table:table-cell>
          <table:table-cell office:value-type="float" office:value="0" calcext:value-type="float">
            <text:p>0</text:p>
          </table:table-cell>
          <table:table-cell office:value-type="float" office:value="3.348" calcext:value-type="float">
            <text:p>3.348</text:p>
          </table:table-cell>
          <table:table-cell office:value-type="float" office:value="1460.36" calcext:value-type="float">
            <text:p>1460.36</text:p>
          </table:table-cell>
          <table:table-cell office:value-type="float" office:value="-708.709" calcext:value-type="float">
            <text:p>-708.709</text:p>
          </table:table-cell>
          <table:table-cell office:value-type="float" office:value="751.6508" calcext:value-type="float">
            <text:p>751.6508</text:p>
          </table:table-cell>
          <table:table-cell office:value-type="float" office:value="-651.2595" calcext:value-type="float">
            <text:p>-651.2595</text:p>
          </table:table-cell>
          <table:table-cell office:value-type="float" office:value="0" calcext:value-type="float">
            <text:p>0</text:p>
          </table:table-cell>
          <table:table-cell office:value-type="float" office:value="30.58684" calcext:value-type="float">
            <text:p>30.58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246.2191" calcext:value-type="float">
            <text:p>246.2191</text:p>
          </table:table-cell>
          <table:table-cell office:value-type="float" office:value="13214.21" calcext:value-type="float">
            <text:p>13214.21</text:p>
          </table:table-cell>
          <table:table-cell office:value-type="float" office:value="0" calcext:value-type="float">
            <text:p>0</text:p>
          </table:table-cell>
          <table:table-cell office:value-type="float" office:value="76.31436" calcext:value-type="float">
            <text:p>76.31436</text:p>
          </table:table-cell>
          <table:table-cell office:value-type="float" office:value="-846.8661" calcext:value-type="float">
            <text:p>-846.8661</text:p>
          </table:table-cell>
          <table:table-cell office:value-type="float" office:value="2274.313" calcext:value-type="float">
            <text:p>2274.313</text:p>
          </table:table-cell>
          <table:table-cell office:value-type="float" office:value="-215.5714" calcext:value-type="float">
            <text:p>-215.5714</text:p>
          </table:table-cell>
          <table:table-cell office:value-type="float" office:value="132.2197" calcext:value-type="float">
            <text:p>132.2197</text:p>
          </table:table-cell>
          <table:table-cell office:value-type="float" office:value="89.64941" calcext:value-type="float">
            <text:p>89.64941</text:p>
          </table:table-cell>
          <table:table-cell office:value-type="float" office:value="0.06718817" calcext:value-type="float">
            <text:p>0.0671881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3.2613" calcext:value-type="float">
            <text:p>123.2613</text:p>
          </table:table-cell>
          <table:table-cell office:value-type="float" office:value="0" calcext:value-type="float">
            <text:p>0</text:p>
          </table:table-cell>
          <table:table-cell office:value-type="float" office:value="449.7103" calcext:value-type="float">
            <text:p>449.7103</text:p>
          </table:table-cell>
          <table:table-cell office:value-type="float" office:value="1057.475" calcext:value-type="float">
            <text:p>1057.475</text:p>
          </table:table-cell>
          <table:table-cell office:value-type="float" office:value="1293.496" calcext:value-type="float">
            <text:p>1293.496</text:p>
          </table:table-cell>
          <table:table-cell office:value-type="float" office:value="1297.459" calcext:value-type="float">
            <text:p>1297.459</text:p>
          </table:table-cell>
          <table:table-cell office:value-type="float" office:value="781.988" calcext:value-type="float">
            <text:p>781.988</text:p>
          </table:table-cell>
          <table:table-cell office:value-type="float" office:value="1089.305" calcext:value-type="float">
            <text:p>1089.305</text:p>
          </table:table-cell>
          <table:table-cell office:value-type="float" office:value="416.6162" calcext:value-type="float">
            <text:p>416.6162</text:p>
          </table:table-cell>
          <table:table-cell office:value-type="float" office:value="1867.351" calcext:value-type="float">
            <text:p>1867.351</text:p>
          </table:table-cell>
          <table:table-cell office:value-type="float" office:value="2100.759" calcext:value-type="float">
            <text:p>2100.759</text:p>
          </table:table-cell>
          <table:table-cell office:value-type="float" office:value="1675.864" calcext:value-type="float">
            <text:p>1675.864</text:p>
          </table:table-cell>
          <table:table-cell office:value-type="float" office:value="585.4904" calcext:value-type="float">
            <text:p>585.4904</text:p>
          </table:table-cell>
          <table:table-cell office:value-type="float" office:value="576.7076" calcext:value-type="float">
            <text:p>576.7076</text:p>
          </table:table-cell>
          <table:table-cell office:value-type="float" office:value="142.8456" calcext:value-type="float">
            <text:p>142.8456</text:p>
          </table:table-cell>
          <table:table-cell office:value-type="float" office:value="35.70773" calcext:value-type="float">
            <text:p>35.70773</text:p>
          </table:table-cell>
          <table:table-cell office:value-type="float" office:value="0" calcext:value-type="float">
            <text:p>0</text:p>
          </table:table-cell>
          <table:table-cell office:value-type="float" office:value="-0.03089582" calcext:value-type="float">
            <text:p>-0.03089582</text:p>
          </table:table-cell>
          <table:table-cell office:value-type="float" office:value="0" calcext:value-type="float">
            <text:p>0</text:p>
          </table:table-cell>
          <table:table-cell office:value-type="float" office:value="3.306808" calcext:value-type="float">
            <text:p>3.306808</text:p>
          </table:table-cell>
          <table:table-cell office:value-type="float" office:value="1477.038" calcext:value-type="float">
            <text:p>1477.038</text:p>
          </table:table-cell>
          <table:table-cell office:value-type="float" office:value="-720.4293" calcext:value-type="float">
            <text:p>-720.4293</text:p>
          </table:table-cell>
          <table:table-cell office:value-type="float" office:value="756.6089" calcext:value-type="float">
            <text:p>756.6089</text:p>
          </table:table-cell>
          <table:table-cell office:value-type="float" office:value="-652.8674" calcext:value-type="float">
            <text:p>-652.8674</text:p>
          </table:table-cell>
          <table:table-cell office:value-type="float" office:value="0" calcext:value-type="float">
            <text:p>0</text:p>
          </table:table-cell>
          <table:table-cell office:value-type="float" office:value="30.67574" calcext:value-type="float">
            <text:p>30.67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248.7538" calcext:value-type="float">
            <text:p>248.7538</text:p>
          </table:table-cell>
          <table:table-cell office:value-type="float" office:value="13213.75" calcext:value-type="float">
            <text:p>13213.75</text:p>
          </table:table-cell>
          <table:table-cell office:value-type="float" office:value="0" calcext:value-type="float">
            <text:p>0</text:p>
          </table:table-cell>
          <table:table-cell office:value-type="float" office:value="79.99156" calcext:value-type="float">
            <text:p>79.99156</text:p>
          </table:table-cell>
          <table:table-cell office:value-type="float" office:value="-851.3851" calcext:value-type="float">
            <text:p>-851.3851</text:p>
          </table:table-cell>
          <table:table-cell office:value-type="float" office:value="2286.716" calcext:value-type="float">
            <text:p>2286.716</text:p>
          </table:table-cell>
          <table:table-cell office:value-type="float" office:value="-218.6706" calcext:value-type="float">
            <text:p>-218.6706</text:p>
          </table:table-cell>
          <table:table-cell office:value-type="float" office:value="131.0004" calcext:value-type="float">
            <text:p>131.0004</text:p>
          </table:table-cell>
          <table:table-cell office:value-type="float" office:value="91.60211" calcext:value-type="float">
            <text:p>91.60211</text:p>
          </table:table-cell>
          <table:table-cell office:value-type="float" office:value="0.06802129" calcext:value-type="float">
            <text:p>0.06802129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5.4757" calcext:value-type="float">
            <text:p>125.4757</text:p>
          </table:table-cell>
          <table:table-cell office:value-type="float" office:value="0" calcext:value-type="float">
            <text:p>0</text:p>
          </table:table-cell>
          <table:table-cell office:value-type="float" office:value="449.8709" calcext:value-type="float">
            <text:p>449.8709</text:p>
          </table:table-cell>
          <table:table-cell office:value-type="float" office:value="1057.448" calcext:value-type="float">
            <text:p>1057.448</text:p>
          </table:table-cell>
          <table:table-cell office:value-type="float" office:value="1293.478" calcext:value-type="float">
            <text:p>1293.478</text:p>
          </table:table-cell>
          <table:table-cell office:value-type="float" office:value="1297.415" calcext:value-type="float">
            <text:p>1297.415</text:p>
          </table:table-cell>
          <table:table-cell office:value-type="float" office:value="781.9753" calcext:value-type="float">
            <text:p>781.9753</text:p>
          </table:table-cell>
          <table:table-cell office:value-type="float" office:value="1089.264" calcext:value-type="float">
            <text:p>1089.264</text:p>
          </table:table-cell>
          <table:table-cell office:value-type="float" office:value="416.6606" calcext:value-type="float">
            <text:p>416.6606</text:p>
          </table:table-cell>
          <table:table-cell office:value-type="float" office:value="1867.353" calcext:value-type="float">
            <text:p>1867.353</text:p>
          </table:table-cell>
          <table:table-cell office:value-type="float" office:value="2100.741" calcext:value-type="float">
            <text:p>2100.741</text:p>
          </table:table-cell>
          <table:table-cell office:value-type="float" office:value="1675.866" calcext:value-type="float">
            <text:p>1675.866</text:p>
          </table:table-cell>
          <table:table-cell office:value-type="float" office:value="585.4954" calcext:value-type="float">
            <text:p>585.4954</text:p>
          </table:table-cell>
          <table:table-cell office:value-type="float" office:value="576.7838" calcext:value-type="float">
            <text:p>576.7838</text:p>
          </table:table-cell>
          <table:table-cell office:value-type="float" office:value="142.8456" calcext:value-type="float">
            <text:p>142.8456</text:p>
          </table:table-cell>
          <table:table-cell office:value-type="float" office:value="35.70771" calcext:value-type="float">
            <text:p>35.70771</text:p>
          </table:table-cell>
          <table:table-cell office:value-type="float" office:value="0" calcext:value-type="float">
            <text:p>0</text:p>
          </table:table-cell>
          <table:table-cell office:value-type="float" office:value="-0.03094953" calcext:value-type="float">
            <text:p>-0.03094953</text:p>
          </table:table-cell>
          <table:table-cell office:value-type="float" office:value="0" calcext:value-type="float">
            <text:p>0</text:p>
          </table:table-cell>
          <table:table-cell office:value-type="float" office:value="3.240003" calcext:value-type="float">
            <text:p>3.240003</text:p>
          </table:table-cell>
          <table:table-cell office:value-type="float" office:value="1492.315" calcext:value-type="float">
            <text:p>1492.315</text:p>
          </table:table-cell>
          <table:table-cell office:value-type="float" office:value="-732.0744" calcext:value-type="float">
            <text:p>-732.0744</text:p>
          </table:table-cell>
          <table:table-cell office:value-type="float" office:value="760.2403" calcext:value-type="float">
            <text:p>760.2403</text:p>
          </table:table-cell>
          <table:table-cell office:value-type="float" office:value="-654.3736" calcext:value-type="float">
            <text:p>-654.3736</text:p>
          </table:table-cell>
          <table:table-cell office:value-type="float" office:value="0" calcext:value-type="float">
            <text:p>0</text:p>
          </table:table-cell>
          <table:table-cell office:value-type="float" office:value="30.7588" calcext:value-type="float">
            <text:p>30.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252.0731" calcext:value-type="float">
            <text:p>252.0731</text:p>
          </table:table-cell>
          <table:table-cell office:value-type="float" office:value="13213.26" calcext:value-type="float">
            <text:p>13213.26</text:p>
          </table:table-cell>
          <table:table-cell office:value-type="float" office:value="0" calcext:value-type="float">
            <text:p>0</text:p>
          </table:table-cell>
          <table:table-cell office:value-type="float" office:value="84.33139" calcext:value-type="float">
            <text:p>84.33139</text:p>
          </table:table-cell>
          <table:table-cell office:value-type="float" office:value="-855.9423" calcext:value-type="float">
            <text:p>-855.9423</text:p>
          </table:table-cell>
          <table:table-cell office:value-type="float" office:value="2299.561" calcext:value-type="float">
            <text:p>2299.561</text:p>
          </table:table-cell>
          <table:table-cell office:value-type="float" office:value="-221.8787" calcext:value-type="float">
            <text:p>-221.8787</text:p>
          </table:table-cell>
          <table:table-cell office:value-type="float" office:value="130.0675" calcext:value-type="float">
            <text:p>130.0675</text:p>
          </table:table-cell>
          <table:table-cell office:value-type="float" office:value="94.30939" calcext:value-type="float">
            <text:p>94.30939</text:p>
          </table:table-cell>
          <table:table-cell office:value-type="float" office:value="0.06896465" calcext:value-type="float">
            <text:p>0.0689646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6.5342" calcext:value-type="float">
            <text:p>126.5342</text:p>
          </table:table-cell>
          <table:table-cell office:value-type="float" office:value="0" calcext:value-type="float">
            <text:p>0</text:p>
          </table:table-cell>
          <table:table-cell office:value-type="float" office:value="449.9995" calcext:value-type="float">
            <text:p>449.9995</text:p>
          </table:table-cell>
          <table:table-cell office:value-type="float" office:value="1057.436" calcext:value-type="float">
            <text:p>1057.436</text:p>
          </table:table-cell>
          <table:table-cell office:value-type="float" office:value="1293.473" calcext:value-type="float">
            <text:p>1293.473</text:p>
          </table:table-cell>
          <table:table-cell office:value-type="float" office:value="1297.379" calcext:value-type="float">
            <text:p>1297.379</text:p>
          </table:table-cell>
          <table:table-cell office:value-type="float" office:value="781.9648" calcext:value-type="float">
            <text:p>781.9648</text:p>
          </table:table-cell>
          <table:table-cell office:value-type="float" office:value="1089.221" calcext:value-type="float">
            <text:p>1089.221</text:p>
          </table:table-cell>
          <table:table-cell office:value-type="float" office:value="416.7015" calcext:value-type="float">
            <text:p>416.7015</text:p>
          </table:table-cell>
          <table:table-cell office:value-type="float" office:value="1867.353" calcext:value-type="float">
            <text:p>1867.353</text:p>
          </table:table-cell>
          <table:table-cell office:value-type="float" office:value="2100.722" calcext:value-type="float">
            <text:p>2100.722</text:p>
          </table:table-cell>
          <table:table-cell office:value-type="float" office:value="1675.867" calcext:value-type="float">
            <text:p>1675.867</text:p>
          </table:table-cell>
          <table:table-cell office:value-type="float" office:value="585.4998" calcext:value-type="float">
            <text:p>585.4998</text:p>
          </table:table-cell>
          <table:table-cell office:value-type="float" office:value="576.8561" calcext:value-type="float">
            <text:p>576.8561</text:p>
          </table:table-cell>
          <table:table-cell office:value-type="float" office:value="142.8456" calcext:value-type="float">
            <text:p>142.8456</text:p>
          </table:table-cell>
          <table:table-cell office:value-type="float" office:value="35.7077" calcext:value-type="float">
            <text:p>35.7077</text:p>
          </table:table-cell>
          <table:table-cell office:value-type="float" office:value="0" calcext:value-type="float">
            <text:p>0</text:p>
          </table:table-cell>
          <table:table-cell office:value-type="float" office:value="-0.03099911" calcext:value-type="float">
            <text:p>-0.03099911</text:p>
          </table:table-cell>
          <table:table-cell office:value-type="float" office:value="0" calcext:value-type="float">
            <text:p>0</text:p>
          </table:table-cell>
          <table:table-cell office:value-type="float" office:value="3.153805" calcext:value-type="float">
            <text:p>3.153805</text:p>
          </table:table-cell>
          <table:table-cell office:value-type="float" office:value="1505.932" calcext:value-type="float">
            <text:p>1505.932</text:p>
          </table:table-cell>
          <table:table-cell office:value-type="float" office:value="-743.2877" calcext:value-type="float">
            <text:p>-743.2877</text:p>
          </table:table-cell>
          <table:table-cell office:value-type="float" office:value="762.644" calcext:value-type="float">
            <text:p>762.644</text:p>
          </table:table-cell>
          <table:table-cell office:value-type="float" office:value="-655.7961" calcext:value-type="float">
            <text:p>-655.7961</text:p>
          </table:table-cell>
          <table:table-cell office:value-type="float" office:value="0" calcext:value-type="float">
            <text:p>0</text:p>
          </table:table-cell>
          <table:table-cell office:value-type="float" office:value="30.82789" calcext:value-type="float">
            <text:p>30.8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254.8047" calcext:value-type="float">
            <text:p>254.8047</text:p>
          </table:table-cell>
          <table:table-cell office:value-type="float" office:value="13212.76" calcext:value-type="float">
            <text:p>13212.76</text:p>
          </table:table-cell>
          <table:table-cell office:value-type="float" office:value="0" calcext:value-type="float">
            <text:p>0</text:p>
          </table:table-cell>
          <table:table-cell office:value-type="float" office:value="87.92405" calcext:value-type="float">
            <text:p>87.92405</text:p>
          </table:table-cell>
          <table:table-cell office:value-type="float" office:value="-860.3519" calcext:value-type="float">
            <text:p>-860.3519</text:p>
          </table:table-cell>
          <table:table-cell office:value-type="float" office:value="2312.386" calcext:value-type="float">
            <text:p>2312.386</text:p>
          </table:table-cell>
          <table:table-cell office:value-type="float" office:value="-225.0673" calcext:value-type="float">
            <text:p>-225.0673</text:p>
          </table:table-cell>
          <table:table-cell office:value-type="float" office:value="129.4943" calcext:value-type="float">
            <text:p>129.4943</text:p>
          </table:table-cell>
          <table:table-cell office:value-type="float" office:value="96.37033" calcext:value-type="float">
            <text:p>96.37033</text:p>
          </table:table-cell>
          <table:table-cell office:value-type="float" office:value="0.07000445" calcext:value-type="float">
            <text:p>0.0700044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8.5806" calcext:value-type="float">
            <text:p>128.5806</text:p>
          </table:table-cell>
          <table:table-cell office:value-type="float" office:value="0" calcext:value-type="float">
            <text:p>0</text:p>
          </table:table-cell>
          <table:table-cell office:value-type="float" office:value="450.0929" calcext:value-type="float">
            <text:p>450.0929</text:p>
          </table:table-cell>
          <table:table-cell office:value-type="float" office:value="1057.462" calcext:value-type="float">
            <text:p>1057.462</text:p>
          </table:table-cell>
          <table:table-cell office:value-type="float" office:value="1293.493" calcext:value-type="float">
            <text:p>1293.493</text:p>
          </table:table-cell>
          <table:table-cell office:value-type="float" office:value="1297.361" calcext:value-type="float">
            <text:p>1297.361</text:p>
          </table:table-cell>
          <table:table-cell office:value-type="float" office:value="781.96" calcext:value-type="float">
            <text:p>781.96</text:p>
          </table:table-cell>
          <table:table-cell office:value-type="float" office:value="1089.182" calcext:value-type="float">
            <text:p>1089.182</text:p>
          </table:table-cell>
          <table:table-cell office:value-type="float" office:value="416.7416" calcext:value-type="float">
            <text:p>416.7416</text:p>
          </table:table-cell>
          <table:table-cell office:value-type="float" office:value="1867.353" calcext:value-type="float">
            <text:p>1867.353</text:p>
          </table:table-cell>
          <table:table-cell office:value-type="float" office:value="2100.703" calcext:value-type="float">
            <text:p>2100.703</text:p>
          </table:table-cell>
          <table:table-cell office:value-type="float" office:value="1675.867" calcext:value-type="float">
            <text:p>1675.867</text:p>
          </table:table-cell>
          <table:table-cell office:value-type="float" office:value="585.5035" calcext:value-type="float">
            <text:p>585.5035</text:p>
          </table:table-cell>
          <table:table-cell office:value-type="float" office:value="576.9257" calcext:value-type="float">
            <text:p>576.9257</text:p>
          </table:table-cell>
          <table:table-cell office:value-type="float" office:value="142.8455" calcext:value-type="float">
            <text:p>142.8455</text:p>
          </table:table-cell>
          <table:table-cell office:value-type="float" office:value="35.70768" calcext:value-type="float">
            <text:p>35.70768</text:p>
          </table:table-cell>
          <table:table-cell office:value-type="float" office:value="0" calcext:value-type="float">
            <text:p>0</text:p>
          </table:table-cell>
          <table:table-cell office:value-type="float" office:value="-0.03103079" calcext:value-type="float">
            <text:p>-0.03103079</text:p>
          </table:table-cell>
          <table:table-cell office:value-type="float" office:value="0" calcext:value-type="float">
            <text:p>0</text:p>
          </table:table-cell>
          <table:table-cell office:value-type="float" office:value="3.089317" calcext:value-type="float">
            <text:p>3.089317</text:p>
          </table:table-cell>
          <table:table-cell office:value-type="float" office:value="1517.56" calcext:value-type="float">
            <text:p>1517.56</text:p>
          </table:table-cell>
          <table:table-cell office:value-type="float" office:value="-751.6554" calcext:value-type="float">
            <text:p>-751.6554</text:p>
          </table:table-cell>
          <table:table-cell office:value-type="float" office:value="765.9048" calcext:value-type="float">
            <text:p>765.9048</text:p>
          </table:table-cell>
          <table:table-cell office:value-type="float" office:value="-657.0688" calcext:value-type="float">
            <text:p>-657.0688</text:p>
          </table:table-cell>
          <table:table-cell office:value-type="float" office:value="0" calcext:value-type="float">
            <text:p>0</text:p>
          </table:table-cell>
          <table:table-cell office:value-type="float" office:value="30.87362" calcext:value-type="float">
            <text:p>30.87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258.0351" calcext:value-type="float">
            <text:p>258.0351</text:p>
          </table:table-cell>
          <table:table-cell office:value-type="float" office:value="13212.32" calcext:value-type="float">
            <text:p>13212.32</text:p>
          </table:table-cell>
          <table:table-cell office:value-type="float" office:value="0" calcext:value-type="float">
            <text:p>0</text:p>
          </table:table-cell>
          <table:table-cell office:value-type="float" office:value="91.8996" calcext:value-type="float">
            <text:p>91.8996</text:p>
          </table:table-cell>
          <table:table-cell office:value-type="float" office:value="-864.5955" calcext:value-type="float">
            <text:p>-864.5955</text:p>
          </table:table-cell>
          <table:table-cell office:value-type="float" office:value="2323.32" calcext:value-type="float">
            <text:p>2323.32</text:p>
          </table:table-cell>
          <table:table-cell office:value-type="float" office:value="-228.2534" calcext:value-type="float">
            <text:p>-228.2534</text:p>
          </table:table-cell>
          <table:table-cell office:value-type="float" office:value="128.9713" calcext:value-type="float">
            <text:p>128.9713</text:p>
          </table:table-cell>
          <table:table-cell office:value-type="float" office:value="98.86375" calcext:value-type="float">
            <text:p>98.86375</text:p>
          </table:table-cell>
          <table:table-cell office:value-type="float" office:value="0.07111029" calcext:value-type="float">
            <text:p>0.07111029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30.2332" calcext:value-type="float">
            <text:p>130.2332</text:p>
          </table:table-cell>
          <table:table-cell office:value-type="float" office:value="0" calcext:value-type="float">
            <text:p>0</text:p>
          </table:table-cell>
          <table:table-cell office:value-type="float" office:value="450.1748" calcext:value-type="float">
            <text:p>450.1748</text:p>
          </table:table-cell>
          <table:table-cell office:value-type="float" office:value="1057.521" calcext:value-type="float">
            <text:p>1057.521</text:p>
          </table:table-cell>
          <table:table-cell office:value-type="float" office:value="1293.549" calcext:value-type="float">
            <text:p>1293.549</text:p>
          </table:table-cell>
          <table:table-cell office:value-type="float" office:value="1297.37" calcext:value-type="float">
            <text:p>1297.37</text:p>
          </table:table-cell>
          <table:table-cell office:value-type="float" office:value="781.9739" calcext:value-type="float">
            <text:p>781.9739</text:p>
          </table:table-cell>
          <table:table-cell office:value-type="float" office:value="1089.158" calcext:value-type="float">
            <text:p>1089.158</text:p>
          </table:table-cell>
          <table:table-cell office:value-type="float" office:value="416.7838" calcext:value-type="float">
            <text:p>416.7838</text:p>
          </table:table-cell>
          <table:table-cell office:value-type="float" office:value="1867.353" calcext:value-type="float">
            <text:p>1867.353</text:p>
          </table:table-cell>
          <table:table-cell office:value-type="float" office:value="2100.683" calcext:value-type="float">
            <text:p>2100.683</text:p>
          </table:table-cell>
          <table:table-cell office:value-type="float" office:value="1675.868" calcext:value-type="float">
            <text:p>1675.868</text:p>
          </table:table-cell>
          <table:table-cell office:value-type="float" office:value="585.507" calcext:value-type="float">
            <text:p>585.507</text:p>
          </table:table-cell>
          <table:table-cell office:value-type="float" office:value="576.9938" calcext:value-type="float">
            <text:p>576.9938</text:p>
          </table:table-cell>
          <table:table-cell office:value-type="float" office:value="142.8455" calcext:value-type="float">
            <text:p>142.8455</text:p>
          </table:table-cell>
          <table:table-cell office:value-type="float" office:value="35.70766" calcext:value-type="float">
            <text:p>35.70766</text:p>
          </table:table-cell>
          <table:table-cell office:value-type="float" office:value="0" calcext:value-type="float">
            <text:p>0</text:p>
          </table:table-cell>
          <table:table-cell office:value-type="float" office:value="-0.03105036" calcext:value-type="float">
            <text:p>-0.03105036</text:p>
          </table:table-cell>
          <table:table-cell office:value-type="float" office:value="0" calcext:value-type="float">
            <text:p>0</text:p>
          </table:table-cell>
          <table:table-cell office:value-type="float" office:value="3.014466" calcext:value-type="float">
            <text:p>3.014466</text:p>
          </table:table-cell>
          <table:table-cell office:value-type="float" office:value="1528.131" calcext:value-type="float">
            <text:p>1528.131</text:p>
          </table:table-cell>
          <table:table-cell office:value-type="float" office:value="-759.524" calcext:value-type="float">
            <text:p>-759.524</text:p>
          </table:table-cell>
          <table:table-cell office:value-type="float" office:value="768.6069" calcext:value-type="float">
            <text:p>768.6069</text:p>
          </table:table-cell>
          <table:table-cell office:value-type="float" office:value="-658.1833" calcext:value-type="float">
            <text:p>-658.1833</text:p>
          </table:table-cell>
          <table:table-cell office:value-type="float" office:value="0" calcext:value-type="float">
            <text:p>0</text:p>
          </table:table-cell>
          <table:table-cell office:value-type="float" office:value="30.9207" calcext:value-type="float">
            <text:p>30.9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261.4714" calcext:value-type="float">
            <text:p>261.4714</text:p>
          </table:table-cell>
          <table:table-cell office:value-type="float" office:value="13211.87" calcext:value-type="float">
            <text:p>13211.87</text:p>
          </table:table-cell>
          <table:table-cell office:value-type="float" office:value="0" calcext:value-type="float">
            <text:p>0</text:p>
          </table:table-cell>
          <table:table-cell office:value-type="float" office:value="96.05877" calcext:value-type="float">
            <text:p>96.05877</text:p>
          </table:table-cell>
          <table:table-cell office:value-type="float" office:value="-868.8915" calcext:value-type="float">
            <text:p>-868.8915</text:p>
          </table:table-cell>
          <table:table-cell office:value-type="float" office:value="2334.783" calcext:value-type="float">
            <text:p>2334.783</text:p>
          </table:table-cell>
          <table:table-cell office:value-type="float" office:value="-231.5234" calcext:value-type="float">
            <text:p>-231.5234</text:p>
          </table:table-cell>
          <table:table-cell office:value-type="float" office:value="128.5631" calcext:value-type="float">
            <text:p>128.5631</text:p>
          </table:table-cell>
          <table:table-cell office:value-type="float" office:value="101.5542" calcext:value-type="float">
            <text:p>101.5542</text:p>
          </table:table-cell>
          <table:table-cell office:value-type="float" office:value="0.07224303" calcext:value-type="float">
            <text:p>0.07224303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29" calcext:value-type="float">
            <text:p>0.0166742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8.7259" calcext:value-type="float">
            <text:p>128.7259</text:p>
          </table:table-cell>
          <table:table-cell office:value-type="float" office:value="0" calcext:value-type="float">
            <text:p>0</text:p>
          </table:table-cell>
          <table:table-cell office:value-type="float" office:value="450.2495" calcext:value-type="float">
            <text:p>450.2495</text:p>
          </table:table-cell>
          <table:table-cell office:value-type="float" office:value="1057.58" calcext:value-type="float">
            <text:p>1057.58</text:p>
          </table:table-cell>
          <table:table-cell office:value-type="float" office:value="1293.608" calcext:value-type="float">
            <text:p>1293.608</text:p>
          </table:table-cell>
          <table:table-cell office:value-type="float" office:value="1297.384" calcext:value-type="float">
            <text:p>1297.384</text:p>
          </table:table-cell>
          <table:table-cell office:value-type="float" office:value="781.9919" calcext:value-type="float">
            <text:p>781.9919</text:p>
          </table:table-cell>
          <table:table-cell office:value-type="float" office:value="1089.138" calcext:value-type="float">
            <text:p>1089.138</text:p>
          </table:table-cell>
          <table:table-cell office:value-type="float" office:value="416.8287" calcext:value-type="float">
            <text:p>416.8287</text:p>
          </table:table-cell>
          <table:table-cell office:value-type="float" office:value="1867.353" calcext:value-type="float">
            <text:p>1867.353</text:p>
          </table:table-cell>
          <table:table-cell office:value-type="float" office:value="2100.664" calcext:value-type="float">
            <text:p>2100.664</text:p>
          </table:table-cell>
          <table:table-cell office:value-type="float" office:value="1675.868" calcext:value-type="float">
            <text:p>1675.868</text:p>
          </table:table-cell>
          <table:table-cell office:value-type="float" office:value="585.5101" calcext:value-type="float">
            <text:p>585.5101</text:p>
          </table:table-cell>
          <table:table-cell office:value-type="float" office:value="577.0615" calcext:value-type="float">
            <text:p>577.0615</text:p>
          </table:table-cell>
          <table:table-cell office:value-type="float" office:value="142.8455" calcext:value-type="float">
            <text:p>142.8455</text:p>
          </table:table-cell>
          <table:table-cell office:value-type="float" office:value="35.70765" calcext:value-type="float">
            <text:p>35.70765</text:p>
          </table:table-cell>
          <table:table-cell office:value-type="float" office:value="0" calcext:value-type="float">
            <text:p>0</text:p>
          </table:table-cell>
          <table:table-cell office:value-type="float" office:value="-0.03106802" calcext:value-type="float">
            <text:p>-0.03106802</text:p>
          </table:table-cell>
          <table:table-cell office:value-type="float" office:value="0" calcext:value-type="float">
            <text:p>0</text:p>
          </table:table-cell>
          <table:table-cell office:value-type="float" office:value="2.933421" calcext:value-type="float">
            <text:p>2.933421</text:p>
          </table:table-cell>
          <table:table-cell office:value-type="float" office:value="1535.058" calcext:value-type="float">
            <text:p>1535.058</text:p>
          </table:table-cell>
          <table:table-cell office:value-type="float" office:value="-766.9435" calcext:value-type="float">
            <text:p>-766.9435</text:p>
          </table:table-cell>
          <table:table-cell office:value-type="float" office:value="768.1146" calcext:value-type="float">
            <text:p>768.1146</text:p>
          </table:table-cell>
          <table:table-cell office:value-type="float" office:value="-659.2709" calcext:value-type="float">
            <text:p>-659.2709</text:p>
          </table:table-cell>
          <table:table-cell office:value-type="float" office:value="0" calcext:value-type="float">
            <text:p>0</text:p>
          </table:table-cell>
          <table:table-cell office:value-type="float" office:value="30.97323" calcext:value-type="float">
            <text:p>30.9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263.7151" calcext:value-type="float">
            <text:p>263.7151</text:p>
          </table:table-cell>
          <table:table-cell office:value-type="float" office:value="13211.67" calcext:value-type="float">
            <text:p>13211.67</text:p>
          </table:table-cell>
          <table:table-cell office:value-type="float" office:value="0" calcext:value-type="float">
            <text:p>0</text:p>
          </table:table-cell>
          <table:table-cell office:value-type="float" office:value="100.0813" calcext:value-type="float">
            <text:p>100.0813</text:p>
          </table:table-cell>
          <table:table-cell office:value-type="float" office:value="-873.1367" calcext:value-type="float">
            <text:p>-873.1367</text:p>
          </table:table-cell>
          <table:table-cell office:value-type="float" office:value="2343.543" calcext:value-type="float">
            <text:p>2343.543</text:p>
          </table:table-cell>
          <table:table-cell office:value-type="float" office:value="-234.4557" calcext:value-type="float">
            <text:p>-234.4557</text:p>
          </table:table-cell>
          <table:table-cell office:value-type="float" office:value="128.58" calcext:value-type="float">
            <text:p>128.58</text:p>
          </table:table-cell>
          <table:table-cell office:value-type="float" office:value="103.0006" calcext:value-type="float">
            <text:p>103.0006</text:p>
          </table:table-cell>
          <table:table-cell office:value-type="float" office:value="0.07268681" calcext:value-type="float">
            <text:p>0.07268681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6.8234" calcext:value-type="float">
            <text:p>126.8234</text:p>
          </table:table-cell>
          <table:table-cell office:value-type="float" office:value="0" calcext:value-type="float">
            <text:p>0</text:p>
          </table:table-cell>
          <table:table-cell office:value-type="float" office:value="450.5843" calcext:value-type="float">
            <text:p>450.5843</text:p>
          </table:table-cell>
          <table:table-cell office:value-type="float" office:value="1057.67" calcext:value-type="float">
            <text:p>1057.67</text:p>
          </table:table-cell>
          <table:table-cell office:value-type="float" office:value="1293.665" calcext:value-type="float">
            <text:p>1293.665</text:p>
          </table:table-cell>
          <table:table-cell office:value-type="float" office:value="1297.4" calcext:value-type="float">
            <text:p>1297.4</text:p>
          </table:table-cell>
          <table:table-cell office:value-type="float" office:value="782.0106" calcext:value-type="float">
            <text:p>782.0106</text:p>
          </table:table-cell>
          <table:table-cell office:value-type="float" office:value="1089.12" calcext:value-type="float">
            <text:p>1089.12</text:p>
          </table:table-cell>
          <table:table-cell office:value-type="float" office:value="416.8743" calcext:value-type="float">
            <text:p>416.8743</text:p>
          </table:table-cell>
          <table:table-cell office:value-type="float" office:value="1867.354" calcext:value-type="float">
            <text:p>1867.354</text:p>
          </table:table-cell>
          <table:table-cell office:value-type="float" office:value="2100.644" calcext:value-type="float">
            <text:p>2100.644</text:p>
          </table:table-cell>
          <table:table-cell office:value-type="float" office:value="1675.868" calcext:value-type="float">
            <text:p>1675.868</text:p>
          </table:table-cell>
          <table:table-cell office:value-type="float" office:value="585.5124" calcext:value-type="float">
            <text:p>585.5124</text:p>
          </table:table-cell>
          <table:table-cell office:value-type="float" office:value="577.1237" calcext:value-type="float">
            <text:p>577.1237</text:p>
          </table:table-cell>
          <table:table-cell office:value-type="float" office:value="142.8454" calcext:value-type="float">
            <text:p>142.8454</text:p>
          </table:table-cell>
          <table:table-cell office:value-type="float" office:value="35.70763" calcext:value-type="float">
            <text:p>35.70763</text:p>
          </table:table-cell>
          <table:table-cell office:value-type="float" office:value="0" calcext:value-type="float">
            <text:p>0</text:p>
          </table:table-cell>
          <table:table-cell office:value-type="float" office:value="-0.03122468" calcext:value-type="float">
            <text:p>-0.03122468</text:p>
          </table:table-cell>
          <table:table-cell office:value-type="float" office:value="0" calcext:value-type="float">
            <text:p>0</text:p>
          </table:table-cell>
          <table:table-cell office:value-type="float" office:value="2.856374" calcext:value-type="float">
            <text:p>2.856374</text:p>
          </table:table-cell>
          <table:table-cell office:value-type="float" office:value="1540.717" calcext:value-type="float">
            <text:p>1540.717</text:p>
          </table:table-cell>
          <table:table-cell office:value-type="float" office:value="-773.173" calcext:value-type="float">
            <text:p>-773.173</text:p>
          </table:table-cell>
          <table:table-cell office:value-type="float" office:value="767.5436" calcext:value-type="float">
            <text:p>767.5436</text:p>
          </table:table-cell>
          <table:table-cell office:value-type="float" office:value="-661.1833" calcext:value-type="float">
            <text:p>-661.1833</text:p>
          </table:table-cell>
          <table:table-cell office:value-type="float" office:value="0" calcext:value-type="float">
            <text:p>0</text:p>
          </table:table-cell>
          <table:table-cell office:value-type="float" office:value="31.56202" calcext:value-type="float">
            <text:p>31.56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263.1209" calcext:value-type="float">
            <text:p>263.1209</text:p>
          </table:table-cell>
          <table:table-cell office:value-type="float" office:value="13211.51" calcext:value-type="float">
            <text:p>13211.51</text:p>
          </table:table-cell>
          <table:table-cell office:value-type="float" office:value="0" calcext:value-type="float">
            <text:p>0</text:p>
          </table:table-cell>
          <table:table-cell office:value-type="float" office:value="101.758" calcext:value-type="float">
            <text:p>101.758</text:p>
          </table:table-cell>
          <table:table-cell office:value-type="float" office:value="-877.0995" calcext:value-type="float">
            <text:p>-877.0995</text:p>
          </table:table-cell>
          <table:table-cell office:value-type="float" office:value="2352.597" calcext:value-type="float">
            <text:p>2352.597</text:p>
          </table:table-cell>
          <table:table-cell office:value-type="float" office:value="-235.2919" calcext:value-type="float">
            <text:p>-235.2919</text:p>
          </table:table-cell>
          <table:table-cell office:value-type="float" office:value="128.8886" calcext:value-type="float">
            <text:p>128.8886</text:p>
          </table:table-cell>
          <table:table-cell office:value-type="float" office:value="101.8845" calcext:value-type="float">
            <text:p>101.8845</text:p>
          </table:table-cell>
          <table:table-cell office:value-type="float" office:value="0.07331552" calcext:value-type="float">
            <text:p>0.07331552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7.3367" calcext:value-type="float">
            <text:p>127.3367</text:p>
          </table:table-cell>
          <table:table-cell office:value-type="float" office:value="0" calcext:value-type="float">
            <text:p>0</text:p>
          </table:table-cell>
          <table:table-cell office:value-type="float" office:value="450.8315" calcext:value-type="float">
            <text:p>450.8315</text:p>
          </table:table-cell>
          <table:table-cell office:value-type="float" office:value="1057.636" calcext:value-type="float">
            <text:p>1057.636</text:p>
          </table:table-cell>
          <table:table-cell office:value-type="float" office:value="1293.729" calcext:value-type="float">
            <text:p>1293.729</text:p>
          </table:table-cell>
          <table:table-cell office:value-type="float" office:value="1297.419" calcext:value-type="float">
            <text:p>1297.419</text:p>
          </table:table-cell>
          <table:table-cell office:value-type="float" office:value="782.0258" calcext:value-type="float">
            <text:p>782.0258</text:p>
          </table:table-cell>
          <table:table-cell office:value-type="float" office:value="1089.105" calcext:value-type="float">
            <text:p>1089.105</text:p>
          </table:table-cell>
          <table:table-cell office:value-type="float" office:value="416.9198" calcext:value-type="float">
            <text:p>416.9198</text:p>
          </table:table-cell>
          <table:table-cell office:value-type="float" office:value="1867.359" calcext:value-type="float">
            <text:p>1867.359</text:p>
          </table:table-cell>
          <table:table-cell office:value-type="float" office:value="2100.626" calcext:value-type="float">
            <text:p>2100.626</text:p>
          </table:table-cell>
          <table:table-cell office:value-type="float" office:value="1675.87" calcext:value-type="float">
            <text:p>1675.87</text:p>
          </table:table-cell>
          <table:table-cell office:value-type="float" office:value="585.5134" calcext:value-type="float">
            <text:p>585.5134</text:p>
          </table:table-cell>
          <table:table-cell office:value-type="float" office:value="577.1573" calcext:value-type="float">
            <text:p>577.1573</text:p>
          </table:table-cell>
          <table:table-cell office:value-type="float" office:value="142.8454" calcext:value-type="float">
            <text:p>142.8454</text:p>
          </table:table-cell>
          <table:table-cell office:value-type="float" office:value="35.70762" calcext:value-type="float">
            <text:p>35.70762</text:p>
          </table:table-cell>
          <table:table-cell office:value-type="float" office:value="0" calcext:value-type="float">
            <text:p>0</text:p>
          </table:table-cell>
          <table:table-cell office:value-type="float" office:value="-0.0313633" calcext:value-type="float">
            <text:p>-0.0313633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45.728" calcext:value-type="float">
            <text:p>1545.728</text:p>
          </table:table-cell>
          <table:table-cell office:value-type="float" office:value="-774.5562" calcext:value-type="float">
            <text:p>-774.5562</text:p>
          </table:table-cell>
          <table:table-cell office:value-type="float" office:value="771.1713" calcext:value-type="float">
            <text:p>771.1713</text:p>
          </table:table-cell>
          <table:table-cell office:value-type="float" office:value="-663.533" calcext:value-type="float">
            <text:p>-663.533</text:p>
          </table:table-cell>
          <table:table-cell office:value-type="float" office:value="0" calcext:value-type="float">
            <text:p>0</text:p>
          </table:table-cell>
          <table:table-cell office:value-type="float" office:value="30.78016" calcext:value-type="float">
            <text:p>30.7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262.3813" calcext:value-type="float">
            <text:p>262.3813</text:p>
          </table:table-cell>
          <table:table-cell office:value-type="float" office:value="13211.38" calcext:value-type="float">
            <text:p>13211.38</text:p>
          </table:table-cell>
          <table:table-cell office:value-type="float" office:value="0" calcext:value-type="float">
            <text:p>0</text:p>
          </table:table-cell>
          <table:table-cell office:value-type="float" office:value="103.0276" calcext:value-type="float">
            <text:p>103.0276</text:p>
          </table:table-cell>
          <table:table-cell office:value-type="float" office:value="-880.3967" calcext:value-type="float">
            <text:p>-880.3967</text:p>
          </table:table-cell>
          <table:table-cell office:value-type="float" office:value="2361.329" calcext:value-type="float">
            <text:p>2361.329</text:p>
          </table:table-cell>
          <table:table-cell office:value-type="float" office:value="-236.0049" calcext:value-type="float">
            <text:p>-236.0049</text:p>
          </table:table-cell>
          <table:table-cell office:value-type="float" office:value="129.0832" calcext:value-type="float">
            <text:p>129.0832</text:p>
          </table:table-cell>
          <table:table-cell office:value-type="float" office:value="100.5312" calcext:value-type="float">
            <text:p>100.5312</text:p>
          </table:table-cell>
          <table:table-cell office:value-type="float" office:value="0.07408927" calcext:value-type="float">
            <text:p>0.0740892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9.6462" calcext:value-type="float">
            <text:p>129.6462</text:p>
          </table:table-cell>
          <table:table-cell office:value-type="float" office:value="0" calcext:value-type="float">
            <text:p>0</text:p>
          </table:table-cell>
          <table:table-cell office:value-type="float" office:value="451.0937" calcext:value-type="float">
            <text:p>451.0937</text:p>
          </table:table-cell>
          <table:table-cell office:value-type="float" office:value="1057.652" calcext:value-type="float">
            <text:p>1057.652</text:p>
          </table:table-cell>
          <table:table-cell office:value-type="float" office:value="1293.811" calcext:value-type="float">
            <text:p>1293.811</text:p>
          </table:table-cell>
          <table:table-cell office:value-type="float" office:value="1297.456" calcext:value-type="float">
            <text:p>1297.456</text:p>
          </table:table-cell>
          <table:table-cell office:value-type="float" office:value="782.0483" calcext:value-type="float">
            <text:p>782.0483</text:p>
          </table:table-cell>
          <table:table-cell office:value-type="float" office:value="1089.101" calcext:value-type="float">
            <text:p>1089.101</text:p>
          </table:table-cell>
          <table:table-cell office:value-type="float" office:value="416.9662" calcext:value-type="float">
            <text:p>416.9662</text:p>
          </table:table-cell>
          <table:table-cell office:value-type="float" office:value="1867.364" calcext:value-type="float">
            <text:p>1867.364</text:p>
          </table:table-cell>
          <table:table-cell office:value-type="float" office:value="2100.608" calcext:value-type="float">
            <text:p>2100.608</text:p>
          </table:table-cell>
          <table:table-cell office:value-type="float" office:value="1675.871" calcext:value-type="float">
            <text:p>1675.871</text:p>
          </table:table-cell>
          <table:table-cell office:value-type="float" office:value="585.514" calcext:value-type="float">
            <text:p>585.514</text:p>
          </table:table-cell>
          <table:table-cell office:value-type="float" office:value="577.1828" calcext:value-type="float">
            <text:p>577.1828</text:p>
          </table:table-cell>
          <table:table-cell office:value-type="float" office:value="142.8454" calcext:value-type="float">
            <text:p>142.8454</text:p>
          </table:table-cell>
          <table:table-cell office:value-type="float" office:value="35.7076" calcext:value-type="float">
            <text:p>35.7076</text:p>
          </table:table-cell>
          <table:table-cell office:value-type="float" office:value="0" calcext:value-type="float">
            <text:p>0</text:p>
          </table:table-cell>
          <table:table-cell office:value-type="float" office:value="-0.03137455" calcext:value-type="float">
            <text:p>-0.03137455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51.334" calcext:value-type="float">
            <text:p>1551.334</text:p>
          </table:table-cell>
          <table:table-cell office:value-type="float" office:value="-775.283" calcext:value-type="float">
            <text:p>-775.283</text:p>
          </table:table-cell>
          <table:table-cell office:value-type="float" office:value="776.0508" calcext:value-type="float">
            <text:p>776.0508</text:p>
          </table:table-cell>
          <table:table-cell office:value-type="float" office:value="-665.5938" calcext:value-type="float">
            <text:p>-665.5938</text:p>
          </table:table-cell>
          <table:table-cell office:value-type="float" office:value="0" calcext:value-type="float">
            <text:p>0</text:p>
          </table:table-cell>
          <table:table-cell office:value-type="float" office:value="30.25348" calcext:value-type="float">
            <text:p>30.25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261.7617" calcext:value-type="float">
            <text:p>261.7617</text:p>
          </table:table-cell>
          <table:table-cell office:value-type="float" office:value="13211.26" calcext:value-type="float">
            <text:p>13211.26</text:p>
          </table:table-cell>
          <table:table-cell office:value-type="float" office:value="0" calcext:value-type="float">
            <text:p>0</text:p>
          </table:table-cell>
          <table:table-cell office:value-type="float" office:value="104.2764" calcext:value-type="float">
            <text:p>104.2764</text:p>
          </table:table-cell>
          <table:table-cell office:value-type="float" office:value="-883.416" calcext:value-type="float">
            <text:p>-883.416</text:p>
          </table:table-cell>
          <table:table-cell office:value-type="float" office:value="2369.184" calcext:value-type="float">
            <text:p>2369.184</text:p>
          </table:table-cell>
          <table:table-cell office:value-type="float" office:value="-236.6673" calcext:value-type="float">
            <text:p>-236.6673</text:p>
          </table:table-cell>
          <table:table-cell office:value-type="float" office:value="129.0186" calcext:value-type="float">
            <text:p>129.0186</text:p>
          </table:table-cell>
          <table:table-cell office:value-type="float" office:value="99.3032" calcext:value-type="float">
            <text:p>99.3032</text:p>
          </table:table-cell>
          <table:table-cell office:value-type="float" office:value="0.07495318" calcext:value-type="float">
            <text:p>0.07495318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31.3663" calcext:value-type="float">
            <text:p>131.3663</text:p>
          </table:table-cell>
          <table:table-cell office:value-type="float" office:value="0" calcext:value-type="float">
            <text:p>0</text:p>
          </table:table-cell>
          <table:table-cell office:value-type="float" office:value="451.3721" calcext:value-type="float">
            <text:p>451.3721</text:p>
          </table:table-cell>
          <table:table-cell office:value-type="float" office:value="1057.675" calcext:value-type="float">
            <text:p>1057.675</text:p>
          </table:table-cell>
          <table:table-cell office:value-type="float" office:value="1293.889" calcext:value-type="float">
            <text:p>1293.889</text:p>
          </table:table-cell>
          <table:table-cell office:value-type="float" office:value="1297.493" calcext:value-type="float">
            <text:p>1297.493</text:p>
          </table:table-cell>
          <table:table-cell office:value-type="float" office:value="782.0717" calcext:value-type="float">
            <text:p>782.0717</text:p>
          </table:table-cell>
          <table:table-cell office:value-type="float" office:value="1089.1" calcext:value-type="float">
            <text:p>1089.1</text:p>
          </table:table-cell>
          <table:table-cell office:value-type="float" office:value="417.0115" calcext:value-type="float">
            <text:p>417.0115</text:p>
          </table:table-cell>
          <table:table-cell office:value-type="float" office:value="1867.376" calcext:value-type="float">
            <text:p>1867.376</text:p>
          </table:table-cell>
          <table:table-cell office:value-type="float" office:value="2100.594" calcext:value-type="float">
            <text:p>2100.594</text:p>
          </table:table-cell>
          <table:table-cell office:value-type="float" office:value="1675.871" calcext:value-type="float">
            <text:p>1675.871</text:p>
          </table:table-cell>
          <table:table-cell office:value-type="float" office:value="585.5145" calcext:value-type="float">
            <text:p>585.5145</text:p>
          </table:table-cell>
          <table:table-cell office:value-type="float" office:value="577.2007" calcext:value-type="float">
            <text:p>577.2007</text:p>
          </table:table-cell>
          <table:table-cell office:value-type="float" office:value="142.8453" calcext:value-type="float">
            <text:p>142.8453</text:p>
          </table:table-cell>
          <table:table-cell office:value-type="float" office:value="35.70759" calcext:value-type="float">
            <text:p>35.70759</text:p>
          </table:table-cell>
          <table:table-cell office:value-type="float" office:value="0" calcext:value-type="float">
            <text:p>0</text:p>
          </table:table-cell>
          <table:table-cell office:value-type="float" office:value="-0.03138437" calcext:value-type="float">
            <text:p>-0.03138437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56.074" calcext:value-type="float">
            <text:p>1556.074</text:p>
          </table:table-cell>
          <table:table-cell office:value-type="float" office:value="-775.9588" calcext:value-type="float">
            <text:p>-775.9588</text:p>
          </table:table-cell>
          <table:table-cell office:value-type="float" office:value="780.1148" calcext:value-type="float">
            <text:p>780.1148</text:p>
          </table:table-cell>
          <table:table-cell office:value-type="float" office:value="-667.4945" calcext:value-type="float">
            <text:p>-667.4945</text:p>
          </table:table-cell>
          <table:table-cell office:value-type="float" office:value="0" calcext:value-type="float">
            <text:p>0</text:p>
          </table:table-cell>
          <table:table-cell office:value-type="float" office:value="29.79818" calcext:value-type="float">
            <text:p>29.79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261.7136" calcext:value-type="float">
            <text:p>261.7136</text:p>
          </table:table-cell>
          <table:table-cell office:value-type="float" office:value="13211.04" calcext:value-type="float">
            <text:p>13211.04</text:p>
          </table:table-cell>
          <table:table-cell office:value-type="float" office:value="0" calcext:value-type="float">
            <text:p>0</text:p>
          </table:table-cell>
          <table:table-cell office:value-type="float" office:value="105.4995" calcext:value-type="float">
            <text:p>105.4995</text:p>
          </table:table-cell>
          <table:table-cell office:value-type="float" office:value="-885.8858" calcext:value-type="float">
            <text:p>-885.8858</text:p>
          </table:table-cell>
          <table:table-cell office:value-type="float" office:value="2374.677" calcext:value-type="float">
            <text:p>2374.677</text:p>
          </table:table-cell>
          <table:table-cell office:value-type="float" office:value="-237.315" calcext:value-type="float">
            <text:p>-237.315</text:p>
          </table:table-cell>
          <table:table-cell office:value-type="float" office:value="128.6347" calcext:value-type="float">
            <text:p>128.6347</text:p>
          </table:table-cell>
          <table:table-cell office:value-type="float" office:value="98.65614" calcext:value-type="float">
            <text:p>98.65614</text:p>
          </table:table-cell>
          <table:table-cell office:value-type="float" office:value="0.07591398" calcext:value-type="float">
            <text:p>0.07591398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32.3424" calcext:value-type="float">
            <text:p>132.3424</text:p>
          </table:table-cell>
          <table:table-cell office:value-type="float" office:value="0" calcext:value-type="float">
            <text:p>0</text:p>
          </table:table-cell>
          <table:table-cell office:value-type="float" office:value="451.5504" calcext:value-type="float">
            <text:p>451.5504</text:p>
          </table:table-cell>
          <table:table-cell office:value-type="float" office:value="1057.701" calcext:value-type="float">
            <text:p>1057.701</text:p>
          </table:table-cell>
          <table:table-cell office:value-type="float" office:value="1293.952" calcext:value-type="float">
            <text:p>1293.952</text:p>
          </table:table-cell>
          <table:table-cell office:value-type="float" office:value="1297.519" calcext:value-type="float">
            <text:p>1297.519</text:p>
          </table:table-cell>
          <table:table-cell office:value-type="float" office:value="782.0894" calcext:value-type="float">
            <text:p>782.0894</text:p>
          </table:table-cell>
          <table:table-cell office:value-type="float" office:value="1089.097" calcext:value-type="float">
            <text:p>1089.097</text:p>
          </table:table-cell>
          <table:table-cell office:value-type="float" office:value="417.0545" calcext:value-type="float">
            <text:p>417.0545</text:p>
          </table:table-cell>
          <table:table-cell office:value-type="float" office:value="1867.393" calcext:value-type="float">
            <text:p>1867.393</text:p>
          </table:table-cell>
          <table:table-cell office:value-type="float" office:value="2100.586" calcext:value-type="float">
            <text:p>2100.586</text:p>
          </table:table-cell>
          <table:table-cell office:value-type="float" office:value="1675.871" calcext:value-type="float">
            <text:p>1675.871</text:p>
          </table:table-cell>
          <table:table-cell office:value-type="float" office:value="585.5147" calcext:value-type="float">
            <text:p>585.5147</text:p>
          </table:table-cell>
          <table:table-cell office:value-type="float" office:value="577.2137" calcext:value-type="float">
            <text:p>577.2137</text:p>
          </table:table-cell>
          <table:table-cell office:value-type="float" office:value="142.8453" calcext:value-type="float">
            <text:p>142.8453</text:p>
          </table:table-cell>
          <table:table-cell office:value-type="float" office:value="35.70757" calcext:value-type="float">
            <text:p>35.70757</text:p>
          </table:table-cell>
          <table:table-cell office:value-type="float" office:value="0" calcext:value-type="float">
            <text:p>0</text:p>
          </table:table-cell>
          <table:table-cell office:value-type="float" office:value="-0.03139399" calcext:value-type="float">
            <text:p>-0.03139399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59.518" calcext:value-type="float">
            <text:p>1559.518</text:p>
          </table:table-cell>
          <table:table-cell office:value-type="float" office:value="-776.6133" calcext:value-type="float">
            <text:p>-776.6133</text:p>
          </table:table-cell>
          <table:table-cell office:value-type="float" office:value="782.9044" calcext:value-type="float">
            <text:p>782.9044</text:p>
          </table:table-cell>
          <table:table-cell office:value-type="float" office:value="-668.9243" calcext:value-type="float">
            <text:p>-668.9243</text:p>
          </table:table-cell>
          <table:table-cell office:value-type="float" office:value="0" calcext:value-type="float">
            <text:p>0</text:p>
          </table:table-cell>
          <table:table-cell office:value-type="float" office:value="29.40436" calcext:value-type="float">
            <text:p>29.4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261.8294" calcext:value-type="float">
            <text:p>261.8294</text:p>
          </table:table-cell>
          <table:table-cell office:value-type="float" office:value="13210.72" calcext:value-type="float">
            <text:p>13210.72</text:p>
          </table:table-cell>
          <table:table-cell office:value-type="float" office:value="0" calcext:value-type="float">
            <text:p>0</text:p>
          </table:table-cell>
          <table:table-cell office:value-type="float" office:value="106.7027" calcext:value-type="float">
            <text:p>106.7027</text:p>
          </table:table-cell>
          <table:table-cell office:value-type="float" office:value="-888.2195" calcext:value-type="float">
            <text:p>-888.2195</text:p>
          </table:table-cell>
          <table:table-cell office:value-type="float" office:value="2381.178" calcext:value-type="float">
            <text:p>2381.178</text:p>
          </table:table-cell>
          <table:table-cell office:value-type="float" office:value="-237.9552" calcext:value-type="float">
            <text:p>-237.9552</text:p>
          </table:table-cell>
          <table:table-cell office:value-type="float" office:value="128.0291" calcext:value-type="float">
            <text:p>128.0291</text:p>
          </table:table-cell>
          <table:table-cell office:value-type="float" office:value="98.2571" calcext:value-type="float">
            <text:p>98.2571</text:p>
          </table:table-cell>
          <table:table-cell office:value-type="float" office:value="0.07687975" calcext:value-type="float">
            <text:p>0.0768797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32.1109" calcext:value-type="float">
            <text:p>132.1109</text:p>
          </table:table-cell>
          <table:table-cell office:value-type="float" office:value="0" calcext:value-type="float">
            <text:p>0</text:p>
          </table:table-cell>
          <table:table-cell office:value-type="float" office:value="451.6856" calcext:value-type="float">
            <text:p>451.6856</text:p>
          </table:table-cell>
          <table:table-cell office:value-type="float" office:value="1057.691" calcext:value-type="float">
            <text:p>1057.691</text:p>
          </table:table-cell>
          <table:table-cell office:value-type="float" office:value="1293.976" calcext:value-type="float">
            <text:p>1293.976</text:p>
          </table:table-cell>
          <table:table-cell office:value-type="float" office:value="1297.519" calcext:value-type="float">
            <text:p>1297.519</text:p>
          </table:table-cell>
          <table:table-cell office:value-type="float" office:value="782.0934" calcext:value-type="float">
            <text:p>782.0934</text:p>
          </table:table-cell>
          <table:table-cell office:value-type="float" office:value="1089.086" calcext:value-type="float">
            <text:p>1089.086</text:p>
          </table:table-cell>
          <table:table-cell office:value-type="float" office:value="417.0941" calcext:value-type="float">
            <text:p>417.0941</text:p>
          </table:table-cell>
          <table:table-cell office:value-type="float" office:value="1867.406" calcext:value-type="float">
            <text:p>1867.406</text:p>
          </table:table-cell>
          <table:table-cell office:value-type="float" office:value="2100.578" calcext:value-type="float">
            <text:p>2100.578</text:p>
          </table:table-cell>
          <table:table-cell office:value-type="float" office:value="1675.87" calcext:value-type="float">
            <text:p>1675.87</text:p>
          </table:table-cell>
          <table:table-cell office:value-type="float" office:value="585.5148" calcext:value-type="float">
            <text:p>585.5148</text:p>
          </table:table-cell>
          <table:table-cell office:value-type="float" office:value="577.2232" calcext:value-type="float">
            <text:p>577.2232</text:p>
          </table:table-cell>
          <table:table-cell office:value-type="float" office:value="142.8453" calcext:value-type="float">
            <text:p>142.8453</text:p>
          </table:table-cell>
          <table:table-cell office:value-type="float" office:value="35.70756" calcext:value-type="float">
            <text:p>35.70756</text:p>
          </table:table-cell>
          <table:table-cell office:value-type="float" office:value="0" calcext:value-type="float">
            <text:p>0</text:p>
          </table:table-cell>
          <table:table-cell office:value-type="float" office:value="-0.03141945" calcext:value-type="float">
            <text:p>-0.03141945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1.618" calcext:value-type="float">
            <text:p>1561.618</text:p>
          </table:table-cell>
          <table:table-cell office:value-type="float" office:value="-777.2585" calcext:value-type="float">
            <text:p>-777.2585</text:p>
          </table:table-cell>
          <table:table-cell office:value-type="float" office:value="784.3599" calcext:value-type="float">
            <text:p>784.3599</text:p>
          </table:table-cell>
          <table:table-cell office:value-type="float" office:value="-670.2637" calcext:value-type="float">
            <text:p>-670.2637</text:p>
          </table:table-cell>
          <table:table-cell office:value-type="float" office:value="0" calcext:value-type="float">
            <text:p>0</text:p>
          </table:table-cell>
          <table:table-cell office:value-type="float" office:value="29.05401" calcext:value-type="float">
            <text:p>29.0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262.1482" calcext:value-type="float">
            <text:p>262.1482</text:p>
          </table:table-cell>
          <table:table-cell office:value-type="float" office:value="13210.35" calcext:value-type="float">
            <text:p>13210.35</text:p>
          </table:table-cell>
          <table:table-cell office:value-type="float" office:value="0" calcext:value-type="float">
            <text:p>0</text:p>
          </table:table-cell>
          <table:table-cell office:value-type="float" office:value="107.8598" calcext:value-type="float">
            <text:p>107.8598</text:p>
          </table:table-cell>
          <table:table-cell office:value-type="float" office:value="-890.3102" calcext:value-type="float">
            <text:p>-890.3102</text:p>
          </table:table-cell>
          <table:table-cell office:value-type="float" office:value="2385.157" calcext:value-type="float">
            <text:p>2385.157</text:p>
          </table:table-cell>
          <table:table-cell office:value-type="float" office:value="-238.5613" calcext:value-type="float">
            <text:p>-238.5613</text:p>
          </table:table-cell>
          <table:table-cell office:value-type="float" office:value="127.7238" calcext:value-type="float">
            <text:p>127.7238</text:p>
          </table:table-cell>
          <table:table-cell office:value-type="float" office:value="98.03508" calcext:value-type="float">
            <text:p>98.03508</text:p>
          </table:table-cell>
          <table:table-cell office:value-type="float" office:value="0.07781348" calcext:value-type="float">
            <text:p>0.07781348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30.6081" calcext:value-type="float">
            <text:p>130.6081</text:p>
          </table:table-cell>
          <table:table-cell office:value-type="float" office:value="0" calcext:value-type="float">
            <text:p>0</text:p>
          </table:table-cell>
          <table:table-cell office:value-type="float" office:value="451.7623" calcext:value-type="float">
            <text:p>451.7623</text:p>
          </table:table-cell>
          <table:table-cell office:value-type="float" office:value="1057.722" calcext:value-type="float">
            <text:p>1057.722</text:p>
          </table:table-cell>
          <table:table-cell office:value-type="float" office:value="1294.011" calcext:value-type="float">
            <text:p>1294.011</text:p>
          </table:table-cell>
          <table:table-cell office:value-type="float" office:value="1297.521" calcext:value-type="float">
            <text:p>1297.521</text:p>
          </table:table-cell>
          <table:table-cell office:value-type="float" office:value="782.0945" calcext:value-type="float">
            <text:p>782.0945</text:p>
          </table:table-cell>
          <table:table-cell office:value-type="float" office:value="1089.073" calcext:value-type="float">
            <text:p>1089.073</text:p>
          </table:table-cell>
          <table:table-cell office:value-type="float" office:value="417.1305" calcext:value-type="float">
            <text:p>417.1305</text:p>
          </table:table-cell>
          <table:table-cell office:value-type="float" office:value="1867.416" calcext:value-type="float">
            <text:p>1867.416</text:p>
          </table:table-cell>
          <table:table-cell office:value-type="float" office:value="2100.568" calcext:value-type="float">
            <text:p>2100.568</text:p>
          </table:table-cell>
          <table:table-cell office:value-type="float" office:value="1675.869" calcext:value-type="float">
            <text:p>1675.869</text:p>
          </table:table-cell>
          <table:table-cell office:value-type="float" office:value="585.5148" calcext:value-type="float">
            <text:p>585.5148</text:p>
          </table:table-cell>
          <table:table-cell office:value-type="float" office:value="577.23" calcext:value-type="float">
            <text:p>577.23</text:p>
          </table:table-cell>
          <table:table-cell office:value-type="float" office:value="142.8452" calcext:value-type="float">
            <text:p>142.8452</text:p>
          </table:table-cell>
          <table:table-cell office:value-type="float" office:value="35.70755" calcext:value-type="float">
            <text:p>35.70755</text:p>
          </table:table-cell>
          <table:table-cell office:value-type="float" office:value="0" calcext:value-type="float">
            <text:p>0</text:p>
          </table:table-cell>
          <table:table-cell office:value-type="float" office:value="-0.03143599" calcext:value-type="float">
            <text:p>-0.03143599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205" calcext:value-type="float">
            <text:p>1562.205</text:p>
          </table:table-cell>
          <table:table-cell office:value-type="float" office:value="-777.8761" calcext:value-type="float">
            <text:p>-777.8761</text:p>
          </table:table-cell>
          <table:table-cell office:value-type="float" office:value="784.3291" calcext:value-type="float">
            <text:p>784.3291</text:p>
          </table:table-cell>
          <table:table-cell office:value-type="float" office:value="-671.3976" calcext:value-type="float">
            <text:p>-671.3976</text:p>
          </table:table-cell>
          <table:table-cell office:value-type="float" office:value="0" calcext:value-type="float">
            <text:p>0</text:p>
          </table:table-cell>
          <table:table-cell office:value-type="float" office:value="28.70568" calcext:value-type="float">
            <text:p>28.7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262.3316" calcext:value-type="float">
            <text:p>262.3316</text:p>
          </table:table-cell>
          <table:table-cell office:value-type="float" office:value="13210.07" calcext:value-type="float">
            <text:p>13210.07</text:p>
          </table:table-cell>
          <table:table-cell office:value-type="float" office:value="0" calcext:value-type="float">
            <text:p>0</text:p>
          </table:table-cell>
          <table:table-cell office:value-type="float" office:value="108.9841" calcext:value-type="float">
            <text:p>108.9841</text:p>
          </table:table-cell>
          <table:table-cell office:value-type="float" office:value="-892.3931" calcext:value-type="float">
            <text:p>-892.3931</text:p>
          </table:table-cell>
          <table:table-cell office:value-type="float" office:value="2390.424" calcext:value-type="float">
            <text:p>2390.424</text:p>
          </table:table-cell>
          <table:table-cell office:value-type="float" office:value="-239.16" calcext:value-type="float">
            <text:p>-239.16</text:p>
          </table:table-cell>
          <table:table-cell office:value-type="float" office:value="126.9652" calcext:value-type="float">
            <text:p>126.9652</text:p>
          </table:table-cell>
          <table:table-cell office:value-type="float" office:value="97.71078" calcext:value-type="float">
            <text:p>97.71078</text:p>
          </table:table-cell>
          <table:table-cell office:value-type="float" office:value="0.07878076" calcext:value-type="float">
            <text:p>0.07878076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9.0053" calcext:value-type="float">
            <text:p>129.0053</text:p>
          </table:table-cell>
          <table:table-cell office:value-type="float" office:value="0" calcext:value-type="float">
            <text:p>0</text:p>
          </table:table-cell>
          <table:table-cell office:value-type="float" office:value="451.915" calcext:value-type="float">
            <text:p>451.915</text:p>
          </table:table-cell>
          <table:table-cell office:value-type="float" office:value="1057.736" calcext:value-type="float">
            <text:p>1057.736</text:p>
          </table:table-cell>
          <table:table-cell office:value-type="float" office:value="1294.04" calcext:value-type="float">
            <text:p>1294.04</text:p>
          </table:table-cell>
          <table:table-cell office:value-type="float" office:value="1297.521" calcext:value-type="float">
            <text:p>1297.521</text:p>
          </table:table-cell>
          <table:table-cell office:value-type="float" office:value="782.0963" calcext:value-type="float">
            <text:p>782.0963</text:p>
          </table:table-cell>
          <table:table-cell office:value-type="float" office:value="1089.063" calcext:value-type="float">
            <text:p>1089.063</text:p>
          </table:table-cell>
          <table:table-cell office:value-type="float" office:value="417.1655" calcext:value-type="float">
            <text:p>417.1655</text:p>
          </table:table-cell>
          <table:table-cell office:value-type="float" office:value="1867.425" calcext:value-type="float">
            <text:p>1867.425</text:p>
          </table:table-cell>
          <table:table-cell office:value-type="float" office:value="2100.557" calcext:value-type="float">
            <text:p>2100.557</text:p>
          </table:table-cell>
          <table:table-cell office:value-type="float" office:value="1675.867" calcext:value-type="float">
            <text:p>1675.867</text:p>
          </table:table-cell>
          <table:table-cell office:value-type="float" office:value="585.5145" calcext:value-type="float">
            <text:p>585.5145</text:p>
          </table:table-cell>
          <table:table-cell office:value-type="float" office:value="577.235" calcext:value-type="float">
            <text:p>577.235</text:p>
          </table:table-cell>
          <table:table-cell office:value-type="float" office:value="142.8452" calcext:value-type="float">
            <text:p>142.8452</text:p>
          </table:table-cell>
          <table:table-cell office:value-type="float" office:value="35.70753" calcext:value-type="float">
            <text:p>35.70753</text:p>
          </table:table-cell>
          <table:table-cell office:value-type="float" office:value="0" calcext:value-type="float">
            <text:p>0</text:p>
          </table:table-cell>
          <table:table-cell office:value-type="float" office:value="-0.03144678" calcext:value-type="float">
            <text:p>-0.03144678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684" calcext:value-type="float">
            <text:p>1562.684</text:p>
          </table:table-cell>
          <table:table-cell office:value-type="float" office:value="-778.4867" calcext:value-type="float">
            <text:p>-778.4867</text:p>
          </table:table-cell>
          <table:table-cell office:value-type="float" office:value="784.1973" calcext:value-type="float">
            <text:p>784.1973</text:p>
          </table:table-cell>
          <table:table-cell office:value-type="float" office:value="-672.546" calcext:value-type="float">
            <text:p>-672.546</text:p>
          </table:table-cell>
          <table:table-cell office:value-type="float" office:value="0" calcext:value-type="float">
            <text:p>0</text:p>
          </table:table-cell>
          <table:table-cell office:value-type="float" office:value="28.37531" calcext:value-type="float">
            <text:p>28.37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262.6492" calcext:value-type="float">
            <text:p>262.6492</text:p>
          </table:table-cell>
          <table:table-cell office:value-type="float" office:value="13209.71" calcext:value-type="float">
            <text:p>13209.71</text:p>
          </table:table-cell>
          <table:table-cell office:value-type="float" office:value="0" calcext:value-type="float">
            <text:p>0</text:p>
          </table:table-cell>
          <table:table-cell office:value-type="float" office:value="110.0752" calcext:value-type="float">
            <text:p>110.0752</text:p>
          </table:table-cell>
          <table:table-cell office:value-type="float" office:value="-894.3593" calcext:value-type="float">
            <text:p>-894.3593</text:p>
          </table:table-cell>
          <table:table-cell office:value-type="float" office:value="2394.972" calcext:value-type="float">
            <text:p>2394.972</text:p>
          </table:table-cell>
          <table:table-cell office:value-type="float" office:value="-239.7425" calcext:value-type="float">
            <text:p>-239.7425</text:p>
          </table:table-cell>
          <table:table-cell office:value-type="float" office:value="126.5119" calcext:value-type="float">
            <text:p>126.5119</text:p>
          </table:table-cell>
          <table:table-cell office:value-type="float" office:value="97.55032" calcext:value-type="float">
            <text:p>97.55032</text:p>
          </table:table-cell>
          <table:table-cell office:value-type="float" office:value="0.07967693" calcext:value-type="float">
            <text:p>0.07967693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7.0673" calcext:value-type="float">
            <text:p>127.0673</text:p>
          </table:table-cell>
          <table:table-cell office:value-type="float" office:value="0" calcext:value-type="float">
            <text:p>0</text:p>
          </table:table-cell>
          <table:table-cell office:value-type="float" office:value="452.004" calcext:value-type="float">
            <text:p>452.004</text:p>
          </table:table-cell>
          <table:table-cell office:value-type="float" office:value="1057.748" calcext:value-type="float">
            <text:p>1057.748</text:p>
          </table:table-cell>
          <table:table-cell office:value-type="float" office:value="1294.059" calcext:value-type="float">
            <text:p>1294.059</text:p>
          </table:table-cell>
          <table:table-cell office:value-type="float" office:value="1297.513" calcext:value-type="float">
            <text:p>1297.513</text:p>
          </table:table-cell>
          <table:table-cell office:value-type="float" office:value="782.0909" calcext:value-type="float">
            <text:p>782.0909</text:p>
          </table:table-cell>
          <table:table-cell office:value-type="float" office:value="1089.049" calcext:value-type="float">
            <text:p>1089.049</text:p>
          </table:table-cell>
          <table:table-cell office:value-type="float" office:value="417.1977" calcext:value-type="float">
            <text:p>417.1977</text:p>
          </table:table-cell>
          <table:table-cell office:value-type="float" office:value="1867.43" calcext:value-type="float">
            <text:p>1867.43</text:p>
          </table:table-cell>
          <table:table-cell office:value-type="float" office:value="2100.546" calcext:value-type="float">
            <text:p>2100.546</text:p>
          </table:table-cell>
          <table:table-cell office:value-type="float" office:value="1675.865" calcext:value-type="float">
            <text:p>1675.865</text:p>
          </table:table-cell>
          <table:table-cell office:value-type="float" office:value="585.5142" calcext:value-type="float">
            <text:p>585.5142</text:p>
          </table:table-cell>
          <table:table-cell office:value-type="float" office:value="577.2386" calcext:value-type="float">
            <text:p>577.2386</text:p>
          </table:table-cell>
          <table:table-cell office:value-type="float" office:value="142.8452" calcext:value-type="float">
            <text:p>142.8452</text:p>
          </table:table-cell>
          <table:table-cell office:value-type="float" office:value="35.70752" calcext:value-type="float">
            <text:p>35.70752</text:p>
          </table:table-cell>
          <table:table-cell office:value-type="float" office:value="0" calcext:value-type="float">
            <text:p>0</text:p>
          </table:table-cell>
          <table:table-cell office:value-type="float" office:value="-0.03145431" calcext:value-type="float">
            <text:p>-0.03145431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79.0827" calcext:value-type="float">
            <text:p>-779.0827</text:p>
          </table:table-cell>
          <table:table-cell office:value-type="float" office:value="783.6285" calcext:value-type="float">
            <text:p>783.6285</text:p>
          </table:table-cell>
          <table:table-cell office:value-type="float" office:value="-673.6" calcext:value-type="float">
            <text:p>-673.6</text:p>
          </table:table-cell>
          <table:table-cell office:value-type="float" office:value="0" calcext:value-type="float">
            <text:p>0</text:p>
          </table:table-cell>
          <table:table-cell office:value-type="float" office:value="28.05137" calcext:value-type="float">
            <text:p>28.05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262.9782" calcext:value-type="float">
            <text:p>262.9782</text:p>
          </table:table-cell>
          <table:table-cell office:value-type="float" office:value="13209.37" calcext:value-type="float">
            <text:p>13209.37</text:p>
          </table:table-cell>
          <table:table-cell office:value-type="float" office:value="0" calcext:value-type="float">
            <text:p>0</text:p>
          </table:table-cell>
          <table:table-cell office:value-type="float" office:value="111.1307" calcext:value-type="float">
            <text:p>111.1307</text:p>
          </table:table-cell>
          <table:table-cell office:value-type="float" office:value="-896.2307" calcext:value-type="float">
            <text:p>-896.2307</text:p>
          </table:table-cell>
          <table:table-cell office:value-type="float" office:value="2398.871" calcext:value-type="float">
            <text:p>2398.871</text:p>
          </table:table-cell>
          <table:table-cell office:value-type="float" office:value="-240.305" calcext:value-type="float">
            <text:p>-240.305</text:p>
          </table:table-cell>
          <table:table-cell office:value-type="float" office:value="126.0851" calcext:value-type="float">
            <text:p>126.0851</text:p>
          </table:table-cell>
          <table:table-cell office:value-type="float" office:value="97.40165" calcext:value-type="float">
            <text:p>97.40165</text:p>
          </table:table-cell>
          <table:table-cell office:value-type="float" office:value="0.08058375" calcext:value-type="float">
            <text:p>0.0805837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5.1967" calcext:value-type="float">
            <text:p>125.1967</text:p>
          </table:table-cell>
          <table:table-cell office:value-type="float" office:value="0" calcext:value-type="float">
            <text:p>0</text:p>
          </table:table-cell>
          <table:table-cell office:value-type="float" office:value="452.0914" calcext:value-type="float">
            <text:p>452.0914</text:p>
          </table:table-cell>
          <table:table-cell office:value-type="float" office:value="1057.769" calcext:value-type="float">
            <text:p>1057.769</text:p>
          </table:table-cell>
          <table:table-cell office:value-type="float" office:value="1294.087" calcext:value-type="float">
            <text:p>1294.087</text:p>
          </table:table-cell>
          <table:table-cell office:value-type="float" office:value="1297.509" calcext:value-type="float">
            <text:p>1297.509</text:p>
          </table:table-cell>
          <table:table-cell office:value-type="float" office:value="782.089" calcext:value-type="float">
            <text:p>782.089</text:p>
          </table:table-cell>
          <table:table-cell office:value-type="float" office:value="1089.035" calcext:value-type="float">
            <text:p>1089.035</text:p>
          </table:table-cell>
          <table:table-cell office:value-type="float" office:value="417.2283" calcext:value-type="float">
            <text:p>417.2283</text:p>
          </table:table-cell>
          <table:table-cell office:value-type="float" office:value="1867.434" calcext:value-type="float">
            <text:p>1867.434</text:p>
          </table:table-cell>
          <table:table-cell office:value-type="float" office:value="2100.533" calcext:value-type="float">
            <text:p>2100.533</text:p>
          </table:table-cell>
          <table:table-cell office:value-type="float" office:value="1675.862" calcext:value-type="float">
            <text:p>1675.862</text:p>
          </table:table-cell>
          <table:table-cell office:value-type="float" office:value="585.5136" calcext:value-type="float">
            <text:p>585.5136</text:p>
          </table:table-cell>
          <table:table-cell office:value-type="float" office:value="577.2409" calcext:value-type="float">
            <text:p>577.2409</text:p>
          </table:table-cell>
          <table:table-cell office:value-type="float" office:value="142.8451" calcext:value-type="float">
            <text:p>142.8451</text:p>
          </table:table-cell>
          <table:table-cell office:value-type="float" office:value="35.7075" calcext:value-type="float">
            <text:p>35.7075</text:p>
          </table:table-cell>
          <table:table-cell office:value-type="float" office:value="0" calcext:value-type="float">
            <text:p>0</text:p>
          </table:table-cell>
          <table:table-cell office:value-type="float" office:value="-0.03146018" calcext:value-type="float">
            <text:p>-0.03146018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79.6507" calcext:value-type="float">
            <text:p>-779.6507</text:p>
          </table:table-cell>
          <table:table-cell office:value-type="float" office:value="783.0605" calcext:value-type="float">
            <text:p>783.0605</text:p>
          </table:table-cell>
          <table:table-cell office:value-type="float" office:value="-674.5899" calcext:value-type="float">
            <text:p>-674.5899</text:p>
          </table:table-cell>
          <table:table-cell office:value-type="float" office:value="0" calcext:value-type="float">
            <text:p>0</text:p>
          </table:table-cell>
          <table:table-cell office:value-type="float" office:value="27.73534" calcext:value-type="float">
            <text:p>27.73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263.3146" calcext:value-type="float">
            <text:p>263.3146</text:p>
          </table:table-cell>
          <table:table-cell office:value-type="float" office:value="13209.02" calcext:value-type="float">
            <text:p>13209.02</text:p>
          </table:table-cell>
          <table:table-cell office:value-type="float" office:value="0" calcext:value-type="float">
            <text:p>0</text:p>
          </table:table-cell>
          <table:table-cell office:value-type="float" office:value="112.1582" calcext:value-type="float">
            <text:p>112.1582</text:p>
          </table:table-cell>
          <table:table-cell office:value-type="float" office:value="-898.0534" calcext:value-type="float">
            <text:p>-898.0534</text:p>
          </table:table-cell>
          <table:table-cell office:value-type="float" office:value="2402.576" calcext:value-type="float">
            <text:p>2402.576</text:p>
          </table:table-cell>
          <table:table-cell office:value-type="float" office:value="-240.8547" calcext:value-type="float">
            <text:p>-240.8547</text:p>
          </table:table-cell>
          <table:table-cell office:value-type="float" office:value="125.7384" calcext:value-type="float">
            <text:p>125.7384</text:p>
          </table:table-cell>
          <table:table-cell office:value-type="float" office:value="97.28297" calcext:value-type="float">
            <text:p>97.28297</text:p>
          </table:table-cell>
          <table:table-cell office:value-type="float" office:value="0.08148804" calcext:value-type="float">
            <text:p>0.08148804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3.3749" calcext:value-type="float">
            <text:p>123.3749</text:p>
          </table:table-cell>
          <table:table-cell office:value-type="float" office:value="0" calcext:value-type="float">
            <text:p>0</text:p>
          </table:table-cell>
          <table:table-cell office:value-type="float" office:value="452.1664" calcext:value-type="float">
            <text:p>452.1664</text:p>
          </table:table-cell>
          <table:table-cell office:value-type="float" office:value="1057.787" calcext:value-type="float">
            <text:p>1057.787</text:p>
          </table:table-cell>
          <table:table-cell office:value-type="float" office:value="1294.109" calcext:value-type="float">
            <text:p>1294.10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782.0851" calcext:value-type="float">
            <text:p>782.0851</text:p>
          </table:table-cell>
          <table:table-cell office:value-type="float" office:value="1089.021" calcext:value-type="float">
            <text:p>1089.021</text:p>
          </table:table-cell>
          <table:table-cell office:value-type="float" office:value="417.2574" calcext:value-type="float">
            <text:p>417.2574</text:p>
          </table:table-cell>
          <table:table-cell office:value-type="float" office:value="1867.437" calcext:value-type="float">
            <text:p>1867.437</text:p>
          </table:table-cell>
          <table:table-cell office:value-type="float" office:value="2100.52" calcext:value-type="float">
            <text:p>2100.52</text:p>
          </table:table-cell>
          <table:table-cell office:value-type="float" office:value="1675.859" calcext:value-type="float">
            <text:p>1675.859</text:p>
          </table:table-cell>
          <table:table-cell office:value-type="float" office:value="585.5128" calcext:value-type="float">
            <text:p>585.5128</text:p>
          </table:table-cell>
          <table:table-cell office:value-type="float" office:value="577.2422" calcext:value-type="float">
            <text:p>577.2422</text:p>
          </table:table-cell>
          <table:table-cell office:value-type="float" office:value="142.8451" calcext:value-type="float">
            <text:p>142.8451</text:p>
          </table:table-cell>
          <table:table-cell office:value-type="float" office:value="35.70749" calcext:value-type="float">
            <text:p>35.70749</text:p>
          </table:table-cell>
          <table:table-cell office:value-type="float" office:value="0" calcext:value-type="float">
            <text:p>0</text:p>
          </table:table-cell>
          <table:table-cell office:value-type="float" office:value="-0.03146537" calcext:value-type="float">
            <text:p>-0.03146537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0.2026" calcext:value-type="float">
            <text:p>-780.2026</text:p>
          </table:table-cell>
          <table:table-cell office:value-type="float" office:value="782.5085" calcext:value-type="float">
            <text:p>782.5085</text:p>
          </table:table-cell>
          <table:table-cell office:value-type="float" office:value="-675.5562" calcext:value-type="float">
            <text:p>-675.5562</text:p>
          </table:table-cell>
          <table:table-cell office:value-type="float" office:value="0" calcext:value-type="float">
            <text:p>0</text:p>
          </table:table-cell>
          <table:table-cell office:value-type="float" office:value="27.4291" calcext:value-type="float">
            <text:p>27.4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263.6232" calcext:value-type="float">
            <text:p>263.6232</text:p>
          </table:table-cell>
          <table:table-cell office:value-type="float" office:value="13208.69" calcext:value-type="float">
            <text:p>13208.69</text:p>
          </table:table-cell>
          <table:table-cell office:value-type="float" office:value="0" calcext:value-type="float">
            <text:p>0</text:p>
          </table:table-cell>
          <table:table-cell office:value-type="float" office:value="113.1597" calcext:value-type="float">
            <text:p>113.1597</text:p>
          </table:table-cell>
          <table:table-cell office:value-type="float" office:value="-899.835" calcext:value-type="float">
            <text:p>-899.835</text:p>
          </table:table-cell>
          <table:table-cell office:value-type="float" office:value="2405.432" calcext:value-type="float">
            <text:p>2405.432</text:p>
          </table:table-cell>
          <table:table-cell office:value-type="float" office:value="-241.3926" calcext:value-type="float">
            <text:p>-241.3926</text:p>
          </table:table-cell>
          <table:table-cell office:value-type="float" office:value="125.3578" calcext:value-type="float">
            <text:p>125.3578</text:p>
          </table:table-cell>
          <table:table-cell office:value-type="float" office:value="97.15047" calcext:value-type="float">
            <text:p>97.15047</text:p>
          </table:table-cell>
          <table:table-cell office:value-type="float" office:value="0.0823827" calcext:value-type="float">
            <text:p>0.082382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4" calcext:value-type="float">
            <text:p>0.01667474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21.5943" calcext:value-type="float">
            <text:p>121.5943</text:p>
          </table:table-cell>
          <table:table-cell office:value-type="float" office:value="0" calcext:value-type="float">
            <text:p>0</text:p>
          </table:table-cell>
          <table:table-cell office:value-type="float" office:value="452.2492" calcext:value-type="float">
            <text:p>452.2492</text:p>
          </table:table-cell>
          <table:table-cell office:value-type="float" office:value="1057.802" calcext:value-type="float">
            <text:p>1057.802</text:p>
          </table:table-cell>
          <table:table-cell office:value-type="float" office:value="1294.131" calcext:value-type="float">
            <text:p>1294.131</text:p>
          </table:table-cell>
          <table:table-cell office:value-type="float" office:value="1297.497" calcext:value-type="float">
            <text:p>1297.497</text:p>
          </table:table-cell>
          <table:table-cell office:value-type="float" office:value="782.0834" calcext:value-type="float">
            <text:p>782.0834</text:p>
          </table:table-cell>
          <table:table-cell office:value-type="float" office:value="1089.007" calcext:value-type="float">
            <text:p>1089.007</text:p>
          </table:table-cell>
          <table:table-cell office:value-type="float" office:value="417.2858" calcext:value-type="float">
            <text:p>417.2858</text:p>
          </table:table-cell>
          <table:table-cell office:value-type="float" office:value="1867.438" calcext:value-type="float">
            <text:p>1867.438</text:p>
          </table:table-cell>
          <table:table-cell office:value-type="float" office:value="2100.506" calcext:value-type="float">
            <text:p>2100.506</text:p>
          </table:table-cell>
          <table:table-cell office:value-type="float" office:value="1675.854" calcext:value-type="float">
            <text:p>1675.854</text:p>
          </table:table-cell>
          <table:table-cell office:value-type="float" office:value="585.5119" calcext:value-type="float">
            <text:p>585.5119</text:p>
          </table:table-cell>
          <table:table-cell office:value-type="float" office:value="577.2428" calcext:value-type="float">
            <text:p>577.2428</text:p>
          </table:table-cell>
          <table:table-cell office:value-type="float" office:value="142.845" calcext:value-type="float">
            <text:p>142.845</text:p>
          </table:table-cell>
          <table:table-cell office:value-type="float" office:value="35.70747" calcext:value-type="float">
            <text:p>35.70747</text:p>
          </table:table-cell>
          <table:table-cell office:value-type="float" office:value="0" calcext:value-type="float">
            <text:p>0</text:p>
          </table:table-cell>
          <table:table-cell office:value-type="float" office:value="-0.03147049" calcext:value-type="float">
            <text:p>-0.03147049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0.7383" calcext:value-type="float">
            <text:p>-780.7383</text:p>
          </table:table-cell>
          <table:table-cell office:value-type="float" office:value="781.9728" calcext:value-type="float">
            <text:p>781.9728</text:p>
          </table:table-cell>
          <table:table-cell office:value-type="float" office:value="-676.5034" calcext:value-type="float">
            <text:p>-676.5034</text:p>
          </table:table-cell>
          <table:table-cell office:value-type="float" office:value="0" calcext:value-type="float">
            <text:p>0</text:p>
          </table:table-cell>
          <table:table-cell office:value-type="float" office:value="27.13246" calcext:value-type="float">
            <text:p>27.1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263.1512" calcext:value-type="float">
            <text:p>263.1512</text:p>
          </table:table-cell>
          <table:table-cell office:value-type="float" office:value="13208.45" calcext:value-type="float">
            <text:p>13208.45</text:p>
          </table:table-cell>
          <table:table-cell office:value-type="float" office:value="0" calcext:value-type="float">
            <text:p>0</text:p>
          </table:table-cell>
          <table:table-cell office:value-type="float" office:value="114.1447" calcext:value-type="float">
            <text:p>114.1447</text:p>
          </table:table-cell>
          <table:table-cell office:value-type="float" office:value="-902.2108" calcext:value-type="float">
            <text:p>-902.2108</text:p>
          </table:table-cell>
          <table:table-cell office:value-type="float" office:value="2409.076" calcext:value-type="float">
            <text:p>2409.076</text:p>
          </table:table-cell>
          <table:table-cell office:value-type="float" office:value="-241.9447" calcext:value-type="float">
            <text:p>-241.9447</text:p>
          </table:table-cell>
          <table:table-cell office:value-type="float" office:value="125.4444" calcext:value-type="float">
            <text:p>125.4444</text:p>
          </table:table-cell>
          <table:table-cell office:value-type="float" office:value="96.31026" calcext:value-type="float">
            <text:p>96.31026</text:p>
          </table:table-cell>
          <table:table-cell office:value-type="float" office:value="0.08321915" calcext:value-type="float">
            <text:p>0.0832191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5" calcext:value-type="float">
            <text:p>0.01667475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19.2192" calcext:value-type="float">
            <text:p>119.2192</text:p>
          </table:table-cell>
          <table:table-cell office:value-type="float" office:value="0" calcext:value-type="float">
            <text:p>0</text:p>
          </table:table-cell>
          <table:table-cell office:value-type="float" office:value="452.4309" calcext:value-type="float">
            <text:p>452.4309</text:p>
          </table:table-cell>
          <table:table-cell office:value-type="float" office:value="1057.794" calcext:value-type="float">
            <text:p>1057.794</text:p>
          </table:table-cell>
          <table:table-cell office:value-type="float" office:value="1294.131" calcext:value-type="float">
            <text:p>1294.131</text:p>
          </table:table-cell>
          <table:table-cell office:value-type="float" office:value="1297.477" calcext:value-type="float">
            <text:p>1297.477</text:p>
          </table:table-cell>
          <table:table-cell office:value-type="float" office:value="782.0704" calcext:value-type="float">
            <text:p>782.0704</text:p>
          </table:table-cell>
          <table:table-cell office:value-type="float" office:value="1088.989" calcext:value-type="float">
            <text:p>1088.989</text:p>
          </table:table-cell>
          <table:table-cell office:value-type="float" office:value="417.3116" calcext:value-type="float">
            <text:p>417.3116</text:p>
          </table:table-cell>
          <table:table-cell office:value-type="float" office:value="1867.438" calcext:value-type="float">
            <text:p>1867.438</text:p>
          </table:table-cell>
          <table:table-cell office:value-type="float" office:value="2100.492" calcext:value-type="float">
            <text:p>2100.492</text:p>
          </table:table-cell>
          <table:table-cell office:value-type="float" office:value="1675.85" calcext:value-type="float">
            <text:p>1675.85</text:p>
          </table:table-cell>
          <table:table-cell office:value-type="float" office:value="585.5108" calcext:value-type="float">
            <text:p>585.5108</text:p>
          </table:table-cell>
          <table:table-cell office:value-type="float" office:value="577.2426" calcext:value-type="float">
            <text:p>577.2426</text:p>
          </table:table-cell>
          <table:table-cell office:value-type="float" office:value="142.845" calcext:value-type="float">
            <text:p>142.845</text:p>
          </table:table-cell>
          <table:table-cell office:value-type="float" office:value="35.70746" calcext:value-type="float">
            <text:p>35.70746</text:p>
          </table:table-cell>
          <table:table-cell office:value-type="float" office:value="0" calcext:value-type="float">
            <text:p>0</text:p>
          </table:table-cell>
          <table:table-cell office:value-type="float" office:value="-0.0315117" calcext:value-type="float">
            <text:p>-0.0315117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1.2874" calcext:value-type="float">
            <text:p>-781.2874</text:p>
          </table:table-cell>
          <table:table-cell office:value-type="float" office:value="781.4238" calcext:value-type="float">
            <text:p>781.4238</text:p>
          </table:table-cell>
          <table:table-cell office:value-type="float" office:value="-678.1244" calcext:value-type="float">
            <text:p>-678.1244</text:p>
          </table:table-cell>
          <table:table-cell office:value-type="float" office:value="0" calcext:value-type="float">
            <text:p>0</text:p>
          </table:table-cell>
          <table:table-cell office:value-type="float" office:value="26.9277" calcext:value-type="float">
            <text:p>26.9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262.5854" calcext:value-type="float">
            <text:p>262.5854</text:p>
          </table:table-cell>
          <table:table-cell office:value-type="float" office:value="13208.28" calcext:value-type="float">
            <text:p>13208.28</text:p>
          </table:table-cell>
          <table:table-cell office:value-type="float" office:value="0" calcext:value-type="float">
            <text:p>0</text:p>
          </table:table-cell>
          <table:table-cell office:value-type="float" office:value="115.0988" calcext:value-type="float">
            <text:p>115.0988</text:p>
          </table:table-cell>
          <table:table-cell office:value-type="float" office:value="-904.6749" calcext:value-type="float">
            <text:p>-904.6749</text:p>
          </table:table-cell>
          <table:table-cell office:value-type="float" office:value="2415.052" calcext:value-type="float">
            <text:p>2415.052</text:p>
          </table:table-cell>
          <table:table-cell office:value-type="float" office:value="-242.4698" calcext:value-type="float">
            <text:p>-242.4698</text:p>
          </table:table-cell>
          <table:table-cell office:value-type="float" office:value="125.5824" calcext:value-type="float">
            <text:p>125.5824</text:p>
          </table:table-cell>
          <table:table-cell office:value-type="float" office:value="95.35741" calcext:value-type="float">
            <text:p>95.35741</text:p>
          </table:table-cell>
          <table:table-cell office:value-type="float" office:value="0.08411905" calcext:value-type="float">
            <text:p>0.0841190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5" calcext:value-type="float">
            <text:p>0.01667475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16.756" calcext:value-type="float">
            <text:p>116.756</text:p>
          </table:table-cell>
          <table:table-cell office:value-type="float" office:value="0" calcext:value-type="float">
            <text:p>0</text:p>
          </table:table-cell>
          <table:table-cell office:value-type="float" office:value="452.6099" calcext:value-type="float">
            <text:p>452.6099</text:p>
          </table:table-cell>
          <table:table-cell office:value-type="float" office:value="1057.823" calcext:value-type="float">
            <text:p>1057.823</text:p>
          </table:table-cell>
          <table:table-cell office:value-type="float" office:value="1294.16" calcext:value-type="float">
            <text:p>1294.16</text:p>
          </table:table-cell>
          <table:table-cell office:value-type="float" office:value="1297.475" calcext:value-type="float">
            <text:p>1297.475</text:p>
          </table:table-cell>
          <table:table-cell office:value-type="float" office:value="782.0679" calcext:value-type="float">
            <text:p>782.0679</text:p>
          </table:table-cell>
          <table:table-cell office:value-type="float" office:value="1088.972" calcext:value-type="float">
            <text:p>1088.972</text:p>
          </table:table-cell>
          <table:table-cell office:value-type="float" office:value="417.3381" calcext:value-type="float">
            <text:p>417.3381</text:p>
          </table:table-cell>
          <table:table-cell office:value-type="float" office:value="1867.437" calcext:value-type="float">
            <text:p>1867.437</text:p>
          </table:table-cell>
          <table:table-cell office:value-type="float" office:value="2100.476" calcext:value-type="float">
            <text:p>2100.476</text:p>
          </table:table-cell>
          <table:table-cell office:value-type="float" office:value="1675.845" calcext:value-type="float">
            <text:p>1675.845</text:p>
          </table:table-cell>
          <table:table-cell office:value-type="float" office:value="585.5096" calcext:value-type="float">
            <text:p>585.5096</text:p>
          </table:table-cell>
          <table:table-cell office:value-type="float" office:value="577.2418" calcext:value-type="float">
            <text:p>577.2418</text:p>
          </table:table-cell>
          <table:table-cell office:value-type="float" office:value="142.845" calcext:value-type="float">
            <text:p>142.845</text:p>
          </table:table-cell>
          <table:table-cell office:value-type="float" office:value="35.70744" calcext:value-type="float">
            <text:p>35.70744</text:p>
          </table:table-cell>
          <table:table-cell office:value-type="float" office:value="0" calcext:value-type="float">
            <text:p>0</text:p>
          </table:table-cell>
          <table:table-cell office:value-type="float" office:value="-0.03151478" calcext:value-type="float">
            <text:p>-0.03151478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1.8188" calcext:value-type="float">
            <text:p>-781.8188</text:p>
          </table:table-cell>
          <table:table-cell office:value-type="float" office:value="780.8923" calcext:value-type="float">
            <text:p>780.8923</text:p>
          </table:table-cell>
          <table:table-cell office:value-type="float" office:value="-679.7411" calcext:value-type="float">
            <text:p>-679.7411</text:p>
          </table:table-cell>
          <table:table-cell office:value-type="float" office:value="0" calcext:value-type="float">
            <text:p>0</text:p>
          </table:table-cell>
          <table:table-cell office:value-type="float" office:value="26.60426" calcext:value-type="float">
            <text:p>26.6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262.2048" calcext:value-type="float">
            <text:p>262.2048</text:p>
          </table:table-cell>
          <table:table-cell office:value-type="float" office:value="13208.12" calcext:value-type="float">
            <text:p>13208.12</text:p>
          </table:table-cell>
          <table:table-cell office:value-type="float" office:value="0" calcext:value-type="float">
            <text:p>0</text:p>
          </table:table-cell>
          <table:table-cell office:value-type="float" office:value="116.0321" calcext:value-type="float">
            <text:p>116.0321</text:p>
          </table:table-cell>
          <table:table-cell office:value-type="float" office:value="-906.8732" calcext:value-type="float">
            <text:p>-906.8732</text:p>
          </table:table-cell>
          <table:table-cell office:value-type="float" office:value="2419.949" calcext:value-type="float">
            <text:p>2419.949</text:p>
          </table:table-cell>
          <table:table-cell office:value-type="float" office:value="-242.981" calcext:value-type="float">
            <text:p>-242.981</text:p>
          </table:table-cell>
          <table:table-cell office:value-type="float" office:value="125.4448" calcext:value-type="float">
            <text:p>125.4448</text:p>
          </table:table-cell>
          <table:table-cell office:value-type="float" office:value="94.59074" calcext:value-type="float">
            <text:p>94.59074</text:p>
          </table:table-cell>
          <table:table-cell office:value-type="float" office:value="0.08502887" calcext:value-type="float">
            <text:p>0.0850288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5" calcext:value-type="float">
            <text:p>0.01667475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14.5587" calcext:value-type="float">
            <text:p>114.5587</text:p>
          </table:table-cell>
          <table:table-cell office:value-type="float" office:value="0" calcext:value-type="float">
            <text:p>0</text:p>
          </table:table-cell>
          <table:table-cell office:value-type="float" office:value="452.7952" calcext:value-type="float">
            <text:p>452.7952</text:p>
          </table:table-cell>
          <table:table-cell office:value-type="float" office:value="1057.843" calcext:value-type="float">
            <text:p>1057.843</text:p>
          </table:table-cell>
          <table:table-cell office:value-type="float" office:value="1294.188" calcext:value-type="float">
            <text:p>1294.188</text:p>
          </table:table-cell>
          <table:table-cell office:value-type="float" office:value="1297.476" calcext:value-type="float">
            <text:p>1297.476</text:p>
          </table:table-cell>
          <table:table-cell office:value-type="float" office:value="782.0697" calcext:value-type="float">
            <text:p>782.0697</text:p>
          </table:table-cell>
          <table:table-cell office:value-type="float" office:value="1088.963" calcext:value-type="float">
            <text:p>1088.963</text:p>
          </table:table-cell>
          <table:table-cell office:value-type="float" office:value="417.3663" calcext:value-type="float">
            <text:p>417.3663</text:p>
          </table:table-cell>
          <table:table-cell office:value-type="float" office:value="1867.436" calcext:value-type="float">
            <text:p>1867.436</text:p>
          </table:table-cell>
          <table:table-cell office:value-type="float" office:value="2100.461" calcext:value-type="float">
            <text:p>2100.461</text:p>
          </table:table-cell>
          <table:table-cell office:value-type="float" office:value="1675.839" calcext:value-type="float">
            <text:p>1675.839</text:p>
          </table:table-cell>
          <table:table-cell office:value-type="float" office:value="585.5082" calcext:value-type="float">
            <text:p>585.5082</text:p>
          </table:table-cell>
          <table:table-cell office:value-type="float" office:value="577.2405" calcext:value-type="float">
            <text:p>577.2405</text:p>
          </table:table-cell>
          <table:table-cell office:value-type="float" office:value="142.8449" calcext:value-type="float">
            <text:p>142.8449</text:p>
          </table:table-cell>
          <table:table-cell office:value-type="float" office:value="35.70743" calcext:value-type="float">
            <text:p>35.70743</text:p>
          </table:table-cell>
          <table:table-cell office:value-type="float" office:value="0" calcext:value-type="float">
            <text:p>0</text:p>
          </table:table-cell>
          <table:table-cell office:value-type="float" office:value="-0.03151784" calcext:value-type="float">
            <text:p>-0.03151784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2.3359" calcext:value-type="float">
            <text:p>-782.3359</text:p>
          </table:table-cell>
          <table:table-cell office:value-type="float" office:value="780.3753" calcext:value-type="float">
            <text:p>780.3753</text:p>
          </table:table-cell>
          <table:table-cell office:value-type="float" office:value="-681.1402" calcext:value-type="float">
            <text:p>-681.1402</text:p>
          </table:table-cell>
          <table:table-cell office:value-type="float" office:value="0" calcext:value-type="float">
            <text:p>0</text:p>
          </table:table-cell>
          <table:table-cell office:value-type="float" office:value="26.31356" calcext:value-type="float">
            <text:p>26.3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261.9437" calcext:value-type="float">
            <text:p>261.9437</text:p>
          </table:table-cell>
          <table:table-cell office:value-type="float" office:value="13207.94" calcext:value-type="float">
            <text:p>13207.94</text:p>
          </table:table-cell>
          <table:table-cell office:value-type="float" office:value="0" calcext:value-type="float">
            <text:p>0</text:p>
          </table:table-cell>
          <table:table-cell office:value-type="float" office:value="116.9499" calcext:value-type="float">
            <text:p>116.9499</text:p>
          </table:table-cell>
          <table:table-cell office:value-type="float" office:value="-908.933" calcext:value-type="float">
            <text:p>-908.933</text:p>
          </table:table-cell>
          <table:table-cell office:value-type="float" office:value="2424.081" calcext:value-type="float">
            <text:p>2424.081</text:p>
          </table:table-cell>
          <table:table-cell office:value-type="float" office:value="-243.4867" calcext:value-type="float">
            <text:p>-243.4867</text:p>
          </table:table-cell>
          <table:table-cell office:value-type="float" office:value="125.1278" calcext:value-type="float">
            <text:p>125.1278</text:p>
          </table:table-cell>
          <table:table-cell office:value-type="float" office:value="93.97895" calcext:value-type="float">
            <text:p>93.97895</text:p>
          </table:table-cell>
          <table:table-cell office:value-type="float" office:value="0.08596268" calcext:value-type="float">
            <text:p>0.08596268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75" calcext:value-type="float">
            <text:p>0.01667475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12.4997" calcext:value-type="float">
            <text:p>112.4997</text:p>
          </table:table-cell>
          <table:table-cell office:value-type="float" office:value="0" calcext:value-type="float">
            <text:p>0</text:p>
          </table:table-cell>
          <table:table-cell office:value-type="float" office:value="452.9756" calcext:value-type="float">
            <text:p>452.9756</text:p>
          </table:table-cell>
          <table:table-cell office:value-type="float" office:value="1057.843" calcext:value-type="float">
            <text:p>1057.843</text:p>
          </table:table-cell>
          <table:table-cell office:value-type="float" office:value="1294.199" calcext:value-type="float">
            <text:p>1294.199</text:p>
          </table:table-cell>
          <table:table-cell office:value-type="float" office:value="1297.467" calcext:value-type="float">
            <text:p>1297.467</text:p>
          </table:table-cell>
          <table:table-cell office:value-type="float" office:value="782.067" calcext:value-type="float">
            <text:p>782.067</text:p>
          </table:table-cell>
          <table:table-cell office:value-type="float" office:value="1088.949" calcext:value-type="float">
            <text:p>1088.949</text:p>
          </table:table-cell>
          <table:table-cell office:value-type="float" office:value="417.3931" calcext:value-type="float">
            <text:p>417.3931</text:p>
          </table:table-cell>
          <table:table-cell office:value-type="float" office:value="1867.434" calcext:value-type="float">
            <text:p>1867.434</text:p>
          </table:table-cell>
          <table:table-cell office:value-type="float" office:value="2100.444" calcext:value-type="float">
            <text:p>2100.444</text:p>
          </table:table-cell>
          <table:table-cell office:value-type="float" office:value="1675.833" calcext:value-type="float">
            <text:p>1675.833</text:p>
          </table:table-cell>
          <table:table-cell office:value-type="float" office:value="585.5068" calcext:value-type="float">
            <text:p>585.5068</text:p>
          </table:table-cell>
          <table:table-cell office:value-type="float" office:value="577.2387" calcext:value-type="float">
            <text:p>577.2387</text:p>
          </table:table-cell>
          <table:table-cell office:value-type="float" office:value="142.8449" calcext:value-type="float">
            <text:p>142.8449</text:p>
          </table:table-cell>
          <table:table-cell office:value-type="float" office:value="35.70742" calcext:value-type="float">
            <text:p>35.70742</text:p>
          </table:table-cell>
          <table:table-cell office:value-type="float" office:value="0" calcext:value-type="float">
            <text:p>0</text:p>
          </table:table-cell>
          <table:table-cell office:value-type="float" office:value="-0.03152164" calcext:value-type="float">
            <text:p>-0.03152164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2.8458" calcext:value-type="float">
            <text:p>-782.8458</text:p>
          </table:table-cell>
          <table:table-cell office:value-type="float" office:value="779.8654" calcext:value-type="float">
            <text:p>779.8654</text:p>
          </table:table-cell>
          <table:table-cell office:value-type="float" office:value="-682.4265" calcext:value-type="float">
            <text:p>-682.4265</text:p>
          </table:table-cell>
          <table:table-cell office:value-type="float" office:value="0" calcext:value-type="float">
            <text:p>0</text:p>
          </table:table-cell>
          <table:table-cell office:value-type="float" office:value="26.04377" calcext:value-type="float">
            <text:p>26.04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260.1335" calcext:value-type="float">
            <text:p>260.1335</text:p>
          </table:table-cell>
          <table:table-cell office:value-type="float" office:value="13207.91" calcext:value-type="float">
            <text:p>13207.91</text:p>
          </table:table-cell>
          <table:table-cell office:value-type="float" office:value="0" calcext:value-type="float">
            <text:p>0</text:p>
          </table:table-cell>
          <table:table-cell office:value-type="float" office:value="117.8592" calcext:value-type="float">
            <text:p>117.8592</text:p>
          </table:table-cell>
          <table:table-cell office:value-type="float" office:value="-912.2776" calcext:value-type="float">
            <text:p>-912.2776</text:p>
          </table:table-cell>
          <table:table-cell office:value-type="float" office:value="2430.633" calcext:value-type="float">
            <text:p>2430.633</text:p>
          </table:table-cell>
          <table:table-cell office:value-type="float" office:value="-244.0213" calcext:value-type="float">
            <text:p>-244.0213</text:p>
          </table:table-cell>
          <table:table-cell office:value-type="float" office:value="125.7898" calcext:value-type="float">
            <text:p>125.7898</text:p>
          </table:table-cell>
          <table:table-cell office:value-type="float" office:value="91.93013" calcext:value-type="float">
            <text:p>91.93013</text:p>
          </table:table-cell>
          <table:table-cell office:value-type="float" office:value="0.08658182" calcext:value-type="float">
            <text:p>0.08658182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8" calcext:value-type="float">
            <text:p>0.0166748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09.1558" calcext:value-type="float">
            <text:p>109.1558</text:p>
          </table:table-cell>
          <table:table-cell office:value-type="float" office:value="0" calcext:value-type="float">
            <text:p>0</text:p>
          </table:table-cell>
          <table:table-cell office:value-type="float" office:value="453.3177" calcext:value-type="float">
            <text:p>453.3177</text:p>
          </table:table-cell>
          <table:table-cell office:value-type="float" office:value="1057.801" calcext:value-type="float">
            <text:p>1057.801</text:p>
          </table:table-cell>
          <table:table-cell office:value-type="float" office:value="1294.179" calcext:value-type="float">
            <text:p>1294.179</text:p>
          </table:table-cell>
          <table:table-cell office:value-type="float" office:value="1297.439" calcext:value-type="float">
            <text:p>1297.439</text:p>
          </table:table-cell>
          <table:table-cell office:value-type="float" office:value="782.0535" calcext:value-type="float">
            <text:p>782.0535</text:p>
          </table:table-cell>
          <table:table-cell office:value-type="float" office:value="1088.929" calcext:value-type="float">
            <text:p>1088.929</text:p>
          </table:table-cell>
          <table:table-cell office:value-type="float" office:value="417.4176" calcext:value-type="float">
            <text:p>417.4176</text:p>
          </table:table-cell>
          <table:table-cell office:value-type="float" office:value="1867.431" calcext:value-type="float">
            <text:p>1867.431</text:p>
          </table:table-cell>
          <table:table-cell office:value-type="float" office:value="2100.427" calcext:value-type="float">
            <text:p>2100.427</text:p>
          </table:table-cell>
          <table:table-cell office:value-type="float" office:value="1675.827" calcext:value-type="float">
            <text:p>1675.827</text:p>
          </table:table-cell>
          <table:table-cell office:value-type="float" office:value="585.5051" calcext:value-type="float">
            <text:p>585.5051</text:p>
          </table:table-cell>
          <table:table-cell office:value-type="float" office:value="577.2366" calcext:value-type="float">
            <text:p>577.2366</text:p>
          </table:table-cell>
          <table:table-cell office:value-type="float" office:value="142.8449" calcext:value-type="float">
            <text:p>142.8449</text:p>
          </table:table-cell>
          <table:table-cell office:value-type="float" office:value="35.7074" calcext:value-type="float">
            <text:p>35.7074</text:p>
          </table:table-cell>
          <table:table-cell office:value-type="float" office:value="0" calcext:value-type="float">
            <text:p>0</text:p>
          </table:table-cell>
          <table:table-cell office:value-type="float" office:value="-0.03161844" calcext:value-type="float">
            <text:p>-0.03161844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3.3862" calcext:value-type="float">
            <text:p>-783.3862</text:p>
          </table:table-cell>
          <table:table-cell office:value-type="float" office:value="779.325" calcext:value-type="float">
            <text:p>779.325</text:p>
          </table:table-cell>
          <table:table-cell office:value-type="float" office:value="-685.0949" calcext:value-type="float">
            <text:p>-685.0949</text:p>
          </table:table-cell>
          <table:table-cell office:value-type="float" office:value="0" calcext:value-type="float">
            <text:p>0</text:p>
          </table:table-cell>
          <table:table-cell office:value-type="float" office:value="25.89483" calcext:value-type="float">
            <text:p>25.89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259.1573" calcext:value-type="float">
            <text:p>259.1573</text:p>
          </table:table-cell>
          <table:table-cell office:value-type="float" office:value="13207.72" calcext:value-type="float">
            <text:p>13207.72</text:p>
          </table:table-cell>
          <table:table-cell office:value-type="float" office:value="0" calcext:value-type="float">
            <text:p>0</text:p>
          </table:table-cell>
          <table:table-cell office:value-type="float" office:value="118.7584" calcext:value-type="float">
            <text:p>118.7584</text:p>
          </table:table-cell>
          <table:table-cell office:value-type="float" office:value="-915.0974" calcext:value-type="float">
            <text:p>-915.0974</text:p>
          </table:table-cell>
          <table:table-cell office:value-type="float" office:value="2438.098" calcext:value-type="float">
            <text:p>2438.098</text:p>
          </table:table-cell>
          <table:table-cell office:value-type="float" office:value="-244.548" calcext:value-type="float">
            <text:p>-244.548</text:p>
          </table:table-cell>
          <table:table-cell office:value-type="float" office:value="125.6717" calcext:value-type="float">
            <text:p>125.6717</text:p>
          </table:table-cell>
          <table:table-cell office:value-type="float" office:value="90.81696" calcext:value-type="float">
            <text:p>90.81696</text:p>
          </table:table-cell>
          <table:table-cell office:value-type="float" office:value="0.08737225" calcext:value-type="float">
            <text:p>0.08737225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8" calcext:value-type="float">
            <text:p>0.0166748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06.3369" calcext:value-type="float">
            <text:p>106.3369</text:p>
          </table:table-cell>
          <table:table-cell office:value-type="float" office:value="0" calcext:value-type="float">
            <text:p>0</text:p>
          </table:table-cell>
          <table:table-cell office:value-type="float" office:value="453.5484" calcext:value-type="float">
            <text:p>453.5484</text:p>
          </table:table-cell>
          <table:table-cell office:value-type="float" office:value="1057.708" calcext:value-type="float">
            <text:p>1057.708</text:p>
          </table:table-cell>
          <table:table-cell office:value-type="float" office:value="1294.117" calcext:value-type="float">
            <text:p>1294.117</text:p>
          </table:table-cell>
          <table:table-cell office:value-type="float" office:value="1297.381" calcext:value-type="float">
            <text:p>1297.381</text:p>
          </table:table-cell>
          <table:table-cell office:value-type="float" office:value="782.0239" calcext:value-type="float">
            <text:p>782.0239</text:p>
          </table:table-cell>
          <table:table-cell office:value-type="float" office:value="1088.903" calcext:value-type="float">
            <text:p>1088.903</text:p>
          </table:table-cell>
          <table:table-cell office:value-type="float" office:value="417.4364" calcext:value-type="float">
            <text:p>417.4364</text:p>
          </table:table-cell>
          <table:table-cell office:value-type="float" office:value="1867.425" calcext:value-type="float">
            <text:p>1867.425</text:p>
          </table:table-cell>
          <table:table-cell office:value-type="float" office:value="2100.409" calcext:value-type="float">
            <text:p>2100.409</text:p>
          </table:table-cell>
          <table:table-cell office:value-type="float" office:value="1675.82" calcext:value-type="float">
            <text:p>1675.82</text:p>
          </table:table-cell>
          <table:table-cell office:value-type="float" office:value="585.5035" calcext:value-type="float">
            <text:p>585.5035</text:p>
          </table:table-cell>
          <table:table-cell office:value-type="float" office:value="577.2341" calcext:value-type="float">
            <text:p>577.2341</text:p>
          </table:table-cell>
          <table:table-cell office:value-type="float" office:value="142.8448" calcext:value-type="float">
            <text:p>142.8448</text:p>
          </table:table-cell>
          <table:table-cell office:value-type="float" office:value="35.70739" calcext:value-type="float">
            <text:p>35.70739</text:p>
          </table:table-cell>
          <table:table-cell office:value-type="float" office:value="0" calcext:value-type="float">
            <text:p>0</text:p>
          </table:table-cell>
          <table:table-cell office:value-type="float" office:value="-0.03163329" calcext:value-type="float">
            <text:p>-0.03163329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3.9186" calcext:value-type="float">
            <text:p>-783.9186</text:p>
          </table:table-cell>
          <table:table-cell office:value-type="float" office:value="778.7925" calcext:value-type="float">
            <text:p>778.7925</text:p>
          </table:table-cell>
          <table:table-cell office:value-type="float" office:value="-687.0767" calcext:value-type="float">
            <text:p>-687.0767</text:p>
          </table:table-cell>
          <table:table-cell office:value-type="float" office:value="0" calcext:value-type="float">
            <text:p>0</text:p>
          </table:table-cell>
          <table:table-cell office:value-type="float" office:value="25.58382" calcext:value-type="float">
            <text:p>25.58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258.1268" calcext:value-type="float">
            <text:p>258.1268</text:p>
          </table:table-cell>
          <table:table-cell office:value-type="float" office:value="13207.56" calcext:value-type="float">
            <text:p>13207.56</text:p>
          </table:table-cell>
          <table:table-cell office:value-type="float" office:value="0" calcext:value-type="float">
            <text:p>0</text:p>
          </table:table-cell>
          <table:table-cell office:value-type="float" office:value="119.639" calcext:value-type="float">
            <text:p>119.639</text:p>
          </table:table-cell>
          <table:table-cell office:value-type="float" office:value="-917.8276" calcext:value-type="float">
            <text:p>-917.8276</text:p>
          </table:table-cell>
          <table:table-cell office:value-type="float" office:value="2443.689" calcext:value-type="float">
            <text:p>2443.689</text:p>
          </table:table-cell>
          <table:table-cell office:value-type="float" office:value="-245.0668" calcext:value-type="float">
            <text:p>-245.0668</text:p>
          </table:table-cell>
          <table:table-cell office:value-type="float" office:value="125.5547" calcext:value-type="float">
            <text:p>125.5547</text:p>
          </table:table-cell>
          <table:table-cell office:value-type="float" office:value="89.60448" calcext:value-type="float">
            <text:p>89.60448</text:p>
          </table:table-cell>
          <table:table-cell office:value-type="float" office:value="0.08817444" calcext:value-type="float">
            <text:p>0.08817444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67481" calcext:value-type="float">
            <text:p>0.01667481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03.6074" calcext:value-type="float">
            <text:p>103.6074</text:p>
          </table:table-cell>
          <table:table-cell office:value-type="float" office:value="0" calcext:value-type="float">
            <text:p>0</text:p>
          </table:table-cell>
          <table:table-cell office:value-type="float" office:value="453.858" calcext:value-type="float">
            <text:p>453.858</text:p>
          </table:table-cell>
          <table:table-cell office:value-type="float" office:value="1057.625" calcext:value-type="float">
            <text:p>1057.625</text:p>
          </table:table-cell>
          <table:table-cell office:value-type="float" office:value="1294.055" calcext:value-type="float">
            <text:p>1294.055</text:p>
          </table:table-cell>
          <table:table-cell office:value-type="float" office:value="1297.318" calcext:value-type="float">
            <text:p>1297.318</text:p>
          </table:table-cell>
          <table:table-cell office:value-type="float" office:value="781.9902" calcext:value-type="float">
            <text:p>781.9902</text:p>
          </table:table-cell>
          <table:table-cell office:value-type="float" office:value="1088.874" calcext:value-type="float">
            <text:p>1088.874</text:p>
          </table:table-cell>
          <table:table-cell office:value-type="float" office:value="417.4528" calcext:value-type="float">
            <text:p>417.4528</text:p>
          </table:table-cell>
          <table:table-cell office:value-type="float" office:value="1867.415" calcext:value-type="float">
            <text:p>1867.415</text:p>
          </table:table-cell>
          <table:table-cell office:value-type="float" office:value="2100.391" calcext:value-type="float">
            <text:p>2100.391</text:p>
          </table:table-cell>
          <table:table-cell office:value-type="float" office:value="1675.813" calcext:value-type="float">
            <text:p>1675.813</text:p>
          </table:table-cell>
          <table:table-cell office:value-type="float" office:value="585.5016" calcext:value-type="float">
            <text:p>585.5016</text:p>
          </table:table-cell>
          <table:table-cell office:value-type="float" office:value="577.2313" calcext:value-type="float">
            <text:p>577.2313</text:p>
          </table:table-cell>
          <table:table-cell office:value-type="float" office:value="142.8448" calcext:value-type="float">
            <text:p>142.8448</text:p>
          </table:table-cell>
          <table:table-cell office:value-type="float" office:value="35.70737" calcext:value-type="float">
            <text:p>35.70737</text:p>
          </table:table-cell>
          <table:table-cell office:value-type="float" office:value="0" calcext:value-type="float">
            <text:p>0</text:p>
          </table:table-cell>
          <table:table-cell office:value-type="float" office:value="-0.03165616" calcext:value-type="float">
            <text:p>-0.03165616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4.4413" calcext:value-type="float">
            <text:p>-784.4413</text:p>
          </table:table-cell>
          <table:table-cell office:value-type="float" office:value="778.2698" calcext:value-type="float">
            <text:p>778.2698</text:p>
          </table:table-cell>
          <table:table-cell office:value-type="float" office:value="-689.077" calcext:value-type="float">
            <text:p>-689.077</text:p>
          </table:table-cell>
          <table:table-cell office:value-type="float" office:value="0" calcext:value-type="float">
            <text:p>0</text:p>
          </table:table-cell>
          <table:table-cell office:value-type="float" office:value="25.37171" calcext:value-type="float">
            <text:p>25.3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257.2647" calcext:value-type="float">
            <text:p>257.2647</text:p>
          </table:table-cell>
          <table:table-cell office:value-type="float" office:value="13207.41" calcext:value-type="float">
            <text:p>13207.41</text:p>
          </table:table-cell>
          <table:table-cell office:value-type="float" office:value="0" calcext:value-type="float">
            <text:p>0</text:p>
          </table:table-cell>
          <table:table-cell office:value-type="float" office:value="120.4882" calcext:value-type="float">
            <text:p>120.4882</text:p>
          </table:table-cell>
          <table:table-cell office:value-type="float" office:value="-919.8821" calcext:value-type="float">
            <text:p>-919.8821</text:p>
          </table:table-cell>
          <table:table-cell office:value-type="float" office:value="2444.978" calcext:value-type="float">
            <text:p>2444.978</text:p>
          </table:table-cell>
          <table:table-cell office:value-type="float" office:value="-245.5948" calcext:value-type="float">
            <text:p>-245.5948</text:p>
          </table:table-cell>
          <table:table-cell office:value-type="float" office:value="125.8142" calcext:value-type="float">
            <text:p>125.8142</text:p>
          </table:table-cell>
          <table:table-cell office:value-type="float" office:value="88.36469" calcext:value-type="float">
            <text:p>88.36469</text:p>
          </table:table-cell>
          <table:table-cell office:value-type="float" office:value="0.08844877" calcext:value-type="float">
            <text:p>0.08844877</text:p>
          </table:table-cell>
          <table:table-cell office:value-type="float" office:value="1.883528" calcext:value-type="float">
            <text:p>1.883528</text:p>
          </table:table-cell>
          <table:table-cell office:value-type="float" office:value="0.01682109" calcext:value-type="float">
            <text:p>0.01682109</text:p>
          </table:table-cell>
          <table:table-cell office:value-type="float" office:value="0.3215243" calcext:value-type="float">
            <text:p>0.3215243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101.553" calcext:value-type="float">
            <text:p>101.553</text:p>
          </table:table-cell>
          <table:table-cell office:value-type="float" office:value="0" calcext:value-type="float">
            <text:p>0</text:p>
          </table:table-cell>
          <table:table-cell office:value-type="float" office:value="454.1334" calcext:value-type="float">
            <text:p>454.1334</text:p>
          </table:table-cell>
          <table:table-cell office:value-type="float" office:value="1057.683" calcext:value-type="float">
            <text:p>1057.683</text:p>
          </table:table-cell>
          <table:table-cell office:value-type="float" office:value="1294.052" calcext:value-type="float">
            <text:p>1294.052</text:p>
          </table:table-cell>
          <table:table-cell office:value-type="float" office:value="1297.292" calcext:value-type="float">
            <text:p>1297.292</text:p>
          </table:table-cell>
          <table:table-cell office:value-type="float" office:value="781.973" calcext:value-type="float">
            <text:p>781.973</text:p>
          </table:table-cell>
          <table:table-cell office:value-type="float" office:value="1088.848" calcext:value-type="float">
            <text:p>1088.848</text:p>
          </table:table-cell>
          <table:table-cell office:value-type="float" office:value="417.4689" calcext:value-type="float">
            <text:p>417.4689</text:p>
          </table:table-cell>
          <table:table-cell office:value-type="float" office:value="1867.404" calcext:value-type="float">
            <text:p>1867.404</text:p>
          </table:table-cell>
          <table:table-cell office:value-type="float" office:value="2100.371" calcext:value-type="float">
            <text:p>2100.371</text:p>
          </table:table-cell>
          <table:table-cell office:value-type="float" office:value="1675.806" calcext:value-type="float">
            <text:p>1675.806</text:p>
          </table:table-cell>
          <table:table-cell office:value-type="float" office:value="585.4996" calcext:value-type="float">
            <text:p>585.4996</text:p>
          </table:table-cell>
          <table:table-cell office:value-type="float" office:value="577.2283" calcext:value-type="float">
            <text:p>577.2283</text:p>
          </table:table-cell>
          <table:table-cell office:value-type="float" office:value="142.8448" calcext:value-type="float">
            <text:p>142.8448</text:p>
          </table:table-cell>
          <table:table-cell office:value-type="float" office:value="35.70736" calcext:value-type="float">
            <text:p>35.70736</text:p>
          </table:table-cell>
          <table:table-cell office:value-type="float" office:value="0" calcext:value-type="float">
            <text:p>0</text:p>
          </table:table-cell>
          <table:table-cell office:value-type="float" office:value="-0.03172157" calcext:value-type="float">
            <text:p>-0.03172157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4.9716" calcext:value-type="float">
            <text:p>-784.9716</text:p>
          </table:table-cell>
          <table:table-cell office:value-type="float" office:value="777.7396" calcext:value-type="float">
            <text:p>777.7396</text:p>
          </table:table-cell>
          <table:table-cell office:value-type="float" office:value="-690.8591" calcext:value-type="float">
            <text:p>-690.8591</text:p>
          </table:table-cell>
          <table:table-cell office:value-type="float" office:value="0" calcext:value-type="float">
            <text:p>0</text:p>
          </table:table-cell>
          <table:table-cell office:value-type="float" office:value="25.62856" calcext:value-type="float">
            <text:p>25.6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256.0997" calcext:value-type="float">
            <text:p>256.0997</text:p>
          </table:table-cell>
          <table:table-cell office:value-type="float" office:value="13207.11" calcext:value-type="float">
            <text:p>13207.11</text:p>
          </table:table-cell>
          <table:table-cell office:value-type="float" office:value="0" calcext:value-type="float">
            <text:p>0</text:p>
          </table:table-cell>
          <table:table-cell office:value-type="float" office:value="121.3176" calcext:value-type="float">
            <text:p>121.3176</text:p>
          </table:table-cell>
          <table:table-cell office:value-type="float" office:value="-922.2347" calcext:value-type="float">
            <text:p>-922.2347</text:p>
          </table:table-cell>
          <table:table-cell office:value-type="float" office:value="2446.82" calcext:value-type="float">
            <text:p>2446.82</text:p>
          </table:table-cell>
          <table:table-cell office:value-type="float" office:value="-246.1187" calcext:value-type="float">
            <text:p>-246.1187</text:p>
          </table:table-cell>
          <table:table-cell office:value-type="float" office:value="126.1368" calcext:value-type="float">
            <text:p>126.1368</text:p>
          </table:table-cell>
          <table:table-cell office:value-type="float" office:value="86.73907" calcext:value-type="float">
            <text:p>86.73907</text:p>
          </table:table-cell>
          <table:table-cell office:value-type="float" office:value="0.08876768" calcext:value-type="float">
            <text:p>0.0887676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4" calcext:value-type="float">
            <text:p>0.0170641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98.83923" calcext:value-type="float">
            <text:p>98.83923</text:p>
          </table:table-cell>
          <table:table-cell office:value-type="float" office:value="0" calcext:value-type="float">
            <text:p>0</text:p>
          </table:table-cell>
          <table:table-cell office:value-type="float" office:value="454.4399" calcext:value-type="float">
            <text:p>454.4399</text:p>
          </table:table-cell>
          <table:table-cell office:value-type="float" office:value="1057.762" calcext:value-type="float">
            <text:p>1057.762</text:p>
          </table:table-cell>
          <table:table-cell office:value-type="float" office:value="1294.078" calcext:value-type="float">
            <text:p>1294.078</text:p>
          </table:table-cell>
          <table:table-cell office:value-type="float" office:value="1297.295" calcext:value-type="float">
            <text:p>1297.295</text:p>
          </table:table-cell>
          <table:table-cell office:value-type="float" office:value="781.8449" calcext:value-type="float">
            <text:p>781.8449</text:p>
          </table:table-cell>
          <table:table-cell office:value-type="float" office:value="1088.796" calcext:value-type="float">
            <text:p>1088.796</text:p>
          </table:table-cell>
          <table:table-cell office:value-type="float" office:value="417.5053" calcext:value-type="float">
            <text:p>417.5053</text:p>
          </table:table-cell>
          <table:table-cell office:value-type="float" office:value="1867.383" calcext:value-type="float">
            <text:p>1867.383</text:p>
          </table:table-cell>
          <table:table-cell office:value-type="float" office:value="2100.332" calcext:value-type="float">
            <text:p>2100.332</text:p>
          </table:table-cell>
          <table:table-cell office:value-type="float" office:value="1675.78" calcext:value-type="float">
            <text:p>1675.78</text:p>
          </table:table-cell>
          <table:table-cell office:value-type="float" office:value="585.4922" calcext:value-type="float">
            <text:p>585.4922</text:p>
          </table:table-cell>
          <table:table-cell office:value-type="float" office:value="577.2161" calcext:value-type="float">
            <text:p>577.2161</text:p>
          </table:table-cell>
          <table:table-cell office:value-type="float" office:value="142.8424" calcext:value-type="float">
            <text:p>142.8424</text:p>
          </table:table-cell>
          <table:table-cell office:value-type="float" office:value="35.7066" calcext:value-type="float">
            <text:p>35.7066</text:p>
          </table:table-cell>
          <table:table-cell office:value-type="float" office:value="0" calcext:value-type="float">
            <text:p>0</text:p>
          </table:table-cell>
          <table:table-cell office:value-type="float" office:value="-0.03173376" calcext:value-type="float">
            <text:p>-0.03173376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5.5061" calcext:value-type="float">
            <text:p>-785.5061</text:p>
          </table:table-cell>
          <table:table-cell office:value-type="float" office:value="777.2051" calcext:value-type="float">
            <text:p>777.2051</text:p>
          </table:table-cell>
          <table:table-cell office:value-type="float" office:value="-692.7308" calcext:value-type="float">
            <text:p>-692.7308</text:p>
          </table:table-cell>
          <table:table-cell office:value-type="float" office:value="0" calcext:value-type="float">
            <text:p>0</text:p>
          </table:table-cell>
          <table:table-cell office:value-type="float" office:value="25.65697" calcext:value-type="float">
            <text:p>25.65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254.8829" calcext:value-type="float">
            <text:p>254.8829</text:p>
          </table:table-cell>
          <table:table-cell office:value-type="float" office:value="13207.02" calcext:value-type="float">
            <text:p>13207.02</text:p>
          </table:table-cell>
          <table:table-cell office:value-type="float" office:value="0" calcext:value-type="float">
            <text:p>0</text:p>
          </table:table-cell>
          <table:table-cell office:value-type="float" office:value="122.1352" calcext:value-type="float">
            <text:p>122.1352</text:p>
          </table:table-cell>
          <table:table-cell office:value-type="float" office:value="-924.4647" calcext:value-type="float">
            <text:p>-924.4647</text:p>
          </table:table-cell>
          <table:table-cell office:value-type="float" office:value="2447.866" calcext:value-type="float">
            <text:p>2447.866</text:p>
          </table:table-cell>
          <table:table-cell office:value-type="float" office:value="-246.6182" calcext:value-type="float">
            <text:p>-246.6182</text:p>
          </table:table-cell>
          <table:table-cell office:value-type="float" office:value="126.5697" calcext:value-type="float">
            <text:p>126.5697</text:p>
          </table:table-cell>
          <table:table-cell office:value-type="float" office:value="85.38267" calcext:value-type="float">
            <text:p>85.38267</text:p>
          </table:table-cell>
          <table:table-cell office:value-type="float" office:value="0.08882544" calcext:value-type="float">
            <text:p>0.0888254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96.60925" calcext:value-type="float">
            <text:p>96.60925</text:p>
          </table:table-cell>
          <table:table-cell office:value-type="float" office:value="0" calcext:value-type="float">
            <text:p>0</text:p>
          </table:table-cell>
          <table:table-cell office:value-type="float" office:value="454.6698" calcext:value-type="float">
            <text:p>454.6698</text:p>
          </table:table-cell>
          <table:table-cell office:value-type="float" office:value="1057.711" calcext:value-type="float">
            <text:p>1057.711</text:p>
          </table:table-cell>
          <table:table-cell office:value-type="float" office:value="1294.048" calcext:value-type="float">
            <text:p>1294.048</text:p>
          </table:table-cell>
          <table:table-cell office:value-type="float" office:value="1297.258" calcext:value-type="float">
            <text:p>1297.258</text:p>
          </table:table-cell>
          <table:table-cell office:value-type="float" office:value="781.8204" calcext:value-type="float">
            <text:p>781.8204</text:p>
          </table:table-cell>
          <table:table-cell office:value-type="float" office:value="1088.782" calcext:value-type="float">
            <text:p>1088.782</text:p>
          </table:table-cell>
          <table:table-cell office:value-type="float" office:value="417.5251" calcext:value-type="float">
            <text:p>417.5251</text:p>
          </table:table-cell>
          <table:table-cell office:value-type="float" office:value="1867.374" calcext:value-type="float">
            <text:p>1867.374</text:p>
          </table:table-cell>
          <table:table-cell office:value-type="float" office:value="2100.311" calcext:value-type="float">
            <text:p>2100.311</text:p>
          </table:table-cell>
          <table:table-cell office:value-type="float" office:value="1675.771" calcext:value-type="float">
            <text:p>1675.771</text:p>
          </table:table-cell>
          <table:table-cell office:value-type="float" office:value="585.49" calcext:value-type="float">
            <text:p>585.49</text:p>
          </table:table-cell>
          <table:table-cell office:value-type="float" office:value="577.2126" calcext:value-type="float">
            <text:p>577.2126</text:p>
          </table:table-cell>
          <table:table-cell office:value-type="float" office:value="142.8423" calcext:value-type="float">
            <text:p>142.8423</text:p>
          </table:table-cell>
          <table:table-cell office:value-type="float" office:value="35.70659" calcext:value-type="float">
            <text:p>35.70659</text:p>
          </table:table-cell>
          <table:table-cell office:value-type="float" office:value="0" calcext:value-type="float">
            <text:p>0</text:p>
          </table:table-cell>
          <table:table-cell office:value-type="float" office:value="-0.03186202" calcext:value-type="float">
            <text:p>-0.03186202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6.0138" calcext:value-type="float">
            <text:p>-786.0138</text:p>
          </table:table-cell>
          <table:table-cell office:value-type="float" office:value="776.6974" calcext:value-type="float">
            <text:p>776.6974</text:p>
          </table:table-cell>
          <table:table-cell office:value-type="float" office:value="-694.7783" calcext:value-type="float">
            <text:p>-694.7783</text:p>
          </table:table-cell>
          <table:table-cell office:value-type="float" office:value="0" calcext:value-type="float">
            <text:p>0</text:p>
          </table:table-cell>
          <table:table-cell office:value-type="float" office:value="25.97188" calcext:value-type="float">
            <text:p>25.97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253.6176" calcext:value-type="float">
            <text:p>253.6176</text:p>
          </table:table-cell>
          <table:table-cell office:value-type="float" office:value="13206.97" calcext:value-type="float">
            <text:p>13206.97</text:p>
          </table:table-cell>
          <table:table-cell office:value-type="float" office:value="0" calcext:value-type="float">
            <text:p>0</text:p>
          </table:table-cell>
          <table:table-cell office:value-type="float" office:value="122.9362" calcext:value-type="float">
            <text:p>122.9362</text:p>
          </table:table-cell>
          <table:table-cell office:value-type="float" office:value="-926.9963" calcext:value-type="float">
            <text:p>-926.9963</text:p>
          </table:table-cell>
          <table:table-cell office:value-type="float" office:value="2454.602" calcext:value-type="float">
            <text:p>2454.602</text:p>
          </table:table-cell>
          <table:table-cell office:value-type="float" office:value="-247.0875" calcext:value-type="float">
            <text:p>-247.0875</text:p>
          </table:table-cell>
          <table:table-cell office:value-type="float" office:value="126.9626" calcext:value-type="float">
            <text:p>126.9626</text:p>
          </table:table-cell>
          <table:table-cell office:value-type="float" office:value="83.93744" calcext:value-type="float">
            <text:p>83.93744</text:p>
          </table:table-cell>
          <table:table-cell office:value-type="float" office:value="0.08899334" calcext:value-type="float">
            <text:p>0.0889933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94.07786" calcext:value-type="float">
            <text:p>94.07786</text:p>
          </table:table-cell>
          <table:table-cell office:value-type="float" office:value="0" calcext:value-type="float">
            <text:p>0</text:p>
          </table:table-cell>
          <table:table-cell office:value-type="float" office:value="454.9217" calcext:value-type="float">
            <text:p>454.9217</text:p>
          </table:table-cell>
          <table:table-cell office:value-type="float" office:value="1057.679" calcext:value-type="float">
            <text:p>1057.679</text:p>
          </table:table-cell>
          <table:table-cell office:value-type="float" office:value="1294.033" calcext:value-type="float">
            <text:p>1294.033</text:p>
          </table:table-cell>
          <table:table-cell office:value-type="float" office:value="1297.231" calcext:value-type="float">
            <text:p>1297.231</text:p>
          </table:table-cell>
          <table:table-cell office:value-type="float" office:value="781.8021" calcext:value-type="float">
            <text:p>781.8021</text:p>
          </table:table-cell>
          <table:table-cell office:value-type="float" office:value="1088.77" calcext:value-type="float">
            <text:p>1088.77</text:p>
          </table:table-cell>
          <table:table-cell office:value-type="float" office:value="417.5453" calcext:value-type="float">
            <text:p>417.5453</text:p>
          </table:table-cell>
          <table:table-cell office:value-type="float" office:value="1867.369" calcext:value-type="float">
            <text:p>1867.369</text:p>
          </table:table-cell>
          <table:table-cell office:value-type="float" office:value="2100.291" calcext:value-type="float">
            <text:p>2100.291</text:p>
          </table:table-cell>
          <table:table-cell office:value-type="float" office:value="1675.763" calcext:value-type="float">
            <text:p>1675.763</text:p>
          </table:table-cell>
          <table:table-cell office:value-type="float" office:value="585.4877" calcext:value-type="float">
            <text:p>585.4877</text:p>
          </table:table-cell>
          <table:table-cell office:value-type="float" office:value="577.2091" calcext:value-type="float">
            <text:p>577.2091</text:p>
          </table:table-cell>
          <table:table-cell office:value-type="float" office:value="142.8423" calcext:value-type="float">
            <text:p>142.8423</text:p>
          </table:table-cell>
          <table:table-cell office:value-type="float" office:value="35.70657" calcext:value-type="float">
            <text:p>35.70657</text:p>
          </table:table-cell>
          <table:table-cell office:value-type="float" office:value="0" calcext:value-type="float">
            <text:p>0</text:p>
          </table:table-cell>
          <table:table-cell office:value-type="float" office:value="-0.03188319" calcext:value-type="float">
            <text:p>-0.03188319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6.4899" calcext:value-type="float">
            <text:p>-786.4899</text:p>
          </table:table-cell>
          <table:table-cell office:value-type="float" office:value="776.2213" calcext:value-type="float">
            <text:p>776.2213</text:p>
          </table:table-cell>
          <table:table-cell office:value-type="float" office:value="-696.8198" calcext:value-type="float">
            <text:p>-696.8198</text:p>
          </table:table-cell>
          <table:table-cell office:value-type="float" office:value="0" calcext:value-type="float">
            <text:p>0</text:p>
          </table:table-cell>
          <table:table-cell office:value-type="float" office:value="25.944" calcext:value-type="float">
            <text:p>25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252.5181" calcext:value-type="float">
            <text:p>252.5181</text:p>
          </table:table-cell>
          <table:table-cell office:value-type="float" office:value="13206.9" calcext:value-type="float">
            <text:p>13206.9</text:p>
          </table:table-cell>
          <table:table-cell office:value-type="float" office:value="0" calcext:value-type="float">
            <text:p>0</text:p>
          </table:table-cell>
          <table:table-cell office:value-type="float" office:value="123.7239" calcext:value-type="float">
            <text:p>123.7239</text:p>
          </table:table-cell>
          <table:table-cell office:value-type="float" office:value="-929.7855" calcext:value-type="float">
            <text:p>-929.7855</text:p>
          </table:table-cell>
          <table:table-cell office:value-type="float" office:value="2461.613" calcext:value-type="float">
            <text:p>2461.613</text:p>
          </table:table-cell>
          <table:table-cell office:value-type="float" office:value="-247.5441" calcext:value-type="float">
            <text:p>-247.5441</text:p>
          </table:table-cell>
          <table:table-cell office:value-type="float" office:value="127.2471" calcext:value-type="float">
            <text:p>127.2471</text:p>
          </table:table-cell>
          <table:table-cell office:value-type="float" office:value="82.68758" calcext:value-type="float">
            <text:p>82.68758</text:p>
          </table:table-cell>
          <table:table-cell office:value-type="float" office:value="0.08918126" calcext:value-type="float">
            <text:p>0.0891812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91.2888" calcext:value-type="float">
            <text:p>91.2888</text:p>
          </table:table-cell>
          <table:table-cell office:value-type="float" office:value="0" calcext:value-type="float">
            <text:p>0</text:p>
          </table:table-cell>
          <table:table-cell office:value-type="float" office:value="455.1459" calcext:value-type="float">
            <text:p>455.1459</text:p>
          </table:table-cell>
          <table:table-cell office:value-type="float" office:value="1057.646" calcext:value-type="float">
            <text:p>1057.646</text:p>
          </table:table-cell>
          <table:table-cell office:value-type="float" office:value="1294.006" calcext:value-type="float">
            <text:p>1294.006</text:p>
          </table:table-cell>
          <table:table-cell office:value-type="float" office:value="1297.197" calcext:value-type="float">
            <text:p>1297.197</text:p>
          </table:table-cell>
          <table:table-cell office:value-type="float" office:value="781.7797" calcext:value-type="float">
            <text:p>781.7797</text:p>
          </table:table-cell>
          <table:table-cell office:value-type="float" office:value="1088.752" calcext:value-type="float">
            <text:p>1088.752</text:p>
          </table:table-cell>
          <table:table-cell office:value-type="float" office:value="417.5642" calcext:value-type="float">
            <text:p>417.5642</text:p>
          </table:table-cell>
          <table:table-cell office:value-type="float" office:value="1867.372" calcext:value-type="float">
            <text:p>1867.372</text:p>
          </table:table-cell>
          <table:table-cell office:value-type="float" office:value="2100.27" calcext:value-type="float">
            <text:p>2100.27</text:p>
          </table:table-cell>
          <table:table-cell office:value-type="float" office:value="1675.754" calcext:value-type="float">
            <text:p>1675.754</text:p>
          </table:table-cell>
          <table:table-cell office:value-type="float" office:value="585.4853" calcext:value-type="float">
            <text:p>585.4853</text:p>
          </table:table-cell>
          <table:table-cell office:value-type="float" office:value="577.2054" calcext:value-type="float">
            <text:p>577.2054</text:p>
          </table:table-cell>
          <table:table-cell office:value-type="float" office:value="142.8423" calcext:value-type="float">
            <text:p>142.8423</text:p>
          </table:table-cell>
          <table:table-cell office:value-type="float" office:value="35.70656" calcext:value-type="float">
            <text:p>35.70656</text:p>
          </table:table-cell>
          <table:table-cell office:value-type="float" office:value="0" calcext:value-type="float">
            <text:p>0</text:p>
          </table:table-cell>
          <table:table-cell office:value-type="float" office:value="-0.0318905" calcext:value-type="float">
            <text:p>-0.0318905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6.9495" calcext:value-type="float">
            <text:p>-786.9495</text:p>
          </table:table-cell>
          <table:table-cell office:value-type="float" office:value="775.7617" calcext:value-type="float">
            <text:p>775.7617</text:p>
          </table:table-cell>
          <table:table-cell office:value-type="float" office:value="-698.7123" calcext:value-type="float">
            <text:p>-698.7123</text:p>
          </table:table-cell>
          <table:table-cell office:value-type="float" office:value="0" calcext:value-type="float">
            <text:p>0</text:p>
          </table:table-cell>
          <table:table-cell office:value-type="float" office:value="25.49997" calcext:value-type="float">
            <text:p>25.4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251.7248" calcext:value-type="float">
            <text:p>251.7248</text:p>
          </table:table-cell>
          <table:table-cell office:value-type="float" office:value="13206.83" calcext:value-type="float">
            <text:p>13206.83</text:p>
          </table:table-cell>
          <table:table-cell office:value-type="float" office:value="0" calcext:value-type="float">
            <text:p>0</text:p>
          </table:table-cell>
          <table:table-cell office:value-type="float" office:value="124.491" calcext:value-type="float">
            <text:p>124.491</text:p>
          </table:table-cell>
          <table:table-cell office:value-type="float" office:value="-932.0146" calcext:value-type="float">
            <text:p>-932.0146</text:p>
          </table:table-cell>
          <table:table-cell office:value-type="float" office:value="2466.461" calcext:value-type="float">
            <text:p>2466.461</text:p>
          </table:table-cell>
          <table:table-cell office:value-type="float" office:value="-247.9774" calcext:value-type="float">
            <text:p>-247.9774</text:p>
          </table:table-cell>
          <table:table-cell office:value-type="float" office:value="127.3858" calcext:value-type="float">
            <text:p>127.3858</text:p>
          </table:table-cell>
          <table:table-cell office:value-type="float" office:value="81.65596" calcext:value-type="float">
            <text:p>81.65596</text:p>
          </table:table-cell>
          <table:table-cell office:value-type="float" office:value="0.08936642" calcext:value-type="float">
            <text:p>0.0893664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89.05991" calcext:value-type="float">
            <text:p>89.05991</text:p>
          </table:table-cell>
          <table:table-cell office:value-type="float" office:value="0" calcext:value-type="float">
            <text:p>0</text:p>
          </table:table-cell>
          <table:table-cell office:value-type="float" office:value="455.3501" calcext:value-type="float">
            <text:p>455.3501</text:p>
          </table:table-cell>
          <table:table-cell office:value-type="float" office:value="1057.652" calcext:value-type="float">
            <text:p>1057.652</text:p>
          </table:table-cell>
          <table:table-cell office:value-type="float" office:value="1294.02" calcext:value-type="float">
            <text:p>1294.02</text:p>
          </table:table-cell>
          <table:table-cell office:value-type="float" office:value="1297.188" calcext:value-type="float">
            <text:p>1297.188</text:p>
          </table:table-cell>
          <table:table-cell office:value-type="float" office:value="781.7699" calcext:value-type="float">
            <text:p>781.7699</text:p>
          </table:table-cell>
          <table:table-cell office:value-type="float" office:value="1088.74" calcext:value-type="float">
            <text:p>1088.74</text:p>
          </table:table-cell>
          <table:table-cell office:value-type="float" office:value="417.5832" calcext:value-type="float">
            <text:p>417.5832</text:p>
          </table:table-cell>
          <table:table-cell office:value-type="float" office:value="1867.374" calcext:value-type="float">
            <text:p>1867.374</text:p>
          </table:table-cell>
          <table:table-cell office:value-type="float" office:value="2100.248" calcext:value-type="float">
            <text:p>2100.248</text:p>
          </table:table-cell>
          <table:table-cell office:value-type="float" office:value="1675.744" calcext:value-type="float">
            <text:p>1675.744</text:p>
          </table:table-cell>
          <table:table-cell office:value-type="float" office:value="585.4828" calcext:value-type="float">
            <text:p>585.4828</text:p>
          </table:table-cell>
          <table:table-cell office:value-type="float" office:value="577.2015" calcext:value-type="float">
            <text:p>577.2015</text:p>
          </table:table-cell>
          <table:table-cell office:value-type="float" office:value="142.8423" calcext:value-type="float">
            <text:p>142.8423</text:p>
          </table:table-cell>
          <table:table-cell office:value-type="float" office:value="35.70655" calcext:value-type="float">
            <text:p>35.70655</text:p>
          </table:table-cell>
          <table:table-cell office:value-type="float" office:value="0" calcext:value-type="float">
            <text:p>0</text:p>
          </table:table-cell>
          <table:table-cell office:value-type="float" office:value="-0.03189255" calcext:value-type="float">
            <text:p>-0.03189255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7.39" calcext:value-type="float">
            <text:p>-787.39</text:p>
          </table:table-cell>
          <table:table-cell office:value-type="float" office:value="775.3212" calcext:value-type="float">
            <text:p>775.3212</text:p>
          </table:table-cell>
          <table:table-cell office:value-type="float" office:value="-700.2639" calcext:value-type="float">
            <text:p>-700.2639</text:p>
          </table:table-cell>
          <table:table-cell office:value-type="float" office:value="0" calcext:value-type="float">
            <text:p>0</text:p>
          </table:table-cell>
          <table:table-cell office:value-type="float" office:value="25.25183" calcext:value-type="float">
            <text:p>25.25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250.4586" calcext:value-type="float">
            <text:p>250.4586</text:p>
          </table:table-cell>
          <table:table-cell office:value-type="float" office:value="13206.84" calcext:value-type="float">
            <text:p>13206.84</text:p>
          </table:table-cell>
          <table:table-cell office:value-type="float" office:value="0" calcext:value-type="float">
            <text:p>0</text:p>
          </table:table-cell>
          <table:table-cell office:value-type="float" office:value="125.2501" calcext:value-type="float">
            <text:p>125.2501</text:p>
          </table:table-cell>
          <table:table-cell office:value-type="float" office:value="-934.5279" calcext:value-type="float">
            <text:p>-934.5279</text:p>
          </table:table-cell>
          <table:table-cell office:value-type="float" office:value="2472.551" calcext:value-type="float">
            <text:p>2472.551</text:p>
          </table:table-cell>
          <table:table-cell office:value-type="float" office:value="-248.4214" calcext:value-type="float">
            <text:p>-248.4214</text:p>
          </table:table-cell>
          <table:table-cell office:value-type="float" office:value="127.5498" calcext:value-type="float">
            <text:p>127.5498</text:p>
          </table:table-cell>
          <table:table-cell office:value-type="float" office:value="80.24562" calcext:value-type="float">
            <text:p>80.24562</text:p>
          </table:table-cell>
          <table:table-cell office:value-type="float" office:value="0.08957528" calcext:value-type="float">
            <text:p>0.0895752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86.54682" calcext:value-type="float">
            <text:p>86.54682</text:p>
          </table:table-cell>
          <table:table-cell office:value-type="float" office:value="0" calcext:value-type="float">
            <text:p>0</text:p>
          </table:table-cell>
          <table:table-cell office:value-type="float" office:value="455.6327" calcext:value-type="float">
            <text:p>455.6327</text:p>
          </table:table-cell>
          <table:table-cell office:value-type="float" office:value="1057.614" calcext:value-type="float">
            <text:p>1057.614</text:p>
          </table:table-cell>
          <table:table-cell office:value-type="float" office:value="1293.997" calcext:value-type="float">
            <text:p>1293.997</text:p>
          </table:table-cell>
          <table:table-cell office:value-type="float" office:value="1297.16" calcext:value-type="float">
            <text:p>1297.16</text:p>
          </table:table-cell>
          <table:table-cell office:value-type="float" office:value="781.7532" calcext:value-type="float">
            <text:p>781.7532</text:p>
          </table:table-cell>
          <table:table-cell office:value-type="float" office:value="1088.725" calcext:value-type="float">
            <text:p>1088.725</text:p>
          </table:table-cell>
          <table:table-cell office:value-type="float" office:value="417.6014" calcext:value-type="float">
            <text:p>417.6014</text:p>
          </table:table-cell>
          <table:table-cell office:value-type="float" office:value="1867.377" calcext:value-type="float">
            <text:p>1867.377</text:p>
          </table:table-cell>
          <table:table-cell office:value-type="float" office:value="2100.23" calcext:value-type="float">
            <text:p>2100.23</text:p>
          </table:table-cell>
          <table:table-cell office:value-type="float" office:value="1675.735" calcext:value-type="float">
            <text:p>1675.735</text:p>
          </table:table-cell>
          <table:table-cell office:value-type="float" office:value="585.4803" calcext:value-type="float">
            <text:p>585.4803</text:p>
          </table:table-cell>
          <table:table-cell office:value-type="float" office:value="577.1975" calcext:value-type="float">
            <text:p>577.1975</text:p>
          </table:table-cell>
          <table:table-cell office:value-type="float" office:value="142.8422" calcext:value-type="float">
            <text:p>142.8422</text:p>
          </table:table-cell>
          <table:table-cell office:value-type="float" office:value="35.70654" calcext:value-type="float">
            <text:p>35.70654</text:p>
          </table:table-cell>
          <table:table-cell office:value-type="float" office:value="0" calcext:value-type="float">
            <text:p>0</text:p>
          </table:table-cell>
          <table:table-cell office:value-type="float" office:value="-0.0318976" calcext:value-type="float">
            <text:p>-0.0318976</text:p>
          </table:table-cell>
          <table:table-cell office:value-type="float" office:value="0" calcext:value-type="float">
            <text:p>0</text:p>
          </table:table-cell>
          <table:table-cell office:value-type="float" office:value="2.842829" calcext:value-type="float">
            <text:p>2.842829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7.8414" calcext:value-type="float">
            <text:p>-787.8414</text:p>
          </table:table-cell>
          <table:table-cell office:value-type="float" office:value="774.8698" calcext:value-type="float">
            <text:p>774.8698</text:p>
          </table:table-cell>
          <table:table-cell office:value-type="float" office:value="-702.2115" calcext:value-type="float">
            <text:p>-702.2115</text:p>
          </table:table-cell>
          <table:table-cell office:value-type="float" office:value="0" calcext:value-type="float">
            <text:p>0</text:p>
          </table:table-cell>
          <table:table-cell office:value-type="float" office:value="25.12537" calcext:value-type="float">
            <text:p>25.1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711.5289" calcext:value-type="float">
            <text:p>711.5289</text:p>
          </table:table-cell>
          <table:table-cell office:value-type="float" office:value="13206.84" calcext:value-type="float">
            <text:p>13206.8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36.6909" calcext:value-type="float">
            <text:p>-936.6909</text:p>
          </table:table-cell>
          <table:table-cell office:value-type="float" office:value="2484.068" calcext:value-type="float">
            <text:p>2484.06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7.3669" calcext:value-type="float">
            <text:p>127.3669</text:p>
          </table:table-cell>
          <table:table-cell office:value-type="float" office:value="448.4155" calcext:value-type="float">
            <text:p>448.4155</text:p>
          </table:table-cell>
          <table:table-cell office:value-type="float" office:value="0.08986723" calcext:value-type="float">
            <text:p>0.08986723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84.38409" calcext:value-type="float">
            <text:p>84.38409</text:p>
          </table:table-cell>
          <table:table-cell office:value-type="float" office:value="0" calcext:value-type="float">
            <text:p>0</text:p>
          </table:table-cell>
          <table:table-cell office:value-type="float" office:value="452.8255" calcext:value-type="float">
            <text:p>452.8255</text:p>
          </table:table-cell>
          <table:table-cell office:value-type="float" office:value="1079.79" calcext:value-type="float">
            <text:p>1079.79</text:p>
          </table:table-cell>
          <table:table-cell office:value-type="float" office:value="1312.558" calcext:value-type="float">
            <text:p>1312.558</text:p>
          </table:table-cell>
          <table:table-cell office:value-type="float" office:value="1309.993" calcext:value-type="float">
            <text:p>1309.993</text:p>
          </table:table-cell>
          <table:table-cell office:value-type="float" office:value="790.6498" calcext:value-type="float">
            <text:p>790.6498</text:p>
          </table:table-cell>
          <table:table-cell office:value-type="float" office:value="1095.866" calcext:value-type="float">
            <text:p>1095.866</text:p>
          </table:table-cell>
          <table:table-cell office:value-type="float" office:value="423.6109" calcext:value-type="float">
            <text:p>423.6109</text:p>
          </table:table-cell>
          <table:table-cell office:value-type="float" office:value="1875.227" calcext:value-type="float">
            <text:p>1875.227</text:p>
          </table:table-cell>
          <table:table-cell office:value-type="float" office:value="2105.429" calcext:value-type="float">
            <text:p>2105.429</text:p>
          </table:table-cell>
          <table:table-cell office:value-type="float" office:value="1679.333" calcext:value-type="float">
            <text:p>1679.333</text:p>
          </table:table-cell>
          <table:table-cell office:value-type="float" office:value="586.759" calcext:value-type="float">
            <text:p>586.759</text:p>
          </table:table-cell>
          <table:table-cell office:value-type="float" office:value="579.368" calcext:value-type="float">
            <text:p>579.368</text:p>
          </table:table-cell>
          <table:table-cell office:value-type="float" office:value="142.8422" calcext:value-type="float">
            <text:p>142.8422</text:p>
          </table:table-cell>
          <table:table-cell office:value-type="float" office:value="35.70652" calcext:value-type="float">
            <text:p>35.70652</text:p>
          </table:table-cell>
          <table:table-cell office:value-type="float" office:value="0" calcext:value-type="float">
            <text:p>0</text:p>
          </table:table-cell>
          <table:table-cell office:value-type="float" office:value="-0.03190042" calcext:value-type="float">
            <text:p>-0.0319004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03.8882" calcext:value-type="float">
            <text:p>-703.8882</text:p>
          </table:table-cell>
          <table:table-cell office:value-type="float" office:value="0" calcext:value-type="float">
            <text:p>0</text:p>
          </table:table-cell>
          <table:table-cell office:value-type="float" office:value="24.83899" calcext:value-type="float">
            <text:p>24.83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709.8249" calcext:value-type="float">
            <text:p>709.8249</text:p>
          </table:table-cell>
          <table:table-cell office:value-type="float" office:value="13206.83" calcext:value-type="float">
            <text:p>13206.8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38.5417" calcext:value-type="float">
            <text:p>-938.5417</text:p>
          </table:table-cell>
          <table:table-cell office:value-type="float" office:value="2489.223" calcext:value-type="float">
            <text:p>2489.22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6.6971" calcext:value-type="float">
            <text:p>126.6971</text:p>
          </table:table-cell>
          <table:table-cell office:value-type="float" office:value="447.3959" calcext:value-type="float">
            <text:p>447.3959</text:p>
          </table:table-cell>
          <table:table-cell office:value-type="float" office:value="0.0901525" calcext:value-type="float">
            <text:p>0.090152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82.53354" calcext:value-type="float">
            <text:p>82.53354</text:p>
          </table:table-cell>
          <table:table-cell office:value-type="float" office:value="0" calcext:value-type="float">
            <text:p>0</text:p>
          </table:table-cell>
          <table:table-cell office:value-type="float" office:value="453.1468" calcext:value-type="float">
            <text:p>453.1468</text:p>
          </table:table-cell>
          <table:table-cell office:value-type="float" office:value="1079.525" calcext:value-type="float">
            <text:p>1079.525</text:p>
          </table:table-cell>
          <table:table-cell office:value-type="float" office:value="1312.333" calcext:value-type="float">
            <text:p>1312.333</text:p>
          </table:table-cell>
          <table:table-cell office:value-type="float" office:value="1309.835" calcext:value-type="float">
            <text:p>1309.835</text:p>
          </table:table-cell>
          <table:table-cell office:value-type="float" office:value="790.5292" calcext:value-type="float">
            <text:p>790.5292</text:p>
          </table:table-cell>
          <table:table-cell office:value-type="float" office:value="1095.791" calcext:value-type="float">
            <text:p>1095.791</text:p>
          </table:table-cell>
          <table:table-cell office:value-type="float" office:value="423.5792" calcext:value-type="float">
            <text:p>423.5792</text:p>
          </table:table-cell>
          <table:table-cell office:value-type="float" office:value="1875.169" calcext:value-type="float">
            <text:p>1875.169</text:p>
          </table:table-cell>
          <table:table-cell office:value-type="float" office:value="2105.385" calcext:value-type="float">
            <text:p>2105.385</text:p>
          </table:table-cell>
          <table:table-cell office:value-type="float" office:value="1679.302" calcext:value-type="float">
            <text:p>1679.302</text:p>
          </table:table-cell>
          <table:table-cell office:value-type="float" office:value="586.7512" calcext:value-type="float">
            <text:p>586.7512</text:p>
          </table:table-cell>
          <table:table-cell office:value-type="float" office:value="579.3607" calcext:value-type="float">
            <text:p>579.3607</text:p>
          </table:table-cell>
          <table:table-cell office:value-type="float" office:value="142.8422" calcext:value-type="float">
            <text:p>142.8422</text:p>
          </table:table-cell>
          <table:table-cell office:value-type="float" office:value="35.70651" calcext:value-type="float">
            <text:p>35.70651</text:p>
          </table:table-cell>
          <table:table-cell office:value-type="float" office:value="0" calcext:value-type="float">
            <text:p>0</text:p>
          </table:table-cell>
          <table:table-cell office:value-type="float" office:value="-0.03190763" calcext:value-type="float">
            <text:p>-0.0319076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05.5438" calcext:value-type="float">
            <text:p>-705.5438</text:p>
          </table:table-cell>
          <table:table-cell office:value-type="float" office:value="0" calcext:value-type="float">
            <text:p>0</text:p>
          </table:table-cell>
          <table:table-cell office:value-type="float" office:value="24.64142" calcext:value-type="float">
            <text:p>24.64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708.3327" calcext:value-type="float">
            <text:p>708.3327</text:p>
          </table:table-cell>
          <table:table-cell office:value-type="float" office:value="13206.76" calcext:value-type="float">
            <text:p>13206.7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0.1708" calcext:value-type="float">
            <text:p>-940.1708</text:p>
          </table:table-cell>
          <table:table-cell office:value-type="float" office:value="2492.803" calcext:value-type="float">
            <text:p>2492.80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5.4215" calcext:value-type="float">
            <text:p>125.4215</text:p>
          </table:table-cell>
          <table:table-cell office:value-type="float" office:value="446.6755" calcext:value-type="float">
            <text:p>446.6755</text:p>
          </table:table-cell>
          <table:table-cell office:value-type="float" office:value="0.09045288" calcext:value-type="float">
            <text:p>0.0904528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8886" calcext:value-type="float">
            <text:p>-0.018886</text:p>
          </table:table-cell>
          <table:table-cell office:value-type="float" office:value="370" calcext:value-type="float">
            <text:p>370</text:p>
          </table:table-cell>
          <table:table-cell office:value-type="float" office:value="80.90475" calcext:value-type="float">
            <text:p>80.90475</text:p>
          </table:table-cell>
          <table:table-cell office:value-type="float" office:value="0" calcext:value-type="float">
            <text:p>0</text:p>
          </table:table-cell>
          <table:table-cell office:value-type="float" office:value="453.4575" calcext:value-type="float">
            <text:p>453.4575</text:p>
          </table:table-cell>
          <table:table-cell office:value-type="float" office:value="1079.225" calcext:value-type="float">
            <text:p>1079.225</text:p>
          </table:table-cell>
          <table:table-cell office:value-type="float" office:value="1312.081" calcext:value-type="float">
            <text:p>1312.081</text:p>
          </table:table-cell>
          <table:table-cell office:value-type="float" office:value="1309.647" calcext:value-type="float">
            <text:p>1309.647</text:p>
          </table:table-cell>
          <table:table-cell office:value-type="float" office:value="790.3936" calcext:value-type="float">
            <text:p>790.3936</text:p>
          </table:table-cell>
          <table:table-cell office:value-type="float" office:value="1095.706" calcext:value-type="float">
            <text:p>1095.706</text:p>
          </table:table-cell>
          <table:table-cell office:value-type="float" office:value="423.5449" calcext:value-type="float">
            <text:p>423.5449</text:p>
          </table:table-cell>
          <table:table-cell office:value-type="float" office:value="1875.108" calcext:value-type="float">
            <text:p>1875.108</text:p>
          </table:table-cell>
          <table:table-cell office:value-type="float" office:value="2105.34" calcext:value-type="float">
            <text:p>2105.34</text:p>
          </table:table-cell>
          <table:table-cell office:value-type="float" office:value="1679.272" calcext:value-type="float">
            <text:p>1679.272</text:p>
          </table:table-cell>
          <table:table-cell office:value-type="float" office:value="586.7432" calcext:value-type="float">
            <text:p>586.7432</text:p>
          </table:table-cell>
          <table:table-cell office:value-type="float" office:value="579.3533" calcext:value-type="float">
            <text:p>579.3533</text:p>
          </table:table-cell>
          <table:table-cell office:value-type="float" office:value="142.8421" calcext:value-type="float">
            <text:p>142.8421</text:p>
          </table:table-cell>
          <table:table-cell office:value-type="float" office:value="35.7065" calcext:value-type="float">
            <text:p>35.7065</text:p>
          </table:table-cell>
          <table:table-cell office:value-type="float" office:value="0" calcext:value-type="float">
            <text:p>0</text:p>
          </table:table-cell>
          <table:table-cell office:value-type="float" office:value="-0.03191722" calcext:value-type="float">
            <text:p>-0.0319172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07.0299" calcext:value-type="float">
            <text:p>-707.0299</text:p>
          </table:table-cell>
          <table:table-cell office:value-type="float" office:value="0" calcext:value-type="float">
            <text:p>0</text:p>
          </table:table-cell>
          <table:table-cell office:value-type="float" office:value="24.49856" calcext:value-type="float">
            <text:p>24.4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707.0298" calcext:value-type="float">
            <text:p>707.0298</text:p>
          </table:table-cell>
          <table:table-cell office:value-type="float" office:value="13206.55" calcext:value-type="float">
            <text:p>13206.5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2.0337" calcext:value-type="float">
            <text:p>-942.0337</text:p>
          </table:table-cell>
          <table:table-cell office:value-type="float" office:value="2498.096" calcext:value-type="float">
            <text:p>2498.09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5.0178" calcext:value-type="float">
            <text:p>125.0178</text:p>
          </table:table-cell>
          <table:table-cell office:value-type="float" office:value="446.1686" calcext:value-type="float">
            <text:p>446.1686</text:p>
          </table:table-cell>
          <table:table-cell office:value-type="float" office:value="0.09079324" calcext:value-type="float">
            <text:p>0.0907932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197236" calcext:value-type="float">
            <text:p>-0.0197236</text:p>
          </table:table-cell>
          <table:table-cell office:value-type="float" office:value="370" calcext:value-type="float">
            <text:p>370</text:p>
          </table:table-cell>
          <table:table-cell office:value-type="float" office:value="79.04308" calcext:value-type="float">
            <text:p>79.04308</text:p>
          </table:table-cell>
          <table:table-cell office:value-type="float" office:value="0" calcext:value-type="float">
            <text:p>0</text:p>
          </table:table-cell>
          <table:table-cell office:value-type="float" office:value="453.6432" calcext:value-type="float">
            <text:p>453.6432</text:p>
          </table:table-cell>
          <table:table-cell office:value-type="float" office:value="1078.934" calcext:value-type="float">
            <text:p>1078.934</text:p>
          </table:table-cell>
          <table:table-cell office:value-type="float" office:value="1311.822" calcext:value-type="float">
            <text:p>1311.822</text:p>
          </table:table-cell>
          <table:table-cell office:value-type="float" office:value="1309.451" calcext:value-type="float">
            <text:p>1309.451</text:p>
          </table:table-cell>
          <table:table-cell office:value-type="float" office:value="790.2438" calcext:value-type="float">
            <text:p>790.2438</text:p>
          </table:table-cell>
          <table:table-cell office:value-type="float" office:value="1095.615" calcext:value-type="float">
            <text:p>1095.615</text:p>
          </table:table-cell>
          <table:table-cell office:value-type="float" office:value="423.5081" calcext:value-type="float">
            <text:p>423.5081</text:p>
          </table:table-cell>
          <table:table-cell office:value-type="float" office:value="1875.034" calcext:value-type="float">
            <text:p>1875.034</text:p>
          </table:table-cell>
          <table:table-cell office:value-type="float" office:value="2105.293" calcext:value-type="float">
            <text:p>2105.293</text:p>
          </table:table-cell>
          <table:table-cell office:value-type="float" office:value="1679.241" calcext:value-type="float">
            <text:p>1679.241</text:p>
          </table:table-cell>
          <table:table-cell office:value-type="float" office:value="586.7354" calcext:value-type="float">
            <text:p>586.7354</text:p>
          </table:table-cell>
          <table:table-cell office:value-type="float" office:value="579.3459" calcext:value-type="float">
            <text:p>579.3459</text:p>
          </table:table-cell>
          <table:table-cell office:value-type="float" office:value="142.8421" calcext:value-type="float">
            <text:p>142.8421</text:p>
          </table:table-cell>
          <table:table-cell office:value-type="float" office:value="35.70647" calcext:value-type="float">
            <text:p>35.70647</text:p>
          </table:table-cell>
          <table:table-cell office:value-type="float" office:value="0" calcext:value-type="float">
            <text:p>0</text:p>
          </table:table-cell>
          <table:table-cell office:value-type="float" office:value="-0.03192358" calcext:value-type="float">
            <text:p>-0.0319235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08.4628" calcext:value-type="float">
            <text:p>-708.4628</text:p>
          </table:table-cell>
          <table:table-cell office:value-type="float" office:value="0" calcext:value-type="float">
            <text:p>0</text:p>
          </table:table-cell>
          <table:table-cell office:value-type="float" office:value="24.06665" calcext:value-type="float">
            <text:p>24.06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705.975" calcext:value-type="float">
            <text:p>705.975</text:p>
          </table:table-cell>
          <table:table-cell office:value-type="float" office:value="13206.33" calcext:value-type="float">
            <text:p>13206.3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3.3746" calcext:value-type="float">
            <text:p>-943.3746</text:p>
          </table:table-cell>
          <table:table-cell office:value-type="float" office:value="2500.939" calcext:value-type="float">
            <text:p>2500.93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4.3837" calcext:value-type="float">
            <text:p>124.3837</text:p>
          </table:table-cell>
          <table:table-cell office:value-type="float" office:value="445.8429" calcext:value-type="float">
            <text:p>445.8429</text:p>
          </table:table-cell>
          <table:table-cell office:value-type="float" office:value="0.09110676" calcext:value-type="float">
            <text:p>0.0911067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305723" calcext:value-type="float">
            <text:p>-0.02305723</text:p>
          </table:table-cell>
          <table:table-cell office:value-type="float" office:value="370" calcext:value-type="float">
            <text:p>370</text:p>
          </table:table-cell>
          <table:table-cell office:value-type="float" office:value="77.70585" calcext:value-type="float">
            <text:p>77.70585</text:p>
          </table:table-cell>
          <table:table-cell office:value-type="float" office:value="0" calcext:value-type="float">
            <text:p>0</text:p>
          </table:table-cell>
          <table:table-cell office:value-type="float" office:value="453.8016" calcext:value-type="float">
            <text:p>453.8016</text:p>
          </table:table-cell>
          <table:table-cell office:value-type="float" office:value="1078.677" calcext:value-type="float">
            <text:p>1078.677</text:p>
          </table:table-cell>
          <table:table-cell office:value-type="float" office:value="1311.594" calcext:value-type="float">
            <text:p>1311.594</text:p>
          </table:table-cell>
          <table:table-cell office:value-type="float" office:value="1309.271" calcext:value-type="float">
            <text:p>1309.271</text:p>
          </table:table-cell>
          <table:table-cell office:value-type="float" office:value="790.1067" calcext:value-type="float">
            <text:p>790.1067</text:p>
          </table:table-cell>
          <table:table-cell office:value-type="float" office:value="1095.529" calcext:value-type="float">
            <text:p>1095.529</text:p>
          </table:table-cell>
          <table:table-cell office:value-type="float" office:value="423.4714" calcext:value-type="float">
            <text:p>423.4714</text:p>
          </table:table-cell>
          <table:table-cell office:value-type="float" office:value="1874.957" calcext:value-type="float">
            <text:p>1874.957</text:p>
          </table:table-cell>
          <table:table-cell office:value-type="float" office:value="2105.236" calcext:value-type="float">
            <text:p>2105.236</text:p>
          </table:table-cell>
          <table:table-cell office:value-type="float" office:value="1679.21" calcext:value-type="float">
            <text:p>1679.21</text:p>
          </table:table-cell>
          <table:table-cell office:value-type="float" office:value="586.7275" calcext:value-type="float">
            <text:p>586.7275</text:p>
          </table:table-cell>
          <table:table-cell office:value-type="float" office:value="579.3385" calcext:value-type="float">
            <text:p>579.3385</text:p>
          </table:table-cell>
          <table:table-cell office:value-type="float" office:value="142.842" calcext:value-type="float">
            <text:p>142.842</text:p>
          </table:table-cell>
          <table:table-cell office:value-type="float" office:value="35.7065" calcext:value-type="float">
            <text:p>35.7065</text:p>
          </table:table-cell>
          <table:table-cell office:value-type="float" office:value="0" calcext:value-type="float">
            <text:p>0</text:p>
          </table:table-cell>
          <table:table-cell office:value-type="float" office:value="-0.03192753" calcext:value-type="float">
            <text:p>-0.0319275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09.649" calcext:value-type="float">
            <text:p>-709.649</text:p>
          </table:table-cell>
          <table:table-cell office:value-type="float" office:value="0" calcext:value-type="float">
            <text:p>0</text:p>
          </table:table-cell>
          <table:table-cell office:value-type="float" office:value="23.9147" calcext:value-type="float">
            <text:p>23.9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704.8748" calcext:value-type="float">
            <text:p>704.8748</text:p>
          </table:table-cell>
          <table:table-cell office:value-type="float" office:value="13206.11" calcext:value-type="float">
            <text:p>13206.1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4.7676" calcext:value-type="float">
            <text:p>-944.7676</text:p>
          </table:table-cell>
          <table:table-cell office:value-type="float" office:value="2504.141" calcext:value-type="float">
            <text:p>2504.14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3.7669" calcext:value-type="float">
            <text:p>123.7669</text:p>
          </table:table-cell>
          <table:table-cell office:value-type="float" office:value="445.5267" calcext:value-type="float">
            <text:p>445.5267</text:p>
          </table:table-cell>
          <table:table-cell office:value-type="float" office:value="0.09138092" calcext:value-type="float">
            <text:p>0.0913809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638254" calcext:value-type="float">
            <text:p>-0.02638254</text:p>
          </table:table-cell>
          <table:table-cell office:value-type="float" office:value="370" calcext:value-type="float">
            <text:p>370</text:p>
          </table:table-cell>
          <table:table-cell office:value-type="float" office:value="76.31638" calcext:value-type="float">
            <text:p>76.31638</text:p>
          </table:table-cell>
          <table:table-cell office:value-type="float" office:value="0" calcext:value-type="float">
            <text:p>0</text:p>
          </table:table-cell>
          <table:table-cell office:value-type="float" office:value="453.9605" calcext:value-type="float">
            <text:p>453.9605</text:p>
          </table:table-cell>
          <table:table-cell office:value-type="float" office:value="1078.394" calcext:value-type="float">
            <text:p>1078.394</text:p>
          </table:table-cell>
          <table:table-cell office:value-type="float" office:value="1311.347" calcext:value-type="float">
            <text:p>1311.347</text:p>
          </table:table-cell>
          <table:table-cell office:value-type="float" office:value="1309.086" calcext:value-type="float">
            <text:p>1309.086</text:p>
          </table:table-cell>
          <table:table-cell office:value-type="float" office:value="789.963" calcext:value-type="float">
            <text:p>789.963</text:p>
          </table:table-cell>
          <table:table-cell office:value-type="float" office:value="1095.442" calcext:value-type="float">
            <text:p>1095.442</text:p>
          </table:table-cell>
          <table:table-cell office:value-type="float" office:value="423.4345" calcext:value-type="float">
            <text:p>423.4345</text:p>
          </table:table-cell>
          <table:table-cell office:value-type="float" office:value="1874.881" calcext:value-type="float">
            <text:p>1874.881</text:p>
          </table:table-cell>
          <table:table-cell office:value-type="float" office:value="2105.176" calcext:value-type="float">
            <text:p>2105.176</text:p>
          </table:table-cell>
          <table:table-cell office:value-type="float" office:value="1679.18" calcext:value-type="float">
            <text:p>1679.18</text:p>
          </table:table-cell>
          <table:table-cell office:value-type="float" office:value="586.7196" calcext:value-type="float">
            <text:p>586.7196</text:p>
          </table:table-cell>
          <table:table-cell office:value-type="float" office:value="579.3311" calcext:value-type="float">
            <text:p>579.3311</text:p>
          </table:table-cell>
          <table:table-cell office:value-type="float" office:value="142.8419" calcext:value-type="float">
            <text:p>142.8419</text:p>
          </table:table-cell>
          <table:table-cell office:value-type="float" office:value="35.70654" calcext:value-type="float">
            <text:p>35.70654</text:p>
          </table:table-cell>
          <table:table-cell office:value-type="float" office:value="0" calcext:value-type="float">
            <text:p>0</text:p>
          </table:table-cell>
          <table:table-cell office:value-type="float" office:value="-0.03193234" calcext:value-type="float">
            <text:p>-0.0319323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10.8824" calcext:value-type="float">
            <text:p>-710.8824</text:p>
          </table:table-cell>
          <table:table-cell office:value-type="float" office:value="0" calcext:value-type="float">
            <text:p>0</text:p>
          </table:table-cell>
          <table:table-cell office:value-type="float" office:value="23.75719" calcext:value-type="float">
            <text:p>23.75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703.9186" calcext:value-type="float">
            <text:p>703.9186</text:p>
          </table:table-cell>
          <table:table-cell office:value-type="float" office:value="13205.83" calcext:value-type="float">
            <text:p>13205.8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6.0981" calcext:value-type="float">
            <text:p>-946.0981</text:p>
          </table:table-cell>
          <table:table-cell office:value-type="float" office:value="2507.596" calcext:value-type="float">
            <text:p>2507.59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3.5088" calcext:value-type="float">
            <text:p>123.5088</text:p>
          </table:table-cell>
          <table:table-cell office:value-type="float" office:value="445.3555" calcext:value-type="float">
            <text:p>445.3555</text:p>
          </table:table-cell>
          <table:table-cell office:value-type="float" office:value="0.09160875" calcext:value-type="float">
            <text:p>0.0916087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74.98852" calcext:value-type="float">
            <text:p>74.98852</text:p>
          </table:table-cell>
          <table:table-cell office:value-type="float" office:value="0" calcext:value-type="float">
            <text:p>0</text:p>
          </table:table-cell>
          <table:table-cell office:value-type="float" office:value="454.0548" calcext:value-type="float">
            <text:p>454.0548</text:p>
          </table:table-cell>
          <table:table-cell office:value-type="float" office:value="1078.119" calcext:value-type="float">
            <text:p>1078.119</text:p>
          </table:table-cell>
          <table:table-cell office:value-type="float" office:value="1311.101" calcext:value-type="float">
            <text:p>1311.101</text:p>
          </table:table-cell>
          <table:table-cell office:value-type="float" office:value="1308.895" calcext:value-type="float">
            <text:p>1308.895</text:p>
          </table:table-cell>
          <table:table-cell office:value-type="float" office:value="789.8168" calcext:value-type="float">
            <text:p>789.8168</text:p>
          </table:table-cell>
          <table:table-cell office:value-type="float" office:value="1095.353" calcext:value-type="float">
            <text:p>1095.353</text:p>
          </table:table-cell>
          <table:table-cell office:value-type="float" office:value="423.3967" calcext:value-type="float">
            <text:p>423.3967</text:p>
          </table:table-cell>
          <table:table-cell office:value-type="float" office:value="1874.804" calcext:value-type="float">
            <text:p>1874.804</text:p>
          </table:table-cell>
          <table:table-cell office:value-type="float" office:value="2105.116" calcext:value-type="float">
            <text:p>2105.116</text:p>
          </table:table-cell>
          <table:table-cell office:value-type="float" office:value="1679.149" calcext:value-type="float">
            <text:p>1679.149</text:p>
          </table:table-cell>
          <table:table-cell office:value-type="float" office:value="586.7118" calcext:value-type="float">
            <text:p>586.7118</text:p>
          </table:table-cell>
          <table:table-cell office:value-type="float" office:value="579.3238" calcext:value-type="float">
            <text:p>579.3238</text:p>
          </table:table-cell>
          <table:table-cell office:value-type="float" office:value="142.8419" calcext:value-type="float">
            <text:p>142.8419</text:p>
          </table:table-cell>
          <table:table-cell office:value-type="float" office:value="35.70655" calcext:value-type="float">
            <text:p>35.70655</text:p>
          </table:table-cell>
          <table:table-cell office:value-type="float" office:value="0" calcext:value-type="float">
            <text:p>0</text:p>
          </table:table-cell>
          <table:table-cell office:value-type="float" office:value="-0.03193571" calcext:value-type="float">
            <text:p>-0.0319357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12.0328" calcext:value-type="float">
            <text:p>-712.0328</text:p>
          </table:table-cell>
          <table:table-cell office:value-type="float" office:value="0" calcext:value-type="float">
            <text:p>0</text:p>
          </table:table-cell>
          <table:table-cell office:value-type="float" office:value="23.58125" calcext:value-type="float">
            <text:p>23.5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702.9501" calcext:value-type="float">
            <text:p>702.9501</text:p>
          </table:table-cell>
          <table:table-cell office:value-type="float" office:value="13205.58" calcext:value-type="float">
            <text:p>13205.5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7.3786" calcext:value-type="float">
            <text:p>-947.3786</text:p>
          </table:table-cell>
          <table:table-cell office:value-type="float" office:value="2509.932" calcext:value-type="float">
            <text:p>2509.93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3.6266" calcext:value-type="float">
            <text:p>123.6266</text:p>
          </table:table-cell>
          <table:table-cell office:value-type="float" office:value="445.0564" calcext:value-type="float">
            <text:p>445.0564</text:p>
          </table:table-cell>
          <table:table-cell office:value-type="float" office:value="0.09184208" calcext:value-type="float">
            <text:p>0.0918420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73.70824" calcext:value-type="float">
            <text:p>73.70824</text:p>
          </table:table-cell>
          <table:table-cell office:value-type="float" office:value="0" calcext:value-type="float">
            <text:p>0</text:p>
          </table:table-cell>
          <table:table-cell office:value-type="float" office:value="454.1465" calcext:value-type="float">
            <text:p>454.1465</text:p>
          </table:table-cell>
          <table:table-cell office:value-type="float" office:value="1077.913" calcext:value-type="float">
            <text:p>1077.913</text:p>
          </table:table-cell>
          <table:table-cell office:value-type="float" office:value="1310.896" calcext:value-type="float">
            <text:p>1310.896</text:p>
          </table:table-cell>
          <table:table-cell office:value-type="float" office:value="1308.737" calcext:value-type="float">
            <text:p>1308.737</text:p>
          </table:table-cell>
          <table:table-cell office:value-type="float" office:value="789.6809" calcext:value-type="float">
            <text:p>789.6809</text:p>
          </table:table-cell>
          <table:table-cell office:value-type="float" office:value="1095.271" calcext:value-type="float">
            <text:p>1095.271</text:p>
          </table:table-cell>
          <table:table-cell office:value-type="float" office:value="423.3593" calcext:value-type="float">
            <text:p>423.3593</text:p>
          </table:table-cell>
          <table:table-cell office:value-type="float" office:value="1874.73" calcext:value-type="float">
            <text:p>1874.73</text:p>
          </table:table-cell>
          <table:table-cell office:value-type="float" office:value="2105.056" calcext:value-type="float">
            <text:p>2105.056</text:p>
          </table:table-cell>
          <table:table-cell office:value-type="float" office:value="1679.119" calcext:value-type="float">
            <text:p>1679.119</text:p>
          </table:table-cell>
          <table:table-cell office:value-type="float" office:value="586.7039" calcext:value-type="float">
            <text:p>586.7039</text:p>
          </table:table-cell>
          <table:table-cell office:value-type="float" office:value="579.3165" calcext:value-type="float">
            <text:p>579.3165</text:p>
          </table:table-cell>
          <table:table-cell office:value-type="float" office:value="142.8418" calcext:value-type="float">
            <text:p>142.8418</text:p>
          </table:table-cell>
          <table:table-cell office:value-type="float" office:value="35.70654" calcext:value-type="float">
            <text:p>35.70654</text:p>
          </table:table-cell>
          <table:table-cell office:value-type="float" office:value="0" calcext:value-type="float">
            <text:p>0</text:p>
          </table:table-cell>
          <table:table-cell office:value-type="float" office:value="-0.031937" calcext:value-type="float">
            <text:p>-0.031937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13.1653" calcext:value-type="float">
            <text:p>-713.1653</text:p>
          </table:table-cell>
          <table:table-cell office:value-type="float" office:value="0" calcext:value-type="float">
            <text:p>0</text:p>
          </table:table-cell>
          <table:table-cell office:value-type="float" office:value="23.43366" calcext:value-type="float">
            <text:p>23.4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700.7544" calcext:value-type="float">
            <text:p>700.7544</text:p>
          </table:table-cell>
          <table:table-cell office:value-type="float" office:value="13205.58" calcext:value-type="float">
            <text:p>13205.5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49.658" calcext:value-type="float">
            <text:p>-949.658</text:p>
          </table:table-cell>
          <table:table-cell office:value-type="float" office:value="2516.267" calcext:value-type="float">
            <text:p>2516.26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4.4405" calcext:value-type="float">
            <text:p>124.4405</text:p>
          </table:table-cell>
          <table:table-cell office:value-type="float" office:value="443.5653" calcext:value-type="float">
            <text:p>443.5653</text:p>
          </table:table-cell>
          <table:table-cell office:value-type="float" office:value="0.09214647" calcext:value-type="float">
            <text:p>0.0921464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71.42912" calcext:value-type="float">
            <text:p>71.42912</text:p>
          </table:table-cell>
          <table:table-cell office:value-type="float" office:value="0" calcext:value-type="float">
            <text:p>0</text:p>
          </table:table-cell>
          <table:table-cell office:value-type="float" office:value="454.4015" calcext:value-type="float">
            <text:p>454.4015</text:p>
          </table:table-cell>
          <table:table-cell office:value-type="float" office:value="1077.693" calcext:value-type="float">
            <text:p>1077.693</text:p>
          </table:table-cell>
          <table:table-cell office:value-type="float" office:value="1310.698" calcext:value-type="float">
            <text:p>1310.698</text:p>
          </table:table-cell>
          <table:table-cell office:value-type="float" office:value="1308.587" calcext:value-type="float">
            <text:p>1308.587</text:p>
          </table:table-cell>
          <table:table-cell office:value-type="float" office:value="789.5565" calcext:value-type="float">
            <text:p>789.5565</text:p>
          </table:table-cell>
          <table:table-cell office:value-type="float" office:value="1095.196" calcext:value-type="float">
            <text:p>1095.196</text:p>
          </table:table-cell>
          <table:table-cell office:value-type="float" office:value="423.3244" calcext:value-type="float">
            <text:p>423.3244</text:p>
          </table:table-cell>
          <table:table-cell office:value-type="float" office:value="1874.665" calcext:value-type="float">
            <text:p>1874.665</text:p>
          </table:table-cell>
          <table:table-cell office:value-type="float" office:value="2105.007" calcext:value-type="float">
            <text:p>2105.007</text:p>
          </table:table-cell>
          <table:table-cell office:value-type="float" office:value="1679.088" calcext:value-type="float">
            <text:p>1679.088</text:p>
          </table:table-cell>
          <table:table-cell office:value-type="float" office:value="586.696" calcext:value-type="float">
            <text:p>586.696</text:p>
          </table:table-cell>
          <table:table-cell office:value-type="float" office:value="579.3091" calcext:value-type="float">
            <text:p>579.3091</text:p>
          </table:table-cell>
          <table:table-cell office:value-type="float" office:value="142.8418" calcext:value-type="float">
            <text:p>142.8418</text:p>
          </table:table-cell>
          <table:table-cell office:value-type="float" office:value="35.70653" calcext:value-type="float">
            <text:p>35.70653</text:p>
          </table:table-cell>
          <table:table-cell office:value-type="float" office:value="0" calcext:value-type="float">
            <text:p>0</text:p>
          </table:table-cell>
          <table:table-cell office:value-type="float" office:value="-0.03193907" calcext:value-type="float">
            <text:p>-0.03193907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15.2985" calcext:value-type="float">
            <text:p>-715.2985</text:p>
          </table:table-cell>
          <table:table-cell office:value-type="float" office:value="0" calcext:value-type="float">
            <text:p>0</text:p>
          </table:table-cell>
          <table:table-cell office:value-type="float" office:value="23.28554" calcext:value-type="float">
            <text:p>23.28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697.929" calcext:value-type="float">
            <text:p>697.929</text:p>
          </table:table-cell>
          <table:table-cell office:value-type="float" office:value="13205.68" calcext:value-type="float">
            <text:p>13205.6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52.4567" calcext:value-type="float">
            <text:p>-952.4567</text:p>
          </table:table-cell>
          <table:table-cell office:value-type="float" office:value="2524.818" calcext:value-type="float">
            <text:p>2524.81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5.4641" calcext:value-type="float">
            <text:p>125.4641</text:p>
          </table:table-cell>
          <table:table-cell office:value-type="float" office:value="441.5869" calcext:value-type="float">
            <text:p>441.5869</text:p>
          </table:table-cell>
          <table:table-cell office:value-type="float" office:value="0.09250776" calcext:value-type="float">
            <text:p>0.0925077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68.63078" calcext:value-type="float">
            <text:p>68.63078</text:p>
          </table:table-cell>
          <table:table-cell office:value-type="float" office:value="0" calcext:value-type="float">
            <text:p>0</text:p>
          </table:table-cell>
          <table:table-cell office:value-type="float" office:value="454.7638" calcext:value-type="float">
            <text:p>454.7638</text:p>
          </table:table-cell>
          <table:table-cell office:value-type="float" office:value="1077.414" calcext:value-type="float">
            <text:p>1077.414</text:p>
          </table:table-cell>
          <table:table-cell office:value-type="float" office:value="1310.458" calcext:value-type="float">
            <text:p>1310.458</text:p>
          </table:table-cell>
          <table:table-cell office:value-type="float" office:value="1308.411" calcext:value-type="float">
            <text:p>1308.411</text:p>
          </table:table-cell>
          <table:table-cell office:value-type="float" office:value="789.4164" calcext:value-type="float">
            <text:p>789.4164</text:p>
          </table:table-cell>
          <table:table-cell office:value-type="float" office:value="1095.118" calcext:value-type="float">
            <text:p>1095.118</text:p>
          </table:table-cell>
          <table:table-cell office:value-type="float" office:value="423.2884" calcext:value-type="float">
            <text:p>423.2884</text:p>
          </table:table-cell>
          <table:table-cell office:value-type="float" office:value="1874.6" calcext:value-type="float">
            <text:p>1874.6</text:p>
          </table:table-cell>
          <table:table-cell office:value-type="float" office:value="2104.958" calcext:value-type="float">
            <text:p>2104.958</text:p>
          </table:table-cell>
          <table:table-cell office:value-type="float" office:value="1679.058" calcext:value-type="float">
            <text:p>1679.058</text:p>
          </table:table-cell>
          <table:table-cell office:value-type="float" office:value="586.6882" calcext:value-type="float">
            <text:p>586.6882</text:p>
          </table:table-cell>
          <table:table-cell office:value-type="float" office:value="579.3019" calcext:value-type="float">
            <text:p>579.3019</text:p>
          </table:table-cell>
          <table:table-cell office:value-type="float" office:value="142.8418" calcext:value-type="float">
            <text:p>142.8418</text:p>
          </table:table-cell>
          <table:table-cell office:value-type="float" office:value="35.70652" calcext:value-type="float">
            <text:p>35.70652</text:p>
          </table:table-cell>
          <table:table-cell office:value-type="float" office:value="0" calcext:value-type="float">
            <text:p>0</text:p>
          </table:table-cell>
          <table:table-cell office:value-type="float" office:value="-0.03194312" calcext:value-type="float">
            <text:p>-0.0319431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17.9568" calcext:value-type="float">
            <text:p>-717.9568</text:p>
          </table:table-cell>
          <table:table-cell office:value-type="float" office:value="0" calcext:value-type="float">
            <text:p>0</text:p>
          </table:table-cell>
          <table:table-cell office:value-type="float" office:value="23.14205" calcext:value-type="float">
            <text:p>23.1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695.8784" calcext:value-type="float">
            <text:p>695.8784</text:p>
          </table:table-cell>
          <table:table-cell office:value-type="float" office:value="13205.66" calcext:value-type="float">
            <text:p>13205.6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54.6362" calcext:value-type="float">
            <text:p>-954.6362</text:p>
          </table:table-cell>
          <table:table-cell office:value-type="float" office:value="2531.882" calcext:value-type="float">
            <text:p>2531.88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6.0955" calcext:value-type="float">
            <text:p>126.0955</text:p>
          </table:table-cell>
          <table:table-cell office:value-type="float" office:value="440.3364" calcext:value-type="float">
            <text:p>440.3364</text:p>
          </table:table-cell>
          <table:table-cell office:value-type="float" office:value="0.09287789" calcext:value-type="float">
            <text:p>0.0928778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66.45164" calcext:value-type="float">
            <text:p>66.45164</text:p>
          </table:table-cell>
          <table:table-cell office:value-type="float" office:value="0" calcext:value-type="float">
            <text:p>0</text:p>
          </table:table-cell>
          <table:table-cell office:value-type="float" office:value="455.0078" calcext:value-type="float">
            <text:p>455.0078</text:p>
          </table:table-cell>
          <table:table-cell office:value-type="float" office:value="1077.168" calcext:value-type="float">
            <text:p>1077.168</text:p>
          </table:table-cell>
          <table:table-cell office:value-type="float" office:value="1310.231" calcext:value-type="float">
            <text:p>1310.231</text:p>
          </table:table-cell>
          <table:table-cell office:value-type="float" office:value="1308.235" calcext:value-type="float">
            <text:p>1308.235</text:p>
          </table:table-cell>
          <table:table-cell office:value-type="float" office:value="789.275" calcext:value-type="float">
            <text:p>789.275</text:p>
          </table:table-cell>
          <table:table-cell office:value-type="float" office:value="1095.038" calcext:value-type="float">
            <text:p>1095.038</text:p>
          </table:table-cell>
          <table:table-cell office:value-type="float" office:value="423.251" calcext:value-type="float">
            <text:p>423.251</text:p>
          </table:table-cell>
          <table:table-cell office:value-type="float" office:value="1874.534" calcext:value-type="float">
            <text:p>1874.534</text:p>
          </table:table-cell>
          <table:table-cell office:value-type="float" office:value="2104.91" calcext:value-type="float">
            <text:p>2104.91</text:p>
          </table:table-cell>
          <table:table-cell office:value-type="float" office:value="1679.028" calcext:value-type="float">
            <text:p>1679.028</text:p>
          </table:table-cell>
          <table:table-cell office:value-type="float" office:value="586.6804" calcext:value-type="float">
            <text:p>586.6804</text:p>
          </table:table-cell>
          <table:table-cell office:value-type="float" office:value="579.2946" calcext:value-type="float">
            <text:p>579.2946</text:p>
          </table:table-cell>
          <table:table-cell office:value-type="float" office:value="142.8418" calcext:value-type="float">
            <text:p>142.8418</text:p>
          </table:table-cell>
          <table:table-cell office:value-type="float" office:value="35.7065" calcext:value-type="float">
            <text:p>35.7065</text:p>
          </table:table-cell>
          <table:table-cell office:value-type="float" office:value="0" calcext:value-type="float">
            <text:p>0</text:p>
          </table:table-cell>
          <table:table-cell office:value-type="float" office:value="-0.03194492" calcext:value-type="float">
            <text:p>-0.0319449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19.9667" calcext:value-type="float">
            <text:p>-719.9667</text:p>
          </table:table-cell>
          <table:table-cell office:value-type="float" office:value="0" calcext:value-type="float">
            <text:p>0</text:p>
          </table:table-cell>
          <table:table-cell office:value-type="float" office:value="22.96948" calcext:value-type="float">
            <text:p>22.96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693.5892" calcext:value-type="float">
            <text:p>693.5892</text:p>
          </table:table-cell>
          <table:table-cell office:value-type="float" office:value="13205.71" calcext:value-type="float">
            <text:p>13205.7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56.9654" calcext:value-type="float">
            <text:p>-956.9654</text:p>
          </table:table-cell>
          <table:table-cell office:value-type="float" office:value="2538.387" calcext:value-type="float">
            <text:p>2538.38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6.7868" calcext:value-type="float">
            <text:p>126.7868</text:p>
          </table:table-cell>
          <table:table-cell office:value-type="float" office:value="438.8176" calcext:value-type="float">
            <text:p>438.8176</text:p>
          </table:table-cell>
          <table:table-cell office:value-type="float" office:value="0.09329201" calcext:value-type="float">
            <text:p>0.0932920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64.12289" calcext:value-type="float">
            <text:p>64.12289</text:p>
          </table:table-cell>
          <table:table-cell office:value-type="float" office:value="0" calcext:value-type="float">
            <text:p>0</text:p>
          </table:table-cell>
          <table:table-cell office:value-type="float" office:value="455.3154" calcext:value-type="float">
            <text:p>455.3154</text:p>
          </table:table-cell>
          <table:table-cell office:value-type="float" office:value="1076.93" calcext:value-type="float">
            <text:p>1076.93</text:p>
          </table:table-cell>
          <table:table-cell office:value-type="float" office:value="1310.015" calcext:value-type="float">
            <text:p>1310.015</text:p>
          </table:table-cell>
          <table:table-cell office:value-type="float" office:value="1308.067" calcext:value-type="float">
            <text:p>1308.067</text:p>
          </table:table-cell>
          <table:table-cell office:value-type="float" office:value="789.1428" calcext:value-type="float">
            <text:p>789.1428</text:p>
          </table:table-cell>
          <table:table-cell office:value-type="float" office:value="1094.96" calcext:value-type="float">
            <text:p>1094.96</text:p>
          </table:table-cell>
          <table:table-cell office:value-type="float" office:value="423.2144" calcext:value-type="float">
            <text:p>423.2144</text:p>
          </table:table-cell>
          <table:table-cell office:value-type="float" office:value="1874.467" calcext:value-type="float">
            <text:p>1874.467</text:p>
          </table:table-cell>
          <table:table-cell office:value-type="float" office:value="2104.861" calcext:value-type="float">
            <text:p>2104.861</text:p>
          </table:table-cell>
          <table:table-cell office:value-type="float" office:value="1678.997" calcext:value-type="float">
            <text:p>1678.997</text:p>
          </table:table-cell>
          <table:table-cell office:value-type="float" office:value="586.6725" calcext:value-type="float">
            <text:p>586.6725</text:p>
          </table:table-cell>
          <table:table-cell office:value-type="float" office:value="579.2873" calcext:value-type="float">
            <text:p>579.2873</text:p>
          </table:table-cell>
          <table:table-cell office:value-type="float" office:value="142.8417" calcext:value-type="float">
            <text:p>142.8417</text:p>
          </table:table-cell>
          <table:table-cell office:value-type="float" office:value="35.70649" calcext:value-type="float">
            <text:p>35.70649</text:p>
          </table:table-cell>
          <table:table-cell office:value-type="float" office:value="0" calcext:value-type="float">
            <text:p>0</text:p>
          </table:table-cell>
          <table:table-cell office:value-type="float" office:value="-0.03194667" calcext:value-type="float">
            <text:p>-0.03194667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2.1418" calcext:value-type="float">
            <text:p>-722.1418</text:p>
          </table:table-cell>
          <table:table-cell office:value-type="float" office:value="0" calcext:value-type="float">
            <text:p>0</text:p>
          </table:table-cell>
          <table:table-cell office:value-type="float" office:value="22.81065" calcext:value-type="float">
            <text:p>22.8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691.6877" calcext:value-type="float">
            <text:p>691.6877</text:p>
          </table:table-cell>
          <table:table-cell office:value-type="float" office:value="13205.68" calcext:value-type="float">
            <text:p>13205.6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58.9828" calcext:value-type="float">
            <text:p>-958.9828</text:p>
          </table:table-cell>
          <table:table-cell office:value-type="float" office:value="2544.92" calcext:value-type="float">
            <text:p>2544.9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7.2706" calcext:value-type="float">
            <text:p>127.2706</text:p>
          </table:table-cell>
          <table:table-cell office:value-type="float" office:value="437.6889" calcext:value-type="float">
            <text:p>437.6889</text:p>
          </table:table-cell>
          <table:table-cell office:value-type="float" office:value="0.09372003" calcext:value-type="float">
            <text:p>0.09372003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62.10593" calcext:value-type="float">
            <text:p>62.10593</text:p>
          </table:table-cell>
          <table:table-cell office:value-type="float" office:value="0" calcext:value-type="float">
            <text:p>0</text:p>
          </table:table-cell>
          <table:table-cell office:value-type="float" office:value="455.553" calcext:value-type="float">
            <text:p>455.553</text:p>
          </table:table-cell>
          <table:table-cell office:value-type="float" office:value="1076.697" calcext:value-type="float">
            <text:p>1076.697</text:p>
          </table:table-cell>
          <table:table-cell office:value-type="float" office:value="1309.796" calcext:value-type="float">
            <text:p>1309.796</text:p>
          </table:table-cell>
          <table:table-cell office:value-type="float" office:value="1307.901" calcext:value-type="float">
            <text:p>1307.901</text:p>
          </table:table-cell>
          <table:table-cell office:value-type="float" office:value="789.0044" calcext:value-type="float">
            <text:p>789.0044</text:p>
          </table:table-cell>
          <table:table-cell office:value-type="float" office:value="1094.881" calcext:value-type="float">
            <text:p>1094.881</text:p>
          </table:table-cell>
          <table:table-cell office:value-type="float" office:value="423.1774" calcext:value-type="float">
            <text:p>423.1774</text:p>
          </table:table-cell>
          <table:table-cell office:value-type="float" office:value="1874.4" calcext:value-type="float">
            <text:p>1874.4</text:p>
          </table:table-cell>
          <table:table-cell office:value-type="float" office:value="2104.812" calcext:value-type="float">
            <text:p>2104.812</text:p>
          </table:table-cell>
          <table:table-cell office:value-type="float" office:value="1678.967" calcext:value-type="float">
            <text:p>1678.967</text:p>
          </table:table-cell>
          <table:table-cell office:value-type="float" office:value="586.6647" calcext:value-type="float">
            <text:p>586.6647</text:p>
          </table:table-cell>
          <table:table-cell office:value-type="float" office:value="579.28" calcext:value-type="float">
            <text:p>579.28</text:p>
          </table:table-cell>
          <table:table-cell office:value-type="float" office:value="142.8417" calcext:value-type="float">
            <text:p>142.8417</text:p>
          </table:table-cell>
          <table:table-cell office:value-type="float" office:value="35.70647" calcext:value-type="float">
            <text:p>35.70647</text:p>
          </table:table-cell>
          <table:table-cell office:value-type="float" office:value="0" calcext:value-type="float">
            <text:p>0</text:p>
          </table:table-cell>
          <table:table-cell office:value-type="float" office:value="-0.03194787" calcext:value-type="float">
            <text:p>-0.03194787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4.0022" calcext:value-type="float">
            <text:p>-724.0022</text:p>
          </table:table-cell>
          <table:table-cell office:value-type="float" office:value="0" calcext:value-type="float">
            <text:p>0</text:p>
          </table:table-cell>
          <table:table-cell office:value-type="float" office:value="22.64716" calcext:value-type="float">
            <text:p>22.64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690.7377" calcext:value-type="float">
            <text:p>690.7377</text:p>
          </table:table-cell>
          <table:table-cell office:value-type="float" office:value="13205.53" calcext:value-type="float">
            <text:p>13205.5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0.199" calcext:value-type="float">
            <text:p>-960.199</text:p>
          </table:table-cell>
          <table:table-cell office:value-type="float" office:value="2548.001" calcext:value-type="float">
            <text:p>2548.00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7.4135" calcext:value-type="float">
            <text:p>127.4135</text:p>
          </table:table-cell>
          <table:table-cell office:value-type="float" office:value="437.3197" calcext:value-type="float">
            <text:p>437.3197</text:p>
          </table:table-cell>
          <table:table-cell office:value-type="float" office:value="0.09409867" calcext:value-type="float">
            <text:p>0.0940986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5" calcext:value-type="float">
            <text:p>0.0170641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60.89013" calcext:value-type="float">
            <text:p>60.89013</text:p>
          </table:table-cell>
          <table:table-cell office:value-type="float" office:value="0" calcext:value-type="float">
            <text:p>0</text:p>
          </table:table-cell>
          <table:table-cell office:value-type="float" office:value="455.6437" calcext:value-type="float">
            <text:p>455.6437</text:p>
          </table:table-cell>
          <table:table-cell office:value-type="float" office:value="1076.553" calcext:value-type="float">
            <text:p>1076.553</text:p>
          </table:table-cell>
          <table:table-cell office:value-type="float" office:value="1309.635" calcext:value-type="float">
            <text:p>1309.635</text:p>
          </table:table-cell>
          <table:table-cell office:value-type="float" office:value="1307.766" calcext:value-type="float">
            <text:p>1307.766</text:p>
          </table:table-cell>
          <table:table-cell office:value-type="float" office:value="788.8872" calcext:value-type="float">
            <text:p>788.8872</text:p>
          </table:table-cell>
          <table:table-cell office:value-type="float" office:value="1094.808" calcext:value-type="float">
            <text:p>1094.808</text:p>
          </table:table-cell>
          <table:table-cell office:value-type="float" office:value="423.1416" calcext:value-type="float">
            <text:p>423.1416</text:p>
          </table:table-cell>
          <table:table-cell office:value-type="float" office:value="1874.333" calcext:value-type="float">
            <text:p>1874.333</text:p>
          </table:table-cell>
          <table:table-cell office:value-type="float" office:value="2104.762" calcext:value-type="float">
            <text:p>2104.762</text:p>
          </table:table-cell>
          <table:table-cell office:value-type="float" office:value="1678.938" calcext:value-type="float">
            <text:p>1678.938</text:p>
          </table:table-cell>
          <table:table-cell office:value-type="float" office:value="586.6569" calcext:value-type="float">
            <text:p>586.6569</text:p>
          </table:table-cell>
          <table:table-cell office:value-type="float" office:value="579.2728" calcext:value-type="float">
            <text:p>579.2728</text:p>
          </table:table-cell>
          <table:table-cell office:value-type="float" office:value="142.8417" calcext:value-type="float">
            <text:p>142.8417</text:p>
          </table:table-cell>
          <table:table-cell office:value-type="float" office:value="35.70646" calcext:value-type="float">
            <text:p>35.70646</text:p>
          </table:table-cell>
          <table:table-cell office:value-type="float" office:value="0" calcext:value-type="float">
            <text:p>0</text:p>
          </table:table-cell>
          <table:table-cell office:value-type="float" office:value="-0.03194826" calcext:value-type="float">
            <text:p>-0.0319482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5.0429" calcext:value-type="float">
            <text:p>-725.0429</text:p>
          </table:table-cell>
          <table:table-cell office:value-type="float" office:value="0" calcext:value-type="float">
            <text:p>0</text:p>
          </table:table-cell>
          <table:table-cell office:value-type="float" office:value="22.46839" calcext:value-type="float">
            <text:p>22.46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690.0059" calcext:value-type="float">
            <text:p>690.0059</text:p>
          </table:table-cell>
          <table:table-cell office:value-type="float" office:value="13205.37" calcext:value-type="float">
            <text:p>13205.3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1.2061" calcext:value-type="float">
            <text:p>-961.2061</text:p>
          </table:table-cell>
          <table:table-cell office:value-type="float" office:value="2550.968" calcext:value-type="float">
            <text:p>2550.96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7.5175" calcext:value-type="float">
            <text:p>127.5175</text:p>
          </table:table-cell>
          <table:table-cell office:value-type="float" office:value="437.0464" calcext:value-type="float">
            <text:p>437.0464</text:p>
          </table:table-cell>
          <table:table-cell office:value-type="float" office:value="0.09447926" calcext:value-type="float">
            <text:p>0.0944792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417" calcext:value-type="float">
            <text:p>0.01706417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9.88337" calcext:value-type="float">
            <text:p>59.88337</text:p>
          </table:table-cell>
          <table:table-cell office:value-type="float" office:value="0" calcext:value-type="float">
            <text:p>0</text:p>
          </table:table-cell>
          <table:table-cell office:value-type="float" office:value="455.7075" calcext:value-type="float">
            <text:p>455.7075</text:p>
          </table:table-cell>
          <table:table-cell office:value-type="float" office:value="1076.44" calcext:value-type="float">
            <text:p>1076.44</text:p>
          </table:table-cell>
          <table:table-cell office:value-type="float" office:value="1309.522" calcext:value-type="float">
            <text:p>1309.522</text:p>
          </table:table-cell>
          <table:table-cell office:value-type="float" office:value="1307.657" calcext:value-type="float">
            <text:p>1307.657</text:p>
          </table:table-cell>
          <table:table-cell office:value-type="float" office:value="788.7913" calcext:value-type="float">
            <text:p>788.7913</text:p>
          </table:table-cell>
          <table:table-cell office:value-type="float" office:value="1094.748" calcext:value-type="float">
            <text:p>1094.748</text:p>
          </table:table-cell>
          <table:table-cell office:value-type="float" office:value="423.1116" calcext:value-type="float">
            <text:p>423.1116</text:p>
          </table:table-cell>
          <table:table-cell office:value-type="float" office:value="1874.269" calcext:value-type="float">
            <text:p>1874.269</text:p>
          </table:table-cell>
          <table:table-cell office:value-type="float" office:value="2104.712" calcext:value-type="float">
            <text:p>2104.712</text:p>
          </table:table-cell>
          <table:table-cell office:value-type="float" office:value="1678.908" calcext:value-type="float">
            <text:p>1678.908</text:p>
          </table:table-cell>
          <table:table-cell office:value-type="float" office:value="586.649" calcext:value-type="float">
            <text:p>586.649</text:p>
          </table:table-cell>
          <table:table-cell office:value-type="float" office:value="579.2655" calcext:value-type="float">
            <text:p>579.2655</text:p>
          </table:table-cell>
          <table:table-cell office:value-type="float" office:value="142.8416" calcext:value-type="float">
            <text:p>142.8416</text:p>
          </table:table-cell>
          <table:table-cell office:value-type="float" office:value="35.70644" calcext:value-type="float">
            <text:p>35.70644</text:p>
          </table:table-cell>
          <table:table-cell office:value-type="float" office:value="0" calcext:value-type="float">
            <text:p>0</text:p>
          </table:table-cell>
          <table:table-cell office:value-type="float" office:value="-0.03194854" calcext:value-type="float">
            <text:p>-0.031948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5.8687" calcext:value-type="float">
            <text:p>-725.8687</text:p>
          </table:table-cell>
          <table:table-cell office:value-type="float" office:value="0" calcext:value-type="float">
            <text:p>0</text:p>
          </table:table-cell>
          <table:table-cell office:value-type="float" office:value="22.28599" calcext:value-type="float">
            <text:p>22.2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689.3359" calcext:value-type="float">
            <text:p>689.3359</text:p>
          </table:table-cell>
          <table:table-cell office:value-type="float" office:value="13205.24" calcext:value-type="float">
            <text:p>13205.2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2.1145" calcext:value-type="float">
            <text:p>-962.1145</text:p>
          </table:table-cell>
          <table:table-cell office:value-type="float" office:value="2553.5" calcext:value-type="float">
            <text:p>2553.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7.5781" calcext:value-type="float">
            <text:p>127.5781</text:p>
          </table:table-cell>
          <table:table-cell office:value-type="float" office:value="436.7651" calcext:value-type="float">
            <text:p>436.7651</text:p>
          </table:table-cell>
          <table:table-cell office:value-type="float" office:value="0.09490329" calcext:value-type="float">
            <text:p>0.0949032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576" calcext:value-type="float">
            <text:p>0.01706576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8.9754" calcext:value-type="float">
            <text:p>58.9754</text:p>
          </table:table-cell>
          <table:table-cell office:value-type="float" office:value="0" calcext:value-type="float">
            <text:p>0</text:p>
          </table:table-cell>
          <table:table-cell office:value-type="float" office:value="455.7788" calcext:value-type="float">
            <text:p>455.7788</text:p>
          </table:table-cell>
          <table:table-cell office:value-type="float" office:value="1076.349" calcext:value-type="float">
            <text:p>1076.349</text:p>
          </table:table-cell>
          <table:table-cell office:value-type="float" office:value="1309.427" calcext:value-type="float">
            <text:p>1309.427</text:p>
          </table:table-cell>
          <table:table-cell office:value-type="float" office:value="1307.569" calcext:value-type="float">
            <text:p>1307.569</text:p>
          </table:table-cell>
          <table:table-cell office:value-type="float" office:value="788.7085" calcext:value-type="float">
            <text:p>788.7085</text:p>
          </table:table-cell>
          <table:table-cell office:value-type="float" office:value="1094.699" calcext:value-type="float">
            <text:p>1094.699</text:p>
          </table:table-cell>
          <table:table-cell office:value-type="float" office:value="423.0849" calcext:value-type="float">
            <text:p>423.0849</text:p>
          </table:table-cell>
          <table:table-cell office:value-type="float" office:value="1874.207" calcext:value-type="float">
            <text:p>1874.207</text:p>
          </table:table-cell>
          <table:table-cell office:value-type="float" office:value="2104.663" calcext:value-type="float">
            <text:p>2104.663</text:p>
          </table:table-cell>
          <table:table-cell office:value-type="float" office:value="1678.88" calcext:value-type="float">
            <text:p>1678.88</text:p>
          </table:table-cell>
          <table:table-cell office:value-type="float" office:value="586.6412" calcext:value-type="float">
            <text:p>586.6412</text:p>
          </table:table-cell>
          <table:table-cell office:value-type="float" office:value="579.2582" calcext:value-type="float">
            <text:p>579.2582</text:p>
          </table:table-cell>
          <table:table-cell office:value-type="float" office:value="142.8416" calcext:value-type="float">
            <text:p>142.8416</text:p>
          </table:table-cell>
          <table:table-cell office:value-type="float" office:value="35.70643" calcext:value-type="float">
            <text:p>35.70643</text:p>
          </table:table-cell>
          <table:table-cell office:value-type="float" office:value="0" calcext:value-type="float">
            <text:p>0</text:p>
          </table:table-cell>
          <table:table-cell office:value-type="float" office:value="-0.03194854" calcext:value-type="float">
            <text:p>-0.031948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6.6123" calcext:value-type="float">
            <text:p>-726.6123</text:p>
          </table:table-cell>
          <table:table-cell office:value-type="float" office:value="0" calcext:value-type="float">
            <text:p>0</text:p>
          </table:table-cell>
          <table:table-cell office:value-type="float" office:value="22.11333" calcext:value-type="float">
            <text:p>22.1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688.3081" calcext:value-type="float">
            <text:p>688.3081</text:p>
          </table:table-cell>
          <table:table-cell office:value-type="float" office:value="13205.18" calcext:value-type="float">
            <text:p>13205.1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3.2856" calcext:value-type="float">
            <text:p>-963.2856</text:p>
          </table:table-cell>
          <table:table-cell office:value-type="float" office:value="2556.276" calcext:value-type="float">
            <text:p>2556.27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7.821" calcext:value-type="float">
            <text:p>127.821</text:p>
          </table:table-cell>
          <table:table-cell office:value-type="float" office:value="436.1321" calcext:value-type="float">
            <text:p>436.1321</text:p>
          </table:table-cell>
          <table:table-cell office:value-type="float" office:value="0.09533257" calcext:value-type="float">
            <text:p>0.0953325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732" calcext:value-type="float">
            <text:p>0.0170673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7.80469" calcext:value-type="float">
            <text:p>57.80469</text:p>
          </table:table-cell>
          <table:table-cell office:value-type="float" office:value="0" calcext:value-type="float">
            <text:p>0</text:p>
          </table:table-cell>
          <table:table-cell office:value-type="float" office:value="455.9115" calcext:value-type="float">
            <text:p>455.9115</text:p>
          </table:table-cell>
          <table:table-cell office:value-type="float" office:value="1076.246" calcext:value-type="float">
            <text:p>1076.246</text:p>
          </table:table-cell>
          <table:table-cell office:value-type="float" office:value="1309.323" calcext:value-type="float">
            <text:p>1309.323</text:p>
          </table:table-cell>
          <table:table-cell office:value-type="float" office:value="1307.484" calcext:value-type="float">
            <text:p>1307.484</text:p>
          </table:table-cell>
          <table:table-cell office:value-type="float" office:value="788.6274" calcext:value-type="float">
            <text:p>788.6274</text:p>
          </table:table-cell>
          <table:table-cell office:value-type="float" office:value="1094.652" calcext:value-type="float">
            <text:p>1094.652</text:p>
          </table:table-cell>
          <table:table-cell office:value-type="float" office:value="423.0597" calcext:value-type="float">
            <text:p>423.0597</text:p>
          </table:table-cell>
          <table:table-cell office:value-type="float" office:value="1874.148" calcext:value-type="float">
            <text:p>1874.148</text:p>
          </table:table-cell>
          <table:table-cell office:value-type="float" office:value="2104.615" calcext:value-type="float">
            <text:p>2104.615</text:p>
          </table:table-cell>
          <table:table-cell office:value-type="float" office:value="1678.861" calcext:value-type="float">
            <text:p>1678.861</text:p>
          </table:table-cell>
          <table:table-cell office:value-type="float" office:value="586.6334" calcext:value-type="float">
            <text:p>586.6334</text:p>
          </table:table-cell>
          <table:table-cell office:value-type="float" office:value="579.251" calcext:value-type="float">
            <text:p>579.251</text:p>
          </table:table-cell>
          <table:table-cell office:value-type="float" office:value="142.8416" calcext:value-type="float">
            <text:p>142.8416</text:p>
          </table:table-cell>
          <table:table-cell office:value-type="float" office:value="35.70642" calcext:value-type="float">
            <text:p>35.70642</text:p>
          </table:table-cell>
          <table:table-cell office:value-type="float" office:value="0" calcext:value-type="float">
            <text:p>0</text:p>
          </table:table-cell>
          <table:table-cell office:value-type="float" office:value="-0.03194854" calcext:value-type="float">
            <text:p>-0.031948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7.6456" calcext:value-type="float">
            <text:p>-727.6456</text:p>
          </table:table-cell>
          <table:table-cell office:value-type="float" office:value="0" calcext:value-type="float">
            <text:p>0</text:p>
          </table:table-cell>
          <table:table-cell office:value-type="float" office:value="21.97399" calcext:value-type="float">
            <text:p>21.97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685.8543" calcext:value-type="float">
            <text:p>685.8543</text:p>
          </table:table-cell>
          <table:table-cell office:value-type="float" office:value="13205.31" calcext:value-type="float">
            <text:p>13205.3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5.6856" calcext:value-type="float">
            <text:p>-965.6856</text:p>
          </table:table-cell>
          <table:table-cell office:value-type="float" office:value="2563.227" calcext:value-type="float">
            <text:p>2563.22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8.9086" calcext:value-type="float">
            <text:p>128.9086</text:p>
          </table:table-cell>
          <table:table-cell office:value-type="float" office:value="434.2517" calcext:value-type="float">
            <text:p>434.2517</text:p>
          </table:table-cell>
          <table:table-cell office:value-type="float" office:value="0.09580154" calcext:value-type="float">
            <text:p>0.0958015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732" calcext:value-type="float">
            <text:p>0.0170673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5.40519" calcext:value-type="float">
            <text:p>55.40519</text:p>
          </table:table-cell>
          <table:table-cell office:value-type="float" office:value="0" calcext:value-type="float">
            <text:p>0</text:p>
          </table:table-cell>
          <table:table-cell office:value-type="float" office:value="456.2074" calcext:value-type="float">
            <text:p>456.2074</text:p>
          </table:table-cell>
          <table:table-cell office:value-type="float" office:value="1076.068" calcext:value-type="float">
            <text:p>1076.068</text:p>
          </table:table-cell>
          <table:table-cell office:value-type="float" office:value="1309.17" calcext:value-type="float">
            <text:p>1309.17</text:p>
          </table:table-cell>
          <table:table-cell office:value-type="float" office:value="1307.371" calcext:value-type="float">
            <text:p>1307.371</text:p>
          </table:table-cell>
          <table:table-cell office:value-type="float" office:value="788.5326" calcext:value-type="float">
            <text:p>788.5326</text:p>
          </table:table-cell>
          <table:table-cell office:value-type="float" office:value="1094.602" calcext:value-type="float">
            <text:p>1094.602</text:p>
          </table:table-cell>
          <table:table-cell office:value-type="float" office:value="423.0338" calcext:value-type="float">
            <text:p>423.0338</text:p>
          </table:table-cell>
          <table:table-cell office:value-type="float" office:value="1874.098" calcext:value-type="float">
            <text:p>1874.098</text:p>
          </table:table-cell>
          <table:table-cell office:value-type="float" office:value="2104.568" calcext:value-type="float">
            <text:p>2104.568</text:p>
          </table:table-cell>
          <table:table-cell office:value-type="float" office:value="1678.843" calcext:value-type="float">
            <text:p>1678.843</text:p>
          </table:table-cell>
          <table:table-cell office:value-type="float" office:value="586.6257" calcext:value-type="float">
            <text:p>586.6257</text:p>
          </table:table-cell>
          <table:table-cell office:value-type="float" office:value="579.2441" calcext:value-type="float">
            <text:p>579.2441</text:p>
          </table:table-cell>
          <table:table-cell office:value-type="float" office:value="142.8415" calcext:value-type="float">
            <text:p>142.8415</text:p>
          </table:table-cell>
          <table:table-cell office:value-type="float" office:value="35.7064" calcext:value-type="float">
            <text:p>35.7064</text:p>
          </table:table-cell>
          <table:table-cell office:value-type="float" office:value="0" calcext:value-type="float">
            <text:p>0</text:p>
          </table:table-cell>
          <table:table-cell office:value-type="float" office:value="-0.03194892" calcext:value-type="float">
            <text:p>-0.0319489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29.9233" calcext:value-type="float">
            <text:p>-729.9233</text:p>
          </table:table-cell>
          <table:table-cell office:value-type="float" office:value="0" calcext:value-type="float">
            <text:p>0</text:p>
          </table:table-cell>
          <table:table-cell office:value-type="float" office:value="21.85126" calcext:value-type="float">
            <text:p>21.85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684.6841" calcext:value-type="float">
            <text:p>684.6841</text:p>
          </table:table-cell>
          <table:table-cell office:value-type="float" office:value="13205.25" calcext:value-type="float">
            <text:p>13205.2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6.9416" calcext:value-type="float">
            <text:p>-966.9416</text:p>
          </table:table-cell>
          <table:table-cell office:value-type="float" office:value="2565.32" calcext:value-type="float">
            <text:p>2565.3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9.2197" calcext:value-type="float">
            <text:p>129.2197</text:p>
          </table:table-cell>
          <table:table-cell office:value-type="float" office:value="433.5473" calcext:value-type="float">
            <text:p>433.5473</text:p>
          </table:table-cell>
          <table:table-cell office:value-type="float" office:value="0.09615204" calcext:value-type="float">
            <text:p>0.0961520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76" calcext:value-type="float">
            <text:p>0.0170676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4.14956" calcext:value-type="float">
            <text:p>54.14956</text:p>
          </table:table-cell>
          <table:table-cell office:value-type="float" office:value="0" calcext:value-type="float">
            <text:p>0</text:p>
          </table:table-cell>
          <table:table-cell office:value-type="float" office:value="456.3714" calcext:value-type="float">
            <text:p>456.3714</text:p>
          </table:table-cell>
          <table:table-cell office:value-type="float" office:value="1075.941" calcext:value-type="float">
            <text:p>1075.941</text:p>
          </table:table-cell>
          <table:table-cell office:value-type="float" office:value="1309.038" calcext:value-type="float">
            <text:p>1309.038</text:p>
          </table:table-cell>
          <table:table-cell office:value-type="float" office:value="1307.254" calcext:value-type="float">
            <text:p>1307.254</text:p>
          </table:table-cell>
          <table:table-cell office:value-type="float" office:value="788.4371" calcext:value-type="float">
            <text:p>788.4371</text:p>
          </table:table-cell>
          <table:table-cell office:value-type="float" office:value="1094.548" calcext:value-type="float">
            <text:p>1094.548</text:p>
          </table:table-cell>
          <table:table-cell office:value-type="float" office:value="423.0063" calcext:value-type="float">
            <text:p>423.0063</text:p>
          </table:table-cell>
          <table:table-cell office:value-type="float" office:value="1874.041" calcext:value-type="float">
            <text:p>1874.041</text:p>
          </table:table-cell>
          <table:table-cell office:value-type="float" office:value="2104.521" calcext:value-type="float">
            <text:p>2104.521</text:p>
          </table:table-cell>
          <table:table-cell office:value-type="float" office:value="1678.826" calcext:value-type="float">
            <text:p>1678.826</text:p>
          </table:table-cell>
          <table:table-cell office:value-type="float" office:value="586.618" calcext:value-type="float">
            <text:p>586.618</text:p>
          </table:table-cell>
          <table:table-cell office:value-type="float" office:value="579.2427" calcext:value-type="float">
            <text:p>579.2427</text:p>
          </table:table-cell>
          <table:table-cell office:value-type="float" office:value="142.8415" calcext:value-type="float">
            <text:p>142.8415</text:p>
          </table:table-cell>
          <table:table-cell office:value-type="float" office:value="35.70639" calcext:value-type="float">
            <text:p>35.70639</text:p>
          </table:table-cell>
          <table:table-cell office:value-type="float" office:value="0" calcext:value-type="float">
            <text:p>0</text:p>
          </table:table-cell>
          <table:table-cell office:value-type="float" office:value="-0.03195954" calcext:value-type="float">
            <text:p>-0.031959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1.092" calcext:value-type="float">
            <text:p>-731.092</text:p>
          </table:table-cell>
          <table:table-cell office:value-type="float" office:value="0" calcext:value-type="float">
            <text:p>0</text:p>
          </table:table-cell>
          <table:table-cell office:value-type="float" office:value="21.76528" calcext:value-type="float">
            <text:p>21.76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683.3317" calcext:value-type="float">
            <text:p>683.3317</text:p>
          </table:table-cell>
          <table:table-cell office:value-type="float" office:value="13205.25" calcext:value-type="float">
            <text:p>13205.2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8.4139" calcext:value-type="float">
            <text:p>-968.4139</text:p>
          </table:table-cell>
          <table:table-cell office:value-type="float" office:value="2569.215" calcext:value-type="float">
            <text:p>2569.21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29.6743" calcext:value-type="float">
            <text:p>129.6743</text:p>
          </table:table-cell>
          <table:table-cell office:value-type="float" office:value="432.6499" calcext:value-type="float">
            <text:p>432.6499</text:p>
          </table:table-cell>
          <table:table-cell office:value-type="float" office:value="0.09646896" calcext:value-type="float">
            <text:p>0.0964689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866" calcext:value-type="float">
            <text:p>0.01706866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2.67753" calcext:value-type="float">
            <text:p>52.67753</text:p>
          </table:table-cell>
          <table:table-cell office:value-type="float" office:value="0" calcext:value-type="float">
            <text:p>0</text:p>
          </table:table-cell>
          <table:table-cell office:value-type="float" office:value="456.5273" calcext:value-type="float">
            <text:p>456.5273</text:p>
          </table:table-cell>
          <table:table-cell office:value-type="float" office:value="1075.819" calcext:value-type="float">
            <text:p>1075.819</text:p>
          </table:table-cell>
          <table:table-cell office:value-type="float" office:value="1308.923" calcext:value-type="float">
            <text:p>1308.923</text:p>
          </table:table-cell>
          <table:table-cell office:value-type="float" office:value="1307.161" calcext:value-type="float">
            <text:p>1307.161</text:p>
          </table:table-cell>
          <table:table-cell office:value-type="float" office:value="788.3495" calcext:value-type="float">
            <text:p>788.3495</text:p>
          </table:table-cell>
          <table:table-cell office:value-type="float" office:value="1094.5" calcext:value-type="float">
            <text:p>1094.5</text:p>
          </table:table-cell>
          <table:table-cell office:value-type="float" office:value="422.9802" calcext:value-type="float">
            <text:p>422.9802</text:p>
          </table:table-cell>
          <table:table-cell office:value-type="float" office:value="1873.993" calcext:value-type="float">
            <text:p>1873.993</text:p>
          </table:table-cell>
          <table:table-cell office:value-type="float" office:value="2104.474" calcext:value-type="float">
            <text:p>2104.474</text:p>
          </table:table-cell>
          <table:table-cell office:value-type="float" office:value="1678.808" calcext:value-type="float">
            <text:p>1678.808</text:p>
          </table:table-cell>
          <table:table-cell office:value-type="float" office:value="586.6102" calcext:value-type="float">
            <text:p>586.6102</text:p>
          </table:table-cell>
          <table:table-cell office:value-type="float" office:value="579.2413" calcext:value-type="float">
            <text:p>579.2413</text:p>
          </table:table-cell>
          <table:table-cell office:value-type="float" office:value="142.8415" calcext:value-type="float">
            <text:p>142.8415</text:p>
          </table:table-cell>
          <table:table-cell office:value-type="float" office:value="35.70638" calcext:value-type="float">
            <text:p>35.70638</text:p>
          </table:table-cell>
          <table:table-cell office:value-type="float" office:value="0" calcext:value-type="float">
            <text:p>0</text:p>
          </table:table-cell>
          <table:table-cell office:value-type="float" office:value="-0.03195978" calcext:value-type="float">
            <text:p>-0.0319597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2.4052" calcext:value-type="float">
            <text:p>-732.4052</text:p>
          </table:table-cell>
          <table:table-cell office:value-type="float" office:value="0" calcext:value-type="float">
            <text:p>0</text:p>
          </table:table-cell>
          <table:table-cell office:value-type="float" office:value="21.60542" calcext:value-type="float">
            <text:p>21.6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681.8292" calcext:value-type="float">
            <text:p>681.8292</text:p>
          </table:table-cell>
          <table:table-cell office:value-type="float" office:value="13205.27" calcext:value-type="float">
            <text:p>13205.2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69.9854" calcext:value-type="float">
            <text:p>-969.9854</text:p>
          </table:table-cell>
          <table:table-cell office:value-type="float" office:value="2573.342" calcext:value-type="float">
            <text:p>2573.34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0.2017" calcext:value-type="float">
            <text:p>130.2017</text:p>
          </table:table-cell>
          <table:table-cell office:value-type="float" office:value="431.6216" calcext:value-type="float">
            <text:p>431.6216</text:p>
          </table:table-cell>
          <table:table-cell office:value-type="float" office:value="0.0967838" calcext:value-type="float">
            <text:p>0.096783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866" calcext:value-type="float">
            <text:p>0.01706866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1.10643" calcext:value-type="float">
            <text:p>51.10643</text:p>
          </table:table-cell>
          <table:table-cell office:value-type="float" office:value="0" calcext:value-type="float">
            <text:p>0</text:p>
          </table:table-cell>
          <table:table-cell office:value-type="float" office:value="456.7034" calcext:value-type="float">
            <text:p>456.7034</text:p>
          </table:table-cell>
          <table:table-cell office:value-type="float" office:value="1075.688" calcext:value-type="float">
            <text:p>1075.688</text:p>
          </table:table-cell>
          <table:table-cell office:value-type="float" office:value="1308.8" calcext:value-type="float">
            <text:p>1308.8</text:p>
          </table:table-cell>
          <table:table-cell office:value-type="float" office:value="1307.067" calcext:value-type="float">
            <text:p>1307.067</text:p>
          </table:table-cell>
          <table:table-cell office:value-type="float" office:value="788.26" calcext:value-type="float">
            <text:p>788.26</text:p>
          </table:table-cell>
          <table:table-cell office:value-type="float" office:value="1094.451" calcext:value-type="float">
            <text:p>1094.451</text:p>
          </table:table-cell>
          <table:table-cell office:value-type="float" office:value="422.9543" calcext:value-type="float">
            <text:p>422.9543</text:p>
          </table:table-cell>
          <table:table-cell office:value-type="float" office:value="1873.947" calcext:value-type="float">
            <text:p>1873.947</text:p>
          </table:table-cell>
          <table:table-cell office:value-type="float" office:value="2104.427" calcext:value-type="float">
            <text:p>2104.427</text:p>
          </table:table-cell>
          <table:table-cell office:value-type="float" office:value="1678.79" calcext:value-type="float">
            <text:p>1678.79</text:p>
          </table:table-cell>
          <table:table-cell office:value-type="float" office:value="586.6025" calcext:value-type="float">
            <text:p>586.6025</text:p>
          </table:table-cell>
          <table:table-cell office:value-type="float" office:value="579.2399" calcext:value-type="float">
            <text:p>579.2399</text:p>
          </table:table-cell>
          <table:table-cell office:value-type="float" office:value="142.8414" calcext:value-type="float">
            <text:p>142.8414</text:p>
          </table:table-cell>
          <table:table-cell office:value-type="float" office:value="35.70636" calcext:value-type="float">
            <text:p>35.70636</text:p>
          </table:table-cell>
          <table:table-cell office:value-type="float" office:value="0" calcext:value-type="float">
            <text:p>0</text:p>
          </table:table-cell>
          <table:table-cell office:value-type="float" office:value="-0.03195978" calcext:value-type="float">
            <text:p>-0.0319597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3.8485" calcext:value-type="float">
            <text:p>-733.8485</text:p>
          </table:table-cell>
          <table:table-cell office:value-type="float" office:value="0" calcext:value-type="float">
            <text:p>0</text:p>
          </table:table-cell>
          <table:table-cell office:value-type="float" office:value="21.47307" calcext:value-type="float">
            <text:p>21.47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680.6318" calcext:value-type="float">
            <text:p>680.6318</text:p>
          </table:table-cell>
          <table:table-cell office:value-type="float" office:value="13205.25" calcext:value-type="float">
            <text:p>13205.2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1.2253" calcext:value-type="float">
            <text:p>-971.2253</text:p>
          </table:table-cell>
          <table:table-cell office:value-type="float" office:value="2575.177" calcext:value-type="float">
            <text:p>2575.17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0.5879" calcext:value-type="float">
            <text:p>130.5879</text:p>
          </table:table-cell>
          <table:table-cell office:value-type="float" office:value="430.8221" calcext:value-type="float">
            <text:p>430.8221</text:p>
          </table:table-cell>
          <table:table-cell office:value-type="float" office:value="0.09701338" calcext:value-type="float">
            <text:p>0.0970133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6984" calcext:value-type="float">
            <text:p>0.0170698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9.86673" calcext:value-type="float">
            <text:p>49.86673</text:p>
          </table:table-cell>
          <table:table-cell office:value-type="float" office:value="0" calcext:value-type="float">
            <text:p>0</text:p>
          </table:table-cell>
          <table:table-cell office:value-type="float" office:value="456.8729" calcext:value-type="float">
            <text:p>456.8729</text:p>
          </table:table-cell>
          <table:table-cell office:value-type="float" office:value="1075.581" calcext:value-type="float">
            <text:p>1075.581</text:p>
          </table:table-cell>
          <table:table-cell office:value-type="float" office:value="1308.683" calcext:value-type="float">
            <text:p>1308.683</text:p>
          </table:table-cell>
          <table:table-cell office:value-type="float" office:value="1306.98" calcext:value-type="float">
            <text:p>1306.98</text:p>
          </table:table-cell>
          <table:table-cell office:value-type="float" office:value="788.1749" calcext:value-type="float">
            <text:p>788.1749</text:p>
          </table:table-cell>
          <table:table-cell office:value-type="float" office:value="1094.403" calcext:value-type="float">
            <text:p>1094.403</text:p>
          </table:table-cell>
          <table:table-cell office:value-type="float" office:value="422.9287" calcext:value-type="float">
            <text:p>422.9287</text:p>
          </table:table-cell>
          <table:table-cell office:value-type="float" office:value="1873.901" calcext:value-type="float">
            <text:p>1873.901</text:p>
          </table:table-cell>
          <table:table-cell office:value-type="float" office:value="2104.38" calcext:value-type="float">
            <text:p>2104.38</text:p>
          </table:table-cell>
          <table:table-cell office:value-type="float" office:value="1678.773" calcext:value-type="float">
            <text:p>1678.773</text:p>
          </table:table-cell>
          <table:table-cell office:value-type="float" office:value="586.5948" calcext:value-type="float">
            <text:p>586.5948</text:p>
          </table:table-cell>
          <table:table-cell office:value-type="float" office:value="579.2385" calcext:value-type="float">
            <text:p>579.2385</text:p>
          </table:table-cell>
          <table:table-cell office:value-type="float" office:value="142.8414" calcext:value-type="float">
            <text:p>142.8414</text:p>
          </table:table-cell>
          <table:table-cell office:value-type="float" office:value="35.70635" calcext:value-type="float">
            <text:p>35.70635</text:p>
          </table:table-cell>
          <table:table-cell office:value-type="float" office:value="0" calcext:value-type="float">
            <text:p>0</text:p>
          </table:table-cell>
          <table:table-cell office:value-type="float" office:value="-0.03196011" calcext:value-type="float">
            <text:p>-0.0319601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5.0234" calcext:value-type="float">
            <text:p>-735.0234</text:p>
          </table:table-cell>
          <table:table-cell office:value-type="float" office:value="0" calcext:value-type="float">
            <text:p>0</text:p>
          </table:table-cell>
          <table:table-cell office:value-type="float" office:value="21.40472" calcext:value-type="float">
            <text:p>21.4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679.865" calcext:value-type="float">
            <text:p>679.865</text:p>
          </table:table-cell>
          <table:table-cell office:value-type="float" office:value="13205.18" calcext:value-type="float">
            <text:p>13205.1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2.1974" calcext:value-type="float">
            <text:p>-972.1974</text:p>
          </table:table-cell>
          <table:table-cell office:value-type="float" office:value="2578.197" calcext:value-type="float">
            <text:p>2578.19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0.7348" calcext:value-type="float">
            <text:p>130.7348</text:p>
          </table:table-cell>
          <table:table-cell office:value-type="float" office:value="430.413" calcext:value-type="float">
            <text:p>430.413</text:p>
          </table:table-cell>
          <table:table-cell office:value-type="float" office:value="0.09727955" calcext:value-type="float">
            <text:p>0.0972795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282" calcext:value-type="float">
            <text:p>0.0170728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8.89482" calcext:value-type="float">
            <text:p>48.89482</text:p>
          </table:table-cell>
          <table:table-cell office:value-type="float" office:value="0" calcext:value-type="float">
            <text:p>0</text:p>
          </table:table-cell>
          <table:table-cell office:value-type="float" office:value="456.962" calcext:value-type="float">
            <text:p>456.962</text:p>
          </table:table-cell>
          <table:table-cell office:value-type="float" office:value="1075.499" calcext:value-type="float">
            <text:p>1075.499</text:p>
          </table:table-cell>
          <table:table-cell office:value-type="float" office:value="1308.585" calcext:value-type="float">
            <text:p>1308.585</text:p>
          </table:table-cell>
          <table:table-cell office:value-type="float" office:value="1306.911" calcext:value-type="float">
            <text:p>1306.911</text:p>
          </table:table-cell>
          <table:table-cell office:value-type="float" office:value="788.0983" calcext:value-type="float">
            <text:p>788.0983</text:p>
          </table:table-cell>
          <table:table-cell office:value-type="float" office:value="1094.36" calcext:value-type="float">
            <text:p>1094.36</text:p>
          </table:table-cell>
          <table:table-cell office:value-type="float" office:value="422.9041" calcext:value-type="float">
            <text:p>422.9041</text:p>
          </table:table-cell>
          <table:table-cell office:value-type="float" office:value="1873.855" calcext:value-type="float">
            <text:p>1873.855</text:p>
          </table:table-cell>
          <table:table-cell office:value-type="float" office:value="2104.335" calcext:value-type="float">
            <text:p>2104.335</text:p>
          </table:table-cell>
          <table:table-cell office:value-type="float" office:value="1678.756" calcext:value-type="float">
            <text:p>1678.756</text:p>
          </table:table-cell>
          <table:table-cell office:value-type="float" office:value="586.5872" calcext:value-type="float">
            <text:p>586.5872</text:p>
          </table:table-cell>
          <table:table-cell office:value-type="float" office:value="579.2372" calcext:value-type="float">
            <text:p>579.2372</text:p>
          </table:table-cell>
          <table:table-cell office:value-type="float" office:value="142.8414" calcext:value-type="float">
            <text:p>142.8414</text:p>
          </table:table-cell>
          <table:table-cell office:value-type="float" office:value="35.70633" calcext:value-type="float">
            <text:p>35.70633</text:p>
          </table:table-cell>
          <table:table-cell office:value-type="float" office:value="0" calcext:value-type="float">
            <text:p>0</text:p>
          </table:table-cell>
          <table:table-cell office:value-type="float" office:value="-0.03196011" calcext:value-type="float">
            <text:p>-0.0319601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5.809" calcext:value-type="float">
            <text:p>-735.809</text:p>
          </table:table-cell>
          <table:table-cell office:value-type="float" office:value="0" calcext:value-type="float">
            <text:p>0</text:p>
          </table:table-cell>
          <table:table-cell office:value-type="float" office:value="21.21431" calcext:value-type="float">
            <text:p>21.2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678.7319" calcext:value-type="float">
            <text:p>678.7319</text:p>
          </table:table-cell>
          <table:table-cell office:value-type="float" office:value="13205.18" calcext:value-type="float">
            <text:p>13205.1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3.4048" calcext:value-type="float">
            <text:p>-973.4048</text:p>
          </table:table-cell>
          <table:table-cell office:value-type="float" office:value="2581.698" calcext:value-type="float">
            <text:p>2581.69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1.112" calcext:value-type="float">
            <text:p>131.112</text:p>
          </table:table-cell>
          <table:table-cell office:value-type="float" office:value="429.6219" calcext:value-type="float">
            <text:p>429.6219</text:p>
          </table:table-cell>
          <table:table-cell office:value-type="float" office:value="0.09759337" calcext:value-type="float">
            <text:p>0.0975933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394" calcext:value-type="float">
            <text:p>0.0170739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7.6878" calcext:value-type="float">
            <text:p>47.6878</text:p>
          </table:table-cell>
          <table:table-cell office:value-type="float" office:value="0" calcext:value-type="float">
            <text:p>0</text:p>
          </table:table-cell>
          <table:table-cell office:value-type="float" office:value="457.1125" calcext:value-type="float">
            <text:p>457.1125</text:p>
          </table:table-cell>
          <table:table-cell office:value-type="float" office:value="1075.408" calcext:value-type="float">
            <text:p>1075.408</text:p>
          </table:table-cell>
          <table:table-cell office:value-type="float" office:value="1308.492" calcext:value-type="float">
            <text:p>1308.492</text:p>
          </table:table-cell>
          <table:table-cell office:value-type="float" office:value="1306.844" calcext:value-type="float">
            <text:p>1306.844</text:p>
          </table:table-cell>
          <table:table-cell office:value-type="float" office:value="788.0273" calcext:value-type="float">
            <text:p>788.0273</text:p>
          </table:table-cell>
          <table:table-cell office:value-type="float" office:value="1094.32" calcext:value-type="float">
            <text:p>1094.32</text:p>
          </table:table-cell>
          <table:table-cell office:value-type="float" office:value="422.8813" calcext:value-type="float">
            <text:p>422.8813</text:p>
          </table:table-cell>
          <table:table-cell office:value-type="float" office:value="1873.812" calcext:value-type="float">
            <text:p>1873.812</text:p>
          </table:table-cell>
          <table:table-cell office:value-type="float" office:value="2104.289" calcext:value-type="float">
            <text:p>2104.289</text:p>
          </table:table-cell>
          <table:table-cell office:value-type="float" office:value="1678.739" calcext:value-type="float">
            <text:p>1678.739</text:p>
          </table:table-cell>
          <table:table-cell office:value-type="float" office:value="586.5795" calcext:value-type="float">
            <text:p>586.5795</text:p>
          </table:table-cell>
          <table:table-cell office:value-type="float" office:value="579.2358" calcext:value-type="float">
            <text:p>579.2358</text:p>
          </table:table-cell>
          <table:table-cell office:value-type="float" office:value="142.8414" calcext:value-type="float">
            <text:p>142.8414</text:p>
          </table:table-cell>
          <table:table-cell office:value-type="float" office:value="35.70632" calcext:value-type="float">
            <text:p>35.70632</text:p>
          </table:table-cell>
          <table:table-cell office:value-type="float" office:value="0" calcext:value-type="float">
            <text:p>0</text:p>
          </table:table-cell>
          <table:table-cell office:value-type="float" office:value="-0.03196011" calcext:value-type="float">
            <text:p>-0.0319601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6.9008" calcext:value-type="float">
            <text:p>-736.9008</text:p>
          </table:table-cell>
          <table:table-cell office:value-type="float" office:value="0" calcext:value-type="float">
            <text:p>0</text:p>
          </table:table-cell>
          <table:table-cell office:value-type="float" office:value="21.09476" calcext:value-type="float">
            <text:p>21.09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677.9856" calcext:value-type="float">
            <text:p>677.9856</text:p>
          </table:table-cell>
          <table:table-cell office:value-type="float" office:value="13205.24" calcext:value-type="float">
            <text:p>13205.2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4.1581" calcext:value-type="float">
            <text:p>-974.1581</text:p>
          </table:table-cell>
          <table:table-cell office:value-type="float" office:value="2578.542" calcext:value-type="float">
            <text:p>2578.54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1.1502" calcext:value-type="float">
            <text:p>131.1502</text:p>
          </table:table-cell>
          <table:table-cell office:value-type="float" office:value="128.8063" calcext:value-type="float">
            <text:p>128.8063</text:p>
          </table:table-cell>
          <table:table-cell office:value-type="float" office:value="0.09787729" calcext:value-type="float">
            <text:p>0.0978772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703" calcext:value-type="float">
            <text:p>0.01707703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6.93478" calcext:value-type="float">
            <text:p>46.93478</text:p>
          </table:table-cell>
          <table:table-cell office:value-type="float" office:value="0" calcext:value-type="float">
            <text:p>0</text:p>
          </table:table-cell>
          <table:table-cell office:value-type="float" office:value="366.0898" calcext:value-type="float">
            <text:p>366.0898</text:p>
          </table:table-cell>
          <table:table-cell office:value-type="float" office:value="1238.258" calcext:value-type="float">
            <text:p>1238.258</text:p>
          </table:table-cell>
          <table:table-cell office:value-type="float" office:value="1537.089" calcext:value-type="float">
            <text:p>1537.089</text:p>
          </table:table-cell>
          <table:table-cell office:value-type="float" office:value="1306.781" calcext:value-type="float">
            <text:p>1306.781</text:p>
          </table:table-cell>
          <table:table-cell office:value-type="float" office:value="787.9575" calcext:value-type="float">
            <text:p>787.9575</text:p>
          </table:table-cell>
          <table:table-cell office:value-type="float" office:value="1094.279" calcext:value-type="float">
            <text:p>1094.279</text:p>
          </table:table-cell>
          <table:table-cell office:value-type="float" office:value="422.8586" calcext:value-type="float">
            <text:p>422.8586</text:p>
          </table:table-cell>
          <table:table-cell office:value-type="float" office:value="1873.77" calcext:value-type="float">
            <text:p>1873.77</text:p>
          </table:table-cell>
          <table:table-cell office:value-type="float" office:value="2104.255" calcext:value-type="float">
            <text:p>2104.255</text:p>
          </table:table-cell>
          <table:table-cell office:value-type="float" office:value="1678.721" calcext:value-type="float">
            <text:p>1678.721</text:p>
          </table:table-cell>
          <table:table-cell office:value-type="float" office:value="586.572" calcext:value-type="float">
            <text:p>586.572</text:p>
          </table:table-cell>
          <table:table-cell office:value-type="float" office:value="579.2345" calcext:value-type="float">
            <text:p>579.2345</text:p>
          </table:table-cell>
          <table:table-cell office:value-type="float" office:value="142.8413" calcext:value-type="float">
            <text:p>142.8413</text:p>
          </table:table-cell>
          <table:table-cell office:value-type="float" office:value="35.70631" calcext:value-type="float">
            <text:p>35.70631</text:p>
          </table:table-cell>
          <table:table-cell office:value-type="float" office:value="0" calcext:value-type="float">
            <text:p>0</text:p>
          </table:table-cell>
          <table:table-cell office:value-type="float" office:value="-0.03196011" calcext:value-type="float">
            <text:p>-0.0319601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7.5597" calcext:value-type="float">
            <text:p>-737.5597</text:p>
          </table:table-cell>
          <table:table-cell office:value-type="float" office:value="0" calcext:value-type="float">
            <text:p>0</text:p>
          </table:table-cell>
          <table:table-cell office:value-type="float" office:value="20.99612" calcext:value-type="float">
            <text:p>20.99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677.1019" calcext:value-type="float">
            <text:p>677.1019</text:p>
          </table:table-cell>
          <table:table-cell office:value-type="float" office:value="13205.23" calcext:value-type="float">
            <text:p>13205.2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5.077" calcext:value-type="float">
            <text:p>-975.077</text:p>
          </table:table-cell>
          <table:table-cell office:value-type="float" office:value="2581.565" calcext:value-type="float">
            <text:p>2581.56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1.2873" calcext:value-type="float">
            <text:p>131.2873</text:p>
          </table:table-cell>
          <table:table-cell office:value-type="float" office:value="128.5561" calcext:value-type="float">
            <text:p>128.5561</text:p>
          </table:table-cell>
          <table:table-cell office:value-type="float" office:value="0.0981964" calcext:value-type="float">
            <text:p>0.098196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741" calcext:value-type="float">
            <text:p>0.0170774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6.01616" calcext:value-type="float">
            <text:p>46.01616</text:p>
          </table:table-cell>
          <table:table-cell office:value-type="float" office:value="0" calcext:value-type="float">
            <text:p>0</text:p>
          </table:table-cell>
          <table:table-cell office:value-type="float" office:value="366.1536" calcext:value-type="float">
            <text:p>366.1536</text:p>
          </table:table-cell>
          <table:table-cell office:value-type="float" office:value="1238.083" calcext:value-type="float">
            <text:p>1238.083</text:p>
          </table:table-cell>
          <table:table-cell office:value-type="float" office:value="1536.859" calcext:value-type="float">
            <text:p>1536.859</text:p>
          </table:table-cell>
          <table:table-cell office:value-type="float" office:value="1306.719" calcext:value-type="float">
            <text:p>1306.719</text:p>
          </table:table-cell>
          <table:table-cell office:value-type="float" office:value="787.8883" calcext:value-type="float">
            <text:p>787.8883</text:p>
          </table:table-cell>
          <table:table-cell office:value-type="float" office:value="1094.24" calcext:value-type="float">
            <text:p>1094.24</text:p>
          </table:table-cell>
          <table:table-cell office:value-type="float" office:value="422.8366" calcext:value-type="float">
            <text:p>422.8366</text:p>
          </table:table-cell>
          <table:table-cell office:value-type="float" office:value="1873.728" calcext:value-type="float">
            <text:p>1873.728</text:p>
          </table:table-cell>
          <table:table-cell office:value-type="float" office:value="2104.222" calcext:value-type="float">
            <text:p>2104.222</text:p>
          </table:table-cell>
          <table:table-cell office:value-type="float" office:value="1678.704" calcext:value-type="float">
            <text:p>1678.704</text:p>
          </table:table-cell>
          <table:table-cell office:value-type="float" office:value="586.5645" calcext:value-type="float">
            <text:p>586.5645</text:p>
          </table:table-cell>
          <table:table-cell office:value-type="float" office:value="579.2333" calcext:value-type="float">
            <text:p>579.2333</text:p>
          </table:table-cell>
          <table:table-cell office:value-type="float" office:value="142.8413" calcext:value-type="float">
            <text:p>142.8413</text:p>
          </table:table-cell>
          <table:table-cell office:value-type="float" office:value="35.7063" calcext:value-type="float">
            <text:p>35.7063</text:p>
          </table:table-cell>
          <table:table-cell office:value-type="float" office:value="0" calcext:value-type="float">
            <text:p>0</text:p>
          </table:table-cell>
          <table:table-cell office:value-type="float" office:value="-0.03196014" calcext:value-type="float">
            <text:p>-0.0319601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8.4158" calcext:value-type="float">
            <text:p>-738.4158</text:p>
          </table:table-cell>
          <table:table-cell office:value-type="float" office:value="0" calcext:value-type="float">
            <text:p>0</text:p>
          </table:table-cell>
          <table:table-cell office:value-type="float" office:value="20.92972" calcext:value-type="float">
            <text:p>20.9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676.086" calcext:value-type="float">
            <text:p>676.086</text:p>
          </table:table-cell>
          <table:table-cell office:value-type="float" office:value="13205.25" calcext:value-type="float">
            <text:p>13205.2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6.1093" calcext:value-type="float">
            <text:p>-976.1093</text:p>
          </table:table-cell>
          <table:table-cell office:value-type="float" office:value="2584.217" calcext:value-type="float">
            <text:p>2584.21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1.4685" calcext:value-type="float">
            <text:p>131.4685</text:p>
          </table:table-cell>
          <table:table-cell office:value-type="float" office:value="128.2455" calcext:value-type="float">
            <text:p>128.2455</text:p>
          </table:table-cell>
          <table:table-cell office:value-type="float" office:value="0.09849534" calcext:value-type="float">
            <text:p>0.0984953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741" calcext:value-type="float">
            <text:p>0.0170774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4.98417" calcext:value-type="float">
            <text:p>44.98417</text:p>
          </table:table-cell>
          <table:table-cell office:value-type="float" office:value="0" calcext:value-type="float">
            <text:p>0</text:p>
          </table:table-cell>
          <table:table-cell office:value-type="float" office:value="366.2125" calcext:value-type="float">
            <text:p>366.2125</text:p>
          </table:table-cell>
          <table:table-cell office:value-type="float" office:value="1237.885" calcext:value-type="float">
            <text:p>1237.885</text:p>
          </table:table-cell>
          <table:table-cell office:value-type="float" office:value="1536.608" calcext:value-type="float">
            <text:p>1536.608</text:p>
          </table:table-cell>
          <table:table-cell office:value-type="float" office:value="1306.65" calcext:value-type="float">
            <text:p>1306.65</text:p>
          </table:table-cell>
          <table:table-cell office:value-type="float" office:value="787.8193" calcext:value-type="float">
            <text:p>787.8193</text:p>
          </table:table-cell>
          <table:table-cell office:value-type="float" office:value="1094.201" calcext:value-type="float">
            <text:p>1094.201</text:p>
          </table:table-cell>
          <table:table-cell office:value-type="float" office:value="422.8145" calcext:value-type="float">
            <text:p>422.8145</text:p>
          </table:table-cell>
          <table:table-cell office:value-type="float" office:value="1873.687" calcext:value-type="float">
            <text:p>1873.687</text:p>
          </table:table-cell>
          <table:table-cell office:value-type="float" office:value="2104.19" calcext:value-type="float">
            <text:p>2104.19</text:p>
          </table:table-cell>
          <table:table-cell office:value-type="float" office:value="1678.688" calcext:value-type="float">
            <text:p>1678.688</text:p>
          </table:table-cell>
          <table:table-cell office:value-type="float" office:value="586.5569" calcext:value-type="float">
            <text:p>586.5569</text:p>
          </table:table-cell>
          <table:table-cell office:value-type="float" office:value="579.2319" calcext:value-type="float">
            <text:p>579.2319</text:p>
          </table:table-cell>
          <table:table-cell office:value-type="float" office:value="142.8413" calcext:value-type="float">
            <text:p>142.8413</text:p>
          </table:table-cell>
          <table:table-cell office:value-type="float" office:value="35.70629" calcext:value-type="float">
            <text:p>35.70629</text:p>
          </table:table-cell>
          <table:table-cell office:value-type="float" office:value="0" calcext:value-type="float">
            <text:p>0</text:p>
          </table:table-cell>
          <table:table-cell office:value-type="float" office:value="-0.03196023" calcext:value-type="float">
            <text:p>-0.0319602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39.3782" calcext:value-type="float">
            <text:p>-739.3782</text:p>
          </table:table-cell>
          <table:table-cell office:value-type="float" office:value="0" calcext:value-type="float">
            <text:p>0</text:p>
          </table:table-cell>
          <table:table-cell office:value-type="float" office:value="20.86035" calcext:value-type="float">
            <text:p>20.86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675.0204" calcext:value-type="float">
            <text:p>675.0204</text:p>
          </table:table-cell>
          <table:table-cell office:value-type="float" office:value="13205.27" calcext:value-type="float">
            <text:p>13205.2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7.2022" calcext:value-type="float">
            <text:p>-977.2022</text:p>
          </table:table-cell>
          <table:table-cell office:value-type="float" office:value="2587.479" calcext:value-type="float">
            <text:p>2587.47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1.7273" calcext:value-type="float">
            <text:p>131.7273</text:p>
          </table:table-cell>
          <table:table-cell office:value-type="float" office:value="127.8713" calcext:value-type="float">
            <text:p>127.8713</text:p>
          </table:table-cell>
          <table:table-cell office:value-type="float" office:value="0.09875606" calcext:value-type="float">
            <text:p>0.0987560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833" calcext:value-type="float">
            <text:p>0.01707833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3.89153" calcext:value-type="float">
            <text:p>43.89153</text:p>
          </table:table-cell>
          <table:table-cell office:value-type="float" office:value="0" calcext:value-type="float">
            <text:p>0</text:p>
          </table:table-cell>
          <table:table-cell office:value-type="float" office:value="366.2682" calcext:value-type="float">
            <text:p>366.2682</text:p>
          </table:table-cell>
          <table:table-cell office:value-type="float" office:value="1237.702" calcext:value-type="float">
            <text:p>1237.702</text:p>
          </table:table-cell>
          <table:table-cell office:value-type="float" office:value="1536.363" calcext:value-type="float">
            <text:p>1536.363</text:p>
          </table:table-cell>
          <table:table-cell office:value-type="float" office:value="1306.586" calcext:value-type="float">
            <text:p>1306.586</text:p>
          </table:table-cell>
          <table:table-cell office:value-type="float" office:value="787.7466" calcext:value-type="float">
            <text:p>787.7466</text:p>
          </table:table-cell>
          <table:table-cell office:value-type="float" office:value="1094.16" calcext:value-type="float">
            <text:p>1094.16</text:p>
          </table:table-cell>
          <table:table-cell office:value-type="float" office:value="422.7918" calcext:value-type="float">
            <text:p>422.7918</text:p>
          </table:table-cell>
          <table:table-cell office:value-type="float" office:value="1873.646" calcext:value-type="float">
            <text:p>1873.646</text:p>
          </table:table-cell>
          <table:table-cell office:value-type="float" office:value="2104.159" calcext:value-type="float">
            <text:p>2104.159</text:p>
          </table:table-cell>
          <table:table-cell office:value-type="float" office:value="1678.671" calcext:value-type="float">
            <text:p>1678.671</text:p>
          </table:table-cell>
          <table:table-cell office:value-type="float" office:value="586.5494" calcext:value-type="float">
            <text:p>586.5494</text:p>
          </table:table-cell>
          <table:table-cell office:value-type="float" office:value="579.2306" calcext:value-type="float">
            <text:p>579.2306</text:p>
          </table:table-cell>
          <table:table-cell office:value-type="float" office:value="142.8413" calcext:value-type="float">
            <text:p>142.8413</text:p>
          </table:table-cell>
          <table:table-cell office:value-type="float" office:value="35.70628" calcext:value-type="float">
            <text:p>35.70628</text:p>
          </table:table-cell>
          <table:table-cell office:value-type="float" office:value="0" calcext:value-type="float">
            <text:p>0</text:p>
          </table:table-cell>
          <table:table-cell office:value-type="float" office:value="-0.03196023" calcext:value-type="float">
            <text:p>-0.0319602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40.3868" calcext:value-type="float">
            <text:p>-740.3868</text:p>
          </table:table-cell>
          <table:table-cell office:value-type="float" office:value="0" calcext:value-type="float">
            <text:p>0</text:p>
          </table:table-cell>
          <table:table-cell office:value-type="float" office:value="20.77584" calcext:value-type="float">
            <text:p>20.7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673.2506" calcext:value-type="float">
            <text:p>673.2506</text:p>
          </table:table-cell>
          <table:table-cell office:value-type="float" office:value="13205.37" calcext:value-type="float">
            <text:p>13205.3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78.9097" calcext:value-type="float">
            <text:p>-978.9097</text:p>
          </table:table-cell>
          <table:table-cell office:value-type="float" office:value="2592.664" calcext:value-type="float">
            <text:p>2592.664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2.4144" calcext:value-type="float">
            <text:p>132.4144</text:p>
          </table:table-cell>
          <table:table-cell office:value-type="float" office:value="126.9852" calcext:value-type="float">
            <text:p>126.9852</text:p>
          </table:table-cell>
          <table:table-cell office:value-type="float" office:value="0.0990553" calcext:value-type="float">
            <text:p>0.0990553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7968" calcext:value-type="float">
            <text:p>0.01707968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2.18438" calcext:value-type="float">
            <text:p>42.18438</text:p>
          </table:table-cell>
          <table:table-cell office:value-type="float" office:value="0" calcext:value-type="float">
            <text:p>0</text:p>
          </table:table-cell>
          <table:table-cell office:value-type="float" office:value="366.3674" calcext:value-type="float">
            <text:p>366.3674</text:p>
          </table:table-cell>
          <table:table-cell office:value-type="float" office:value="1237.437" calcext:value-type="float">
            <text:p>1237.437</text:p>
          </table:table-cell>
          <table:table-cell office:value-type="float" office:value="1536.055" calcext:value-type="float">
            <text:p>1536.055</text:p>
          </table:table-cell>
          <table:table-cell office:value-type="float" office:value="1306.512" calcext:value-type="float">
            <text:p>1306.512</text:p>
          </table:table-cell>
          <table:table-cell office:value-type="float" office:value="787.6723" calcext:value-type="float">
            <text:p>787.6723</text:p>
          </table:table-cell>
          <table:table-cell office:value-type="float" office:value="1094.12" calcext:value-type="float">
            <text:p>1094.12</text:p>
          </table:table-cell>
          <table:table-cell office:value-type="float" office:value="422.7693" calcext:value-type="float">
            <text:p>422.7693</text:p>
          </table:table-cell>
          <table:table-cell office:value-type="float" office:value="1873.605" calcext:value-type="float">
            <text:p>1873.605</text:p>
          </table:table-cell>
          <table:table-cell office:value-type="float" office:value="2104.128" calcext:value-type="float">
            <text:p>2104.128</text:p>
          </table:table-cell>
          <table:table-cell office:value-type="float" office:value="1678.654" calcext:value-type="float">
            <text:p>1678.654</text:p>
          </table:table-cell>
          <table:table-cell office:value-type="float" office:value="586.542" calcext:value-type="float">
            <text:p>586.542</text:p>
          </table:table-cell>
          <table:table-cell office:value-type="float" office:value="579.2293" calcext:value-type="float">
            <text:p>579.2293</text:p>
          </table:table-cell>
          <table:table-cell office:value-type="float" office:value="142.8412" calcext:value-type="float">
            <text:p>142.8412</text:p>
          </table:table-cell>
          <table:table-cell office:value-type="float" office:value="35.70626" calcext:value-type="float">
            <text:p>35.70626</text:p>
          </table:table-cell>
          <table:table-cell office:value-type="float" office:value="0" calcext:value-type="float">
            <text:p>0</text:p>
          </table:table-cell>
          <table:table-cell office:value-type="float" office:value="-0.03196086" calcext:value-type="float">
            <text:p>-0.0319608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42.0136" calcext:value-type="float">
            <text:p>-742.0136</text:p>
          </table:table-cell>
          <table:table-cell office:value-type="float" office:value="0" calcext:value-type="float">
            <text:p>0</text:p>
          </table:table-cell>
          <table:table-cell office:value-type="float" office:value="20.69366" calcext:value-type="float">
            <text:p>20.6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670.5622" calcext:value-type="float">
            <text:p>670.5622</text:p>
          </table:table-cell>
          <table:table-cell office:value-type="float" office:value="13205.59" calcext:value-type="float">
            <text:p>13205.59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81.3901" calcext:value-type="float">
            <text:p>-981.3901</text:p>
          </table:table-cell>
          <table:table-cell office:value-type="float" office:value="2599.651" calcext:value-type="float">
            <text:p>2599.65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3.528" calcext:value-type="float">
            <text:p>133.528</text:p>
          </table:table-cell>
          <table:table-cell office:value-type="float" office:value="125.5439" calcext:value-type="float">
            <text:p>125.5439</text:p>
          </table:table-cell>
          <table:table-cell office:value-type="float" office:value="0.09938195" calcext:value-type="float">
            <text:p>0.0993819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11" calcext:value-type="float">
            <text:p>0.0170801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9.70423" calcext:value-type="float">
            <text:p>39.70423</text:p>
          </table:table-cell>
          <table:table-cell office:value-type="float" office:value="0" calcext:value-type="float">
            <text:p>0</text:p>
          </table:table-cell>
          <table:table-cell office:value-type="float" office:value="366.5301" calcext:value-type="float">
            <text:p>366.5301</text:p>
          </table:table-cell>
          <table:table-cell office:value-type="float" office:value="1237.036" calcext:value-type="float">
            <text:p>1237.036</text:p>
          </table:table-cell>
          <table:table-cell office:value-type="float" office:value="1535.621" calcext:value-type="float">
            <text:p>1535.621</text:p>
          </table:table-cell>
          <table:table-cell office:value-type="float" office:value="1306.41" calcext:value-type="float">
            <text:p>1306.41</text:p>
          </table:table-cell>
          <table:table-cell office:value-type="float" office:value="787.5851" calcext:value-type="float">
            <text:p>787.5851</text:p>
          </table:table-cell>
          <table:table-cell office:value-type="float" office:value="1094.074" calcext:value-type="float">
            <text:p>1094.074</text:p>
          </table:table-cell>
          <table:table-cell office:value-type="float" office:value="422.7444" calcext:value-type="float">
            <text:p>422.7444</text:p>
          </table:table-cell>
          <table:table-cell office:value-type="float" office:value="1873.564" calcext:value-type="float">
            <text:p>1873.564</text:p>
          </table:table-cell>
          <table:table-cell office:value-type="float" office:value="2104.098" calcext:value-type="float">
            <text:p>2104.098</text:p>
          </table:table-cell>
          <table:table-cell office:value-type="float" office:value="1678.637" calcext:value-type="float">
            <text:p>1678.637</text:p>
          </table:table-cell>
          <table:table-cell office:value-type="float" office:value="586.5345" calcext:value-type="float">
            <text:p>586.5345</text:p>
          </table:table-cell>
          <table:table-cell office:value-type="float" office:value="579.228" calcext:value-type="float">
            <text:p>579.228</text:p>
          </table:table-cell>
          <table:table-cell office:value-type="float" office:value="142.8412" calcext:value-type="float">
            <text:p>142.8412</text:p>
          </table:table-cell>
          <table:table-cell office:value-type="float" office:value="35.70625" calcext:value-type="float">
            <text:p>35.70625</text:p>
          </table:table-cell>
          <table:table-cell office:value-type="float" office:value="0" calcext:value-type="float">
            <text:p>0</text:p>
          </table:table-cell>
          <table:table-cell office:value-type="float" office:value="-0.03196377" calcext:value-type="float">
            <text:p>-0.03196377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44.442" calcext:value-type="float">
            <text:p>-744.442</text:p>
          </table:table-cell>
          <table:table-cell office:value-type="float" office:value="0" calcext:value-type="float">
            <text:p>0</text:p>
          </table:table-cell>
          <table:table-cell office:value-type="float" office:value="20.6379" calcext:value-type="float">
            <text:p>20.6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667.7532" calcext:value-type="float">
            <text:p>667.7532</text:p>
          </table:table-cell>
          <table:table-cell office:value-type="float" office:value="13205.82" calcext:value-type="float">
            <text:p>13205.82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84.0068" calcext:value-type="float">
            <text:p>-984.0068</text:p>
          </table:table-cell>
          <table:table-cell office:value-type="float" office:value="2607.623" calcext:value-type="float">
            <text:p>2607.62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4.567" calcext:value-type="float">
            <text:p>134.567</text:p>
          </table:table-cell>
          <table:table-cell office:value-type="float" office:value="124.2058" calcext:value-type="float">
            <text:p>124.2058</text:p>
          </table:table-cell>
          <table:table-cell office:value-type="float" office:value="0.09972931" calcext:value-type="float">
            <text:p>0.0997293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11" calcext:value-type="float">
            <text:p>0.0170801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7.08788" calcext:value-type="float">
            <text:p>37.08788</text:p>
          </table:table-cell>
          <table:table-cell office:value-type="float" office:value="0" calcext:value-type="float">
            <text:p>0</text:p>
          </table:table-cell>
          <table:table-cell office:value-type="float" office:value="366.7043" calcext:value-type="float">
            <text:p>366.7043</text:p>
          </table:table-cell>
          <table:table-cell office:value-type="float" office:value="1236.574" calcext:value-type="float">
            <text:p>1236.574</text:p>
          </table:table-cell>
          <table:table-cell office:value-type="float" office:value="1535.088" calcext:value-type="float">
            <text:p>1535.088</text:p>
          </table:table-cell>
          <table:table-cell office:value-type="float" office:value="1306.277" calcext:value-type="float">
            <text:p>1306.277</text:p>
          </table:table-cell>
          <table:table-cell office:value-type="float" office:value="787.4809" calcext:value-type="float">
            <text:p>787.4809</text:p>
          </table:table-cell>
          <table:table-cell office:value-type="float" office:value="1094.019" calcext:value-type="float">
            <text:p>1094.019</text:p>
          </table:table-cell>
          <table:table-cell office:value-type="float" office:value="422.715" calcext:value-type="float">
            <text:p>422.715</text:p>
          </table:table-cell>
          <table:table-cell office:value-type="float" office:value="1873.52" calcext:value-type="float">
            <text:p>1873.52</text:p>
          </table:table-cell>
          <table:table-cell office:value-type="float" office:value="2104.068" calcext:value-type="float">
            <text:p>2104.068</text:p>
          </table:table-cell>
          <table:table-cell office:value-type="float" office:value="1678.621" calcext:value-type="float">
            <text:p>1678.621</text:p>
          </table:table-cell>
          <table:table-cell office:value-type="float" office:value="586.527" calcext:value-type="float">
            <text:p>586.527</text:p>
          </table:table-cell>
          <table:table-cell office:value-type="float" office:value="579.2267" calcext:value-type="float">
            <text:p>579.2267</text:p>
          </table:table-cell>
          <table:table-cell office:value-type="float" office:value="142.8412" calcext:value-type="float">
            <text:p>142.8412</text:p>
          </table:table-cell>
          <table:table-cell office:value-type="float" office:value="35.70624" calcext:value-type="float">
            <text:p>35.70624</text:p>
          </table:table-cell>
          <table:table-cell office:value-type="float" office:value="0" calcext:value-type="float">
            <text:p>0</text:p>
          </table:table-cell>
          <table:table-cell office:value-type="float" office:value="-0.03196531" calcext:value-type="float">
            <text:p>-0.0319653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46.9818" calcext:value-type="float">
            <text:p>-746.9818</text:p>
          </table:table-cell>
          <table:table-cell office:value-type="float" office:value="0" calcext:value-type="float">
            <text:p>0</text:p>
          </table:table-cell>
          <table:table-cell office:value-type="float" office:value="20.55348" calcext:value-type="float">
            <text:p>20.55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664.6271" calcext:value-type="float">
            <text:p>664.6271</text:p>
          </table:table-cell>
          <table:table-cell office:value-type="float" office:value="13206.1" calcext:value-type="float">
            <text:p>13206.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86.8821" calcext:value-type="float">
            <text:p>-986.8821</text:p>
          </table:table-cell>
          <table:table-cell office:value-type="float" office:value="2615.864" calcext:value-type="float">
            <text:p>2615.864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5.7111" calcext:value-type="float">
            <text:p>135.7111</text:p>
          </table:table-cell>
          <table:table-cell office:value-type="float" office:value="122.6804" calcext:value-type="float">
            <text:p>122.6804</text:p>
          </table:table-cell>
          <table:table-cell office:value-type="float" office:value="0.1000889" calcext:value-type="float">
            <text:p>0.100088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11" calcext:value-type="float">
            <text:p>0.0170801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4.213" calcext:value-type="float">
            <text:p>34.213</text:p>
          </table:table-cell>
          <table:table-cell office:value-type="float" office:value="0" calcext:value-type="float">
            <text:p>0</text:p>
          </table:table-cell>
          <table:table-cell office:value-type="float" office:value="366.9129" calcext:value-type="float">
            <text:p>366.9129</text:p>
          </table:table-cell>
          <table:table-cell office:value-type="float" office:value="1236.062" calcext:value-type="float">
            <text:p>1236.062</text:p>
          </table:table-cell>
          <table:table-cell office:value-type="float" office:value="1534.511" calcext:value-type="float">
            <text:p>1534.511</text:p>
          </table:table-cell>
          <table:table-cell office:value-type="float" office:value="1306.138" calcext:value-type="float">
            <text:p>1306.138</text:p>
          </table:table-cell>
          <table:table-cell office:value-type="float" office:value="787.3721" calcext:value-type="float">
            <text:p>787.3721</text:p>
          </table:table-cell>
          <table:table-cell office:value-type="float" office:value="1093.96" calcext:value-type="float">
            <text:p>1093.96</text:p>
          </table:table-cell>
          <table:table-cell office:value-type="float" office:value="422.6836" calcext:value-type="float">
            <text:p>422.6836</text:p>
          </table:table-cell>
          <table:table-cell office:value-type="float" office:value="1873.473" calcext:value-type="float">
            <text:p>1873.473</text:p>
          </table:table-cell>
          <table:table-cell office:value-type="float" office:value="2104.037" calcext:value-type="float">
            <text:p>2104.037</text:p>
          </table:table-cell>
          <table:table-cell office:value-type="float" office:value="1678.604" calcext:value-type="float">
            <text:p>1678.604</text:p>
          </table:table-cell>
          <table:table-cell office:value-type="float" office:value="586.5197" calcext:value-type="float">
            <text:p>586.5197</text:p>
          </table:table-cell>
          <table:table-cell office:value-type="float" office:value="579.2255" calcext:value-type="float">
            <text:p>579.2255</text:p>
          </table:table-cell>
          <table:table-cell office:value-type="float" office:value="142.8412" calcext:value-type="float">
            <text:p>142.8412</text:p>
          </table:table-cell>
          <table:table-cell office:value-type="float" office:value="35.70623" calcext:value-type="float">
            <text:p>35.70623</text:p>
          </table:table-cell>
          <table:table-cell office:value-type="float" office:value="0" calcext:value-type="float">
            <text:p>0</text:p>
          </table:table-cell>
          <table:table-cell office:value-type="float" office:value="-0.03196856" calcext:value-type="float">
            <text:p>-0.0319685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49.7762" calcext:value-type="float">
            <text:p>-749.7762</text:p>
          </table:table-cell>
          <table:table-cell office:value-type="float" office:value="0" calcext:value-type="float">
            <text:p>0</text:p>
          </table:table-cell>
          <table:table-cell office:value-type="float" office:value="20.47301" calcext:value-type="float">
            <text:p>20.4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662.3441" calcext:value-type="float">
            <text:p>662.3441</text:p>
          </table:table-cell>
          <table:table-cell office:value-type="float" office:value="13206.26" calcext:value-type="float">
            <text:p>13206.2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89.1055" calcext:value-type="float">
            <text:p>-989.1055</text:p>
          </table:table-cell>
          <table:table-cell office:value-type="float" office:value="2623.082" calcext:value-type="float">
            <text:p>2623.08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6.3906" calcext:value-type="float">
            <text:p>136.3906</text:p>
          </table:table-cell>
          <table:table-cell office:value-type="float" office:value="121.7882" calcext:value-type="float">
            <text:p>121.7882</text:p>
          </table:table-cell>
          <table:table-cell office:value-type="float" office:value="0.1004657" calcext:value-type="float">
            <text:p>0.100465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11" calcext:value-type="float">
            <text:p>0.0170801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1.98998" calcext:value-type="float">
            <text:p>31.98998</text:p>
          </table:table-cell>
          <table:table-cell office:value-type="float" office:value="0" calcext:value-type="float">
            <text:p>0</text:p>
          </table:table-cell>
          <table:table-cell office:value-type="float" office:value="367.0611" calcext:value-type="float">
            <text:p>367.0611</text:p>
          </table:table-cell>
          <table:table-cell office:value-type="float" office:value="1235.655" calcext:value-type="float">
            <text:p>1235.655</text:p>
          </table:table-cell>
          <table:table-cell office:value-type="float" office:value="1533.984" calcext:value-type="float">
            <text:p>1533.984</text:p>
          </table:table-cell>
          <table:table-cell office:value-type="float" office:value="1306.008" calcext:value-type="float">
            <text:p>1306.008</text:p>
          </table:table-cell>
          <table:table-cell office:value-type="float" office:value="787.2624" calcext:value-type="float">
            <text:p>787.2624</text:p>
          </table:table-cell>
          <table:table-cell office:value-type="float" office:value="1093.898" calcext:value-type="float">
            <text:p>1093.898</text:p>
          </table:table-cell>
          <table:table-cell office:value-type="float" office:value="422.6501" calcext:value-type="float">
            <text:p>422.6501</text:p>
          </table:table-cell>
          <table:table-cell office:value-type="float" office:value="1873.425" calcext:value-type="float">
            <text:p>1873.425</text:p>
          </table:table-cell>
          <table:table-cell office:value-type="float" office:value="2104.005" calcext:value-type="float">
            <text:p>2104.005</text:p>
          </table:table-cell>
          <table:table-cell office:value-type="float" office:value="1678.588" calcext:value-type="float">
            <text:p>1678.588</text:p>
          </table:table-cell>
          <table:table-cell office:value-type="float" office:value="586.5122" calcext:value-type="float">
            <text:p>586.5122</text:p>
          </table:table-cell>
          <table:table-cell office:value-type="float" office:value="579.2242" calcext:value-type="float">
            <text:p>579.2242</text:p>
          </table:table-cell>
          <table:table-cell office:value-type="float" office:value="142.8411" calcext:value-type="float">
            <text:p>142.8411</text:p>
          </table:table-cell>
          <table:table-cell office:value-type="float" office:value="35.70621" calcext:value-type="float">
            <text:p>35.70621</text:p>
          </table:table-cell>
          <table:table-cell office:value-type="float" office:value="0" calcext:value-type="float">
            <text:p>0</text:p>
          </table:table-cell>
          <table:table-cell office:value-type="float" office:value="-0.03196926" calcext:value-type="float">
            <text:p>-0.0319692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51.8469" calcext:value-type="float">
            <text:p>-751.8469</text:p>
          </table:table-cell>
          <table:table-cell office:value-type="float" office:value="0" calcext:value-type="float">
            <text:p>0</text:p>
          </table:table-cell>
          <table:table-cell office:value-type="float" office:value="20.3219" calcext:value-type="float">
            <text:p>20.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660.7555" calcext:value-type="float">
            <text:p>660.7555</text:p>
          </table:table-cell>
          <table:table-cell office:value-type="float" office:value="13206.36" calcext:value-type="float">
            <text:p>13206.3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90.7197" calcext:value-type="float">
            <text:p>-990.7197</text:p>
          </table:table-cell>
          <table:table-cell office:value-type="float" office:value="2627.992" calcext:value-type="float">
            <text:p>2627.99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6.8091" calcext:value-type="float">
            <text:p>136.8091</text:p>
          </table:table-cell>
          <table:table-cell office:value-type="float" office:value="121.1564" calcext:value-type="float">
            <text:p>121.1564</text:p>
          </table:table-cell>
          <table:table-cell office:value-type="float" office:value="0.1008657" calcext:value-type="float">
            <text:p>0.100865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44" calcext:value-type="float">
            <text:p>0.0170804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0.37618" calcext:value-type="float">
            <text:p>30.37618</text:p>
          </table:table-cell>
          <table:table-cell office:value-type="float" office:value="0" calcext:value-type="float">
            <text:p>0</text:p>
          </table:table-cell>
          <table:table-cell office:value-type="float" office:value="367.1791" calcext:value-type="float">
            <text:p>367.1791</text:p>
          </table:table-cell>
          <table:table-cell office:value-type="float" office:value="1235.397" calcext:value-type="float">
            <text:p>1235.397</text:p>
          </table:table-cell>
          <table:table-cell office:value-type="float" office:value="1533.623" calcext:value-type="float">
            <text:p>1533.623</text:p>
          </table:table-cell>
          <table:table-cell office:value-type="float" office:value="1305.916" calcext:value-type="float">
            <text:p>1305.916</text:p>
          </table:table-cell>
          <table:table-cell office:value-type="float" office:value="787.179" calcext:value-type="float">
            <text:p>787.179</text:p>
          </table:table-cell>
          <table:table-cell office:value-type="float" office:value="1093.847" calcext:value-type="float">
            <text:p>1093.847</text:p>
          </table:table-cell>
          <table:table-cell office:value-type="float" office:value="422.6195" calcext:value-type="float">
            <text:p>422.6195</text:p>
          </table:table-cell>
          <table:table-cell office:value-type="float" office:value="1873.376" calcext:value-type="float">
            <text:p>1873.376</text:p>
          </table:table-cell>
          <table:table-cell office:value-type="float" office:value="2103.973" calcext:value-type="float">
            <text:p>2103.973</text:p>
          </table:table-cell>
          <table:table-cell office:value-type="float" office:value="1678.572" calcext:value-type="float">
            <text:p>1678.572</text:p>
          </table:table-cell>
          <table:table-cell office:value-type="float" office:value="586.5048" calcext:value-type="float">
            <text:p>586.5048</text:p>
          </table:table-cell>
          <table:table-cell office:value-type="float" office:value="579.223" calcext:value-type="float">
            <text:p>579.223</text:p>
          </table:table-cell>
          <table:table-cell office:value-type="float" office:value="142.8411" calcext:value-type="float">
            <text:p>142.8411</text:p>
          </table:table-cell>
          <table:table-cell office:value-type="float" office:value="35.70621" calcext:value-type="float">
            <text:p>35.70621</text:p>
          </table:table-cell>
          <table:table-cell office:value-type="float" office:value="0" calcext:value-type="float">
            <text:p>0</text:p>
          </table:table-cell>
          <table:table-cell office:value-type="float" office:value="-0.03196946" calcext:value-type="float">
            <text:p>-0.0319694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53.3077" calcext:value-type="float">
            <text:p>-753.3077</text:p>
          </table:table-cell>
          <table:table-cell office:value-type="float" office:value="0" calcext:value-type="float">
            <text:p>0</text:p>
          </table:table-cell>
          <table:table-cell office:value-type="float" office:value="20.16334" calcext:value-type="float">
            <text:p>20.16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658.576" calcext:value-type="float">
            <text:p>658.576</text:p>
          </table:table-cell>
          <table:table-cell office:value-type="float" office:value="13206.54" calcext:value-type="float">
            <text:p>13206.5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92.777" calcext:value-type="float">
            <text:p>-992.777</text:p>
          </table:table-cell>
          <table:table-cell office:value-type="float" office:value="2633.616" calcext:value-type="float">
            <text:p>2633.61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7.5493" calcext:value-type="float">
            <text:p>137.5493</text:p>
          </table:table-cell>
          <table:table-cell office:value-type="float" office:value="120.0428" calcext:value-type="float">
            <text:p>120.0428</text:p>
          </table:table-cell>
          <table:table-cell office:value-type="float" office:value="0.1012893" calcext:value-type="float">
            <text:p>0.1012893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" calcext:value-type="float">
            <text:p>0.017080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28.31923" calcext:value-type="float">
            <text:p>28.31923</text:p>
          </table:table-cell>
          <table:table-cell office:value-type="float" office:value="0" calcext:value-type="float">
            <text:p>0</text:p>
          </table:table-cell>
          <table:table-cell office:value-type="float" office:value="367.3537" calcext:value-type="float">
            <text:p>367.3537</text:p>
          </table:table-cell>
          <table:table-cell office:value-type="float" office:value="1235.075" calcext:value-type="float">
            <text:p>1235.075</text:p>
          </table:table-cell>
          <table:table-cell office:value-type="float" office:value="1533.23" calcext:value-type="float">
            <text:p>1533.23</text:p>
          </table:table-cell>
          <table:table-cell office:value-type="float" office:value="1305.83" calcext:value-type="float">
            <text:p>1305.83</text:p>
          </table:table-cell>
          <table:table-cell office:value-type="float" office:value="787.0997" calcext:value-type="float">
            <text:p>787.0997</text:p>
          </table:table-cell>
          <table:table-cell office:value-type="float" office:value="1093.801" calcext:value-type="float">
            <text:p>1093.801</text:p>
          </table:table-cell>
          <table:table-cell office:value-type="float" office:value="422.5917" calcext:value-type="float">
            <text:p>422.5917</text:p>
          </table:table-cell>
          <table:table-cell office:value-type="float" office:value="1873.33" calcext:value-type="float">
            <text:p>1873.33</text:p>
          </table:table-cell>
          <table:table-cell office:value-type="float" office:value="2103.941" calcext:value-type="float">
            <text:p>2103.941</text:p>
          </table:table-cell>
          <table:table-cell office:value-type="float" office:value="1678.555" calcext:value-type="float">
            <text:p>1678.555</text:p>
          </table:table-cell>
          <table:table-cell office:value-type="float" office:value="586.4974" calcext:value-type="float">
            <text:p>586.4974</text:p>
          </table:table-cell>
          <table:table-cell office:value-type="float" office:value="579.2217" calcext:value-type="float">
            <text:p>579.2217</text:p>
          </table:table-cell>
          <table:table-cell office:value-type="float" office:value="142.8411" calcext:value-type="float">
            <text:p>142.8411</text:p>
          </table:table-cell>
          <table:table-cell office:value-type="float" office:value="35.7062" calcext:value-type="float">
            <text:p>35.7062</text:p>
          </table:table-cell>
          <table:table-cell office:value-type="float" office:value="0" calcext:value-type="float">
            <text:p>0</text:p>
          </table:table-cell>
          <table:table-cell office:value-type="float" office:value="-0.03197029" calcext:value-type="float">
            <text:p>-0.03197029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55.2607" calcext:value-type="float">
            <text:p>-755.2607</text:p>
          </table:table-cell>
          <table:table-cell office:value-type="float" office:value="0" calcext:value-type="float">
            <text:p>0</text:p>
          </table:table-cell>
          <table:table-cell office:value-type="float" office:value="20.05779" calcext:value-type="float">
            <text:p>20.05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656.3253" calcext:value-type="float">
            <text:p>656.3253</text:p>
          </table:table-cell>
          <table:table-cell office:value-type="float" office:value="13206.74" calcext:value-type="float">
            <text:p>13206.7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94.895" calcext:value-type="float">
            <text:p>-994.895</text:p>
          </table:table-cell>
          <table:table-cell office:value-type="float" office:value="2639.395" calcext:value-type="float">
            <text:p>2639.39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8.2605" calcext:value-type="float">
            <text:p>138.2605</text:p>
          </table:table-cell>
          <table:table-cell office:value-type="float" office:value="118.9499" calcext:value-type="float">
            <text:p>118.9499</text:p>
          </table:table-cell>
          <table:table-cell office:value-type="float" office:value="0.1017267" calcext:value-type="float">
            <text:p>0.101726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" calcext:value-type="float">
            <text:p>0.017080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26.20169" calcext:value-type="float">
            <text:p>26.20169</text:p>
          </table:table-cell>
          <table:table-cell office:value-type="float" office:value="0" calcext:value-type="float">
            <text:p>0</text:p>
          </table:table-cell>
          <table:table-cell office:value-type="float" office:value="367.5324" calcext:value-type="float">
            <text:p>367.5324</text:p>
          </table:table-cell>
          <table:table-cell office:value-type="float" office:value="1234.729" calcext:value-type="float">
            <text:p>1234.729</text:p>
          </table:table-cell>
          <table:table-cell office:value-type="float" office:value="1532.792" calcext:value-type="float">
            <text:p>1532.792</text:p>
          </table:table-cell>
          <table:table-cell office:value-type="float" office:value="1305.735" calcext:value-type="float">
            <text:p>1305.735</text:p>
          </table:table-cell>
          <table:table-cell office:value-type="float" office:value="787.0172" calcext:value-type="float">
            <text:p>787.0172</text:p>
          </table:table-cell>
          <table:table-cell office:value-type="float" office:value="1093.753" calcext:value-type="float">
            <text:p>1093.753</text:p>
          </table:table-cell>
          <table:table-cell office:value-type="float" office:value="422.5635" calcext:value-type="float">
            <text:p>422.5635</text:p>
          </table:table-cell>
          <table:table-cell office:value-type="float" office:value="1873.286" calcext:value-type="float">
            <text:p>1873.286</text:p>
          </table:table-cell>
          <table:table-cell office:value-type="float" office:value="2103.909" calcext:value-type="float">
            <text:p>2103.909</text:p>
          </table:table-cell>
          <table:table-cell office:value-type="float" office:value="1678.539" calcext:value-type="float">
            <text:p>1678.539</text:p>
          </table:table-cell>
          <table:table-cell office:value-type="float" office:value="586.4901" calcext:value-type="float">
            <text:p>586.4901</text:p>
          </table:table-cell>
          <table:table-cell office:value-type="float" office:value="579.2205" calcext:value-type="float">
            <text:p>579.2205</text:p>
          </table:table-cell>
          <table:table-cell office:value-type="float" office:value="142.8411" calcext:value-type="float">
            <text:p>142.8411</text:p>
          </table:table-cell>
          <table:table-cell office:value-type="float" office:value="35.70618" calcext:value-type="float">
            <text:p>35.70618</text:p>
          </table:table-cell>
          <table:table-cell office:value-type="float" office:value="0" calcext:value-type="float">
            <text:p>0</text:p>
          </table:table-cell>
          <table:table-cell office:value-type="float" office:value="-0.03197076" calcext:value-type="float">
            <text:p>-0.0319707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57.2664" calcext:value-type="float">
            <text:p>-757.2664</text:p>
          </table:table-cell>
          <table:table-cell office:value-type="float" office:value="0" calcext:value-type="float">
            <text:p>0</text:p>
          </table:table-cell>
          <table:table-cell office:value-type="float" office:value="19.94727" calcext:value-type="float">
            <text:p>19.94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654.4153" calcext:value-type="float">
            <text:p>654.4153</text:p>
          </table:table-cell>
          <table:table-cell office:value-type="float" office:value="13206.89" calcext:value-type="float">
            <text:p>13206.89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96.7451" calcext:value-type="float">
            <text:p>-996.7451</text:p>
          </table:table-cell>
          <table:table-cell office:value-type="float" office:value="2644.961" calcext:value-type="float">
            <text:p>2644.96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8.7729" calcext:value-type="float">
            <text:p>138.7729</text:p>
          </table:table-cell>
          <table:table-cell office:value-type="float" office:value="118.1588" calcext:value-type="float">
            <text:p>118.1588</text:p>
          </table:table-cell>
          <table:table-cell office:value-type="float" office:value="0.1021644" calcext:value-type="float">
            <text:p>0.102164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" calcext:value-type="float">
            <text:p>0.017080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24.35209" calcext:value-type="float">
            <text:p>24.35209</text:p>
          </table:table-cell>
          <table:table-cell office:value-type="float" office:value="0" calcext:value-type="float">
            <text:p>0</text:p>
          </table:table-cell>
          <table:table-cell office:value-type="float" office:value="367.6758" calcext:value-type="float">
            <text:p>367.6758</text:p>
          </table:table-cell>
          <table:table-cell office:value-type="float" office:value="1234.409" calcext:value-type="float">
            <text:p>1234.409</text:p>
          </table:table-cell>
          <table:table-cell office:value-type="float" office:value="1532.359" calcext:value-type="float">
            <text:p>1532.359</text:p>
          </table:table-cell>
          <table:table-cell office:value-type="float" office:value="1305.641" calcext:value-type="float">
            <text:p>1305.641</text:p>
          </table:table-cell>
          <table:table-cell office:value-type="float" office:value="786.9314" calcext:value-type="float">
            <text:p>786.9314</text:p>
          </table:table-cell>
          <table:table-cell office:value-type="float" office:value="1093.703" calcext:value-type="float">
            <text:p>1093.703</text:p>
          </table:table-cell>
          <table:table-cell office:value-type="float" office:value="422.5345" calcext:value-type="float">
            <text:p>422.5345</text:p>
          </table:table-cell>
          <table:table-cell office:value-type="float" office:value="1873.242" calcext:value-type="float">
            <text:p>1873.242</text:p>
          </table:table-cell>
          <table:table-cell office:value-type="float" office:value="2103.877" calcext:value-type="float">
            <text:p>2103.877</text:p>
          </table:table-cell>
          <table:table-cell office:value-type="float" office:value="1678.523" calcext:value-type="float">
            <text:p>1678.523</text:p>
          </table:table-cell>
          <table:table-cell office:value-type="float" office:value="586.4826" calcext:value-type="float">
            <text:p>586.4826</text:p>
          </table:table-cell>
          <table:table-cell office:value-type="float" office:value="579.2192" calcext:value-type="float">
            <text:p>579.2192</text:p>
          </table:table-cell>
          <table:table-cell office:value-type="float" office:value="142.8411" calcext:value-type="float">
            <text:p>142.8411</text:p>
          </table:table-cell>
          <table:table-cell office:value-type="float" office:value="35.70617" calcext:value-type="float">
            <text:p>35.70617</text:p>
          </table:table-cell>
          <table:table-cell office:value-type="float" office:value="0" calcext:value-type="float">
            <text:p>0</text:p>
          </table:table-cell>
          <table:table-cell office:value-type="float" office:value="-0.03197089" calcext:value-type="float">
            <text:p>-0.03197089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58.983" calcext:value-type="float">
            <text:p>-758.983</text:p>
          </table:table-cell>
          <table:table-cell office:value-type="float" office:value="0" calcext:value-type="float">
            <text:p>0</text:p>
          </table:table-cell>
          <table:table-cell office:value-type="float" office:value="19.81352" calcext:value-type="float">
            <text:p>19.8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653.0843" calcext:value-type="float">
            <text:p>653.0843</text:p>
          </table:table-cell>
          <table:table-cell office:value-type="float" office:value="13206.96" calcext:value-type="float">
            <text:p>13206.9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98.1074" calcext:value-type="float">
            <text:p>-998.1074</text:p>
          </table:table-cell>
          <table:table-cell office:value-type="float" office:value="2648.756" calcext:value-type="float">
            <text:p>2648.75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9.0653" calcext:value-type="float">
            <text:p>139.0653</text:p>
          </table:table-cell>
          <table:table-cell office:value-type="float" office:value="117.6442" calcext:value-type="float">
            <text:p>117.6442</text:p>
          </table:table-cell>
          <table:table-cell office:value-type="float" office:value="0.102601" calcext:value-type="float">
            <text:p>0.10260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" calcext:value-type="float">
            <text:p>0.017080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22.99016" calcext:value-type="float">
            <text:p>22.99016</text:p>
          </table:table-cell>
          <table:table-cell office:value-type="float" office:value="0" calcext:value-type="float">
            <text:p>0</text:p>
          </table:table-cell>
          <table:table-cell office:value-type="float" office:value="367.7823" calcext:value-type="float">
            <text:p>367.7823</text:p>
          </table:table-cell>
          <table:table-cell office:value-type="float" office:value="1234.195" calcext:value-type="float">
            <text:p>1234.195</text:p>
          </table:table-cell>
          <table:table-cell office:value-type="float" office:value="1532.04" calcext:value-type="float">
            <text:p>1532.04</text:p>
          </table:table-cell>
          <table:table-cell office:value-type="float" office:value="1305.57" calcext:value-type="float">
            <text:p>1305.57</text:p>
          </table:table-cell>
          <table:table-cell office:value-type="float" office:value="786.8594" calcext:value-type="float">
            <text:p>786.8594</text:p>
          </table:table-cell>
          <table:table-cell office:value-type="float" office:value="1093.66" calcext:value-type="float">
            <text:p>1093.66</text:p>
          </table:table-cell>
          <table:table-cell office:value-type="float" office:value="422.5079" calcext:value-type="float">
            <text:p>422.5079</text:p>
          </table:table-cell>
          <table:table-cell office:value-type="float" office:value="1873.198" calcext:value-type="float">
            <text:p>1873.198</text:p>
          </table:table-cell>
          <table:table-cell office:value-type="float" office:value="2103.847" calcext:value-type="float">
            <text:p>2103.847</text:p>
          </table:table-cell>
          <table:table-cell office:value-type="float" office:value="1678.507" calcext:value-type="float">
            <text:p>1678.507</text:p>
          </table:table-cell>
          <table:table-cell office:value-type="float" office:value="586.4753" calcext:value-type="float">
            <text:p>586.4753</text:p>
          </table:table-cell>
          <table:table-cell office:value-type="float" office:value="579.218" calcext:value-type="float">
            <text:p>579.218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35.70616" calcext:value-type="float">
            <text:p>35.70616</text:p>
          </table:table-cell>
          <table:table-cell office:value-type="float" office:value="0" calcext:value-type="float">
            <text:p>0</text:p>
          </table:table-cell>
          <table:table-cell office:value-type="float" office:value="-0.03197089" calcext:value-type="float">
            <text:p>-0.03197089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60.1963" calcext:value-type="float">
            <text:p>-760.1963</text:p>
          </table:table-cell>
          <table:table-cell office:value-type="float" office:value="0" calcext:value-type="float">
            <text:p>0</text:p>
          </table:table-cell>
          <table:table-cell office:value-type="float" office:value="19.66535" calcext:value-type="float">
            <text:p>19.6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651.2853" calcext:value-type="float">
            <text:p>651.2853</text:p>
          </table:table-cell>
          <table:table-cell office:value-type="float" office:value="13207.1" calcext:value-type="float">
            <text:p>13207.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999.8402" calcext:value-type="float">
            <text:p>-999.8402</text:p>
          </table:table-cell>
          <table:table-cell office:value-type="float" office:value="2653.863" calcext:value-type="float">
            <text:p>2653.86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39.6543" calcext:value-type="float">
            <text:p>139.6543</text:p>
          </table:table-cell>
          <table:table-cell office:value-type="float" office:value="116.7631" calcext:value-type="float">
            <text:p>116.7631</text:p>
          </table:table-cell>
          <table:table-cell office:value-type="float" office:value="0.1030528" calcext:value-type="float">
            <text:p>0.103052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" calcext:value-type="float">
            <text:p>0.0170805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21.25783" calcext:value-type="float">
            <text:p>21.25783</text:p>
          </table:table-cell>
          <table:table-cell office:value-type="float" office:value="0" calcext:value-type="float">
            <text:p>0</text:p>
          </table:table-cell>
          <table:table-cell office:value-type="float" office:value="367.9246" calcext:value-type="float">
            <text:p>367.9246</text:p>
          </table:table-cell>
          <table:table-cell office:value-type="float" office:value="1233.924" calcext:value-type="float">
            <text:p>1233.924</text:p>
          </table:table-cell>
          <table:table-cell office:value-type="float" office:value="1531.689" calcext:value-type="float">
            <text:p>1531.689</text:p>
          </table:table-cell>
          <table:table-cell office:value-type="float" office:value="1305.504" calcext:value-type="float">
            <text:p>1305.504</text:p>
          </table:table-cell>
          <table:table-cell office:value-type="float" office:value="786.7888" calcext:value-type="float">
            <text:p>786.7888</text:p>
          </table:table-cell>
          <table:table-cell office:value-type="float" office:value="1093.619" calcext:value-type="float">
            <text:p>1093.619</text:p>
          </table:table-cell>
          <table:table-cell office:value-type="float" office:value="422.4832" calcext:value-type="float">
            <text:p>422.4832</text:p>
          </table:table-cell>
          <table:table-cell office:value-type="float" office:value="1873.156" calcext:value-type="float">
            <text:p>1873.156</text:p>
          </table:table-cell>
          <table:table-cell office:value-type="float" office:value="2103.816" calcext:value-type="float">
            <text:p>2103.816</text:p>
          </table:table-cell>
          <table:table-cell office:value-type="float" office:value="1678.491" calcext:value-type="float">
            <text:p>1678.491</text:p>
          </table:table-cell>
          <table:table-cell office:value-type="float" office:value="586.468" calcext:value-type="float">
            <text:p>586.468</text:p>
          </table:table-cell>
          <table:table-cell office:value-type="float" office:value="579.2167" calcext:value-type="float">
            <text:p>579.2167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35.70615" calcext:value-type="float">
            <text:p>35.70615</text:p>
          </table:table-cell>
          <table:table-cell office:value-type="float" office:value="0" calcext:value-type="float">
            <text:p>0</text:p>
          </table:table-cell>
          <table:table-cell office:value-type="float" office:value="-0.03197104" calcext:value-type="float">
            <text:p>-0.0319710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61.8148" calcext:value-type="float">
            <text:p>-761.8148</text:p>
          </table:table-cell>
          <table:table-cell office:value-type="float" office:value="0" calcext:value-type="float">
            <text:p>0</text:p>
          </table:table-cell>
          <table:table-cell office:value-type="float" office:value="19.54758" calcext:value-type="float">
            <text:p>19.54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649.2553" calcext:value-type="float">
            <text:p>649.2553</text:p>
          </table:table-cell>
          <table:table-cell office:value-type="float" office:value="13207.28" calcext:value-type="float">
            <text:p>13207.2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01.764" calcext:value-type="float">
            <text:p>-1001.764</text:p>
          </table:table-cell>
          <table:table-cell office:value-type="float" office:value="2658.892" calcext:value-type="float">
            <text:p>2658.89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0.3693" calcext:value-type="float">
            <text:p>140.3693</text:p>
          </table:table-cell>
          <table:table-cell office:value-type="float" office:value="115.6796" calcext:value-type="float">
            <text:p>115.6796</text:p>
          </table:table-cell>
          <table:table-cell office:value-type="float" office:value="0.1035221" calcext:value-type="float">
            <text:p>0.103522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19.33483" calcext:value-type="float">
            <text:p>19.33483</text:p>
          </table:table-cell>
          <table:table-cell office:value-type="float" office:value="0" calcext:value-type="float">
            <text:p>0</text:p>
          </table:table-cell>
          <table:table-cell office:value-type="float" office:value="368.1025" calcext:value-type="float">
            <text:p>368.1025</text:p>
          </table:table-cell>
          <table:table-cell office:value-type="float" office:value="1233.64" calcext:value-type="float">
            <text:p>1233.64</text:p>
          </table:table-cell>
          <table:table-cell office:value-type="float" office:value="1531.324" calcext:value-type="float">
            <text:p>1531.324</text:p>
          </table:table-cell>
          <table:table-cell office:value-type="float" office:value="1305.436" calcext:value-type="float">
            <text:p>1305.436</text:p>
          </table:table-cell>
          <table:table-cell office:value-type="float" office:value="786.7193" calcext:value-type="float">
            <text:p>786.7193</text:p>
          </table:table-cell>
          <table:table-cell office:value-type="float" office:value="1093.579" calcext:value-type="float">
            <text:p>1093.579</text:p>
          </table:table-cell>
          <table:table-cell office:value-type="float" office:value="422.4591" calcext:value-type="float">
            <text:p>422.4591</text:p>
          </table:table-cell>
          <table:table-cell office:value-type="float" office:value="1873.114" calcext:value-type="float">
            <text:p>1873.114</text:p>
          </table:table-cell>
          <table:table-cell office:value-type="float" office:value="2103.786" calcext:value-type="float">
            <text:p>2103.786</text:p>
          </table:table-cell>
          <table:table-cell office:value-type="float" office:value="1678.475" calcext:value-type="float">
            <text:p>1678.475</text:p>
          </table:table-cell>
          <table:table-cell office:value-type="float" office:value="586.4605" calcext:value-type="float">
            <text:p>586.4605</text:p>
          </table:table-cell>
          <table:table-cell office:value-type="float" office:value="579.2156" calcext:value-type="float">
            <text:p>579.2156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35.70614" calcext:value-type="float">
            <text:p>35.70614</text:p>
          </table:table-cell>
          <table:table-cell office:value-type="float" office:value="0" calcext:value-type="float">
            <text:p>0</text:p>
          </table:table-cell>
          <table:table-cell office:value-type="float" office:value="-0.03197129" calcext:value-type="float">
            <text:p>-0.03197129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63.6245" calcext:value-type="float">
            <text:p>-763.6245</text:p>
          </table:table-cell>
          <table:table-cell office:value-type="float" office:value="0" calcext:value-type="float">
            <text:p>0</text:p>
          </table:table-cell>
          <table:table-cell office:value-type="float" office:value="19.4319" calcext:value-type="float">
            <text:p>19.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646.6187" calcext:value-type="float">
            <text:p>646.6187</text:p>
          </table:table-cell>
          <table:table-cell office:value-type="float" office:value="13207.54" calcext:value-type="float">
            <text:p>13207.5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04.199" calcext:value-type="float">
            <text:p>-1004.199</text:p>
          </table:table-cell>
          <table:table-cell office:value-type="float" office:value="2666.056" calcext:value-type="float">
            <text:p>2666.05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1.3244" calcext:value-type="float">
            <text:p>141.3244</text:p>
          </table:table-cell>
          <table:table-cell office:value-type="float" office:value="114.3125" calcext:value-type="float">
            <text:p>114.3125</text:p>
          </table:table-cell>
          <table:table-cell office:value-type="float" office:value="0.1040055" calcext:value-type="float">
            <text:p>0.104005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16.90032" calcext:value-type="float">
            <text:p>16.90032</text:p>
          </table:table-cell>
          <table:table-cell office:value-type="float" office:value="0" calcext:value-type="float">
            <text:p>0</text:p>
          </table:table-cell>
          <table:table-cell office:value-type="float" office:value="368.3069" calcext:value-type="float">
            <text:p>368.3069</text:p>
          </table:table-cell>
          <table:table-cell office:value-type="float" office:value="1233.235" calcext:value-type="float">
            <text:p>1233.235</text:p>
          </table:table-cell>
          <table:table-cell office:value-type="float" office:value="1530.833" calcext:value-type="float">
            <text:p>1530.833</text:p>
          </table:table-cell>
          <table:table-cell office:value-type="float" office:value="1305.35" calcext:value-type="float">
            <text:p>1305.35</text:p>
          </table:table-cell>
          <table:table-cell office:value-type="float" office:value="786.6429" calcext:value-type="float">
            <text:p>786.6429</text:p>
          </table:table-cell>
          <table:table-cell office:value-type="float" office:value="1093.536" calcext:value-type="float">
            <text:p>1093.536</text:p>
          </table:table-cell>
          <table:table-cell office:value-type="float" office:value="422.4341" calcext:value-type="float">
            <text:p>422.4341</text:p>
          </table:table-cell>
          <table:table-cell office:value-type="float" office:value="1873.073" calcext:value-type="float">
            <text:p>1873.073</text:p>
          </table:table-cell>
          <table:table-cell office:value-type="float" office:value="2103.756" calcext:value-type="float">
            <text:p>2103.756</text:p>
          </table:table-cell>
          <table:table-cell office:value-type="float" office:value="1678.458" calcext:value-type="float">
            <text:p>1678.458</text:p>
          </table:table-cell>
          <table:table-cell office:value-type="float" office:value="586.4532" calcext:value-type="float">
            <text:p>586.4532</text:p>
          </table:table-cell>
          <table:table-cell office:value-type="float" office:value="579.2143" calcext:value-type="float">
            <text:p>579.2143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35.70613" calcext:value-type="float">
            <text:p>35.70613</text:p>
          </table:table-cell>
          <table:table-cell office:value-type="float" office:value="0" calcext:value-type="float">
            <text:p>0</text:p>
          </table:table-cell>
          <table:table-cell office:value-type="float" office:value="-0.03197192" calcext:value-type="float">
            <text:p>-0.0319719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65.9601" calcext:value-type="float">
            <text:p>-765.9601</text:p>
          </table:table-cell>
          <table:table-cell office:value-type="float" office:value="0" calcext:value-type="float">
            <text:p>0</text:p>
          </table:table-cell>
          <table:table-cell office:value-type="float" office:value="19.32949" calcext:value-type="float">
            <text:p>19.3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644.4386" calcext:value-type="float">
            <text:p>644.4386</text:p>
          </table:table-cell>
          <table:table-cell office:value-type="float" office:value="13207.73" calcext:value-type="float">
            <text:p>13207.7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06.264" calcext:value-type="float">
            <text:p>-1006.264</text:p>
          </table:table-cell>
          <table:table-cell office:value-type="float" office:value="2671.615" calcext:value-type="float">
            <text:p>2671.61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2.0244" calcext:value-type="float">
            <text:p>142.0244</text:p>
          </table:table-cell>
          <table:table-cell office:value-type="float" office:value="113.2222" calcext:value-type="float">
            <text:p>113.2222</text:p>
          </table:table-cell>
          <table:table-cell office:value-type="float" office:value="0.1045119" calcext:value-type="float">
            <text:p>0.104511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14.83515" calcext:value-type="float">
            <text:p>14.83515</text:p>
          </table:table-cell>
          <table:table-cell office:value-type="float" office:value="0" calcext:value-type="float">
            <text:p>0</text:p>
          </table:table-cell>
          <table:table-cell office:value-type="float" office:value="368.4962" calcext:value-type="float">
            <text:p>368.4962</text:p>
          </table:table-cell>
          <table:table-cell office:value-type="float" office:value="1232.91" calcext:value-type="float">
            <text:p>1232.91</text:p>
          </table:table-cell>
          <table:table-cell office:value-type="float" office:value="1530.397" calcext:value-type="float">
            <text:p>1530.397</text:p>
          </table:table-cell>
          <table:table-cell office:value-type="float" office:value="1305.276" calcext:value-type="float">
            <text:p>1305.276</text:p>
          </table:table-cell>
          <table:table-cell office:value-type="float" office:value="786.564" calcext:value-type="float">
            <text:p>786.564</text:p>
          </table:table-cell>
          <table:table-cell office:value-type="float" office:value="1093.492" calcext:value-type="float">
            <text:p>1093.492</text:p>
          </table:table-cell>
          <table:table-cell office:value-type="float" office:value="422.4084" calcext:value-type="float">
            <text:p>422.4084</text:p>
          </table:table-cell>
          <table:table-cell office:value-type="float" office:value="1873.031" calcext:value-type="float">
            <text:p>1873.031</text:p>
          </table:table-cell>
          <table:table-cell office:value-type="float" office:value="2103.726" calcext:value-type="float">
            <text:p>2103.726</text:p>
          </table:table-cell>
          <table:table-cell office:value-type="float" office:value="1678.443" calcext:value-type="float">
            <text:p>1678.443</text:p>
          </table:table-cell>
          <table:table-cell office:value-type="float" office:value="586.4459" calcext:value-type="float">
            <text:p>586.4459</text:p>
          </table:table-cell>
          <table:table-cell office:value-type="float" office:value="579.2131" calcext:value-type="float">
            <text:p>579.2131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35.70612" calcext:value-type="float">
            <text:p>35.70612</text:p>
          </table:table-cell>
          <table:table-cell office:value-type="float" office:value="0" calcext:value-type="float">
            <text:p>0</text:p>
          </table:table-cell>
          <table:table-cell office:value-type="float" office:value="-0.03197212" calcext:value-type="float">
            <text:p>-0.03197212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67.8948" calcext:value-type="float">
            <text:p>-767.8948</text:p>
          </table:table-cell>
          <table:table-cell office:value-type="float" office:value="0" calcext:value-type="float">
            <text:p>0</text:p>
          </table:table-cell>
          <table:table-cell office:value-type="float" office:value="19.19684" calcext:value-type="float">
            <text:p>19.19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641.6528" calcext:value-type="float">
            <text:p>641.6528</text:p>
          </table:table-cell>
          <table:table-cell office:value-type="float" office:value="13208.02" calcext:value-type="float">
            <text:p>13208.02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08.816" calcext:value-type="float">
            <text:p>-1008.816</text:p>
          </table:table-cell>
          <table:table-cell office:value-type="float" office:value="2679" calcext:value-type="float">
            <text:p>267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2.9168" calcext:value-type="float">
            <text:p>142.9168</text:p>
          </table:table-cell>
          <table:table-cell office:value-type="float" office:value="111.8483" calcext:value-type="float">
            <text:p>111.8483</text:p>
          </table:table-cell>
          <table:table-cell office:value-type="float" office:value="0.105038" calcext:value-type="float">
            <text:p>0.10503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12.28374" calcext:value-type="float">
            <text:p>12.28374</text:p>
          </table:table-cell>
          <table:table-cell office:value-type="float" office:value="0" calcext:value-type="float">
            <text:p>0</text:p>
          </table:table-cell>
          <table:table-cell office:value-type="float" office:value="368.7189" calcext:value-type="float">
            <text:p>368.7189</text:p>
          </table:table-cell>
          <table:table-cell office:value-type="float" office:value="1232.455" calcext:value-type="float">
            <text:p>1232.455</text:p>
          </table:table-cell>
          <table:table-cell office:value-type="float" office:value="1529.839" calcext:value-type="float">
            <text:p>1529.839</text:p>
          </table:table-cell>
          <table:table-cell office:value-type="float" office:value="1305.188" calcext:value-type="float">
            <text:p>1305.188</text:p>
          </table:table-cell>
          <table:table-cell office:value-type="float" office:value="786.4811" calcext:value-type="float">
            <text:p>786.4811</text:p>
          </table:table-cell>
          <table:table-cell office:value-type="float" office:value="1093.447" calcext:value-type="float">
            <text:p>1093.447</text:p>
          </table:table-cell>
          <table:table-cell office:value-type="float" office:value="422.3824" calcext:value-type="float">
            <text:p>422.3824</text:p>
          </table:table-cell>
          <table:table-cell office:value-type="float" office:value="1872.99" calcext:value-type="float">
            <text:p>1872.99</text:p>
          </table:table-cell>
          <table:table-cell office:value-type="float" office:value="2103.697" calcext:value-type="float">
            <text:p>2103.697</text:p>
          </table:table-cell>
          <table:table-cell office:value-type="float" office:value="1678.427" calcext:value-type="float">
            <text:p>1678.427</text:p>
          </table:table-cell>
          <table:table-cell office:value-type="float" office:value="586.4418" calcext:value-type="float">
            <text:p>586.4418</text:p>
          </table:table-cell>
          <table:table-cell office:value-type="float" office:value="579.2119" calcext:value-type="float">
            <text:p>579.2119</text:p>
          </table:table-cell>
          <table:table-cell office:value-type="float" office:value="142.841" calcext:value-type="float">
            <text:p>142.841</text:p>
          </table:table-cell>
          <table:table-cell office:value-type="float" office:value="35.70611" calcext:value-type="float">
            <text:p>35.70611</text:p>
          </table:table-cell>
          <table:table-cell office:value-type="float" office:value="0" calcext:value-type="float">
            <text:p>0</text:p>
          </table:table-cell>
          <table:table-cell office:value-type="float" office:value="-0.03197301" calcext:value-type="float">
            <text:p>-0.0319730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0.3488" calcext:value-type="float">
            <text:p>-770.3488</text:p>
          </table:table-cell>
          <table:table-cell office:value-type="float" office:value="0" calcext:value-type="float">
            <text:p>0</text:p>
          </table:table-cell>
          <table:table-cell office:value-type="float" office:value="19.09668" calcext:value-type="float">
            <text:p>19.09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639.8914" calcext:value-type="float">
            <text:p>639.8914</text:p>
          </table:table-cell>
          <table:table-cell office:value-type="float" office:value="13208.17" calcext:value-type="float">
            <text:p>13208.1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0.543" calcext:value-type="float">
            <text:p>-1010.543</text:p>
          </table:table-cell>
          <table:table-cell office:value-type="float" office:value="2684.022" calcext:value-type="float">
            <text:p>2684.02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3.3137" calcext:value-type="float">
            <text:p>143.3137</text:p>
          </table:table-cell>
          <table:table-cell office:value-type="float" office:value="111.1301" calcext:value-type="float">
            <text:p>111.1301</text:p>
          </table:table-cell>
          <table:table-cell office:value-type="float" office:value="0.1055826" calcext:value-type="float">
            <text:p>0.105582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10.55723" calcext:value-type="float">
            <text:p>10.55723</text:p>
          </table:table-cell>
          <table:table-cell office:value-type="float" office:value="0" calcext:value-type="float">
            <text:p>0</text:p>
          </table:table-cell>
          <table:table-cell office:value-type="float" office:value="368.8712" calcext:value-type="float">
            <text:p>368.8712</text:p>
          </table:table-cell>
          <table:table-cell office:value-type="float" office:value="1232.163" calcext:value-type="float">
            <text:p>1232.163</text:p>
          </table:table-cell>
          <table:table-cell office:value-type="float" office:value="1529.407" calcext:value-type="float">
            <text:p>1529.407</text:p>
          </table:table-cell>
          <table:table-cell office:value-type="float" office:value="1305.108" calcext:value-type="float">
            <text:p>1305.108</text:p>
          </table:table-cell>
          <table:table-cell office:value-type="float" office:value="786.4053" calcext:value-type="float">
            <text:p>786.4053</text:p>
          </table:table-cell>
          <table:table-cell office:value-type="float" office:value="1093.401" calcext:value-type="float">
            <text:p>1093.401</text:p>
          </table:table-cell>
          <table:table-cell office:value-type="float" office:value="422.3555" calcext:value-type="float">
            <text:p>422.3555</text:p>
          </table:table-cell>
          <table:table-cell office:value-type="float" office:value="1872.947" calcext:value-type="float">
            <text:p>1872.947</text:p>
          </table:table-cell>
          <table:table-cell office:value-type="float" office:value="2103.667" calcext:value-type="float">
            <text:p>2103.667</text:p>
          </table:table-cell>
          <table:table-cell office:value-type="float" office:value="1678.411" calcext:value-type="float">
            <text:p>1678.411</text:p>
          </table:table-cell>
          <table:table-cell office:value-type="float" office:value="586.4404" calcext:value-type="float">
            <text:p>586.4404</text:p>
          </table:table-cell>
          <table:table-cell office:value-type="float" office:value="579.2106" calcext:value-type="float">
            <text:p>579.2106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1" calcext:value-type="float">
            <text:p>35.7061</text:p>
          </table:table-cell>
          <table:table-cell office:value-type="float" office:value="0" calcext:value-type="float">
            <text:p>0</text:p>
          </table:table-cell>
          <table:table-cell office:value-type="float" office:value="-0.03197301" calcext:value-type="float">
            <text:p>-0.0319730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1.9257" calcext:value-type="float">
            <text:p>-771.9257</text:p>
          </table:table-cell>
          <table:table-cell office:value-type="float" office:value="0" calcext:value-type="float">
            <text:p>0</text:p>
          </table:table-cell>
          <table:table-cell office:value-type="float" office:value="18.93977" calcext:value-type="float">
            <text:p>18.93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637.9105" calcext:value-type="float">
            <text:p>637.9105</text:p>
          </table:table-cell>
          <table:table-cell office:value-type="float" office:value="13208.35" calcext:value-type="float">
            <text:p>13208.3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2.429" calcext:value-type="float">
            <text:p>-1012.429</text:p>
          </table:table-cell>
          <table:table-cell office:value-type="float" office:value="2688.996" calcext:value-type="float">
            <text:p>2688.99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3.9112" calcext:value-type="float">
            <text:p>143.9112</text:p>
          </table:table-cell>
          <table:table-cell office:value-type="float" office:value="110.1231" calcext:value-type="float">
            <text:p>110.1231</text:p>
          </table:table-cell>
          <table:table-cell office:value-type="float" office:value="0.1061265" calcext:value-type="float">
            <text:p>0.106126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8.671729" calcext:value-type="float">
            <text:p>8.671729</text:p>
          </table:table-cell>
          <table:table-cell office:value-type="float" office:value="0" calcext:value-type="float">
            <text:p>0</text:p>
          </table:table-cell>
          <table:table-cell office:value-type="float" office:value="369.0403" calcext:value-type="float">
            <text:p>369.0403</text:p>
          </table:table-cell>
          <table:table-cell office:value-type="float" office:value="1231.874" calcext:value-type="float">
            <text:p>1231.874</text:p>
          </table:table-cell>
          <table:table-cell office:value-type="float" office:value="1529.022" calcext:value-type="float">
            <text:p>1529.022</text:p>
          </table:table-cell>
          <table:table-cell office:value-type="float" office:value="1305.04" calcext:value-type="float">
            <text:p>1305.04</text:p>
          </table:table-cell>
          <table:table-cell office:value-type="float" office:value="786.3397" calcext:value-type="float">
            <text:p>786.3397</text:p>
          </table:table-cell>
          <table:table-cell office:value-type="float" office:value="1093.361" calcext:value-type="float">
            <text:p>1093.361</text:p>
          </table:table-cell>
          <table:table-cell office:value-type="float" office:value="422.3312" calcext:value-type="float">
            <text:p>422.3312</text:p>
          </table:table-cell>
          <table:table-cell office:value-type="float" office:value="1872.906" calcext:value-type="float">
            <text:p>1872.906</text:p>
          </table:table-cell>
          <table:table-cell office:value-type="float" office:value="2103.637" calcext:value-type="float">
            <text:p>2103.637</text:p>
          </table:table-cell>
          <table:table-cell office:value-type="float" office:value="1678.395" calcext:value-type="float">
            <text:p>1678.395</text:p>
          </table:table-cell>
          <table:table-cell office:value-type="float" office:value="586.4389" calcext:value-type="float">
            <text:p>586.4389</text:p>
          </table:table-cell>
          <table:table-cell office:value-type="float" office:value="579.2094" calcext:value-type="float">
            <text:p>579.2094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9" calcext:value-type="float">
            <text:p>35.70609</text:p>
          </table:table-cell>
          <table:table-cell office:value-type="float" office:value="0" calcext:value-type="float">
            <text:p>0</text:p>
          </table:table-cell>
          <table:table-cell office:value-type="float" office:value="-0.03197316" calcext:value-type="float">
            <text:p>-0.03197316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3.6867" calcext:value-type="float">
            <text:p>-773.6867</text:p>
          </table:table-cell>
          <table:table-cell office:value-type="float" office:value="0" calcext:value-type="float">
            <text:p>0</text:p>
          </table:table-cell>
          <table:table-cell office:value-type="float" office:value="18.81412" calcext:value-type="float">
            <text:p>18.8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635.4604" calcext:value-type="float">
            <text:p>635.4604</text:p>
          </table:table-cell>
          <table:table-cell office:value-type="float" office:value="13208.58" calcext:value-type="float">
            <text:p>13208.5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4.708" calcext:value-type="float">
            <text:p>-1014.708</text:p>
          </table:table-cell>
          <table:table-cell office:value-type="float" office:value="2695.395" calcext:value-type="float">
            <text:p>2695.39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4.6505" calcext:value-type="float">
            <text:p>144.6505</text:p>
          </table:table-cell>
          <table:table-cell office:value-type="float" office:value="108.932" calcext:value-type="float">
            <text:p>108.932</text:p>
          </table:table-cell>
          <table:table-cell office:value-type="float" office:value="0.1067007" calcext:value-type="float">
            <text:p>0.106700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6.39386" calcext:value-type="float">
            <text:p>6.39386</text:p>
          </table:table-cell>
          <table:table-cell office:value-type="float" office:value="0" calcext:value-type="float">
            <text:p>0</text:p>
          </table:table-cell>
          <table:table-cell office:value-type="float" office:value="369.2334" calcext:value-type="float">
            <text:p>369.2334</text:p>
          </table:table-cell>
          <table:table-cell office:value-type="float" office:value="1231.478" calcext:value-type="float">
            <text:p>1231.478</text:p>
          </table:table-cell>
          <table:table-cell office:value-type="float" office:value="1528.508" calcext:value-type="float">
            <text:p>1528.508</text:p>
          </table:table-cell>
          <table:table-cell office:value-type="float" office:value="1304.96" calcext:value-type="float">
            <text:p>1304.96</text:p>
          </table:table-cell>
          <table:table-cell office:value-type="float" office:value="786.267" calcext:value-type="float">
            <text:p>786.267</text:p>
          </table:table-cell>
          <table:table-cell office:value-type="float" office:value="1093.318" calcext:value-type="float">
            <text:p>1093.318</text:p>
          </table:table-cell>
          <table:table-cell office:value-type="float" office:value="422.3065" calcext:value-type="float">
            <text:p>422.3065</text:p>
          </table:table-cell>
          <table:table-cell office:value-type="float" office:value="1872.865" calcext:value-type="float">
            <text:p>1872.865</text:p>
          </table:table-cell>
          <table:table-cell office:value-type="float" office:value="2103.608" calcext:value-type="float">
            <text:p>2103.608</text:p>
          </table:table-cell>
          <table:table-cell office:value-type="float" office:value="1678.379" calcext:value-type="float">
            <text:p>1678.379</text:p>
          </table:table-cell>
          <table:table-cell office:value-type="float" office:value="586.4374" calcext:value-type="float">
            <text:p>586.4374</text:p>
          </table:table-cell>
          <table:table-cell office:value-type="float" office:value="579.2081" calcext:value-type="float">
            <text:p>579.2081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8" calcext:value-type="float">
            <text:p>35.70608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5.8551" calcext:value-type="float">
            <text:p>-775.8551</text:p>
          </table:table-cell>
          <table:table-cell office:value-type="float" office:value="0" calcext:value-type="float">
            <text:p>0</text:p>
          </table:table-cell>
          <table:table-cell office:value-type="float" office:value="18.7048" calcext:value-type="float">
            <text:p>18.7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634.2906" calcext:value-type="float">
            <text:p>634.2906</text:p>
          </table:table-cell>
          <table:table-cell office:value-type="float" office:value="13208.65" calcext:value-type="float">
            <text:p>13208.6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5.951" calcext:value-type="float">
            <text:p>-1015.951</text:p>
          </table:table-cell>
          <table:table-cell office:value-type="float" office:value="2699.693" calcext:value-type="float">
            <text:p>2699.69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4.834" calcext:value-type="float">
            <text:p>144.834</text:p>
          </table:table-cell>
          <table:table-cell office:value-type="float" office:value="108.541" calcext:value-type="float">
            <text:p>108.541</text:p>
          </table:table-cell>
          <table:table-cell office:value-type="float" office:value="0.107281" calcext:value-type="float">
            <text:p>0.10728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5.150849" calcext:value-type="float">
            <text:p>5.150849</text:p>
          </table:table-cell>
          <table:table-cell office:value-type="float" office:value="0" calcext:value-type="float">
            <text:p>0</text:p>
          </table:table-cell>
          <table:table-cell office:value-type="float" office:value="369.33" calcext:value-type="float">
            <text:p>369.33</text:p>
          </table:table-cell>
          <table:table-cell office:value-type="float" office:value="1231.28" calcext:value-type="float">
            <text:p>1231.28</text:p>
          </table:table-cell>
          <table:table-cell office:value-type="float" office:value="1528.172" calcext:value-type="float">
            <text:p>1528.172</text:p>
          </table:table-cell>
          <table:table-cell office:value-type="float" office:value="1304.906" calcext:value-type="float">
            <text:p>1304.906</text:p>
          </table:table-cell>
          <table:table-cell office:value-type="float" office:value="786.1966" calcext:value-type="float">
            <text:p>786.1966</text:p>
          </table:table-cell>
          <table:table-cell office:value-type="float" office:value="1093.277" calcext:value-type="float">
            <text:p>1093.277</text:p>
          </table:table-cell>
          <table:table-cell office:value-type="float" office:value="422.2819" calcext:value-type="float">
            <text:p>422.2819</text:p>
          </table:table-cell>
          <table:table-cell office:value-type="float" office:value="1872.824" calcext:value-type="float">
            <text:p>1872.824</text:p>
          </table:table-cell>
          <table:table-cell office:value-type="float" office:value="2103.578" calcext:value-type="float">
            <text:p>2103.578</text:p>
          </table:table-cell>
          <table:table-cell office:value-type="float" office:value="1678.363" calcext:value-type="float">
            <text:p>1678.363</text:p>
          </table:table-cell>
          <table:table-cell office:value-type="float" office:value="586.436" calcext:value-type="float">
            <text:p>586.436</text:p>
          </table:table-cell>
          <table:table-cell office:value-type="float" office:value="579.207" calcext:value-type="float">
            <text:p>579.207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7" calcext:value-type="float">
            <text:p>35.70607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6.9233" calcext:value-type="float">
            <text:p>-776.9233</text:p>
          </table:table-cell>
          <table:table-cell office:value-type="float" office:value="0" calcext:value-type="float">
            <text:p>0</text:p>
          </table:table-cell>
          <table:table-cell office:value-type="float" office:value="18.52691" calcext:value-type="float">
            <text:p>18.5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633.7455" calcext:value-type="float">
            <text:p>633.7455</text:p>
          </table:table-cell>
          <table:table-cell office:value-type="float" office:value="13208.65" calcext:value-type="float">
            <text:p>13208.6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6.633" calcext:value-type="float">
            <text:p>-1016.633</text:p>
          </table:table-cell>
          <table:table-cell office:value-type="float" office:value="2701.19" calcext:value-type="float">
            <text:p>2701.1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4.8019" calcext:value-type="float">
            <text:p>144.8019</text:p>
          </table:table-cell>
          <table:table-cell office:value-type="float" office:value="108.4221" calcext:value-type="float">
            <text:p>108.4221</text:p>
          </table:table-cell>
          <table:table-cell office:value-type="float" office:value="0.1078032" calcext:value-type="float">
            <text:p>0.107803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4.469853" calcext:value-type="float">
            <text:p>4.469853</text:p>
          </table:table-cell>
          <table:table-cell office:value-type="float" office:value="0" calcext:value-type="float">
            <text:p>0</text:p>
          </table:table-cell>
          <table:table-cell office:value-type="float" office:value="369.3809" calcext:value-type="float">
            <text:p>369.3809</text:p>
          </table:table-cell>
          <table:table-cell office:value-type="float" office:value="1231.193" calcext:value-type="float">
            <text:p>1231.193</text:p>
          </table:table-cell>
          <table:table-cell office:value-type="float" office:value="1527.998" calcext:value-type="float">
            <text:p>1527.998</text:p>
          </table:table-cell>
          <table:table-cell office:value-type="float" office:value="1304.872" calcext:value-type="float">
            <text:p>1304.872</text:p>
          </table:table-cell>
          <table:table-cell office:value-type="float" office:value="786.151" calcext:value-type="float">
            <text:p>786.151</text:p>
          </table:table-cell>
          <table:table-cell office:value-type="float" office:value="1093.245" calcext:value-type="float">
            <text:p>1093.245</text:p>
          </table:table-cell>
          <table:table-cell office:value-type="float" office:value="422.2611" calcext:value-type="float">
            <text:p>422.2611</text:p>
          </table:table-cell>
          <table:table-cell office:value-type="float" office:value="1872.785" calcext:value-type="float">
            <text:p>1872.785</text:p>
          </table:table-cell>
          <table:table-cell office:value-type="float" office:value="2103.549" calcext:value-type="float">
            <text:p>2103.549</text:p>
          </table:table-cell>
          <table:table-cell office:value-type="float" office:value="1678.347" calcext:value-type="float">
            <text:p>1678.347</text:p>
          </table:table-cell>
          <table:table-cell office:value-type="float" office:value="586.4346" calcext:value-type="float">
            <text:p>586.4346</text:p>
          </table:table-cell>
          <table:table-cell office:value-type="float" office:value="579.2057" calcext:value-type="float">
            <text:p>579.2057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7" calcext:value-type="float">
            <text:p>35.70607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7.4444" calcext:value-type="float">
            <text:p>-777.4444</text:p>
          </table:table-cell>
          <table:table-cell office:value-type="float" office:value="0" calcext:value-type="float">
            <text:p>0</text:p>
          </table:table-cell>
          <table:table-cell office:value-type="float" office:value="18.36488" calcext:value-type="float">
            <text:p>18.3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633.222" calcext:value-type="float">
            <text:p>633.222</text:p>
          </table:table-cell>
          <table:table-cell office:value-type="float" office:value="13208.65" calcext:value-type="float">
            <text:p>13208.6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7.268" calcext:value-type="float">
            <text:p>-1017.268</text:p>
          </table:table-cell>
          <table:table-cell office:value-type="float" office:value="2703.523" calcext:value-type="float">
            <text:p>2703.52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4.7715" calcext:value-type="float">
            <text:p>144.7715</text:p>
          </table:table-cell>
          <table:table-cell office:value-type="float" office:value="108.2809" calcext:value-type="float">
            <text:p>108.2809</text:p>
          </table:table-cell>
          <table:table-cell office:value-type="float" office:value="0.1083189" calcext:value-type="float">
            <text:p>0.108318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.835236" calcext:value-type="float">
            <text:p>3.835236</text:p>
          </table:table-cell>
          <table:table-cell office:value-type="float" office:value="0" calcext:value-type="float">
            <text:p>0</text:p>
          </table:table-cell>
          <table:table-cell office:value-type="float" office:value="369.4327" calcext:value-type="float">
            <text:p>369.4327</text:p>
          </table:table-cell>
          <table:table-cell office:value-type="float" office:value="1231.107" calcext:value-type="float">
            <text:p>1231.107</text:p>
          </table:table-cell>
          <table:table-cell office:value-type="float" office:value="1527.842" calcext:value-type="float">
            <text:p>1527.842</text:p>
          </table:table-cell>
          <table:table-cell office:value-type="float" office:value="1304.843" calcext:value-type="float">
            <text:p>1304.843</text:p>
          </table:table-cell>
          <table:table-cell office:value-type="float" office:value="786.116" calcext:value-type="float">
            <text:p>786.116</text:p>
          </table:table-cell>
          <table:table-cell office:value-type="float" office:value="1093.223" calcext:value-type="float">
            <text:p>1093.223</text:p>
          </table:table-cell>
          <table:table-cell office:value-type="float" office:value="422.2451" calcext:value-type="float">
            <text:p>422.2451</text:p>
          </table:table-cell>
          <table:table-cell office:value-type="float" office:value="1872.748" calcext:value-type="float">
            <text:p>1872.748</text:p>
          </table:table-cell>
          <table:table-cell office:value-type="float" office:value="2103.521" calcext:value-type="float">
            <text:p>2103.521</text:p>
          </table:table-cell>
          <table:table-cell office:value-type="float" office:value="1678.331" calcext:value-type="float">
            <text:p>1678.331</text:p>
          </table:table-cell>
          <table:table-cell office:value-type="float" office:value="586.4333" calcext:value-type="float">
            <text:p>586.4333</text:p>
          </table:table-cell>
          <table:table-cell office:value-type="float" office:value="579.2045" calcext:value-type="float">
            <text:p>579.2045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6" calcext:value-type="float">
            <text:p>35.70606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7.931" calcext:value-type="float">
            <text:p>-777.931</text:p>
          </table:table-cell>
          <table:table-cell office:value-type="float" office:value="0" calcext:value-type="float">
            <text:p>0</text:p>
          </table:table-cell>
          <table:table-cell office:value-type="float" office:value="18.22021" calcext:value-type="float">
            <text:p>18.2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632.764" calcext:value-type="float">
            <text:p>632.764</text:p>
          </table:table-cell>
          <table:table-cell office:value-type="float" office:value="13208.66" calcext:value-type="float">
            <text:p>13208.6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7.838" calcext:value-type="float">
            <text:p>-1017.838</text:p>
          </table:table-cell>
          <table:table-cell office:value-type="float" office:value="2704.752" calcext:value-type="float">
            <text:p>2704.75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4.7365" calcext:value-type="float">
            <text:p>144.7365</text:p>
          </table:table-cell>
          <table:table-cell office:value-type="float" office:value="108.1333" calcext:value-type="float">
            <text:p>108.1333</text:p>
          </table:table-cell>
          <table:table-cell office:value-type="float" office:value="0.1087909" calcext:value-type="float">
            <text:p>0.108790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3.265945" calcext:value-type="float">
            <text:p>3.265945</text:p>
          </table:table-cell>
          <table:table-cell office:value-type="float" office:value="0" calcext:value-type="float">
            <text:p>0</text:p>
          </table:table-cell>
          <table:table-cell office:value-type="float" office:value="369.4814" calcext:value-type="float">
            <text:p>369.4814</text:p>
          </table:table-cell>
          <table:table-cell office:value-type="float" office:value="1231.05" calcext:value-type="float">
            <text:p>1231.05</text:p>
          </table:table-cell>
          <table:table-cell office:value-type="float" office:value="1527.715" calcext:value-type="float">
            <text:p>1527.715</text:p>
          </table:table-cell>
          <table:table-cell office:value-type="float" office:value="1304.818" calcext:value-type="float">
            <text:p>1304.818</text:p>
          </table:table-cell>
          <table:table-cell office:value-type="float" office:value="786.0849" calcext:value-type="float">
            <text:p>786.0849</text:p>
          </table:table-cell>
          <table:table-cell office:value-type="float" office:value="1093.205" calcext:value-type="float">
            <text:p>1093.205</text:p>
          </table:table-cell>
          <table:table-cell office:value-type="float" office:value="422.2322" calcext:value-type="float">
            <text:p>422.2322</text:p>
          </table:table-cell>
          <table:table-cell office:value-type="float" office:value="1872.714" calcext:value-type="float">
            <text:p>1872.714</text:p>
          </table:table-cell>
          <table:table-cell office:value-type="float" office:value="2103.493" calcext:value-type="float">
            <text:p>2103.493</text:p>
          </table:table-cell>
          <table:table-cell office:value-type="float" office:value="1678.315" calcext:value-type="float">
            <text:p>1678.315</text:p>
          </table:table-cell>
          <table:table-cell office:value-type="float" office:value="586.4319" calcext:value-type="float">
            <text:p>586.4319</text:p>
          </table:table-cell>
          <table:table-cell office:value-type="float" office:value="579.2033" calcext:value-type="float">
            <text:p>579.2033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6" calcext:value-type="float">
            <text:p>35.70606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8.3554" calcext:value-type="float">
            <text:p>-778.3554</text:p>
          </table:table-cell>
          <table:table-cell office:value-type="float" office:value="0" calcext:value-type="float">
            <text:p>0</text:p>
          </table:table-cell>
          <table:table-cell office:value-type="float" office:value="18.08" calcext:value-type="float">
            <text:p>1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631.511" calcext:value-type="float">
            <text:p>631.511</text:p>
          </table:table-cell>
          <table:table-cell office:value-type="float" office:value="13208.78" calcext:value-type="float">
            <text:p>13208.7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19.07" calcext:value-type="float">
            <text:p>-1019.07</text:p>
          </table:table-cell>
          <table:table-cell office:value-type="float" office:value="2706.881" calcext:value-type="float">
            <text:p>2706.88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5.2155" calcext:value-type="float">
            <text:p>145.2155</text:p>
          </table:table-cell>
          <table:table-cell office:value-type="float" office:value="107.1627" calcext:value-type="float">
            <text:p>107.1627</text:p>
          </table:table-cell>
          <table:table-cell office:value-type="float" office:value="0.1092794" calcext:value-type="float">
            <text:p>0.109279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2.034195" calcext:value-type="float">
            <text:p>2.034195</text:p>
          </table:table-cell>
          <table:table-cell office:value-type="float" office:value="0" calcext:value-type="float">
            <text:p>0</text:p>
          </table:table-cell>
          <table:table-cell office:value-type="float" office:value="369.665" calcext:value-type="float">
            <text:p>369.665</text:p>
          </table:table-cell>
          <table:table-cell office:value-type="float" office:value="1230.981" calcext:value-type="float">
            <text:p>1230.981</text:p>
          </table:table-cell>
          <table:table-cell office:value-type="float" office:value="1527.59" calcext:value-type="float">
            <text:p>1527.59</text:p>
          </table:table-cell>
          <table:table-cell office:value-type="float" office:value="1304.795" calcext:value-type="float">
            <text:p>1304.795</text:p>
          </table:table-cell>
          <table:table-cell office:value-type="float" office:value="786.0582" calcext:value-type="float">
            <text:p>786.0582</text:p>
          </table:table-cell>
          <table:table-cell office:value-type="float" office:value="1093.189" calcext:value-type="float">
            <text:p>1093.189</text:p>
          </table:table-cell>
          <table:table-cell office:value-type="float" office:value="422.2203" calcext:value-type="float">
            <text:p>422.2203</text:p>
          </table:table-cell>
          <table:table-cell office:value-type="float" office:value="1872.683" calcext:value-type="float">
            <text:p>1872.683</text:p>
          </table:table-cell>
          <table:table-cell office:value-type="float" office:value="2103.466" calcext:value-type="float">
            <text:p>2103.466</text:p>
          </table:table-cell>
          <table:table-cell office:value-type="float" office:value="1678.299" calcext:value-type="float">
            <text:p>1678.299</text:p>
          </table:table-cell>
          <table:table-cell office:value-type="float" office:value="586.4307" calcext:value-type="float">
            <text:p>586.4307</text:p>
          </table:table-cell>
          <table:table-cell office:value-type="float" office:value="579.2021" calcext:value-type="float">
            <text:p>579.2021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5" calcext:value-type="float">
            <text:p>35.70605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79.4695" calcext:value-type="float">
            <text:p>-779.4695</text:p>
          </table:table-cell>
          <table:table-cell office:value-type="float" office:value="0" calcext:value-type="float">
            <text:p>0</text:p>
          </table:table-cell>
          <table:table-cell office:value-type="float" office:value="17.9623" calcext:value-type="float">
            <text:p>17.9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629.5909" calcext:value-type="float">
            <text:p>629.5909</text:p>
          </table:table-cell>
          <table:table-cell office:value-type="float" office:value="13208.98" calcext:value-type="float">
            <text:p>13208.9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0.858" calcext:value-type="float">
            <text:p>-1020.858</text:p>
          </table:table-cell>
          <table:table-cell office:value-type="float" office:value="2711.743" calcext:value-type="float">
            <text:p>2711.74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5.9858" calcext:value-type="float">
            <text:p>145.9858</text:p>
          </table:table-cell>
          <table:table-cell office:value-type="float" office:value="105.797" calcext:value-type="float">
            <text:p>105.797</text:p>
          </table:table-cell>
          <table:table-cell office:value-type="float" office:value="0.1097997" calcext:value-type="float">
            <text:p>0.109799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0.2465682" calcext:value-type="float">
            <text:p>0.2465682</text:p>
          </table:table-cell>
          <table:table-cell office:value-type="float" office:value="0" calcext:value-type="float">
            <text:p>0</text:p>
          </table:table-cell>
          <table:table-cell office:value-type="float" office:value="369.8467" calcext:value-type="float">
            <text:p>369.8467</text:p>
          </table:table-cell>
          <table:table-cell office:value-type="float" office:value="1230.809" calcext:value-type="float">
            <text:p>1230.809</text:p>
          </table:table-cell>
          <table:table-cell office:value-type="float" office:value="1527.389" calcext:value-type="float">
            <text:p>1527.389</text:p>
          </table:table-cell>
          <table:table-cell office:value-type="float" office:value="1304.763" calcext:value-type="float">
            <text:p>1304.763</text:p>
          </table:table-cell>
          <table:table-cell office:value-type="float" office:value="786.0289" calcext:value-type="float">
            <text:p>786.0289</text:p>
          </table:table-cell>
          <table:table-cell office:value-type="float" office:value="1093.172" calcext:value-type="float">
            <text:p>1093.172</text:p>
          </table:table-cell>
          <table:table-cell office:value-type="float" office:value="422.2087" calcext:value-type="float">
            <text:p>422.2087</text:p>
          </table:table-cell>
          <table:table-cell office:value-type="float" office:value="1872.653" calcext:value-type="float">
            <text:p>1872.653</text:p>
          </table:table-cell>
          <table:table-cell office:value-type="float" office:value="2103.44" calcext:value-type="float">
            <text:p>2103.44</text:p>
          </table:table-cell>
          <table:table-cell office:value-type="float" office:value="1678.284" calcext:value-type="float">
            <text:p>1678.284</text:p>
          </table:table-cell>
          <table:table-cell office:value-type="float" office:value="586.4294" calcext:value-type="float">
            <text:p>586.4294</text:p>
          </table:table-cell>
          <table:table-cell office:value-type="float" office:value="579.2009" calcext:value-type="float">
            <text:p>579.2009</text:p>
          </table:table-cell>
          <table:table-cell office:value-type="float" office:value="142.8409" calcext:value-type="float">
            <text:p>142.8409</text:p>
          </table:table-cell>
          <table:table-cell office:value-type="float" office:value="35.70604" calcext:value-type="float">
            <text:p>35.70604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1.1661" calcext:value-type="float">
            <text:p>-781.1661</text:p>
          </table:table-cell>
          <table:table-cell office:value-type="float" office:value="0" calcext:value-type="float">
            <text:p>0</text:p>
          </table:table-cell>
          <table:table-cell office:value-type="float" office:value="17.86583" calcext:value-type="float">
            <text:p>17.86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628.4535" calcext:value-type="float">
            <text:p>628.4535</text:p>
          </table:table-cell>
          <table:table-cell office:value-type="float" office:value="13209.07" calcext:value-type="float">
            <text:p>13209.0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2.012" calcext:value-type="float">
            <text:p>-1022.012</text:p>
          </table:table-cell>
          <table:table-cell office:value-type="float" office:value="2715.653" calcext:value-type="float">
            <text:p>2715.65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6.2744" calcext:value-type="float">
            <text:p>146.2744</text:p>
          </table:table-cell>
          <table:table-cell office:value-type="float" office:value="105.2123" calcext:value-type="float">
            <text:p>105.2123</text:p>
          </table:table-cell>
          <table:table-cell office:value-type="float" office:value="0.1103237" calcext:value-type="float">
            <text:p>0.110323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0.9067163" calcext:value-type="float">
            <text:p>-0.9067163</text:p>
          </table:table-cell>
          <table:table-cell office:value-type="float" office:value="0" calcext:value-type="float">
            <text:p>0</text:p>
          </table:table-cell>
          <table:table-cell office:value-type="float" office:value="369.949" calcext:value-type="float">
            <text:p>369.949</text:p>
          </table:table-cell>
          <table:table-cell office:value-type="float" office:value="1230.646" calcext:value-type="float">
            <text:p>1230.646</text:p>
          </table:table-cell>
          <table:table-cell office:value-type="float" office:value="1527.164" calcext:value-type="float">
            <text:p>1527.164</text:p>
          </table:table-cell>
          <table:table-cell office:value-type="float" office:value="1304.729" calcext:value-type="float">
            <text:p>1304.729</text:p>
          </table:table-cell>
          <table:table-cell office:value-type="float" office:value="785.9902" calcext:value-type="float">
            <text:p>785.9902</text:p>
          </table:table-cell>
          <table:table-cell office:value-type="float" office:value="1093.152" calcext:value-type="float">
            <text:p>1093.152</text:p>
          </table:table-cell>
          <table:table-cell office:value-type="float" office:value="422.1962" calcext:value-type="float">
            <text:p>422.1962</text:p>
          </table:table-cell>
          <table:table-cell office:value-type="float" office:value="1872.622" calcext:value-type="float">
            <text:p>1872.622</text:p>
          </table:table-cell>
          <table:table-cell office:value-type="float" office:value="2103.415" calcext:value-type="float">
            <text:p>2103.415</text:p>
          </table:table-cell>
          <table:table-cell office:value-type="float" office:value="1678.268" calcext:value-type="float">
            <text:p>1678.268</text:p>
          </table:table-cell>
          <table:table-cell office:value-type="float" office:value="586.4281" calcext:value-type="float">
            <text:p>586.4281</text:p>
          </table:table-cell>
          <table:table-cell office:value-type="float" office:value="579.1998" calcext:value-type="float">
            <text:p>579.1998</text:p>
          </table:table-cell>
          <table:table-cell office:value-type="float" office:value="142.8408" calcext:value-type="float">
            <text:p>142.8408</text:p>
          </table:table-cell>
          <table:table-cell office:value-type="float" office:value="35.70604" calcext:value-type="float">
            <text:p>35.70604</text:p>
          </table:table-cell>
          <table:table-cell office:value-type="float" office:value="0" calcext:value-type="float">
            <text:p>0</text:p>
          </table:table-cell>
          <table:table-cell office:value-type="float" office:value="-0.03197351" calcext:value-type="float">
            <text:p>-0.03197351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2.184" calcext:value-type="float">
            <text:p>-782.184</text:p>
          </table:table-cell>
          <table:table-cell office:value-type="float" office:value="0" calcext:value-type="float">
            <text:p>0</text:p>
          </table:table-cell>
          <table:table-cell office:value-type="float" office:value="17.7275" calcext:value-type="float">
            <text:p>17.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626.6301" calcext:value-type="float">
            <text:p>626.6301</text:p>
          </table:table-cell>
          <table:table-cell office:value-type="float" office:value="13209.25" calcext:value-type="float">
            <text:p>13209.2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3.727" calcext:value-type="float">
            <text:p>-1023.727</text:p>
          </table:table-cell>
          <table:table-cell office:value-type="float" office:value="2719.651" calcext:value-type="float">
            <text:p>2719.65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6.9355" calcext:value-type="float">
            <text:p>146.9355</text:p>
          </table:table-cell>
          <table:table-cell office:value-type="float" office:value="104.0093" calcext:value-type="float">
            <text:p>104.0093</text:p>
          </table:table-cell>
          <table:table-cell office:value-type="float" office:value="0.1108597" calcext:value-type="float">
            <text:p>0.110859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.621512" calcext:value-type="float">
            <text:p>-2.621512</text:p>
          </table:table-cell>
          <table:table-cell office:value-type="float" office:value="0" calcext:value-type="float">
            <text:p>0</text:p>
          </table:table-cell>
          <table:table-cell office:value-type="float" office:value="370.1171" calcext:value-type="float">
            <text:p>370.1171</text:p>
          </table:table-cell>
          <table:table-cell office:value-type="float" office:value="1230.455" calcext:value-type="float">
            <text:p>1230.455</text:p>
          </table:table-cell>
          <table:table-cell office:value-type="float" office:value="1526.926" calcext:value-type="float">
            <text:p>1526.926</text:p>
          </table:table-cell>
          <table:table-cell office:value-type="float" office:value="1304.689" calcext:value-type="float">
            <text:p>1304.689</text:p>
          </table:table-cell>
          <table:table-cell office:value-type="float" office:value="785.9573" calcext:value-type="float">
            <text:p>785.9573</text:p>
          </table:table-cell>
          <table:table-cell office:value-type="float" office:value="1093.132" calcext:value-type="float">
            <text:p>1093.132</text:p>
          </table:table-cell>
          <table:table-cell office:value-type="float" office:value="422.1839" calcext:value-type="float">
            <text:p>422.1839</text:p>
          </table:table-cell>
          <table:table-cell office:value-type="float" office:value="1872.592" calcext:value-type="float">
            <text:p>1872.592</text:p>
          </table:table-cell>
          <table:table-cell office:value-type="float" office:value="2103.389" calcext:value-type="float">
            <text:p>2103.389</text:p>
          </table:table-cell>
          <table:table-cell office:value-type="float" office:value="1678.253" calcext:value-type="float">
            <text:p>1678.253</text:p>
          </table:table-cell>
          <table:table-cell office:value-type="float" office:value="586.4269" calcext:value-type="float">
            <text:p>586.4269</text:p>
          </table:table-cell>
          <table:table-cell office:value-type="float" office:value="579.1987" calcext:value-type="float">
            <text:p>579.1987</text:p>
          </table:table-cell>
          <table:table-cell office:value-type="float" office:value="142.8408" calcext:value-type="float">
            <text:p>142.8408</text:p>
          </table:table-cell>
          <table:table-cell office:value-type="float" office:value="35.70603" calcext:value-type="float">
            <text:p>35.70603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3.7901" calcext:value-type="float">
            <text:p>-783.7901</text:p>
          </table:table-cell>
          <table:table-cell office:value-type="float" office:value="0" calcext:value-type="float">
            <text:p>0</text:p>
          </table:table-cell>
          <table:table-cell office:value-type="float" office:value="17.61971" calcext:value-type="float">
            <text:p>17.6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625.209" calcext:value-type="float">
            <text:p>625.209</text:p>
          </table:table-cell>
          <table:table-cell office:value-type="float" office:value="13209.37" calcext:value-type="float">
            <text:p>13209.3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5.118" calcext:value-type="float">
            <text:p>-1025.118</text:p>
          </table:table-cell>
          <table:table-cell office:value-type="float" office:value="2724" calcext:value-type="float">
            <text:p>2724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3324" calcext:value-type="float">
            <text:p>147.3324</text:p>
          </table:table-cell>
          <table:table-cell office:value-type="float" office:value="103.2466" calcext:value-type="float">
            <text:p>103.2466</text:p>
          </table:table-cell>
          <table:table-cell office:value-type="float" office:value="0.1114185" calcext:value-type="float">
            <text:p>0.111418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4.01164" calcext:value-type="float">
            <text:p>-4.01164</text:p>
          </table:table-cell>
          <table:table-cell office:value-type="float" office:value="0" calcext:value-type="float">
            <text:p>0</text:p>
          </table:table-cell>
          <table:table-cell office:value-type="float" office:value="370.2409" calcext:value-type="float">
            <text:p>370.2409</text:p>
          </table:table-cell>
          <table:table-cell office:value-type="float" office:value="1230.264" calcext:value-type="float">
            <text:p>1230.264</text:p>
          </table:table-cell>
          <table:table-cell office:value-type="float" office:value="1526.658" calcext:value-type="float">
            <text:p>1526.658</text:p>
          </table:table-cell>
          <table:table-cell office:value-type="float" office:value="1304.645" calcext:value-type="float">
            <text:p>1304.645</text:p>
          </table:table-cell>
          <table:table-cell office:value-type="float" office:value="785.9163" calcext:value-type="float">
            <text:p>785.9163</text:p>
          </table:table-cell>
          <table:table-cell office:value-type="float" office:value="1093.107" calcext:value-type="float">
            <text:p>1093.107</text:p>
          </table:table-cell>
          <table:table-cell office:value-type="float" office:value="422.1706" calcext:value-type="float">
            <text:p>422.1706</text:p>
          </table:table-cell>
          <table:table-cell office:value-type="float" office:value="1872.562" calcext:value-type="float">
            <text:p>1872.562</text:p>
          </table:table-cell>
          <table:table-cell office:value-type="float" office:value="2103.365" calcext:value-type="float">
            <text:p>2103.365</text:p>
          </table:table-cell>
          <table:table-cell office:value-type="float" office:value="1678.238" calcext:value-type="float">
            <text:p>1678.238</text:p>
          </table:table-cell>
          <table:table-cell office:value-type="float" office:value="586.4255" calcext:value-type="float">
            <text:p>586.4255</text:p>
          </table:table-cell>
          <table:table-cell office:value-type="float" office:value="579.1976" calcext:value-type="float">
            <text:p>579.1976</text:p>
          </table:table-cell>
          <table:table-cell office:value-type="float" office:value="142.8408" calcext:value-type="float">
            <text:p>142.8408</text:p>
          </table:table-cell>
          <table:table-cell office:value-type="float" office:value="35.70602" calcext:value-type="float">
            <text:p>35.70602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5.0478" calcext:value-type="float">
            <text:p>-785.0478</text:p>
          </table:table-cell>
          <table:table-cell office:value-type="float" office:value="0" calcext:value-type="float">
            <text:p>0</text:p>
          </table:table-cell>
          <table:table-cell office:value-type="float" office:value="17.48728" calcext:value-type="float">
            <text:p>17.48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624.7516" calcext:value-type="float">
            <text:p>624.7516</text:p>
          </table:table-cell>
          <table:table-cell office:value-type="float" office:value="13209.38" calcext:value-type="float">
            <text:p>13209.3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5.688" calcext:value-type="float">
            <text:p>-1025.688</text:p>
          </table:table-cell>
          <table:table-cell office:value-type="float" office:value="2725.497" calcext:value-type="float">
            <text:p>2725.49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2666" calcext:value-type="float">
            <text:p>147.2666</text:p>
          </table:table-cell>
          <table:table-cell office:value-type="float" office:value="103.1594" calcext:value-type="float">
            <text:p>103.1594</text:p>
          </table:table-cell>
          <table:table-cell office:value-type="float" office:value="0.1119315" calcext:value-type="float">
            <text:p>0.111931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4.580951" calcext:value-type="float">
            <text:p>-4.580951</text:p>
          </table:table-cell>
          <table:table-cell office:value-type="float" office:value="0" calcext:value-type="float">
            <text:p>0</text:p>
          </table:table-cell>
          <table:table-cell office:value-type="float" office:value="370.2864" calcext:value-type="float">
            <text:p>370.2864</text:p>
          </table:table-cell>
          <table:table-cell office:value-type="float" office:value="1230.169" calcext:value-type="float">
            <text:p>1230.169</text:p>
          </table:table-cell>
          <table:table-cell office:value-type="float" office:value="1526.507" calcext:value-type="float">
            <text:p>1526.507</text:p>
          </table:table-cell>
          <table:table-cell office:value-type="float" office:value="1304.614" calcext:value-type="float">
            <text:p>1304.614</text:p>
          </table:table-cell>
          <table:table-cell office:value-type="float" office:value="785.8868" calcext:value-type="float">
            <text:p>785.8868</text:p>
          </table:table-cell>
          <table:table-cell office:value-type="float" office:value="1093.088" calcext:value-type="float">
            <text:p>1093.088</text:p>
          </table:table-cell>
          <table:table-cell office:value-type="float" office:value="422.158" calcext:value-type="float">
            <text:p>422.158</text:p>
          </table:table-cell>
          <table:table-cell office:value-type="float" office:value="1872.531" calcext:value-type="float">
            <text:p>1872.531</text:p>
          </table:table-cell>
          <table:table-cell office:value-type="float" office:value="2103.34" calcext:value-type="float">
            <text:p>2103.34</text:p>
          </table:table-cell>
          <table:table-cell office:value-type="float" office:value="1678.223" calcext:value-type="float">
            <text:p>1678.223</text:p>
          </table:table-cell>
          <table:table-cell office:value-type="float" office:value="586.4243" calcext:value-type="float">
            <text:p>586.4243</text:p>
          </table:table-cell>
          <table:table-cell office:value-type="float" office:value="579.1965" calcext:value-type="float">
            <text:p>579.1965</text:p>
          </table:table-cell>
          <table:table-cell office:value-type="float" office:value="142.8408" calcext:value-type="float">
            <text:p>142.8408</text:p>
          </table:table-cell>
          <table:table-cell office:value-type="float" office:value="35.70602" calcext:value-type="float">
            <text:p>35.70602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5.471" calcext:value-type="float">
            <text:p>-785.471</text:p>
          </table:table-cell>
          <table:table-cell office:value-type="float" office:value="0" calcext:value-type="float">
            <text:p>0</text:p>
          </table:table-cell>
          <table:table-cell office:value-type="float" office:value="17.33466" calcext:value-type="float">
            <text:p>17.33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624.3923" calcext:value-type="float">
            <text:p>624.3923</text:p>
          </table:table-cell>
          <table:table-cell office:value-type="float" office:value="13209.38" calcext:value-type="float">
            <text:p>13209.3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6.158" calcext:value-type="float">
            <text:p>-1026.158</text:p>
          </table:table-cell>
          <table:table-cell office:value-type="float" office:value="2726.776" calcext:value-type="float">
            <text:p>2726.77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1832" calcext:value-type="float">
            <text:p>147.1832</text:p>
          </table:table-cell>
          <table:table-cell office:value-type="float" office:value="103.1004" calcext:value-type="float">
            <text:p>103.1004</text:p>
          </table:table-cell>
          <table:table-cell office:value-type="float" office:value="0.1124138" calcext:value-type="float">
            <text:p>0.112413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1" calcext:value-type="float">
            <text:p>0.01708051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5.050561" calcext:value-type="float">
            <text:p>-5.050561</text:p>
          </table:table-cell>
          <table:table-cell office:value-type="float" office:value="0" calcext:value-type="float">
            <text:p>0</text:p>
          </table:table-cell>
          <table:table-cell office:value-type="float" office:value="370.3233" calcext:value-type="float">
            <text:p>370.3233</text:p>
          </table:table-cell>
          <table:table-cell office:value-type="float" office:value="1230.106" calcext:value-type="float">
            <text:p>1230.106</text:p>
          </table:table-cell>
          <table:table-cell office:value-type="float" office:value="1526.377" calcext:value-type="float">
            <text:p>1526.377</text:p>
          </table:table-cell>
          <table:table-cell office:value-type="float" office:value="1304.589" calcext:value-type="float">
            <text:p>1304.589</text:p>
          </table:table-cell>
          <table:table-cell office:value-type="float" office:value="785.864" calcext:value-type="float">
            <text:p>785.864</text:p>
          </table:table-cell>
          <table:table-cell office:value-type="float" office:value="1093.073" calcext:value-type="float">
            <text:p>1093.073</text:p>
          </table:table-cell>
          <table:table-cell office:value-type="float" office:value="422.1469" calcext:value-type="float">
            <text:p>422.1469</text:p>
          </table:table-cell>
          <table:table-cell office:value-type="float" office:value="1872.501" calcext:value-type="float">
            <text:p>1872.501</text:p>
          </table:table-cell>
          <table:table-cell office:value-type="float" office:value="2103.315" calcext:value-type="float">
            <text:p>2103.315</text:p>
          </table:table-cell>
          <table:table-cell office:value-type="float" office:value="1678.208" calcext:value-type="float">
            <text:p>1678.208</text:p>
          </table:table-cell>
          <table:table-cell office:value-type="float" office:value="586.4231" calcext:value-type="float">
            <text:p>586.4231</text:p>
          </table:table-cell>
          <table:table-cell office:value-type="float" office:value="579.1954" calcext:value-type="float">
            <text:p>579.1954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602" calcext:value-type="float">
            <text:p>35.70602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5.8121" calcext:value-type="float">
            <text:p>-785.8121</text:p>
          </table:table-cell>
          <table:table-cell office:value-type="float" office:value="0" calcext:value-type="float">
            <text:p>0</text:p>
          </table:table-cell>
          <table:table-cell office:value-type="float" office:value="17.19988" calcext:value-type="float">
            <text:p>17.1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623.8656" calcext:value-type="float">
            <text:p>623.8656</text:p>
          </table:table-cell>
          <table:table-cell office:value-type="float" office:value="13209.41" calcext:value-type="float">
            <text:p>13209.4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6.758" calcext:value-type="float">
            <text:p>-1026.758</text:p>
          </table:table-cell>
          <table:table-cell office:value-type="float" office:value="2728.409" calcext:value-type="float">
            <text:p>2728.40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1693" calcext:value-type="float">
            <text:p>147.1693</text:p>
          </table:table-cell>
          <table:table-cell office:value-type="float" office:value="102.8446" calcext:value-type="float">
            <text:p>102.8446</text:p>
          </table:table-cell>
          <table:table-cell office:value-type="float" office:value="0.1128961" calcext:value-type="float">
            <text:p>0.112896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5.649932" calcext:value-type="float">
            <text:p>-5.649932</text:p>
          </table:table-cell>
          <table:table-cell office:value-type="float" office:value="0" calcext:value-type="float">
            <text:p>0</text:p>
          </table:table-cell>
          <table:table-cell office:value-type="float" office:value="370.3868" calcext:value-type="float">
            <text:p>370.3868</text:p>
          </table:table-cell>
          <table:table-cell office:value-type="float" office:value="1230.055" calcext:value-type="float">
            <text:p>1230.055</text:p>
          </table:table-cell>
          <table:table-cell office:value-type="float" office:value="1526.265" calcext:value-type="float">
            <text:p>1526.265</text:p>
          </table:table-cell>
          <table:table-cell office:value-type="float" office:value="1304.564" calcext:value-type="float">
            <text:p>1304.564</text:p>
          </table:table-cell>
          <table:table-cell office:value-type="float" office:value="785.8431" calcext:value-type="float">
            <text:p>785.8431</text:p>
          </table:table-cell>
          <table:table-cell office:value-type="float" office:value="1093.059" calcext:value-type="float">
            <text:p>1093.059</text:p>
          </table:table-cell>
          <table:table-cell office:value-type="float" office:value="422.1367" calcext:value-type="float">
            <text:p>422.1367</text:p>
          </table:table-cell>
          <table:table-cell office:value-type="float" office:value="1872.478" calcext:value-type="float">
            <text:p>1872.478</text:p>
          </table:table-cell>
          <table:table-cell office:value-type="float" office:value="2103.291" calcext:value-type="float">
            <text:p>2103.291</text:p>
          </table:table-cell>
          <table:table-cell office:value-type="float" office:value="1678.193" calcext:value-type="float">
            <text:p>1678.193</text:p>
          </table:table-cell>
          <table:table-cell office:value-type="float" office:value="586.4218" calcext:value-type="float">
            <text:p>586.4218</text:p>
          </table:table-cell>
          <table:table-cell office:value-type="float" office:value="579.1943" calcext:value-type="float">
            <text:p>579.1943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601" calcext:value-type="float">
            <text:p>35.70601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6.2821" calcext:value-type="float">
            <text:p>-786.2821</text:p>
          </table:table-cell>
          <table:table-cell office:value-type="float" office:value="0" calcext:value-type="float">
            <text:p>0</text:p>
          </table:table-cell>
          <table:table-cell office:value-type="float" office:value="17.0666" calcext:value-type="float">
            <text:p>17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622.7745" calcext:value-type="float">
            <text:p>622.7745</text:p>
          </table:table-cell>
          <table:table-cell office:value-type="float" office:value="13209.54" calcext:value-type="float">
            <text:p>13209.5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7.824" calcext:value-type="float">
            <text:p>-1027.824</text:p>
          </table:table-cell>
          <table:table-cell office:value-type="float" office:value="2730.896" calcext:value-type="float">
            <text:p>2730.89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4439" calcext:value-type="float">
            <text:p>147.4439</text:p>
          </table:table-cell>
          <table:table-cell office:value-type="float" office:value="102.0331" calcext:value-type="float">
            <text:p>102.0331</text:p>
          </table:table-cell>
          <table:table-cell office:value-type="float" office:value="0.1134111" calcext:value-type="float">
            <text:p>0.113411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6.715335" calcext:value-type="float">
            <text:p>-6.715335</text:p>
          </table:table-cell>
          <table:table-cell office:value-type="float" office:value="0" calcext:value-type="float">
            <text:p>0</text:p>
          </table:table-cell>
          <table:table-cell office:value-type="float" office:value="370.53" calcext:value-type="float">
            <text:p>370.53</text:p>
          </table:table-cell>
          <table:table-cell office:value-type="float" office:value="1229.991" calcext:value-type="float">
            <text:p>1229.991</text:p>
          </table:table-cell>
          <table:table-cell office:value-type="float" office:value="1526.157" calcext:value-type="float">
            <text:p>1526.157</text:p>
          </table:table-cell>
          <table:table-cell office:value-type="float" office:value="1304.542" calcext:value-type="float">
            <text:p>1304.542</text:p>
          </table:table-cell>
          <table:table-cell office:value-type="float" office:value="785.8246" calcext:value-type="float">
            <text:p>785.8246</text:p>
          </table:table-cell>
          <table:table-cell office:value-type="float" office:value="1093.046" calcext:value-type="float">
            <text:p>1093.046</text:p>
          </table:table-cell>
          <table:table-cell office:value-type="float" office:value="422.1271" calcext:value-type="float">
            <text:p>422.1271</text:p>
          </table:table-cell>
          <table:table-cell office:value-type="float" office:value="1872.463" calcext:value-type="float">
            <text:p>1872.463</text:p>
          </table:table-cell>
          <table:table-cell office:value-type="float" office:value="2103.267" calcext:value-type="float">
            <text:p>2103.267</text:p>
          </table:table-cell>
          <table:table-cell office:value-type="float" office:value="1678.178" calcext:value-type="float">
            <text:p>1678.178</text:p>
          </table:table-cell>
          <table:table-cell office:value-type="float" office:value="586.4207" calcext:value-type="float">
            <text:p>586.4207</text:p>
          </table:table-cell>
          <table:table-cell office:value-type="float" office:value="579.1933" calcext:value-type="float">
            <text:p>579.1933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601" calcext:value-type="float">
            <text:p>35.70601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7.2314" calcext:value-type="float">
            <text:p>-787.2314</text:p>
          </table:table-cell>
          <table:table-cell office:value-type="float" office:value="0" calcext:value-type="float">
            <text:p>0</text:p>
          </table:table-cell>
          <table:table-cell office:value-type="float" office:value="16.94573" calcext:value-type="float">
            <text:p>16.94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621.7949" calcext:value-type="float">
            <text:p>621.7949</text:p>
          </table:table-cell>
          <table:table-cell office:value-type="float" office:value="13209.67" calcext:value-type="float">
            <text:p>13209.6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8.78" calcext:value-type="float">
            <text:p>-1028.78</text:p>
          </table:table-cell>
          <table:table-cell office:value-type="float" office:value="2733.542" calcext:value-type="float">
            <text:p>2733.54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5534" calcext:value-type="float">
            <text:p>147.5534</text:p>
          </table:table-cell>
          <table:table-cell office:value-type="float" office:value="101.3895" calcext:value-type="float">
            <text:p>101.3895</text:p>
          </table:table-cell>
          <table:table-cell office:value-type="float" office:value="0.1139451" calcext:value-type="float">
            <text:p>0.113945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7.670856" calcext:value-type="float">
            <text:p>-7.670856</text:p>
          </table:table-cell>
          <table:table-cell office:value-type="float" office:value="0" calcext:value-type="float">
            <text:p>0</text:p>
          </table:table-cell>
          <table:table-cell office:value-type="float" office:value="370.6487" calcext:value-type="float">
            <text:p>370.6487</text:p>
          </table:table-cell>
          <table:table-cell office:value-type="float" office:value="1229.901" calcext:value-type="float">
            <text:p>1229.901</text:p>
          </table:table-cell>
          <table:table-cell office:value-type="float" office:value="1526.038" calcext:value-type="float">
            <text:p>1526.038</text:p>
          </table:table-cell>
          <table:table-cell office:value-type="float" office:value="1304.518" calcext:value-type="float">
            <text:p>1304.518</text:p>
          </table:table-cell>
          <table:table-cell office:value-type="float" office:value="785.8064" calcext:value-type="float">
            <text:p>785.8064</text:p>
          </table:table-cell>
          <table:table-cell office:value-type="float" office:value="1093.032" calcext:value-type="float">
            <text:p>1093.032</text:p>
          </table:table-cell>
          <table:table-cell office:value-type="float" office:value="422.1177" calcext:value-type="float">
            <text:p>422.1177</text:p>
          </table:table-cell>
          <table:table-cell office:value-type="float" office:value="1872.447" calcext:value-type="float">
            <text:p>1872.447</text:p>
          </table:table-cell>
          <table:table-cell office:value-type="float" office:value="2103.244" calcext:value-type="float">
            <text:p>2103.244</text:p>
          </table:table-cell>
          <table:table-cell office:value-type="float" office:value="1678.163" calcext:value-type="float">
            <text:p>1678.163</text:p>
          </table:table-cell>
          <table:table-cell office:value-type="float" office:value="586.4194" calcext:value-type="float">
            <text:p>586.4194</text:p>
          </table:table-cell>
          <table:table-cell office:value-type="float" office:value="579.1922" calcext:value-type="float">
            <text:p>579.1922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6" calcext:value-type="float">
            <text:p>35.706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8.0757" calcext:value-type="float">
            <text:p>-788.0757</text:p>
          </table:table-cell>
          <table:table-cell office:value-type="float" office:value="0" calcext:value-type="float">
            <text:p>0</text:p>
          </table:table-cell>
          <table:table-cell office:value-type="float" office:value="16.82787" calcext:value-type="float">
            <text:p>16.8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621.12" calcext:value-type="float">
            <text:p>621.12</text:p>
          </table:table-cell>
          <table:table-cell office:value-type="float" office:value="13209.74" calcext:value-type="float">
            <text:p>13209.7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29.487" calcext:value-type="float">
            <text:p>-1029.487</text:p>
          </table:table-cell>
          <table:table-cell office:value-type="float" office:value="2735.845" calcext:value-type="float">
            <text:p>2735.84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5556" calcext:value-type="float">
            <text:p>147.5556</text:p>
          </table:table-cell>
          <table:table-cell office:value-type="float" office:value="101.0404" calcext:value-type="float">
            <text:p>101.0404</text:p>
          </table:table-cell>
          <table:table-cell office:value-type="float" office:value="0.1144679" calcext:value-type="float">
            <text:p>0.114467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8.377975" calcext:value-type="float">
            <text:p>-8.377975</text:p>
          </table:table-cell>
          <table:table-cell office:value-type="float" office:value="0" calcext:value-type="float">
            <text:p>0</text:p>
          </table:table-cell>
          <table:table-cell office:value-type="float" office:value="370.7309" calcext:value-type="float">
            <text:p>370.7309</text:p>
          </table:table-cell>
          <table:table-cell office:value-type="float" office:value="1229.815" calcext:value-type="float">
            <text:p>1229.815</text:p>
          </table:table-cell>
          <table:table-cell office:value-type="float" office:value="1525.908" calcext:value-type="float">
            <text:p>1525.908</text:p>
          </table:table-cell>
          <table:table-cell office:value-type="float" office:value="1304.496" calcext:value-type="float">
            <text:p>1304.496</text:p>
          </table:table-cell>
          <table:table-cell office:value-type="float" office:value="785.7885" calcext:value-type="float">
            <text:p>785.7885</text:p>
          </table:table-cell>
          <table:table-cell office:value-type="float" office:value="1093.019" calcext:value-type="float">
            <text:p>1093.019</text:p>
          </table:table-cell>
          <table:table-cell office:value-type="float" office:value="422.1084" calcext:value-type="float">
            <text:p>422.1084</text:p>
          </table:table-cell>
          <table:table-cell office:value-type="float" office:value="1872.432" calcext:value-type="float">
            <text:p>1872.432</text:p>
          </table:table-cell>
          <table:table-cell office:value-type="float" office:value="2103.22" calcext:value-type="float">
            <text:p>2103.22</text:p>
          </table:table-cell>
          <table:table-cell office:value-type="float" office:value="1678.148" calcext:value-type="float">
            <text:p>1678.148</text:p>
          </table:table-cell>
          <table:table-cell office:value-type="float" office:value="586.4183" calcext:value-type="float">
            <text:p>586.4183</text:p>
          </table:table-cell>
          <table:table-cell office:value-type="float" office:value="579.1912" calcext:value-type="float">
            <text:p>579.1912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99" calcext:value-type="float">
            <text:p>35.70599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8.6573" calcext:value-type="float">
            <text:p>-788.6573</text:p>
          </table:table-cell>
          <table:table-cell office:value-type="float" office:value="0" calcext:value-type="float">
            <text:p>0</text:p>
          </table:table-cell>
          <table:table-cell office:value-type="float" office:value="16.70366" calcext:value-type="float">
            <text:p>16.7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620.3256" calcext:value-type="float">
            <text:p>620.3256</text:p>
          </table:table-cell>
          <table:table-cell office:value-type="float" office:value="13209.84" calcext:value-type="float">
            <text:p>13209.8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0.285" calcext:value-type="float">
            <text:p>-1030.285</text:p>
          </table:table-cell>
          <table:table-cell office:value-type="float" office:value="2737.716" calcext:value-type="float">
            <text:p>2737.71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592" calcext:value-type="float">
            <text:p>147.592</text:p>
          </table:table-cell>
          <table:table-cell office:value-type="float" office:value="100.5647" calcext:value-type="float">
            <text:p>100.5647</text:p>
          </table:table-cell>
          <table:table-cell office:value-type="float" office:value="0.1149949" calcext:value-type="float">
            <text:p>0.1149949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9.174688" calcext:value-type="float">
            <text:p>-9.174688</text:p>
          </table:table-cell>
          <table:table-cell office:value-type="float" office:value="0" calcext:value-type="float">
            <text:p>0</text:p>
          </table:table-cell>
          <table:table-cell office:value-type="float" office:value="370.8305" calcext:value-type="float">
            <text:p>370.8305</text:p>
          </table:table-cell>
          <table:table-cell office:value-type="float" office:value="1229.738" calcext:value-type="float">
            <text:p>1229.738</text:p>
          </table:table-cell>
          <table:table-cell office:value-type="float" office:value="1525.779" calcext:value-type="float">
            <text:p>1525.779</text:p>
          </table:table-cell>
          <table:table-cell office:value-type="float" office:value="1304.473" calcext:value-type="float">
            <text:p>1304.473</text:p>
          </table:table-cell>
          <table:table-cell office:value-type="float" office:value="785.7708" calcext:value-type="float">
            <text:p>785.7708</text:p>
          </table:table-cell>
          <table:table-cell office:value-type="float" office:value="1093.006" calcext:value-type="float">
            <text:p>1093.006</text:p>
          </table:table-cell>
          <table:table-cell office:value-type="float" office:value="422.0994" calcext:value-type="float">
            <text:p>422.0994</text:p>
          </table:table-cell>
          <table:table-cell office:value-type="float" office:value="1872.418" calcext:value-type="float">
            <text:p>1872.418</text:p>
          </table:table-cell>
          <table:table-cell office:value-type="float" office:value="2103.198" calcext:value-type="float">
            <text:p>2103.198</text:p>
          </table:table-cell>
          <table:table-cell office:value-type="float" office:value="1678.133" calcext:value-type="float">
            <text:p>1678.133</text:p>
          </table:table-cell>
          <table:table-cell office:value-type="float" office:value="586.4171" calcext:value-type="float">
            <text:p>586.4171</text:p>
          </table:table-cell>
          <table:table-cell office:value-type="float" office:value="579.1901" calcext:value-type="float">
            <text:p>579.1901</text:p>
          </table:table-cell>
          <table:table-cell office:value-type="float" office:value="142.8407" calcext:value-type="float">
            <text:p>142.8407</text:p>
          </table:table-cell>
          <table:table-cell office:value-type="float" office:value="35.70599" calcext:value-type="float">
            <text:p>35.70599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9.3284" calcext:value-type="float">
            <text:p>-789.3284</text:p>
          </table:table-cell>
          <table:table-cell office:value-type="float" office:value="0" calcext:value-type="float">
            <text:p>0</text:p>
          </table:table-cell>
          <table:table-cell office:value-type="float" office:value="16.58142" calcext:value-type="float">
            <text:p>16.5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619.6885" calcext:value-type="float">
            <text:p>619.6885</text:p>
          </table:table-cell>
          <table:table-cell office:value-type="float" office:value="13209.91" calcext:value-type="float">
            <text:p>13209.9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0.948" calcext:value-type="float">
            <text:p>-1030.948</text:p>
          </table:table-cell>
          <table:table-cell office:value-type="float" office:value="2739.048" calcext:value-type="float">
            <text:p>2739.04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100.2423" calcext:value-type="float">
            <text:p>100.2423</text:p>
          </table:table-cell>
          <table:table-cell office:value-type="float" office:value="0.11552" calcext:value-type="float">
            <text:p>0.1155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9.837982" calcext:value-type="float">
            <text:p>-9.837982</text:p>
          </table:table-cell>
          <table:table-cell office:value-type="float" office:value="0" calcext:value-type="float">
            <text:p>0</text:p>
          </table:table-cell>
          <table:table-cell office:value-type="float" office:value="370.9156" calcext:value-type="float">
            <text:p>370.9156</text:p>
          </table:table-cell>
          <table:table-cell office:value-type="float" office:value="1229.661" calcext:value-type="float">
            <text:p>1229.661</text:p>
          </table:table-cell>
          <table:table-cell office:value-type="float" office:value="1525.646" calcext:value-type="float">
            <text:p>1525.646</text:p>
          </table:table-cell>
          <table:table-cell office:value-type="float" office:value="1304.451" calcext:value-type="float">
            <text:p>1304.451</text:p>
          </table:table-cell>
          <table:table-cell office:value-type="float" office:value="785.7532" calcext:value-type="float">
            <text:p>785.7532</text:p>
          </table:table-cell>
          <table:table-cell office:value-type="float" office:value="1092.994" calcext:value-type="float">
            <text:p>1092.994</text:p>
          </table:table-cell>
          <table:table-cell office:value-type="float" office:value="422.0906" calcext:value-type="float">
            <text:p>422.0906</text:p>
          </table:table-cell>
          <table:table-cell office:value-type="float" office:value="1872.404" calcext:value-type="float">
            <text:p>1872.404</text:p>
          </table:table-cell>
          <table:table-cell office:value-type="float" office:value="2103.175" calcext:value-type="float">
            <text:p>2103.175</text:p>
          </table:table-cell>
          <table:table-cell office:value-type="float" office:value="1678.118" calcext:value-type="float">
            <text:p>1678.118</text:p>
          </table:table-cell>
          <table:table-cell office:value-type="float" office:value="586.4159" calcext:value-type="float">
            <text:p>586.4159</text:p>
          </table:table-cell>
          <table:table-cell office:value-type="float" office:value="579.1891" calcext:value-type="float">
            <text:p>579.1891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98" calcext:value-type="float">
            <text:p>35.70598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89.8658" calcext:value-type="float">
            <text:p>-789.8658</text:p>
          </table:table-cell>
          <table:table-cell office:value-type="float" office:value="0" calcext:value-type="float">
            <text:p>0</text:p>
          </table:table-cell>
          <table:table-cell office:value-type="float" office:value="16.46181" calcext:value-type="float">
            <text:p>16.4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619.1327" calcext:value-type="float">
            <text:p>619.1327</text:p>
          </table:table-cell>
          <table:table-cell office:value-type="float" office:value="13209.97" calcext:value-type="float">
            <text:p>13209.9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1.538" calcext:value-type="float">
            <text:p>-1031.538</text:p>
          </table:table-cell>
          <table:table-cell office:value-type="float" office:value="2740.807" calcext:value-type="float">
            <text:p>2740.80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4491" calcext:value-type="float">
            <text:p>147.4491</text:p>
          </table:table-cell>
          <table:table-cell office:value-type="float" office:value="100.0101" calcext:value-type="float">
            <text:p>100.0101</text:p>
          </table:table-cell>
          <table:table-cell office:value-type="float" office:value="0.1160431" calcext:value-type="float">
            <text:p>0.116043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0.42742" calcext:value-type="float">
            <text:p>-10.42742</text:p>
          </table:table-cell>
          <table:table-cell office:value-type="float" office:value="0" calcext:value-type="float">
            <text:p>0</text:p>
          </table:table-cell>
          <table:table-cell office:value-type="float" office:value="370.9924" calcext:value-type="float">
            <text:p>370.9924</text:p>
          </table:table-cell>
          <table:table-cell office:value-type="float" office:value="1229.577" calcext:value-type="float">
            <text:p>1229.577</text:p>
          </table:table-cell>
          <table:table-cell office:value-type="float" office:value="1525.508" calcext:value-type="float">
            <text:p>1525.508</text:p>
          </table:table-cell>
          <table:table-cell office:value-type="float" office:value="1304.427" calcext:value-type="float">
            <text:p>1304.427</text:p>
          </table:table-cell>
          <table:table-cell office:value-type="float" office:value="785.7351" calcext:value-type="float">
            <text:p>785.7351</text:p>
          </table:table-cell>
          <table:table-cell office:value-type="float" office:value="1092.981" calcext:value-type="float">
            <text:p>1092.981</text:p>
          </table:table-cell>
          <table:table-cell office:value-type="float" office:value="422.0818" calcext:value-type="float">
            <text:p>422.0818</text:p>
          </table:table-cell>
          <table:table-cell office:value-type="float" office:value="1872.39" calcext:value-type="float">
            <text:p>1872.39</text:p>
          </table:table-cell>
          <table:table-cell office:value-type="float" office:value="2103.153" calcext:value-type="float">
            <text:p>2103.153</text:p>
          </table:table-cell>
          <table:table-cell office:value-type="float" office:value="1678.104" calcext:value-type="float">
            <text:p>1678.104</text:p>
          </table:table-cell>
          <table:table-cell office:value-type="float" office:value="586.4147" calcext:value-type="float">
            <text:p>586.4147</text:p>
          </table:table-cell>
          <table:table-cell office:value-type="float" office:value="579.1881" calcext:value-type="float">
            <text:p>579.1881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97" calcext:value-type="float">
            <text:p>35.70597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0.3342" calcext:value-type="float">
            <text:p>-790.3342</text:p>
          </table:table-cell>
          <table:table-cell office:value-type="float" office:value="0" calcext:value-type="float">
            <text:p>0</text:p>
          </table:table-cell>
          <table:table-cell office:value-type="float" office:value="16.34554" calcext:value-type="float">
            <text:p>16.34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618.24" calcext:value-type="float">
            <text:p>618.24</text:p>
          </table:table-cell>
          <table:table-cell office:value-type="float" office:value="13210.08" calcext:value-type="float">
            <text:p>13210.0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2.416" calcext:value-type="float">
            <text:p>-1032.416</text:p>
          </table:table-cell>
          <table:table-cell office:value-type="float" office:value="2743.135" calcext:value-type="float">
            <text:p>2743.13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5515" calcext:value-type="float">
            <text:p>147.5515</text:p>
          </table:table-cell>
          <table:table-cell office:value-type="float" office:value="99.47354" calcext:value-type="float">
            <text:p>99.47354</text:p>
          </table:table-cell>
          <table:table-cell office:value-type="float" office:value="0.1165807" calcext:value-type="float">
            <text:p>0.116580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1.30469" calcext:value-type="float">
            <text:p>-11.30469</text:p>
          </table:table-cell>
          <table:table-cell office:value-type="float" office:value="0" calcext:value-type="float">
            <text:p>0</text:p>
          </table:table-cell>
          <table:table-cell office:value-type="float" office:value="371.1009" calcext:value-type="float">
            <text:p>371.1009</text:p>
          </table:table-cell>
          <table:table-cell office:value-type="float" office:value="1229.482" calcext:value-type="float">
            <text:p>1229.482</text:p>
          </table:table-cell>
          <table:table-cell office:value-type="float" office:value="1525.364" calcext:value-type="float">
            <text:p>1525.364</text:p>
          </table:table-cell>
          <table:table-cell office:value-type="float" office:value="1304.402" calcext:value-type="float">
            <text:p>1304.402</text:p>
          </table:table-cell>
          <table:table-cell office:value-type="float" office:value="785.7168" calcext:value-type="float">
            <text:p>785.7168</text:p>
          </table:table-cell>
          <table:table-cell office:value-type="float" office:value="1092.968" calcext:value-type="float">
            <text:p>1092.968</text:p>
          </table:table-cell>
          <table:table-cell office:value-type="float" office:value="422.073" calcext:value-type="float">
            <text:p>422.073</text:p>
          </table:table-cell>
          <table:table-cell office:value-type="float" office:value="1872.376" calcext:value-type="float">
            <text:p>1872.376</text:p>
          </table:table-cell>
          <table:table-cell office:value-type="float" office:value="2103.13" calcext:value-type="float">
            <text:p>2103.13</text:p>
          </table:table-cell>
          <table:table-cell office:value-type="float" office:value="1678.089" calcext:value-type="float">
            <text:p>1678.089</text:p>
          </table:table-cell>
          <table:table-cell office:value-type="float" office:value="586.4136" calcext:value-type="float">
            <text:p>586.4136</text:p>
          </table:table-cell>
          <table:table-cell office:value-type="float" office:value="579.1871" calcext:value-type="float">
            <text:p>579.1871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97" calcext:value-type="float">
            <text:p>35.70597</text:p>
          </table:table-cell>
          <table:table-cell office:value-type="float" office:value="0" calcext:value-type="float">
            <text:p>0</text:p>
          </table:table-cell>
          <table:table-cell office:value-type="float" office:value="-0.03197354" calcext:value-type="float">
            <text:p>-0.03197354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1.09" calcext:value-type="float">
            <text:p>-791.09</text:p>
          </table:table-cell>
          <table:table-cell office:value-type="float" office:value="0" calcext:value-type="float">
            <text:p>0</text:p>
          </table:table-cell>
          <table:table-cell office:value-type="float" office:value="16.23152" calcext:value-type="float">
            <text:p>16.2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616.9107" calcext:value-type="float">
            <text:p>616.9107</text:p>
          </table:table-cell>
          <table:table-cell office:value-type="float" office:value="13210.24" calcext:value-type="float">
            <text:p>13210.2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3.66" calcext:value-type="float">
            <text:p>-1033.66</text:p>
          </table:table-cell>
          <table:table-cell office:value-type="float" office:value="2746.608" calcext:value-type="float">
            <text:p>2746.60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7.8638" calcext:value-type="float">
            <text:p>147.8638</text:p>
          </table:table-cell>
          <table:table-cell office:value-type="float" office:value="98.64958" calcext:value-type="float">
            <text:p>98.64958</text:p>
          </table:table-cell>
          <table:table-cell office:value-type="float" office:value="0.1171432" calcext:value-type="float">
            <text:p>0.117143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2.54803" calcext:value-type="float">
            <text:p>-12.54803</text:p>
          </table:table-cell>
          <table:table-cell office:value-type="float" office:value="0" calcext:value-type="float">
            <text:p>0</text:p>
          </table:table-cell>
          <table:table-cell office:value-type="float" office:value="371.2402" calcext:value-type="float">
            <text:p>371.2402</text:p>
          </table:table-cell>
          <table:table-cell office:value-type="float" office:value="1229.327" calcext:value-type="float">
            <text:p>1229.327</text:p>
          </table:table-cell>
          <table:table-cell office:value-type="float" office:value="1525.167" calcext:value-type="float">
            <text:p>1525.167</text:p>
          </table:table-cell>
          <table:table-cell office:value-type="float" office:value="1304.368" calcext:value-type="float">
            <text:p>1304.368</text:p>
          </table:table-cell>
          <table:table-cell office:value-type="float" office:value="785.696" calcext:value-type="float">
            <text:p>785.696</text:p>
          </table:table-cell>
          <table:table-cell office:value-type="float" office:value="1092.954" calcext:value-type="float">
            <text:p>1092.954</text:p>
          </table:table-cell>
          <table:table-cell office:value-type="float" office:value="422.0638" calcext:value-type="float">
            <text:p>422.0638</text:p>
          </table:table-cell>
          <table:table-cell office:value-type="float" office:value="1872.362" calcext:value-type="float">
            <text:p>1872.362</text:p>
          </table:table-cell>
          <table:table-cell office:value-type="float" office:value="2103.108" calcext:value-type="float">
            <text:p>2103.108</text:p>
          </table:table-cell>
          <table:table-cell office:value-type="float" office:value="1678.074" calcext:value-type="float">
            <text:p>1678.074</text:p>
          </table:table-cell>
          <table:table-cell office:value-type="float" office:value="586.4125" calcext:value-type="float">
            <text:p>586.4125</text:p>
          </table:table-cell>
          <table:table-cell office:value-type="float" office:value="579.1861" calcext:value-type="float">
            <text:p>579.1861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96" calcext:value-type="float">
            <text:p>35.70596</text:p>
          </table:table-cell>
          <table:table-cell office:value-type="float" office:value="0" calcext:value-type="float">
            <text:p>0</text:p>
          </table:table-cell>
          <table:table-cell office:value-type="float" office:value="-0.03197355" calcext:value-type="float">
            <text:p>-0.03197355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2.2225" calcext:value-type="float">
            <text:p>-792.2225</text:p>
          </table:table-cell>
          <table:table-cell office:value-type="float" office:value="0" calcext:value-type="float">
            <text:p>0</text:p>
          </table:table-cell>
          <table:table-cell office:value-type="float" office:value="16.12893" calcext:value-type="float">
            <text:p>16.1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615.4962" calcext:value-type="float">
            <text:p>615.4962</text:p>
          </table:table-cell>
          <table:table-cell office:value-type="float" office:value="13210.42" calcext:value-type="float">
            <text:p>13210.42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4.976" calcext:value-type="float">
            <text:p>-1034.976</text:p>
          </table:table-cell>
          <table:table-cell office:value-type="float" office:value="2749.979" calcext:value-type="float">
            <text:p>2749.97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1681" calcext:value-type="float">
            <text:p>148.1681</text:p>
          </table:table-cell>
          <table:table-cell office:value-type="float" office:value="97.79541" calcext:value-type="float">
            <text:p>97.79541</text:p>
          </table:table-cell>
          <table:table-cell office:value-type="float" office:value="0.1177258" calcext:value-type="float">
            <text:p>0.117725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3.86361" calcext:value-type="float">
            <text:p>-13.86361</text:p>
          </table:table-cell>
          <table:table-cell office:value-type="float" office:value="0" calcext:value-type="float">
            <text:p>0</text:p>
          </table:table-cell>
          <table:table-cell office:value-type="float" office:value="371.3906" calcext:value-type="float">
            <text:p>371.3906</text:p>
          </table:table-cell>
          <table:table-cell office:value-type="float" office:value="1229.151" calcext:value-type="float">
            <text:p>1229.151</text:p>
          </table:table-cell>
          <table:table-cell office:value-type="float" office:value="1524.946" calcext:value-type="float">
            <text:p>1524.946</text:p>
          </table:table-cell>
          <table:table-cell office:value-type="float" office:value="1304.333" calcext:value-type="float">
            <text:p>1304.333</text:p>
          </table:table-cell>
          <table:table-cell office:value-type="float" office:value="785.672" calcext:value-type="float">
            <text:p>785.672</text:p>
          </table:table-cell>
          <table:table-cell office:value-type="float" office:value="1092.938" calcext:value-type="float">
            <text:p>1092.938</text:p>
          </table:table-cell>
          <table:table-cell office:value-type="float" office:value="422.0539" calcext:value-type="float">
            <text:p>422.0539</text:p>
          </table:table-cell>
          <table:table-cell office:value-type="float" office:value="1872.347" calcext:value-type="float">
            <text:p>1872.347</text:p>
          </table:table-cell>
          <table:table-cell office:value-type="float" office:value="2103.086" calcext:value-type="float">
            <text:p>2103.086</text:p>
          </table:table-cell>
          <table:table-cell office:value-type="float" office:value="1678.06" calcext:value-type="float">
            <text:p>1678.06</text:p>
          </table:table-cell>
          <table:table-cell office:value-type="float" office:value="586.4114" calcext:value-type="float">
            <text:p>586.4114</text:p>
          </table:table-cell>
          <table:table-cell office:value-type="float" office:value="579.1851" calcext:value-type="float">
            <text:p>579.1851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95" calcext:value-type="float">
            <text:p>35.70595</text:p>
          </table:table-cell>
          <table:table-cell office:value-type="float" office:value="0" calcext:value-type="float">
            <text:p>0</text:p>
          </table:table-cell>
          <table:table-cell office:value-type="float" office:value="-0.03197358" calcext:value-type="float">
            <text:p>-0.0319735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3.4269" calcext:value-type="float">
            <text:p>-793.4269</text:p>
          </table:table-cell>
          <table:table-cell office:value-type="float" office:value="0" calcext:value-type="float">
            <text:p>0</text:p>
          </table:table-cell>
          <table:table-cell office:value-type="float" office:value="16.02218" calcext:value-type="float">
            <text:p>16.0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613.6655" calcext:value-type="float">
            <text:p>613.6655</text:p>
          </table:table-cell>
          <table:table-cell office:value-type="float" office:value="13210.66" calcext:value-type="float">
            <text:p>13210.6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6.622" calcext:value-type="float">
            <text:p>-1036.622</text:p>
          </table:table-cell>
          <table:table-cell office:value-type="float" office:value="2754.203" calcext:value-type="float">
            <text:p>2754.20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547" calcext:value-type="float">
            <text:p>148.547</text:p>
          </table:table-cell>
          <table:table-cell office:value-type="float" office:value="96.74727" calcext:value-type="float">
            <text:p>96.74727</text:p>
          </table:table-cell>
          <table:table-cell office:value-type="float" office:value="0.1183383" calcext:value-type="float">
            <text:p>0.1183383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5.50899" calcext:value-type="float">
            <text:p>-15.50899</text:p>
          </table:table-cell>
          <table:table-cell office:value-type="float" office:value="0" calcext:value-type="float">
            <text:p>0</text:p>
          </table:table-cell>
          <table:table-cell office:value-type="float" office:value="371.573" calcext:value-type="float">
            <text:p>371.573</text:p>
          </table:table-cell>
          <table:table-cell office:value-type="float" office:value="1228.886" calcext:value-type="float">
            <text:p>1228.886</text:p>
          </table:table-cell>
          <table:table-cell office:value-type="float" office:value="1524.643" calcext:value-type="float">
            <text:p>1524.643</text:p>
          </table:table-cell>
          <table:table-cell office:value-type="float" office:value="1304.288" calcext:value-type="float">
            <text:p>1304.288</text:p>
          </table:table-cell>
          <table:table-cell office:value-type="float" office:value="785.64" calcext:value-type="float">
            <text:p>785.64</text:p>
          </table:table-cell>
          <table:table-cell office:value-type="float" office:value="1092.919" calcext:value-type="float">
            <text:p>1092.919</text:p>
          </table:table-cell>
          <table:table-cell office:value-type="float" office:value="422.0431" calcext:value-type="float">
            <text:p>422.0431</text:p>
          </table:table-cell>
          <table:table-cell office:value-type="float" office:value="1872.332" calcext:value-type="float">
            <text:p>1872.332</text:p>
          </table:table-cell>
          <table:table-cell office:value-type="float" office:value="2103.064" calcext:value-type="float">
            <text:p>2103.064</text:p>
          </table:table-cell>
          <table:table-cell office:value-type="float" office:value="1678.045" calcext:value-type="float">
            <text:p>1678.045</text:p>
          </table:table-cell>
          <table:table-cell office:value-type="float" office:value="586.4102" calcext:value-type="float">
            <text:p>586.4102</text:p>
          </table:table-cell>
          <table:table-cell office:value-type="float" office:value="579.1841" calcext:value-type="float">
            <text:p>579.1841</text:p>
          </table:table-cell>
          <table:table-cell office:value-type="float" office:value="142.8406" calcext:value-type="float">
            <text:p>142.8406</text:p>
          </table:table-cell>
          <table:table-cell office:value-type="float" office:value="35.70594" calcext:value-type="float">
            <text:p>35.70594</text:p>
          </table:table-cell>
          <table:table-cell office:value-type="float" office:value="0" calcext:value-type="float">
            <text:p>0</text:p>
          </table:table-cell>
          <table:table-cell office:value-type="float" office:value="-0.03197377" calcext:value-type="float">
            <text:p>-0.03197377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4.9778" calcext:value-type="float">
            <text:p>-794.9778</text:p>
          </table:table-cell>
          <table:table-cell office:value-type="float" office:value="0" calcext:value-type="float">
            <text:p>0</text:p>
          </table:table-cell>
          <table:table-cell office:value-type="float" office:value="15.93325" calcext:value-type="float">
            <text:p>15.9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611.8785" calcext:value-type="float">
            <text:p>611.8785</text:p>
          </table:table-cell>
          <table:table-cell office:value-type="float" office:value="13210.88" calcext:value-type="float">
            <text:p>13210.8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8.244" calcext:value-type="float">
            <text:p>-1038.244</text:p>
          </table:table-cell>
          <table:table-cell office:value-type="float" office:value="2758.781" calcext:value-type="float">
            <text:p>2758.78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7907" calcext:value-type="float">
            <text:p>148.7907</text:p>
          </table:table-cell>
          <table:table-cell office:value-type="float" office:value="95.86878" calcext:value-type="float">
            <text:p>95.86878</text:p>
          </table:table-cell>
          <table:table-cell office:value-type="float" office:value="0.1190055" calcext:value-type="float">
            <text:p>0.119005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7.12991" calcext:value-type="float">
            <text:p>-17.12991</text:p>
          </table:table-cell>
          <table:table-cell office:value-type="float" office:value="0" calcext:value-type="float">
            <text:p>0</text:p>
          </table:table-cell>
          <table:table-cell office:value-type="float" office:value="371.748" calcext:value-type="float">
            <text:p>371.748</text:p>
          </table:table-cell>
          <table:table-cell office:value-type="float" office:value="1228.589" calcext:value-type="float">
            <text:p>1228.589</text:p>
          </table:table-cell>
          <table:table-cell office:value-type="float" office:value="1524.276" calcext:value-type="float">
            <text:p>1524.276</text:p>
          </table:table-cell>
          <table:table-cell office:value-type="float" office:value="1304.23" calcext:value-type="float">
            <text:p>1304.23</text:p>
          </table:table-cell>
          <table:table-cell office:value-type="float" office:value="785.5986" calcext:value-type="float">
            <text:p>785.5986</text:p>
          </table:table-cell>
          <table:table-cell office:value-type="float" office:value="1092.893" calcext:value-type="float">
            <text:p>1092.893</text:p>
          </table:table-cell>
          <table:table-cell office:value-type="float" office:value="422.0307" calcext:value-type="float">
            <text:p>422.0307</text:p>
          </table:table-cell>
          <table:table-cell office:value-type="float" office:value="1872.315" calcext:value-type="float">
            <text:p>1872.315</text:p>
          </table:table-cell>
          <table:table-cell office:value-type="float" office:value="2103.042" calcext:value-type="float">
            <text:p>2103.042</text:p>
          </table:table-cell>
          <table:table-cell office:value-type="float" office:value="1678.03" calcext:value-type="float">
            <text:p>1678.03</text:p>
          </table:table-cell>
          <table:table-cell office:value-type="float" office:value="586.4092" calcext:value-type="float">
            <text:p>586.4092</text:p>
          </table:table-cell>
          <table:table-cell office:value-type="float" office:value="579.1832" calcext:value-type="float">
            <text:p>579.1832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94" calcext:value-type="float">
            <text:p>35.70594</text:p>
          </table:table-cell>
          <table:table-cell office:value-type="float" office:value="0" calcext:value-type="float">
            <text:p>0</text:p>
          </table:table-cell>
          <table:table-cell office:value-type="float" office:value="-0.03197393" calcext:value-type="float">
            <text:p>-0.0319739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6.4873" calcext:value-type="float">
            <text:p>-796.4873</text:p>
          </table:table-cell>
          <table:table-cell office:value-type="float" office:value="0" calcext:value-type="float">
            <text:p>0</text:p>
          </table:table-cell>
          <table:table-cell office:value-type="float" office:value="15.83168" calcext:value-type="float">
            <text:p>15.8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610.7385" calcext:value-type="float">
            <text:p>610.7385</text:p>
          </table:table-cell>
          <table:table-cell office:value-type="float" office:value="13211" calcext:value-type="float">
            <text:p>1321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39.335" calcext:value-type="float">
            <text:p>-1039.335</text:p>
          </table:table-cell>
          <table:table-cell office:value-type="float" office:value="2761.63" calcext:value-type="float">
            <text:p>2761.6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8026" calcext:value-type="float">
            <text:p>148.8026</text:p>
          </table:table-cell>
          <table:table-cell office:value-type="float" office:value="95.34947" calcext:value-type="float">
            <text:p>95.34947</text:p>
          </table:table-cell>
          <table:table-cell office:value-type="float" office:value="0.1196871" calcext:value-type="float">
            <text:p>0.1196871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8.22029" calcext:value-type="float">
            <text:p>-18.22029</text:p>
          </table:table-cell>
          <table:table-cell office:value-type="float" office:value="0" calcext:value-type="float">
            <text:p>0</text:p>
          </table:table-cell>
          <table:table-cell office:value-type="float" office:value="371.886" calcext:value-type="float">
            <text:p>371.886</text:p>
          </table:table-cell>
          <table:table-cell office:value-type="float" office:value="1228.414" calcext:value-type="float">
            <text:p>1228.414</text:p>
          </table:table-cell>
          <table:table-cell office:value-type="float" office:value="1524.01" calcext:value-type="float">
            <text:p>1524.01</text:p>
          </table:table-cell>
          <table:table-cell office:value-type="float" office:value="1304.187" calcext:value-type="float">
            <text:p>1304.187</text:p>
          </table:table-cell>
          <table:table-cell office:value-type="float" office:value="785.5563" calcext:value-type="float">
            <text:p>785.5563</text:p>
          </table:table-cell>
          <table:table-cell office:value-type="float" office:value="1092.866" calcext:value-type="float">
            <text:p>1092.866</text:p>
          </table:table-cell>
          <table:table-cell office:value-type="float" office:value="422.0176" calcext:value-type="float">
            <text:p>422.0176</text:p>
          </table:table-cell>
          <table:table-cell office:value-type="float" office:value="1872.286" calcext:value-type="float">
            <text:p>1872.286</text:p>
          </table:table-cell>
          <table:table-cell office:value-type="float" office:value="2103.019" calcext:value-type="float">
            <text:p>2103.019</text:p>
          </table:table-cell>
          <table:table-cell office:value-type="float" office:value="1678.016" calcext:value-type="float">
            <text:p>1678.016</text:p>
          </table:table-cell>
          <table:table-cell office:value-type="float" office:value="586.4081" calcext:value-type="float">
            <text:p>586.4081</text:p>
          </table:table-cell>
          <table:table-cell office:value-type="float" office:value="579.1821" calcext:value-type="float">
            <text:p>579.1821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93" calcext:value-type="float">
            <text:p>35.70593</text:p>
          </table:table-cell>
          <table:table-cell office:value-type="float" office:value="0" calcext:value-type="float">
            <text:p>0</text:p>
          </table:table-cell>
          <table:table-cell office:value-type="float" office:value="-0.03197393" calcext:value-type="float">
            <text:p>-0.0319739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7.447" calcext:value-type="float">
            <text:p>-797.447</text:p>
          </table:table-cell>
          <table:table-cell office:value-type="float" office:value="0" calcext:value-type="float">
            <text:p>0</text:p>
          </table:table-cell>
          <table:table-cell office:value-type="float" office:value="15.70533" calcext:value-type="float">
            <text:p>15.7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609.4329" calcext:value-type="float">
            <text:p>609.4329</text:p>
          </table:table-cell>
          <table:table-cell office:value-type="float" office:value="13211.15" calcext:value-type="float">
            <text:p>13211.15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0.558" calcext:value-type="float">
            <text:p>-1040.558</text:p>
          </table:table-cell>
          <table:table-cell office:value-type="float" office:value="2765.136" calcext:value-type="float">
            <text:p>2765.13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967" calcext:value-type="float">
            <text:p>148.967</text:p>
          </table:table-cell>
          <table:table-cell office:value-type="float" office:value="94.67645" calcext:value-type="float">
            <text:p>94.67645</text:p>
          </table:table-cell>
          <table:table-cell office:value-type="float" office:value="0.120334" calcext:value-type="float">
            <text:p>0.12033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19.44291" calcext:value-type="float">
            <text:p>-19.44291</text:p>
          </table:table-cell>
          <table:table-cell office:value-type="float" office:value="0" calcext:value-type="float">
            <text:p>0</text:p>
          </table:table-cell>
          <table:table-cell office:value-type="float" office:value="372.0312" calcext:value-type="float">
            <text:p>372.0312</text:p>
          </table:table-cell>
          <table:table-cell office:value-type="float" office:value="1228.229" calcext:value-type="float">
            <text:p>1228.229</text:p>
          </table:table-cell>
          <table:table-cell office:value-type="float" office:value="1523.75" calcext:value-type="float">
            <text:p>1523.75</text:p>
          </table:table-cell>
          <table:table-cell office:value-type="float" office:value="1304.14" calcext:value-type="float">
            <text:p>1304.14</text:p>
          </table:table-cell>
          <table:table-cell office:value-type="float" office:value="785.5209" calcext:value-type="float">
            <text:p>785.5209</text:p>
          </table:table-cell>
          <table:table-cell office:value-type="float" office:value="1092.842" calcext:value-type="float">
            <text:p>1092.842</text:p>
          </table:table-cell>
          <table:table-cell office:value-type="float" office:value="422.0052" calcext:value-type="float">
            <text:p>422.0052</text:p>
          </table:table-cell>
          <table:table-cell office:value-type="float" office:value="1872.258" calcext:value-type="float">
            <text:p>1872.258</text:p>
          </table:table-cell>
          <table:table-cell office:value-type="float" office:value="2102.997" calcext:value-type="float">
            <text:p>2102.997</text:p>
          </table:table-cell>
          <table:table-cell office:value-type="float" office:value="1678.001" calcext:value-type="float">
            <text:p>1678.001</text:p>
          </table:table-cell>
          <table:table-cell office:value-type="float" office:value="586.407" calcext:value-type="float">
            <text:p>586.407</text:p>
          </table:table-cell>
          <table:table-cell office:value-type="float" office:value="579.1812" calcext:value-type="float">
            <text:p>579.1812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92" calcext:value-type="float">
            <text:p>35.70592</text:p>
          </table:table-cell>
          <table:table-cell office:value-type="float" office:value="0" calcext:value-type="float">
            <text:p>0</text:p>
          </table:table-cell>
          <table:table-cell office:value-type="float" office:value="-0.03197393" calcext:value-type="float">
            <text:p>-0.03197393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8.5516" calcext:value-type="float">
            <text:p>-798.5516</text:p>
          </table:table-cell>
          <table:table-cell office:value-type="float" office:value="0" calcext:value-type="float">
            <text:p>0</text:p>
          </table:table-cell>
          <table:table-cell office:value-type="float" office:value="15.59449" calcext:value-type="float">
            <text:p>15.59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607.8933" calcext:value-type="float">
            <text:p>607.8933</text:p>
          </table:table-cell>
          <table:table-cell office:value-type="float" office:value="13211.34" calcext:value-type="float">
            <text:p>13211.3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1.967" calcext:value-type="float">
            <text:p>-1041.967</text:p>
          </table:table-cell>
          <table:table-cell office:value-type="float" office:value="2768.936" calcext:value-type="float">
            <text:p>2768.93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2413" calcext:value-type="float">
            <text:p>149.2413</text:p>
          </table:table-cell>
          <table:table-cell office:value-type="float" office:value="93.82205" calcext:value-type="float">
            <text:p>93.82205</text:p>
          </table:table-cell>
          <table:table-cell office:value-type="float" office:value="0.1209732" calcext:value-type="float">
            <text:p>0.120973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2" calcext:value-type="float">
            <text:p>0.01708052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0.8506" calcext:value-type="float">
            <text:p>-20.8506</text:p>
          </table:table-cell>
          <table:table-cell office:value-type="float" office:value="0" calcext:value-type="float">
            <text:p>0</text:p>
          </table:table-cell>
          <table:table-cell office:value-type="float" office:value="372.1954" calcext:value-type="float">
            <text:p>372.1954</text:p>
          </table:table-cell>
          <table:table-cell office:value-type="float" office:value="1228.012" calcext:value-type="float">
            <text:p>1228.012</text:p>
          </table:table-cell>
          <table:table-cell office:value-type="float" office:value="1523.485" calcext:value-type="float">
            <text:p>1523.485</text:p>
          </table:table-cell>
          <table:table-cell office:value-type="float" office:value="1304.096" calcext:value-type="float">
            <text:p>1304.096</text:p>
          </table:table-cell>
          <table:table-cell office:value-type="float" office:value="785.4848" calcext:value-type="float">
            <text:p>785.4848</text:p>
          </table:table-cell>
          <table:table-cell office:value-type="float" office:value="1092.82" calcext:value-type="float">
            <text:p>1092.82</text:p>
          </table:table-cell>
          <table:table-cell office:value-type="float" office:value="421.993" calcext:value-type="float">
            <text:p>421.993</text:p>
          </table:table-cell>
          <table:table-cell office:value-type="float" office:value="1872.229" calcext:value-type="float">
            <text:p>1872.229</text:p>
          </table:table-cell>
          <table:table-cell office:value-type="float" office:value="2102.974" calcext:value-type="float">
            <text:p>2102.974</text:p>
          </table:table-cell>
          <table:table-cell office:value-type="float" office:value="1677.987" calcext:value-type="float">
            <text:p>1677.987</text:p>
          </table:table-cell>
          <table:table-cell office:value-type="float" office:value="586.4059" calcext:value-type="float">
            <text:p>586.4059</text:p>
          </table:table-cell>
          <table:table-cell office:value-type="float" office:value="579.1802" calcext:value-type="float">
            <text:p>579.1802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91" calcext:value-type="float">
            <text:p>35.70591</text:p>
          </table:table-cell>
          <table:table-cell office:value-type="float" office:value="0" calcext:value-type="float">
            <text:p>0</text:p>
          </table:table-cell>
          <table:table-cell office:value-type="float" office:value="-0.03197398" calcext:value-type="float">
            <text:p>-0.0319739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799.8538" calcext:value-type="float">
            <text:p>-799.8538</text:p>
          </table:table-cell>
          <table:table-cell office:value-type="float" office:value="0" calcext:value-type="float">
            <text:p>0</text:p>
          </table:table-cell>
          <table:table-cell office:value-type="float" office:value="15.49475" calcext:value-type="float">
            <text:p>15.4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606.1435" calcext:value-type="float">
            <text:p>606.1435</text:p>
          </table:table-cell>
          <table:table-cell office:value-type="float" office:value="13211.54" calcext:value-type="float">
            <text:p>13211.5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3.569" calcext:value-type="float">
            <text:p>-1043.569</text:p>
          </table:table-cell>
          <table:table-cell office:value-type="float" office:value="2773.515" calcext:value-type="float">
            <text:p>2773.515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7468" calcext:value-type="float">
            <text:p>149.7468</text:p>
          </table:table-cell>
          <table:table-cell office:value-type="float" office:value="92.76053" calcext:value-type="float">
            <text:p>92.76053</text:p>
          </table:table-cell>
          <table:table-cell office:value-type="float" office:value="0.1215997" calcext:value-type="float">
            <text:p>0.121599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2.45214" calcext:value-type="float">
            <text:p>-22.45214</text:p>
          </table:table-cell>
          <table:table-cell office:value-type="float" office:value="0" calcext:value-type="float">
            <text:p>0</text:p>
          </table:table-cell>
          <table:table-cell office:value-type="float" office:value="372.381" calcext:value-type="float">
            <text:p>372.381</text:p>
          </table:table-cell>
          <table:table-cell office:value-type="float" office:value="1227.798" calcext:value-type="float">
            <text:p>1227.798</text:p>
          </table:table-cell>
          <table:table-cell office:value-type="float" office:value="1523.217" calcext:value-type="float">
            <text:p>1523.217</text:p>
          </table:table-cell>
          <table:table-cell office:value-type="float" office:value="1304.052" calcext:value-type="float">
            <text:p>1304.052</text:p>
          </table:table-cell>
          <table:table-cell office:value-type="float" office:value="785.4453" calcext:value-type="float">
            <text:p>785.4453</text:p>
          </table:table-cell>
          <table:table-cell office:value-type="float" office:value="1092.796" calcext:value-type="float">
            <text:p>1092.796</text:p>
          </table:table-cell>
          <table:table-cell office:value-type="float" office:value="421.9805" calcext:value-type="float">
            <text:p>421.9805</text:p>
          </table:table-cell>
          <table:table-cell office:value-type="float" office:value="1872.2" calcext:value-type="float">
            <text:p>1872.2</text:p>
          </table:table-cell>
          <table:table-cell office:value-type="float" office:value="2102.951" calcext:value-type="float">
            <text:p>2102.951</text:p>
          </table:table-cell>
          <table:table-cell office:value-type="float" office:value="1677.972" calcext:value-type="float">
            <text:p>1677.972</text:p>
          </table:table-cell>
          <table:table-cell office:value-type="float" office:value="586.4048" calcext:value-type="float">
            <text:p>586.4048</text:p>
          </table:table-cell>
          <table:table-cell office:value-type="float" office:value="579.1793" calcext:value-type="float">
            <text:p>579.1793</text:p>
          </table:table-cell>
          <table:table-cell office:value-type="float" office:value="142.8405" calcext:value-type="float">
            <text:p>142.8405</text:p>
          </table:table-cell>
          <table:table-cell office:value-type="float" office:value="35.70591" calcext:value-type="float">
            <text:p>35.70591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1.3456" calcext:value-type="float">
            <text:p>-801.3456</text:p>
          </table:table-cell>
          <table:table-cell office:value-type="float" office:value="0" calcext:value-type="float">
            <text:p>0</text:p>
          </table:table-cell>
          <table:table-cell office:value-type="float" office:value="15.38929" calcext:value-type="float">
            <text:p>15.38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605.5956" calcext:value-type="float">
            <text:p>605.5956</text:p>
          </table:table-cell>
          <table:table-cell office:value-type="float" office:value="13211.58" calcext:value-type="float">
            <text:p>13211.5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4.179" calcext:value-type="float">
            <text:p>-1044.179</text:p>
          </table:table-cell>
          <table:table-cell office:value-type="float" office:value="2775.427" calcext:value-type="float">
            <text:p>2775.427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6564" calcext:value-type="float">
            <text:p>149.6564</text:p>
          </table:table-cell>
          <table:table-cell office:value-type="float" office:value="92.55555" calcext:value-type="float">
            <text:p>92.55555</text:p>
          </table:table-cell>
          <table:table-cell office:value-type="float" office:value="0.122175" calcext:value-type="float">
            <text:p>0.12217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3.06216" calcext:value-type="float">
            <text:p>-23.06216</text:p>
          </table:table-cell>
          <table:table-cell office:value-type="float" office:value="0" calcext:value-type="float">
            <text:p>0</text:p>
          </table:table-cell>
          <table:table-cell office:value-type="float" office:value="372.4521" calcext:value-type="float">
            <text:p>372.4521</text:p>
          </table:table-cell>
          <table:table-cell office:value-type="float" office:value="1227.712" calcext:value-type="float">
            <text:p>1227.712</text:p>
          </table:table-cell>
          <table:table-cell office:value-type="float" office:value="1523.078" calcext:value-type="float">
            <text:p>1523.078</text:p>
          </table:table-cell>
          <table:table-cell office:value-type="float" office:value="1304.024" calcext:value-type="float">
            <text:p>1304.024</text:p>
          </table:table-cell>
          <table:table-cell office:value-type="float" office:value="785.4208" calcext:value-type="float">
            <text:p>785.4208</text:p>
          </table:table-cell>
          <table:table-cell office:value-type="float" office:value="1092.778" calcext:value-type="float">
            <text:p>1092.778</text:p>
          </table:table-cell>
          <table:table-cell office:value-type="float" office:value="421.9689" calcext:value-type="float">
            <text:p>421.9689</text:p>
          </table:table-cell>
          <table:table-cell office:value-type="float" office:value="1872.174" calcext:value-type="float">
            <text:p>1872.174</text:p>
          </table:table-cell>
          <table:table-cell office:value-type="float" office:value="2102.929" calcext:value-type="float">
            <text:p>2102.929</text:p>
          </table:table-cell>
          <table:table-cell office:value-type="float" office:value="1677.958" calcext:value-type="float">
            <text:p>1677.958</text:p>
          </table:table-cell>
          <table:table-cell office:value-type="float" office:value="586.4037" calcext:value-type="float">
            <text:p>586.4037</text:p>
          </table:table-cell>
          <table:table-cell office:value-type="float" office:value="579.1783" calcext:value-type="float">
            <text:p>579.1783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9" calcext:value-type="float">
            <text:p>35.7059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1.8127" calcext:value-type="float">
            <text:p>-801.8127</text:p>
          </table:table-cell>
          <table:table-cell office:value-type="float" office:value="0" calcext:value-type="float">
            <text:p>0</text:p>
          </table:table-cell>
          <table:table-cell office:value-type="float" office:value="15.24646" calcext:value-type="float">
            <text:p>15.2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604.9914" calcext:value-type="float">
            <text:p>604.9914</text:p>
          </table:table-cell>
          <table:table-cell office:value-type="float" office:value="13211.66" calcext:value-type="float">
            <text:p>13211.6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4.802" calcext:value-type="float">
            <text:p>-1044.802</text:p>
          </table:table-cell>
          <table:table-cell office:value-type="float" office:value="2777.066" calcext:value-type="float">
            <text:p>2777.066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5977" calcext:value-type="float">
            <text:p>149.5977</text:p>
          </table:table-cell>
          <table:table-cell office:value-type="float" office:value="92.24254" calcext:value-type="float">
            <text:p>92.24254</text:p>
          </table:table-cell>
          <table:table-cell office:value-type="float" office:value="0.1227366" calcext:value-type="float">
            <text:p>0.122736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3.68404" calcext:value-type="float">
            <text:p>-23.68404</text:p>
          </table:table-cell>
          <table:table-cell office:value-type="float" office:value="0" calcext:value-type="float">
            <text:p>0</text:p>
          </table:table-cell>
          <table:table-cell office:value-type="float" office:value="372.54" calcext:value-type="float">
            <text:p>372.54</text:p>
          </table:table-cell>
          <table:table-cell office:value-type="float" office:value="1227.645" calcext:value-type="float">
            <text:p>1227.645</text:p>
          </table:table-cell>
          <table:table-cell office:value-type="float" office:value="1522.958" calcext:value-type="float">
            <text:p>1522.958</text:p>
          </table:table-cell>
          <table:table-cell office:value-type="float" office:value="1304.002" calcext:value-type="float">
            <text:p>1304.002</text:p>
          </table:table-cell>
          <table:table-cell office:value-type="float" office:value="785.402" calcext:value-type="float">
            <text:p>785.402</text:p>
          </table:table-cell>
          <table:table-cell office:value-type="float" office:value="1092.764" calcext:value-type="float">
            <text:p>1092.764</text:p>
          </table:table-cell>
          <table:table-cell office:value-type="float" office:value="421.959" calcext:value-type="float">
            <text:p>421.959</text:p>
          </table:table-cell>
          <table:table-cell office:value-type="float" office:value="1872.158" calcext:value-type="float">
            <text:p>1872.158</text:p>
          </table:table-cell>
          <table:table-cell office:value-type="float" office:value="2102.906" calcext:value-type="float">
            <text:p>2102.906</text:p>
          </table:table-cell>
          <table:table-cell office:value-type="float" office:value="1677.943" calcext:value-type="float">
            <text:p>1677.943</text:p>
          </table:table-cell>
          <table:table-cell office:value-type="float" office:value="586.4027" calcext:value-type="float">
            <text:p>586.4027</text:p>
          </table:table-cell>
          <table:table-cell office:value-type="float" office:value="579.1774" calcext:value-type="float">
            <text:p>579.1774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89" calcext:value-type="float">
            <text:p>35.70589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2.3203" calcext:value-type="float">
            <text:p>-802.3203</text:p>
          </table:table-cell>
          <table:table-cell office:value-type="float" office:value="0" calcext:value-type="float">
            <text:p>0</text:p>
          </table:table-cell>
          <table:table-cell office:value-type="float" office:value="15.12936" calcext:value-type="float">
            <text:p>15.1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604.6605" calcext:value-type="float">
            <text:p>604.6605</text:p>
          </table:table-cell>
          <table:table-cell office:value-type="float" office:value="13211.68" calcext:value-type="float">
            <text:p>13211.68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5.204" calcext:value-type="float">
            <text:p>-1045.204</text:p>
          </table:table-cell>
          <table:table-cell office:value-type="float" office:value="2777.963" calcext:value-type="float">
            <text:p>2777.96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4665" calcext:value-type="float">
            <text:p>149.4665</text:p>
          </table:table-cell>
          <table:table-cell office:value-type="float" office:value="92.16029" calcext:value-type="float">
            <text:p>92.16029</text:p>
          </table:table-cell>
          <table:table-cell office:value-type="float" office:value="0.123255" calcext:value-type="float">
            <text:p>0.12325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4.08586" calcext:value-type="float">
            <text:p>-24.08586</text:p>
          </table:table-cell>
          <table:table-cell office:value-type="float" office:value="0" calcext:value-type="float">
            <text:p>0</text:p>
          </table:table-cell>
          <table:table-cell office:value-type="float" office:value="372.5826" calcext:value-type="float">
            <text:p>372.5826</text:p>
          </table:table-cell>
          <table:table-cell office:value-type="float" office:value="1227.594" calcext:value-type="float">
            <text:p>1227.594</text:p>
          </table:table-cell>
          <table:table-cell office:value-type="float" office:value="1522.847" calcext:value-type="float">
            <text:p>1522.847</text:p>
          </table:table-cell>
          <table:table-cell office:value-type="float" office:value="1303.984" calcext:value-type="float">
            <text:p>1303.984</text:p>
          </table:table-cell>
          <table:table-cell office:value-type="float" office:value="785.3851" calcext:value-type="float">
            <text:p>785.3851</text:p>
          </table:table-cell>
          <table:table-cell office:value-type="float" office:value="1092.752" calcext:value-type="float">
            <text:p>1092.752</text:p>
          </table:table-cell>
          <table:table-cell office:value-type="float" office:value="421.95" calcext:value-type="float">
            <text:p>421.95</text:p>
          </table:table-cell>
          <table:table-cell office:value-type="float" office:value="1872.143" calcext:value-type="float">
            <text:p>1872.143</text:p>
          </table:table-cell>
          <table:table-cell office:value-type="float" office:value="2102.884" calcext:value-type="float">
            <text:p>2102.884</text:p>
          </table:table-cell>
          <table:table-cell office:value-type="float" office:value="1677.938" calcext:value-type="float">
            <text:p>1677.938</text:p>
          </table:table-cell>
          <table:table-cell office:value-type="float" office:value="586.4017" calcext:value-type="float">
            <text:p>586.4017</text:p>
          </table:table-cell>
          <table:table-cell office:value-type="float" office:value="579.1765" calcext:value-type="float">
            <text:p>579.1765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89" calcext:value-type="float">
            <text:p>35.70589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2.6005" calcext:value-type="float">
            <text:p>-802.6005</text:p>
          </table:table-cell>
          <table:table-cell office:value-type="float" office:value="0" calcext:value-type="float">
            <text:p>0</text:p>
          </table:table-cell>
          <table:table-cell office:value-type="float" office:value="15.01241" calcext:value-type="float">
            <text:p>15.0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604.3452" calcext:value-type="float">
            <text:p>604.3452</text:p>
          </table:table-cell>
          <table:table-cell office:value-type="float" office:value="13211.71" calcext:value-type="float">
            <text:p>13211.7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5.589" calcext:value-type="float">
            <text:p>-1045.589</text:p>
          </table:table-cell>
          <table:table-cell office:value-type="float" office:value="2779.308" calcext:value-type="float">
            <text:p>2779.308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3345" calcext:value-type="float">
            <text:p>149.3345</text:p>
          </table:table-cell>
          <table:table-cell office:value-type="float" office:value="92.06415" calcext:value-type="float">
            <text:p>92.06415</text:p>
          </table:table-cell>
          <table:table-cell office:value-type="float" office:value="0.123766" calcext:value-type="float">
            <text:p>0.123766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4.47024" calcext:value-type="float">
            <text:p>-24.47024</text:p>
          </table:table-cell>
          <table:table-cell office:value-type="float" office:value="0" calcext:value-type="float">
            <text:p>0</text:p>
          </table:table-cell>
          <table:table-cell office:value-type="float" office:value="372.6243" calcext:value-type="float">
            <text:p>372.6243</text:p>
          </table:table-cell>
          <table:table-cell office:value-type="float" office:value="1227.553" calcext:value-type="float">
            <text:p>1227.553</text:p>
          </table:table-cell>
          <table:table-cell office:value-type="float" office:value="1522.752" calcext:value-type="float">
            <text:p>1522.752</text:p>
          </table:table-cell>
          <table:table-cell office:value-type="float" office:value="1303.965" calcext:value-type="float">
            <text:p>1303.965</text:p>
          </table:table-cell>
          <table:table-cell office:value-type="float" office:value="785.3698" calcext:value-type="float">
            <text:p>785.3698</text:p>
          </table:table-cell>
          <table:table-cell office:value-type="float" office:value="1092.74" calcext:value-type="float">
            <text:p>1092.74</text:p>
          </table:table-cell>
          <table:table-cell office:value-type="float" office:value="421.9417" calcext:value-type="float">
            <text:p>421.9417</text:p>
          </table:table-cell>
          <table:table-cell office:value-type="float" office:value="1872.13" calcext:value-type="float">
            <text:p>1872.13</text:p>
          </table:table-cell>
          <table:table-cell office:value-type="float" office:value="2102.862" calcext:value-type="float">
            <text:p>2102.862</text:p>
          </table:table-cell>
          <table:table-cell office:value-type="float" office:value="1677.936" calcext:value-type="float">
            <text:p>1677.936</text:p>
          </table:table-cell>
          <table:table-cell office:value-type="float" office:value="586.4006" calcext:value-type="float">
            <text:p>586.4006</text:p>
          </table:table-cell>
          <table:table-cell office:value-type="float" office:value="579.1755" calcext:value-type="float">
            <text:p>579.1755</text:p>
          </table:table-cell>
          <table:table-cell office:value-type="float" office:value="142.8404" calcext:value-type="float">
            <text:p>142.8404</text:p>
          </table:table-cell>
          <table:table-cell office:value-type="float" office:value="35.70589" calcext:value-type="float">
            <text:p>35.70589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2.8647" calcext:value-type="float">
            <text:p>-802.8647</text:p>
          </table:table-cell>
          <table:table-cell office:value-type="float" office:value="0" calcext:value-type="float">
            <text:p>0</text:p>
          </table:table-cell>
          <table:table-cell office:value-type="float" office:value="14.89494" calcext:value-type="float">
            <text:p>14.89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604.0007" calcext:value-type="float">
            <text:p>604.0007</text:p>
          </table:table-cell>
          <table:table-cell office:value-type="float" office:value="13211.76" calcext:value-type="float">
            <text:p>13211.7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5.987" calcext:value-type="float">
            <text:p>-1045.987</text:p>
          </table:table-cell>
          <table:table-cell office:value-type="float" office:value="2780.192" calcext:value-type="float">
            <text:p>2780.19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1909" calcext:value-type="float">
            <text:p>149.1909</text:p>
          </table:table-cell>
          <table:table-cell office:value-type="float" office:value="91.90916" calcext:value-type="float">
            <text:p>91.90916</text:p>
          </table:table-cell>
          <table:table-cell office:value-type="float" office:value="0.1242715" calcext:value-type="float">
            <text:p>0.1242715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4.86817" calcext:value-type="float">
            <text:p>-24.86817</text:p>
          </table:table-cell>
          <table:table-cell office:value-type="float" office:value="0" calcext:value-type="float">
            <text:p>0</text:p>
          </table:table-cell>
          <table:table-cell office:value-type="float" office:value="372.6779" calcext:value-type="float">
            <text:p>372.6779</text:p>
          </table:table-cell>
          <table:table-cell office:value-type="float" office:value="1227.514" calcext:value-type="float">
            <text:p>1227.514</text:p>
          </table:table-cell>
          <table:table-cell office:value-type="float" office:value="1522.678" calcext:value-type="float">
            <text:p>1522.678</text:p>
          </table:table-cell>
          <table:table-cell office:value-type="float" office:value="1303.948" calcext:value-type="float">
            <text:p>1303.948</text:p>
          </table:table-cell>
          <table:table-cell office:value-type="float" office:value="785.3557" calcext:value-type="float">
            <text:p>785.3557</text:p>
          </table:table-cell>
          <table:table-cell office:value-type="float" office:value="1092.729" calcext:value-type="float">
            <text:p>1092.729</text:p>
          </table:table-cell>
          <table:table-cell office:value-type="float" office:value="421.9338" calcext:value-type="float">
            <text:p>421.9338</text:p>
          </table:table-cell>
          <table:table-cell office:value-type="float" office:value="1872.117" calcext:value-type="float">
            <text:p>1872.117</text:p>
          </table:table-cell>
          <table:table-cell office:value-type="float" office:value="2102.842" calcext:value-type="float">
            <text:p>2102.842</text:p>
          </table:table-cell>
          <table:table-cell office:value-type="float" office:value="1677.933" calcext:value-type="float">
            <text:p>1677.933</text:p>
          </table:table-cell>
          <table:table-cell office:value-type="float" office:value="586.3996" calcext:value-type="float">
            <text:p>586.3996</text:p>
          </table:table-cell>
          <table:table-cell office:value-type="float" office:value="579.1745" calcext:value-type="float">
            <text:p>579.1745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88" calcext:value-type="float">
            <text:p>35.70588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3.1445" calcext:value-type="float">
            <text:p>-803.1445</text:p>
          </table:table-cell>
          <table:table-cell office:value-type="float" office:value="0" calcext:value-type="float">
            <text:p>0</text:p>
          </table:table-cell>
          <table:table-cell office:value-type="float" office:value="14.78315" calcext:value-type="float">
            <text:p>14.78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603.5224" calcext:value-type="float">
            <text:p>603.5224</text:p>
          </table:table-cell>
          <table:table-cell office:value-type="float" office:value="13211.83" calcext:value-type="float">
            <text:p>13211.8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6.484" calcext:value-type="float">
            <text:p>-1046.484</text:p>
          </table:table-cell>
          <table:table-cell office:value-type="float" office:value="2780.959" calcext:value-type="float">
            <text:p>2780.959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9.0613" calcext:value-type="float">
            <text:p>149.0613</text:p>
          </table:table-cell>
          <table:table-cell office:value-type="float" office:value="91.61221" calcext:value-type="float">
            <text:p>91.61221</text:p>
          </table:table-cell>
          <table:table-cell office:value-type="float" office:value="0.1247858" calcext:value-type="float">
            <text:p>0.124785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5.36399" calcext:value-type="float">
            <text:p>-25.36399</text:p>
          </table:table-cell>
          <table:table-cell office:value-type="float" office:value="0" calcext:value-type="float">
            <text:p>0</text:p>
          </table:table-cell>
          <table:table-cell office:value-type="float" office:value="372.762" calcext:value-type="float">
            <text:p>372.762</text:p>
          </table:table-cell>
          <table:table-cell office:value-type="float" office:value="1227.471" calcext:value-type="float">
            <text:p>1227.471</text:p>
          </table:table-cell>
          <table:table-cell office:value-type="float" office:value="1522.616" calcext:value-type="float">
            <text:p>1522.616</text:p>
          </table:table-cell>
          <table:table-cell office:value-type="float" office:value="1303.931" calcext:value-type="float">
            <text:p>1303.931</text:p>
          </table:table-cell>
          <table:table-cell office:value-type="float" office:value="785.342" calcext:value-type="float">
            <text:p>785.342</text:p>
          </table:table-cell>
          <table:table-cell office:value-type="float" office:value="1092.719" calcext:value-type="float">
            <text:p>1092.719</text:p>
          </table:table-cell>
          <table:table-cell office:value-type="float" office:value="421.9265" calcext:value-type="float">
            <text:p>421.9265</text:p>
          </table:table-cell>
          <table:table-cell office:value-type="float" office:value="1872.104" calcext:value-type="float">
            <text:p>1872.104</text:p>
          </table:table-cell>
          <table:table-cell office:value-type="float" office:value="2102.821" calcext:value-type="float">
            <text:p>2102.821</text:p>
          </table:table-cell>
          <table:table-cell office:value-type="float" office:value="1677.93" calcext:value-type="float">
            <text:p>1677.93</text:p>
          </table:table-cell>
          <table:table-cell office:value-type="float" office:value="586.3987" calcext:value-type="float">
            <text:p>586.3987</text:p>
          </table:table-cell>
          <table:table-cell office:value-type="float" office:value="579.1736" calcext:value-type="float">
            <text:p>579.1736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88" calcext:value-type="float">
            <text:p>35.70588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3.5287" calcext:value-type="float">
            <text:p>-803.5287</text:p>
          </table:table-cell>
          <table:table-cell office:value-type="float" office:value="0" calcext:value-type="float">
            <text:p>0</text:p>
          </table:table-cell>
          <table:table-cell office:value-type="float" office:value="14.67506" calcext:value-type="float">
            <text:p>14.6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603.0829" calcext:value-type="float">
            <text:p>603.0829</text:p>
          </table:table-cell>
          <table:table-cell office:value-type="float" office:value="13211.91" calcext:value-type="float">
            <text:p>13211.91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6.942" calcext:value-type="float">
            <text:p>-1046.942</text:p>
          </table:table-cell>
          <table:table-cell office:value-type="float" office:value="2782.314" calcext:value-type="float">
            <text:p>2782.314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8634" calcext:value-type="float">
            <text:p>148.8634</text:p>
          </table:table-cell>
          <table:table-cell office:value-type="float" office:value="91.38495" calcext:value-type="float">
            <text:p>91.38495</text:p>
          </table:table-cell>
          <table:table-cell office:value-type="float" office:value="0.1253438" calcext:value-type="float">
            <text:p>0.125343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5.82193" calcext:value-type="float">
            <text:p>-25.82193</text:p>
          </table:table-cell>
          <table:table-cell office:value-type="float" office:value="0" calcext:value-type="float">
            <text:p>0</text:p>
          </table:table-cell>
          <table:table-cell office:value-type="float" office:value="372.8309" calcext:value-type="float">
            <text:p>372.8309</text:p>
          </table:table-cell>
          <table:table-cell office:value-type="float" office:value="1227.413" calcext:value-type="float">
            <text:p>1227.413</text:p>
          </table:table-cell>
          <table:table-cell office:value-type="float" office:value="1522.545" calcext:value-type="float">
            <text:p>1522.545</text:p>
          </table:table-cell>
          <table:table-cell office:value-type="float" office:value="1303.915" calcext:value-type="float">
            <text:p>1303.915</text:p>
          </table:table-cell>
          <table:table-cell office:value-type="float" office:value="785.3284" calcext:value-type="float">
            <text:p>785.3284</text:p>
          </table:table-cell>
          <table:table-cell office:value-type="float" office:value="1092.708" calcext:value-type="float">
            <text:p>1092.708</text:p>
          </table:table-cell>
          <table:table-cell office:value-type="float" office:value="421.9193" calcext:value-type="float">
            <text:p>421.9193</text:p>
          </table:table-cell>
          <table:table-cell office:value-type="float" office:value="1872.092" calcext:value-type="float">
            <text:p>1872.092</text:p>
          </table:table-cell>
          <table:table-cell office:value-type="float" office:value="2102.812" calcext:value-type="float">
            <text:p>2102.812</text:p>
          </table:table-cell>
          <table:table-cell office:value-type="float" office:value="1677.927" calcext:value-type="float">
            <text:p>1677.927</text:p>
          </table:table-cell>
          <table:table-cell office:value-type="float" office:value="586.3977" calcext:value-type="float">
            <text:p>586.3977</text:p>
          </table:table-cell>
          <table:table-cell office:value-type="float" office:value="579.1727" calcext:value-type="float">
            <text:p>579.1727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87" calcext:value-type="float">
            <text:p>35.70587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3.8808" calcext:value-type="float">
            <text:p>-803.8808</text:p>
          </table:table-cell>
          <table:table-cell office:value-type="float" office:value="0" calcext:value-type="float">
            <text:p>0</text:p>
          </table:table-cell>
          <table:table-cell office:value-type="float" office:value="14.572" calcext:value-type="float">
            <text:p>14.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602.4568" calcext:value-type="float">
            <text:p>602.4568</text:p>
          </table:table-cell>
          <table:table-cell office:value-type="float" office:value="13212.03" calcext:value-type="float">
            <text:p>13212.03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7.537" calcext:value-type="float">
            <text:p>-1047.537</text:p>
          </table:table-cell>
          <table:table-cell office:value-type="float" office:value="2783.584" calcext:value-type="float">
            <text:p>2783.584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6235" calcext:value-type="float">
            <text:p>148.6235</text:p>
          </table:table-cell>
          <table:table-cell office:value-type="float" office:value="91.01952" calcext:value-type="float">
            <text:p>91.01952</text:p>
          </table:table-cell>
          <table:table-cell office:value-type="float" office:value="0.1259357" calcext:value-type="float">
            <text:p>0.1259357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6.41631" calcext:value-type="float">
            <text:p>-26.41631</text:p>
          </table:table-cell>
          <table:table-cell office:value-type="float" office:value="0" calcext:value-type="float">
            <text:p>0</text:p>
          </table:table-cell>
          <table:table-cell office:value-type="float" office:value="372.9285" calcext:value-type="float">
            <text:p>372.9285</text:p>
          </table:table-cell>
          <table:table-cell office:value-type="float" office:value="1227.339" calcext:value-type="float">
            <text:p>1227.339</text:p>
          </table:table-cell>
          <table:table-cell office:value-type="float" office:value="1522.459" calcext:value-type="float">
            <text:p>1522.459</text:p>
          </table:table-cell>
          <table:table-cell office:value-type="float" office:value="1303.899" calcext:value-type="float">
            <text:p>1303.899</text:p>
          </table:table-cell>
          <table:table-cell office:value-type="float" office:value="785.3149" calcext:value-type="float">
            <text:p>785.3149</text:p>
          </table:table-cell>
          <table:table-cell office:value-type="float" office:value="1092.696" calcext:value-type="float">
            <text:p>1092.696</text:p>
          </table:table-cell>
          <table:table-cell office:value-type="float" office:value="421.9122" calcext:value-type="float">
            <text:p>421.9122</text:p>
          </table:table-cell>
          <table:table-cell office:value-type="float" office:value="1872.08" calcext:value-type="float">
            <text:p>1872.08</text:p>
          </table:table-cell>
          <table:table-cell office:value-type="float" office:value="2102.804" calcext:value-type="float">
            <text:p>2102.804</text:p>
          </table:table-cell>
          <table:table-cell office:value-type="float" office:value="1677.925" calcext:value-type="float">
            <text:p>1677.925</text:p>
          </table:table-cell>
          <table:table-cell office:value-type="float" office:value="586.3968" calcext:value-type="float">
            <text:p>586.3968</text:p>
          </table:table-cell>
          <table:table-cell office:value-type="float" office:value="579.1717" calcext:value-type="float">
            <text:p>579.1717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86" calcext:value-type="float">
            <text:p>35.70586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4.3755" calcext:value-type="float">
            <text:p>-804.3755</text:p>
          </table:table-cell>
          <table:table-cell office:value-type="float" office:value="0" calcext:value-type="float">
            <text:p>0</text:p>
          </table:table-cell>
          <table:table-cell office:value-type="float" office:value="14.47287" calcext:value-type="float">
            <text:p>14.4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601.8768" calcext:value-type="float">
            <text:p>601.8768</text:p>
          </table:table-cell>
          <table:table-cell office:value-type="float" office:value="13212.14" calcext:value-type="float">
            <text:p>13212.14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8.102" calcext:value-type="float">
            <text:p>-1048.102</text:p>
          </table:table-cell>
          <table:table-cell office:value-type="float" office:value="2785.312" calcext:value-type="float">
            <text:p>2785.312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4399" calcext:value-type="float">
            <text:p>148.4399</text:p>
          </table:table-cell>
          <table:table-cell office:value-type="float" office:value="90.72566" calcext:value-type="float">
            <text:p>90.72566</text:p>
          </table:table-cell>
          <table:table-cell office:value-type="float" office:value="0.1265374" calcext:value-type="float">
            <text:p>0.1265374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6.98041" calcext:value-type="float">
            <text:p>-26.98041</text:p>
          </table:table-cell>
          <table:table-cell office:value-type="float" office:value="0" calcext:value-type="float">
            <text:p>0</text:p>
          </table:table-cell>
          <table:table-cell office:value-type="float" office:value="373.0149" calcext:value-type="float">
            <text:p>373.0149</text:p>
          </table:table-cell>
          <table:table-cell office:value-type="float" office:value="1227.249" calcext:value-type="float">
            <text:p>1227.249</text:p>
          </table:table-cell>
          <table:table-cell office:value-type="float" office:value="1522.358" calcext:value-type="float">
            <text:p>1522.358</text:p>
          </table:table-cell>
          <table:table-cell office:value-type="float" office:value="1303.882" calcext:value-type="float">
            <text:p>1303.882</text:p>
          </table:table-cell>
          <table:table-cell office:value-type="float" office:value="785.3009" calcext:value-type="float">
            <text:p>785.3009</text:p>
          </table:table-cell>
          <table:table-cell office:value-type="float" office:value="1092.685" calcext:value-type="float">
            <text:p>1092.685</text:p>
          </table:table-cell>
          <table:table-cell office:value-type="float" office:value="421.9052" calcext:value-type="float">
            <text:p>421.9052</text:p>
          </table:table-cell>
          <table:table-cell office:value-type="float" office:value="1872.069" calcext:value-type="float">
            <text:p>1872.069</text:p>
          </table:table-cell>
          <table:table-cell office:value-type="float" office:value="2102.796" calcext:value-type="float">
            <text:p>2102.796</text:p>
          </table:table-cell>
          <table:table-cell office:value-type="float" office:value="1677.922" calcext:value-type="float">
            <text:p>1677.922</text:p>
          </table:table-cell>
          <table:table-cell office:value-type="float" office:value="586.3959" calcext:value-type="float">
            <text:p>586.3959</text:p>
          </table:table-cell>
          <table:table-cell office:value-type="float" office:value="579.1708" calcext:value-type="float">
            <text:p>579.1708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86" calcext:value-type="float">
            <text:p>35.70586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4.8392" calcext:value-type="float">
            <text:p>-804.8392</text:p>
          </table:table-cell>
          <table:table-cell office:value-type="float" office:value="0" calcext:value-type="float">
            <text:p>0</text:p>
          </table:table-cell>
          <table:table-cell office:value-type="float" office:value="14.37359" calcext:value-type="float">
            <text:p>14.37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601.1716" calcext:value-type="float">
            <text:p>601.1716</text:p>
          </table:table-cell>
          <table:table-cell office:value-type="float" office:value="13212.27" calcext:value-type="float">
            <text:p>13212.27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8.773" calcext:value-type="float">
            <text:p>-1048.773</text:p>
          </table:table-cell>
          <table:table-cell office:value-type="float" office:value="2787.531" calcext:value-type="float">
            <text:p>2787.531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2995" calcext:value-type="float">
            <text:p>148.2995</text:p>
          </table:table-cell>
          <table:table-cell office:value-type="float" office:value="90.35378" calcext:value-type="float">
            <text:p>90.35378</text:p>
          </table:table-cell>
          <table:table-cell office:value-type="float" office:value="0.1271378" calcext:value-type="float">
            <text:p>0.1271378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7.65058" calcext:value-type="float">
            <text:p>-27.65058</text:p>
          </table:table-cell>
          <table:table-cell office:value-type="float" office:value="0" calcext:value-type="float">
            <text:p>0</text:p>
          </table:table-cell>
          <table:table-cell office:value-type="float" office:value="373.1059" calcext:value-type="float">
            <text:p>373.1059</text:p>
          </table:table-cell>
          <table:table-cell office:value-type="float" office:value="1227.147" calcext:value-type="float">
            <text:p>1227.147</text:p>
          </table:table-cell>
          <table:table-cell office:value-type="float" office:value="1522.237" calcext:value-type="float">
            <text:p>1522.237</text:p>
          </table:table-cell>
          <table:table-cell office:value-type="float" office:value="1303.864" calcext:value-type="float">
            <text:p>1303.864</text:p>
          </table:table-cell>
          <table:table-cell office:value-type="float" office:value="785.2863" calcext:value-type="float">
            <text:p>785.2863</text:p>
          </table:table-cell>
          <table:table-cell office:value-type="float" office:value="1092.674" calcext:value-type="float">
            <text:p>1092.674</text:p>
          </table:table-cell>
          <table:table-cell office:value-type="float" office:value="421.8979" calcext:value-type="float">
            <text:p>421.8979</text:p>
          </table:table-cell>
          <table:table-cell office:value-type="float" office:value="1872.057" calcext:value-type="float">
            <text:p>1872.057</text:p>
          </table:table-cell>
          <table:table-cell office:value-type="float" office:value="2102.788" calcext:value-type="float">
            <text:p>2102.788</text:p>
          </table:table-cell>
          <table:table-cell office:value-type="float" office:value="1677.92" calcext:value-type="float">
            <text:p>1677.92</text:p>
          </table:table-cell>
          <table:table-cell office:value-type="float" office:value="586.395" calcext:value-type="float">
            <text:p>586.395</text:p>
          </table:table-cell>
          <table:table-cell office:value-type="float" office:value="579.1699" calcext:value-type="float">
            <text:p>579.1699</text:p>
          </table:table-cell>
          <table:table-cell office:value-type="float" office:value="142.8403" calcext:value-type="float">
            <text:p>142.8403</text:p>
          </table:table-cell>
          <table:table-cell office:value-type="float" office:value="35.70585" calcext:value-type="float">
            <text:p>35.70585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5.4071" calcext:value-type="float">
            <text:p>-805.4071</text:p>
          </table:table-cell>
          <table:table-cell office:value-type="float" office:value="0" calcext:value-type="float">
            <text:p>0</text:p>
          </table:table-cell>
          <table:table-cell office:value-type="float" office:value="14.27538" calcext:value-type="float">
            <text:p>14.27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600.6434" calcext:value-type="float">
            <text:p>600.6434</text:p>
          </table:table-cell>
          <table:table-cell office:value-type="float" office:value="13212.36" calcext:value-type="float">
            <text:p>13212.36</text:p>
          </table:table-cell>
          <table:table-cell office:value-type="float" office:value="0" calcext:value-type="float">
            <text:p>0</text:p>
          </table:table-cell>
          <table:table-cell office:value-type="float" office:value="588.067" calcext:value-type="float">
            <text:p>588.067</text:p>
          </table:table-cell>
          <table:table-cell office:value-type="float" office:value="-1049.309" calcext:value-type="float">
            <text:p>-1049.309</text:p>
          </table:table-cell>
          <table:table-cell office:value-type="float" office:value="2788.633" calcext:value-type="float">
            <text:p>2788.633</text:p>
          </table:table-cell>
          <table:table-cell office:value-type="float" office:value="-248.625" calcext:value-type="float">
            <text:p>-248.625</text:p>
          </table:table-cell>
          <table:table-cell office:value-type="float" office:value="148.1392" calcext:value-type="float">
            <text:p>148.1392</text:p>
          </table:table-cell>
          <table:table-cell office:value-type="float" office:value="90.1292" calcext:value-type="float">
            <text:p>90.1292</text:p>
          </table:table-cell>
          <table:table-cell office:value-type="float" office:value="0.1277232" calcext:value-type="float">
            <text:p>0.1277232</text:p>
          </table:table-cell>
          <table:table-cell office:value-type="float" office:value="2.228135" calcext:value-type="float">
            <text:p>2.228135</text:p>
          </table:table-cell>
          <table:table-cell office:value-type="float" office:value="0.01708054" calcext:value-type="float">
            <text:p>0.01708054</text:p>
          </table:table-cell>
          <table:table-cell office:value-type="float" office:value="0.3382244" calcext:value-type="float">
            <text:p>0.3382244</text:p>
          </table:table-cell>
          <table:table-cell office:value-type="float" office:value="-0.02874156" calcext:value-type="float">
            <text:p>-0.02874156</text:p>
          </table:table-cell>
          <table:table-cell office:value-type="float" office:value="370" calcext:value-type="float">
            <text:p>370</text:p>
          </table:table-cell>
          <table:table-cell office:value-type="float" office:value="-28.18662" calcext:value-type="float">
            <text:p>-28.18662</text:p>
          </table:table-cell>
          <table:table-cell office:value-type="float" office:value="0" calcext:value-type="float">
            <text:p>0</text:p>
          </table:table-cell>
          <table:table-cell office:value-type="float" office:value="373.1707" calcext:value-type="float">
            <text:p>373.1707</text:p>
          </table:table-cell>
          <table:table-cell office:value-type="float" office:value="1227.072" calcext:value-type="float">
            <text:p>1227.072</text:p>
          </table:table-cell>
          <table:table-cell office:value-type="float" office:value="1522.109" calcext:value-type="float">
            <text:p>1522.109</text:p>
          </table:table-cell>
          <table:table-cell office:value-type="float" office:value="1303.846" calcext:value-type="float">
            <text:p>1303.846</text:p>
          </table:table-cell>
          <table:table-cell office:value-type="float" office:value="785.2714" calcext:value-type="float">
            <text:p>785.2714</text:p>
          </table:table-cell>
          <table:table-cell office:value-type="float" office:value="1092.663" calcext:value-type="float">
            <text:p>1092.663</text:p>
          </table:table-cell>
          <table:table-cell office:value-type="float" office:value="421.8907" calcext:value-type="float">
            <text:p>421.8907</text:p>
          </table:table-cell>
          <table:table-cell office:value-type="float" office:value="1872.045" calcext:value-type="float">
            <text:p>1872.045</text:p>
          </table:table-cell>
          <table:table-cell office:value-type="float" office:value="2102.78" calcext:value-type="float">
            <text:p>2102.78</text:p>
          </table:table-cell>
          <table:table-cell office:value-type="float" office:value="1677.918" calcext:value-type="float">
            <text:p>1677.918</text:p>
          </table:table-cell>
          <table:table-cell office:value-type="float" office:value="586.3941" calcext:value-type="float">
            <text:p>586.3941</text:p>
          </table:table-cell>
          <table:table-cell office:value-type="float" office:value="579.1691" calcext:value-type="float">
            <text:p>579.1691</text:p>
          </table:table-cell>
          <table:table-cell office:value-type="float" office:value="142.8402" calcext:value-type="float">
            <text:p>142.8402</text:p>
          </table:table-cell>
          <table:table-cell office:value-type="float" office:value="35.70585" calcext:value-type="float">
            <text:p>35.70585</text:p>
          </table:table-cell>
          <table:table-cell office:value-type="float" office:value="0" calcext:value-type="float">
            <text:p>0</text:p>
          </table:table-cell>
          <table:table-cell office:value-type="float" office:value="-0.03197408" calcext:value-type="float">
            <text:p>-0.03197408</text:p>
          </table:table-cell>
          <table:table-cell office:value-type="float" office:value="190.4387" calcext:value-type="float">
            <text:p>190.4387</text:p>
          </table:table-cell>
          <table:table-cell office:value-type="float" office:value="0" calcext:value-type="float">
            <text:p>0</text:p>
          </table:table-cell>
          <table:table-cell office:value-type="float" office:value="1562.711" calcext:value-type="float">
            <text:p>1562.711</text:p>
          </table:table-cell>
          <table:table-cell office:value-type="float" office:value="-788.0497" calcext:value-type="float">
            <text:p>-788.0497</text:p>
          </table:table-cell>
          <table:table-cell office:value-type="float" office:value="774.6614" calcext:value-type="float">
            <text:p>774.6614</text:p>
          </table:table-cell>
          <table:table-cell office:value-type="float" office:value="-805.837" calcext:value-type="float">
            <text:p>-805.837</text:p>
          </table:table-cell>
          <table:table-cell office:value-type="float" office:value="0" calcext:value-type="float">
            <text:p>0</text:p>
          </table:table-cell>
          <table:table-cell office:value-type="float" office:value="14.17297" calcext:value-type="float">
            <text:p>14.1729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0:50.965304472</dc:date>
    <meta:editing-duration>PT10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